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94mm"/>
    </style:style>
    <style:style style:name="co2" style:family="table-column">
      <style:table-column-properties fo:break-before="auto" style:column-width="36.3mm"/>
    </style:style>
    <style:style style:name="co3" style:family="table-column">
      <style:table-column-properties fo:break-before="auto" style:column-width="39.93mm"/>
    </style:style>
    <style:style style:name="co4" style:family="table-column">
      <style:table-column-properties fo:break-before="auto" style:column-width="25.19mm"/>
    </style:style>
    <style:style style:name="co5" style:family="table-column">
      <style:table-column-properties fo:break-before="auto" style:column-width="44.7mm"/>
    </style:style>
    <style:style style:name="co6" style:family="table-column">
      <style:table-column-properties fo:break-before="auto" style:column-width="51.73mm"/>
    </style:style>
    <style:style style:name="co7" style:family="table-column">
      <style:table-column-properties fo:break-before="auto" style:column-width="28.3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5" style:family="table-cell" style:parent-style-name="Default" style:data-style-name="N11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159.99mm" svg:height="89.99mm" svg:x="35.95mm" svg:y="3270.26mm">
            <loext:p draw:notify-on-update-of-ranges="Planilha1.D1:Planilha1.J1 Planilha1.D746:Planilha1.D746 Planilha1.F746:Planilha1.F746 Planilha1.H746:Planilha1.H746 Planilha1.J746:Planilha1.J74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5.28mm" svg:height="89.86mm" svg:x="39.7mm" svg:y="85.33mm">
            <loext:p draw:notify-on-update-of-ranges="Planilha1.D760:Planilha1.H760 Planilha1.D761:Planilha1.H76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visibility="collapse" table:default-cell-style-name="ce1"/>
        <table:table-column table:style-name="co3" table:default-cell-style-name="ce1"/>
        <table:table-column table:style-name="co3" table:visibility="collapse" table:default-cell-style-name="ce1"/>
        <table:table-column table:style-name="co4" table:default-cell-style-name="ce1"/>
        <table:table-column table:style-name="co5" table:visibility="collapse" table:default-cell-style-name="ce1"/>
        <table:table-column table:style-name="co6" table:default-cell-style-name="ce1"/>
        <table:table-column table:style-name="co7" table:visibility="collapse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Parâmetro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FR_CAP</text:p>
          </table:table-cell>
          <table:table-cell office:value-type="string" calcext:value-type="string">
            <text:p>Captura do Frame (ms)</text:p>
          </table:table-cell>
          <table:table-cell/>
          <table:table-cell office:value-type="string" calcext:value-type="string">
            <text:p>Cálculo (ms)</text:p>
          </table:table-cell>
          <table:table-cell/>
          <table:table-cell office:value-type="string" calcext:value-type="string">
            <text:p>Apresentação Resultado (ms)</text:p>
          </table:table-cell>
          <table:table-cell/>
          <table:table-cell office:value-type="string" calcext:value-type="string">
            <text:p>Total (ms)</text:p>
          </table:table-cell>
        </table:table-row>
        <table:table-row table:style-name="ro1" table:visibility="collapse">
          <table:table-cell/>
          <table:table-cell office:value-type="float" office:value="33.5419857278" calcext:value-type="float">
            <text:p>33,5419857278</text:p>
          </table:table-cell>
          <table:table-cell office:value-type="float" office:value="0.0223689079285" calcext:value-type="float">
            <text:p>0,0223689079</text:p>
          </table:table-cell>
          <table:table-cell table:formula="of:=[.C2]*1000" office:value-type="float" office:value="22.3689079285" calcext:value-type="float">
            <text:p>22,3689079285</text:p>
          </table:table-cell>
          <table:table-cell office:value-type="float" office:value="0.00728988647461" calcext:value-type="float">
            <text:p>0,0072898865</text:p>
          </table:table-cell>
          <table:table-cell table:formula="of:=[.E2]*1000" office:value-type="float" office:value="7.28988647461" calcext:value-type="float">
            <text:p>7,2898864746</text:p>
          </table:table-cell>
          <table:table-cell office:value-type="float" office:value="0.000147104263306" calcext:value-type="float">
            <text:p>0,0001471043</text:p>
          </table:table-cell>
          <table:table-cell table:formula="of:=1000*[.G2]" office:value-type="float" office:value="0.147104263306" calcext:value-type="float">
            <text:p>0,1471042633</text:p>
          </table:table-cell>
          <table:table-cell office:value-type="float" office:value="0.029813381" calcext:value-type="float">
            <text:p>0,029813381</text:p>
          </table:table-cell>
          <table:table-cell table:formula="of:=1000*[.I2]" office:value-type="float" office:value="29.813381" calcext:value-type="float">
            <text:p>29,813381</text:p>
          </table:table-cell>
        </table:table-row>
        <table:table-row table:style-name="ro1" table:visibility="collapse">
          <table:table-cell/>
          <table:table-cell office:value-type="float" office:value="32.4110173345" calcext:value-type="float">
            <text:p>32,4110173345</text:p>
          </table:table-cell>
          <table:table-cell office:value-type="float" office:value="0.022894859314" calcext:value-type="float">
            <text:p>0,0228948593</text:p>
          </table:table-cell>
          <table:table-cell table:formula="of:=[.C3]*1000" office:value-type="float" office:value="22.894859314" calcext:value-type="float">
            <text:p>22,894859314</text:p>
          </table:table-cell>
          <table:table-cell office:value-type="float" office:value="0.00779581069946" calcext:value-type="float">
            <text:p>0,0077958107</text:p>
          </table:table-cell>
          <table:table-cell table:formula="of:=[.E3]*1000" office:value-type="float" office:value="7.79581069946" calcext:value-type="float">
            <text:p>7,7958106995</text:p>
          </table:table-cell>
          <table:table-cell office:value-type="float" office:value="0.000156164169312" calcext:value-type="float">
            <text:p>0,0001561642</text:p>
          </table:table-cell>
          <table:table-cell table:formula="of:=1000*[.G3]" office:value-type="float" office:value="0.156164169312" calcext:value-type="float">
            <text:p>0,1561641693</text:p>
          </table:table-cell>
          <table:table-cell office:value-type="float" office:value="0.030853706" calcext:value-type="float">
            <text:p>0,030853706</text:p>
          </table:table-cell>
          <table:table-cell table:formula="of:=1000*[.I3]" office:value-type="float" office:value="30.853706" calcext:value-type="float">
            <text:p>30,853706</text:p>
          </table:table-cell>
        </table:table-row>
        <table:table-row table:style-name="ro1" table:visibility="collapse">
          <table:table-cell/>
          <table:table-cell office:value-type="float" office:value="28.9521652615" calcext:value-type="float">
            <text:p>28,9521652615</text:p>
          </table:table-cell>
          <table:table-cell office:value-type="float" office:value="0.0264468193054" calcext:value-type="float">
            <text:p>0,0264468193</text:p>
          </table:table-cell>
          <table:table-cell table:formula="of:=[.C4]*1000" office:value-type="float" office:value="26.4468193054" calcext:value-type="float">
            <text:p>26,4468193054</text:p>
          </table:table-cell>
          <table:table-cell office:value-type="float" office:value="0.00793504714966" calcext:value-type="float">
            <text:p>0,0079350471</text:p>
          </table:table-cell>
          <table:table-cell table:formula="of:=[.E4]*1000" office:value-type="float" office:value="7.93504714966" calcext:value-type="float">
            <text:p>7,9350471497</text:p>
          </table:table-cell>
          <table:table-cell office:value-type="float" office:value="0.000150918960571" calcext:value-type="float">
            <text:p>0,000150919</text:p>
          </table:table-cell>
          <table:table-cell table:formula="of:=1000*[.G4]" office:value-type="float" office:value="0.150918960571" calcext:value-type="float">
            <text:p>0,1509189606</text:p>
          </table:table-cell>
          <table:table-cell office:value-type="float" office:value="0.034539731" calcext:value-type="float">
            <text:p>0,034539731</text:p>
          </table:table-cell>
          <table:table-cell table:formula="of:=1000*[.I4]" office:value-type="float" office:value="34.539731" calcext:value-type="float">
            <text:p>34,539731</text:p>
          </table:table-cell>
        </table:table-row>
        <table:table-row table:style-name="ro1" table:visibility="collapse">
          <table:table-cell/>
          <table:table-cell office:value-type="float" office:value="32.3003216724" calcext:value-type="float">
            <text:p>32,3003216724</text:p>
          </table:table-cell>
          <table:table-cell office:value-type="float" office:value="0.0224950313568" calcext:value-type="float">
            <text:p>0,0224950314</text:p>
          </table:table-cell>
          <table:table-cell table:formula="of:=[.C5]*1000" office:value-type="float" office:value="22.4950313568" calcext:value-type="float">
            <text:p>22,4950313568</text:p>
          </table:table-cell>
          <table:table-cell office:value-type="float" office:value="0.0082540512085" calcext:value-type="float">
            <text:p>0,0082540512</text:p>
          </table:table-cell>
          <table:table-cell table:formula="of:=[.E5]*1000" office:value-type="float" office:value="8.2540512085" calcext:value-type="float">
            <text:p>8,2540512085</text:p>
          </table:table-cell>
          <table:table-cell office:value-type="float" office:value="0.000201940536499" calcext:value-type="float">
            <text:p>0,0002019405</text:p>
          </table:table-cell>
          <table:table-cell table:formula="of:=1000*[.G5]" office:value-type="float" office:value="0.201940536499" calcext:value-type="float">
            <text:p>0,2019405365</text:p>
          </table:table-cell>
          <table:table-cell office:value-type="float" office:value="0.030959444" calcext:value-type="float">
            <text:p>0,030959444</text:p>
          </table:table-cell>
          <table:table-cell table:formula="of:=1000*[.I5]" office:value-type="float" office:value="30.959444" calcext:value-type="float">
            <text:p>30,959444</text:p>
          </table:table-cell>
        </table:table-row>
        <table:table-row table:style-name="ro1" table:visibility="collapse">
          <table:table-cell/>
          <table:table-cell office:value-type="float" office:value="27.3041001803" calcext:value-type="float">
            <text:p>27,3041001803</text:p>
          </table:table-cell>
          <table:table-cell office:value-type="float" office:value="0.0218048095703" calcext:value-type="float">
            <text:p>0,0218048096</text:p>
          </table:table-cell>
          <table:table-cell table:formula="of:=[.C6]*1000" office:value-type="float" office:value="21.8048095703" calcext:value-type="float">
            <text:p>21,8048095703</text:p>
          </table:table-cell>
          <table:table-cell office:value-type="float" office:value="0.0145869255066" calcext:value-type="float">
            <text:p>0,0145869255</text:p>
          </table:table-cell>
          <table:table-cell table:formula="of:=[.E6]*1000" office:value-type="float" office:value="14.5869255066" calcext:value-type="float">
            <text:p>14,5869255066</text:p>
          </table:table-cell>
          <table:table-cell office:value-type="float" office:value="0.000224113464355" calcext:value-type="float">
            <text:p>0,0002241135</text:p>
          </table:table-cell>
          <table:table-cell table:formula="of:=1000*[.G6]" office:value-type="float" office:value="0.224113464355" calcext:value-type="float">
            <text:p>0,2241134644</text:p>
          </table:table-cell>
          <table:table-cell office:value-type="float" office:value="0.036624536" calcext:value-type="float">
            <text:p>0,036624536</text:p>
          </table:table-cell>
          <table:table-cell table:formula="of:=1000*[.I6]" office:value-type="float" office:value="36.624536" calcext:value-type="float">
            <text:p>36,624536</text:p>
          </table:table-cell>
        </table:table-row>
        <table:table-row table:style-name="ro1" table:visibility="collapse">
          <table:table-cell/>
          <table:table-cell office:value-type="float" office:value="39.9429391149" calcext:value-type="float">
            <text:p>39,9429391149</text:p>
          </table:table-cell>
          <table:table-cell office:value-type="float" office:value="0.0178649425507" calcext:value-type="float">
            <text:p>0,0178649426</text:p>
          </table:table-cell>
          <table:table-cell table:formula="of:=[.C7]*1000" office:value-type="float" office:value="17.8649425507" calcext:value-type="float">
            <text:p>17,8649425507</text:p>
          </table:table-cell>
          <table:table-cell office:value-type="float" office:value="0.00700998306274" calcext:value-type="float">
            <text:p>0,0070099831</text:p>
          </table:table-cell>
          <table:table-cell table:formula="of:=[.E7]*1000" office:value-type="float" office:value="7.00998306274" calcext:value-type="float">
            <text:p>7,0099830627</text:p>
          </table:table-cell>
          <table:table-cell office:value-type="float" office:value="0.000153064727783" calcext:value-type="float">
            <text:p>0,0001530647</text:p>
          </table:table-cell>
          <table:table-cell table:formula="of:=1000*[.G7]" office:value-type="float" office:value="0.153064727783" calcext:value-type="float">
            <text:p>0,1530647278</text:p>
          </table:table-cell>
          <table:table-cell office:value-type="float" office:value="0.025035714" calcext:value-type="float">
            <text:p>0,025035714</text:p>
          </table:table-cell>
          <table:table-cell table:formula="of:=1000*[.I7]" office:value-type="float" office:value="25.035714" calcext:value-type="float">
            <text:p>25,035714</text:p>
          </table:table-cell>
        </table:table-row>
        <table:table-row table:style-name="ro1" table:visibility="collapse">
          <table:table-cell/>
          <table:table-cell office:value-type="float" office:value="32.0680797637" calcext:value-type="float">
            <text:p>32,0680797637</text:p>
          </table:table-cell>
          <table:table-cell office:value-type="float" office:value="0.0223071575165" calcext:value-type="float">
            <text:p>0,0223071575</text:p>
          </table:table-cell>
          <table:table-cell table:formula="of:=[.C8]*1000" office:value-type="float" office:value="22.3071575165" calcext:value-type="float">
            <text:p>22,3071575165</text:p>
          </table:table-cell>
          <table:table-cell office:value-type="float" office:value="0.00864505767822" calcext:value-type="float">
            <text:p>0,0086450577</text:p>
          </table:table-cell>
          <table:table-cell table:formula="of:=[.E8]*1000" office:value-type="float" office:value="8.64505767822" calcext:value-type="float">
            <text:p>8,6450576782</text:p>
          </table:table-cell>
          <table:table-cell office:value-type="float" office:value="0.000224113464355" calcext:value-type="float">
            <text:p>0,0002241135</text:p>
          </table:table-cell>
          <table:table-cell table:formula="of:=1000*[.G8]" office:value-type="float" office:value="0.224113464355" calcext:value-type="float">
            <text:p>0,2241134644</text:p>
          </table:table-cell>
          <table:table-cell office:value-type="float" office:value="0.031183657" calcext:value-type="float">
            <text:p>0,031183657</text:p>
          </table:table-cell>
          <table:table-cell table:formula="of:=1000*[.I8]" office:value-type="float" office:value="31.183657" calcext:value-type="float">
            <text:p>31,183657</text:p>
          </table:table-cell>
        </table:table-row>
        <table:table-row table:style-name="ro1" table:visibility="collapse">
          <table:table-cell/>
          <table:table-cell office:value-type="float" office:value="32.9089645566" calcext:value-type="float">
            <text:p>32,9089645566</text:p>
          </table:table-cell>
          <table:table-cell office:value-type="float" office:value="0.021369934082" calcext:value-type="float">
            <text:p>0,0213699341</text:p>
          </table:table-cell>
          <table:table-cell table:formula="of:=[.C9]*1000" office:value-type="float" office:value="21.369934082" calcext:value-type="float">
            <text:p>21,369934082</text:p>
          </table:table-cell>
          <table:table-cell office:value-type="float" office:value="0.00880599021912" calcext:value-type="float">
            <text:p>0,0088059902</text:p>
          </table:table-cell>
          <table:table-cell table:formula="of:=[.E9]*1000" office:value-type="float" office:value="8.80599021912" calcext:value-type="float">
            <text:p>8,8059902191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9]" office:value-type="float" office:value="0.204086303711" calcext:value-type="float">
            <text:p>0,2040863037</text:p>
          </table:table-cell>
          <table:table-cell office:value-type="float" office:value="0.030386857" calcext:value-type="float">
            <text:p>0,030386857</text:p>
          </table:table-cell>
          <table:table-cell table:formula="of:=1000*[.I9]" office:value-type="float" office:value="30.386857" calcext:value-type="float">
            <text:p>30,386857</text:p>
          </table:table-cell>
        </table:table-row>
        <table:table-row table:style-name="ro1" table:visibility="collapse">
          <table:table-cell/>
          <table:table-cell office:value-type="float" office:value="30.0860460918" calcext:value-type="float">
            <text:p>30,0860460918</text:p>
          </table:table-cell>
          <table:table-cell office:value-type="float" office:value="0.0252480506897" calcext:value-type="float">
            <text:p>0,0252480507</text:p>
          </table:table-cell>
          <table:table-cell table:formula="of:=[.C10]*1000" office:value-type="float" office:value="25.2480506897" calcext:value-type="float">
            <text:p>25,2480506897</text:p>
          </table:table-cell>
          <table:table-cell office:value-type="float" office:value="0.0078341960907" calcext:value-type="float">
            <text:p>0,0078341961</text:p>
          </table:table-cell>
          <table:table-cell table:formula="of:=[.E10]*1000" office:value-type="float" office:value="7.8341960907" calcext:value-type="float">
            <text:p>7,8341960907</text:p>
          </table:table-cell>
          <table:table-cell office:value-type="float" office:value="0.000149011611938" calcext:value-type="float">
            <text:p>0,0001490116</text:p>
          </table:table-cell>
          <table:table-cell table:formula="of:=1000*[.G10]" office:value-type="float" office:value="0.149011611938" calcext:value-type="float">
            <text:p>0,1490116119</text:p>
          </table:table-cell>
          <table:table-cell office:value-type="float" office:value="0.033238" calcext:value-type="float">
            <text:p>0,033238</text:p>
          </table:table-cell>
          <table:table-cell table:formula="of:=1000*[.I10]" office:value-type="float" office:value="33.238" calcext:value-type="float">
            <text:p>33,238</text:p>
          </table:table-cell>
        </table:table-row>
        <table:table-row table:style-name="ro1" table:visibility="collapse">
          <table:table-cell/>
          <table:table-cell office:value-type="float" office:value="30.0076036267" calcext:value-type="float">
            <text:p>30,0076036267</text:p>
          </table:table-cell>
          <table:table-cell office:value-type="float" office:value="0.0228338241577" calcext:value-type="float">
            <text:p>0,0228338242</text:p>
          </table:table-cell>
          <table:table-cell table:formula="of:=[.C11]*1000" office:value-type="float" office:value="22.8338241577" calcext:value-type="float">
            <text:p>22,8338241577</text:p>
          </table:table-cell>
          <table:table-cell office:value-type="float" office:value="0.0102529525757" calcext:value-type="float">
            <text:p>0,0102529526</text:p>
          </table:table-cell>
          <table:table-cell table:formula="of:=[.E11]*1000" office:value-type="float" office:value="10.2529525757" calcext:value-type="float">
            <text:p>10,2529525757</text:p>
          </table:table-cell>
          <table:table-cell office:value-type="float" office:value="0.000230073928833" calcext:value-type="float">
            <text:p>0,0002300739</text:p>
          </table:table-cell>
          <table:table-cell table:formula="of:=1000*[.G11]" office:value-type="float" office:value="0.230073928833" calcext:value-type="float">
            <text:p>0,2300739288</text:p>
          </table:table-cell>
          <table:table-cell office:value-type="float" office:value="0.033324887" calcext:value-type="float">
            <text:p>0,033324887</text:p>
          </table:table-cell>
          <table:table-cell table:formula="of:=1000*[.I11]" office:value-type="float" office:value="33.324887" calcext:value-type="float">
            <text:p>33,324887</text:p>
          </table:table-cell>
        </table:table-row>
        <table:table-row table:style-name="ro1" table:visibility="collapse">
          <table:table-cell/>
          <table:table-cell office:value-type="float" office:value="30.0413004795" calcext:value-type="float">
            <text:p>30,0413004795</text:p>
          </table:table-cell>
          <table:table-cell office:value-type="float" office:value="0.0234479904175" calcext:value-type="float">
            <text:p>0,0234479904</text:p>
          </table:table-cell>
          <table:table-cell table:formula="of:=[.C12]*1000" office:value-type="float" office:value="23.4479904175" calcext:value-type="float">
            <text:p>23,4479904175</text:p>
          </table:table-cell>
          <table:table-cell office:value-type="float" office:value="0.00960278511047" calcext:value-type="float">
            <text:p>0,0096027851</text:p>
          </table:table-cell>
          <table:table-cell table:formula="of:=[.E12]*1000" office:value-type="float" office:value="9.60278511047" calcext:value-type="float">
            <text:p>9,6027851105</text:p>
          </table:table-cell>
          <table:table-cell office:value-type="float" office:value="0.000230073928833" calcext:value-type="float">
            <text:p>0,0002300739</text:p>
          </table:table-cell>
          <table:table-cell table:formula="of:=1000*[.G12]" office:value-type="float" office:value="0.230073928833" calcext:value-type="float">
            <text:p>0,2300739288</text:p>
          </table:table-cell>
          <table:table-cell office:value-type="float" office:value="0.033287507" calcext:value-type="float">
            <text:p>0,033287507</text:p>
          </table:table-cell>
          <table:table-cell table:formula="of:=1000*[.I12]" office:value-type="float" office:value="33.287507" calcext:value-type="float">
            <text:p>33,287507</text:p>
          </table:table-cell>
        </table:table-row>
        <table:table-row table:style-name="ro1" table:visibility="collapse">
          <table:table-cell/>
          <table:table-cell office:value-type="float" office:value="33.2141079714" calcext:value-type="float">
            <text:p>33,2141079714</text:p>
          </table:table-cell>
          <table:table-cell office:value-type="float" office:value="0.0203249454498" calcext:value-type="float">
            <text:p>0,0203249454</text:p>
          </table:table-cell>
          <table:table-cell table:formula="of:=[.C13]*1000" office:value-type="float" office:value="20.3249454498" calcext:value-type="float">
            <text:p>20,3249454498</text:p>
          </table:table-cell>
          <table:table-cell office:value-type="float" office:value="0.0095579624176" calcext:value-type="float">
            <text:p>0,0095579624</text:p>
          </table:table-cell>
          <table:table-cell table:formula="of:=[.E13]*1000" office:value-type="float" office:value="9.5579624176" calcext:value-type="float">
            <text:p>9,5579624176</text:p>
          </table:table-cell>
          <table:table-cell office:value-type="float" office:value="0.000216007232666" calcext:value-type="float">
            <text:p>0,0002160072</text:p>
          </table:table-cell>
          <table:table-cell table:formula="of:=1000*[.G13]" office:value-type="float" office:value="0.216007232666" calcext:value-type="float">
            <text:p>0,2160072327</text:p>
          </table:table-cell>
          <table:table-cell office:value-type="float" office:value="0.030107688" calcext:value-type="float">
            <text:p>0,030107688</text:p>
          </table:table-cell>
          <table:table-cell table:formula="of:=1000*[.I13]" office:value-type="float" office:value="30.107688" calcext:value-type="float">
            <text:p>30,107688</text:p>
          </table:table-cell>
        </table:table-row>
        <table:table-row table:style-name="ro1" table:visibility="collapse">
          <table:table-cell/>
          <table:table-cell office:value-type="float" office:value="46.0908102345" calcext:value-type="float">
            <text:p>46,0908102345</text:p>
          </table:table-cell>
          <table:table-cell office:value-type="float" office:value="0.0119960308075" calcext:value-type="float">
            <text:p>0,0119960308</text:p>
          </table:table-cell>
          <table:table-cell table:formula="of:=[.C14]*1000" office:value-type="float" office:value="11.9960308075" calcext:value-type="float">
            <text:p>11,9960308075</text:p>
          </table:table-cell>
          <table:table-cell office:value-type="float" office:value="0.00945782661438" calcext:value-type="float">
            <text:p>0,0094578266</text:p>
          </table:table-cell>
          <table:table-cell table:formula="of:=[.E14]*1000" office:value-type="float" office:value="9.45782661438" calcext:value-type="float">
            <text:p>9,4578266144</text:p>
          </table:table-cell>
          <table:table-cell office:value-type="float" office:value="0.000233173370361" calcext:value-type="float">
            <text:p>0,0002331734</text:p>
          </table:table-cell>
          <table:table-cell table:formula="of:=1000*[.G14]" office:value-type="float" office:value="0.233173370361" calcext:value-type="float">
            <text:p>0,2331733704</text:p>
          </table:table-cell>
          <table:table-cell office:value-type="float" office:value="0.021696299" calcext:value-type="float">
            <text:p>0,021696299</text:p>
          </table:table-cell>
          <table:table-cell table:formula="of:=1000*[.I14]" office:value-type="float" office:value="21.696299" calcext:value-type="float">
            <text:p>21,696299</text:p>
          </table:table-cell>
        </table:table-row>
        <table:table-row table:style-name="ro1" table:visibility="collapse">
          <table:table-cell/>
          <table:table-cell office:value-type="float" office:value="30.098825279" calcext:value-type="float">
            <text:p>30,098825279</text:p>
          </table:table-cell>
          <table:table-cell office:value-type="float" office:value="0.0245690345764" calcext:value-type="float">
            <text:p>0,0245690346</text:p>
          </table:table-cell>
          <table:table-cell table:formula="of:=[.C15]*1000" office:value-type="float" office:value="24.5690345764" calcext:value-type="float">
            <text:p>24,5690345764</text:p>
          </table:table-cell>
          <table:table-cell office:value-type="float" office:value="0.0084969997406" calcext:value-type="float">
            <text:p>0,0084969997</text:p>
          </table:table-cell>
          <table:table-cell table:formula="of:=[.E15]*1000" office:value-type="float" office:value="8.4969997406" calcext:value-type="float">
            <text:p>8,4969997406</text:p>
          </table:table-cell>
          <table:table-cell office:value-type="float" office:value="0.000149965286255" calcext:value-type="float">
            <text:p>0,0001499653</text:p>
          </table:table-cell>
          <table:table-cell table:formula="of:=1000*[.G15]" office:value-type="float" office:value="0.149965286255" calcext:value-type="float">
            <text:p>0,1499652863</text:p>
          </table:table-cell>
          <table:table-cell office:value-type="float" office:value="0.033223888" calcext:value-type="float">
            <text:p>0,033223888</text:p>
          </table:table-cell>
          <table:table-cell table:formula="of:=1000*[.I15]" office:value-type="float" office:value="33.223888" calcext:value-type="float">
            <text:p>33,223888</text:p>
          </table:table-cell>
        </table:table-row>
        <table:table-row table:style-name="ro1" table:visibility="collapse">
          <table:table-cell/>
          <table:table-cell office:value-type="float" office:value="32.4188557661" calcext:value-type="float">
            <text:p>32,4188557661</text:p>
          </table:table-cell>
          <table:table-cell office:value-type="float" office:value="0.0213208198547" calcext:value-type="float">
            <text:p>0,0213208199</text:p>
          </table:table-cell>
          <table:table-cell table:formula="of:=[.C16]*1000" office:value-type="float" office:value="21.3208198547" calcext:value-type="float">
            <text:p>21,3208198547</text:p>
          </table:table-cell>
          <table:table-cell office:value-type="float" office:value="0.0092990398407" calcext:value-type="float">
            <text:p>0,0092990398</text:p>
          </table:table-cell>
          <table:table-cell table:formula="of:=[.E16]*1000" office:value-type="float" office:value="9.2990398407" calcext:value-type="float">
            <text:p>9,2990398407</text:p>
          </table:table-cell>
          <table:table-cell office:value-type="float" office:value="0.000217914581299" calcext:value-type="float">
            <text:p>0,0002179146</text:p>
          </table:table-cell>
          <table:table-cell table:formula="of:=1000*[.G16]" office:value-type="float" office:value="0.217914581299" calcext:value-type="float">
            <text:p>0,2179145813</text:p>
          </table:table-cell>
          <table:table-cell office:value-type="float" office:value="0.030846246" calcext:value-type="float">
            <text:p>0,030846246</text:p>
          </table:table-cell>
          <table:table-cell table:formula="of:=1000*[.I16]" office:value-type="float" office:value="30.846246" calcext:value-type="float">
            <text:p>30,846246</text:p>
          </table:table-cell>
        </table:table-row>
        <table:table-row table:style-name="ro1" table:visibility="collapse">
          <table:table-cell/>
          <table:table-cell office:value-type="float" office:value="34.4115729423" calcext:value-type="float">
            <text:p>34,4115729423</text:p>
          </table:table-cell>
          <table:table-cell office:value-type="float" office:value="0.0206708908081" calcext:value-type="float">
            <text:p>0,0206708908</text:p>
          </table:table-cell>
          <table:table-cell table:formula="of:=[.C17]*1000" office:value-type="float" office:value="20.6708908081" calcext:value-type="float">
            <text:p>20,6708908081</text:p>
          </table:table-cell>
          <table:table-cell office:value-type="float" office:value="0.00822806358337" calcext:value-type="float">
            <text:p>0,0082280636</text:p>
          </table:table-cell>
          <table:table-cell table:formula="of:=[.E17]*1000" office:value-type="float" office:value="8.22806358337" calcext:value-type="float">
            <text:p>8,2280635834</text:p>
          </table:table-cell>
          <table:table-cell office:value-type="float" office:value="0.000153064727783" calcext:value-type="float">
            <text:p>0,0001530647</text:p>
          </table:table-cell>
          <table:table-cell table:formula="of:=1000*[.G17]" office:value-type="float" office:value="0.153064727783" calcext:value-type="float">
            <text:p>0,1530647278</text:p>
          </table:table-cell>
          <table:table-cell office:value-type="float" office:value="0.029059991" calcext:value-type="float">
            <text:p>0,029059991</text:p>
          </table:table-cell>
          <table:table-cell table:formula="of:=1000*[.I17]" office:value-type="float" office:value="29.059991" calcext:value-type="float">
            <text:p>29,059991</text:p>
          </table:table-cell>
        </table:table-row>
        <table:table-row table:style-name="ro1" table:visibility="collapse">
          <table:table-cell/>
          <table:table-cell office:value-type="float" office:value="28.5229981505" calcext:value-type="float">
            <text:p>28,5229981505</text:p>
          </table:table-cell>
          <table:table-cell office:value-type="float" office:value="0.026083946228" calcext:value-type="float">
            <text:p>0,0260839462</text:p>
          </table:table-cell>
          <table:table-cell table:formula="of:=[.C18]*1000" office:value-type="float" office:value="26.083946228" calcext:value-type="float">
            <text:p>26,083946228</text:p>
          </table:table-cell>
          <table:table-cell office:value-type="float" office:value="0.00878190994263" calcext:value-type="float">
            <text:p>0,0087819099</text:p>
          </table:table-cell>
          <table:table-cell table:formula="of:=[.E18]*1000" office:value-type="float" office:value="8.78190994263" calcext:value-type="float">
            <text:p>8,7819099426</text:p>
          </table:table-cell>
          <table:table-cell office:value-type="float" office:value="0.000185966491699" calcext:value-type="float">
            <text:p>0,0001859665</text:p>
          </table:table-cell>
          <table:table-cell table:formula="of:=1000*[.G18]" office:value-type="float" office:value="0.185966491699" calcext:value-type="float">
            <text:p>0,1859664917</text:p>
          </table:table-cell>
          <table:table-cell office:value-type="float" office:value="0.035059428" calcext:value-type="float">
            <text:p>0,035059428</text:p>
          </table:table-cell>
          <table:table-cell table:formula="of:=1000*[.I18]" office:value-type="float" office:value="35.059428" calcext:value-type="float">
            <text:p>35,059428</text:p>
          </table:table-cell>
        </table:table-row>
        <table:table-row table:style-name="ro1" table:visibility="collapse">
          <table:table-cell/>
          <table:table-cell office:value-type="float" office:value="33.2722355272" calcext:value-type="float">
            <text:p>33,2722355272</text:p>
          </table:table-cell>
          <table:table-cell office:value-type="float" office:value="0.0211288928986" calcext:value-type="float">
            <text:p>0,0211288929</text:p>
          </table:table-cell>
          <table:table-cell table:formula="of:=[.C19]*1000" office:value-type="float" office:value="21.1288928986" calcext:value-type="float">
            <text:p>21,1288928986</text:p>
          </table:table-cell>
          <table:table-cell office:value-type="float" office:value="0.00871396064758" calcext:value-type="float">
            <text:p>0,0087139606</text:p>
          </table:table-cell>
          <table:table-cell table:formula="of:=[.E19]*1000" office:value-type="float" office:value="8.71396064758" calcext:value-type="float">
            <text:p>8,7139606476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19]" office:value-type="float" office:value="0.204086303711" calcext:value-type="float">
            <text:p>0,2040863037</text:p>
          </table:table-cell>
          <table:table-cell office:value-type="float" office:value="0.030055089" calcext:value-type="float">
            <text:p>0,030055089</text:p>
          </table:table-cell>
          <table:table-cell table:formula="of:=1000*[.I19]" office:value-type="float" office:value="30.055089" calcext:value-type="float">
            <text:p>30,055089</text:p>
          </table:table-cell>
        </table:table-row>
        <table:table-row table:style-name="ro1" table:visibility="collapse">
          <table:table-cell/>
          <table:table-cell office:value-type="float" office:value="32.8307029319" calcext:value-type="float">
            <text:p>32,8307029319</text:p>
          </table:table-cell>
          <table:table-cell office:value-type="float" office:value="0.0213971138" calcext:value-type="float">
            <text:p>0,0213971138</text:p>
          </table:table-cell>
          <table:table-cell table:formula="of:=[.C20]*1000" office:value-type="float" office:value="21.3971138" calcext:value-type="float">
            <text:p>21,3971138</text:p>
          </table:table-cell>
          <table:table-cell office:value-type="float" office:value="0.00884699821472" calcext:value-type="float">
            <text:p>0,0088469982</text:p>
          </table:table-cell>
          <table:table-cell table:formula="of:=[.E20]*1000" office:value-type="float" office:value="8.84699821472" calcext:value-type="float">
            <text:p>8,8469982147</text:p>
          </table:table-cell>
          <table:table-cell office:value-type="float" office:value="0.000205993652344" calcext:value-type="float">
            <text:p>0,0002059937</text:p>
          </table:table-cell>
          <table:table-cell table:formula="of:=1000*[.G20]" office:value-type="float" office:value="0.205993652344" calcext:value-type="float">
            <text:p>0,2059936523</text:p>
          </table:table-cell>
          <table:table-cell office:value-type="float" office:value="0.030459293" calcext:value-type="float">
            <text:p>0,030459293</text:p>
          </table:table-cell>
          <table:table-cell table:formula="of:=1000*[.I20]" office:value-type="float" office:value="30.459293" calcext:value-type="float">
            <text:p>30,459293</text:p>
          </table:table-cell>
        </table:table-row>
        <table:table-row table:style-name="ro1" table:visibility="collapse">
          <table:table-cell/>
          <table:table-cell office:value-type="float" office:value="29.4090045843" calcext:value-type="float">
            <text:p>29,4090045843</text:p>
          </table:table-cell>
          <table:table-cell office:value-type="float" office:value="0.0251789093018" calcext:value-type="float">
            <text:p>0,0251789093</text:p>
          </table:table-cell>
          <table:table-cell table:formula="of:=[.C21]*1000" office:value-type="float" office:value="25.1789093018" calcext:value-type="float">
            <text:p>25,1789093018</text:p>
          </table:table-cell>
          <table:table-cell office:value-type="float" office:value="0.00861120223999" calcext:value-type="float">
            <text:p>0,0086112022</text:p>
          </table:table-cell>
          <table:table-cell table:formula="of:=[.E21]*1000" office:value-type="float" office:value="8.61120223999" calcext:value-type="float">
            <text:p>8,61120224</text:p>
          </table:table-cell>
          <table:table-cell office:value-type="float" office:value="0.000205993652344" calcext:value-type="float">
            <text:p>0,0002059937</text:p>
          </table:table-cell>
          <table:table-cell table:formula="of:=1000*[.G21]" office:value-type="float" office:value="0.205993652344" calcext:value-type="float">
            <text:p>0,2059936523</text:p>
          </table:table-cell>
          <table:table-cell office:value-type="float" office:value="0.034003191" calcext:value-type="float">
            <text:p>0,034003191</text:p>
          </table:table-cell>
          <table:table-cell table:formula="of:=1000*[.I21]" office:value-type="float" office:value="34.003191" calcext:value-type="float">
            <text:p>34,003191</text:p>
          </table:table-cell>
        </table:table-row>
        <table:table-row table:style-name="ro1" table:visibility="collapse">
          <table:table-cell/>
          <table:table-cell office:value-type="float" office:value="32.9513687554" calcext:value-type="float">
            <text:p>32,9513687554</text:p>
          </table:table-cell>
          <table:table-cell office:value-type="float" office:value="0.0214171409607" calcext:value-type="float">
            <text:p>0,021417141</text:p>
          </table:table-cell>
          <table:table-cell table:formula="of:=[.C22]*1000" office:value-type="float" office:value="21.4171409607" calcext:value-type="float">
            <text:p>21,4171409607</text:p>
          </table:table-cell>
          <table:table-cell office:value-type="float" office:value="0.00871896743774" calcext:value-type="float">
            <text:p>0,0087189674</text:p>
          </table:table-cell>
          <table:table-cell table:formula="of:=[.E22]*1000" office:value-type="float" office:value="8.71896743774" calcext:value-type="float">
            <text:p>8,7189674377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22]" office:value-type="float" office:value="0.204086303711" calcext:value-type="float">
            <text:p>0,2040863037</text:p>
          </table:table-cell>
          <table:table-cell office:value-type="float" office:value="0.030347753" calcext:value-type="float">
            <text:p>0,030347753</text:p>
          </table:table-cell>
          <table:table-cell table:formula="of:=1000*[.I22]" office:value-type="float" office:value="30.347753" calcext:value-type="float">
            <text:p>30,347753</text:p>
          </table:table-cell>
        </table:table-row>
        <table:table-row table:style-name="ro1" table:visibility="collapse">
          <table:table-cell/>
          <table:table-cell office:value-type="float" office:value="32.7060348554" calcext:value-type="float">
            <text:p>32,7060348554</text:p>
          </table:table-cell>
          <table:table-cell office:value-type="float" office:value="0.0213119983673" calcext:value-type="float">
            <text:p>0,0213119984</text:p>
          </table:table-cell>
          <table:table-cell table:formula="of:=[.C23]*1000" office:value-type="float" office:value="21.3119983673" calcext:value-type="float">
            <text:p>21,3119983673</text:p>
          </table:table-cell>
          <table:table-cell office:value-type="float" office:value="0.00903797149658" calcext:value-type="float">
            <text:p>0,0090379715</text:p>
          </table:table-cell>
          <table:table-cell table:formula="of:=[.E23]*1000" office:value-type="float" office:value="9.03797149658" calcext:value-type="float">
            <text:p>9,0379714966</text:p>
          </table:table-cell>
          <table:table-cell office:value-type="float" office:value="0.000216960906982" calcext:value-type="float">
            <text:p>0,0002169609</text:p>
          </table:table-cell>
          <table:table-cell table:formula="of:=1000*[.G23]" office:value-type="float" office:value="0.216960906982" calcext:value-type="float">
            <text:p>0,216960907</text:p>
          </table:table-cell>
          <table:table-cell office:value-type="float" office:value="0.030575397" calcext:value-type="float">
            <text:p>0,030575397</text:p>
          </table:table-cell>
          <table:table-cell table:formula="of:=1000*[.I23]" office:value-type="float" office:value="30.575397" calcext:value-type="float">
            <text:p>30,575397</text:p>
          </table:table-cell>
        </table:table-row>
        <table:table-row table:style-name="ro1" table:visibility="collapse">
          <table:table-cell/>
          <table:table-cell office:value-type="float" office:value="29.3230736199" calcext:value-type="float">
            <text:p>29,3230736199</text:p>
          </table:table-cell>
          <table:table-cell office:value-type="float" office:value="0.0249359607697" calcext:value-type="float">
            <text:p>0,0249359608</text:p>
          </table:table-cell>
          <table:table-cell table:formula="of:=[.C24]*1000" office:value-type="float" office:value="24.9359607697" calcext:value-type="float">
            <text:p>24,9359607697</text:p>
          </table:table-cell>
          <table:table-cell office:value-type="float" office:value="0.008957862854" calcext:value-type="float">
            <text:p>0,0089578629</text:p>
          </table:table-cell>
          <table:table-cell table:formula="of:=[.E24]*1000" office:value-type="float" office:value="8.957862854" calcext:value-type="float">
            <text:p>8,957862854</text:p>
          </table:table-cell>
          <table:table-cell office:value-type="float" office:value="0.000200986862183" calcext:value-type="float">
            <text:p>0,0002009869</text:p>
          </table:table-cell>
          <table:table-cell table:formula="of:=1000*[.G24]" office:value-type="float" office:value="0.200986862183" calcext:value-type="float">
            <text:p>0,2009868622</text:p>
          </table:table-cell>
          <table:table-cell office:value-type="float" office:value="0.034102837" calcext:value-type="float">
            <text:p>0,034102837</text:p>
          </table:table-cell>
          <table:table-cell table:formula="of:=1000*[.I24]" office:value-type="float" office:value="34.102837" calcext:value-type="float">
            <text:p>34,102837</text:p>
          </table:table-cell>
        </table:table-row>
        <table:table-row table:style-name="ro1" table:visibility="collapse">
          <table:table-cell/>
          <table:table-cell office:value-type="float" office:value="32.5482775582" calcext:value-type="float">
            <text:p>32,5482775582</text:p>
          </table:table-cell>
          <table:table-cell office:value-type="float" office:value="0.0211892127991" calcext:value-type="float">
            <text:p>0,0211892128</text:p>
          </table:table-cell>
          <table:table-cell table:formula="of:=[.C25]*1000" office:value-type="float" office:value="21.1892127991" calcext:value-type="float">
            <text:p>21,1892127991</text:p>
          </table:table-cell>
          <table:table-cell office:value-type="float" office:value="0.00932502746582" calcext:value-type="float">
            <text:p>0,0093250275</text:p>
          </table:table-cell>
          <table:table-cell table:formula="of:=[.E25]*1000" office:value-type="float" office:value="9.32502746582" calcext:value-type="float">
            <text:p>9,3250274658</text:p>
          </table:table-cell>
          <table:table-cell office:value-type="float" office:value="0.000200986862183" calcext:value-type="float">
            <text:p>0,0002009869</text:p>
          </table:table-cell>
          <table:table-cell table:formula="of:=1000*[.G25]" office:value-type="float" office:value="0.200986862183" calcext:value-type="float">
            <text:p>0,2009868622</text:p>
          </table:table-cell>
          <table:table-cell office:value-type="float" office:value="0.030723592" calcext:value-type="float">
            <text:p>0,030723592</text:p>
          </table:table-cell>
          <table:table-cell table:formula="of:=1000*[.I25]" office:value-type="float" office:value="30.723592" calcext:value-type="float">
            <text:p>30,723592</text:p>
          </table:table-cell>
        </table:table-row>
        <table:table-row table:style-name="ro1" table:visibility="collapse">
          <table:table-cell/>
          <table:table-cell office:value-type="float" office:value="24.9094721282" calcext:value-type="float">
            <text:p>24,9094721282</text:p>
          </table:table-cell>
          <table:table-cell office:value-type="float" office:value="0.030543088913" calcext:value-type="float">
            <text:p>0,0305430889</text:p>
          </table:table-cell>
          <table:table-cell table:formula="of:=[.C26]*1000" office:value-type="float" office:value="30.543088913" calcext:value-type="float">
            <text:p>30,543088913</text:p>
          </table:table-cell>
          <table:table-cell office:value-type="float" office:value="0.00932908058167" calcext:value-type="float">
            <text:p>0,0093290806</text:p>
          </table:table-cell>
          <table:table-cell table:formula="of:=[.E26]*1000" office:value-type="float" office:value="9.32908058167" calcext:value-type="float">
            <text:p>9,3290805817</text:p>
          </table:table-cell>
          <table:table-cell office:value-type="float" office:value="0.000264883041382" calcext:value-type="float">
            <text:p>0,000264883</text:p>
          </table:table-cell>
          <table:table-cell table:formula="of:=1000*[.G26]" office:value-type="float" office:value="0.264883041382" calcext:value-type="float">
            <text:p>0,2648830414</text:p>
          </table:table-cell>
          <table:table-cell office:value-type="float" office:value="0.040145371" calcext:value-type="float">
            <text:p>0,040145371</text:p>
          </table:table-cell>
          <table:table-cell table:formula="of:=1000*[.I26]" office:value-type="float" office:value="40.145371" calcext:value-type="float">
            <text:p>40,145371</text:p>
          </table:table-cell>
        </table:table-row>
        <table:table-row table:style-name="ro1" table:visibility="collapse">
          <table:table-cell/>
          <table:table-cell office:value-type="float" office:value="41.5626371177" calcext:value-type="float">
            <text:p>41,5626371177</text:p>
          </table:table-cell>
          <table:table-cell office:value-type="float" office:value="0.0149390697479" calcext:value-type="float">
            <text:p>0,0149390697</text:p>
          </table:table-cell>
          <table:table-cell table:formula="of:=[.C27]*1000" office:value-type="float" office:value="14.9390697479" calcext:value-type="float">
            <text:p>14,9390697479</text:p>
          </table:table-cell>
          <table:table-cell office:value-type="float" office:value="0.00888085365295" calcext:value-type="float">
            <text:p>0,0088808537</text:p>
          </table:table-cell>
          <table:table-cell table:formula="of:=[.E27]*1000" office:value-type="float" office:value="8.88085365295" calcext:value-type="float">
            <text:p>8,880853653</text:p>
          </table:table-cell>
          <table:table-cell office:value-type="float" office:value="0.0002281665802" calcext:value-type="float">
            <text:p>0,0002281666</text:p>
          </table:table-cell>
          <table:table-cell table:formula="of:=1000*[.G27]" office:value-type="float" office:value="0.2281665802" calcext:value-type="float">
            <text:p>0,2281665802</text:p>
          </table:table-cell>
          <table:table-cell office:value-type="float" office:value="0.024060071" calcext:value-type="float">
            <text:p>0,024060071</text:p>
          </table:table-cell>
          <table:table-cell table:formula="of:=1000*[.I27]" office:value-type="float" office:value="24.060071" calcext:value-type="float">
            <text:p>24,060071</text:p>
          </table:table-cell>
        </table:table-row>
        <table:table-row table:style-name="ro1" table:visibility="collapse">
          <table:table-cell/>
          <table:table-cell office:value-type="float" office:value="26.462515767" calcext:value-type="float">
            <text:p>26,462515767</text:p>
          </table:table-cell>
          <table:table-cell office:value-type="float" office:value="0.0236849784851" calcext:value-type="float">
            <text:p>0,0236849785</text:p>
          </table:table-cell>
          <table:table-cell table:formula="of:=[.C28]*1000" office:value-type="float" office:value="23.6849784851" calcext:value-type="float">
            <text:p>23,6849784851</text:p>
          </table:table-cell>
          <table:table-cell office:value-type="float" office:value="0.0138771533966" calcext:value-type="float">
            <text:p>0,0138771534</text:p>
          </table:table-cell>
          <table:table-cell table:formula="of:=[.E28]*1000" office:value-type="float" office:value="13.8771533966" calcext:value-type="float">
            <text:p>13,8771533966</text:p>
          </table:table-cell>
          <table:table-cell office:value-type="float" office:value="0.000216960906982" calcext:value-type="float">
            <text:p>0,0002169609</text:p>
          </table:table-cell>
          <table:table-cell table:formula="of:=1000*[.G28]" office:value-type="float" office:value="0.216960906982" calcext:value-type="float">
            <text:p>0,216960907</text:p>
          </table:table-cell>
          <table:table-cell office:value-type="float" office:value="0.037789302" calcext:value-type="float">
            <text:p>0,037789302</text:p>
          </table:table-cell>
          <table:table-cell table:formula="of:=1000*[.I28]" office:value-type="float" office:value="37.789302" calcext:value-type="float">
            <text:p>37,789302</text:p>
          </table:table-cell>
        </table:table-row>
        <table:table-row table:style-name="ro1" table:visibility="collapse">
          <table:table-cell/>
          <table:table-cell office:value-type="float" office:value="33.5025637167" calcext:value-type="float">
            <text:p>33,5025637167</text:p>
          </table:table-cell>
          <table:table-cell office:value-type="float" office:value="0.017814874649" calcext:value-type="float">
            <text:p>0,0178148746</text:p>
          </table:table-cell>
          <table:table-cell table:formula="of:=[.C29]*1000" office:value-type="float" office:value="17.814874649" calcext:value-type="float">
            <text:p>17,814874649</text:p>
          </table:table-cell>
          <table:table-cell office:value-type="float" office:value="0.0118069648743" calcext:value-type="float">
            <text:p>0,0118069649</text:p>
          </table:table-cell>
          <table:table-cell table:formula="of:=[.E29]*1000" office:value-type="float" office:value="11.8069648743" calcext:value-type="float">
            <text:p>11,8069648743</text:p>
          </table:table-cell>
          <table:table-cell office:value-type="float" office:value="0.000219106674194" calcext:value-type="float">
            <text:p>0,0002191067</text:p>
          </table:table-cell>
          <table:table-cell table:formula="of:=1000*[.G29]" office:value-type="float" office:value="0.219106674194" calcext:value-type="float">
            <text:p>0,2191066742</text:p>
          </table:table-cell>
          <table:table-cell office:value-type="float" office:value="0.029848462" calcext:value-type="float">
            <text:p>0,029848462</text:p>
          </table:table-cell>
          <table:table-cell table:formula="of:=1000*[.I29]" office:value-type="float" office:value="29.848462" calcext:value-type="float">
            <text:p>29,848462</text:p>
          </table:table-cell>
        </table:table-row>
        <table:table-row table:style-name="ro1" table:visibility="collapse">
          <table:table-cell/>
          <table:table-cell office:value-type="float" office:value="42.1236468042" calcext:value-type="float">
            <text:p>42,1236468042</text:p>
          </table:table-cell>
          <table:table-cell office:value-type="float" office:value="0.00987887382507" calcext:value-type="float">
            <text:p>0,0098788738</text:p>
          </table:table-cell>
          <table:table-cell table:formula="of:=[.C30]*1000" office:value-type="float" office:value="9.87887382507" calcext:value-type="float">
            <text:p>9,8788738251</text:p>
          </table:table-cell>
          <table:table-cell office:value-type="float" office:value="0.0136179924011" calcext:value-type="float">
            <text:p>0,0136179924</text:p>
          </table:table-cell>
          <table:table-cell table:formula="of:=[.E30]*1000" office:value-type="float" office:value="13.6179924011" calcext:value-type="float">
            <text:p>13,6179924011</text:p>
          </table:table-cell>
          <table:table-cell office:value-type="float" office:value="0.000235080718994" calcext:value-type="float">
            <text:p>0,0002350807</text:p>
          </table:table-cell>
          <table:table-cell table:formula="of:=1000*[.G30]" office:value-type="float" office:value="0.235080718994" calcext:value-type="float">
            <text:p>0,235080719</text:p>
          </table:table-cell>
          <table:table-cell office:value-type="float" office:value="0.023739635" calcext:value-type="float">
            <text:p>0,023739635</text:p>
          </table:table-cell>
          <table:table-cell table:formula="of:=1000*[.I30]" office:value-type="float" office:value="23.739635" calcext:value-type="float">
            <text:p>23,739635</text:p>
          </table:table-cell>
        </table:table-row>
        <table:table-row table:style-name="ro1" table:visibility="collapse">
          <table:table-cell/>
          <table:table-cell office:value-type="float" office:value="47.2241725805" calcext:value-type="float">
            <text:p>47,2241725805</text:p>
          </table:table-cell>
          <table:table-cell office:value-type="float" office:value="0.00582790374756" calcext:value-type="float">
            <text:p>0,0058279037</text:p>
          </table:table-cell>
          <table:table-cell table:formula="of:=[.C31]*1000" office:value-type="float" office:value="5.82790374756" calcext:value-type="float">
            <text:p>5,8279037476</text:p>
          </table:table-cell>
          <table:table-cell office:value-type="float" office:value="0.0150780677795" calcext:value-type="float">
            <text:p>0,0150780678</text:p>
          </table:table-cell>
          <table:table-cell table:formula="of:=[.E31]*1000" office:value-type="float" office:value="15.0780677795" calcext:value-type="float">
            <text:p>15,0780677795</text:p>
          </table:table-cell>
          <table:table-cell office:value-type="float" office:value="0.000262022018433" calcext:value-type="float">
            <text:p>0,000262022</text:p>
          </table:table-cell>
          <table:table-cell table:formula="of:=1000*[.G31]" office:value-type="float" office:value="0.262022018433" calcext:value-type="float">
            <text:p>0,2620220184</text:p>
          </table:table-cell>
          <table:table-cell office:value-type="float" office:value="0.021175596" calcext:value-type="float">
            <text:p>0,021175596</text:p>
          </table:table-cell>
          <table:table-cell table:formula="of:=1000*[.I31]" office:value-type="float" office:value="21.175596" calcext:value-type="float">
            <text:p>21,175596</text:p>
          </table:table-cell>
        </table:table-row>
        <table:table-row table:style-name="ro1" table:visibility="collapse">
          <table:table-cell/>
          <table:table-cell office:value-type="float" office:value="30.662137828" calcext:value-type="float">
            <text:p>30,662137828</text:p>
          </table:table-cell>
          <table:table-cell office:value-type="float" office:value="0.0134861469269" calcext:value-type="float">
            <text:p>0,0134861469</text:p>
          </table:table-cell>
          <table:table-cell table:formula="of:=[.C32]*1000" office:value-type="float" office:value="13.4861469269" calcext:value-type="float">
            <text:p>13,4861469269</text:p>
          </table:table-cell>
          <table:table-cell office:value-type="float" office:value="0.0189039707184" calcext:value-type="float">
            <text:p>0,0189039707</text:p>
          </table:table-cell>
          <table:table-cell table:formula="of:=[.E32]*1000" office:value-type="float" office:value="18.9039707184" calcext:value-type="float">
            <text:p>18,9039707184</text:p>
          </table:table-cell>
          <table:table-cell office:value-type="float" office:value="0.000212907791138" calcext:value-type="float">
            <text:p>0,0002129078</text:p>
          </table:table-cell>
          <table:table-cell table:formula="of:=1000*[.G32]" office:value-type="float" office:value="0.212907791138" calcext:value-type="float">
            <text:p>0,2129077911</text:p>
          </table:table-cell>
          <table:table-cell office:value-type="float" office:value="0.032613512" calcext:value-type="float">
            <text:p>0,032613512</text:p>
          </table:table-cell>
          <table:table-cell table:formula="of:=1000*[.I32]" office:value-type="float" office:value="32.613512" calcext:value-type="float">
            <text:p>32,613512</text:p>
          </table:table-cell>
        </table:table-row>
        <table:table-row table:style-name="ro1" table:visibility="collapse">
          <table:table-cell/>
          <table:table-cell office:value-type="float" office:value="46.6636951226" calcext:value-type="float">
            <text:p>46,6636951226</text:p>
          </table:table-cell>
          <table:table-cell office:value-type="float" office:value="0.0116579532623" calcext:value-type="float">
            <text:p>0,0116579533</text:p>
          </table:table-cell>
          <table:table-cell table:formula="of:=[.C33]*1000" office:value-type="float" office:value="11.6579532623" calcext:value-type="float">
            <text:p>11,6579532623</text:p>
          </table:table-cell>
          <table:table-cell office:value-type="float" office:value="0.00953602790833" calcext:value-type="float">
            <text:p>0,0095360279</text:p>
          </table:table-cell>
          <table:table-cell table:formula="of:=[.E33]*1000" office:value-type="float" office:value="9.53602790833" calcext:value-type="float">
            <text:p>9,5360279083</text:p>
          </table:table-cell>
          <table:table-cell office:value-type="float" office:value="0.000225067138672" calcext:value-type="float">
            <text:p>0,0002250671</text:p>
          </table:table-cell>
          <table:table-cell table:formula="of:=1000*[.G33]" office:value-type="float" office:value="0.225067138672" calcext:value-type="float">
            <text:p>0,2250671387</text:p>
          </table:table-cell>
          <table:table-cell office:value-type="float" office:value="0.021429936" calcext:value-type="float">
            <text:p>0,021429936</text:p>
          </table:table-cell>
          <table:table-cell table:formula="of:=1000*[.I33]" office:value-type="float" office:value="21.429936" calcext:value-type="float">
            <text:p>21,429936</text:p>
          </table:table-cell>
        </table:table-row>
        <table:table-row table:style-name="ro1" table:visibility="collapse">
          <table:table-cell/>
          <table:table-cell office:value-type="float" office:value="33.8232873266" calcext:value-type="float">
            <text:p>33,8232873266</text:p>
          </table:table-cell>
          <table:table-cell office:value-type="float" office:value="0.0202581882477" calcext:value-type="float">
            <text:p>0,0202581882</text:p>
          </table:table-cell>
          <table:table-cell table:formula="of:=[.C34]*1000" office:value-type="float" office:value="20.2581882477" calcext:value-type="float">
            <text:p>20,2581882477</text:p>
          </table:table-cell>
          <table:table-cell office:value-type="float" office:value="0.00907707214355" calcext:value-type="float">
            <text:p>0,0090770721</text:p>
          </table:table-cell>
          <table:table-cell table:formula="of:=[.E34]*1000" office:value-type="float" office:value="9.07707214355" calcext:value-type="float">
            <text:p>9,0770721436</text:p>
          </table:table-cell>
          <table:table-cell office:value-type="float" office:value="0.000221014022827" calcext:value-type="float">
            <text:p>0,000221014</text:p>
          </table:table-cell>
          <table:table-cell table:formula="of:=1000*[.G34]" office:value-type="float" office:value="0.221014022827" calcext:value-type="float">
            <text:p>0,2210140228</text:p>
          </table:table-cell>
          <table:table-cell office:value-type="float" office:value="0.029565429" calcext:value-type="float">
            <text:p>0,029565429</text:p>
          </table:table-cell>
          <table:table-cell table:formula="of:=1000*[.I34]" office:value-type="float" office:value="29.565429" calcext:value-type="float">
            <text:p>29,565429</text:p>
          </table:table-cell>
        </table:table-row>
        <table:table-row table:style-name="ro1" table:visibility="collapse">
          <table:table-cell/>
          <table:table-cell office:value-type="float" office:value="26.3616816929" calcext:value-type="float">
            <text:p>26,3616816929</text:p>
          </table:table-cell>
          <table:table-cell office:value-type="float" office:value="0.0249981880188" calcext:value-type="float">
            <text:p>0,024998188</text:p>
          </table:table-cell>
          <table:table-cell table:formula="of:=[.C35]*1000" office:value-type="float" office:value="24.9981880188" calcext:value-type="float">
            <text:p>24,9981880188</text:p>
          </table:table-cell>
          <table:table-cell office:value-type="float" office:value="0.0126981735229" calcext:value-type="float">
            <text:p>0,0126981735</text:p>
          </table:table-cell>
          <table:table-cell table:formula="of:=[.E35]*1000" office:value-type="float" office:value="12.6981735229" calcext:value-type="float">
            <text:p>12,6981735229</text:p>
          </table:table-cell>
          <table:table-cell office:value-type="float" office:value="0.000227928161621" calcext:value-type="float">
            <text:p>0,0002279282</text:p>
          </table:table-cell>
          <table:table-cell table:formula="of:=1000*[.G35]" office:value-type="float" office:value="0.227928161621" calcext:value-type="float">
            <text:p>0,2279281616</text:p>
          </table:table-cell>
          <table:table-cell office:value-type="float" office:value="0.037933847" calcext:value-type="float">
            <text:p>0,037933847</text:p>
          </table:table-cell>
          <table:table-cell table:formula="of:=1000*[.I35]" office:value-type="float" office:value="37.933847" calcext:value-type="float">
            <text:p>37,933847</text:p>
          </table:table-cell>
        </table:table-row>
        <table:table-row table:style-name="ro1" table:visibility="collapse">
          <table:table-cell/>
          <table:table-cell office:value-type="float" office:value="32.393690629" calcext:value-type="float">
            <text:p>32,393690629</text:p>
          </table:table-cell>
          <table:table-cell office:value-type="float" office:value="0.0166170597076" calcext:value-type="float">
            <text:p>0,0166170597</text:p>
          </table:table-cell>
          <table:table-cell table:formula="of:=[.C36]*1000" office:value-type="float" office:value="16.6170597076" calcext:value-type="float">
            <text:p>16,6170597076</text:p>
          </table:table-cell>
          <table:table-cell office:value-type="float" office:value="0.0140030384064" calcext:value-type="float">
            <text:p>0,0140030384</text:p>
          </table:table-cell>
          <table:table-cell table:formula="of:=[.E36]*1000" office:value-type="float" office:value="14.0030384064" calcext:value-type="float">
            <text:p>14,0030384064</text:p>
          </table:table-cell>
          <table:table-cell office:value-type="float" office:value="0.000241041183472" calcext:value-type="float">
            <text:p>0,0002410412</text:p>
          </table:table-cell>
          <table:table-cell table:formula="of:=1000*[.G36]" office:value-type="float" office:value="0.241041183472" calcext:value-type="float">
            <text:p>0,2410411835</text:p>
          </table:table-cell>
          <table:table-cell office:value-type="float" office:value="0.030870209" calcext:value-type="float">
            <text:p>0,030870209</text:p>
          </table:table-cell>
          <table:table-cell table:formula="of:=1000*[.I36]" office:value-type="float" office:value="30.870209" calcext:value-type="float">
            <text:p>30,870209</text:p>
          </table:table-cell>
        </table:table-row>
        <table:table-row table:style-name="ro1" table:visibility="collapse">
          <table:table-cell/>
          <table:table-cell office:value-type="float" office:value="43.6722015214" calcext:value-type="float">
            <text:p>43,6722015214</text:p>
          </table:table-cell>
          <table:table-cell office:value-type="float" office:value="0.0126240253448" calcext:value-type="float">
            <text:p>0,0126240253</text:p>
          </table:table-cell>
          <table:table-cell table:formula="of:=[.C37]*1000" office:value-type="float" office:value="12.6240253448" calcext:value-type="float">
            <text:p>12,6240253448</text:p>
          </table:table-cell>
          <table:table-cell office:value-type="float" office:value="0.0100281238556" calcext:value-type="float">
            <text:p>0,0100281239</text:p>
          </table:table-cell>
          <table:table-cell table:formula="of:=[.E37]*1000" office:value-type="float" office:value="10.0281238556" calcext:value-type="float">
            <text:p>10,0281238556</text:p>
          </table:table-cell>
          <table:table-cell office:value-type="float" office:value="0.000235795974731" calcext:value-type="float">
            <text:p>0,000235796</text:p>
          </table:table-cell>
          <table:table-cell table:formula="of:=1000*[.G37]" office:value-type="float" office:value="0.235795974731" calcext:value-type="float">
            <text:p>0,2357959747</text:p>
          </table:table-cell>
          <table:table-cell office:value-type="float" office:value="0.022897861" calcext:value-type="float">
            <text:p>0,022897861</text:p>
          </table:table-cell>
          <table:table-cell table:formula="of:=1000*[.I37]" office:value-type="float" office:value="22.897861" calcext:value-type="float">
            <text:p>22,897861</text:p>
          </table:table-cell>
        </table:table-row>
        <table:table-row table:style-name="ro1" table:visibility="collapse">
          <table:table-cell/>
          <table:table-cell office:value-type="float" office:value="28.0285554923" calcext:value-type="float">
            <text:p>28,0285554923</text:p>
          </table:table-cell>
          <table:table-cell office:value-type="float" office:value="0.0201630592346" calcext:value-type="float">
            <text:p>0,0201630592</text:p>
          </table:table-cell>
          <table:table-cell table:formula="of:=[.C38]*1000" office:value-type="float" office:value="20.1630592346" calcext:value-type="float">
            <text:p>20,1630592346</text:p>
          </table:table-cell>
          <table:table-cell office:value-type="float" office:value="0.0152728557587" calcext:value-type="float">
            <text:p>0,0152728558</text:p>
          </table:table-cell>
          <table:table-cell table:formula="of:=[.E38]*1000" office:value-type="float" office:value="15.2728557587" calcext:value-type="float">
            <text:p>15,2728557587</text:p>
          </table:table-cell>
          <table:table-cell office:value-type="float" office:value="0.000233173370361" calcext:value-type="float">
            <text:p>0,0002331734</text:p>
          </table:table-cell>
          <table:table-cell table:formula="of:=1000*[.G38]" office:value-type="float" office:value="0.233173370361" calcext:value-type="float">
            <text:p>0,2331733704</text:p>
          </table:table-cell>
          <table:table-cell office:value-type="float" office:value="0.0356779" calcext:value-type="float">
            <text:p>0,0356779</text:p>
          </table:table-cell>
          <table:table-cell table:formula="of:=1000*[.I38]" office:value-type="float" office:value="35.6779" calcext:value-type="float">
            <text:p>35,6779</text:p>
          </table:table-cell>
        </table:table-row>
        <table:table-row table:style-name="ro1" table:visibility="collapse">
          <table:table-cell/>
          <table:table-cell office:value-type="float" office:value="35.7592082196" calcext:value-type="float">
            <text:p>35,7592082196</text:p>
          </table:table-cell>
          <table:table-cell office:value-type="float" office:value="0.0111401081085" calcext:value-type="float">
            <text:p>0,0111401081</text:p>
          </table:table-cell>
          <table:table-cell table:formula="of:=[.C39]*1000" office:value-type="float" office:value="11.1401081085" calcext:value-type="float">
            <text:p>11,1401081085</text:p>
          </table:table-cell>
          <table:table-cell office:value-type="float" office:value="0.0165779590607" calcext:value-type="float">
            <text:p>0,0165779591</text:p>
          </table:table-cell>
          <table:table-cell table:formula="of:=[.E39]*1000" office:value-type="float" office:value="16.5779590607" calcext:value-type="float">
            <text:p>16,5779590607</text:p>
          </table:table-cell>
          <table:table-cell office:value-type="float" office:value="0.000238180160522" calcext:value-type="float">
            <text:p>0,0002381802</text:p>
          </table:table-cell>
          <table:table-cell table:formula="of:=1000*[.G39]" office:value-type="float" office:value="0.238180160522" calcext:value-type="float">
            <text:p>0,2381801605</text:p>
          </table:table-cell>
          <table:table-cell office:value-type="float" office:value="0.027964825" calcext:value-type="float">
            <text:p>0,027964825</text:p>
          </table:table-cell>
          <table:table-cell table:formula="of:=1000*[.I39]" office:value-type="float" office:value="27.964825" calcext:value-type="float">
            <text:p>27,964825</text:p>
          </table:table-cell>
        </table:table-row>
        <table:table-row table:style-name="ro1" table:visibility="collapse">
          <table:table-cell/>
          <table:table-cell office:value-type="float" office:value="36.3629646405" calcext:value-type="float">
            <text:p>36,3629646405</text:p>
          </table:table-cell>
          <table:table-cell office:value-type="float" office:value="0.0141010284424" calcext:value-type="float">
            <text:p>0,0141010284</text:p>
          </table:table-cell>
          <table:table-cell table:formula="of:=[.C40]*1000" office:value-type="float" office:value="14.1010284424" calcext:value-type="float">
            <text:p>14,1010284424</text:p>
          </table:table-cell>
          <table:table-cell office:value-type="float" office:value="0.0131669044495" calcext:value-type="float">
            <text:p>0,0131669044</text:p>
          </table:table-cell>
          <table:table-cell table:formula="of:=[.E40]*1000" office:value-type="float" office:value="13.1669044495" calcext:value-type="float">
            <text:p>13,1669044495</text:p>
          </table:table-cell>
          <table:table-cell office:value-type="float" office:value="0.000224113464355" calcext:value-type="float">
            <text:p>0,0002241135</text:p>
          </table:table-cell>
          <table:table-cell table:formula="of:=1000*[.G40]" office:value-type="float" office:value="0.224113464355" calcext:value-type="float">
            <text:p>0,2241134644</text:p>
          </table:table-cell>
          <table:table-cell office:value-type="float" office:value="0.027500508" calcext:value-type="float">
            <text:p>0,027500508</text:p>
          </table:table-cell>
          <table:table-cell table:formula="of:=1000*[.I40]" office:value-type="float" office:value="27.500508" calcext:value-type="float">
            <text:p>27,500508</text:p>
          </table:table-cell>
        </table:table-row>
        <table:table-row table:style-name="ro1" table:visibility="collapse">
          <table:table-cell/>
          <table:table-cell office:value-type="float" office:value="25.1826618079" calcext:value-type="float">
            <text:p>25,1826618079</text:p>
          </table:table-cell>
          <table:table-cell office:value-type="float" office:value="0.0192420482635" calcext:value-type="float">
            <text:p>0,0192420483</text:p>
          </table:table-cell>
          <table:table-cell table:formula="of:=[.C41]*1000" office:value-type="float" office:value="19.2420482635" calcext:value-type="float">
            <text:p>19,2420482635</text:p>
          </table:table-cell>
          <table:table-cell office:value-type="float" office:value="0.0197479724884" calcext:value-type="float">
            <text:p>0,0197479725</text:p>
          </table:table-cell>
          <table:table-cell table:formula="of:=[.E41]*1000" office:value-type="float" office:value="19.7479724884" calcext:value-type="float">
            <text:p>19,7479724884</text:p>
          </table:table-cell>
          <table:table-cell office:value-type="float" office:value="0.000709056854248" calcext:value-type="float">
            <text:p>0,0007090569</text:p>
          </table:table-cell>
          <table:table-cell table:formula="of:=1000*[.G41]" office:value-type="float" office:value="0.709056854248" calcext:value-type="float">
            <text:p>0,7090568542</text:p>
          </table:table-cell>
          <table:table-cell office:value-type="float" office:value="0.039709861" calcext:value-type="float">
            <text:p>0,039709861</text:p>
          </table:table-cell>
          <table:table-cell table:formula="of:=1000*[.I41]" office:value-type="float" office:value="39.709861" calcext:value-type="float">
            <text:p>39,709861</text:p>
          </table:table-cell>
        </table:table-row>
        <table:table-row table:style-name="ro1" table:visibility="collapse">
          <table:table-cell/>
          <table:table-cell office:value-type="float" office:value="43.5271096415" calcext:value-type="float">
            <text:p>43,5271096415</text:p>
          </table:table-cell>
          <table:table-cell office:value-type="float" office:value="0.00951290130615" calcext:value-type="float">
            <text:p>0,0095129013</text:p>
          </table:table-cell>
          <table:table-cell table:formula="of:=[.C42]*1000" office:value-type="float" office:value="9.51290130615" calcext:value-type="float">
            <text:p>9,5129013062</text:p>
          </table:table-cell>
          <table:table-cell office:value-type="float" office:value="0.0132231712341" calcext:value-type="float">
            <text:p>0,0132231712</text:p>
          </table:table-cell>
          <table:table-cell table:formula="of:=[.E42]*1000" office:value-type="float" office:value="13.2231712341" calcext:value-type="float">
            <text:p>13,2231712341</text:p>
          </table:table-cell>
          <table:table-cell office:value-type="float" office:value="0.000227928161621" calcext:value-type="float">
            <text:p>0,0002279282</text:p>
          </table:table-cell>
          <table:table-cell table:formula="of:=1000*[.G42]" office:value-type="float" office:value="0.227928161621" calcext:value-type="float">
            <text:p>0,2279281616</text:p>
          </table:table-cell>
          <table:table-cell office:value-type="float" office:value="0.022974188" calcext:value-type="float">
            <text:p>0,022974188</text:p>
          </table:table-cell>
          <table:table-cell table:formula="of:=1000*[.I42]" office:value-type="float" office:value="22.974188" calcext:value-type="float">
            <text:p>22,974188</text:p>
          </table:table-cell>
        </table:table-row>
        <table:table-row table:style-name="ro1" table:visibility="collapse">
          <table:table-cell/>
          <table:table-cell office:value-type="float" office:value="57.9941550011" calcext:value-type="float">
            <text:p>57,9941550011</text:p>
          </table:table-cell>
          <table:table-cell office:value-type="float" office:value="0.00293278694153" calcext:value-type="float">
            <text:p>0,0029327869</text:p>
          </table:table-cell>
          <table:table-cell table:formula="of:=[.C43]*1000" office:value-type="float" office:value="2.93278694153" calcext:value-type="float">
            <text:p>2,9327869415</text:p>
          </table:table-cell>
          <table:table-cell office:value-type="float" office:value="0.0141530036926" calcext:value-type="float">
            <text:p>0,0141530037</text:p>
          </table:table-cell>
          <table:table-cell table:formula="of:=[.E43]*1000" office:value-type="float" office:value="14.1530036926" calcext:value-type="float">
            <text:p>14,1530036926</text:p>
          </table:table-cell>
          <table:table-cell office:value-type="float" office:value="0.000150918960571" calcext:value-type="float">
            <text:p>0,000150919</text:p>
          </table:table-cell>
          <table:table-cell table:formula="of:=1000*[.G43]" office:value-type="float" office:value="0.150918960571" calcext:value-type="float">
            <text:p>0,1509189606</text:p>
          </table:table-cell>
          <table:table-cell office:value-type="float" office:value="0.017243117" calcext:value-type="float">
            <text:p>0,017243117</text:p>
          </table:table-cell>
          <table:table-cell table:formula="of:=1000*[.I43]" office:value-type="float" office:value="17.243117" calcext:value-type="float">
            <text:p>17,243117</text:p>
          </table:table-cell>
        </table:table-row>
        <table:table-row table:style-name="ro1" table:visibility="collapse">
          <table:table-cell/>
          <table:table-cell office:value-type="float" office:value="33.5959935299" calcext:value-type="float">
            <text:p>33,5959935299</text:p>
          </table:table-cell>
          <table:table-cell office:value-type="float" office:value="0.0202910900116" calcext:value-type="float">
            <text:p>0,02029109</text:p>
          </table:table-cell>
          <table:table-cell table:formula="of:=[.C44]*1000" office:value-type="float" office:value="20.2910900116" calcext:value-type="float">
            <text:p>20,2910900116</text:p>
          </table:table-cell>
          <table:table-cell office:value-type="float" office:value="0.00926303863525" calcext:value-type="float">
            <text:p>0,0092630386</text:p>
          </table:table-cell>
          <table:table-cell table:formula="of:=[.E44]*1000" office:value-type="float" office:value="9.26303863525" calcext:value-type="float">
            <text:p>9,2630386353</text:p>
          </table:table-cell>
          <table:table-cell office:value-type="float" office:value="0.000203132629395" calcext:value-type="float">
            <text:p>0,0002031326</text:p>
          </table:table-cell>
          <table:table-cell table:formula="of:=1000*[.G44]" office:value-type="float" office:value="0.203132629395" calcext:value-type="float">
            <text:p>0,2031326294</text:p>
          </table:table-cell>
          <table:table-cell office:value-type="float" office:value="0.029765454" calcext:value-type="float">
            <text:p>0,029765454</text:p>
          </table:table-cell>
          <table:table-cell table:formula="of:=1000*[.I44]" office:value-type="float" office:value="29.765454" calcext:value-type="float">
            <text:p>29,765454</text:p>
          </table:table-cell>
        </table:table-row>
        <table:table-row table:style-name="ro1" table:visibility="collapse">
          <table:table-cell/>
          <table:table-cell office:value-type="float" office:value="32.8558566912" calcext:value-type="float">
            <text:p>32,8558566912</text:p>
          </table:table-cell>
          <table:table-cell office:value-type="float" office:value="0.0206918716431" calcext:value-type="float">
            <text:p>0,0206918716</text:p>
          </table:table-cell>
          <table:table-cell table:formula="of:=[.C45]*1000" office:value-type="float" office:value="20.6918716431" calcext:value-type="float">
            <text:p>20,6918716431</text:p>
          </table:table-cell>
          <table:table-cell office:value-type="float" office:value="0.00953197479248" calcext:value-type="float">
            <text:p>0,0095319748</text:p>
          </table:table-cell>
          <table:table-cell table:formula="of:=[.E45]*1000" office:value-type="float" office:value="9.53197479248" calcext:value-type="float">
            <text:p>9,5319747925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45]" office:value-type="float" office:value="0.204086303711" calcext:value-type="float">
            <text:p>0,2040863037</text:p>
          </table:table-cell>
          <table:table-cell office:value-type="float" office:value="0.030435974" calcext:value-type="float">
            <text:p>0,030435974</text:p>
          </table:table-cell>
          <table:table-cell table:formula="of:=1000*[.I45]" office:value-type="float" office:value="30.435974" calcext:value-type="float">
            <text:p>30,435974</text:p>
          </table:table-cell>
        </table:table-row>
        <table:table-row table:style-name="ro1" table:visibility="collapse">
          <table:table-cell/>
          <table:table-cell office:value-type="float" office:value="33.7569173831" calcext:value-type="float">
            <text:p>33,7569173831</text:p>
          </table:table-cell>
          <table:table-cell office:value-type="float" office:value="0.0204639434814" calcext:value-type="float">
            <text:p>0,0204639435</text:p>
          </table:table-cell>
          <table:table-cell table:formula="of:=[.C46]*1000" office:value-type="float" office:value="20.4639434814" calcext:value-type="float">
            <text:p>20,4639434814</text:p>
          </table:table-cell>
          <table:table-cell office:value-type="float" office:value="0.00899696350098" calcext:value-type="float">
            <text:p>0,0089969635</text:p>
          </table:table-cell>
          <table:table-cell table:formula="of:=[.E46]*1000" office:value-type="float" office:value="8.99696350098" calcext:value-type="float">
            <text:p>8,996963501</text:p>
          </table:table-cell>
          <table:table-cell office:value-type="float" office:value="0.000154972076416" calcext:value-type="float">
            <text:p>0,0001549721</text:p>
          </table:table-cell>
          <table:table-cell table:formula="of:=1000*[.G46]" office:value-type="float" office:value="0.154972076416" calcext:value-type="float">
            <text:p>0,1549720764</text:p>
          </table:table-cell>
          <table:table-cell office:value-type="float" office:value="0.029623558" calcext:value-type="float">
            <text:p>0,029623558</text:p>
          </table:table-cell>
          <table:table-cell table:formula="of:=1000*[.I46]" office:value-type="float" office:value="29.623558" calcext:value-type="float">
            <text:p>29,623558</text:p>
          </table:table-cell>
        </table:table-row>
        <table:table-row table:style-name="ro1" table:visibility="collapse">
          <table:table-cell/>
          <table:table-cell office:value-type="float" office:value="29.7647474725" calcext:value-type="float">
            <text:p>29,7647474725</text:p>
          </table:table-cell>
          <table:table-cell office:value-type="float" office:value="0.0251839160919" calcext:value-type="float">
            <text:p>0,0251839161</text:p>
          </table:table-cell>
          <table:table-cell table:formula="of:=[.C47]*1000" office:value-type="float" office:value="25.1839160919" calcext:value-type="float">
            <text:p>25,1839160919</text:p>
          </table:table-cell>
          <table:table-cell office:value-type="float" office:value="0.00824999809265" calcext:value-type="float">
            <text:p>0,0082499981</text:p>
          </table:table-cell>
          <table:table-cell table:formula="of:=[.E47]*1000" office:value-type="float" office:value="8.24999809265" calcext:value-type="float">
            <text:p>8,2499980927</text:p>
          </table:table-cell>
          <table:table-cell office:value-type="float" office:value="0.000154972076416" calcext:value-type="float">
            <text:p>0,0001549721</text:p>
          </table:table-cell>
          <table:table-cell table:formula="of:=1000*[.G47]" office:value-type="float" office:value="0.154972076416" calcext:value-type="float">
            <text:p>0,1549720764</text:p>
          </table:table-cell>
          <table:table-cell office:value-type="float" office:value="0.033596791" calcext:value-type="float">
            <text:p>0,033596791</text:p>
          </table:table-cell>
          <table:table-cell table:formula="of:=1000*[.I47]" office:value-type="float" office:value="33.596791" calcext:value-type="float">
            <text:p>33,596791</text:p>
          </table:table-cell>
        </table:table-row>
        <table:table-row table:style-name="ro1" table:visibility="collapse">
          <table:table-cell/>
          <table:table-cell office:value-type="float" office:value="32.4243302057" calcext:value-type="float">
            <text:p>32,4243302057</text:p>
          </table:table-cell>
          <table:table-cell office:value-type="float" office:value="0.0217781066895" calcext:value-type="float">
            <text:p>0,0217781067</text:p>
          </table:table-cell>
          <table:table-cell table:formula="of:=[.C48]*1000" office:value-type="float" office:value="21.7781066895" calcext:value-type="float">
            <text:p>21,7781066895</text:p>
          </table:table-cell>
          <table:table-cell office:value-type="float" office:value="0.00890207290649" calcext:value-type="float">
            <text:p>0,0089020729</text:p>
          </table:table-cell>
          <table:table-cell table:formula="of:=[.E48]*1000" office:value-type="float" office:value="8.90207290649" calcext:value-type="float">
            <text:p>8,9020729065</text:p>
          </table:table-cell>
          <table:table-cell office:value-type="float" office:value="0.000153064727783" calcext:value-type="float">
            <text:p>0,0001530647</text:p>
          </table:table-cell>
          <table:table-cell table:formula="of:=1000*[.G48]" office:value-type="float" office:value="0.153064727783" calcext:value-type="float">
            <text:p>0,1530647278</text:p>
          </table:table-cell>
          <table:table-cell office:value-type="float" office:value="0.030841038" calcext:value-type="float">
            <text:p>0,030841038</text:p>
          </table:table-cell>
          <table:table-cell table:formula="of:=1000*[.I48]" office:value-type="float" office:value="30.841038" calcext:value-type="float">
            <text:p>30,841038</text:p>
          </table:table-cell>
        </table:table-row>
        <table:table-row table:style-name="ro1" table:visibility="collapse">
          <table:table-cell/>
          <table:table-cell office:value-type="float" office:value="29.1730434077" calcext:value-type="float">
            <text:p>29,1730434077</text:p>
          </table:table-cell>
          <table:table-cell office:value-type="float" office:value="0.0251948833466" calcext:value-type="float">
            <text:p>0,0251948833</text:p>
          </table:table-cell>
          <table:table-cell table:formula="of:=[.C49]*1000" office:value-type="float" office:value="25.1948833466" calcext:value-type="float">
            <text:p>25,1948833466</text:p>
          </table:table-cell>
          <table:table-cell office:value-type="float" office:value="0.00887012481689" calcext:value-type="float">
            <text:p>0,0088701248</text:p>
          </table:table-cell>
          <table:table-cell table:formula="of:=[.E49]*1000" office:value-type="float" office:value="8.87012481689" calcext:value-type="float">
            <text:p>8,8701248169</text:p>
          </table:table-cell>
          <table:table-cell office:value-type="float" office:value="0.000203847885132" calcext:value-type="float">
            <text:p>0,0002038479</text:p>
          </table:table-cell>
          <table:table-cell table:formula="of:=1000*[.G49]" office:value-type="float" office:value="0.203847885132" calcext:value-type="float">
            <text:p>0,2038478851</text:p>
          </table:table-cell>
          <table:table-cell office:value-type="float" office:value="0.03427822" calcext:value-type="float">
            <text:p>0,03427822</text:p>
          </table:table-cell>
          <table:table-cell table:formula="of:=1000*[.I49]" office:value-type="float" office:value="34.27822" calcext:value-type="float">
            <text:p>34,27822</text:p>
          </table:table-cell>
        </table:table-row>
        <table:table-row table:style-name="ro1" table:visibility="collapse">
          <table:table-cell/>
          <table:table-cell office:value-type="float" office:value="32.6969429241" calcext:value-type="float">
            <text:p>32,6969429241</text:p>
          </table:table-cell>
          <table:table-cell office:value-type="float" office:value="0.0211188793182" calcext:value-type="float">
            <text:p>0,0211188793</text:p>
          </table:table-cell>
          <table:table-cell table:formula="of:=[.C50]*1000" office:value-type="float" office:value="21.1188793182" calcext:value-type="float">
            <text:p>21,1188793182</text:p>
          </table:table-cell>
          <table:table-cell office:value-type="float" office:value="0.00924491882324" calcext:value-type="float">
            <text:p>0,0092449188</text:p>
          </table:table-cell>
          <table:table-cell table:formula="of:=[.E50]*1000" office:value-type="float" office:value="9.24491882324" calcext:value-type="float">
            <text:p>9,2449188232</text:p>
          </table:table-cell>
          <table:table-cell office:value-type="float" office:value="0.000211000442505" calcext:value-type="float">
            <text:p>0,0002110004</text:p>
          </table:table-cell>
          <table:table-cell table:formula="of:=1000*[.G50]" office:value-type="float" office:value="0.211000442505" calcext:value-type="float">
            <text:p>0,2110004425</text:p>
          </table:table-cell>
          <table:table-cell office:value-type="float" office:value="0.030583899" calcext:value-type="float">
            <text:p>0,030583899</text:p>
          </table:table-cell>
          <table:table-cell table:formula="of:=1000*[.I50]" office:value-type="float" office:value="30.583899" calcext:value-type="float">
            <text:p>30,583899</text:p>
          </table:table-cell>
        </table:table-row>
        <table:table-row table:style-name="ro1" table:visibility="collapse">
          <table:table-cell/>
          <table:table-cell office:value-type="float" office:value="34.2979247389" calcext:value-type="float">
            <text:p>34,2979247389</text:p>
          </table:table-cell>
          <table:table-cell office:value-type="float" office:value="0.0203771591187" calcext:value-type="float">
            <text:p>0,0203771591</text:p>
          </table:table-cell>
          <table:table-cell table:formula="of:=[.C51]*1000" office:value-type="float" office:value="20.3771591187" calcext:value-type="float">
            <text:p>20,3771591187</text:p>
          </table:table-cell>
          <table:table-cell office:value-type="float" office:value="0.00861597061157" calcext:value-type="float">
            <text:p>0,0086159706</text:p>
          </table:table-cell>
          <table:table-cell table:formula="of:=[.E51]*1000" office:value-type="float" office:value="8.61597061157" calcext:value-type="float">
            <text:p>8,6159706116</text:p>
          </table:table-cell>
          <table:table-cell office:value-type="float" office:value="0.000154972076416" calcext:value-type="float">
            <text:p>0,0001549721</text:p>
          </table:table-cell>
          <table:table-cell table:formula="of:=1000*[.G51]" office:value-type="float" office:value="0.154972076416" calcext:value-type="float">
            <text:p>0,1549720764</text:p>
          </table:table-cell>
          <table:table-cell office:value-type="float" office:value="0.029156283" calcext:value-type="float">
            <text:p>0,029156283</text:p>
          </table:table-cell>
          <table:table-cell table:formula="of:=1000*[.I51]" office:value-type="float" office:value="29.156283" calcext:value-type="float">
            <text:p>29,156283</text:p>
          </table:table-cell>
        </table:table-row>
        <table:table-row table:style-name="ro1" table:visibility="collapse">
          <table:table-cell/>
          <table:table-cell office:value-type="float" office:value="28.4725053259" calcext:value-type="float">
            <text:p>28,4725053259</text:p>
          </table:table-cell>
          <table:table-cell office:value-type="float" office:value="0.0260200500488" calcext:value-type="float">
            <text:p>0,02602005</text:p>
          </table:table-cell>
          <table:table-cell table:formula="of:=[.C52]*1000" office:value-type="float" office:value="26.0200500488" calcext:value-type="float">
            <text:p>26,0200500488</text:p>
          </table:table-cell>
          <table:table-cell office:value-type="float" office:value="0.00888895988464" calcext:value-type="float">
            <text:p>0,0088889599</text:p>
          </table:table-cell>
          <table:table-cell table:formula="of:=[.E52]*1000" office:value-type="float" office:value="8.88895988464" calcext:value-type="float">
            <text:p>8,8889598846</text:p>
          </table:table-cell>
          <table:table-cell office:value-type="float" office:value="0.000203132629395" calcext:value-type="float">
            <text:p>0,0002031326</text:p>
          </table:table-cell>
          <table:table-cell table:formula="of:=1000*[.G52]" office:value-type="float" office:value="0.203132629395" calcext:value-type="float">
            <text:p>0,2031326294</text:p>
          </table:table-cell>
          <table:table-cell office:value-type="float" office:value="0.035121602" calcext:value-type="float">
            <text:p>0,035121602</text:p>
          </table:table-cell>
          <table:table-cell table:formula="of:=1000*[.I52]" office:value-type="float" office:value="35.121602" calcext:value-type="float">
            <text:p>35,121602</text:p>
          </table:table-cell>
        </table:table-row>
        <table:table-row table:style-name="ro1" table:visibility="collapse">
          <table:table-cell/>
          <table:table-cell office:value-type="float" office:value="32.8650599092" calcext:value-type="float">
            <text:p>32,8650599092</text:p>
          </table:table-cell>
          <table:table-cell office:value-type="float" office:value="0.0211172103882" calcext:value-type="float">
            <text:p>0,0211172104</text:p>
          </table:table-cell>
          <table:table-cell table:formula="of:=[.C53]*1000" office:value-type="float" office:value="21.1172103882" calcext:value-type="float">
            <text:p>21,1172103882</text:p>
          </table:table-cell>
          <table:table-cell office:value-type="float" office:value="0.00909996032715" calcext:value-type="float">
            <text:p>0,0090999603</text:p>
          </table:table-cell>
          <table:table-cell table:formula="of:=[.E53]*1000" office:value-type="float" office:value="9.09996032715" calcext:value-type="float">
            <text:p>9,0999603272</text:p>
          </table:table-cell>
          <table:table-cell office:value-type="float" office:value="0.000202178955078" calcext:value-type="float">
            <text:p>0,000202179</text:p>
          </table:table-cell>
          <table:table-cell table:formula="of:=1000*[.G53]" office:value-type="float" office:value="0.202178955078" calcext:value-type="float">
            <text:p>0,2021789551</text:p>
          </table:table-cell>
          <table:table-cell office:value-type="float" office:value="0.030427451" calcext:value-type="float">
            <text:p>0,030427451</text:p>
          </table:table-cell>
          <table:table-cell table:formula="of:=1000*[.I53]" office:value-type="float" office:value="30.427451" calcext:value-type="float">
            <text:p>30,427451</text:p>
          </table:table-cell>
        </table:table-row>
        <table:table-row table:style-name="ro1" table:visibility="collapse">
          <table:table-cell/>
          <table:table-cell office:value-type="float" office:value="33.2247813278" calcext:value-type="float">
            <text:p>33,2247813278</text:p>
          </table:table-cell>
          <table:table-cell office:value-type="float" office:value="0.0209681987762" calcext:value-type="float">
            <text:p>0,0209681988</text:p>
          </table:table-cell>
          <table:table-cell table:formula="of:=[.C54]*1000" office:value-type="float" office:value="20.9681987762" calcext:value-type="float">
            <text:p>20,9681987762</text:p>
          </table:table-cell>
          <table:table-cell office:value-type="float" office:value="0.00891804695129" calcext:value-type="float">
            <text:p>0,008918047</text:p>
          </table:table-cell>
          <table:table-cell table:formula="of:=[.E54]*1000" office:value-type="float" office:value="8.91804695129" calcext:value-type="float">
            <text:p>8,9180469513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54]" office:value-type="float" office:value="0.205039978027" calcext:value-type="float">
            <text:p>0,205039978</text:p>
          </table:table-cell>
          <table:table-cell office:value-type="float" office:value="0.030098016" calcext:value-type="float">
            <text:p>0,030098016</text:p>
          </table:table-cell>
          <table:table-cell table:formula="of:=1000*[.I54]" office:value-type="float" office:value="30.098016" calcext:value-type="float">
            <text:p>30,098016</text:p>
          </table:table-cell>
        </table:table-row>
        <table:table-row table:style-name="ro1" table:visibility="collapse">
          <table:table-cell/>
          <table:table-cell office:value-type="float" office:value="28.9940146786" calcext:value-type="float">
            <text:p>28,9940146786</text:p>
          </table:table-cell>
          <table:table-cell office:value-type="float" office:value="0.0250668525696" calcext:value-type="float">
            <text:p>0,0250668526</text:p>
          </table:table-cell>
          <table:table-cell table:formula="of:=[.C55]*1000" office:value-type="float" office:value="25.0668525696" calcext:value-type="float">
            <text:p>25,0668525696</text:p>
          </table:table-cell>
          <table:table-cell office:value-type="float" office:value="0.00920987129211" calcext:value-type="float">
            <text:p>0,0092098713</text:p>
          </table:table-cell>
          <table:table-cell table:formula="of:=[.E55]*1000" office:value-type="float" office:value="9.20987129211" calcext:value-type="float">
            <text:p>9,2098712921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55]" office:value-type="float" office:value="0.205039978027" calcext:value-type="float">
            <text:p>0,205039978</text:p>
          </table:table-cell>
          <table:table-cell office:value-type="float" office:value="0.034489877" calcext:value-type="float">
            <text:p>0,034489877</text:p>
          </table:table-cell>
          <table:table-cell table:formula="of:=1000*[.I55]" office:value-type="float" office:value="34.489877" calcext:value-type="float">
            <text:p>34,489877</text:p>
          </table:table-cell>
        </table:table-row>
        <table:table-row table:style-name="ro1" table:visibility="collapse">
          <table:table-cell/>
          <table:table-cell office:value-type="float" office:value="33.0231120175" calcext:value-type="float">
            <text:p>33,0231120175</text:p>
          </table:table-cell>
          <table:table-cell office:value-type="float" office:value="0.0207080841064" calcext:value-type="float">
            <text:p>0,0207080841</text:p>
          </table:table-cell>
          <table:table-cell table:formula="of:=[.C56]*1000" office:value-type="float" office:value="20.7080841064" calcext:value-type="float">
            <text:p>20,7080841064</text:p>
          </table:table-cell>
          <table:table-cell office:value-type="float" office:value="0.00935006141663" calcext:value-type="float">
            <text:p>0,0093500614</text:p>
          </table:table-cell>
          <table:table-cell table:formula="of:=[.E56]*1000" office:value-type="float" office:value="9.35006141663" calcext:value-type="float">
            <text:p>9,3500614166</text:p>
          </table:table-cell>
          <table:table-cell office:value-type="float" office:value="0.000216007232666" calcext:value-type="float">
            <text:p>0,0002160072</text:p>
          </table:table-cell>
          <table:table-cell table:formula="of:=1000*[.G56]" office:value-type="float" office:value="0.216007232666" calcext:value-type="float">
            <text:p>0,2160072327</text:p>
          </table:table-cell>
          <table:table-cell office:value-type="float" office:value="0.030281822" calcext:value-type="float">
            <text:p>0,030281822</text:p>
          </table:table-cell>
          <table:table-cell table:formula="of:=1000*[.I56]" office:value-type="float" office:value="30.281822" calcext:value-type="float">
            <text:p>30,281822</text:p>
          </table:table-cell>
        </table:table-row>
        <table:table-row table:style-name="ro1" table:visibility="collapse">
          <table:table-cell/>
          <table:table-cell office:value-type="float" office:value="34.9595722263" calcext:value-type="float">
            <text:p>34,9595722263</text:p>
          </table:table-cell>
          <table:table-cell office:value-type="float" office:value="0.0206010341644" calcext:value-type="float">
            <text:p>0,0206010342</text:p>
          </table:table-cell>
          <table:table-cell table:formula="of:=[.C57]*1000" office:value-type="float" office:value="20.6010341644" calcext:value-type="float">
            <text:p>20,6010341644</text:p>
          </table:table-cell>
          <table:table-cell office:value-type="float" office:value="0.00784516334534" calcext:value-type="float">
            <text:p>0,0078451633</text:p>
          </table:table-cell>
          <table:table-cell table:formula="of:=[.E57]*1000" office:value-type="float" office:value="7.84516334534" calcext:value-type="float">
            <text:p>7,8451633453</text:p>
          </table:table-cell>
          <table:table-cell office:value-type="float" office:value="0.000151872634888" calcext:value-type="float">
            <text:p>0,0001518726</text:p>
          </table:table-cell>
          <table:table-cell table:formula="of:=1000*[.G57]" office:value-type="float" office:value="0.151872634888" calcext:value-type="float">
            <text:p>0,1518726349</text:p>
          </table:table-cell>
          <table:table-cell office:value-type="float" office:value="0.028604469" calcext:value-type="float">
            <text:p>0,028604469</text:p>
          </table:table-cell>
          <table:table-cell table:formula="of:=1000*[.I57]" office:value-type="float" office:value="28.604469" calcext:value-type="float">
            <text:p>28,604469</text:p>
          </table:table-cell>
        </table:table-row>
        <table:table-row table:style-name="ro1" table:visibility="collapse">
          <table:table-cell/>
          <table:table-cell office:value-type="float" office:value="27.6700000531" calcext:value-type="float">
            <text:p>27,6700000531</text:p>
          </table:table-cell>
          <table:table-cell office:value-type="float" office:value="0.0264501571655" calcext:value-type="float">
            <text:p>0,0264501572</text:p>
          </table:table-cell>
          <table:table-cell table:formula="of:=[.C58]*1000" office:value-type="float" office:value="26.4501571655" calcext:value-type="float">
            <text:p>26,4501571655</text:p>
          </table:table-cell>
          <table:table-cell office:value-type="float" office:value="0.00947284698486" calcext:value-type="float">
            <text:p>0,009472847</text:p>
          </table:table-cell>
          <table:table-cell table:formula="of:=[.E58]*1000" office:value-type="float" office:value="9.47284698486" calcext:value-type="float">
            <text:p>9,4728469849</text:p>
          </table:table-cell>
          <table:table-cell office:value-type="float" office:value="0.000205993652344" calcext:value-type="float">
            <text:p>0,0002059937</text:p>
          </table:table-cell>
          <table:table-cell table:formula="of:=1000*[.G58]" office:value-type="float" office:value="0.205993652344" calcext:value-type="float">
            <text:p>0,2059936523</text:p>
          </table:table-cell>
          <table:table-cell office:value-type="float" office:value="0.036140224" calcext:value-type="float">
            <text:p>0,036140224</text:p>
          </table:table-cell>
          <table:table-cell table:formula="of:=1000*[.I58]" office:value-type="float" office:value="36.140224" calcext:value-type="float">
            <text:p>36,140224</text:p>
          </table:table-cell>
        </table:table-row>
        <table:table-row table:style-name="ro1" table:visibility="collapse">
          <table:table-cell/>
          <table:table-cell office:value-type="float" office:value="32.7236342161" calcext:value-type="float">
            <text:p>32,7236342161</text:p>
          </table:table-cell>
          <table:table-cell office:value-type="float" office:value="0.0202798843384" calcext:value-type="float">
            <text:p>0,0202798843</text:p>
          </table:table-cell>
          <table:table-cell table:formula="of:=[.C59]*1000" office:value-type="float" office:value="20.2798843384" calcext:value-type="float">
            <text:p>20,2798843384</text:p>
          </table:table-cell>
          <table:table-cell office:value-type="float" office:value="0.0100688934326" calcext:value-type="float">
            <text:p>0,0100688934</text:p>
          </table:table-cell>
          <table:table-cell table:formula="of:=[.E59]*1000" office:value-type="float" office:value="10.0688934326" calcext:value-type="float">
            <text:p>10,0688934326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59]" office:value-type="float" office:value="0.204086303711" calcext:value-type="float">
            <text:p>0,2040863037</text:p>
          </table:table-cell>
          <table:table-cell office:value-type="float" office:value="0.030558953" calcext:value-type="float">
            <text:p>0,030558953</text:p>
          </table:table-cell>
          <table:table-cell table:formula="of:=1000*[.I59]" office:value-type="float" office:value="30.558953" calcext:value-type="float">
            <text:p>30,558953</text:p>
          </table:table-cell>
        </table:table-row>
        <table:table-row table:style-name="ro1" table:visibility="collapse">
          <table:table-cell/>
          <table:table-cell office:value-type="float" office:value="33.370741935" calcext:value-type="float">
            <text:p>33,370741935</text:p>
          </table:table-cell>
          <table:table-cell office:value-type="float" office:value="0.0198431015015" calcext:value-type="float">
            <text:p>0,0198431015</text:p>
          </table:table-cell>
          <table:table-cell table:formula="of:=[.C60]*1000" office:value-type="float" office:value="19.8431015015" calcext:value-type="float">
            <text:p>19,8431015015</text:p>
          </table:table-cell>
          <table:table-cell office:value-type="float" office:value="0.00991106033325" calcext:value-type="float">
            <text:p>0,0099110603</text:p>
          </table:table-cell>
          <table:table-cell table:formula="of:=[.E60]*1000" office:value-type="float" office:value="9.91106033325" calcext:value-type="float">
            <text:p>9,9110603333</text:p>
          </table:table-cell>
          <table:table-cell office:value-type="float" office:value="0.000205993652344" calcext:value-type="float">
            <text:p>0,0002059937</text:p>
          </table:table-cell>
          <table:table-cell table:formula="of:=1000*[.G60]" office:value-type="float" office:value="0.205993652344" calcext:value-type="float">
            <text:p>0,2059936523</text:p>
          </table:table-cell>
          <table:table-cell office:value-type="float" office:value="0.02996637" calcext:value-type="float">
            <text:p>0,02996637</text:p>
          </table:table-cell>
          <table:table-cell table:formula="of:=1000*[.I60]" office:value-type="float" office:value="29.96637" calcext:value-type="float">
            <text:p>29,96637</text:p>
          </table:table-cell>
        </table:table-row>
        <table:table-row table:style-name="ro1" table:visibility="collapse">
          <table:table-cell/>
          <table:table-cell office:value-type="float" office:value="29.2127135716" calcext:value-type="float">
            <text:p>29,2127135716</text:p>
          </table:table-cell>
          <table:table-cell office:value-type="float" office:value="0.0245637893677" calcext:value-type="float">
            <text:p>0,0245637894</text:p>
          </table:table-cell>
          <table:table-cell table:formula="of:=[.C61]*1000" office:value-type="float" office:value="24.5637893677" calcext:value-type="float">
            <text:p>24,5637893677</text:p>
          </table:table-cell>
          <table:table-cell office:value-type="float" office:value="0.00945401191711" calcext:value-type="float">
            <text:p>0,0094540119</text:p>
          </table:table-cell>
          <table:table-cell table:formula="of:=[.E61]*1000" office:value-type="float" office:value="9.45401191711" calcext:value-type="float">
            <text:p>9,4540119171</text:p>
          </table:table-cell>
          <table:table-cell office:value-type="float" office:value="0.000205993652344" calcext:value-type="float">
            <text:p>0,0002059937</text:p>
          </table:table-cell>
          <table:table-cell table:formula="of:=1000*[.G61]" office:value-type="float" office:value="0.205993652344" calcext:value-type="float">
            <text:p>0,2059936523</text:p>
          </table:table-cell>
          <table:table-cell office:value-type="float" office:value="0.034231671" calcext:value-type="float">
            <text:p>0,034231671</text:p>
          </table:table-cell>
          <table:table-cell table:formula="of:=1000*[.I61]" office:value-type="float" office:value="34.231671" calcext:value-type="float">
            <text:p>34,231671</text:p>
          </table:table-cell>
        </table:table-row>
        <table:table-row table:style-name="ro1" table:visibility="collapse">
          <table:table-cell/>
          <table:table-cell office:value-type="float" office:value="32.9919317241" calcext:value-type="float">
            <text:p>32,9919317241</text:p>
          </table:table-cell>
          <table:table-cell office:value-type="float" office:value="0.0205798149109" calcext:value-type="float">
            <text:p>0,0205798149</text:p>
          </table:table-cell>
          <table:table-cell table:formula="of:=[.C62]*1000" office:value-type="float" office:value="20.5798149109" calcext:value-type="float">
            <text:p>20,5798149109</text:p>
          </table:table-cell>
          <table:table-cell office:value-type="float" office:value="0.00951790809631" calcext:value-type="float">
            <text:p>0,0095179081</text:p>
          </table:table-cell>
          <table:table-cell table:formula="of:=[.E62]*1000" office:value-type="float" office:value="9.51790809631" calcext:value-type="float">
            <text:p>9,5179080963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62]" office:value-type="float" office:value="0.204086303711" calcext:value-type="float">
            <text:p>0,2040863037</text:p>
          </table:table-cell>
          <table:table-cell office:value-type="float" office:value="0.030310441" calcext:value-type="float">
            <text:p>0,030310441</text:p>
          </table:table-cell>
          <table:table-cell table:formula="of:=1000*[.I62]" office:value-type="float" office:value="30.310441" calcext:value-type="float">
            <text:p>30,310441</text:p>
          </table:table-cell>
        </table:table-row>
        <table:table-row table:style-name="ro1" table:visibility="collapse">
          <table:table-cell/>
          <table:table-cell office:value-type="float" office:value="33.0371443221" calcext:value-type="float">
            <text:p>33,0371443221</text:p>
          </table:table-cell>
          <table:table-cell office:value-type="float" office:value="0.0204389095306" calcext:value-type="float">
            <text:p>0,0204389095</text:p>
          </table:table-cell>
          <table:table-cell table:formula="of:=[.C63]*1000" office:value-type="float" office:value="20.4389095306" calcext:value-type="float">
            <text:p>20,4389095306</text:p>
          </table:table-cell>
          <table:table-cell office:value-type="float" office:value="0.00961899757385" calcext:value-type="float">
            <text:p>0,0096189976</text:p>
          </table:table-cell>
          <table:table-cell table:formula="of:=[.E63]*1000" office:value-type="float" office:value="9.61899757385" calcext:value-type="float">
            <text:p>9,6189975739</text:p>
          </table:table-cell>
          <table:table-cell office:value-type="float" office:value="0.000202894210815" calcext:value-type="float">
            <text:p>0,0002028942</text:p>
          </table:table-cell>
          <table:table-cell table:formula="of:=1000*[.G63]" office:value-type="float" office:value="0.202894210815" calcext:value-type="float">
            <text:p>0,2028942108</text:p>
          </table:table-cell>
          <table:table-cell office:value-type="float" office:value="0.03026896" calcext:value-type="float">
            <text:p>0,03026896</text:p>
          </table:table-cell>
          <table:table-cell table:formula="of:=1000*[.I63]" office:value-type="float" office:value="30.26896" calcext:value-type="float">
            <text:p>30,26896</text:p>
          </table:table-cell>
        </table:table-row>
        <table:table-row table:style-name="ro1" table:visibility="collapse">
          <table:table-cell/>
          <table:table-cell office:value-type="float" office:value="29.3565553863" calcext:value-type="float">
            <text:p>29,3565553863</text:p>
          </table:table-cell>
          <table:table-cell office:value-type="float" office:value="0.0241219997406" calcext:value-type="float">
            <text:p>0,0241219997</text:p>
          </table:table-cell>
          <table:table-cell table:formula="of:=[.C64]*1000" office:value-type="float" office:value="24.1219997406" calcext:value-type="float">
            <text:p>24,1219997406</text:p>
          </table:table-cell>
          <table:table-cell office:value-type="float" office:value="0.0097291469574" calcext:value-type="float">
            <text:p>0,009729147</text:p>
          </table:table-cell>
          <table:table-cell table:formula="of:=[.E64]*1000" office:value-type="float" office:value="9.7291469574" calcext:value-type="float">
            <text:p>9,7291469574</text:p>
          </table:table-cell>
          <table:table-cell office:value-type="float" office:value="0.000203847885132" calcext:value-type="float">
            <text:p>0,0002038479</text:p>
          </table:table-cell>
          <table:table-cell table:formula="of:=1000*[.G64]" office:value-type="float" office:value="0.203847885132" calcext:value-type="float">
            <text:p>0,2038478851</text:p>
          </table:table-cell>
          <table:table-cell office:value-type="float" office:value="0.034063942" calcext:value-type="float">
            <text:p>0,034063942</text:p>
          </table:table-cell>
          <table:table-cell table:formula="of:=1000*[.I64]" office:value-type="float" office:value="34.063942" calcext:value-type="float">
            <text:p>34,063942</text:p>
          </table:table-cell>
        </table:table-row>
        <table:table-row table:style-name="ro1" table:visibility="collapse">
          <table:table-cell/>
          <table:table-cell office:value-type="float" office:value="32.7008733717" calcext:value-type="float">
            <text:p>32,7008733717</text:p>
          </table:table-cell>
          <table:table-cell office:value-type="float" office:value="0.020238161087" calcext:value-type="float">
            <text:p>0,0202381611</text:p>
          </table:table-cell>
          <table:table-cell table:formula="of:=[.C65]*1000" office:value-type="float" office:value="20.238161087" calcext:value-type="float">
            <text:p>20,238161087</text:p>
          </table:table-cell>
          <table:table-cell office:value-type="float" office:value="0.0101089477539" calcext:value-type="float">
            <text:p>0,0101089478</text:p>
          </table:table-cell>
          <table:table-cell table:formula="of:=[.E65]*1000" office:value-type="float" office:value="10.1089477539" calcext:value-type="float">
            <text:p>10,1089477539</text:p>
          </table:table-cell>
          <table:table-cell office:value-type="float" office:value="0.000224113464355" calcext:value-type="float">
            <text:p>0,0002241135</text:p>
          </table:table-cell>
          <table:table-cell table:formula="of:=1000*[.G65]" office:value-type="float" office:value="0.224113464355" calcext:value-type="float">
            <text:p>0,2241134644</text:p>
          </table:table-cell>
          <table:table-cell office:value-type="float" office:value="0.030580223" calcext:value-type="float">
            <text:p>0,030580223</text:p>
          </table:table-cell>
          <table:table-cell table:formula="of:=1000*[.I65]" office:value-type="float" office:value="30.580223" calcext:value-type="float">
            <text:p>30,580223</text:p>
          </table:table-cell>
        </table:table-row>
        <table:table-row table:style-name="ro1" table:visibility="collapse">
          <table:table-cell/>
          <table:table-cell office:value-type="float" office:value="33.5428070452" calcext:value-type="float">
            <text:p>33,5428070452</text:p>
          </table:table-cell>
          <table:table-cell office:value-type="float" office:value="0.0198459625244" calcext:value-type="float">
            <text:p>0,0198459625</text:p>
          </table:table-cell>
          <table:table-cell table:formula="of:=[.C66]*1000" office:value-type="float" office:value="19.8459625244" calcext:value-type="float">
            <text:p>19,8459625244</text:p>
          </table:table-cell>
          <table:table-cell office:value-type="float" office:value="0.00974011421204" calcext:value-type="float">
            <text:p>0,0097401142</text:p>
          </table:table-cell>
          <table:table-cell table:formula="of:=[.E66]*1000" office:value-type="float" office:value="9.74011421204" calcext:value-type="float">
            <text:p>9,740114212</text:p>
          </table:table-cell>
          <table:table-cell office:value-type="float" office:value="0.000216960906982" calcext:value-type="float">
            <text:p>0,0002169609</text:p>
          </table:table-cell>
          <table:table-cell table:formula="of:=1000*[.G66]" office:value-type="float" office:value="0.216960906982" calcext:value-type="float">
            <text:p>0,216960907</text:p>
          </table:table-cell>
          <table:table-cell office:value-type="float" office:value="0.029812651" calcext:value-type="float">
            <text:p>0,029812651</text:p>
          </table:table-cell>
          <table:table-cell table:formula="of:=1000*[.I66]" office:value-type="float" office:value="29.812651" calcext:value-type="float">
            <text:p>29,812651</text:p>
          </table:table-cell>
        </table:table-row>
        <table:table-row table:style-name="ro1" table:visibility="collapse">
          <table:table-cell/>
          <table:table-cell office:value-type="float" office:value="29.300799991" calcext:value-type="float">
            <text:p>29,300799991</text:p>
          </table:table-cell>
          <table:table-cell office:value-type="float" office:value="0.0241949558258" calcext:value-type="float">
            <text:p>0,0241949558</text:p>
          </table:table-cell>
          <table:table-cell table:formula="of:=[.C67]*1000" office:value-type="float" office:value="24.1949558258" calcext:value-type="float">
            <text:p>24,1949558258</text:p>
          </table:table-cell>
          <table:table-cell office:value-type="float" office:value="0.00971484184265" calcext:value-type="float">
            <text:p>0,0097148418</text:p>
          </table:table-cell>
          <table:table-cell table:formula="of:=[.E67]*1000" office:value-type="float" office:value="9.71484184265" calcext:value-type="float">
            <text:p>9,7148418427</text:p>
          </table:table-cell>
          <table:table-cell office:value-type="float" office:value="0.000211000442505" calcext:value-type="float">
            <text:p>0,0002110004</text:p>
          </table:table-cell>
          <table:table-cell table:formula="of:=1000*[.G67]" office:value-type="float" office:value="0.211000442505" calcext:value-type="float">
            <text:p>0,2110004425</text:p>
          </table:table-cell>
          <table:table-cell office:value-type="float" office:value="0.034128761" calcext:value-type="float">
            <text:p>0,034128761</text:p>
          </table:table-cell>
          <table:table-cell table:formula="of:=1000*[.I67]" office:value-type="float" office:value="34.128761" calcext:value-type="float">
            <text:p>34,128761</text:p>
          </table:table-cell>
        </table:table-row>
        <table:table-row table:style-name="ro1" table:visibility="collapse">
          <table:table-cell/>
          <table:table-cell office:value-type="float" office:value="37.1598006317" calcext:value-type="float">
            <text:p>37,1598006317</text:p>
          </table:table-cell>
          <table:table-cell office:value-type="float" office:value="0.0200531482697" calcext:value-type="float">
            <text:p>0,0200531483</text:p>
          </table:table-cell>
          <table:table-cell table:formula="of:=[.C68]*1000" office:value-type="float" office:value="20.0531482697" calcext:value-type="float">
            <text:p>20,0531482697</text:p>
          </table:table-cell>
          <table:table-cell office:value-type="float" office:value="0.00669622421265" calcext:value-type="float">
            <text:p>0,0066962242</text:p>
          </table:table-cell>
          <table:table-cell table:formula="of:=[.E68]*1000" office:value-type="float" office:value="6.69622421265" calcext:value-type="float">
            <text:p>6,6962242127</text:p>
          </table:table-cell>
          <table:table-cell office:value-type="float" office:value="0.000141859054565" calcext:value-type="float">
            <text:p>0,0001418591</text:p>
          </table:table-cell>
          <table:table-cell table:formula="of:=1000*[.G68]" office:value-type="float" office:value="0.141859054565" calcext:value-type="float">
            <text:p>0,1418590546</text:p>
          </table:table-cell>
          <table:table-cell office:value-type="float" office:value="0.026910801" calcext:value-type="float">
            <text:p>0,026910801</text:p>
          </table:table-cell>
          <table:table-cell table:formula="of:=1000*[.I68]" office:value-type="float" office:value="26.910801" calcext:value-type="float">
            <text:p>26,910801</text:p>
          </table:table-cell>
        </table:table-row>
        <table:table-row table:style-name="ro1" table:visibility="collapse">
          <table:table-cell/>
          <table:table-cell office:value-type="float" office:value="26.697878979" calcext:value-type="float">
            <text:p>26,697878979</text:p>
          </table:table-cell>
          <table:table-cell office:value-type="float" office:value="0.027498960495" calcext:value-type="float">
            <text:p>0,0274989605</text:p>
          </table:table-cell>
          <table:table-cell table:formula="of:=[.C69]*1000" office:value-type="float" office:value="27.498960495" calcext:value-type="float">
            <text:p>27,498960495</text:p>
          </table:table-cell>
          <table:table-cell office:value-type="float" office:value="0.00974488258362" calcext:value-type="float">
            <text:p>0,0097448826</text:p>
          </table:table-cell>
          <table:table-cell table:formula="of:=[.E69]*1000" office:value-type="float" office:value="9.74488258362" calcext:value-type="float">
            <text:p>9,7448825836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69]" office:value-type="float" office:value="0.205039978027" calcext:value-type="float">
            <text:p>0,205039978</text:p>
          </table:table-cell>
          <table:table-cell office:value-type="float" office:value="0.037456159" calcext:value-type="float">
            <text:p>0,037456159</text:p>
          </table:table-cell>
          <table:table-cell table:formula="of:=1000*[.I69]" office:value-type="float" office:value="37.456159" calcext:value-type="float">
            <text:p>37,456159</text:p>
          </table:table-cell>
        </table:table-row>
        <table:table-row table:style-name="ro1" table:visibility="collapse">
          <table:table-cell/>
          <table:table-cell office:value-type="float" office:value="33.2679307992" calcext:value-type="float">
            <text:p>33,2679307992</text:p>
          </table:table-cell>
          <table:table-cell office:value-type="float" office:value="0.0204920768738" calcext:value-type="float">
            <text:p>0,0204920769</text:p>
          </table:table-cell>
          <table:table-cell table:formula="of:=[.C70]*1000" office:value-type="float" office:value="20.4920768738" calcext:value-type="float">
            <text:p>20,4920768738</text:p>
          </table:table-cell>
          <table:table-cell office:value-type="float" office:value="0.0093560218811" calcext:value-type="float">
            <text:p>0,0093560219</text:p>
          </table:table-cell>
          <table:table-cell table:formula="of:=[.E70]*1000" office:value-type="float" office:value="9.3560218811" calcext:value-type="float">
            <text:p>9,3560218811</text:p>
          </table:table-cell>
          <table:table-cell office:value-type="float" office:value="0.000203132629395" calcext:value-type="float">
            <text:p>0,0002031326</text:p>
          </table:table-cell>
          <table:table-cell table:formula="of:=1000*[.G70]" office:value-type="float" office:value="0.203132629395" calcext:value-type="float">
            <text:p>0,2031326294</text:p>
          </table:table-cell>
          <table:table-cell office:value-type="float" office:value="0.030058978" calcext:value-type="float">
            <text:p>0,030058978</text:p>
          </table:table-cell>
          <table:table-cell table:formula="of:=1000*[.I70]" office:value-type="float" office:value="30.058978" calcext:value-type="float">
            <text:p>30,058978</text:p>
          </table:table-cell>
        </table:table-row>
        <table:table-row table:style-name="ro1" table:visibility="collapse">
          <table:table-cell/>
          <table:table-cell office:value-type="float" office:value="35.4633898305" calcext:value-type="float">
            <text:p>35,4633898305</text:p>
          </table:table-cell>
          <table:table-cell office:value-type="float" office:value="0.020546913147" calcext:value-type="float">
            <text:p>0,0205469131</text:p>
          </table:table-cell>
          <table:table-cell table:formula="of:=[.C71]*1000" office:value-type="float" office:value="20.546913147" calcext:value-type="float">
            <text:p>20,546913147</text:p>
          </table:table-cell>
          <table:table-cell office:value-type="float" office:value="0.00748801231384" calcext:value-type="float">
            <text:p>0,0074880123</text:p>
          </table:table-cell>
          <table:table-cell table:formula="of:=[.E71]*1000" office:value-type="float" office:value="7.48801231384" calcext:value-type="float">
            <text:p>7,4880123138</text:p>
          </table:table-cell>
          <table:table-cell office:value-type="float" office:value="0.000154972076416" calcext:value-type="float">
            <text:p>0,0001549721</text:p>
          </table:table-cell>
          <table:table-cell table:formula="of:=1000*[.G71]" office:value-type="float" office:value="0.154972076416" calcext:value-type="float">
            <text:p>0,1549720764</text:p>
          </table:table-cell>
          <table:table-cell office:value-type="float" office:value="0.028198094" calcext:value-type="float">
            <text:p>0,028198094</text:p>
          </table:table-cell>
          <table:table-cell table:formula="of:=1000*[.I71]" office:value-type="float" office:value="28.198094" calcext:value-type="float">
            <text:p>28,198094</text:p>
          </table:table-cell>
        </table:table-row>
        <table:table-row table:style-name="ro1" table:visibility="collapse">
          <table:table-cell/>
          <table:table-cell office:value-type="float" office:value="29.441738994" calcext:value-type="float">
            <text:p>29,441738994</text:p>
          </table:table-cell>
          <table:table-cell office:value-type="float" office:value="0.0266151428223" calcext:value-type="float">
            <text:p>0,0266151428</text:p>
          </table:table-cell>
          <table:table-cell table:formula="of:=[.C72]*1000" office:value-type="float" office:value="26.6151428223" calcext:value-type="float">
            <text:p>26,6151428223</text:p>
          </table:table-cell>
          <table:table-cell office:value-type="float" office:value="0.00720191001892" calcext:value-type="float">
            <text:p>0,00720191</text:p>
          </table:table-cell>
          <table:table-cell table:formula="of:=[.E72]*1000" office:value-type="float" office:value="7.20191001892" calcext:value-type="float">
            <text:p>7,2019100189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72]" office:value-type="float" office:value="0.141143798828" calcext:value-type="float">
            <text:p>0,1411437988</text:p>
          </table:table-cell>
          <table:table-cell office:value-type="float" office:value="0.033965385" calcext:value-type="float">
            <text:p>0,033965385</text:p>
          </table:table-cell>
          <table:table-cell table:formula="of:=1000*[.I72]" office:value-type="float" office:value="33.965385" calcext:value-type="float">
            <text:p>33,965385</text:p>
          </table:table-cell>
        </table:table-row>
        <table:table-row table:style-name="ro1" table:visibility="collapse">
          <table:table-cell/>
          <table:table-cell office:value-type="float" office:value="33.1312646459" calcext:value-type="float">
            <text:p>33,1312646459</text:p>
          </table:table-cell>
          <table:table-cell office:value-type="float" office:value="0.02281498909" calcext:value-type="float">
            <text:p>0,0228149891</text:p>
          </table:table-cell>
          <table:table-cell table:formula="of:=[.C73]*1000" office:value-type="float" office:value="22.81498909" calcext:value-type="float">
            <text:p>22,81498909</text:p>
          </table:table-cell>
          <table:table-cell office:value-type="float" office:value="0.00720500946045" calcext:value-type="float">
            <text:p>0,0072050095</text:p>
          </table:table-cell>
          <table:table-cell table:formula="of:=[.E73]*1000" office:value-type="float" office:value="7.20500946045" calcext:value-type="float">
            <text:p>7,2050094605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73]" office:value-type="float" office:value="0.140905380249" calcext:value-type="float">
            <text:p>0,1409053802</text:p>
          </table:table-cell>
          <table:table-cell office:value-type="float" office:value="0.030182971" calcext:value-type="float">
            <text:p>0,030182971</text:p>
          </table:table-cell>
          <table:table-cell table:formula="of:=1000*[.I73]" office:value-type="float" office:value="30.182971" calcext:value-type="float">
            <text:p>30,182971</text:p>
          </table:table-cell>
        </table:table-row>
        <table:table-row table:style-name="ro1" table:visibility="collapse">
          <table:table-cell/>
          <table:table-cell office:value-type="float" office:value="33.3534832844" calcext:value-type="float">
            <text:p>33,3534832844</text:p>
          </table:table-cell>
          <table:table-cell office:value-type="float" office:value="0.0228729248047" calcext:value-type="float">
            <text:p>0,0228729248</text:p>
          </table:table-cell>
          <table:table-cell table:formula="of:=[.C74]*1000" office:value-type="float" office:value="22.8729248047" calcext:value-type="float">
            <text:p>22,8729248047</text:p>
          </table:table-cell>
          <table:table-cell office:value-type="float" office:value="0.00695991516113" calcext:value-type="float">
            <text:p>0,0069599152</text:p>
          </table:table-cell>
          <table:table-cell table:formula="of:=[.E74]*1000" office:value-type="float" office:value="6.95991516113" calcext:value-type="float">
            <text:p>6,9599151611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74]" office:value-type="float" office:value="0.140905380249" calcext:value-type="float">
            <text:p>0,1409053802</text:p>
          </table:table-cell>
          <table:table-cell office:value-type="float" office:value="0.029981876" calcext:value-type="float">
            <text:p>0,029981876</text:p>
          </table:table-cell>
          <table:table-cell table:formula="of:=1000*[.I74]" office:value-type="float" office:value="29.981876" calcext:value-type="float">
            <text:p>29,981876</text:p>
          </table:table-cell>
        </table:table-row>
        <table:table-row table:style-name="ro1" table:visibility="collapse">
          <table:table-cell/>
          <table:table-cell office:value-type="float" office:value="29.2766640951" calcext:value-type="float">
            <text:p>29,2766640951</text:p>
          </table:table-cell>
          <table:table-cell office:value-type="float" office:value="0.027028799057" calcext:value-type="float">
            <text:p>0,0270287991</text:p>
          </table:table-cell>
          <table:table-cell table:formula="of:=[.C75]*1000" office:value-type="float" office:value="27.028799057" calcext:value-type="float">
            <text:p>27,028799057</text:p>
          </table:table-cell>
          <table:table-cell office:value-type="float" office:value="0.00695109367371" calcext:value-type="float">
            <text:p>0,0069510937</text:p>
          </table:table-cell>
          <table:table-cell table:formula="of:=[.E75]*1000" office:value-type="float" office:value="6.95109367371" calcext:value-type="float">
            <text:p>6,9510936737</text:p>
          </table:table-cell>
          <table:table-cell office:value-type="float" office:value="0.000154972076416" calcext:value-type="float">
            <text:p>0,0001549721</text:p>
          </table:table-cell>
          <table:table-cell table:formula="of:=1000*[.G75]" office:value-type="float" office:value="0.154972076416" calcext:value-type="float">
            <text:p>0,1549720764</text:p>
          </table:table-cell>
          <table:table-cell office:value-type="float" office:value="0.034156897" calcext:value-type="float">
            <text:p>0,034156897</text:p>
          </table:table-cell>
          <table:table-cell table:formula="of:=1000*[.I75]" office:value-type="float" office:value="34.156897" calcext:value-type="float">
            <text:p>34,156897</text:p>
          </table:table-cell>
        </table:table-row>
        <table:table-row table:style-name="ro1" table:visibility="collapse">
          <table:table-cell/>
          <table:table-cell office:value-type="float" office:value="33.1159349475" calcext:value-type="float">
            <text:p>33,1159349475</text:p>
          </table:table-cell>
          <table:table-cell office:value-type="float" office:value="0.0232470035553" calcext:value-type="float">
            <text:p>0,0232470036</text:p>
          </table:table-cell>
          <table:table-cell table:formula="of:=[.C76]*1000" office:value-type="float" office:value="23.2470035553" calcext:value-type="float">
            <text:p>23,2470035553</text:p>
          </table:table-cell>
          <table:table-cell office:value-type="float" office:value="0.00679206848145" calcext:value-type="float">
            <text:p>0,0067920685</text:p>
          </table:table-cell>
          <table:table-cell table:formula="of:=[.E76]*1000" office:value-type="float" office:value="6.79206848145" calcext:value-type="float">
            <text:p>6,7920684815</text:p>
          </table:table-cell>
          <table:table-cell office:value-type="float" office:value="0.000150918960571" calcext:value-type="float">
            <text:p>0,000150919</text:p>
          </table:table-cell>
          <table:table-cell table:formula="of:=1000*[.G76]" office:value-type="float" office:value="0.150918960571" calcext:value-type="float">
            <text:p>0,1509189606</text:p>
          </table:table-cell>
          <table:table-cell office:value-type="float" office:value="0.030196943" calcext:value-type="float">
            <text:p>0,030196943</text:p>
          </table:table-cell>
          <table:table-cell table:formula="of:=1000*[.I76]" office:value-type="float" office:value="30.196943" calcext:value-type="float">
            <text:p>30,196943</text:p>
          </table:table-cell>
        </table:table-row>
        <table:table-row table:style-name="ro1" table:visibility="collapse">
          <table:table-cell/>
          <table:table-cell office:value-type="float" office:value="30.3556412286" calcext:value-type="float">
            <text:p>30,3556412286</text:p>
          </table:table-cell>
          <table:table-cell office:value-type="float" office:value="0.0233669281006" calcext:value-type="float">
            <text:p>0,0233669281</text:p>
          </table:table-cell>
          <table:table-cell table:formula="of:=[.C77]*1000" office:value-type="float" office:value="23.3669281006" calcext:value-type="float">
            <text:p>23,3669281006</text:p>
          </table:table-cell>
          <table:table-cell office:value-type="float" office:value="0.00936412811279" calcext:value-type="float">
            <text:p>0,0093641281</text:p>
          </table:table-cell>
          <table:table-cell table:formula="of:=[.E77]*1000" office:value-type="float" office:value="9.36412811279" calcext:value-type="float">
            <text:p>9,3641281128</text:p>
          </table:table-cell>
          <table:table-cell office:value-type="float" office:value="0.000203847885132" calcext:value-type="float">
            <text:p>0,0002038479</text:p>
          </table:table-cell>
          <table:table-cell table:formula="of:=1000*[.G77]" office:value-type="float" office:value="0.203847885132" calcext:value-type="float">
            <text:p>0,2038478851</text:p>
          </table:table-cell>
          <table:table-cell office:value-type="float" office:value="0.032942806" calcext:value-type="float">
            <text:p>0,032942806</text:p>
          </table:table-cell>
          <table:table-cell table:formula="of:=1000*[.I77]" office:value-type="float" office:value="32.942806" calcext:value-type="float">
            <text:p>32,942806</text:p>
          </table:table-cell>
        </table:table-row>
        <table:table-row table:style-name="ro1" table:visibility="collapse">
          <table:table-cell/>
          <table:table-cell office:value-type="float" office:value="29.2284225482" calcext:value-type="float">
            <text:p>29,2284225482</text:p>
          </table:table-cell>
          <table:table-cell office:value-type="float" office:value="0.0246090888977" calcext:value-type="float">
            <text:p>0,0246090889</text:p>
          </table:table-cell>
          <table:table-cell table:formula="of:=[.C78]*1000" office:value-type="float" office:value="24.6090888977" calcext:value-type="float">
            <text:p>24,6090888977</text:p>
          </table:table-cell>
          <table:table-cell office:value-type="float" office:value="0.00944113731384" calcext:value-type="float">
            <text:p>0,0094411373</text:p>
          </table:table-cell>
          <table:table-cell table:formula="of:=[.E78]*1000" office:value-type="float" office:value="9.44113731384" calcext:value-type="float">
            <text:p>9,4411373138</text:p>
          </table:table-cell>
          <table:table-cell office:value-type="float" office:value="0.000155925750732" calcext:value-type="float">
            <text:p>0,0001559258</text:p>
          </table:table-cell>
          <table:table-cell table:formula="of:=1000*[.G78]" office:value-type="float" office:value="0.155925750732" calcext:value-type="float">
            <text:p>0,1559257507</text:p>
          </table:table-cell>
          <table:table-cell office:value-type="float" office:value="0.034213273" calcext:value-type="float">
            <text:p>0,034213273</text:p>
          </table:table-cell>
          <table:table-cell table:formula="of:=1000*[.I78]" office:value-type="float" office:value="34.213273" calcext:value-type="float">
            <text:p>34,213273</text:p>
          </table:table-cell>
        </table:table-row>
        <table:table-row table:style-name="ro1" table:visibility="collapse">
          <table:table-cell/>
          <table:table-cell office:value-type="float" office:value="32.6914700991" calcext:value-type="float">
            <text:p>32,6914700991</text:p>
          </table:table-cell>
          <table:table-cell office:value-type="float" office:value="0.0209159851074" calcext:value-type="float">
            <text:p>0,0209159851</text:p>
          </table:table-cell>
          <table:table-cell table:formula="of:=[.C79]*1000" office:value-type="float" office:value="20.9159851074" calcext:value-type="float">
            <text:p>20,9159851074</text:p>
          </table:table-cell>
          <table:table-cell office:value-type="float" office:value="0.00946092605591" calcext:value-type="float">
            <text:p>0,0094609261</text:p>
          </table:table-cell>
          <table:table-cell table:formula="of:=[.E79]*1000" office:value-type="float" office:value="9.46092605591" calcext:value-type="float">
            <text:p>9,4609260559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79]" office:value-type="float" office:value="0.205039978027" calcext:value-type="float">
            <text:p>0,205039978</text:p>
          </table:table-cell>
          <table:table-cell office:value-type="float" office:value="0.030589019" calcext:value-type="float">
            <text:p>0,030589019</text:p>
          </table:table-cell>
          <table:table-cell table:formula="of:=1000*[.I79]" office:value-type="float" office:value="30.589019" calcext:value-type="float">
            <text:p>30,589019</text:p>
          </table:table-cell>
        </table:table-row>
        <table:table-row table:style-name="ro1" table:visibility="collapse">
          <table:table-cell/>
          <table:table-cell office:value-type="float" office:value="32.7215408652" calcext:value-type="float">
            <text:p>32,7215408652</text:p>
          </table:table-cell>
          <table:table-cell office:value-type="float" office:value="0.0207469463348" calcext:value-type="float">
            <text:p>0,0207469463</text:p>
          </table:table-cell>
          <table:table-cell table:formula="of:=[.C80]*1000" office:value-type="float" office:value="20.7469463348" calcext:value-type="float">
            <text:p>20,7469463348</text:p>
          </table:table-cell>
          <table:table-cell office:value-type="float" office:value="0.00959992408752" calcext:value-type="float">
            <text:p>0,0095999241</text:p>
          </table:table-cell>
          <table:table-cell table:formula="of:=[.E80]*1000" office:value-type="float" office:value="9.59992408752" calcext:value-type="float">
            <text:p>9,5999240875</text:p>
          </table:table-cell>
          <table:table-cell office:value-type="float" office:value="0.000205993652344" calcext:value-type="float">
            <text:p>0,0002059937</text:p>
          </table:table-cell>
          <table:table-cell table:formula="of:=1000*[.G80]" office:value-type="float" office:value="0.205993652344" calcext:value-type="float">
            <text:p>0,2059936523</text:p>
          </table:table-cell>
          <table:table-cell office:value-type="float" office:value="0.030560908" calcext:value-type="float">
            <text:p>0,030560908</text:p>
          </table:table-cell>
          <table:table-cell table:formula="of:=1000*[.I80]" office:value-type="float" office:value="30.560908" calcext:value-type="float">
            <text:p>30,560908</text:p>
          </table:table-cell>
        </table:table-row>
        <table:table-row table:style-name="ro1" table:visibility="collapse">
          <table:table-cell/>
          <table:table-cell office:value-type="float" office:value="29.3957388407" calcext:value-type="float">
            <text:p>29,3957388407</text:p>
          </table:table-cell>
          <table:table-cell office:value-type="float" office:value="0.0244188308716" calcext:value-type="float">
            <text:p>0,0244188309</text:p>
          </table:table-cell>
          <table:table-cell table:formula="of:=[.C81]*1000" office:value-type="float" office:value="24.4188308716" calcext:value-type="float">
            <text:p>24,4188308716</text:p>
          </table:table-cell>
          <table:table-cell office:value-type="float" office:value="0.00938510894775" calcext:value-type="float">
            <text:p>0,0093851089</text:p>
          </table:table-cell>
          <table:table-cell table:formula="of:=[.E81]*1000" office:value-type="float" office:value="9.38510894775" calcext:value-type="float">
            <text:p>9,3851089478</text:p>
          </table:table-cell>
          <table:table-cell office:value-type="float" office:value="0.000207901000977" calcext:value-type="float">
            <text:p>0,000207901</text:p>
          </table:table-cell>
          <table:table-cell table:formula="of:=1000*[.G81]" office:value-type="float" office:value="0.207901000977" calcext:value-type="float">
            <text:p>0,207901001</text:p>
          </table:table-cell>
          <table:table-cell office:value-type="float" office:value="0.034018536" calcext:value-type="float">
            <text:p>0,034018536</text:p>
          </table:table-cell>
          <table:table-cell table:formula="of:=1000*[.I81]" office:value-type="float" office:value="34.018536" calcext:value-type="float">
            <text:p>34,018536</text:p>
          </table:table-cell>
        </table:table-row>
        <table:table-row table:style-name="ro1" table:visibility="collapse">
          <table:table-cell/>
          <table:table-cell office:value-type="float" office:value="33.1365552139" calcext:value-type="float">
            <text:p>33,1365552139</text:p>
          </table:table-cell>
          <table:table-cell office:value-type="float" office:value="0.0205030441284" calcext:value-type="float">
            <text:p>0,0205030441</text:p>
          </table:table-cell>
          <table:table-cell table:formula="of:=[.C82]*1000" office:value-type="float" office:value="20.5030441284" calcext:value-type="float">
            <text:p>20,5030441284</text:p>
          </table:table-cell>
          <table:table-cell office:value-type="float" office:value="0.00951504707336" calcext:value-type="float">
            <text:p>0,0095150471</text:p>
          </table:table-cell>
          <table:table-cell table:formula="of:=[.E82]*1000" office:value-type="float" office:value="9.51504707336" calcext:value-type="float">
            <text:p>9,5150470734</text:p>
          </table:table-cell>
          <table:table-cell office:value-type="float" office:value="0.000152826309204" calcext:value-type="float">
            <text:p>0,0001528263</text:p>
          </table:table-cell>
          <table:table-cell table:formula="of:=1000*[.G82]" office:value-type="float" office:value="0.152826309204" calcext:value-type="float">
            <text:p>0,1528263092</text:p>
          </table:table-cell>
          <table:table-cell office:value-type="float" office:value="0.030178152" calcext:value-type="float">
            <text:p>0,030178152</text:p>
          </table:table-cell>
          <table:table-cell table:formula="of:=1000*[.I82]" office:value-type="float" office:value="30.178152" calcext:value-type="float">
            <text:p>30,178152</text:p>
          </table:table-cell>
        </table:table-row>
        <table:table-row table:style-name="ro1" table:visibility="collapse">
          <table:table-cell/>
          <table:table-cell office:value-type="float" office:value="32.8619527203" calcext:value-type="float">
            <text:p>32,8619527203</text:p>
          </table:table-cell>
          <table:table-cell office:value-type="float" office:value="0.0206689834595" calcext:value-type="float">
            <text:p>0,0206689835</text:p>
          </table:table-cell>
          <table:table-cell table:formula="of:=[.C83]*1000" office:value-type="float" office:value="20.6689834595" calcext:value-type="float">
            <text:p>20,6689834595</text:p>
          </table:table-cell>
          <table:table-cell office:value-type="float" office:value="0.00954914093018" calcext:value-type="float">
            <text:p>0,0095491409</text:p>
          </table:table-cell>
          <table:table-cell table:formula="of:=[.E83]*1000" office:value-type="float" office:value="9.54914093018" calcext:value-type="float">
            <text:p>9,5491409302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83]" office:value-type="float" office:value="0.205039978027" calcext:value-type="float">
            <text:p>0,205039978</text:p>
          </table:table-cell>
          <table:table-cell office:value-type="float" office:value="0.030430328" calcext:value-type="float">
            <text:p>0,030430328</text:p>
          </table:table-cell>
          <table:table-cell table:formula="of:=1000*[.I83]" office:value-type="float" office:value="30.430328" calcext:value-type="float">
            <text:p>30,430328</text:p>
          </table:table-cell>
        </table:table-row>
        <table:table-row table:style-name="ro1" table:visibility="collapse">
          <table:table-cell/>
          <table:table-cell office:value-type="float" office:value="29.1323146909" calcext:value-type="float">
            <text:p>29,1323146909</text:p>
          </table:table-cell>
          <table:table-cell office:value-type="float" office:value="0.0244550704956" calcext:value-type="float">
            <text:p>0,0244550705</text:p>
          </table:table-cell>
          <table:table-cell table:formula="of:=[.C84]*1000" office:value-type="float" office:value="24.4550704956" calcext:value-type="float">
            <text:p>24,4550704956</text:p>
          </table:table-cell>
          <table:table-cell office:value-type="float" office:value="0.00965809822083" calcext:value-type="float">
            <text:p>0,0096580982</text:p>
          </table:table-cell>
          <table:table-cell table:formula="of:=[.E84]*1000" office:value-type="float" office:value="9.65809822083" calcext:value-type="float">
            <text:p>9,6580982208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84]" office:value-type="float" office:value="0.205039978027" calcext:value-type="float">
            <text:p>0,205039978</text:p>
          </table:table-cell>
          <table:table-cell office:value-type="float" office:value="0.034326143" calcext:value-type="float">
            <text:p>0,034326143</text:p>
          </table:table-cell>
          <table:table-cell table:formula="of:=1000*[.I84]" office:value-type="float" office:value="34.326143" calcext:value-type="float">
            <text:p>34,326143</text:p>
          </table:table-cell>
        </table:table-row>
        <table:table-row table:style-name="ro1" table:visibility="collapse">
          <table:table-cell/>
          <table:table-cell office:value-type="float" office:value="33.1444717142" calcext:value-type="float">
            <text:p>33,1444717142</text:p>
          </table:table-cell>
          <table:table-cell office:value-type="float" office:value="0.0202779769897" calcext:value-type="float">
            <text:p>0,020277977</text:p>
          </table:table-cell>
          <table:table-cell table:formula="of:=[.C85]*1000" office:value-type="float" office:value="20.2779769897" calcext:value-type="float">
            <text:p>20,2779769897</text:p>
          </table:table-cell>
          <table:table-cell office:value-type="float" office:value="0.00968098640442" calcext:value-type="float">
            <text:p>0,0096809864</text:p>
          </table:table-cell>
          <table:table-cell table:formula="of:=[.E85]*1000" office:value-type="float" office:value="9.68098640442" calcext:value-type="float">
            <text:p>9,6809864044</text:p>
          </table:table-cell>
          <table:table-cell office:value-type="float" office:value="0.000203847885132" calcext:value-type="float">
            <text:p>0,0002038479</text:p>
          </table:table-cell>
          <table:table-cell table:formula="of:=1000*[.G85]" office:value-type="float" office:value="0.203847885132" calcext:value-type="float">
            <text:p>0,2038478851</text:p>
          </table:table-cell>
          <table:table-cell office:value-type="float" office:value="0.030170944" calcext:value-type="float">
            <text:p>0,030170944</text:p>
          </table:table-cell>
          <table:table-cell table:formula="of:=1000*[.I85]" office:value-type="float" office:value="30.170944" calcext:value-type="float">
            <text:p>30,170944</text:p>
          </table:table-cell>
        </table:table-row>
        <table:table-row table:style-name="ro1" table:visibility="collapse">
          <table:table-cell/>
          <table:table-cell office:value-type="float" office:value="32.193929017" calcext:value-type="float">
            <text:p>32,193929017</text:p>
          </table:table-cell>
          <table:table-cell office:value-type="float" office:value="0.0240302085876" calcext:value-type="float">
            <text:p>0,0240302086</text:p>
          </table:table-cell>
          <table:table-cell table:formula="of:=[.C86]*1000" office:value-type="float" office:value="24.0302085876" calcext:value-type="float">
            <text:p>24,0302085876</text:p>
          </table:table-cell>
          <table:table-cell office:value-type="float" office:value="0.00688290596008" calcext:value-type="float">
            <text:p>0,006882906</text:p>
          </table:table-cell>
          <table:table-cell table:formula="of:=[.E86]*1000" office:value-type="float" office:value="6.88290596008" calcext:value-type="float">
            <text:p>6,8829059601</text:p>
          </table:table-cell>
          <table:table-cell office:value-type="float" office:value="0.000142097473145" calcext:value-type="float">
            <text:p>0,0001420975</text:p>
          </table:table-cell>
          <table:table-cell table:formula="of:=1000*[.G86]" office:value-type="float" office:value="0.142097473145" calcext:value-type="float">
            <text:p>0,1420974731</text:p>
          </table:table-cell>
          <table:table-cell office:value-type="float" office:value="0.031061757" calcext:value-type="float">
            <text:p>0,031061757</text:p>
          </table:table-cell>
          <table:table-cell table:formula="of:=1000*[.I86]" office:value-type="float" office:value="31.061757" calcext:value-type="float">
            <text:p>31,061757</text:p>
          </table:table-cell>
        </table:table-row>
        <table:table-row table:style-name="ro1" table:visibility="collapse">
          <table:table-cell/>
          <table:table-cell office:value-type="float" office:value="32.9027644672" calcext:value-type="float">
            <text:p>32,9027644672</text:p>
          </table:table-cell>
          <table:table-cell office:value-type="float" office:value="0.0232679843903" calcext:value-type="float">
            <text:p>0,0232679844</text:p>
          </table:table-cell>
          <table:table-cell table:formula="of:=[.C87]*1000" office:value-type="float" office:value="23.2679843903" calcext:value-type="float">
            <text:p>23,2679843903</text:p>
          </table:table-cell>
          <table:table-cell office:value-type="float" office:value="0.00697898864746" calcext:value-type="float">
            <text:p>0,0069789886</text:p>
          </table:table-cell>
          <table:table-cell table:formula="of:=[.E87]*1000" office:value-type="float" office:value="6.97898864746" calcext:value-type="float">
            <text:p>6,9789886475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87]" office:value-type="float" office:value="0.140905380249" calcext:value-type="float">
            <text:p>0,1409053802</text:p>
          </table:table-cell>
          <table:table-cell office:value-type="float" office:value="0.030392583" calcext:value-type="float">
            <text:p>0,030392583</text:p>
          </table:table-cell>
          <table:table-cell table:formula="of:=1000*[.I87]" office:value-type="float" office:value="30.392583" calcext:value-type="float">
            <text:p>30,392583</text:p>
          </table:table-cell>
        </table:table-row>
        <table:table-row table:style-name="ro1" table:visibility="collapse">
          <table:table-cell/>
          <table:table-cell office:value-type="float" office:value="29.8185475779" calcext:value-type="float">
            <text:p>29,8185475779</text:p>
          </table:table-cell>
          <table:table-cell office:value-type="float" office:value="0.0235910415649" calcext:value-type="float">
            <text:p>0,0235910416</text:p>
          </table:table-cell>
          <table:table-cell table:formula="of:=[.C88]*1000" office:value-type="float" office:value="23.5910415649" calcext:value-type="float">
            <text:p>23,5910415649</text:p>
          </table:table-cell>
          <table:table-cell office:value-type="float" office:value="0.00973796844482" calcext:value-type="float">
            <text:p>0,0097379684</text:p>
          </table:table-cell>
          <table:table-cell table:formula="of:=[.E88]*1000" office:value-type="float" office:value="9.73796844482" calcext:value-type="float">
            <text:p>9,7379684448</text:p>
          </table:table-cell>
          <table:table-cell office:value-type="float" office:value="0.000197172164917" calcext:value-type="float">
            <text:p>0,0001971722</text:p>
          </table:table-cell>
          <table:table-cell table:formula="of:=1000*[.G88]" office:value-type="float" office:value="0.197172164917" calcext:value-type="float">
            <text:p>0,1971721649</text:p>
          </table:table-cell>
          <table:table-cell office:value-type="float" office:value="0.033536174" calcext:value-type="float">
            <text:p>0,033536174</text:p>
          </table:table-cell>
          <table:table-cell table:formula="of:=1000*[.I88]" office:value-type="float" office:value="33.536174" calcext:value-type="float">
            <text:p>33,536174</text:p>
          </table:table-cell>
        </table:table-row>
        <table:table-row table:style-name="ro1" table:visibility="collapse">
          <table:table-cell/>
          <table:table-cell office:value-type="float" office:value="29.4945437454" calcext:value-type="float">
            <text:p>29,4945437454</text:p>
          </table:table-cell>
          <table:table-cell office:value-type="float" office:value="0.0241901874542" calcext:value-type="float">
            <text:p>0,0241901875</text:p>
          </table:table-cell>
          <table:table-cell table:formula="of:=[.C89]*1000" office:value-type="float" office:value="24.1901874542" calcext:value-type="float">
            <text:p>24,1901874542</text:p>
          </table:table-cell>
          <table:table-cell office:value-type="float" office:value="0.00955605506897" calcext:value-type="float">
            <text:p>0,0095560551</text:p>
          </table:table-cell>
          <table:table-cell table:formula="of:=[.E89]*1000" office:value-type="float" office:value="9.55605506897" calcext:value-type="float">
            <text:p>9,556055069</text:p>
          </table:table-cell>
          <table:table-cell office:value-type="float" office:value="0.000151872634888" calcext:value-type="float">
            <text:p>0,0001518726</text:p>
          </table:table-cell>
          <table:table-cell table:formula="of:=1000*[.G89]" office:value-type="float" office:value="0.151872634888" calcext:value-type="float">
            <text:p>0,1518726349</text:p>
          </table:table-cell>
          <table:table-cell office:value-type="float" office:value="0.033904576" calcext:value-type="float">
            <text:p>0,033904576</text:p>
          </table:table-cell>
          <table:table-cell table:formula="of:=1000*[.I89]" office:value-type="float" office:value="33.904576" calcext:value-type="float">
            <text:p>33,904576</text:p>
          </table:table-cell>
        </table:table-row>
        <table:table-row table:style-name="ro1" table:visibility="collapse">
          <table:table-cell/>
          <table:table-cell office:value-type="float" office:value="33.3360113262" calcext:value-type="float">
            <text:p>33,3360113262</text:p>
          </table:table-cell>
          <table:table-cell office:value-type="float" office:value="0.0204620361328" calcext:value-type="float">
            <text:p>0,0204620361</text:p>
          </table:table-cell>
          <table:table-cell table:formula="of:=[.C90]*1000" office:value-type="float" office:value="20.4620361328" calcext:value-type="float">
            <text:p>20,4620361328</text:p>
          </table:table-cell>
          <table:table-cell office:value-type="float" office:value="0.00936794281006" calcext:value-type="float">
            <text:p>0,0093679428</text:p>
          </table:table-cell>
          <table:table-cell table:formula="of:=[.E90]*1000" office:value-type="float" office:value="9.36794281006" calcext:value-type="float">
            <text:p>9,3679428101</text:p>
          </table:table-cell>
          <table:table-cell office:value-type="float" office:value="0.000160932540894" calcext:value-type="float">
            <text:p>0,0001609325</text:p>
          </table:table-cell>
          <table:table-cell table:formula="of:=1000*[.G90]" office:value-type="float" office:value="0.160932540894" calcext:value-type="float">
            <text:p>0,1609325409</text:p>
          </table:table-cell>
          <table:table-cell office:value-type="float" office:value="0.02999759" calcext:value-type="float">
            <text:p>0,02999759</text:p>
          </table:table-cell>
          <table:table-cell table:formula="of:=1000*[.I90]" office:value-type="float" office:value="29.99759" calcext:value-type="float">
            <text:p>29,99759</text:p>
          </table:table-cell>
        </table:table-row>
        <table:table-row table:style-name="ro1" table:visibility="collapse">
          <table:table-cell/>
          <table:table-cell office:value-type="float" office:value="32.5938516327" calcext:value-type="float">
            <text:p>32,5938516327</text:p>
          </table:table-cell>
          <table:table-cell office:value-type="float" office:value="0.0207259654999" calcext:value-type="float">
            <text:p>0,0207259655</text:p>
          </table:table-cell>
          <table:table-cell table:formula="of:=[.C91]*1000" office:value-type="float" office:value="20.7259654999" calcext:value-type="float">
            <text:p>20,7259654999</text:p>
          </table:table-cell>
          <table:table-cell office:value-type="float" office:value="0.00976085662842" calcext:value-type="float">
            <text:p>0,0097608566</text:p>
          </table:table-cell>
          <table:table-cell table:formula="of:=[.E91]*1000" office:value-type="float" office:value="9.76085662842" calcext:value-type="float">
            <text:p>9,7608566284</text:p>
          </table:table-cell>
          <table:table-cell office:value-type="float" office:value="0.000182151794434" calcext:value-type="float">
            <text:p>0,0001821518</text:p>
          </table:table-cell>
          <table:table-cell table:formula="of:=1000*[.G91]" office:value-type="float" office:value="0.182151794434" calcext:value-type="float">
            <text:p>0,1821517944</text:p>
          </table:table-cell>
          <table:table-cell office:value-type="float" office:value="0.030680633" calcext:value-type="float">
            <text:p>0,030680633</text:p>
          </table:table-cell>
          <table:table-cell table:formula="of:=1000*[.I91]" office:value-type="float" office:value="30.680633" calcext:value-type="float">
            <text:p>30,680633</text:p>
          </table:table-cell>
        </table:table-row>
        <table:table-row table:style-name="ro1" table:visibility="collapse">
          <table:table-cell/>
          <table:table-cell office:value-type="float" office:value="29.4639279906" calcext:value-type="float">
            <text:p>29,4639279906</text:p>
          </table:table-cell>
          <table:table-cell office:value-type="float" office:value="0.0243139266968" calcext:value-type="float">
            <text:p>0,0243139267</text:p>
          </table:table-cell>
          <table:table-cell table:formula="of:=[.C92]*1000" office:value-type="float" office:value="24.3139266968" calcext:value-type="float">
            <text:p>24,3139266968</text:p>
          </table:table-cell>
          <table:table-cell office:value-type="float" office:value="0.00941586494446" calcext:value-type="float">
            <text:p>0,0094158649</text:p>
          </table:table-cell>
          <table:table-cell table:formula="of:=[.E92]*1000" office:value-type="float" office:value="9.41586494446" calcext:value-type="float">
            <text:p>9,4158649445</text:p>
          </table:table-cell>
          <table:table-cell office:value-type="float" office:value="0.000203132629395" calcext:value-type="float">
            <text:p>0,0002031326</text:p>
          </table:table-cell>
          <table:table-cell table:formula="of:=1000*[.G92]" office:value-type="float" office:value="0.203132629395" calcext:value-type="float">
            <text:p>0,2031326294</text:p>
          </table:table-cell>
          <table:table-cell office:value-type="float" office:value="0.033939806" calcext:value-type="float">
            <text:p>0,033939806</text:p>
          </table:table-cell>
          <table:table-cell table:formula="of:=1000*[.I92]" office:value-type="float" office:value="33.939806" calcext:value-type="float">
            <text:p>33,939806</text:p>
          </table:table-cell>
        </table:table-row>
        <table:table-row table:style-name="ro1" table:visibility="collapse">
          <table:table-cell/>
          <table:table-cell office:value-type="float" office:value="36.3646082904" calcext:value-type="float">
            <text:p>36,3646082904</text:p>
          </table:table-cell>
          <table:table-cell office:value-type="float" office:value="0.0202939510345" calcext:value-type="float">
            <text:p>0,020293951</text:p>
          </table:table-cell>
          <table:table-cell table:formula="of:=[.C93]*1000" office:value-type="float" office:value="20.2939510345" calcext:value-type="float">
            <text:p>20,2939510345</text:p>
          </table:table-cell>
          <table:table-cell office:value-type="float" office:value="0.00703406333923" calcext:value-type="float">
            <text:p>0,0070340633</text:p>
          </table:table-cell>
          <table:table-cell table:formula="of:=[.E93]*1000" office:value-type="float" office:value="7.03406333923" calcext:value-type="float">
            <text:p>7,0340633392</text:p>
          </table:table-cell>
          <table:table-cell office:value-type="float" office:value="0.000164985656738" calcext:value-type="float">
            <text:p>0,0001649857</text:p>
          </table:table-cell>
          <table:table-cell table:formula="of:=1000*[.G93]" office:value-type="float" office:value="0.164985656738" calcext:value-type="float">
            <text:p>0,1649856567</text:p>
          </table:table-cell>
          <table:table-cell office:value-type="float" office:value="0.027499265" calcext:value-type="float">
            <text:p>0,027499265</text:p>
          </table:table-cell>
          <table:table-cell table:formula="of:=1000*[.I93]" office:value-type="float" office:value="27.499265" calcext:value-type="float">
            <text:p>27,499265</text:p>
          </table:table-cell>
        </table:table-row>
        <table:table-row table:style-name="ro1" table:visibility="collapse">
          <table:table-cell/>
          <table:table-cell office:value-type="float" office:value="33.3503108649" calcext:value-type="float">
            <text:p>33,3503108649</text:p>
          </table:table-cell>
          <table:table-cell office:value-type="float" office:value="0.0230259895325" calcext:value-type="float">
            <text:p>0,0230259895</text:p>
          </table:table-cell>
          <table:table-cell table:formula="of:=[.C94]*1000" office:value-type="float" office:value="23.0259895325" calcext:value-type="float">
            <text:p>23,0259895325</text:p>
          </table:table-cell>
          <table:table-cell office:value-type="float" office:value="0.00681090354919" calcext:value-type="float">
            <text:p>0,0068109035</text:p>
          </table:table-cell>
          <table:table-cell table:formula="of:=[.E94]*1000" office:value-type="float" office:value="6.81090354919" calcext:value-type="float">
            <text:p>6,8109035492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94]" office:value-type="float" office:value="0.139951705933" calcext:value-type="float">
            <text:p>0,1399517059</text:p>
          </table:table-cell>
          <table:table-cell office:value-type="float" office:value="0.029984728" calcext:value-type="float">
            <text:p>0,029984728</text:p>
          </table:table-cell>
          <table:table-cell table:formula="of:=1000*[.I94]" office:value-type="float" office:value="29.984728" calcext:value-type="float">
            <text:p>29,984728</text:p>
          </table:table-cell>
        </table:table-row>
        <table:table-row table:style-name="ro1" table:visibility="collapse">
          <table:table-cell/>
          <table:table-cell office:value-type="float" office:value="29.042849617" calcext:value-type="float">
            <text:p>29,042849617</text:p>
          </table:table-cell>
          <table:table-cell office:value-type="float" office:value="0.0272099971771" calcext:value-type="float">
            <text:p>0,0272099972</text:p>
          </table:table-cell>
          <table:table-cell table:formula="of:=[.C95]*1000" office:value-type="float" office:value="27.2099971771" calcext:value-type="float">
            <text:p>27,2099971771</text:p>
          </table:table-cell>
          <table:table-cell office:value-type="float" office:value="0.00707387924194" calcext:value-type="float">
            <text:p>0,0070738792</text:p>
          </table:table-cell>
          <table:table-cell table:formula="of:=[.E95]*1000" office:value-type="float" office:value="7.07387924194" calcext:value-type="float">
            <text:p>7,0738792419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95]" office:value-type="float" office:value="0.139951705933" calcext:value-type="float">
            <text:p>0,1399517059</text:p>
          </table:table-cell>
          <table:table-cell office:value-type="float" office:value="0.034431883" calcext:value-type="float">
            <text:p>0,034431883</text:p>
          </table:table-cell>
          <table:table-cell table:formula="of:=1000*[.I95]" office:value-type="float" office:value="34.431883" calcext:value-type="float">
            <text:p>34,431883</text:p>
          </table:table-cell>
        </table:table-row>
        <table:table-row table:style-name="ro1" table:visibility="collapse">
          <table:table-cell/>
          <table:table-cell office:value-type="float" office:value="33.131889238" calcext:value-type="float">
            <text:p>33,131889238</text:p>
          </table:table-cell>
          <table:table-cell office:value-type="float" office:value="0.0229840278625" calcext:value-type="float">
            <text:p>0,0229840279</text:p>
          </table:table-cell>
          <table:table-cell table:formula="of:=[.C96]*1000" office:value-type="float" office:value="22.9840278625" calcext:value-type="float">
            <text:p>22,9840278625</text:p>
          </table:table-cell>
          <table:table-cell office:value-type="float" office:value="0.00704908370972" calcext:value-type="float">
            <text:p>0,0070490837</text:p>
          </table:table-cell>
          <table:table-cell table:formula="of:=[.E96]*1000" office:value-type="float" office:value="7.04908370972" calcext:value-type="float">
            <text:p>7,0490837097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96]" office:value-type="float" office:value="0.140905380249" calcext:value-type="float">
            <text:p>0,1409053802</text:p>
          </table:table-cell>
          <table:table-cell office:value-type="float" office:value="0.030182402" calcext:value-type="float">
            <text:p>0,030182402</text:p>
          </table:table-cell>
          <table:table-cell table:formula="of:=1000*[.I96]" office:value-type="float" office:value="30.182402" calcext:value-type="float">
            <text:p>30,182402</text:p>
          </table:table-cell>
        </table:table-row>
        <table:table-row table:style-name="ro1" table:visibility="collapse">
          <table:table-cell/>
          <table:table-cell office:value-type="float" office:value="30.080169065" calcext:value-type="float">
            <text:p>30,080169065</text:p>
          </table:table-cell>
          <table:table-cell office:value-type="float" office:value="0.0234978199005" calcext:value-type="float">
            <text:p>0,0234978199</text:p>
          </table:table-cell>
          <table:table-cell table:formula="of:=[.C97]*1000" office:value-type="float" office:value="23.4978199005" calcext:value-type="float">
            <text:p>23,4978199005</text:p>
          </table:table-cell>
          <table:table-cell office:value-type="float" office:value="0.00953602790833" calcext:value-type="float">
            <text:p>0,0095360279</text:p>
          </table:table-cell>
          <table:table-cell table:formula="of:=[.E97]*1000" office:value-type="float" office:value="9.53602790833" calcext:value-type="float">
            <text:p>9,5360279083</text:p>
          </table:table-cell>
          <table:table-cell office:value-type="float" office:value="0.000202894210815" calcext:value-type="float">
            <text:p>0,0002028942</text:p>
          </table:table-cell>
          <table:table-cell table:formula="of:=1000*[.G97]" office:value-type="float" office:value="0.202894210815" calcext:value-type="float">
            <text:p>0,2028942108</text:p>
          </table:table-cell>
          <table:table-cell office:value-type="float" office:value="0.033244494" calcext:value-type="float">
            <text:p>0,033244494</text:p>
          </table:table-cell>
          <table:table-cell table:formula="of:=1000*[.I97]" office:value-type="float" office:value="33.244494" calcext:value-type="float">
            <text:p>33,244494</text:p>
          </table:table-cell>
        </table:table-row>
        <table:table-row table:style-name="ro1" table:visibility="collapse">
          <table:table-cell/>
          <table:table-cell office:value-type="float" office:value="29.4495233256" calcext:value-type="float">
            <text:p>29,4495233256</text:p>
          </table:table-cell>
          <table:table-cell office:value-type="float" office:value="0.0245258808136" calcext:value-type="float">
            <text:p>0,0245258808</text:p>
          </table:table-cell>
          <table:table-cell table:formula="of:=[.C98]*1000" office:value-type="float" office:value="24.5258808136" calcext:value-type="float">
            <text:p>24,5258808136</text:p>
          </table:table-cell>
          <table:table-cell office:value-type="float" office:value="0.00921893119812" calcext:value-type="float">
            <text:p>0,0092189312</text:p>
          </table:table-cell>
          <table:table-cell table:formula="of:=[.E98]*1000" office:value-type="float" office:value="9.21893119812" calcext:value-type="float">
            <text:p>9,2189311981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98]" office:value-type="float" office:value="0.204086303711" calcext:value-type="float">
            <text:p>0,2040863037</text:p>
          </table:table-cell>
          <table:table-cell office:value-type="float" office:value="0.033956407" calcext:value-type="float">
            <text:p>0,033956407</text:p>
          </table:table-cell>
          <table:table-cell table:formula="of:=1000*[.I98]" office:value-type="float" office:value="33.956407" calcext:value-type="float">
            <text:p>33,956407</text:p>
          </table:table-cell>
        </table:table-row>
        <table:table-row table:style-name="ro1" table:visibility="collapse">
          <table:table-cell/>
          <table:table-cell office:value-type="float" office:value="32.7360531319" calcext:value-type="float">
            <text:p>32,7360531319</text:p>
          </table:table-cell>
          <table:table-cell office:value-type="float" office:value="0.0207099914551" calcext:value-type="float">
            <text:p>0,0207099915</text:p>
          </table:table-cell>
          <table:table-cell table:formula="of:=[.C99]*1000" office:value-type="float" office:value="20.7099914551" calcext:value-type="float">
            <text:p>20,7099914551</text:p>
          </table:table-cell>
          <table:table-cell office:value-type="float" office:value="0.00964212417603" calcext:value-type="float">
            <text:p>0,0096421242</text:p>
          </table:table-cell>
          <table:table-cell table:formula="of:=[.E99]*1000" office:value-type="float" office:value="9.64212417603" calcext:value-type="float">
            <text:p>9,642124176</text:p>
          </table:table-cell>
          <table:table-cell office:value-type="float" office:value="0.000187873840332" calcext:value-type="float">
            <text:p>0,0001878738</text:p>
          </table:table-cell>
          <table:table-cell table:formula="of:=1000*[.G99]" office:value-type="float" office:value="0.187873840332" calcext:value-type="float">
            <text:p>0,1878738403</text:p>
          </table:table-cell>
          <table:table-cell office:value-type="float" office:value="0.03054736" calcext:value-type="float">
            <text:p>0,03054736</text:p>
          </table:table-cell>
          <table:table-cell table:formula="of:=1000*[.I99]" office:value-type="float" office:value="30.54736" calcext:value-type="float">
            <text:p>30,54736</text:p>
          </table:table-cell>
        </table:table-row>
        <table:table-row table:style-name="ro1" table:visibility="collapse">
          <table:table-cell/>
          <table:table-cell office:value-type="float" office:value="32.964798968" calcext:value-type="float">
            <text:p>32,964798968</text:p>
          </table:table-cell>
          <table:table-cell office:value-type="float" office:value="0.0202789306641" calcext:value-type="float">
            <text:p>0,0202789307</text:p>
          </table:table-cell>
          <table:table-cell table:formula="of:=[.C100]*1000" office:value-type="float" office:value="20.2789306641" calcext:value-type="float">
            <text:p>20,2789306641</text:p>
          </table:table-cell>
          <table:table-cell office:value-type="float" office:value="0.00984287261963" calcext:value-type="float">
            <text:p>0,0098428726</text:p>
          </table:table-cell>
          <table:table-cell table:formula="of:=[.E100]*1000" office:value-type="float" office:value="9.84287261963" calcext:value-type="float">
            <text:p>9,8428726196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100]" office:value-type="float" office:value="0.205039978027" calcext:value-type="float">
            <text:p>0,205039978</text:p>
          </table:table-cell>
          <table:table-cell office:value-type="float" office:value="0.030335389" calcext:value-type="float">
            <text:p>0,030335389</text:p>
          </table:table-cell>
          <table:table-cell table:formula="of:=1000*[.I100]" office:value-type="float" office:value="30.335389" calcext:value-type="float">
            <text:p>30,335389</text:p>
          </table:table-cell>
        </table:table-row>
        <table:table-row table:style-name="ro1" table:visibility="collapse">
          <table:table-cell/>
          <table:table-cell office:value-type="float" office:value="32.3900969999" calcext:value-type="float">
            <text:p>32,3900969999</text:p>
          </table:table-cell>
          <table:table-cell office:value-type="float" office:value="0.023973941803" calcext:value-type="float">
            <text:p>0,0239739418</text:p>
          </table:table-cell>
          <table:table-cell table:formula="of:=[.C101]*1000" office:value-type="float" office:value="23.973941803" calcext:value-type="float">
            <text:p>23,973941803</text:p>
          </table:table-cell>
          <table:table-cell office:value-type="float" office:value="0.00675296783447" calcext:value-type="float">
            <text:p>0,0067529678</text:p>
          </table:table-cell>
          <table:table-cell table:formula="of:=[.E101]*1000" office:value-type="float" office:value="6.75296783447" calcext:value-type="float">
            <text:p>6,7529678345</text:p>
          </table:table-cell>
          <table:table-cell office:value-type="float" office:value="0.000140190124512" calcext:value-type="float">
            <text:p>0,0001401901</text:p>
          </table:table-cell>
          <table:table-cell table:formula="of:=1000*[.G101]" office:value-type="float" office:value="0.140190124512" calcext:value-type="float">
            <text:p>0,1401901245</text:p>
          </table:table-cell>
          <table:table-cell office:value-type="float" office:value="0.030873634" calcext:value-type="float">
            <text:p>0,030873634</text:p>
          </table:table-cell>
          <table:table-cell table:formula="of:=1000*[.I101]" office:value-type="float" office:value="30.873634" calcext:value-type="float">
            <text:p>30,873634</text:p>
          </table:table-cell>
        </table:table-row>
        <table:table-row table:style-name="ro1" table:visibility="collapse">
          <table:table-cell/>
          <table:table-cell office:value-type="float" office:value="32.9577283846" calcext:value-type="float">
            <text:p>32,9577283846</text:p>
          </table:table-cell>
          <table:table-cell office:value-type="float" office:value="0.0232510566711" calcext:value-type="float">
            <text:p>0,0232510567</text:p>
          </table:table-cell>
          <table:table-cell table:formula="of:=[.C102]*1000" office:value-type="float" office:value="23.2510566711" calcext:value-type="float">
            <text:p>23,2510566711</text:p>
          </table:table-cell>
          <table:table-cell office:value-type="float" office:value="0.00694298744202" calcext:value-type="float">
            <text:p>0,0069429874</text:p>
          </table:table-cell>
          <table:table-cell table:formula="of:=[.E102]*1000" office:value-type="float" office:value="6.94298744202" calcext:value-type="float">
            <text:p>6,942987442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102]" office:value-type="float" office:value="0.139951705933" calcext:value-type="float">
            <text:p>0,1399517059</text:p>
          </table:table-cell>
          <table:table-cell office:value-type="float" office:value="0.030341897" calcext:value-type="float">
            <text:p>0,030341897</text:p>
          </table:table-cell>
          <table:table-cell table:formula="of:=1000*[.I102]" office:value-type="float" office:value="30.341897" calcext:value-type="float">
            <text:p>30,341897</text:p>
          </table:table-cell>
        </table:table-row>
        <table:table-row table:style-name="ro1" table:visibility="collapse">
          <table:table-cell/>
          <table:table-cell office:value-type="float" office:value="30.4277647755" calcext:value-type="float">
            <text:p>30,4277647755</text:p>
          </table:table-cell>
          <table:table-cell office:value-type="float" office:value="0.0231728553772" calcext:value-type="float">
            <text:p>0,0231728554</text:p>
          </table:table-cell>
          <table:table-cell table:formula="of:=[.C103]*1000" office:value-type="float" office:value="23.1728553772" calcext:value-type="float">
            <text:p>23,1728553772</text:p>
          </table:table-cell>
          <table:table-cell office:value-type="float" office:value="0.0094850063324" calcext:value-type="float">
            <text:p>0,0094850063</text:p>
          </table:table-cell>
          <table:table-cell table:formula="of:=[.E103]*1000" office:value-type="float" office:value="9.4850063324" calcext:value-type="float">
            <text:p>9,4850063324</text:p>
          </table:table-cell>
          <table:table-cell office:value-type="float" office:value="0.000200986862183" calcext:value-type="float">
            <text:p>0,0002009869</text:p>
          </table:table-cell>
          <table:table-cell table:formula="of:=1000*[.G103]" office:value-type="float" office:value="0.200986862183" calcext:value-type="float">
            <text:p>0,2009868622</text:p>
          </table:table-cell>
          <table:table-cell office:value-type="float" office:value="0.032864721" calcext:value-type="float">
            <text:p>0,032864721</text:p>
          </table:table-cell>
          <table:table-cell table:formula="of:=1000*[.I103]" office:value-type="float" office:value="32.864721" calcext:value-type="float">
            <text:p>32,864721</text:p>
          </table:table-cell>
        </table:table-row>
        <table:table-row table:style-name="ro1" table:visibility="collapse">
          <table:table-cell/>
          <table:table-cell office:value-type="float" office:value="29.1787858322" calcext:value-type="float">
            <text:p>29,1787858322</text:p>
          </table:table-cell>
          <table:table-cell office:value-type="float" office:value="0.0244150161743" calcext:value-type="float">
            <text:p>0,0244150162</text:p>
          </table:table-cell>
          <table:table-cell table:formula="of:=[.C104]*1000" office:value-type="float" office:value="24.4150161743" calcext:value-type="float">
            <text:p>24,4150161743</text:p>
          </table:table-cell>
          <table:table-cell office:value-type="float" office:value="0.00964403152466" calcext:value-type="float">
            <text:p>0,0096440315</text:p>
          </table:table-cell>
          <table:table-cell table:formula="of:=[.E104]*1000" office:value-type="float" office:value="9.64403152466" calcext:value-type="float">
            <text:p>9,6440315247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104]" office:value-type="float" office:value="0.204086303711" calcext:value-type="float">
            <text:p>0,2040863037</text:p>
          </table:table-cell>
          <table:table-cell office:value-type="float" office:value="0.034271474" calcext:value-type="float">
            <text:p>0,034271474</text:p>
          </table:table-cell>
          <table:table-cell table:formula="of:=1000*[.I104]" office:value-type="float" office:value="34.271474" calcext:value-type="float">
            <text:p>34,271474</text:p>
          </table:table-cell>
        </table:table-row>
        <table:table-row table:style-name="ro1" table:visibility="collapse">
          <table:table-cell/>
          <table:table-cell office:value-type="float" office:value="33.1298333321" calcext:value-type="float">
            <text:p>33,1298333321</text:p>
          </table:table-cell>
          <table:table-cell office:value-type="float" office:value="0.0204281806946" calcext:value-type="float">
            <text:p>0,0204281807</text:p>
          </table:table-cell>
          <table:table-cell table:formula="of:=[.C105]*1000" office:value-type="float" office:value="20.4281806946" calcext:value-type="float">
            <text:p>20,4281806946</text:p>
          </table:table-cell>
          <table:table-cell office:value-type="float" office:value="0.00954413414001" calcext:value-type="float">
            <text:p>0,0095441341</text:p>
          </table:table-cell>
          <table:table-cell table:formula="of:=[.E105]*1000" office:value-type="float" office:value="9.54413414001" calcext:value-type="float">
            <text:p>9,54413414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105]" office:value-type="float" office:value="0.205039978027" calcext:value-type="float">
            <text:p>0,205039978</text:p>
          </table:table-cell>
          <table:table-cell office:value-type="float" office:value="0.030184275" calcext:value-type="float">
            <text:p>0,030184275</text:p>
          </table:table-cell>
          <table:table-cell table:formula="of:=1000*[.I105]" office:value-type="float" office:value="30.184275" calcext:value-type="float">
            <text:p>30,184275</text:p>
          </table:table-cell>
        </table:table-row>
        <table:table-row table:style-name="ro1" table:visibility="collapse">
          <table:table-cell/>
          <table:table-cell office:value-type="float" office:value="29.5633210714" calcext:value-type="float">
            <text:p>29,5633210714</text:p>
          </table:table-cell>
          <table:table-cell office:value-type="float" office:value="0.0246939659119" calcext:value-type="float">
            <text:p>0,0246939659</text:p>
          </table:table-cell>
          <table:table-cell table:formula="of:=[.C106]*1000" office:value-type="float" office:value="24.6939659119" calcext:value-type="float">
            <text:p>24,6939659119</text:p>
          </table:table-cell>
          <table:table-cell office:value-type="float" office:value="0.00891995429993" calcext:value-type="float">
            <text:p>0,0089199543</text:p>
          </table:table-cell>
          <table:table-cell table:formula="of:=[.E106]*1000" office:value-type="float" office:value="8.91995429993" calcext:value-type="float">
            <text:p>8,9199542999</text:p>
          </table:table-cell>
          <table:table-cell office:value-type="float" office:value="0.000203132629395" calcext:value-type="float">
            <text:p>0,0002031326</text:p>
          </table:table-cell>
          <table:table-cell table:formula="of:=1000*[.G106]" office:value-type="float" office:value="0.203132629395" calcext:value-type="float">
            <text:p>0,2031326294</text:p>
          </table:table-cell>
          <table:table-cell office:value-type="float" office:value="0.033825699" calcext:value-type="float">
            <text:p>0,033825699</text:p>
          </table:table-cell>
          <table:table-cell table:formula="of:=1000*[.I106]" office:value-type="float" office:value="33.825699" calcext:value-type="float">
            <text:p>33,825699</text:p>
          </table:table-cell>
        </table:table-row>
        <table:table-row table:style-name="ro1" table:visibility="collapse">
          <table:table-cell/>
          <table:table-cell office:value-type="float" office:value="32.3165543521" calcext:value-type="float">
            <text:p>32,3165543521</text:p>
          </table:table-cell>
          <table:table-cell office:value-type="float" office:value="0.0211708545685" calcext:value-type="float">
            <text:p>0,0211708546</text:p>
          </table:table-cell>
          <table:table-cell table:formula="of:=[.C107]*1000" office:value-type="float" office:value="21.1708545685" calcext:value-type="float">
            <text:p>21,1708545685</text:p>
          </table:table-cell>
          <table:table-cell office:value-type="float" office:value="0.00955986976624" calcext:value-type="float">
            <text:p>0,0095598698</text:p>
          </table:table-cell>
          <table:table-cell table:formula="of:=[.E107]*1000" office:value-type="float" office:value="9.55986976624" calcext:value-type="float">
            <text:p>9,5598697662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107]" office:value-type="float" office:value="0.205039978027" calcext:value-type="float">
            <text:p>0,205039978</text:p>
          </table:table-cell>
          <table:table-cell office:value-type="float" office:value="0.030943893" calcext:value-type="float">
            <text:p>0,030943893</text:p>
          </table:table-cell>
          <table:table-cell table:formula="of:=1000*[.I107]" office:value-type="float" office:value="30.943893" calcext:value-type="float">
            <text:p>30,943893</text:p>
          </table:table-cell>
        </table:table-row>
        <table:table-row table:style-name="ro1" table:visibility="collapse">
          <table:table-cell/>
          <table:table-cell office:value-type="float" office:value="35.9670945684" calcext:value-type="float">
            <text:p>35,9670945684</text:p>
          </table:table-cell>
          <table:table-cell office:value-type="float" office:value="0.0202920436859" calcext:value-type="float">
            <text:p>0,0202920437</text:p>
          </table:table-cell>
          <table:table-cell table:formula="of:=[.C108]*1000" office:value-type="float" office:value="20.2920436859" calcext:value-type="float">
            <text:p>20,2920436859</text:p>
          </table:table-cell>
          <table:table-cell office:value-type="float" office:value="0.00734210014343" calcext:value-type="float">
            <text:p>0,0073421001</text:p>
          </table:table-cell>
          <table:table-cell table:formula="of:=[.E108]*1000" office:value-type="float" office:value="7.34210014343" calcext:value-type="float">
            <text:p>7,3421001434</text:p>
          </table:table-cell>
          <table:table-cell office:value-type="float" office:value="0.000160932540894" calcext:value-type="float">
            <text:p>0,0001609325</text:p>
          </table:table-cell>
          <table:table-cell table:formula="of:=1000*[.G108]" office:value-type="float" office:value="0.160932540894" calcext:value-type="float">
            <text:p>0,1609325409</text:p>
          </table:table-cell>
          <table:table-cell office:value-type="float" office:value="0.027803191" calcext:value-type="float">
            <text:p>0,027803191</text:p>
          </table:table-cell>
          <table:table-cell table:formula="of:=1000*[.I108]" office:value-type="float" office:value="27.803191" calcext:value-type="float">
            <text:p>27,803191</text:p>
          </table:table-cell>
        </table:table-row>
        <table:table-row table:style-name="ro1" table:visibility="collapse">
          <table:table-cell/>
          <table:table-cell office:value-type="float" office:value="27.1763101713" calcext:value-type="float">
            <text:p>27,1763101713</text:p>
          </table:table-cell>
          <table:table-cell office:value-type="float" office:value="0.026750087738" calcext:value-type="float">
            <text:p>0,0267500877</text:p>
          </table:table-cell>
          <table:table-cell table:formula="of:=[.C109]*1000" office:value-type="float" office:value="26.750087738" calcext:value-type="float">
            <text:p>26,750087738</text:p>
          </table:table-cell>
          <table:table-cell office:value-type="float" office:value="0.00985407829285" calcext:value-type="float">
            <text:p>0,0098540783</text:p>
          </table:table-cell>
          <table:table-cell table:formula="of:=[.E109]*1000" office:value-type="float" office:value="9.85407829285" calcext:value-type="float">
            <text:p>9,8540782929</text:p>
          </table:table-cell>
          <table:table-cell office:value-type="float" office:value="0.000169992446899" calcext:value-type="float">
            <text:p>0,0001699924</text:p>
          </table:table-cell>
          <table:table-cell table:formula="of:=1000*[.G109]" office:value-type="float" office:value="0.169992446899" calcext:value-type="float">
            <text:p>0,1699924469</text:p>
          </table:table-cell>
          <table:table-cell office:value-type="float" office:value="0.036796754" calcext:value-type="float">
            <text:p>0,036796754</text:p>
          </table:table-cell>
          <table:table-cell table:formula="of:=1000*[.I109]" office:value-type="float" office:value="36.796754" calcext:value-type="float">
            <text:p>36,796754</text:p>
          </table:table-cell>
        </table:table-row>
        <table:table-row table:style-name="ro1" table:visibility="collapse">
          <table:table-cell/>
          <table:table-cell office:value-type="float" office:value="32.8766200941" calcext:value-type="float">
            <text:p>32,8766200941</text:p>
          </table:table-cell>
          <table:table-cell office:value-type="float" office:value="0.0204360485077" calcext:value-type="float">
            <text:p>0,0204360485</text:p>
          </table:table-cell>
          <table:table-cell table:formula="of:=[.C110]*1000" office:value-type="float" office:value="20.4360485077" calcext:value-type="float">
            <text:p>20,4360485077</text:p>
          </table:table-cell>
          <table:table-cell office:value-type="float" office:value="0.00976920127869" calcext:value-type="float">
            <text:p>0,0097692013</text:p>
          </table:table-cell>
          <table:table-cell table:formula="of:=[.E110]*1000" office:value-type="float" office:value="9.76920127869" calcext:value-type="float">
            <text:p>9,7692012787</text:p>
          </table:table-cell>
          <table:table-cell office:value-type="float" office:value="0.000203847885132" calcext:value-type="float">
            <text:p>0,0002038479</text:p>
          </table:table-cell>
          <table:table-cell table:formula="of:=1000*[.G110]" office:value-type="float" office:value="0.203847885132" calcext:value-type="float">
            <text:p>0,2038478851</text:p>
          </table:table-cell>
          <table:table-cell office:value-type="float" office:value="0.030416752" calcext:value-type="float">
            <text:p>0,030416752</text:p>
          </table:table-cell>
          <table:table-cell table:formula="of:=1000*[.I110]" office:value-type="float" office:value="30.416752" calcext:value-type="float">
            <text:p>30,416752</text:p>
          </table:table-cell>
        </table:table-row>
        <table:table-row table:style-name="ro1" table:visibility="collapse">
          <table:table-cell/>
          <table:table-cell office:value-type="float" office:value="33.1867056181" calcext:value-type="float">
            <text:p>33,1867056181</text:p>
          </table:table-cell>
          <table:table-cell office:value-type="float" office:value="0.0200960636139" calcext:value-type="float">
            <text:p>0,0200960636</text:p>
          </table:table-cell>
          <table:table-cell table:formula="of:=[.C111]*1000" office:value-type="float" office:value="20.0960636139" calcext:value-type="float">
            <text:p>20,0960636139</text:p>
          </table:table-cell>
          <table:table-cell office:value-type="float" office:value="0.00982308387756" calcext:value-type="float">
            <text:p>0,0098230839</text:p>
          </table:table-cell>
          <table:table-cell table:formula="of:=[.E111]*1000" office:value-type="float" office:value="9.82308387756" calcext:value-type="float">
            <text:p>9,8230838776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111]" office:value-type="float" office:value="0.204086303711" calcext:value-type="float">
            <text:p>0,2040863037</text:p>
          </table:table-cell>
          <table:table-cell office:value-type="float" office:value="0.030132548" calcext:value-type="float">
            <text:p>0,030132548</text:p>
          </table:table-cell>
          <table:table-cell table:formula="of:=1000*[.I111]" office:value-type="float" office:value="30.132548" calcext:value-type="float">
            <text:p>30,132548</text:p>
          </table:table-cell>
        </table:table-row>
        <table:table-row table:style-name="ro1" table:visibility="collapse">
          <table:table-cell/>
          <table:table-cell office:value-type="float" office:value="29.3714653277" calcext:value-type="float">
            <text:p>29,3714653277</text:p>
          </table:table-cell>
          <table:table-cell office:value-type="float" office:value="0.0241010189056" calcext:value-type="float">
            <text:p>0,0241010189</text:p>
          </table:table-cell>
          <table:table-cell table:formula="of:=[.C112]*1000" office:value-type="float" office:value="24.1010189056" calcext:value-type="float">
            <text:p>24,1010189056</text:p>
          </table:table-cell>
          <table:table-cell office:value-type="float" office:value="0.0097348690033" calcext:value-type="float">
            <text:p>0,009734869</text:p>
          </table:table-cell>
          <table:table-cell table:formula="of:=[.E112]*1000" office:value-type="float" office:value="9.7348690033" calcext:value-type="float">
            <text:p>9,7348690033</text:p>
          </table:table-cell>
          <table:table-cell office:value-type="float" office:value="0.000203132629395" calcext:value-type="float">
            <text:p>0,0002031326</text:p>
          </table:table-cell>
          <table:table-cell table:formula="of:=1000*[.G112]" office:value-type="float" office:value="0.203132629395" calcext:value-type="float">
            <text:p>0,2031326294</text:p>
          </table:table-cell>
          <table:table-cell office:value-type="float" office:value="0.03404665" calcext:value-type="float">
            <text:p>0,03404665</text:p>
          </table:table-cell>
          <table:table-cell table:formula="of:=1000*[.I112]" office:value-type="float" office:value="34.04665" calcext:value-type="float">
            <text:p>34,04665</text:p>
          </table:table-cell>
        </table:table-row>
        <table:table-row table:style-name="ro1" table:visibility="collapse">
          <table:table-cell/>
          <table:table-cell office:value-type="float" office:value="33.411893605" calcext:value-type="float">
            <text:p>33,411893605</text:p>
          </table:table-cell>
          <table:table-cell office:value-type="float" office:value="0.0201961994171" calcext:value-type="float">
            <text:p>0,0201961994</text:p>
          </table:table-cell>
          <table:table-cell table:formula="of:=[.C113]*1000" office:value-type="float" office:value="20.1961994171" calcext:value-type="float">
            <text:p>20,1961994171</text:p>
          </table:table-cell>
          <table:table-cell office:value-type="float" office:value="0.00952100753784" calcext:value-type="float">
            <text:p>0,0095210075</text:p>
          </table:table-cell>
          <table:table-cell table:formula="of:=[.E113]*1000" office:value-type="float" office:value="9.52100753784" calcext:value-type="float">
            <text:p>9,5210075378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113]" office:value-type="float" office:value="0.205039978027" calcext:value-type="float">
            <text:p>0,205039978</text:p>
          </table:table-cell>
          <table:table-cell office:value-type="float" office:value="0.029929462" calcext:value-type="float">
            <text:p>0,029929462</text:p>
          </table:table-cell>
          <table:table-cell table:formula="of:=1000*[.I113]" office:value-type="float" office:value="29.929462" calcext:value-type="float">
            <text:p>29,929462</text:p>
          </table:table-cell>
        </table:table-row>
        <table:table-row table:style-name="ro1" table:visibility="collapse">
          <table:table-cell/>
          <table:table-cell office:value-type="float" office:value="32.8452442451" calcext:value-type="float">
            <text:p>32,8452442451</text:p>
          </table:table-cell>
          <table:table-cell office:value-type="float" office:value="0.0204141139984" calcext:value-type="float">
            <text:p>0,020414114</text:p>
          </table:table-cell>
          <table:table-cell table:formula="of:=[.C114]*1000" office:value-type="float" office:value="20.4141139984" calcext:value-type="float">
            <text:p>20,4141139984</text:p>
          </table:table-cell>
          <table:table-cell office:value-type="float" office:value="0.00981903076172" calcext:value-type="float">
            <text:p>0,0098190308</text:p>
          </table:table-cell>
          <table:table-cell table:formula="of:=[.E114]*1000" office:value-type="float" office:value="9.81903076172" calcext:value-type="float">
            <text:p>9,8190307617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114]" office:value-type="float" office:value="0.204086303711" calcext:value-type="float">
            <text:p>0,2040863037</text:p>
          </table:table-cell>
          <table:table-cell office:value-type="float" office:value="0.030445808" calcext:value-type="float">
            <text:p>0,030445808</text:p>
          </table:table-cell>
          <table:table-cell table:formula="of:=1000*[.I114]" office:value-type="float" office:value="30.445808" calcext:value-type="float">
            <text:p>30,445808</text:p>
          </table:table-cell>
        </table:table-row>
        <table:table-row table:style-name="ro1" table:visibility="collapse">
          <table:table-cell/>
          <table:table-cell office:value-type="float" office:value="29.4200100964" calcext:value-type="float">
            <text:p>29,4200100964</text:p>
          </table:table-cell>
          <table:table-cell office:value-type="float" office:value="0.0244970321655" calcext:value-type="float">
            <text:p>0,0244970322</text:p>
          </table:table-cell>
          <table:table-cell table:formula="of:=[.C115]*1000" office:value-type="float" office:value="24.4970321655" calcext:value-type="float">
            <text:p>24,4970321655</text:p>
          </table:table-cell>
          <table:table-cell office:value-type="float" office:value="0.00925612449646" calcext:value-type="float">
            <text:p>0,0092561245</text:p>
          </table:table-cell>
          <table:table-cell table:formula="of:=[.E115]*1000" office:value-type="float" office:value="9.25612449646" calcext:value-type="float">
            <text:p>9,2561244965</text:p>
          </table:table-cell>
          <table:table-cell office:value-type="float" office:value="0.000228881835938" calcext:value-type="float">
            <text:p>0,0002288818</text:p>
          </table:table-cell>
          <table:table-cell table:formula="of:=1000*[.G115]" office:value-type="float" office:value="0.228881835938" calcext:value-type="float">
            <text:p>0,2288818359</text:p>
          </table:table-cell>
          <table:table-cell office:value-type="float" office:value="0.033990471" calcext:value-type="float">
            <text:p>0,033990471</text:p>
          </table:table-cell>
          <table:table-cell table:formula="of:=1000*[.I115]" office:value-type="float" office:value="33.990471" calcext:value-type="float">
            <text:p>33,990471</text:p>
          </table:table-cell>
        </table:table-row>
        <table:table-row table:style-name="ro1" table:visibility="collapse">
          <table:table-cell/>
          <table:table-cell office:value-type="float" office:value="32.3947400142" calcext:value-type="float">
            <text:p>32,3947400142</text:p>
          </table:table-cell>
          <table:table-cell office:value-type="float" office:value="0.0208489894867" calcext:value-type="float">
            <text:p>0,0208489895</text:p>
          </table:table-cell>
          <table:table-cell table:formula="of:=[.C116]*1000" office:value-type="float" office:value="20.8489894867" calcext:value-type="float">
            <text:p>20,8489894867</text:p>
          </table:table-cell>
          <table:table-cell office:value-type="float" office:value="0.00983214378357" calcext:value-type="float">
            <text:p>0,0098321438</text:p>
          </table:table-cell>
          <table:table-cell table:formula="of:=[.E116]*1000" office:value-type="float" office:value="9.83214378357" calcext:value-type="float">
            <text:p>9,8321437836</text:p>
          </table:table-cell>
          <table:table-cell office:value-type="float" office:value="0.000180959701538" calcext:value-type="float">
            <text:p>0,0001809597</text:p>
          </table:table-cell>
          <table:table-cell table:formula="of:=1000*[.G116]" office:value-type="float" office:value="0.180959701538" calcext:value-type="float">
            <text:p>0,1809597015</text:p>
          </table:table-cell>
          <table:table-cell office:value-type="float" office:value="0.030869209" calcext:value-type="float">
            <text:p>0,030869209</text:p>
          </table:table-cell>
          <table:table-cell table:formula="of:=1000*[.I116]" office:value-type="float" office:value="30.869209" calcext:value-type="float">
            <text:p>30,869209</text:p>
          </table:table-cell>
        </table:table-row>
        <table:table-row table:style-name="ro1" table:visibility="collapse">
          <table:table-cell/>
          <table:table-cell office:value-type="float" office:value="33.7831320889" calcext:value-type="float">
            <text:p>33,7831320889</text:p>
          </table:table-cell>
          <table:table-cell office:value-type="float" office:value="0.0200290679932" calcext:value-type="float">
            <text:p>0,020029068</text:p>
          </table:table-cell>
          <table:table-cell table:formula="of:=[.C117]*1000" office:value-type="float" office:value="20.0290679932" calcext:value-type="float">
            <text:p>20,0290679932</text:p>
          </table:table-cell>
          <table:table-cell office:value-type="float" office:value="0.00935697555542" calcext:value-type="float">
            <text:p>0,0093569756</text:p>
          </table:table-cell>
          <table:table-cell table:formula="of:=[.E117]*1000" office:value-type="float" office:value="9.35697555542" calcext:value-type="float">
            <text:p>9,3569755554</text:p>
          </table:table-cell>
          <table:table-cell office:value-type="float" office:value="0.000205993652344" calcext:value-type="float">
            <text:p>0,0002059937</text:p>
          </table:table-cell>
          <table:table-cell table:formula="of:=1000*[.G117]" office:value-type="float" office:value="0.205993652344" calcext:value-type="float">
            <text:p>0,2059936523</text:p>
          </table:table-cell>
          <table:table-cell office:value-type="float" office:value="0.029600571" calcext:value-type="float">
            <text:p>0,029600571</text:p>
          </table:table-cell>
          <table:table-cell table:formula="of:=1000*[.I117]" office:value-type="float" office:value="29.600571" calcext:value-type="float">
            <text:p>29,600571</text:p>
          </table:table-cell>
        </table:table-row>
        <table:table-row table:style-name="ro1" table:visibility="collapse">
          <table:table-cell/>
          <table:table-cell office:value-type="float" office:value="28.8058439453" calcext:value-type="float">
            <text:p>28,8058439453</text:p>
          </table:table-cell>
          <table:table-cell office:value-type="float" office:value="0.024796962738" calcext:value-type="float">
            <text:p>0,0247969627</text:p>
          </table:table-cell>
          <table:table-cell table:formula="of:=[.C118]*1000" office:value-type="float" office:value="24.796962738" calcext:value-type="float">
            <text:p>24,796962738</text:p>
          </table:table-cell>
          <table:table-cell office:value-type="float" office:value="0.00971698760986" calcext:value-type="float">
            <text:p>0,0097169876</text:p>
          </table:table-cell>
          <table:table-cell table:formula="of:=[.E118]*1000" office:value-type="float" office:value="9.71698760986" calcext:value-type="float">
            <text:p>9,7169876099</text:p>
          </table:table-cell>
          <table:table-cell office:value-type="float" office:value="0.000193119049072" calcext:value-type="float">
            <text:p>0,000193119</text:p>
          </table:table-cell>
          <table:table-cell table:formula="of:=1000*[.G118]" office:value-type="float" office:value="0.193119049072" calcext:value-type="float">
            <text:p>0,1931190491</text:p>
          </table:table-cell>
          <table:table-cell office:value-type="float" office:value="0.034715178" calcext:value-type="float">
            <text:p>0,034715178</text:p>
          </table:table-cell>
          <table:table-cell table:formula="of:=1000*[.I118]" office:value-type="float" office:value="34.715178" calcext:value-type="float">
            <text:p>34,715178</text:p>
          </table:table-cell>
        </table:table-row>
        <table:table-row table:style-name="ro1" table:visibility="collapse">
          <table:table-cell/>
          <table:table-cell office:value-type="float" office:value="33.4022856716" calcext:value-type="float">
            <text:p>33,4022856716</text:p>
          </table:table-cell>
          <table:table-cell office:value-type="float" office:value="0.0202729701996" calcext:value-type="float">
            <text:p>0,0202729702</text:p>
          </table:table-cell>
          <table:table-cell table:formula="of:=[.C119]*1000" office:value-type="float" office:value="20.2729701996" calcext:value-type="float">
            <text:p>20,2729701996</text:p>
          </table:table-cell>
          <table:table-cell office:value-type="float" office:value="0.00945115089417" calcext:value-type="float">
            <text:p>0,0094511509</text:p>
          </table:table-cell>
          <table:table-cell table:formula="of:=[.E119]*1000" office:value-type="float" office:value="9.45115089417" calcext:value-type="float">
            <text:p>9,4511508942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119]" office:value-type="float" office:value="0.205039978027" calcext:value-type="float">
            <text:p>0,205039978</text:p>
          </table:table-cell>
          <table:table-cell office:value-type="float" office:value="0.029938071" calcext:value-type="float">
            <text:p>0,029938071</text:p>
          </table:table-cell>
          <table:table-cell table:formula="of:=1000*[.I119]" office:value-type="float" office:value="29.938071" calcext:value-type="float">
            <text:p>29,938071</text:p>
          </table:table-cell>
        </table:table-row>
        <table:table-row table:style-name="ro1" table:visibility="collapse">
          <table:table-cell/>
          <table:table-cell office:value-type="float" office:value="32.8678273896" calcext:value-type="float">
            <text:p>32,8678273896</text:p>
          </table:table-cell>
          <table:table-cell office:value-type="float" office:value="0.0205450057983" calcext:value-type="float">
            <text:p>0,0205450058</text:p>
          </table:table-cell>
          <table:table-cell table:formula="of:=[.C120]*1000" office:value-type="float" office:value="20.5450057983" calcext:value-type="float">
            <text:p>20,5450057983</text:p>
          </table:table-cell>
          <table:table-cell office:value-type="float" office:value="0.00966215133667" calcext:value-type="float">
            <text:p>0,0096621513</text:p>
          </table:table-cell>
          <table:table-cell table:formula="of:=[.E120]*1000" office:value-type="float" office:value="9.66215133667" calcext:value-type="float">
            <text:p>9,6621513367</text:p>
          </table:table-cell>
          <table:table-cell office:value-type="float" office:value="0.000211000442505" calcext:value-type="float">
            <text:p>0,0002110004</text:p>
          </table:table-cell>
          <table:table-cell table:formula="of:=1000*[.G120]" office:value-type="float" office:value="0.211000442505" calcext:value-type="float">
            <text:p>0,2110004425</text:p>
          </table:table-cell>
          <table:table-cell office:value-type="float" office:value="0.030424889" calcext:value-type="float">
            <text:p>0,030424889</text:p>
          </table:table-cell>
          <table:table-cell table:formula="of:=1000*[.I120]" office:value-type="float" office:value="30.424889" calcext:value-type="float">
            <text:p>30,424889</text:p>
          </table:table-cell>
        </table:table-row>
        <table:table-row table:style-name="ro1" table:visibility="collapse">
          <table:table-cell/>
          <table:table-cell office:value-type="float" office:value="29.6563264744" calcext:value-type="float">
            <text:p>29,6563264744</text:p>
          </table:table-cell>
          <table:table-cell office:value-type="float" office:value="0.0241198539734" calcext:value-type="float">
            <text:p>0,024119854</text:p>
          </table:table-cell>
          <table:table-cell table:formula="of:=[.C121]*1000" office:value-type="float" office:value="24.1198539734" calcext:value-type="float">
            <text:p>24,1198539734</text:p>
          </table:table-cell>
          <table:table-cell office:value-type="float" office:value="0.00937485694885" calcext:value-type="float">
            <text:p>0,0093748569</text:p>
          </table:table-cell>
          <table:table-cell table:formula="of:=[.E121]*1000" office:value-type="float" office:value="9.37485694885" calcext:value-type="float">
            <text:p>9,3748569489</text:p>
          </table:table-cell>
          <table:table-cell office:value-type="float" office:value="0.000216960906982" calcext:value-type="float">
            <text:p>0,0002169609</text:p>
          </table:table-cell>
          <table:table-cell table:formula="of:=1000*[.G121]" office:value-type="float" office:value="0.216960906982" calcext:value-type="float">
            <text:p>0,216960907</text:p>
          </table:table-cell>
          <table:table-cell office:value-type="float" office:value="0.033719618" calcext:value-type="float">
            <text:p>0,033719618</text:p>
          </table:table-cell>
          <table:table-cell table:formula="of:=1000*[.I121]" office:value-type="float" office:value="33.719618" calcext:value-type="float">
            <text:p>33,719618</text:p>
          </table:table-cell>
        </table:table-row>
        <table:table-row table:style-name="ro1" table:visibility="collapse">
          <table:table-cell/>
          <table:table-cell office:value-type="float" office:value="35.465329236" calcext:value-type="float">
            <text:p>35,465329236</text:p>
          </table:table-cell>
          <table:table-cell office:value-type="float" office:value="0.020525932312" calcext:value-type="float">
            <text:p>0,0205259323</text:p>
          </table:table-cell>
          <table:table-cell table:formula="of:=[.C122]*1000" office:value-type="float" office:value="20.525932312" calcext:value-type="float">
            <text:p>20,525932312</text:p>
          </table:table-cell>
          <table:table-cell office:value-type="float" office:value="0.00752186775208" calcext:value-type="float">
            <text:p>0,0075218678</text:p>
          </table:table-cell>
          <table:table-cell table:formula="of:=[.E122]*1000" office:value-type="float" office:value="7.52186775208" calcext:value-type="float">
            <text:p>7,5218677521</text:p>
          </table:table-cell>
          <table:table-cell office:value-type="float" office:value="0.000142097473145" calcext:value-type="float">
            <text:p>0,0001420975</text:p>
          </table:table-cell>
          <table:table-cell table:formula="of:=1000*[.G122]" office:value-type="float" office:value="0.142097473145" calcext:value-type="float">
            <text:p>0,1420974731</text:p>
          </table:table-cell>
          <table:table-cell office:value-type="float" office:value="0.028196552" calcext:value-type="float">
            <text:p>0,028196552</text:p>
          </table:table-cell>
          <table:table-cell table:formula="of:=1000*[.I122]" office:value-type="float" office:value="28.196552" calcext:value-type="float">
            <text:p>28,196552</text:p>
          </table:table-cell>
        </table:table-row>
        <table:table-row table:style-name="ro1" table:visibility="collapse">
          <table:table-cell/>
          <table:table-cell office:value-type="float" office:value="28.9453328024" calcext:value-type="float">
            <text:p>28,9453328024</text:p>
          </table:table-cell>
          <table:table-cell office:value-type="float" office:value="0.0266108512878" calcext:value-type="float">
            <text:p>0,0266108513</text:p>
          </table:table-cell>
          <table:table-cell table:formula="of:=[.C123]*1000" office:value-type="float" office:value="26.6108512878" calcext:value-type="float">
            <text:p>26,6108512878</text:p>
          </table:table-cell>
          <table:table-cell office:value-type="float" office:value="0.00778889656067" calcext:value-type="float">
            <text:p>0,0077888966</text:p>
          </table:table-cell>
          <table:table-cell table:formula="of:=[.E123]*1000" office:value-type="float" office:value="7.78889656067" calcext:value-type="float">
            <text:p>7,7888965607</text:p>
          </table:table-cell>
          <table:table-cell office:value-type="float" office:value="0.000142097473145" calcext:value-type="float">
            <text:p>0,0001420975</text:p>
          </table:table-cell>
          <table:table-cell table:formula="of:=1000*[.G123]" office:value-type="float" office:value="0.142097473145" calcext:value-type="float">
            <text:p>0,1420974731</text:p>
          </table:table-cell>
          <table:table-cell office:value-type="float" office:value="0.034547884" calcext:value-type="float">
            <text:p>0,034547884</text:p>
          </table:table-cell>
          <table:table-cell table:formula="of:=1000*[.I123]" office:value-type="float" office:value="34.547884" calcext:value-type="float">
            <text:p>34,547884</text:p>
          </table:table-cell>
        </table:table-row>
        <table:table-row table:style-name="ro1" table:visibility="collapse">
          <table:table-cell/>
          <table:table-cell office:value-type="float" office:value="33.5719515745" calcext:value-type="float">
            <text:p>33,5719515745</text:p>
          </table:table-cell>
          <table:table-cell office:value-type="float" office:value="0.0226500034332" calcext:value-type="float">
            <text:p>0,0226500034</text:p>
          </table:table-cell>
          <table:table-cell table:formula="of:=[.C124]*1000" office:value-type="float" office:value="22.6500034332" calcext:value-type="float">
            <text:p>22,6500034332</text:p>
          </table:table-cell>
          <table:table-cell office:value-type="float" office:value="0.0069899559021" calcext:value-type="float">
            <text:p>0,0069899559</text:p>
          </table:table-cell>
          <table:table-cell table:formula="of:=[.E124]*1000" office:value-type="float" office:value="6.9899559021" calcext:value-type="float">
            <text:p>6,9899559021</text:p>
          </table:table-cell>
          <table:table-cell office:value-type="float" office:value="0.000140190124512" calcext:value-type="float">
            <text:p>0,0001401901</text:p>
          </table:table-cell>
          <table:table-cell table:formula="of:=1000*[.G124]" office:value-type="float" office:value="0.140190124512" calcext:value-type="float">
            <text:p>0,1401901245</text:p>
          </table:table-cell>
          <table:table-cell office:value-type="float" office:value="0.02978677" calcext:value-type="float">
            <text:p>0,02978677</text:p>
          </table:table-cell>
          <table:table-cell table:formula="of:=1000*[.I124]" office:value-type="float" office:value="29.78677" calcext:value-type="float">
            <text:p>29,78677</text:p>
          </table:table-cell>
        </table:table-row>
        <table:table-row table:style-name="ro1" table:visibility="collapse">
          <table:table-cell/>
          <table:table-cell office:value-type="float" office:value="32.1579733428" calcext:value-type="float">
            <text:p>32,1579733428</text:p>
          </table:table-cell>
          <table:table-cell office:value-type="float" office:value="0.0231668949127" calcext:value-type="float">
            <text:p>0,0231668949</text:p>
          </table:table-cell>
          <table:table-cell table:formula="of:=[.C125]*1000" office:value-type="float" office:value="23.1668949127" calcext:value-type="float">
            <text:p>23,1668949127</text:p>
          </table:table-cell>
          <table:table-cell office:value-type="float" office:value="0.00778198242188" calcext:value-type="float">
            <text:p>0,0077819824</text:p>
          </table:table-cell>
          <table:table-cell table:formula="of:=[.E125]*1000" office:value-type="float" office:value="7.78198242188" calcext:value-type="float">
            <text:p>7,7819824219</text:p>
          </table:table-cell>
          <table:table-cell office:value-type="float" office:value="0.000140190124512" calcext:value-type="float">
            <text:p>0,0001401901</text:p>
          </table:table-cell>
          <table:table-cell table:formula="of:=1000*[.G125]" office:value-type="float" office:value="0.140190124512" calcext:value-type="float">
            <text:p>0,1401901245</text:p>
          </table:table-cell>
          <table:table-cell office:value-type="float" office:value="0.031096487" calcext:value-type="float">
            <text:p>0,031096487</text:p>
          </table:table-cell>
          <table:table-cell table:formula="of:=1000*[.I125]" office:value-type="float" office:value="31.096487" calcext:value-type="float">
            <text:p>31,096487</text:p>
          </table:table-cell>
        </table:table-row>
        <table:table-row table:style-name="ro1" table:visibility="collapse">
          <table:table-cell/>
          <table:table-cell office:value-type="float" office:value="29.427546526" calcext:value-type="float">
            <text:p>29,427546526</text:p>
          </table:table-cell>
          <table:table-cell office:value-type="float" office:value="0.0265741348267" calcext:value-type="float">
            <text:p>0,0265741348</text:p>
          </table:table-cell>
          <table:table-cell table:formula="of:=[.C126]*1000" office:value-type="float" office:value="26.5741348267" calcext:value-type="float">
            <text:p>26,5741348267</text:p>
          </table:table-cell>
          <table:table-cell office:value-type="float" office:value="0.00725793838501" calcext:value-type="float">
            <text:p>0,0072579384</text:p>
          </table:table-cell>
          <table:table-cell table:formula="of:=[.E126]*1000" office:value-type="float" office:value="7.25793838501" calcext:value-type="float">
            <text:p>7,257938385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126]" office:value-type="float" office:value="0.141143798828" calcext:value-type="float">
            <text:p>0,1411437988</text:p>
          </table:table-cell>
          <table:table-cell office:value-type="float" office:value="0.033981766" calcext:value-type="float">
            <text:p>0,033981766</text:p>
          </table:table-cell>
          <table:table-cell table:formula="of:=1000*[.I126]" office:value-type="float" office:value="33.981766" calcext:value-type="float">
            <text:p>33,981766</text:p>
          </table:table-cell>
        </table:table-row>
        <table:table-row table:style-name="ro1" table:visibility="collapse">
          <table:table-cell/>
          <table:table-cell office:value-type="float" office:value="30.6454965125" calcext:value-type="float">
            <text:p>30,6454965125</text:p>
          </table:table-cell>
          <table:table-cell office:value-type="float" office:value="0.0228650569916" calcext:value-type="float">
            <text:p>0,022865057</text:p>
          </table:table-cell>
          <table:table-cell table:formula="of:=[.C127]*1000" office:value-type="float" office:value="22.8650569916" calcext:value-type="float">
            <text:p>22,8650569916</text:p>
          </table:table-cell>
          <table:table-cell office:value-type="float" office:value="0.00955200195312" calcext:value-type="float">
            <text:p>0,009552002</text:p>
          </table:table-cell>
          <table:table-cell table:formula="of:=[.E127]*1000" office:value-type="float" office:value="9.55200195312" calcext:value-type="float">
            <text:p>9,5520019531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127]" office:value-type="float" office:value="0.205039978027" calcext:value-type="float">
            <text:p>0,205039978</text:p>
          </table:table-cell>
          <table:table-cell office:value-type="float" office:value="0.032631222" calcext:value-type="float">
            <text:p>0,032631222</text:p>
          </table:table-cell>
          <table:table-cell table:formula="of:=1000*[.I127]" office:value-type="float" office:value="32.631222" calcext:value-type="float">
            <text:p>32,631222</text:p>
          </table:table-cell>
        </table:table-row>
        <table:table-row table:style-name="ro1" table:visibility="collapse">
          <table:table-cell/>
          <table:table-cell office:value-type="float" office:value="32.7283337203" calcext:value-type="float">
            <text:p>32,7283337203</text:p>
          </table:table-cell>
          <table:table-cell office:value-type="float" office:value="0.020112991333" calcext:value-type="float">
            <text:p>0,0201129913</text:p>
          </table:table-cell>
          <table:table-cell table:formula="of:=[.C128]*1000" office:value-type="float" office:value="20.112991333" calcext:value-type="float">
            <text:p>20,112991333</text:p>
          </table:table-cell>
          <table:table-cell office:value-type="float" office:value="0.0102090835571" calcext:value-type="float">
            <text:p>0,0102090836</text:p>
          </table:table-cell>
          <table:table-cell table:formula="of:=[.E128]*1000" office:value-type="float" office:value="10.2090835571" calcext:value-type="float">
            <text:p>10,2090835571</text:p>
          </table:table-cell>
          <table:table-cell office:value-type="float" office:value="0.000221967697144" calcext:value-type="float">
            <text:p>0,0002219677</text:p>
          </table:table-cell>
          <table:table-cell table:formula="of:=1000*[.G128]" office:value-type="float" office:value="0.221967697144" calcext:value-type="float">
            <text:p>0,2219676971</text:p>
          </table:table-cell>
          <table:table-cell office:value-type="float" office:value="0.030554565" calcext:value-type="float">
            <text:p>0,030554565</text:p>
          </table:table-cell>
          <table:table-cell table:formula="of:=1000*[.I128]" office:value-type="float" office:value="30.554565" calcext:value-type="float">
            <text:p>30,554565</text:p>
          </table:table-cell>
        </table:table-row>
        <table:table-row table:style-name="ro1" table:visibility="collapse">
          <table:table-cell/>
          <table:table-cell office:value-type="float" office:value="31.0752579977" calcext:value-type="float">
            <text:p>31,0752579977</text:p>
          </table:table-cell>
          <table:table-cell office:value-type="float" office:value="0.0237729549408" calcext:value-type="float">
            <text:p>0,0237729549</text:p>
          </table:table-cell>
          <table:table-cell table:formula="of:=[.C129]*1000" office:value-type="float" office:value="23.7729549408" calcext:value-type="float">
            <text:p>23,7729549408</text:p>
          </table:table-cell>
          <table:table-cell office:value-type="float" office:value="0.00816679000854" calcext:value-type="float">
            <text:p>0,00816679</text:p>
          </table:table-cell>
          <table:table-cell table:formula="of:=[.E129]*1000" office:value-type="float" office:value="8.16679000854" calcext:value-type="float">
            <text:p>8,1667900085</text:p>
          </table:table-cell>
          <table:table-cell office:value-type="float" office:value="0.000233173370361" calcext:value-type="float">
            <text:p>0,0002331734</text:p>
          </table:table-cell>
          <table:table-cell table:formula="of:=1000*[.G129]" office:value-type="float" office:value="0.233173370361" calcext:value-type="float">
            <text:p>0,2331733704</text:p>
          </table:table-cell>
          <table:table-cell office:value-type="float" office:value="0.032179942" calcext:value-type="float">
            <text:p>0,032179942</text:p>
          </table:table-cell>
          <table:table-cell table:formula="of:=1000*[.I129]" office:value-type="float" office:value="32.179942" calcext:value-type="float">
            <text:p>32,179942</text:p>
          </table:table-cell>
        </table:table-row>
        <table:table-row table:style-name="ro1" table:visibility="collapse">
          <table:table-cell/>
          <table:table-cell office:value-type="float" office:value="33.78735771" calcext:value-type="float">
            <text:p>33,78735771</text:p>
          </table:table-cell>
          <table:table-cell office:value-type="float" office:value="0.0214278697968" calcext:value-type="float">
            <text:p>0,0214278698</text:p>
          </table:table-cell>
          <table:table-cell table:formula="of:=[.C130]*1000" office:value-type="float" office:value="21.4278697968" calcext:value-type="float">
            <text:p>21,4278697968</text:p>
          </table:table-cell>
          <table:table-cell office:value-type="float" office:value="0.00801086425781" calcext:value-type="float">
            <text:p>0,0080108643</text:p>
          </table:table-cell>
          <table:table-cell table:formula="of:=[.E130]*1000" office:value-type="float" office:value="8.01086425781" calcext:value-type="float">
            <text:p>8,0108642578</text:p>
          </table:table-cell>
          <table:table-cell office:value-type="float" office:value="0.00015115737915" calcext:value-type="float">
            <text:p>0,0001511574</text:p>
          </table:table-cell>
          <table:table-cell table:formula="of:=1000*[.G130]" office:value-type="float" office:value="0.15115737915" calcext:value-type="float">
            <text:p>0,1511573792</text:p>
          </table:table-cell>
          <table:table-cell office:value-type="float" office:value="0.029596869" calcext:value-type="float">
            <text:p>0,029596869</text:p>
          </table:table-cell>
          <table:table-cell table:formula="of:=1000*[.I130]" office:value-type="float" office:value="29.596869" calcext:value-type="float">
            <text:p>29,596869</text:p>
          </table:table-cell>
        </table:table-row>
        <table:table-row table:style-name="ro1" table:visibility="collapse">
          <table:table-cell/>
          <table:table-cell office:value-type="float" office:value="31.4608951613" calcext:value-type="float">
            <text:p>31,4608951613</text:p>
          </table:table-cell>
          <table:table-cell office:value-type="float" office:value="0.022274017334" calcext:value-type="float">
            <text:p>0,0222740173</text:p>
          </table:table-cell>
          <table:table-cell table:formula="of:=[.C131]*1000" office:value-type="float" office:value="22.274017334" calcext:value-type="float">
            <text:p>22,274017334</text:p>
          </table:table-cell>
          <table:table-cell office:value-type="float" office:value="0.00934505462646" calcext:value-type="float">
            <text:p>0,0093450546</text:p>
          </table:table-cell>
          <table:table-cell table:formula="of:=[.E131]*1000" office:value-type="float" office:value="9.34505462646" calcext:value-type="float">
            <text:p>9,3450546265</text:p>
          </table:table-cell>
          <table:table-cell office:value-type="float" office:value="0.000159978866577" calcext:value-type="float">
            <text:p>0,0001599789</text:p>
          </table:table-cell>
          <table:table-cell table:formula="of:=1000*[.G131]" office:value-type="float" office:value="0.159978866577" calcext:value-type="float">
            <text:p>0,1599788666</text:p>
          </table:table-cell>
          <table:table-cell office:value-type="float" office:value="0.031785491" calcext:value-type="float">
            <text:p>0,031785491</text:p>
          </table:table-cell>
          <table:table-cell table:formula="of:=1000*[.I131]" office:value-type="float" office:value="31.785491" calcext:value-type="float">
            <text:p>31,785491</text:p>
          </table:table-cell>
        </table:table-row>
        <table:table-row table:style-name="ro1" table:visibility="collapse">
          <table:table-cell/>
          <table:table-cell office:value-type="float" office:value="29.2392266096" calcext:value-type="float">
            <text:p>29,2392266096</text:p>
          </table:table-cell>
          <table:table-cell office:value-type="float" office:value="0.0262730121613" calcext:value-type="float">
            <text:p>0,0262730122</text:p>
          </table:table-cell>
          <table:table-cell table:formula="of:=[.C132]*1000" office:value-type="float" office:value="26.2730121613" calcext:value-type="float">
            <text:p>26,2730121613</text:p>
          </table:table-cell>
          <table:table-cell office:value-type="float" office:value="0.00776815414429" calcext:value-type="float">
            <text:p>0,0077681541</text:p>
          </table:table-cell>
          <table:table-cell table:formula="of:=[.E132]*1000" office:value-type="float" office:value="7.76815414429" calcext:value-type="float">
            <text:p>7,7681541443</text:p>
          </table:table-cell>
          <table:table-cell office:value-type="float" office:value="0.000150918960571" calcext:value-type="float">
            <text:p>0,000150919</text:p>
          </table:table-cell>
          <table:table-cell table:formula="of:=1000*[.G132]" office:value-type="float" office:value="0.150918960571" calcext:value-type="float">
            <text:p>0,1509189606</text:p>
          </table:table-cell>
          <table:table-cell office:value-type="float" office:value="0.034200631" calcext:value-type="float">
            <text:p>0,034200631</text:p>
          </table:table-cell>
          <table:table-cell table:formula="of:=1000*[.I132]" office:value-type="float" office:value="34.200631" calcext:value-type="float">
            <text:p>34,200631</text:p>
          </table:table-cell>
        </table:table-row>
        <table:table-row table:style-name="ro1" table:visibility="collapse">
          <table:table-cell/>
          <table:table-cell office:value-type="float" office:value="35.8324110967" calcext:value-type="float">
            <text:p>35,8324110967</text:p>
          </table:table-cell>
          <table:table-cell office:value-type="float" office:value="0.0191779136658" calcext:value-type="float">
            <text:p>0,0191779137</text:p>
          </table:table-cell>
          <table:table-cell table:formula="of:=[.C133]*1000" office:value-type="float" office:value="19.1779136658" calcext:value-type="float">
            <text:p>19,1779136658</text:p>
          </table:table-cell>
          <table:table-cell office:value-type="float" office:value="0.00853490829468" calcext:value-type="float">
            <text:p>0,0085349083</text:p>
          </table:table-cell>
          <table:table-cell table:formula="of:=[.E133]*1000" office:value-type="float" office:value="8.53490829468" calcext:value-type="float">
            <text:p>8,5349082947</text:p>
          </table:table-cell>
          <table:table-cell office:value-type="float" office:value="0.000185966491699" calcext:value-type="float">
            <text:p>0,0001859665</text:p>
          </table:table-cell>
          <table:table-cell table:formula="of:=1000*[.G133]" office:value-type="float" office:value="0.185966491699" calcext:value-type="float">
            <text:p>0,1859664917</text:p>
          </table:table-cell>
          <table:table-cell office:value-type="float" office:value="0.027907695" calcext:value-type="float">
            <text:p>0,027907695</text:p>
          </table:table-cell>
          <table:table-cell table:formula="of:=1000*[.I133]" office:value-type="float" office:value="27.907695" calcext:value-type="float">
            <text:p>27,907695</text:p>
          </table:table-cell>
        </table:table-row>
        <table:table-row table:style-name="ro1" table:visibility="collapse">
          <table:table-cell/>
          <table:table-cell office:value-type="float" office:value="33.4742173879" calcext:value-type="float">
            <text:p>33,4742173879</text:p>
          </table:table-cell>
          <table:table-cell office:value-type="float" office:value="0.0215470790863" calcext:value-type="float">
            <text:p>0,0215470791</text:p>
          </table:table-cell>
          <table:table-cell table:formula="of:=[.C134]*1000" office:value-type="float" office:value="21.5470790863" calcext:value-type="float">
            <text:p>21,5470790863</text:p>
          </table:table-cell>
          <table:table-cell office:value-type="float" office:value="0.00816893577576" calcext:value-type="float">
            <text:p>0,0081689358</text:p>
          </table:table-cell>
          <table:table-cell table:formula="of:=[.E134]*1000" office:value-type="float" office:value="8.16893577576" calcext:value-type="float">
            <text:p>8,1689357758</text:p>
          </table:table-cell>
          <table:table-cell office:value-type="float" office:value="0.000149965286255" calcext:value-type="float">
            <text:p>0,0001499653</text:p>
          </table:table-cell>
          <table:table-cell table:formula="of:=1000*[.G134]" office:value-type="float" office:value="0.149965286255" calcext:value-type="float">
            <text:p>0,1499652863</text:p>
          </table:table-cell>
          <table:table-cell office:value-type="float" office:value="0.029873738" calcext:value-type="float">
            <text:p>0,029873738</text:p>
          </table:table-cell>
          <table:table-cell table:formula="of:=1000*[.I134]" office:value-type="float" office:value="29.873738" calcext:value-type="float">
            <text:p>29,873738</text:p>
          </table:table-cell>
        </table:table-row>
        <table:table-row table:style-name="ro1" table:visibility="collapse">
          <table:table-cell/>
          <table:table-cell office:value-type="float" office:value="27.8837173144" calcext:value-type="float">
            <text:p>27,8837173144</text:p>
          </table:table-cell>
          <table:table-cell office:value-type="float" office:value="0.0261929035187" calcext:value-type="float">
            <text:p>0,0261929035</text:p>
          </table:table-cell>
          <table:table-cell table:formula="of:=[.C135]*1000" office:value-type="float" office:value="26.1929035187" calcext:value-type="float">
            <text:p>26,1929035187</text:p>
          </table:table-cell>
          <table:table-cell office:value-type="float" office:value="0.00951099395752" calcext:value-type="float">
            <text:p>0,009510994</text:p>
          </table:table-cell>
          <table:table-cell table:formula="of:=[.E135]*1000" office:value-type="float" office:value="9.51099395752" calcext:value-type="float">
            <text:p>9,5109939575</text:p>
          </table:table-cell>
          <table:table-cell office:value-type="float" office:value="0.000150918960571" calcext:value-type="float">
            <text:p>0,000150919</text:p>
          </table:table-cell>
          <table:table-cell table:formula="of:=1000*[.G135]" office:value-type="float" office:value="0.150918960571" calcext:value-type="float">
            <text:p>0,1509189606</text:p>
          </table:table-cell>
          <table:table-cell office:value-type="float" office:value="0.035863224" calcext:value-type="float">
            <text:p>0,035863224</text:p>
          </table:table-cell>
          <table:table-cell table:formula="of:=1000*[.I135]" office:value-type="float" office:value="35.863224" calcext:value-type="float">
            <text:p>35,863224</text:p>
          </table:table-cell>
        </table:table-row>
        <table:table-row table:style-name="ro1" table:visibility="collapse">
          <table:table-cell/>
          <table:table-cell office:value-type="float" office:value="35.247471972" calcext:value-type="float">
            <text:p>35,247471972</text:p>
          </table:table-cell>
          <table:table-cell office:value-type="float" office:value="0.0202147960663" calcext:value-type="float">
            <text:p>0,0202147961</text:p>
          </table:table-cell>
          <table:table-cell table:formula="of:=[.C136]*1000" office:value-type="float" office:value="20.2147960663" calcext:value-type="float">
            <text:p>20,2147960663</text:p>
          </table:table-cell>
          <table:table-cell office:value-type="float" office:value="0.00799489021301" calcext:value-type="float">
            <text:p>0,0079948902</text:p>
          </table:table-cell>
          <table:table-cell table:formula="of:=[.E136]*1000" office:value-type="float" office:value="7.99489021301" calcext:value-type="float">
            <text:p>7,994890213</text:p>
          </table:table-cell>
          <table:table-cell office:value-type="float" office:value="0.000153064727783" calcext:value-type="float">
            <text:p>0,0001530647</text:p>
          </table:table-cell>
          <table:table-cell table:formula="of:=1000*[.G136]" office:value-type="float" office:value="0.153064727783" calcext:value-type="float">
            <text:p>0,1530647278</text:p>
          </table:table-cell>
          <table:table-cell office:value-type="float" office:value="0.028370829" calcext:value-type="float">
            <text:p>0,028370829</text:p>
          </table:table-cell>
          <table:table-cell table:formula="of:=1000*[.I136]" office:value-type="float" office:value="28.370829" calcext:value-type="float">
            <text:p>28,370829</text:p>
          </table:table-cell>
        </table:table-row>
        <table:table-row table:style-name="ro1" table:visibility="collapse">
          <table:table-cell/>
          <table:table-cell office:value-type="float" office:value="31.7565345898" calcext:value-type="float">
            <text:p>31,7565345898</text:p>
          </table:table-cell>
          <table:table-cell office:value-type="float" office:value="0.0222110748291" calcext:value-type="float">
            <text:p>0,0222110748</text:p>
          </table:table-cell>
          <table:table-cell table:formula="of:=[.C137]*1000" office:value-type="float" office:value="22.2110748291" calcext:value-type="float">
            <text:p>22,2110748291</text:p>
          </table:table-cell>
          <table:table-cell office:value-type="float" office:value="0.00912094116211" calcext:value-type="float">
            <text:p>0,0091209412</text:p>
          </table:table-cell>
          <table:table-cell table:formula="of:=[.E137]*1000" office:value-type="float" office:value="9.12094116211" calcext:value-type="float">
            <text:p>9,1209411621</text:p>
          </table:table-cell>
          <table:table-cell office:value-type="float" office:value="0.000150918960571" calcext:value-type="float">
            <text:p>0,000150919</text:p>
          </table:table-cell>
          <table:table-cell table:formula="of:=1000*[.G137]" office:value-type="float" office:value="0.150918960571" calcext:value-type="float">
            <text:p>0,1509189606</text:p>
          </table:table-cell>
          <table:table-cell office:value-type="float" office:value="0.031489582" calcext:value-type="float">
            <text:p>0,031489582</text:p>
          </table:table-cell>
          <table:table-cell table:formula="of:=1000*[.I137]" office:value-type="float" office:value="31.489582" calcext:value-type="float">
            <text:p>31,489582</text:p>
          </table:table-cell>
        </table:table-row>
        <table:table-row table:style-name="ro1" table:visibility="collapse">
          <table:table-cell/>
          <table:table-cell office:value-type="float" office:value="30.5341842559" calcext:value-type="float">
            <text:p>30,5341842559</text:p>
          </table:table-cell>
          <table:table-cell office:value-type="float" office:value="0.0250539779663" calcext:value-type="float">
            <text:p>0,025053978</text:p>
          </table:table-cell>
          <table:table-cell table:formula="of:=[.C138]*1000" office:value-type="float" office:value="25.0539779663" calcext:value-type="float">
            <text:p>25,0539779663</text:p>
          </table:table-cell>
          <table:table-cell office:value-type="float" office:value="0.0075352191925" calcext:value-type="float">
            <text:p>0,0075352192</text:p>
          </table:table-cell>
          <table:table-cell table:formula="of:=[.E138]*1000" office:value-type="float" office:value="7.5352191925" calcext:value-type="float">
            <text:p>7,5352191925</text:p>
          </table:table-cell>
          <table:table-cell office:value-type="float" office:value="0.000153779983521" calcext:value-type="float">
            <text:p>0,00015378</text:p>
          </table:table-cell>
          <table:table-cell table:formula="of:=1000*[.G138]" office:value-type="float" office:value="0.153779983521" calcext:value-type="float">
            <text:p>0,1537799835</text:p>
          </table:table-cell>
          <table:table-cell office:value-type="float" office:value="0.032750179" calcext:value-type="float">
            <text:p>0,032750179</text:p>
          </table:table-cell>
          <table:table-cell table:formula="of:=1000*[.I138]" office:value-type="float" office:value="32.750179" calcext:value-type="float">
            <text:p>32,750179</text:p>
          </table:table-cell>
        </table:table-row>
        <table:table-row table:style-name="ro1" table:visibility="collapse">
          <table:table-cell/>
          <table:table-cell office:value-type="float" office:value="32.2180621544" calcext:value-type="float">
            <text:p>32,2180621544</text:p>
          </table:table-cell>
          <table:table-cell office:value-type="float" office:value="0.0226249694824" calcext:value-type="float">
            <text:p>0,0226249695</text:p>
          </table:table-cell>
          <table:table-cell table:formula="of:=[.C139]*1000" office:value-type="float" office:value="22.6249694824" calcext:value-type="float">
            <text:p>22,6249694824</text:p>
          </table:table-cell>
          <table:table-cell office:value-type="float" office:value="0.00825619697571" calcext:value-type="float">
            <text:p>0,008256197</text:p>
          </table:table-cell>
          <table:table-cell table:formula="of:=[.E139]*1000" office:value-type="float" office:value="8.25619697571" calcext:value-type="float">
            <text:p>8,2561969757</text:p>
          </table:table-cell>
          <table:table-cell office:value-type="float" office:value="0.000150918960571" calcext:value-type="float">
            <text:p>0,000150919</text:p>
          </table:table-cell>
          <table:table-cell table:formula="of:=1000*[.G139]" office:value-type="float" office:value="0.150918960571" calcext:value-type="float">
            <text:p>0,1509189606</text:p>
          </table:table-cell>
          <table:table-cell office:value-type="float" office:value="0.03103849" calcext:value-type="float">
            <text:p>0,03103849</text:p>
          </table:table-cell>
          <table:table-cell table:formula="of:=1000*[.I139]" office:value-type="float" office:value="31.03849" calcext:value-type="float">
            <text:p>31,03849</text:p>
          </table:table-cell>
        </table:table-row>
        <table:table-row table:style-name="ro1" table:visibility="collapse">
          <table:table-cell/>
          <table:table-cell office:value-type="float" office:value="32.9354880081" calcext:value-type="float">
            <text:p>32,9354880081</text:p>
          </table:table-cell>
          <table:table-cell office:value-type="float" office:value="0.0221230983734" calcext:value-type="float">
            <text:p>0,0221230984</text:p>
          </table:table-cell>
          <table:table-cell table:formula="of:=[.C140]*1000" office:value-type="float" office:value="22.1230983734" calcext:value-type="float">
            <text:p>22,1230983734</text:p>
          </table:table-cell>
          <table:table-cell office:value-type="float" office:value="0.00808191299438" calcext:value-type="float">
            <text:p>0,008081913</text:p>
          </table:table-cell>
          <table:table-cell table:formula="of:=[.E140]*1000" office:value-type="float" office:value="8.08191299438" calcext:value-type="float">
            <text:p>8,0819129944</text:p>
          </table:table-cell>
          <table:table-cell office:value-type="float" office:value="0.000149965286255" calcext:value-type="float">
            <text:p>0,0001499653</text:p>
          </table:table-cell>
          <table:table-cell table:formula="of:=1000*[.G140]" office:value-type="float" office:value="0.149965286255" calcext:value-type="float">
            <text:p>0,1499652863</text:p>
          </table:table-cell>
          <table:table-cell office:value-type="float" office:value="0.030362386" calcext:value-type="float">
            <text:p>0,030362386</text:p>
          </table:table-cell>
          <table:table-cell table:formula="of:=1000*[.I140]" office:value-type="float" office:value="30.362386" calcext:value-type="float">
            <text:p>30,362386</text:p>
          </table:table-cell>
        </table:table-row>
        <table:table-row table:style-name="ro1" table:visibility="collapse">
          <table:table-cell/>
          <table:table-cell office:value-type="float" office:value="28.7831193683" calcext:value-type="float">
            <text:p>28,7831193683</text:p>
          </table:table-cell>
          <table:table-cell office:value-type="float" office:value="0.0259878635406" calcext:value-type="float">
            <text:p>0,0259878635</text:p>
          </table:table-cell>
          <table:table-cell table:formula="of:=[.C141]*1000" office:value-type="float" office:value="25.9878635406" calcext:value-type="float">
            <text:p>25,9878635406</text:p>
          </table:table-cell>
          <table:table-cell office:value-type="float" office:value="0.00859498977661" calcext:value-type="float">
            <text:p>0,0085949898</text:p>
          </table:table-cell>
          <table:table-cell table:formula="of:=[.E141]*1000" office:value-type="float" office:value="8.59498977661" calcext:value-type="float">
            <text:p>8,5949897766</text:p>
          </table:table-cell>
          <table:table-cell office:value-type="float" office:value="0.000151872634888" calcext:value-type="float">
            <text:p>0,0001518726</text:p>
          </table:table-cell>
          <table:table-cell table:formula="of:=1000*[.G141]" office:value-type="float" office:value="0.151872634888" calcext:value-type="float">
            <text:p>0,1518726349</text:p>
          </table:table-cell>
          <table:table-cell office:value-type="float" office:value="0.034742586" calcext:value-type="float">
            <text:p>0,034742586</text:p>
          </table:table-cell>
          <table:table-cell table:formula="of:=1000*[.I141]" office:value-type="float" office:value="34.742586" calcext:value-type="float">
            <text:p>34,742586</text:p>
          </table:table-cell>
        </table:table-row>
        <table:table-row table:style-name="ro1" table:visibility="collapse">
          <table:table-cell/>
          <table:table-cell office:value-type="float" office:value="33.5234627699" calcext:value-type="float">
            <text:p>33,5234627699</text:p>
          </table:table-cell>
          <table:table-cell office:value-type="float" office:value="0.0218408107758" calcext:value-type="float">
            <text:p>0,0218408108</text:p>
          </table:table-cell>
          <table:table-cell table:formula="of:=[.C142]*1000" office:value-type="float" office:value="21.8408107758" calcext:value-type="float">
            <text:p>21,8408107758</text:p>
          </table:table-cell>
          <table:table-cell office:value-type="float" office:value="0.00782608985901" calcext:value-type="float">
            <text:p>0,0078260899</text:p>
          </table:table-cell>
          <table:table-cell table:formula="of:=[.E142]*1000" office:value-type="float" office:value="7.82608985901" calcext:value-type="float">
            <text:p>7,826089859</text:p>
          </table:table-cell>
          <table:table-cell office:value-type="float" office:value="0.0001540184021" calcext:value-type="float">
            <text:p>0,0001540184</text:p>
          </table:table-cell>
          <table:table-cell table:formula="of:=1000*[.G142]" office:value-type="float" office:value="0.1540184021" calcext:value-type="float">
            <text:p>0,1540184021</text:p>
          </table:table-cell>
          <table:table-cell office:value-type="float" office:value="0.029829854" calcext:value-type="float">
            <text:p>0,029829854</text:p>
          </table:table-cell>
          <table:table-cell table:formula="of:=1000*[.I142]" office:value-type="float" office:value="29.829854" calcext:value-type="float">
            <text:p>29,829854</text:p>
          </table:table-cell>
        </table:table-row>
        <table:table-row table:style-name="ro1" table:visibility="collapse">
          <table:table-cell/>
          <table:table-cell office:value-type="float" office:value="29.6243762402" calcext:value-type="float">
            <text:p>29,6243762402</text:p>
          </table:table-cell>
          <table:table-cell office:value-type="float" office:value="0.0262868404388" calcext:value-type="float">
            <text:p>0,0262868404</text:p>
          </table:table-cell>
          <table:table-cell table:formula="of:=[.C143]*1000" office:value-type="float" office:value="26.2868404388" calcext:value-type="float">
            <text:p>26,2868404388</text:p>
          </table:table-cell>
          <table:table-cell office:value-type="float" office:value="0.00731301307678" calcext:value-type="float">
            <text:p>0,0073130131</text:p>
          </table:table-cell>
          <table:table-cell table:formula="of:=[.E143]*1000" office:value-type="float" office:value="7.31301307678" calcext:value-type="float">
            <text:p>7,3130130768</text:p>
          </table:table-cell>
          <table:table-cell office:value-type="float" office:value="0.000149965286255" calcext:value-type="float">
            <text:p>0,0001499653</text:p>
          </table:table-cell>
          <table:table-cell table:formula="of:=1000*[.G143]" office:value-type="float" office:value="0.149965286255" calcext:value-type="float">
            <text:p>0,1499652863</text:p>
          </table:table-cell>
          <table:table-cell office:value-type="float" office:value="0.033755985" calcext:value-type="float">
            <text:p>0,033755985</text:p>
          </table:table-cell>
          <table:table-cell table:formula="of:=1000*[.I143]" office:value-type="float" office:value="33.755985" calcext:value-type="float">
            <text:p>33,755985</text:p>
          </table:table-cell>
        </table:table-row>
        <table:table-row table:style-name="ro1" table:visibility="collapse">
          <table:table-cell/>
          <table:table-cell office:value-type="float" office:value="29.3414272638" calcext:value-type="float">
            <text:p>29,3414272638</text:p>
          </table:table-cell>
          <table:table-cell office:value-type="float" office:value="0.0232040882111" calcext:value-type="float">
            <text:p>0,0232040882</text:p>
          </table:table-cell>
          <table:table-cell table:formula="of:=[.C144]*1000" office:value-type="float" office:value="23.2040882111" calcext:value-type="float">
            <text:p>23,2040882111</text:p>
          </table:table-cell>
          <table:table-cell office:value-type="float" office:value="0.0106520652771" calcext:value-type="float">
            <text:p>0,0106520653</text:p>
          </table:table-cell>
          <table:table-cell table:formula="of:=[.E144]*1000" office:value-type="float" office:value="10.6520652771" calcext:value-type="float">
            <text:p>10,6520652771</text:p>
          </table:table-cell>
          <table:table-cell office:value-type="float" office:value="0.000216960906982" calcext:value-type="float">
            <text:p>0,0002169609</text:p>
          </table:table-cell>
          <table:table-cell table:formula="of:=1000*[.G144]" office:value-type="float" office:value="0.216960906982" calcext:value-type="float">
            <text:p>0,216960907</text:p>
          </table:table-cell>
          <table:table-cell office:value-type="float" office:value="0.034081505" calcext:value-type="float">
            <text:p>0,034081505</text:p>
          </table:table-cell>
          <table:table-cell table:formula="of:=1000*[.I144]" office:value-type="float" office:value="34.081505" calcext:value-type="float">
            <text:p>34,081505</text:p>
          </table:table-cell>
        </table:table-row>
        <table:table-row table:style-name="ro1" table:visibility="collapse">
          <table:table-cell/>
          <table:table-cell office:value-type="float" office:value="33.2896949818" calcext:value-type="float">
            <text:p>33,2896949818</text:p>
          </table:table-cell>
          <table:table-cell office:value-type="float" office:value="0.0193910598755" calcext:value-type="float">
            <text:p>0,0193910599</text:p>
          </table:table-cell>
          <table:table-cell table:formula="of:=[.C145]*1000" office:value-type="float" office:value="19.3910598755" calcext:value-type="float">
            <text:p>19,3910598755</text:p>
          </table:table-cell>
          <table:table-cell office:value-type="float" office:value="0.0104060173035" calcext:value-type="float">
            <text:p>0,0104060173</text:p>
          </table:table-cell>
          <table:table-cell table:formula="of:=[.E145]*1000" office:value-type="float" office:value="10.4060173035" calcext:value-type="float">
            <text:p>10,4060173035</text:p>
          </table:table-cell>
          <table:table-cell office:value-type="float" office:value="0.000232934951782" calcext:value-type="float">
            <text:p>0,000232935</text:p>
          </table:table-cell>
          <table:table-cell table:formula="of:=1000*[.G145]" office:value-type="float" office:value="0.232934951782" calcext:value-type="float">
            <text:p>0,2329349518</text:p>
          </table:table-cell>
          <table:table-cell office:value-type="float" office:value="0.030039326" calcext:value-type="float">
            <text:p>0,030039326</text:p>
          </table:table-cell>
          <table:table-cell table:formula="of:=1000*[.I145]" office:value-type="float" office:value="30.039326" calcext:value-type="float">
            <text:p>30,039326</text:p>
          </table:table-cell>
        </table:table-row>
        <table:table-row table:style-name="ro1" table:visibility="collapse">
          <table:table-cell/>
          <table:table-cell office:value-type="float" office:value="29.0364641368" calcext:value-type="float">
            <text:p>29,0364641368</text:p>
          </table:table-cell>
          <table:table-cell office:value-type="float" office:value="0.0232951641083" calcext:value-type="float">
            <text:p>0,0232951641</text:p>
          </table:table-cell>
          <table:table-cell table:formula="of:=[.C146]*1000" office:value-type="float" office:value="23.2951641083" calcext:value-type="float">
            <text:p>23,2951641083</text:p>
          </table:table-cell>
          <table:table-cell office:value-type="float" office:value="0.0108668804169" calcext:value-type="float">
            <text:p>0,0108668804</text:p>
          </table:table-cell>
          <table:table-cell table:formula="of:=[.E146]*1000" office:value-type="float" office:value="10.8668804169" calcext:value-type="float">
            <text:p>10,8668804169</text:p>
          </table:table-cell>
          <table:table-cell office:value-type="float" office:value="0.000269174575806" calcext:value-type="float">
            <text:p>0,0002691746</text:p>
          </table:table-cell>
          <table:table-cell table:formula="of:=1000*[.G146]" office:value-type="float" office:value="0.269174575806" calcext:value-type="float">
            <text:p>0,2691745758</text:p>
          </table:table-cell>
          <table:table-cell office:value-type="float" office:value="0.034439455" calcext:value-type="float">
            <text:p>0,034439455</text:p>
          </table:table-cell>
          <table:table-cell table:formula="of:=1000*[.I146]" office:value-type="float" office:value="34.439455" calcext:value-type="float">
            <text:p>34,439455</text:p>
          </table:table-cell>
        </table:table-row>
        <table:table-row table:style-name="ro1" table:visibility="collapse">
          <table:table-cell/>
          <table:table-cell office:value-type="float" office:value="33.481883522" calcext:value-type="float">
            <text:p>33,481883522</text:p>
          </table:table-cell>
          <table:table-cell office:value-type="float" office:value="0.0188601016998" calcext:value-type="float">
            <text:p>0,0188601017</text:p>
          </table:table-cell>
          <table:table-cell table:formula="of:=[.C147]*1000" office:value-type="float" office:value="18.8601016998" calcext:value-type="float">
            <text:p>18,8601016998</text:p>
          </table:table-cell>
          <table:table-cell office:value-type="float" office:value="0.0107820034027" calcext:value-type="float">
            <text:p>0,0107820034</text:p>
          </table:table-cell>
          <table:table-cell table:formula="of:=[.E147]*1000" office:value-type="float" office:value="10.7820034027" calcext:value-type="float">
            <text:p>10,7820034027</text:p>
          </table:table-cell>
          <table:table-cell office:value-type="float" office:value="0.000216007232666" calcext:value-type="float">
            <text:p>0,0002160072</text:p>
          </table:table-cell>
          <table:table-cell table:formula="of:=1000*[.G147]" office:value-type="float" office:value="0.216007232666" calcext:value-type="float">
            <text:p>0,2160072327</text:p>
          </table:table-cell>
          <table:table-cell office:value-type="float" office:value="0.029866898" calcext:value-type="float">
            <text:p>0,029866898</text:p>
          </table:table-cell>
          <table:table-cell table:formula="of:=1000*[.I147]" office:value-type="float" office:value="29.866898" calcext:value-type="float">
            <text:p>29,866898</text:p>
          </table:table-cell>
        </table:table-row>
        <table:table-row table:style-name="ro1" table:visibility="collapse">
          <table:table-cell/>
          <table:table-cell office:value-type="float" office:value="32.8374247342" calcext:value-type="float">
            <text:p>32,8374247342</text:p>
          </table:table-cell>
          <table:table-cell office:value-type="float" office:value="0.019278049469" calcext:value-type="float">
            <text:p>0,0192780495</text:p>
          </table:table-cell>
          <table:table-cell table:formula="of:=[.C148]*1000" office:value-type="float" office:value="19.278049469" calcext:value-type="float">
            <text:p>19,278049469</text:p>
          </table:table-cell>
          <table:table-cell office:value-type="float" office:value="0.0109169483185" calcext:value-type="float">
            <text:p>0,0109169483</text:p>
          </table:table-cell>
          <table:table-cell table:formula="of:=[.E148]*1000" office:value-type="float" office:value="10.9169483185" calcext:value-type="float">
            <text:p>10,9169483185</text:p>
          </table:table-cell>
          <table:table-cell office:value-type="float" office:value="0.000249862670898" calcext:value-type="float">
            <text:p>0,0002498627</text:p>
          </table:table-cell>
          <table:table-cell table:formula="of:=1000*[.G148]" office:value-type="float" office:value="0.249862670898" calcext:value-type="float">
            <text:p>0,2498626709</text:p>
          </table:table-cell>
          <table:table-cell office:value-type="float" office:value="0.030453058" calcext:value-type="float">
            <text:p>0,030453058</text:p>
          </table:table-cell>
          <table:table-cell table:formula="of:=1000*[.I148]" office:value-type="float" office:value="30.453058" calcext:value-type="float">
            <text:p>30,453058</text:p>
          </table:table-cell>
        </table:table-row>
        <table:table-row table:style-name="ro1" table:visibility="collapse">
          <table:table-cell/>
          <table:table-cell office:value-type="float" office:value="29.8146207382" calcext:value-type="float">
            <text:p>29,8146207382</text:p>
          </table:table-cell>
          <table:table-cell office:value-type="float" office:value="0.0228490829468" calcext:value-type="float">
            <text:p>0,0228490829</text:p>
          </table:table-cell>
          <table:table-cell table:formula="of:=[.C149]*1000" office:value-type="float" office:value="22.8490829468" calcext:value-type="float">
            <text:p>22,8490829468</text:p>
          </table:table-cell>
          <table:table-cell office:value-type="float" office:value="0.0104689598083" calcext:value-type="float">
            <text:p>0,0104689598</text:p>
          </table:table-cell>
          <table:table-cell table:formula="of:=[.E149]*1000" office:value-type="float" office:value="10.4689598083" calcext:value-type="float">
            <text:p>10,4689598083</text:p>
          </table:table-cell>
          <table:table-cell office:value-type="float" office:value="0.000216007232666" calcext:value-type="float">
            <text:p>0,0002160072</text:p>
          </table:table-cell>
          <table:table-cell table:formula="of:=1000*[.G149]" office:value-type="float" office:value="0.216007232666" calcext:value-type="float">
            <text:p>0,2160072327</text:p>
          </table:table-cell>
          <table:table-cell office:value-type="float" office:value="0.033540591" calcext:value-type="float">
            <text:p>0,033540591</text:p>
          </table:table-cell>
          <table:table-cell table:formula="of:=1000*[.I149]" office:value-type="float" office:value="33.540591" calcext:value-type="float">
            <text:p>33,540591</text:p>
          </table:table-cell>
        </table:table-row>
        <table:table-row table:style-name="ro1" table:visibility="collapse">
          <table:table-cell/>
          <table:table-cell office:value-type="float" office:value="32.2943685952" calcext:value-type="float">
            <text:p>32,2943685952</text:p>
          </table:table-cell>
          <table:table-cell office:value-type="float" office:value="0.0195739269257" calcext:value-type="float">
            <text:p>0,0195739269</text:p>
          </table:table-cell>
          <table:table-cell table:formula="of:=[.C150]*1000" office:value-type="float" office:value="19.5739269257" calcext:value-type="float">
            <text:p>19,5739269257</text:p>
          </table:table-cell>
          <table:table-cell office:value-type="float" office:value="0.0111339092255" calcext:value-type="float">
            <text:p>0,0111339092</text:p>
          </table:table-cell>
          <table:table-cell table:formula="of:=[.E150]*1000" office:value-type="float" office:value="11.1339092255" calcext:value-type="float">
            <text:p>11,1339092255</text:p>
          </table:table-cell>
          <table:table-cell office:value-type="float" office:value="0.000248908996582" calcext:value-type="float">
            <text:p>0,000248909</text:p>
          </table:table-cell>
          <table:table-cell table:formula="of:=1000*[.G150]" office:value-type="float" office:value="0.248908996582" calcext:value-type="float">
            <text:p>0,2489089966</text:p>
          </table:table-cell>
          <table:table-cell office:value-type="float" office:value="0.030965151" calcext:value-type="float">
            <text:p>0,030965151</text:p>
          </table:table-cell>
          <table:table-cell table:formula="of:=1000*[.I150]" office:value-type="float" office:value="30.965151" calcext:value-type="float">
            <text:p>30,965151</text:p>
          </table:table-cell>
        </table:table-row>
        <table:table-row table:style-name="ro1" table:visibility="collapse">
          <table:table-cell/>
          <table:table-cell office:value-type="float" office:value="33.9540357427" calcext:value-type="float">
            <text:p>33,9540357427</text:p>
          </table:table-cell>
          <table:table-cell office:value-type="float" office:value="0.0186281204224" calcext:value-type="float">
            <text:p>0,0186281204</text:p>
          </table:table-cell>
          <table:table-cell table:formula="of:=[.C151]*1000" office:value-type="float" office:value="18.6281204224" calcext:value-type="float">
            <text:p>18,6281204224</text:p>
          </table:table-cell>
          <table:table-cell office:value-type="float" office:value="0.0106010437012" calcext:value-type="float">
            <text:p>0,0106010437</text:p>
          </table:table-cell>
          <table:table-cell table:formula="of:=[.E151]*1000" office:value-type="float" office:value="10.6010437012" calcext:value-type="float">
            <text:p>10,6010437012</text:p>
          </table:table-cell>
          <table:table-cell office:value-type="float" office:value="0.00021505355835" calcext:value-type="float">
            <text:p>0,0002150536</text:p>
          </table:table-cell>
          <table:table-cell table:formula="of:=1000*[.G151]" office:value-type="float" office:value="0.21505355835" calcext:value-type="float">
            <text:p>0,2150535584</text:p>
          </table:table-cell>
          <table:table-cell office:value-type="float" office:value="0.02945158" calcext:value-type="float">
            <text:p>0,02945158</text:p>
          </table:table-cell>
          <table:table-cell table:formula="of:=1000*[.I151]" office:value-type="float" office:value="29.45158" calcext:value-type="float">
            <text:p>29,45158</text:p>
          </table:table-cell>
        </table:table-row>
        <table:table-row table:style-name="ro1" table:visibility="collapse">
          <table:table-cell/>
          <table:table-cell office:value-type="float" office:value="28.9867717418" calcext:value-type="float">
            <text:p>28,9867717418</text:p>
          </table:table-cell>
          <table:table-cell office:value-type="float" office:value="0.0235011577606" calcext:value-type="float">
            <text:p>0,0235011578</text:p>
          </table:table-cell>
          <table:table-cell table:formula="of:=[.C152]*1000" office:value-type="float" office:value="23.5011577606" calcext:value-type="float">
            <text:p>23,5011577606</text:p>
          </table:table-cell>
          <table:table-cell office:value-type="float" office:value="0.0107600688934" calcext:value-type="float">
            <text:p>0,0107600689</text:p>
          </table:table-cell>
          <table:table-cell table:formula="of:=[.E152]*1000" office:value-type="float" office:value="10.7600688934" calcext:value-type="float">
            <text:p>10,7600688934</text:p>
          </table:table-cell>
          <table:table-cell office:value-type="float" office:value="0.000230073928833" calcext:value-type="float">
            <text:p>0,0002300739</text:p>
          </table:table-cell>
          <table:table-cell table:formula="of:=1000*[.G152]" office:value-type="float" office:value="0.230073928833" calcext:value-type="float">
            <text:p>0,2300739288</text:p>
          </table:table-cell>
          <table:table-cell office:value-type="float" office:value="0.034498495" calcext:value-type="float">
            <text:p>0,034498495</text:p>
          </table:table-cell>
          <table:table-cell table:formula="of:=1000*[.I152]" office:value-type="float" office:value="34.498495" calcext:value-type="float">
            <text:p>34,498495</text:p>
          </table:table-cell>
        </table:table-row>
        <table:table-row table:style-name="ro1" table:visibility="collapse">
          <table:table-cell/>
          <table:table-cell office:value-type="float" office:value="32.9436006545" calcext:value-type="float">
            <text:p>32,9436006545</text:p>
          </table:table-cell>
          <table:table-cell office:value-type="float" office:value="0.0190689563751" calcext:value-type="float">
            <text:p>0,0190689564</text:p>
          </table:table-cell>
          <table:table-cell table:formula="of:=[.C153]*1000" office:value-type="float" office:value="19.0689563751" calcext:value-type="float">
            <text:p>19,0689563751</text:p>
          </table:table-cell>
          <table:table-cell office:value-type="float" office:value="0.0110449790955" calcext:value-type="float">
            <text:p>0,0110449791</text:p>
          </table:table-cell>
          <table:table-cell table:formula="of:=[.E153]*1000" office:value-type="float" office:value="11.0449790955" calcext:value-type="float">
            <text:p>11,0449790955</text:p>
          </table:table-cell>
          <table:table-cell office:value-type="float" office:value="0.000232934951782" calcext:value-type="float">
            <text:p>0,000232935</text:p>
          </table:table-cell>
          <table:table-cell table:formula="of:=1000*[.G153]" office:value-type="float" office:value="0.232934951782" calcext:value-type="float">
            <text:p>0,2329349518</text:p>
          </table:table-cell>
          <table:table-cell office:value-type="float" office:value="0.030354909" calcext:value-type="float">
            <text:p>0,030354909</text:p>
          </table:table-cell>
          <table:table-cell table:formula="of:=1000*[.I153]" office:value-type="float" office:value="30.354909" calcext:value-type="float">
            <text:p>30,354909</text:p>
          </table:table-cell>
        </table:table-row>
        <table:table-row table:style-name="ro1" table:visibility="collapse">
          <table:table-cell/>
          <table:table-cell office:value-type="float" office:value="32.3920663149" calcext:value-type="float">
            <text:p>32,3920663149</text:p>
          </table:table-cell>
          <table:table-cell office:value-type="float" office:value="0.0191547870636" calcext:value-type="float">
            <text:p>0,0191547871</text:p>
          </table:table-cell>
          <table:table-cell table:formula="of:=[.C154]*1000" office:value-type="float" office:value="19.1547870636" calcext:value-type="float">
            <text:p>19,1547870636</text:p>
          </table:table-cell>
          <table:table-cell office:value-type="float" office:value="0.0114891529083" calcext:value-type="float">
            <text:p>0,0114891529</text:p>
          </table:table-cell>
          <table:table-cell table:formula="of:=[.E154]*1000" office:value-type="float" office:value="11.4891529083" calcext:value-type="float">
            <text:p>11,4891529083</text:p>
          </table:table-cell>
          <table:table-cell office:value-type="float" office:value="0.000217914581299" calcext:value-type="float">
            <text:p>0,0002179146</text:p>
          </table:table-cell>
          <table:table-cell table:formula="of:=1000*[.G154]" office:value-type="float" office:value="0.217914581299" calcext:value-type="float">
            <text:p>0,2179145813</text:p>
          </table:table-cell>
          <table:table-cell office:value-type="float" office:value="0.030871757" calcext:value-type="float">
            <text:p>0,030871757</text:p>
          </table:table-cell>
          <table:table-cell table:formula="of:=1000*[.I154]" office:value-type="float" office:value="30.871757" calcext:value-type="float">
            <text:p>30,871757</text:p>
          </table:table-cell>
        </table:table-row>
        <table:table-row table:style-name="ro1" table:visibility="collapse">
          <table:table-cell/>
          <table:table-cell office:value-type="float" office:value="31.0248256932" calcext:value-type="float">
            <text:p>31,0248256932</text:p>
          </table:table-cell>
          <table:table-cell office:value-type="float" office:value="0.022027015686" calcext:value-type="float">
            <text:p>0,0220270157</text:p>
          </table:table-cell>
          <table:table-cell table:formula="of:=[.C155]*1000" office:value-type="float" office:value="22.027015686" calcext:value-type="float">
            <text:p>22,027015686</text:p>
          </table:table-cell>
          <table:table-cell office:value-type="float" office:value="0.00996208190918" calcext:value-type="float">
            <text:p>0,0099620819</text:p>
          </table:table-cell>
          <table:table-cell table:formula="of:=[.E155]*1000" office:value-type="float" office:value="9.96208190918" calcext:value-type="float">
            <text:p>9,9620819092</text:p>
          </table:table-cell>
          <table:table-cell office:value-type="float" office:value="0.000235795974731" calcext:value-type="float">
            <text:p>0,000235796</text:p>
          </table:table-cell>
          <table:table-cell table:formula="of:=1000*[.G155]" office:value-type="float" office:value="0.235795974731" calcext:value-type="float">
            <text:p>0,2357959747</text:p>
          </table:table-cell>
          <table:table-cell office:value-type="float" office:value="0.032232252" calcext:value-type="float">
            <text:p>0,032232252</text:p>
          </table:table-cell>
          <table:table-cell table:formula="of:=1000*[.I155]" office:value-type="float" office:value="32.232252" calcext:value-type="float">
            <text:p>32,232252</text:p>
          </table:table-cell>
        </table:table-row>
        <table:table-row table:style-name="ro1" table:visibility="collapse">
          <table:table-cell/>
          <table:table-cell office:value-type="float" office:value="32.7693069301" calcext:value-type="float">
            <text:p>32,7693069301</text:p>
          </table:table-cell>
          <table:table-cell office:value-type="float" office:value="0.0198891162872" calcext:value-type="float">
            <text:p>0,0198891163</text:p>
          </table:table-cell>
          <table:table-cell table:formula="of:=[.C156]*1000" office:value-type="float" office:value="19.8891162872" calcext:value-type="float">
            <text:p>19,8891162872</text:p>
          </table:table-cell>
          <table:table-cell office:value-type="float" office:value="0.0103931427002" calcext:value-type="float">
            <text:p>0,0103931427</text:p>
          </table:table-cell>
          <table:table-cell table:formula="of:=[.E156]*1000" office:value-type="float" office:value="10.3931427002" calcext:value-type="float">
            <text:p>10,3931427002</text:p>
          </table:table-cell>
          <table:table-cell office:value-type="float" office:value="0.000226020812988" calcext:value-type="float">
            <text:p>0,0002260208</text:p>
          </table:table-cell>
          <table:table-cell table:formula="of:=1000*[.G156]" office:value-type="float" office:value="0.226020812988" calcext:value-type="float">
            <text:p>0,226020813</text:p>
          </table:table-cell>
          <table:table-cell office:value-type="float" office:value="0.030516361" calcext:value-type="float">
            <text:p>0,030516361</text:p>
          </table:table-cell>
          <table:table-cell table:formula="of:=1000*[.I156]" office:value-type="float" office:value="30.516361" calcext:value-type="float">
            <text:p>30,516361</text:p>
          </table:table-cell>
        </table:table-row>
        <table:table-row table:style-name="ro1" table:visibility="collapse">
          <table:table-cell/>
          <table:table-cell office:value-type="float" office:value="33.1583973658" calcext:value-type="float">
            <text:p>33,1583973658</text:p>
          </table:table-cell>
          <table:table-cell office:value-type="float" office:value="0.019366979599" calcext:value-type="float">
            <text:p>0,0193669796</text:p>
          </table:table-cell>
          <table:table-cell table:formula="of:=[.C157]*1000" office:value-type="float" office:value="19.366979599" calcext:value-type="float">
            <text:p>19,366979599</text:p>
          </table:table-cell>
          <table:table-cell office:value-type="float" office:value="0.0105619430542" calcext:value-type="float">
            <text:p>0,0105619431</text:p>
          </table:table-cell>
          <table:table-cell table:formula="of:=[.E157]*1000" office:value-type="float" office:value="10.5619430542" calcext:value-type="float">
            <text:p>10,5619430542</text:p>
          </table:table-cell>
          <table:table-cell office:value-type="float" office:value="0.000221014022827" calcext:value-type="float">
            <text:p>0,000221014</text:p>
          </table:table-cell>
          <table:table-cell table:formula="of:=1000*[.G157]" office:value-type="float" office:value="0.221014022827" calcext:value-type="float">
            <text:p>0,2210140228</text:p>
          </table:table-cell>
          <table:table-cell office:value-type="float" office:value="0.030158273" calcext:value-type="float">
            <text:p>0,030158273</text:p>
          </table:table-cell>
          <table:table-cell table:formula="of:=1000*[.I157]" office:value-type="float" office:value="30.158273" calcext:value-type="float">
            <text:p>30,158273</text:p>
          </table:table-cell>
        </table:table-row>
        <table:table-row table:style-name="ro1" table:visibility="collapse">
          <table:table-cell/>
          <table:table-cell office:value-type="float" office:value="31.220258801" calcext:value-type="float">
            <text:p>31,220258801</text:p>
          </table:table-cell>
          <table:table-cell office:value-type="float" office:value="0.0233571529388" calcext:value-type="float">
            <text:p>0,0233571529</text:p>
          </table:table-cell>
          <table:table-cell table:formula="of:=[.C158]*1000" office:value-type="float" office:value="23.3571529388" calcext:value-type="float">
            <text:p>23,3571529388</text:p>
          </table:table-cell>
          <table:table-cell office:value-type="float" office:value="0.00851607322693" calcext:value-type="float">
            <text:p>0,0085160732</text:p>
          </table:table-cell>
          <table:table-cell table:formula="of:=[.E158]*1000" office:value-type="float" office:value="8.51607322693" calcext:value-type="float">
            <text:p>8,5160732269</text:p>
          </table:table-cell>
          <table:table-cell office:value-type="float" office:value="0.000149965286255" calcext:value-type="float">
            <text:p>0,0001499653</text:p>
          </table:table-cell>
          <table:table-cell table:formula="of:=1000*[.G158]" office:value-type="float" office:value="0.149965286255" calcext:value-type="float">
            <text:p>0,1499652863</text:p>
          </table:table-cell>
          <table:table-cell office:value-type="float" office:value="0.032030484" calcext:value-type="float">
            <text:p>0,032030484</text:p>
          </table:table-cell>
          <table:table-cell table:formula="of:=1000*[.I158]" office:value-type="float" office:value="32.030484" calcext:value-type="float">
            <text:p>32,030484</text:p>
          </table:table-cell>
        </table:table-row>
        <table:table-row table:style-name="ro1" table:visibility="collapse">
          <table:table-cell/>
          <table:table-cell office:value-type="float" office:value="32.0162632372" calcext:value-type="float">
            <text:p>32,0162632372</text:p>
          </table:table-cell>
          <table:table-cell office:value-type="float" office:value="0.0217971801758" calcext:value-type="float">
            <text:p>0,0217971802</text:p>
          </table:table-cell>
          <table:table-cell table:formula="of:=[.C159]*1000" office:value-type="float" office:value="21.7971801758" calcext:value-type="float">
            <text:p>21,7971801758</text:p>
          </table:table-cell>
          <table:table-cell office:value-type="float" office:value="0.00922703742981" calcext:value-type="float">
            <text:p>0,0092270374</text:p>
          </table:table-cell>
          <table:table-cell table:formula="of:=[.E159]*1000" office:value-type="float" office:value="9.22703742981" calcext:value-type="float">
            <text:p>9,2270374298</text:p>
          </table:table-cell>
          <table:table-cell office:value-type="float" office:value="0.000201940536499" calcext:value-type="float">
            <text:p>0,0002019405</text:p>
          </table:table-cell>
          <table:table-cell table:formula="of:=1000*[.G159]" office:value-type="float" office:value="0.201940536499" calcext:value-type="float">
            <text:p>0,2019405365</text:p>
          </table:table-cell>
          <table:table-cell office:value-type="float" office:value="0.031234126" calcext:value-type="float">
            <text:p>0,031234126</text:p>
          </table:table-cell>
          <table:table-cell table:formula="of:=1000*[.I159]" office:value-type="float" office:value="31.234126" calcext:value-type="float">
            <text:p>31,234126</text:p>
          </table:table-cell>
        </table:table-row>
        <table:table-row table:style-name="ro1" table:visibility="collapse">
          <table:table-cell/>
          <table:table-cell office:value-type="float" office:value="35.9356725588" calcext:value-type="float">
            <text:p>35,9356725588</text:p>
          </table:table-cell>
          <table:table-cell office:value-type="float" office:value="0.020751953125" calcext:value-type="float">
            <text:p>0,0207519531</text:p>
          </table:table-cell>
          <table:table-cell table:formula="of:=[.C160]*1000" office:value-type="float" office:value="20.751953125" calcext:value-type="float">
            <text:p>20,751953125</text:p>
          </table:table-cell>
          <table:table-cell office:value-type="float" office:value="0.00692892074585" calcext:value-type="float">
            <text:p>0,0069289207</text:p>
          </table:table-cell>
          <table:table-cell table:formula="of:=[.E160]*1000" office:value-type="float" office:value="6.92892074585" calcext:value-type="float">
            <text:p>6,9289207459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160]" office:value-type="float" office:value="0.139951705933" calcext:value-type="float">
            <text:p>0,1399517059</text:p>
          </table:table-cell>
          <table:table-cell office:value-type="float" office:value="0.027827502" calcext:value-type="float">
            <text:p>0,027827502</text:p>
          </table:table-cell>
          <table:table-cell table:formula="of:=1000*[.I160]" office:value-type="float" office:value="27.827502" calcext:value-type="float">
            <text:p>27,827502</text:p>
          </table:table-cell>
        </table:table-row>
        <table:table-row table:style-name="ro1" table:visibility="collapse">
          <table:table-cell/>
          <table:table-cell office:value-type="float" office:value="28.6728641533" calcext:value-type="float">
            <text:p>28,6728641533</text:p>
          </table:table-cell>
          <table:table-cell office:value-type="float" office:value="0.0273129940033" calcext:value-type="float">
            <text:p>0,027312994</text:p>
          </table:table-cell>
          <table:table-cell table:formula="of:=[.C161]*1000" office:value-type="float" office:value="27.3129940033" calcext:value-type="float">
            <text:p>27,3129940033</text:p>
          </table:table-cell>
          <table:table-cell office:value-type="float" office:value="0.0073709487915" calcext:value-type="float">
            <text:p>0,0073709488</text:p>
          </table:table-cell>
          <table:table-cell table:formula="of:=[.E161]*1000" office:value-type="float" office:value="7.3709487915" calcext:value-type="float">
            <text:p>7,3709487915</text:p>
          </table:table-cell>
          <table:table-cell office:value-type="float" office:value="0.000170946121216" calcext:value-type="float">
            <text:p>0,0001709461</text:p>
          </table:table-cell>
          <table:table-cell table:formula="of:=1000*[.G161]" office:value-type="float" office:value="0.170946121216" calcext:value-type="float">
            <text:p>0,1709461212</text:p>
          </table:table-cell>
          <table:table-cell office:value-type="float" office:value="0.034876181" calcext:value-type="float">
            <text:p>0,034876181</text:p>
          </table:table-cell>
          <table:table-cell table:formula="of:=1000*[.I161]" office:value-type="float" office:value="34.876181" calcext:value-type="float">
            <text:p>34,876181</text:p>
          </table:table-cell>
        </table:table-row>
        <table:table-row table:style-name="ro1" table:visibility="collapse">
          <table:table-cell/>
          <table:table-cell office:value-type="float" office:value="30.8044188939" calcext:value-type="float">
            <text:p>30,8044188939</text:p>
          </table:table-cell>
          <table:table-cell office:value-type="float" office:value="0.0229120254517" calcext:value-type="float">
            <text:p>0,0229120255</text:p>
          </table:table-cell>
          <table:table-cell table:formula="of:=[.C162]*1000" office:value-type="float" office:value="22.9120254517" calcext:value-type="float">
            <text:p>22,9120254517</text:p>
          </table:table-cell>
          <table:table-cell office:value-type="float" office:value="0.00933599472046" calcext:value-type="float">
            <text:p>0,0093359947</text:p>
          </table:table-cell>
          <table:table-cell table:formula="of:=[.E162]*1000" office:value-type="float" office:value="9.33599472046" calcext:value-type="float">
            <text:p>9,3359947205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162]" office:value-type="float" office:value="0.205039978027" calcext:value-type="float">
            <text:p>0,205039978</text:p>
          </table:table-cell>
          <table:table-cell office:value-type="float" office:value="0.032462875" calcext:value-type="float">
            <text:p>0,032462875</text:p>
          </table:table-cell>
          <table:table-cell table:formula="of:=1000*[.I162]" office:value-type="float" office:value="32.462875" calcext:value-type="float">
            <text:p>32,462875</text:p>
          </table:table-cell>
        </table:table-row>
        <table:table-row table:style-name="ro1" table:visibility="collapse">
          <table:table-cell/>
          <table:table-cell office:value-type="float" office:value="29.0146589891" calcext:value-type="float">
            <text:p>29,0146589891</text:p>
          </table:table-cell>
          <table:table-cell office:value-type="float" office:value="0.0247189998627" calcext:value-type="float">
            <text:p>0,0247189999</text:p>
          </table:table-cell>
          <table:table-cell table:formula="of:=[.C163]*1000" office:value-type="float" office:value="24.7189998627" calcext:value-type="float">
            <text:p>24,7189998627</text:p>
          </table:table-cell>
          <table:table-cell office:value-type="float" office:value="0.009516954422" calcext:value-type="float">
            <text:p>0,0095169544</text:p>
          </table:table-cell>
          <table:table-cell table:formula="of:=[.E163]*1000" office:value-type="float" office:value="9.516954422" calcext:value-type="float">
            <text:p>9,516954422</text:p>
          </table:table-cell>
          <table:table-cell office:value-type="float" office:value="0.000220060348511" calcext:value-type="float">
            <text:p>0,0002200603</text:p>
          </table:table-cell>
          <table:table-cell table:formula="of:=1000*[.G163]" office:value-type="float" office:value="0.220060348511" calcext:value-type="float">
            <text:p>0,2200603485</text:p>
          </table:table-cell>
          <table:table-cell office:value-type="float" office:value="0.034465337" calcext:value-type="float">
            <text:p>0,034465337</text:p>
          </table:table-cell>
          <table:table-cell table:formula="of:=1000*[.I163]" office:value-type="float" office:value="34.465337" calcext:value-type="float">
            <text:p>34,465337</text:p>
          </table:table-cell>
        </table:table-row>
        <table:table-row table:style-name="ro1" table:visibility="collapse">
          <table:table-cell/>
          <table:table-cell office:value-type="float" office:value="36.8021398825" calcext:value-type="float">
            <text:p>36,8021398825</text:p>
          </table:table-cell>
          <table:table-cell office:value-type="float" office:value="0.020259141922" calcext:value-type="float">
            <text:p>0,0202591419</text:p>
          </table:table-cell>
          <table:table-cell table:formula="of:=[.C164]*1000" office:value-type="float" office:value="20.259141922" calcext:value-type="float">
            <text:p>20,259141922</text:p>
          </table:table-cell>
          <table:table-cell office:value-type="float" office:value="0.00676512718201" calcext:value-type="float">
            <text:p>0,0067651272</text:p>
          </table:table-cell>
          <table:table-cell table:formula="of:=[.E164]*1000" office:value-type="float" office:value="6.76512718201" calcext:value-type="float">
            <text:p>6,765127182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164]" office:value-type="float" office:value="0.140905380249" calcext:value-type="float">
            <text:p>0,1409053802</text:p>
          </table:table-cell>
          <table:table-cell office:value-type="float" office:value="0.027172333" calcext:value-type="float">
            <text:p>0,027172333</text:p>
          </table:table-cell>
          <table:table-cell table:formula="of:=1000*[.I164]" office:value-type="float" office:value="27.172333" calcext:value-type="float">
            <text:p>27,172333</text:p>
          </table:table-cell>
        </table:table-row>
        <table:table-row table:style-name="ro1" table:visibility="collapse">
          <table:table-cell/>
          <table:table-cell office:value-type="float" office:value="30.0300552805" calcext:value-type="float">
            <text:p>30,0300552805</text:p>
          </table:table-cell>
          <table:table-cell office:value-type="float" office:value="0.0236110687256" calcext:value-type="float">
            <text:p>0,0236110687</text:p>
          </table:table-cell>
          <table:table-cell table:formula="of:=[.C165]*1000" office:value-type="float" office:value="23.6110687256" calcext:value-type="float">
            <text:p>23,6110687256</text:p>
          </table:table-cell>
          <table:table-cell office:value-type="float" office:value="0.00946521759033" calcext:value-type="float">
            <text:p>0,0094652176</text:p>
          </table:table-cell>
          <table:table-cell table:formula="of:=[.E165]*1000" office:value-type="float" office:value="9.46521759033" calcext:value-type="float">
            <text:p>9,4652175903</text:p>
          </table:table-cell>
          <table:table-cell office:value-type="float" office:value="0.000212907791138" calcext:value-type="float">
            <text:p>0,0002129078</text:p>
          </table:table-cell>
          <table:table-cell table:formula="of:=1000*[.G165]" office:value-type="float" office:value="0.212907791138" calcext:value-type="float">
            <text:p>0,2129077911</text:p>
          </table:table-cell>
          <table:table-cell office:value-type="float" office:value="0.033299972" calcext:value-type="float">
            <text:p>0,033299972</text:p>
          </table:table-cell>
          <table:table-cell table:formula="of:=1000*[.I165]" office:value-type="float" office:value="33.299972" calcext:value-type="float">
            <text:p>33,299972</text:p>
          </table:table-cell>
        </table:table-row>
        <table:table-row table:style-name="ro1" table:visibility="collapse">
          <table:table-cell/>
          <table:table-cell office:value-type="float" office:value="28.8799039015" calcext:value-type="float">
            <text:p>28,8799039015</text:p>
          </table:table-cell>
          <table:table-cell office:value-type="float" office:value="0.024432182312" calcext:value-type="float">
            <text:p>0,0244321823</text:p>
          </table:table-cell>
          <table:table-cell table:formula="of:=[.C166]*1000" office:value-type="float" office:value="24.432182312" calcext:value-type="float">
            <text:p>24,432182312</text:p>
          </table:table-cell>
          <table:table-cell office:value-type="float" office:value="0.00949907302856" calcext:value-type="float">
            <text:p>0,009499073</text:p>
          </table:table-cell>
          <table:table-cell table:formula="of:=[.E166]*1000" office:value-type="float" office:value="9.49907302856" calcext:value-type="float">
            <text:p>9,4990730286</text:p>
          </table:table-cell>
          <table:table-cell office:value-type="float" office:value="0.000684022903442" calcext:value-type="float">
            <text:p>0,0006840229</text:p>
          </table:table-cell>
          <table:table-cell table:formula="of:=1000*[.G166]" office:value-type="float" office:value="0.684022903442" calcext:value-type="float">
            <text:p>0,6840229034</text:p>
          </table:table-cell>
          <table:table-cell office:value-type="float" office:value="0.034626154" calcext:value-type="float">
            <text:p>0,034626154</text:p>
          </table:table-cell>
          <table:table-cell table:formula="of:=1000*[.I166]" office:value-type="float" office:value="34.626154" calcext:value-type="float">
            <text:p>34,626154</text:p>
          </table:table-cell>
        </table:table-row>
        <table:table-row table:style-name="ro1" table:visibility="collapse">
          <table:table-cell/>
          <table:table-cell office:value-type="float" office:value="39.3512923712" calcext:value-type="float">
            <text:p>39,3512923712</text:p>
          </table:table-cell>
          <table:table-cell office:value-type="float" office:value="0.0183439254761" calcext:value-type="float">
            <text:p>0,0183439255</text:p>
          </table:table-cell>
          <table:table-cell table:formula="of:=[.C167]*1000" office:value-type="float" office:value="18.3439254761" calcext:value-type="float">
            <text:p>18,3439254761</text:p>
          </table:table-cell>
          <table:table-cell office:value-type="float" office:value="0.00691795349121" calcext:value-type="float">
            <text:p>0,0069179535</text:p>
          </table:table-cell>
          <table:table-cell table:formula="of:=[.E167]*1000" office:value-type="float" office:value="6.91795349121" calcext:value-type="float">
            <text:p>6,9179534912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167]" office:value-type="float" office:value="0.141143798828" calcext:value-type="float">
            <text:p>0,1411437988</text:p>
          </table:table-cell>
          <table:table-cell office:value-type="float" office:value="0.025412126" calcext:value-type="float">
            <text:p>0,025412126</text:p>
          </table:table-cell>
          <table:table-cell table:formula="of:=1000*[.I167]" office:value-type="float" office:value="25.412126" calcext:value-type="float">
            <text:p>25,412126</text:p>
          </table:table-cell>
        </table:table-row>
        <table:table-row table:style-name="ro1" table:visibility="collapse">
          <table:table-cell/>
          <table:table-cell office:value-type="float" office:value="32.5511731296" calcext:value-type="float">
            <text:p>32,5511731296</text:p>
          </table:table-cell>
          <table:table-cell office:value-type="float" office:value="0.0231018066406" calcext:value-type="float">
            <text:p>0,0231018066</text:p>
          </table:table-cell>
          <table:table-cell table:formula="of:=[.C168]*1000" office:value-type="float" office:value="23.1018066406" calcext:value-type="float">
            <text:p>23,1018066406</text:p>
          </table:table-cell>
          <table:table-cell office:value-type="float" office:value="0.00745701789856" calcext:value-type="float">
            <text:p>0,0074570179</text:p>
          </table:table-cell>
          <table:table-cell table:formula="of:=[.E168]*1000" office:value-type="float" office:value="7.45701789856" calcext:value-type="float">
            <text:p>7,4570178986</text:p>
          </table:table-cell>
          <table:table-cell office:value-type="float" office:value="0.000154972076416" calcext:value-type="float">
            <text:p>0,0001549721</text:p>
          </table:table-cell>
          <table:table-cell table:formula="of:=1000*[.G168]" office:value-type="float" office:value="0.154972076416" calcext:value-type="float">
            <text:p>0,1549720764</text:p>
          </table:table-cell>
          <table:table-cell office:value-type="float" office:value="0.030720859" calcext:value-type="float">
            <text:p>0,030720859</text:p>
          </table:table-cell>
          <table:table-cell table:formula="of:=1000*[.I168]" office:value-type="float" office:value="30.720859" calcext:value-type="float">
            <text:p>30,720859</text:p>
          </table:table-cell>
        </table:table-row>
        <table:table-row table:style-name="ro1" table:visibility="collapse">
          <table:table-cell/>
          <table:table-cell office:value-type="float" office:value="29.4451641824" calcext:value-type="float">
            <text:p>29,4451641824</text:p>
          </table:table-cell>
          <table:table-cell office:value-type="float" office:value="0.0269949436188" calcext:value-type="float">
            <text:p>0,0269949436</text:p>
          </table:table-cell>
          <table:table-cell table:formula="of:=[.C169]*1000" office:value-type="float" office:value="26.9949436188" calcext:value-type="float">
            <text:p>26,9949436188</text:p>
          </table:table-cell>
          <table:table-cell office:value-type="float" office:value="0.00680184364319" calcext:value-type="float">
            <text:p>0,0068018436</text:p>
          </table:table-cell>
          <table:table-cell table:formula="of:=[.E169]*1000" office:value-type="float" office:value="6.80184364319" calcext:value-type="float">
            <text:p>6,8018436432</text:p>
          </table:table-cell>
          <table:table-cell office:value-type="float" office:value="0.000152111053467" calcext:value-type="float">
            <text:p>0,0001521111</text:p>
          </table:table-cell>
          <table:table-cell table:formula="of:=1000*[.G169]" office:value-type="float" office:value="0.152111053467" calcext:value-type="float">
            <text:p>0,1521110535</text:p>
          </table:table-cell>
          <table:table-cell office:value-type="float" office:value="0.033961434" calcext:value-type="float">
            <text:p>0,033961434</text:p>
          </table:table-cell>
          <table:table-cell table:formula="of:=1000*[.I169]" office:value-type="float" office:value="33.961434" calcext:value-type="float">
            <text:p>33,961434</text:p>
          </table:table-cell>
        </table:table-row>
        <table:table-row table:style-name="ro1" table:visibility="collapse">
          <table:table-cell/>
          <table:table-cell office:value-type="float" office:value="33.1525579602" calcext:value-type="float">
            <text:p>33,1525579602</text:p>
          </table:table-cell>
          <table:table-cell office:value-type="float" office:value="0.0234849452972" calcext:value-type="float">
            <text:p>0,0234849453</text:p>
          </table:table-cell>
          <table:table-cell table:formula="of:=[.C170]*1000" office:value-type="float" office:value="23.4849452972" calcext:value-type="float">
            <text:p>23,4849452972</text:p>
          </table:table-cell>
          <table:table-cell office:value-type="float" office:value="0.00653004646301" calcext:value-type="float">
            <text:p>0,0065300465</text:p>
          </table:table-cell>
          <table:table-cell table:formula="of:=[.E170]*1000" office:value-type="float" office:value="6.53004646301" calcext:value-type="float">
            <text:p>6,530046463</text:p>
          </table:table-cell>
          <table:table-cell office:value-type="float" office:value="0.000141859054565" calcext:value-type="float">
            <text:p>0,0001418591</text:p>
          </table:table-cell>
          <table:table-cell table:formula="of:=1000*[.G170]" office:value-type="float" office:value="0.141859054565" calcext:value-type="float">
            <text:p>0,1418590546</text:p>
          </table:table-cell>
          <table:table-cell office:value-type="float" office:value="0.030163585" calcext:value-type="float">
            <text:p>0,030163585</text:p>
          </table:table-cell>
          <table:table-cell table:formula="of:=1000*[.I170]" office:value-type="float" office:value="30.163585" calcext:value-type="float">
            <text:p>30,163585</text:p>
          </table:table-cell>
        </table:table-row>
        <table:table-row table:style-name="ro1" table:visibility="collapse">
          <table:table-cell/>
          <table:table-cell office:value-type="float" office:value="30.5500048743" calcext:value-type="float">
            <text:p>30,5500048743</text:p>
          </table:table-cell>
          <table:table-cell office:value-type="float" office:value="0.0236208438873" calcext:value-type="float">
            <text:p>0,0236208439</text:p>
          </table:table-cell>
          <table:table-cell table:formula="of:=[.C171]*1000" office:value-type="float" office:value="23.6208438873" calcext:value-type="float">
            <text:p>23,6208438873</text:p>
          </table:table-cell>
          <table:table-cell office:value-type="float" office:value="0.00889706611633" calcext:value-type="float">
            <text:p>0,0088970661</text:p>
          </table:table-cell>
          <table:table-cell table:formula="of:=[.E171]*1000" office:value-type="float" office:value="8.89706611633" calcext:value-type="float">
            <text:p>8,8970661163</text:p>
          </table:table-cell>
          <table:table-cell office:value-type="float" office:value="0.000203847885132" calcext:value-type="float">
            <text:p>0,0002038479</text:p>
          </table:table-cell>
          <table:table-cell table:formula="of:=1000*[.G171]" office:value-type="float" office:value="0.203847885132" calcext:value-type="float">
            <text:p>0,2038478851</text:p>
          </table:table-cell>
          <table:table-cell office:value-type="float" office:value="0.032733219" calcext:value-type="float">
            <text:p>0,032733219</text:p>
          </table:table-cell>
          <table:table-cell table:formula="of:=1000*[.I171]" office:value-type="float" office:value="32.733219" calcext:value-type="float">
            <text:p>32,733219</text:p>
          </table:table-cell>
        </table:table-row>
        <table:table-row table:style-name="ro1" table:visibility="collapse">
          <table:table-cell/>
          <table:table-cell office:value-type="float" office:value="29.0124728683" calcext:value-type="float">
            <text:p>29,0124728683</text:p>
          </table:table-cell>
          <table:table-cell office:value-type="float" office:value="0.0252561569214" calcext:value-type="float">
            <text:p>0,0252561569</text:p>
          </table:table-cell>
          <table:table-cell table:formula="of:=[.C172]*1000" office:value-type="float" office:value="25.2561569214" calcext:value-type="float">
            <text:p>25,2561569214</text:p>
          </table:table-cell>
          <table:table-cell office:value-type="float" office:value="0.00898313522339" calcext:value-type="float">
            <text:p>0,0089831352</text:p>
          </table:table-cell>
          <table:table-cell table:formula="of:=[.E172]*1000" office:value-type="float" office:value="8.98313522339" calcext:value-type="float">
            <text:p>8,9831352234</text:p>
          </table:table-cell>
          <table:table-cell office:value-type="float" office:value="0.000218868255615" calcext:value-type="float">
            <text:p>0,0002188683</text:p>
          </table:table-cell>
          <table:table-cell table:formula="of:=1000*[.G172]" office:value-type="float" office:value="0.218868255615" calcext:value-type="float">
            <text:p>0,2188682556</text:p>
          </table:table-cell>
          <table:table-cell office:value-type="float" office:value="0.034467934" calcext:value-type="float">
            <text:p>0,034467934</text:p>
          </table:table-cell>
          <table:table-cell table:formula="of:=1000*[.I172]" office:value-type="float" office:value="34.467934" calcext:value-type="float">
            <text:p>34,467934</text:p>
          </table:table-cell>
        </table:table-row>
        <table:table-row table:style-name="ro1" table:visibility="collapse">
          <table:table-cell/>
          <table:table-cell office:value-type="float" office:value="36.1381448527" calcext:value-type="float">
            <text:p>36,1381448527</text:p>
          </table:table-cell>
          <table:table-cell office:value-type="float" office:value="0.0208420753479" calcext:value-type="float">
            <text:p>0,0208420753</text:p>
          </table:table-cell>
          <table:table-cell table:formula="of:=[.C173]*1000" office:value-type="float" office:value="20.8420753479" calcext:value-type="float">
            <text:p>20,8420753479</text:p>
          </table:table-cell>
          <table:table-cell office:value-type="float" office:value="0.00665402412415" calcext:value-type="float">
            <text:p>0,0066540241</text:p>
          </table:table-cell>
          <table:table-cell table:formula="of:=[.E173]*1000" office:value-type="float" office:value="6.65402412415" calcext:value-type="float">
            <text:p>6,6540241242</text:p>
          </table:table-cell>
          <table:table-cell office:value-type="float" office:value="0.00016713142395" calcext:value-type="float">
            <text:p>0,0001671314</text:p>
          </table:table-cell>
          <table:table-cell table:formula="of:=1000*[.G173]" office:value-type="float" office:value="0.16713142395" calcext:value-type="float">
            <text:p>0,167131424</text:p>
          </table:table-cell>
          <table:table-cell office:value-type="float" office:value="0.027671592" calcext:value-type="float">
            <text:p>0,027671592</text:p>
          </table:table-cell>
          <table:table-cell table:formula="of:=1000*[.I173]" office:value-type="float" office:value="27.671592" calcext:value-type="float">
            <text:p>27,671592</text:p>
          </table:table-cell>
        </table:table-row>
        <table:table-row table:style-name="ro1" table:visibility="collapse">
          <table:table-cell/>
          <table:table-cell office:value-type="float" office:value="32.5542748125" calcext:value-type="float">
            <text:p>32,5542748125</text:p>
          </table:table-cell>
          <table:table-cell office:value-type="float" office:value="0.0236468315125" calcext:value-type="float">
            <text:p>0,0236468315</text:p>
          </table:table-cell>
          <table:table-cell table:formula="of:=[.C174]*1000" office:value-type="float" office:value="23.6468315125" calcext:value-type="float">
            <text:p>23,6468315125</text:p>
          </table:table-cell>
          <table:table-cell office:value-type="float" office:value="0.00692296028137" calcext:value-type="float">
            <text:p>0,0069229603</text:p>
          </table:table-cell>
          <table:table-cell table:formula="of:=[.E174]*1000" office:value-type="float" office:value="6.92296028137" calcext:value-type="float">
            <text:p>6,9229602814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174]" office:value-type="float" office:value="0.139951705933" calcext:value-type="float">
            <text:p>0,1399517059</text:p>
          </table:table-cell>
          <table:table-cell office:value-type="float" office:value="0.030717932" calcext:value-type="float">
            <text:p>0,030717932</text:p>
          </table:table-cell>
          <table:table-cell table:formula="of:=1000*[.I174]" office:value-type="float" office:value="30.717932" calcext:value-type="float">
            <text:p>30,717932</text:p>
          </table:table-cell>
        </table:table-row>
        <table:table-row table:style-name="ro1" table:visibility="collapse">
          <table:table-cell/>
          <table:table-cell office:value-type="float" office:value="26.9833388136" calcext:value-type="float">
            <text:p>26,9833388136</text:p>
          </table:table-cell>
          <table:table-cell office:value-type="float" office:value="0.0271620750427" calcext:value-type="float">
            <text:p>0,027162075</text:p>
          </table:table-cell>
          <table:table-cell table:formula="of:=[.C175]*1000" office:value-type="float" office:value="27.1620750427" calcext:value-type="float">
            <text:p>27,1620750427</text:p>
          </table:table-cell>
          <table:table-cell office:value-type="float" office:value="0.00967121124268" calcext:value-type="float">
            <text:p>0,0096712112</text:p>
          </table:table-cell>
          <table:table-cell table:formula="of:=[.E175]*1000" office:value-type="float" office:value="9.67121124268" calcext:value-type="float">
            <text:p>9,6712112427</text:p>
          </table:table-cell>
          <table:table-cell office:value-type="float" office:value="0.000217914581299" calcext:value-type="float">
            <text:p>0,0002179146</text:p>
          </table:table-cell>
          <table:table-cell table:formula="of:=1000*[.G175]" office:value-type="float" office:value="0.217914581299" calcext:value-type="float">
            <text:p>0,2179145813</text:p>
          </table:table-cell>
          <table:table-cell office:value-type="float" office:value="0.037059906" calcext:value-type="float">
            <text:p>0,037059906</text:p>
          </table:table-cell>
          <table:table-cell table:formula="of:=1000*[.I175]" office:value-type="float" office:value="37.059906" calcext:value-type="float">
            <text:p>37,059906</text:p>
          </table:table-cell>
        </table:table-row>
        <table:table-row table:style-name="ro1" table:visibility="collapse">
          <table:table-cell/>
          <table:table-cell office:value-type="float" office:value="33.5187523677" calcext:value-type="float">
            <text:p>33,5187523677</text:p>
          </table:table-cell>
          <table:table-cell office:value-type="float" office:value="0.0208468437195" calcext:value-type="float">
            <text:p>0,0208468437</text:p>
          </table:table-cell>
          <table:table-cell table:formula="of:=[.C176]*1000" office:value-type="float" office:value="20.8468437195" calcext:value-type="float">
            <text:p>20,8468437195</text:p>
          </table:table-cell>
          <table:table-cell office:value-type="float" office:value="0.00877594947815" calcext:value-type="float">
            <text:p>0,0087759495</text:p>
          </table:table-cell>
          <table:table-cell table:formula="of:=[.E176]*1000" office:value-type="float" office:value="8.77594947815" calcext:value-type="float">
            <text:p>8,7759494782</text:p>
          </table:table-cell>
          <table:table-cell office:value-type="float" office:value="0.000201940536499" calcext:value-type="float">
            <text:p>0,0002019405</text:p>
          </table:table-cell>
          <table:table-cell table:formula="of:=1000*[.G176]" office:value-type="float" office:value="0.201940536499" calcext:value-type="float">
            <text:p>0,2019405365</text:p>
          </table:table-cell>
          <table:table-cell office:value-type="float" office:value="0.029834046" calcext:value-type="float">
            <text:p>0,029834046</text:p>
          </table:table-cell>
          <table:table-cell table:formula="of:=1000*[.I176]" office:value-type="float" office:value="29.834046" calcext:value-type="float">
            <text:p>29,834046</text:p>
          </table:table-cell>
        </table:table-row>
        <table:table-row table:style-name="ro1" table:visibility="collapse">
          <table:table-cell/>
          <table:table-cell office:value-type="float" office:value="32.8171092655" calcext:value-type="float">
            <text:p>32,8171092655</text:p>
          </table:table-cell>
          <table:table-cell office:value-type="float" office:value="0.0212609767914" calcext:value-type="float">
            <text:p>0,0212609768</text:p>
          </table:table-cell>
          <table:table-cell table:formula="of:=[.C177]*1000" office:value-type="float" office:value="21.2609767914" calcext:value-type="float">
            <text:p>21,2609767914</text:p>
          </table:table-cell>
          <table:table-cell office:value-type="float" office:value="0.00896501541138" calcext:value-type="float">
            <text:p>0,0089650154</text:p>
          </table:table-cell>
          <table:table-cell table:formula="of:=[.E177]*1000" office:value-type="float" office:value="8.96501541138" calcext:value-type="float">
            <text:p>8,9650154114</text:p>
          </table:table-cell>
          <table:table-cell office:value-type="float" office:value="0.000237941741943" calcext:value-type="float">
            <text:p>0,0002379417</text:p>
          </table:table-cell>
          <table:table-cell table:formula="of:=1000*[.G177]" office:value-type="float" office:value="0.237941741943" calcext:value-type="float">
            <text:p>0,2379417419</text:p>
          </table:table-cell>
          <table:table-cell office:value-type="float" office:value="0.03047191" calcext:value-type="float">
            <text:p>0,03047191</text:p>
          </table:table-cell>
          <table:table-cell table:formula="of:=1000*[.I177]" office:value-type="float" office:value="30.47191" calcext:value-type="float">
            <text:p>30,47191</text:p>
          </table:table-cell>
        </table:table-row>
        <table:table-row table:style-name="ro1" table:visibility="collapse">
          <table:table-cell/>
          <table:table-cell office:value-type="float" office:value="28.760558828" calcext:value-type="float">
            <text:p>28,760558828</text:p>
          </table:table-cell>
          <table:table-cell office:value-type="float" office:value="0.0253548622131" calcext:value-type="float">
            <text:p>0,0253548622</text:p>
          </table:table-cell>
          <table:table-cell table:formula="of:=[.C178]*1000" office:value-type="float" office:value="25.3548622131" calcext:value-type="float">
            <text:p>25,3548622131</text:p>
          </table:table-cell>
          <table:table-cell office:value-type="float" office:value="0.00918793678284" calcext:value-type="float">
            <text:p>0,0091879368</text:p>
          </table:table-cell>
          <table:table-cell table:formula="of:=[.E178]*1000" office:value-type="float" office:value="9.18793678284" calcext:value-type="float">
            <text:p>9,1879367828</text:p>
          </table:table-cell>
          <table:table-cell office:value-type="float" office:value="0.000216960906982" calcext:value-type="float">
            <text:p>0,0002169609</text:p>
          </table:table-cell>
          <table:table-cell table:formula="of:=1000*[.G178]" office:value-type="float" office:value="0.216960906982" calcext:value-type="float">
            <text:p>0,216960907</text:p>
          </table:table-cell>
          <table:table-cell office:value-type="float" office:value="0.034769839" calcext:value-type="float">
            <text:p>0,034769839</text:p>
          </table:table-cell>
          <table:table-cell table:formula="of:=1000*[.I178]" office:value-type="float" office:value="34.769839" calcext:value-type="float">
            <text:p>34,769839</text:p>
          </table:table-cell>
        </table:table-row>
        <table:table-row table:style-name="ro1" table:visibility="collapse">
          <table:table-cell/>
          <table:table-cell office:value-type="float" office:value="36.385708596" calcext:value-type="float">
            <text:p>36,385708596</text:p>
          </table:table-cell>
          <table:table-cell office:value-type="float" office:value="0.0205810070038" calcext:value-type="float">
            <text:p>0,020581007</text:p>
          </table:table-cell>
          <table:table-cell table:formula="of:=[.C179]*1000" office:value-type="float" office:value="20.5810070038" calcext:value-type="float">
            <text:p>20,5810070038</text:p>
          </table:table-cell>
          <table:table-cell office:value-type="float" office:value="0.00673294067383" calcext:value-type="float">
            <text:p>0,0067329407</text:p>
          </table:table-cell>
          <table:table-cell table:formula="of:=[.E179]*1000" office:value-type="float" office:value="6.73294067383" calcext:value-type="float">
            <text:p>6,7329406738</text:p>
          </table:table-cell>
          <table:table-cell office:value-type="float" office:value="0.000160932540894" calcext:value-type="float">
            <text:p>0,0001609325</text:p>
          </table:table-cell>
          <table:table-cell table:formula="of:=1000*[.G179]" office:value-type="float" office:value="0.160932540894" calcext:value-type="float">
            <text:p>0,1609325409</text:p>
          </table:table-cell>
          <table:table-cell office:value-type="float" office:value="0.027483318" calcext:value-type="float">
            <text:p>0,027483318</text:p>
          </table:table-cell>
          <table:table-cell table:formula="of:=1000*[.I179]" office:value-type="float" office:value="27.483318" calcext:value-type="float">
            <text:p>27,483318</text:p>
          </table:table-cell>
        </table:table-row>
        <table:table-row table:style-name="ro1" table:visibility="collapse">
          <table:table-cell/>
          <table:table-cell office:value-type="float" office:value="29.0436205847" calcext:value-type="float">
            <text:p>29,0436205847</text:p>
          </table:table-cell>
          <table:table-cell office:value-type="float" office:value="0.0274069309235" calcext:value-type="float">
            <text:p>0,0274069309</text:p>
          </table:table-cell>
          <table:table-cell table:formula="of:=[.C180]*1000" office:value-type="float" office:value="27.4069309235" calcext:value-type="float">
            <text:p>27,4069309235</text:p>
          </table:table-cell>
          <table:table-cell office:value-type="float" office:value="0.00682997703552" calcext:value-type="float">
            <text:p>0,006829977</text:p>
          </table:table-cell>
          <table:table-cell table:formula="of:=[.E180]*1000" office:value-type="float" office:value="6.82997703552" calcext:value-type="float">
            <text:p>6,8299770355</text:p>
          </table:table-cell>
          <table:table-cell office:value-type="float" office:value="0.000170946121216" calcext:value-type="float">
            <text:p>0,0001709461</text:p>
          </table:table-cell>
          <table:table-cell table:formula="of:=1000*[.G180]" office:value-type="float" office:value="0.170946121216" calcext:value-type="float">
            <text:p>0,1709461212</text:p>
          </table:table-cell>
          <table:table-cell office:value-type="float" office:value="0.034430969" calcext:value-type="float">
            <text:p>0,034430969</text:p>
          </table:table-cell>
          <table:table-cell table:formula="of:=1000*[.I180]" office:value-type="float" office:value="34.430969" calcext:value-type="float">
            <text:p>34,430969</text:p>
          </table:table-cell>
        </table:table-row>
        <table:table-row table:style-name="ro1" table:visibility="collapse">
          <table:table-cell/>
          <table:table-cell office:value-type="float" office:value="30.9482497295" calcext:value-type="float">
            <text:p>30,9482497295</text:p>
          </table:table-cell>
          <table:table-cell office:value-type="float" office:value="0.0231578350067" calcext:value-type="float">
            <text:p>0,023157835</text:p>
          </table:table-cell>
          <table:table-cell table:formula="of:=[.C181]*1000" office:value-type="float" office:value="23.1578350067" calcext:value-type="float">
            <text:p>23,1578350067</text:p>
          </table:table-cell>
          <table:table-cell office:value-type="float" office:value="0.00899219512939" calcext:value-type="float">
            <text:p>0,0089921951</text:p>
          </table:table-cell>
          <table:table-cell table:formula="of:=[.E181]*1000" office:value-type="float" office:value="8.99219512939" calcext:value-type="float">
            <text:p>8,9921951294</text:p>
          </table:table-cell>
          <table:table-cell office:value-type="float" office:value="0.000151872634888" calcext:value-type="float">
            <text:p>0,0001518726</text:p>
          </table:table-cell>
          <table:table-cell table:formula="of:=1000*[.G181]" office:value-type="float" office:value="0.151872634888" calcext:value-type="float">
            <text:p>0,1518726349</text:p>
          </table:table-cell>
          <table:table-cell office:value-type="float" office:value="0.032312005" calcext:value-type="float">
            <text:p>0,032312005</text:p>
          </table:table-cell>
          <table:table-cell table:formula="of:=1000*[.I181]" office:value-type="float" office:value="32.312005" calcext:value-type="float">
            <text:p>32,312005</text:p>
          </table:table-cell>
        </table:table-row>
        <table:table-row table:style-name="ro1" table:visibility="collapse">
          <table:table-cell/>
          <table:table-cell office:value-type="float" office:value="32.9029117004" calcext:value-type="float">
            <text:p>32,9029117004</text:p>
          </table:table-cell>
          <table:table-cell office:value-type="float" office:value="0.0212190151215" calcext:value-type="float">
            <text:p>0,0212190151</text:p>
          </table:table-cell>
          <table:table-cell table:formula="of:=[.C182]*1000" office:value-type="float" office:value="21.2190151215" calcext:value-type="float">
            <text:p>21,2190151215</text:p>
          </table:table-cell>
          <table:table-cell office:value-type="float" office:value="0.00896096229553" calcext:value-type="float">
            <text:p>0,0089609623</text:p>
          </table:table-cell>
          <table:table-cell table:formula="of:=[.E182]*1000" office:value-type="float" office:value="8.96096229553" calcext:value-type="float">
            <text:p>8,9609622955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182]" office:value-type="float" office:value="0.205039978027" calcext:value-type="float">
            <text:p>0,205039978</text:p>
          </table:table-cell>
          <table:table-cell office:value-type="float" office:value="0.030392447" calcext:value-type="float">
            <text:p>0,030392447</text:p>
          </table:table-cell>
          <table:table-cell table:formula="of:=1000*[.I182]" office:value-type="float" office:value="30.392447" calcext:value-type="float">
            <text:p>30,392447</text:p>
          </table:table-cell>
        </table:table-row>
        <table:table-row table:style-name="ro1" table:visibility="collapse">
          <table:table-cell/>
          <table:table-cell office:value-type="float" office:value="29.612966523" calcext:value-type="float">
            <text:p>29,612966523</text:p>
          </table:table-cell>
          <table:table-cell office:value-type="float" office:value="0.0247459411621" calcext:value-type="float">
            <text:p>0,0247459412</text:p>
          </table:table-cell>
          <table:table-cell table:formula="of:=[.C183]*1000" office:value-type="float" office:value="24.7459411621" calcext:value-type="float">
            <text:p>24,7459411621</text:p>
          </table:table-cell>
          <table:table-cell office:value-type="float" office:value="0.00884485244751" calcext:value-type="float">
            <text:p>0,0088448524</text:p>
          </table:table-cell>
          <table:table-cell table:formula="of:=[.E183]*1000" office:value-type="float" office:value="8.84485244751" calcext:value-type="float">
            <text:p>8,8448524475</text:p>
          </table:table-cell>
          <table:table-cell office:value-type="float" office:value="0.000169992446899" calcext:value-type="float">
            <text:p>0,0001699924</text:p>
          </table:table-cell>
          <table:table-cell table:formula="of:=1000*[.G183]" office:value-type="float" office:value="0.169992446899" calcext:value-type="float">
            <text:p>0,1699924469</text:p>
          </table:table-cell>
          <table:table-cell office:value-type="float" office:value="0.033768991" calcext:value-type="float">
            <text:p>0,033768991</text:p>
          </table:table-cell>
          <table:table-cell table:formula="of:=1000*[.I183]" office:value-type="float" office:value="33.768991" calcext:value-type="float">
            <text:p>33,768991</text:p>
          </table:table-cell>
        </table:table-row>
        <table:table-row table:style-name="ro1" table:visibility="collapse">
          <table:table-cell/>
          <table:table-cell office:value-type="float" office:value="33.0687065209" calcext:value-type="float">
            <text:p>33,0687065209</text:p>
          </table:table-cell>
          <table:table-cell office:value-type="float" office:value="0.0213949680328" calcext:value-type="float">
            <text:p>0,021394968</text:p>
          </table:table-cell>
          <table:table-cell table:formula="of:=[.C184]*1000" office:value-type="float" office:value="21.3949680328" calcext:value-type="float">
            <text:p>21,3949680328</text:p>
          </table:table-cell>
          <table:table-cell office:value-type="float" office:value="0.00868320465088" calcext:value-type="float">
            <text:p>0,0086832047</text:p>
          </table:table-cell>
          <table:table-cell table:formula="of:=[.E184]*1000" office:value-type="float" office:value="8.68320465088" calcext:value-type="float">
            <text:p>8,6832046509</text:p>
          </table:table-cell>
          <table:table-cell office:value-type="float" office:value="0.000154972076416" calcext:value-type="float">
            <text:p>0,0001549721</text:p>
          </table:table-cell>
          <table:table-cell table:formula="of:=1000*[.G184]" office:value-type="float" office:value="0.154972076416" calcext:value-type="float">
            <text:p>0,1549720764</text:p>
          </table:table-cell>
          <table:table-cell office:value-type="float" office:value="0.03024007" calcext:value-type="float">
            <text:p>0,03024007</text:p>
          </table:table-cell>
          <table:table-cell table:formula="of:=1000*[.I184]" office:value-type="float" office:value="30.24007" calcext:value-type="float">
            <text:p>30,24007</text:p>
          </table:table-cell>
        </table:table-row>
        <table:table-row table:style-name="ro1" table:visibility="collapse">
          <table:table-cell/>
          <table:table-cell office:value-type="float" office:value="35.3159158768" calcext:value-type="float">
            <text:p>35,3159158768</text:p>
          </table:table-cell>
          <table:table-cell office:value-type="float" office:value="0.0213229656219" calcext:value-type="float">
            <text:p>0,0213229656</text:p>
          </table:table-cell>
          <table:table-cell table:formula="of:=[.C185]*1000" office:value-type="float" office:value="21.3229656219" calcext:value-type="float">
            <text:p>21,3229656219</text:p>
          </table:table-cell>
          <table:table-cell office:value-type="float" office:value="0.00684404373169" calcext:value-type="float">
            <text:p>0,0068440437</text:p>
          </table:table-cell>
          <table:table-cell table:formula="of:=[.E185]*1000" office:value-type="float" office:value="6.84404373169" calcext:value-type="float">
            <text:p>6,8440437317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185]" office:value-type="float" office:value="0.139951705933" calcext:value-type="float">
            <text:p>0,1399517059</text:p>
          </table:table-cell>
          <table:table-cell office:value-type="float" office:value="0.028315845" calcext:value-type="float">
            <text:p>0,028315845</text:p>
          </table:table-cell>
          <table:table-cell table:formula="of:=1000*[.I185]" office:value-type="float" office:value="28.315845" calcext:value-type="float">
            <text:p>28,315845</text:p>
          </table:table-cell>
        </table:table-row>
        <table:table-row table:style-name="ro1" table:visibility="collapse">
          <table:table-cell/>
          <table:table-cell office:value-type="float" office:value="27.4242735591" calcext:value-type="float">
            <text:p>27,4242735591</text:p>
          </table:table-cell>
          <table:table-cell office:value-type="float" office:value="0.0272960662842" calcext:value-type="float">
            <text:p>0,0272960663</text:p>
          </table:table-cell>
          <table:table-cell table:formula="of:=[.C186]*1000" office:value-type="float" office:value="27.2960662842" calcext:value-type="float">
            <text:p>27,2960662842</text:p>
          </table:table-cell>
          <table:table-cell office:value-type="float" office:value="0.00893187522888" calcext:value-type="float">
            <text:p>0,0089318752</text:p>
          </table:table-cell>
          <table:table-cell table:formula="of:=[.E186]*1000" office:value-type="float" office:value="8.93187522888" calcext:value-type="float">
            <text:p>8,9318752289</text:p>
          </table:table-cell>
          <table:table-cell office:value-type="float" office:value="0.000225067138672" calcext:value-type="float">
            <text:p>0,0002250671</text:p>
          </table:table-cell>
          <table:table-cell table:formula="of:=1000*[.G186]" office:value-type="float" office:value="0.225067138672" calcext:value-type="float">
            <text:p>0,2250671387</text:p>
          </table:table-cell>
          <table:table-cell office:value-type="float" office:value="0.036464047" calcext:value-type="float">
            <text:p>0,036464047</text:p>
          </table:table-cell>
          <table:table-cell table:formula="of:=1000*[.I186]" office:value-type="float" office:value="36.464047" calcext:value-type="float">
            <text:p>36,464047</text:p>
          </table:table-cell>
        </table:table-row>
        <table:table-row table:style-name="ro1" table:visibility="collapse">
          <table:table-cell/>
          <table:table-cell office:value-type="float" office:value="32.8294020124" calcext:value-type="float">
            <text:p>32,8294020124</text:p>
          </table:table-cell>
          <table:table-cell office:value-type="float" office:value="0.0213620662689" calcext:value-type="float">
            <text:p>0,0213620663</text:p>
          </table:table-cell>
          <table:table-cell table:formula="of:=[.C187]*1000" office:value-type="float" office:value="21.3620662689" calcext:value-type="float">
            <text:p>21,3620662689</text:p>
          </table:table-cell>
          <table:table-cell office:value-type="float" office:value="0.00893616676331" calcext:value-type="float">
            <text:p>0,0089361668</text:p>
          </table:table-cell>
          <table:table-cell table:formula="of:=[.E187]*1000" office:value-type="float" office:value="8.93616676331" calcext:value-type="float">
            <text:p>8,9361667633</text:p>
          </table:table-cell>
          <table:table-cell office:value-type="float" office:value="0.0001540184021" calcext:value-type="float">
            <text:p>0,0001540184</text:p>
          </table:table-cell>
          <table:table-cell table:formula="of:=1000*[.G187]" office:value-type="float" office:value="0.1540184021" calcext:value-type="float">
            <text:p>0,1540184021</text:p>
          </table:table-cell>
          <table:table-cell office:value-type="float" office:value="0.0304605" calcext:value-type="float">
            <text:p>0,0304605</text:p>
          </table:table-cell>
          <table:table-cell table:formula="of:=1000*[.I187]" office:value-type="float" office:value="30.4605" calcext:value-type="float">
            <text:p>30,4605</text:p>
          </table:table-cell>
        </table:table-row>
        <table:table-row table:style-name="ro1" table:visibility="collapse">
          <table:table-cell/>
          <table:table-cell office:value-type="float" office:value="32.597467242" calcext:value-type="float">
            <text:p>32,597467242</text:p>
          </table:table-cell>
          <table:table-cell office:value-type="float" office:value="0.0214631557465" calcext:value-type="float">
            <text:p>0,0214631557</text:p>
          </table:table-cell>
          <table:table-cell table:formula="of:=[.C188]*1000" office:value-type="float" office:value="21.4631557465" calcext:value-type="float">
            <text:p>21,4631557465</text:p>
          </table:table-cell>
          <table:table-cell office:value-type="float" office:value="0.00900101661682" calcext:value-type="float">
            <text:p>0,0090010166</text:p>
          </table:table-cell>
          <table:table-cell table:formula="of:=[.E188]*1000" office:value-type="float" office:value="9.00101661682" calcext:value-type="float">
            <text:p>9,0010166168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188]" office:value-type="float" office:value="0.204086303711" calcext:value-type="float">
            <text:p>0,2040863037</text:p>
          </table:table-cell>
          <table:table-cell office:value-type="float" office:value="0.03067723" calcext:value-type="float">
            <text:p>0,03067723</text:p>
          </table:table-cell>
          <table:table-cell table:formula="of:=1000*[.I188]" office:value-type="float" office:value="30.67723" calcext:value-type="float">
            <text:p>30,67723</text:p>
          </table:table-cell>
        </table:table-row>
        <table:table-row table:style-name="ro1" table:visibility="collapse">
          <table:table-cell/>
          <table:table-cell office:value-type="float" office:value="29.4393805766" calcext:value-type="float">
            <text:p>29,4393805766</text:p>
          </table:table-cell>
          <table:table-cell office:value-type="float" office:value="0.0249078273773" calcext:value-type="float">
            <text:p>0,0249078274</text:p>
          </table:table-cell>
          <table:table-cell table:formula="of:=[.C189]*1000" office:value-type="float" office:value="24.9078273773" calcext:value-type="float">
            <text:p>24,9078273773</text:p>
          </table:table-cell>
          <table:table-cell office:value-type="float" office:value="0.00884699821472" calcext:value-type="float">
            <text:p>0,0088469982</text:p>
          </table:table-cell>
          <table:table-cell table:formula="of:=[.E189]*1000" office:value-type="float" office:value="8.84699821472" calcext:value-type="float">
            <text:p>8,8469982147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189]" office:value-type="float" office:value="0.205039978027" calcext:value-type="float">
            <text:p>0,205039978</text:p>
          </table:table-cell>
          <table:table-cell office:value-type="float" office:value="0.033968106" calcext:value-type="float">
            <text:p>0,033968106</text:p>
          </table:table-cell>
          <table:table-cell table:formula="of:=1000*[.I189]" office:value-type="float" office:value="33.968106" calcext:value-type="float">
            <text:p>33,968106</text:p>
          </table:table-cell>
        </table:table-row>
        <table:table-row table:style-name="ro1" table:visibility="collapse">
          <table:table-cell/>
          <table:table-cell office:value-type="float" office:value="32.8879764156" calcext:value-type="float">
            <text:p>32,8879764156</text:p>
          </table:table-cell>
          <table:table-cell office:value-type="float" office:value="0.0211889743805" calcext:value-type="float">
            <text:p>0,0211889744</text:p>
          </table:table-cell>
          <table:table-cell table:formula="of:=[.C190]*1000" office:value-type="float" office:value="21.1889743805" calcext:value-type="float">
            <text:p>21,1889743805</text:p>
          </table:table-cell>
          <table:table-cell office:value-type="float" office:value="0.00905394554138" calcext:value-type="float">
            <text:p>0,0090539455</text:p>
          </table:table-cell>
          <table:table-cell table:formula="of:=[.E190]*1000" office:value-type="float" office:value="9.05394554138" calcext:value-type="float">
            <text:p>9,0539455414</text:p>
          </table:table-cell>
          <table:table-cell office:value-type="float" office:value="0.0001540184021" calcext:value-type="float">
            <text:p>0,0001540184</text:p>
          </table:table-cell>
          <table:table-cell table:formula="of:=1000*[.G190]" office:value-type="float" office:value="0.1540184021" calcext:value-type="float">
            <text:p>0,1540184021</text:p>
          </table:table-cell>
          <table:table-cell office:value-type="float" office:value="0.030406249" calcext:value-type="float">
            <text:p>0,030406249</text:p>
          </table:table-cell>
          <table:table-cell table:formula="of:=1000*[.I190]" office:value-type="float" office:value="30.406249" calcext:value-type="float">
            <text:p>30,406249</text:p>
          </table:table-cell>
        </table:table-row>
        <table:table-row table:style-name="ro1" table:visibility="collapse">
          <table:table-cell/>
          <table:table-cell office:value-type="float" office:value="33.5133480482" calcext:value-type="float">
            <text:p>33,5133480482</text:p>
          </table:table-cell>
          <table:table-cell office:value-type="float" office:value="0.0209338665009" calcext:value-type="float">
            <text:p>0,0209338665</text:p>
          </table:table-cell>
          <table:table-cell table:formula="of:=[.C191]*1000" office:value-type="float" office:value="20.9338665009" calcext:value-type="float">
            <text:p>20,9338665009</text:p>
          </table:table-cell>
          <table:table-cell office:value-type="float" office:value="0.00869202613831" calcext:value-type="float">
            <text:p>0,0086920261</text:p>
          </table:table-cell>
          <table:table-cell table:formula="of:=[.E191]*1000" office:value-type="float" office:value="8.69202613831" calcext:value-type="float">
            <text:p>8,6920261383</text:p>
          </table:table-cell>
          <table:table-cell office:value-type="float" office:value="0.000202894210815" calcext:value-type="float">
            <text:p>0,0002028942</text:p>
          </table:table-cell>
          <table:table-cell table:formula="of:=1000*[.G191]" office:value-type="float" office:value="0.202894210815" calcext:value-type="float">
            <text:p>0,2028942108</text:p>
          </table:table-cell>
          <table:table-cell office:value-type="float" office:value="0.029838857" calcext:value-type="float">
            <text:p>0,029838857</text:p>
          </table:table-cell>
          <table:table-cell table:formula="of:=1000*[.I191]" office:value-type="float" office:value="29.838857" calcext:value-type="float">
            <text:p>29,838857</text:p>
          </table:table-cell>
        </table:table-row>
        <table:table-row table:style-name="ro1" table:visibility="collapse">
          <table:table-cell/>
          <table:table-cell office:value-type="float" office:value="25.715689497" calcext:value-type="float">
            <text:p>25,715689497</text:p>
          </table:table-cell>
          <table:table-cell office:value-type="float" office:value="0.0305960178375" calcext:value-type="float">
            <text:p>0,0305960178</text:p>
          </table:table-cell>
          <table:table-cell table:formula="of:=[.C192]*1000" office:value-type="float" office:value="30.5960178375" calcext:value-type="float">
            <text:p>30,5960178375</text:p>
          </table:table-cell>
          <table:table-cell office:value-type="float" office:value="0.00807309150696" calcext:value-type="float">
            <text:p>0,0080730915</text:p>
          </table:table-cell>
          <table:table-cell table:formula="of:=[.E192]*1000" office:value-type="float" office:value="8.07309150696" calcext:value-type="float">
            <text:p>8,073091507</text:p>
          </table:table-cell>
          <table:table-cell office:value-type="float" office:value="0.000210046768188" calcext:value-type="float">
            <text:p>0,0002100468</text:p>
          </table:table-cell>
          <table:table-cell table:formula="of:=1000*[.G192]" office:value-type="float" office:value="0.210046768188" calcext:value-type="float">
            <text:p>0,2100467682</text:p>
          </table:table-cell>
          <table:table-cell office:value-type="float" office:value="0.038886766" calcext:value-type="float">
            <text:p>0,038886766</text:p>
          </table:table-cell>
          <table:table-cell table:formula="of:=1000*[.I192]" office:value-type="float" office:value="38.886766" calcext:value-type="float">
            <text:p>38,886766</text:p>
          </table:table-cell>
        </table:table-row>
        <table:table-row table:style-name="ro1" table:visibility="collapse">
          <table:table-cell/>
          <table:table-cell office:value-type="float" office:value="39.6140466814" calcext:value-type="float">
            <text:p>39,6140466814</text:p>
          </table:table-cell>
          <table:table-cell office:value-type="float" office:value="0.0163538455963" calcext:value-type="float">
            <text:p>0,0163538456</text:p>
          </table:table-cell>
          <table:table-cell table:formula="of:=[.C193]*1000" office:value-type="float" office:value="16.3538455963" calcext:value-type="float">
            <text:p>16,3538455963</text:p>
          </table:table-cell>
          <table:table-cell office:value-type="float" office:value="0.00862002372742" calcext:value-type="float">
            <text:p>0,0086200237</text:p>
          </table:table-cell>
          <table:table-cell table:formula="of:=[.E193]*1000" office:value-type="float" office:value="8.62002372742" calcext:value-type="float">
            <text:p>8,6200237274</text:p>
          </table:table-cell>
          <table:table-cell office:value-type="float" office:value="0.000257015228271" calcext:value-type="float">
            <text:p>0,0002570152</text:p>
          </table:table-cell>
          <table:table-cell table:formula="of:=1000*[.G193]" office:value-type="float" office:value="0.257015228271" calcext:value-type="float">
            <text:p>0,2570152283</text:p>
          </table:table-cell>
          <table:table-cell office:value-type="float" office:value="0.025243571" calcext:value-type="float">
            <text:p>0,025243571</text:p>
          </table:table-cell>
          <table:table-cell table:formula="of:=1000*[.I193]" office:value-type="float" office:value="25.243571" calcext:value-type="float">
            <text:p>25,243571</text:p>
          </table:table-cell>
        </table:table-row>
        <table:table-row table:style-name="ro1" table:visibility="collapse">
          <table:table-cell/>
          <table:table-cell office:value-type="float" office:value="32.785328749" calcext:value-type="float">
            <text:p>32,785328749</text:p>
          </table:table-cell>
          <table:table-cell office:value-type="float" office:value="0.0212979316711" calcext:value-type="float">
            <text:p>0,0212979317</text:p>
          </table:table-cell>
          <table:table-cell table:formula="of:=[.C194]*1000" office:value-type="float" office:value="21.2979316711" calcext:value-type="float">
            <text:p>21,2979316711</text:p>
          </table:table-cell>
          <table:table-cell office:value-type="float" office:value="0.00897192955017" calcext:value-type="float">
            <text:p>0,0089719296</text:p>
          </table:table-cell>
          <table:table-cell table:formula="of:=[.E194]*1000" office:value-type="float" office:value="8.97192955017" calcext:value-type="float">
            <text:p>8,9719295502</text:p>
          </table:table-cell>
          <table:table-cell office:value-type="float" office:value="0.000221967697144" calcext:value-type="float">
            <text:p>0,0002219677</text:p>
          </table:table-cell>
          <table:table-cell table:formula="of:=1000*[.G194]" office:value-type="float" office:value="0.221967697144" calcext:value-type="float">
            <text:p>0,2219676971</text:p>
          </table:table-cell>
          <table:table-cell office:value-type="float" office:value="0.030501448" calcext:value-type="float">
            <text:p>0,030501448</text:p>
          </table:table-cell>
          <table:table-cell table:formula="of:=1000*[.I194]" office:value-type="float" office:value="30.501448" calcext:value-type="float">
            <text:p>30,501448</text:p>
          </table:table-cell>
        </table:table-row>
        <table:table-row table:style-name="ro1" table:visibility="collapse">
          <table:table-cell/>
          <table:table-cell office:value-type="float" office:value="29.5756783344" calcext:value-type="float">
            <text:p>29,5756783344</text:p>
          </table:table-cell>
          <table:table-cell office:value-type="float" office:value="0.0248911380768" calcext:value-type="float">
            <text:p>0,0248911381</text:p>
          </table:table-cell>
          <table:table-cell table:formula="of:=[.C195]*1000" office:value-type="float" office:value="24.8911380768" calcext:value-type="float">
            <text:p>24,8911380768</text:p>
          </table:table-cell>
          <table:table-cell office:value-type="float" office:value="0.00871014595032" calcext:value-type="float">
            <text:p>0,008710146</text:p>
          </table:table-cell>
          <table:table-cell table:formula="of:=[.E195]*1000" office:value-type="float" office:value="8.71014595032" calcext:value-type="float">
            <text:p>8,7101459503</text:p>
          </table:table-cell>
          <table:table-cell office:value-type="float" office:value="0.000203847885132" calcext:value-type="float">
            <text:p>0,0002038479</text:p>
          </table:table-cell>
          <table:table-cell table:formula="of:=1000*[.G195]" office:value-type="float" office:value="0.203847885132" calcext:value-type="float">
            <text:p>0,2038478851</text:p>
          </table:table-cell>
          <table:table-cell office:value-type="float" office:value="0.033811566" calcext:value-type="float">
            <text:p>0,033811566</text:p>
          </table:table-cell>
          <table:table-cell table:formula="of:=1000*[.I195]" office:value-type="float" office:value="33.811566" calcext:value-type="float">
            <text:p>33,811566</text:p>
          </table:table-cell>
        </table:table-row>
        <table:table-row table:style-name="ro1" table:visibility="collapse">
          <table:table-cell/>
          <table:table-cell office:value-type="float" office:value="35.2629190905" calcext:value-type="float">
            <text:p>35,2629190905</text:p>
          </table:table-cell>
          <table:table-cell office:value-type="float" office:value="0.0213961601257" calcext:value-type="float">
            <text:p>0,0213961601</text:p>
          </table:table-cell>
          <table:table-cell table:formula="of:=[.C196]*1000" office:value-type="float" office:value="21.3961601257" calcext:value-type="float">
            <text:p>21,3961601257</text:p>
          </table:table-cell>
          <table:table-cell office:value-type="float" office:value="0.00678706169128" calcext:value-type="float">
            <text:p>0,0067870617</text:p>
          </table:table-cell>
          <table:table-cell table:formula="of:=[.E196]*1000" office:value-type="float" office:value="6.78706169128" calcext:value-type="float">
            <text:p>6,7870616913</text:p>
          </table:table-cell>
          <table:table-cell office:value-type="float" office:value="0.000169038772583" calcext:value-type="float">
            <text:p>0,0001690388</text:p>
          </table:table-cell>
          <table:table-cell table:formula="of:=1000*[.G196]" office:value-type="float" office:value="0.169038772583" calcext:value-type="float">
            <text:p>0,1690387726</text:p>
          </table:table-cell>
          <table:table-cell office:value-type="float" office:value="0.028358401" calcext:value-type="float">
            <text:p>0,028358401</text:p>
          </table:table-cell>
          <table:table-cell table:formula="of:=1000*[.I196]" office:value-type="float" office:value="28.358401" calcext:value-type="float">
            <text:p>28,358401</text:p>
          </table:table-cell>
        </table:table-row>
        <table:table-row table:style-name="ro1" table:visibility="collapse">
          <table:table-cell/>
          <table:table-cell office:value-type="float" office:value="32.2538600694" calcext:value-type="float">
            <text:p>32,2538600694</text:p>
          </table:table-cell>
          <table:table-cell office:value-type="float" office:value="0.0233709812164" calcext:value-type="float">
            <text:p>0,0233709812</text:p>
          </table:table-cell>
          <table:table-cell table:formula="of:=[.C197]*1000" office:value-type="float" office:value="23.3709812164" calcext:value-type="float">
            <text:p>23,3709812164</text:p>
          </table:table-cell>
          <table:table-cell office:value-type="float" office:value="0.00738000869751" calcext:value-type="float">
            <text:p>0,0073800087</text:p>
          </table:table-cell>
          <table:table-cell table:formula="of:=[.E197]*1000" office:value-type="float" office:value="7.38000869751" calcext:value-type="float">
            <text:p>7,3800086975</text:p>
          </table:table-cell>
          <table:table-cell office:value-type="float" office:value="0.000246047973633" calcext:value-type="float">
            <text:p>0,000246048</text:p>
          </table:table-cell>
          <table:table-cell table:formula="of:=1000*[.G197]" office:value-type="float" office:value="0.246047973633" calcext:value-type="float">
            <text:p>0,2460479736</text:p>
          </table:table-cell>
          <table:table-cell office:value-type="float" office:value="0.031004041" calcext:value-type="float">
            <text:p>0,031004041</text:p>
          </table:table-cell>
          <table:table-cell table:formula="of:=1000*[.I197]" office:value-type="float" office:value="31.004041" calcext:value-type="float">
            <text:p>31,004041</text:p>
          </table:table-cell>
        </table:table-row>
        <table:table-row table:style-name="ro1" table:visibility="collapse">
          <table:table-cell/>
          <table:table-cell office:value-type="float" office:value="28.1334526079" calcext:value-type="float">
            <text:p>28,1334526079</text:p>
          </table:table-cell>
          <table:table-cell office:value-type="float" office:value="0.0265250205994" calcext:value-type="float">
            <text:p>0,0265250206</text:p>
          </table:table-cell>
          <table:table-cell table:formula="of:=[.C198]*1000" office:value-type="float" office:value="26.5250205994" calcext:value-type="float">
            <text:p>26,5250205994</text:p>
          </table:table-cell>
          <table:table-cell office:value-type="float" office:value="0.00881004333496" calcext:value-type="float">
            <text:p>0,0088100433</text:p>
          </table:table-cell>
          <table:table-cell table:formula="of:=[.E198]*1000" office:value-type="float" office:value="8.81004333496" calcext:value-type="float">
            <text:p>8,810043335</text:p>
          </table:table-cell>
          <table:table-cell office:value-type="float" office:value="0.000201940536499" calcext:value-type="float">
            <text:p>0,0002019405</text:p>
          </table:table-cell>
          <table:table-cell table:formula="of:=1000*[.G198]" office:value-type="float" office:value="0.201940536499" calcext:value-type="float">
            <text:p>0,2019405365</text:p>
          </table:table-cell>
          <table:table-cell office:value-type="float" office:value="0.035544873" calcext:value-type="float">
            <text:p>0,035544873</text:p>
          </table:table-cell>
          <table:table-cell table:formula="of:=1000*[.I198]" office:value-type="float" office:value="35.544873" calcext:value-type="float">
            <text:p>35,544873</text:p>
          </table:table-cell>
        </table:table-row>
        <table:table-row table:style-name="ro1" table:visibility="collapse">
          <table:table-cell/>
          <table:table-cell office:value-type="float" office:value="33.0294819174" calcext:value-type="float">
            <text:p>33,0294819174</text:p>
          </table:table-cell>
          <table:table-cell office:value-type="float" office:value="0.0212180614471" calcext:value-type="float">
            <text:p>0,0212180614</text:p>
          </table:table-cell>
          <table:table-cell table:formula="of:=[.C199]*1000" office:value-type="float" office:value="21.2180614471" calcext:value-type="float">
            <text:p>21,2180614471</text:p>
          </table:table-cell>
          <table:table-cell office:value-type="float" office:value="0.00880789756775" calcext:value-type="float">
            <text:p>0,0088078976</text:p>
          </table:table-cell>
          <table:table-cell table:formula="of:=[.E199]*1000" office:value-type="float" office:value="8.80789756775" calcext:value-type="float">
            <text:p>8,8078975678</text:p>
          </table:table-cell>
          <table:table-cell office:value-type="float" office:value="0.000241994857788" calcext:value-type="float">
            <text:p>0,0002419949</text:p>
          </table:table-cell>
          <table:table-cell table:formula="of:=1000*[.G199]" office:value-type="float" office:value="0.241994857788" calcext:value-type="float">
            <text:p>0,2419948578</text:p>
          </table:table-cell>
          <table:table-cell office:value-type="float" office:value="0.030275982" calcext:value-type="float">
            <text:p>0,030275982</text:p>
          </table:table-cell>
          <table:table-cell table:formula="of:=1000*[.I199]" office:value-type="float" office:value="30.275982" calcext:value-type="float">
            <text:p>30,275982</text:p>
          </table:table-cell>
        </table:table-row>
        <table:table-row table:style-name="ro1" table:visibility="collapse">
          <table:table-cell/>
          <table:table-cell office:value-type="float" office:value="29.3514457583" calcext:value-type="float">
            <text:p>29,3514457583</text:p>
          </table:table-cell>
          <table:table-cell office:value-type="float" office:value="0.0252318382263" calcext:value-type="float">
            <text:p>0,0252318382</text:p>
          </table:table-cell>
          <table:table-cell table:formula="of:=[.C200]*1000" office:value-type="float" office:value="25.2318382263" calcext:value-type="float">
            <text:p>25,2318382263</text:p>
          </table:table-cell>
          <table:table-cell office:value-type="float" office:value="0.00864911079407" calcext:value-type="float">
            <text:p>0,0086491108</text:p>
          </table:table-cell>
          <table:table-cell table:formula="of:=[.E200]*1000" office:value-type="float" office:value="8.64911079407" calcext:value-type="float">
            <text:p>8,6491107941</text:p>
          </table:table-cell>
          <table:table-cell office:value-type="float" office:value="0.000178813934326" calcext:value-type="float">
            <text:p>0,0001788139</text:p>
          </table:table-cell>
          <table:table-cell table:formula="of:=1000*[.G200]" office:value-type="float" office:value="0.178813934326" calcext:value-type="float">
            <text:p>0,1788139343</text:p>
          </table:table-cell>
          <table:table-cell office:value-type="float" office:value="0.034069872" calcext:value-type="float">
            <text:p>0,034069872</text:p>
          </table:table-cell>
          <table:table-cell table:formula="of:=1000*[.I200]" office:value-type="float" office:value="34.069872" calcext:value-type="float">
            <text:p>34,069872</text:p>
          </table:table-cell>
        </table:table-row>
        <table:table-row table:style-name="ro1" table:visibility="collapse">
          <table:table-cell/>
          <table:table-cell office:value-type="float" office:value="32.9099847742" calcext:value-type="float">
            <text:p>32,9099847742</text:p>
          </table:table-cell>
          <table:table-cell office:value-type="float" office:value="0.0214281082153" calcext:value-type="float">
            <text:p>0,0214281082</text:p>
          </table:table-cell>
          <table:table-cell table:formula="of:=[.C201]*1000" office:value-type="float" office:value="21.4281082153" calcext:value-type="float">
            <text:p>21,4281082153</text:p>
          </table:table-cell>
          <table:table-cell office:value-type="float" office:value="0.0087149143219" calcext:value-type="float">
            <text:p>0,0087149143</text:p>
          </table:table-cell>
          <table:table-cell table:formula="of:=[.E201]*1000" office:value-type="float" office:value="8.7149143219" calcext:value-type="float">
            <text:p>8,7149143219</text:p>
          </table:table-cell>
          <table:table-cell office:value-type="float" office:value="0.000221967697144" calcext:value-type="float">
            <text:p>0,0002219677</text:p>
          </table:table-cell>
          <table:table-cell table:formula="of:=1000*[.G201]" office:value-type="float" office:value="0.221967697144" calcext:value-type="float">
            <text:p>0,2219676971</text:p>
          </table:table-cell>
          <table:table-cell office:value-type="float" office:value="0.030385915" calcext:value-type="float">
            <text:p>0,030385915</text:p>
          </table:table-cell>
          <table:table-cell table:formula="of:=1000*[.I201]" office:value-type="float" office:value="30.385915" calcext:value-type="float">
            <text:p>30,385915</text:p>
          </table:table-cell>
        </table:table-row>
        <table:table-row table:style-name="ro1" table:visibility="collapse">
          <table:table-cell/>
          <table:table-cell office:value-type="float" office:value="33.0172122359" calcext:value-type="float">
            <text:p>33,0172122359</text:p>
          </table:table-cell>
          <table:table-cell office:value-type="float" office:value="0.0212550163269" calcext:value-type="float">
            <text:p>0,0212550163</text:p>
          </table:table-cell>
          <table:table-cell table:formula="of:=[.C202]*1000" office:value-type="float" office:value="21.2550163269" calcext:value-type="float">
            <text:p>21,2550163269</text:p>
          </table:table-cell>
          <table:table-cell office:value-type="float" office:value="0.00881791114807" calcext:value-type="float">
            <text:p>0,0088179111</text:p>
          </table:table-cell>
          <table:table-cell table:formula="of:=[.E202]*1000" office:value-type="float" office:value="8.81791114807" calcext:value-type="float">
            <text:p>8,8179111481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202]" office:value-type="float" office:value="0.204086303711" calcext:value-type="float">
            <text:p>0,2040863037</text:p>
          </table:table-cell>
          <table:table-cell office:value-type="float" office:value="0.030287233" calcext:value-type="float">
            <text:p>0,030287233</text:p>
          </table:table-cell>
          <table:table-cell table:formula="of:=1000*[.I202]" office:value-type="float" office:value="30.287233" calcext:value-type="float">
            <text:p>30,287233</text:p>
          </table:table-cell>
        </table:table-row>
        <table:table-row table:style-name="ro1" table:visibility="collapse">
          <table:table-cell/>
          <table:table-cell office:value-type="float" office:value="29.5027390048" calcext:value-type="float">
            <text:p>29,5027390048</text:p>
          </table:table-cell>
          <table:table-cell office:value-type="float" office:value="0.0249898433685" calcext:value-type="float">
            <text:p>0,0249898434</text:p>
          </table:table-cell>
          <table:table-cell table:formula="of:=[.C203]*1000" office:value-type="float" office:value="24.9898433685" calcext:value-type="float">
            <text:p>24,9898433685</text:p>
          </table:table-cell>
          <table:table-cell office:value-type="float" office:value="0.00869297981262" calcext:value-type="float">
            <text:p>0,0086929798</text:p>
          </table:table-cell>
          <table:table-cell table:formula="of:=[.E203]*1000" office:value-type="float" office:value="8.69297981262" calcext:value-type="float">
            <text:p>8,6929798126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203]" office:value-type="float" office:value="0.204086303711" calcext:value-type="float">
            <text:p>0,2040863037</text:p>
          </table:table-cell>
          <table:table-cell office:value-type="float" office:value="0.033895158" calcext:value-type="float">
            <text:p>0,033895158</text:p>
          </table:table-cell>
          <table:table-cell table:formula="of:=1000*[.I203]" office:value-type="float" office:value="33.895158" calcext:value-type="float">
            <text:p>33,895158</text:p>
          </table:table-cell>
        </table:table-row>
        <table:table-row table:style-name="ro1" table:visibility="collapse">
          <table:table-cell/>
          <table:table-cell office:value-type="float" office:value="32.6176711844" calcext:value-type="float">
            <text:p>32,6176711844</text:p>
          </table:table-cell>
          <table:table-cell office:value-type="float" office:value="0.0213911533356" calcext:value-type="float">
            <text:p>0,0213911533</text:p>
          </table:table-cell>
          <table:table-cell table:formula="of:=[.C204]*1000" office:value-type="float" office:value="21.3911533356" calcext:value-type="float">
            <text:p>21,3911533356</text:p>
          </table:table-cell>
          <table:table-cell office:value-type="float" office:value="0.00905203819275" calcext:value-type="float">
            <text:p>0,0090520382</text:p>
          </table:table-cell>
          <table:table-cell table:formula="of:=[.E204]*1000" office:value-type="float" office:value="9.05203819275" calcext:value-type="float">
            <text:p>9,0520381928</text:p>
          </table:table-cell>
          <table:table-cell office:value-type="float" office:value="0.00020694732666" calcext:value-type="float">
            <text:p>0,0002069473</text:p>
          </table:table-cell>
          <table:table-cell table:formula="of:=1000*[.G204]" office:value-type="float" office:value="0.20694732666" calcext:value-type="float">
            <text:p>0,2069473267</text:p>
          </table:table-cell>
          <table:table-cell office:value-type="float" office:value="0.030658228" calcext:value-type="float">
            <text:p>0,030658228</text:p>
          </table:table-cell>
          <table:table-cell table:formula="of:=1000*[.I204]" office:value-type="float" office:value="30.658228" calcext:value-type="float">
            <text:p>30,658228</text:p>
          </table:table-cell>
        </table:table-row>
        <table:table-row table:style-name="ro1" table:visibility="collapse">
          <table:table-cell/>
          <table:table-cell office:value-type="float" office:value="32.9261303911" calcext:value-type="float">
            <text:p>32,9261303911</text:p>
          </table:table-cell>
          <table:table-cell office:value-type="float" office:value="0.0211510658264" calcext:value-type="float">
            <text:p>0,0211510658</text:p>
          </table:table-cell>
          <table:table-cell table:formula="of:=[.C205]*1000" office:value-type="float" office:value="21.1510658264" calcext:value-type="float">
            <text:p>21,1510658264</text:p>
          </table:table-cell>
          <table:table-cell office:value-type="float" office:value="0.00900888442993" calcext:value-type="float">
            <text:p>0,0090088844</text:p>
          </table:table-cell>
          <table:table-cell table:formula="of:=[.E205]*1000" office:value-type="float" office:value="9.00888442993" calcext:value-type="float">
            <text:p>9,0088844299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205]" office:value-type="float" office:value="0.204086303711" calcext:value-type="float">
            <text:p>0,2040863037</text:p>
          </table:table-cell>
          <table:table-cell office:value-type="float" office:value="0.030371015" calcext:value-type="float">
            <text:p>0,030371015</text:p>
          </table:table-cell>
          <table:table-cell table:formula="of:=1000*[.I205]" office:value-type="float" office:value="30.371015" calcext:value-type="float">
            <text:p>30,371015</text:p>
          </table:table-cell>
        </table:table-row>
        <table:table-row table:style-name="ro1" table:visibility="collapse">
          <table:table-cell/>
          <table:table-cell office:value-type="float" office:value="31.0271090057" calcext:value-type="float">
            <text:p>31,0271090057</text:p>
          </table:table-cell>
          <table:table-cell office:value-type="float" office:value="0.0248851776123" calcext:value-type="float">
            <text:p>0,0248851776</text:p>
          </table:table-cell>
          <table:table-cell table:formula="of:=[.C206]*1000" office:value-type="float" office:value="24.8851776123" calcext:value-type="float">
            <text:p>24,8851776123</text:p>
          </table:table-cell>
          <table:table-cell office:value-type="float" office:value="0.00718402862549" calcext:value-type="float">
            <text:p>0,0071840286</text:p>
          </table:table-cell>
          <table:table-cell table:formula="of:=[.E206]*1000" office:value-type="float" office:value="7.18402862549" calcext:value-type="float">
            <text:p>7,1840286255</text:p>
          </table:table-cell>
          <table:table-cell office:value-type="float" office:value="0.000152111053467" calcext:value-type="float">
            <text:p>0,0001521111</text:p>
          </table:table-cell>
          <table:table-cell table:formula="of:=1000*[.G206]" office:value-type="float" office:value="0.152111053467" calcext:value-type="float">
            <text:p>0,1521110535</text:p>
          </table:table-cell>
          <table:table-cell office:value-type="float" office:value="0.03222988" calcext:value-type="float">
            <text:p>0,03222988</text:p>
          </table:table-cell>
          <table:table-cell table:formula="of:=1000*[.I206]" office:value-type="float" office:value="32.22988" calcext:value-type="float">
            <text:p>32,22988</text:p>
          </table:table-cell>
        </table:table-row>
        <table:table-row table:style-name="ro1" table:visibility="collapse">
          <table:table-cell/>
          <table:table-cell office:value-type="float" office:value="30.8662171722" calcext:value-type="float">
            <text:p>30,8662171722</text:p>
          </table:table-cell>
          <table:table-cell office:value-type="float" office:value="0.0231618881226" calcext:value-type="float">
            <text:p>0,0231618881</text:p>
          </table:table-cell>
          <table:table-cell table:formula="of:=[.C207]*1000" office:value-type="float" office:value="23.1618881226" calcext:value-type="float">
            <text:p>23,1618881226</text:p>
          </table:table-cell>
          <table:table-cell office:value-type="float" office:value="0.00902414321899" calcext:value-type="float">
            <text:p>0,0090241432</text:p>
          </table:table-cell>
          <table:table-cell table:formula="of:=[.E207]*1000" office:value-type="float" office:value="9.02414321899" calcext:value-type="float">
            <text:p>9,024143219</text:p>
          </table:table-cell>
          <table:table-cell office:value-type="float" office:value="0.000201940536499" calcext:value-type="float">
            <text:p>0,0002019405</text:p>
          </table:table-cell>
          <table:table-cell table:formula="of:=1000*[.G207]" office:value-type="float" office:value="0.201940536499" calcext:value-type="float">
            <text:p>0,2019405365</text:p>
          </table:table-cell>
          <table:table-cell office:value-type="float" office:value="0.03239788" calcext:value-type="float">
            <text:p>0,03239788</text:p>
          </table:table-cell>
          <table:table-cell table:formula="of:=1000*[.I207]" office:value-type="float" office:value="32.39788" calcext:value-type="float">
            <text:p>32,39788</text:p>
          </table:table-cell>
        </table:table-row>
        <table:table-row table:style-name="ro1" table:visibility="collapse">
          <table:table-cell/>
          <table:table-cell office:value-type="float" office:value="33.2812238118" calcext:value-type="float">
            <text:p>33,2812238118</text:p>
          </table:table-cell>
          <table:table-cell office:value-type="float" office:value="0.0209820270538" calcext:value-type="float">
            <text:p>0,0209820271</text:p>
          </table:table-cell>
          <table:table-cell table:formula="of:=[.C208]*1000" office:value-type="float" office:value="20.9820270538" calcext:value-type="float">
            <text:p>20,9820270538</text:p>
          </table:table-cell>
          <table:table-cell office:value-type="float" office:value="0.00885200500488" calcext:value-type="float">
            <text:p>0,008852005</text:p>
          </table:table-cell>
          <table:table-cell table:formula="of:=[.E208]*1000" office:value-type="float" office:value="8.85200500488" calcext:value-type="float">
            <text:p>8,8520050049</text:p>
          </table:table-cell>
          <table:table-cell office:value-type="float" office:value="0.000203847885132" calcext:value-type="float">
            <text:p>0,0002038479</text:p>
          </table:table-cell>
          <table:table-cell table:formula="of:=1000*[.G208]" office:value-type="float" office:value="0.203847885132" calcext:value-type="float">
            <text:p>0,2038478851</text:p>
          </table:table-cell>
          <table:table-cell office:value-type="float" office:value="0.030046972" calcext:value-type="float">
            <text:p>0,030046972</text:p>
          </table:table-cell>
          <table:table-cell table:formula="of:=1000*[.I208]" office:value-type="float" office:value="30.046972" calcext:value-type="float">
            <text:p>30,046972</text:p>
          </table:table-cell>
        </table:table-row>
        <table:table-row table:style-name="ro1" table:visibility="collapse">
          <table:table-cell/>
          <table:table-cell office:value-type="float" office:value="29.0641379549" calcext:value-type="float">
            <text:p>29,0641379549</text:p>
          </table:table-cell>
          <table:table-cell office:value-type="float" office:value="0.0252108573914" calcext:value-type="float">
            <text:p>0,0252108574</text:p>
          </table:table-cell>
          <table:table-cell table:formula="of:=[.C209]*1000" office:value-type="float" office:value="25.2108573914" calcext:value-type="float">
            <text:p>25,2108573914</text:p>
          </table:table-cell>
          <table:table-cell office:value-type="float" office:value="0.00898408889771" calcext:value-type="float">
            <text:p>0,0089840889</text:p>
          </table:table-cell>
          <table:table-cell table:formula="of:=[.E209]*1000" office:value-type="float" office:value="8.98408889771" calcext:value-type="float">
            <text:p>8,9840888977</text:p>
          </table:table-cell>
          <table:table-cell office:value-type="float" office:value="0.000203847885132" calcext:value-type="float">
            <text:p>0,0002038479</text:p>
          </table:table-cell>
          <table:table-cell table:formula="of:=1000*[.G209]" office:value-type="float" office:value="0.203847885132" calcext:value-type="float">
            <text:p>0,2038478851</text:p>
          </table:table-cell>
          <table:table-cell office:value-type="float" office:value="0.034406663" calcext:value-type="float">
            <text:p>0,034406663</text:p>
          </table:table-cell>
          <table:table-cell table:formula="of:=1000*[.I209]" office:value-type="float" office:value="34.406663" calcext:value-type="float">
            <text:p>34,406663</text:p>
          </table:table-cell>
        </table:table-row>
        <table:table-row table:style-name="ro1" table:visibility="collapse">
          <table:table-cell/>
          <table:table-cell office:value-type="float" office:value="33.1925416359" calcext:value-type="float">
            <text:p>33,1925416359</text:p>
          </table:table-cell>
          <table:table-cell office:value-type="float" office:value="0.0209980010986" calcext:value-type="float">
            <text:p>0,0209980011</text:p>
          </table:table-cell>
          <table:table-cell table:formula="of:=[.C210]*1000" office:value-type="float" office:value="20.9980010986" calcext:value-type="float">
            <text:p>20,9980010986</text:p>
          </table:table-cell>
          <table:table-cell office:value-type="float" office:value="0.00891613960266" calcext:value-type="float">
            <text:p>0,0089161396</text:p>
          </table:table-cell>
          <table:table-cell table:formula="of:=[.E210]*1000" office:value-type="float" office:value="8.91613960266" calcext:value-type="float">
            <text:p>8,9161396027</text:p>
          </table:table-cell>
          <table:table-cell office:value-type="float" office:value="0.000203847885132" calcext:value-type="float">
            <text:p>0,0002038479</text:p>
          </table:table-cell>
          <table:table-cell table:formula="of:=1000*[.G210]" office:value-type="float" office:value="0.203847885132" calcext:value-type="float">
            <text:p>0,2038478851</text:p>
          </table:table-cell>
          <table:table-cell office:value-type="float" office:value="0.03012725" calcext:value-type="float">
            <text:p>0,03012725</text:p>
          </table:table-cell>
          <table:table-cell table:formula="of:=1000*[.I210]" office:value-type="float" office:value="30.12725" calcext:value-type="float">
            <text:p>30,12725</text:p>
          </table:table-cell>
        </table:table-row>
        <table:table-row table:style-name="ro1" table:visibility="collapse">
          <table:table-cell/>
          <table:table-cell office:value-type="float" office:value="33.0679159108" calcext:value-type="float">
            <text:p>33,0679159108</text:p>
          </table:table-cell>
          <table:table-cell office:value-type="float" office:value="0.0209450721741" calcext:value-type="float">
            <text:p>0,0209450722</text:p>
          </table:table-cell>
          <table:table-cell table:formula="of:=[.C211]*1000" office:value-type="float" office:value="20.9450721741" calcext:value-type="float">
            <text:p>20,9450721741</text:p>
          </table:table-cell>
          <table:table-cell office:value-type="float" office:value="0.00908398628235" calcext:value-type="float">
            <text:p>0,0090839863</text:p>
          </table:table-cell>
          <table:table-cell table:formula="of:=[.E211]*1000" office:value-type="float" office:value="9.08398628235" calcext:value-type="float">
            <text:p>9,0839862824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211]" office:value-type="float" office:value="0.204086303711" calcext:value-type="float">
            <text:p>0,2040863037</text:p>
          </table:table-cell>
          <table:table-cell office:value-type="float" office:value="0.030240793" calcext:value-type="float">
            <text:p>0,030240793</text:p>
          </table:table-cell>
          <table:table-cell table:formula="of:=1000*[.I211]" office:value-type="float" office:value="30.240793" calcext:value-type="float">
            <text:p>30,240793</text:p>
          </table:table-cell>
        </table:table-row>
        <table:table-row table:style-name="ro1" table:visibility="collapse">
          <table:table-cell/>
          <table:table-cell office:value-type="float" office:value="29.476916494" calcext:value-type="float">
            <text:p>29,476916494</text:p>
          </table:table-cell>
          <table:table-cell office:value-type="float" office:value="0.0248439311981" calcext:value-type="float">
            <text:p>0,0248439312</text:p>
          </table:table-cell>
          <table:table-cell table:formula="of:=[.C212]*1000" office:value-type="float" office:value="24.8439311981" calcext:value-type="float">
            <text:p>24,8439311981</text:p>
          </table:table-cell>
          <table:table-cell office:value-type="float" office:value="0.00886702537537" calcext:value-type="float">
            <text:p>0,0088670254</text:p>
          </table:table-cell>
          <table:table-cell table:formula="of:=[.E212]*1000" office:value-type="float" office:value="8.86702537537" calcext:value-type="float">
            <text:p>8,8670253754</text:p>
          </table:table-cell>
          <table:table-cell office:value-type="float" office:value="0.000205993652344" calcext:value-type="float">
            <text:p>0,0002059937</text:p>
          </table:table-cell>
          <table:table-cell table:formula="of:=1000*[.G212]" office:value-type="float" office:value="0.205993652344" calcext:value-type="float">
            <text:p>0,2059936523</text:p>
          </table:table-cell>
          <table:table-cell office:value-type="float" office:value="0.033924851" calcext:value-type="float">
            <text:p>0,033924851</text:p>
          </table:table-cell>
          <table:table-cell table:formula="of:=1000*[.I212]" office:value-type="float" office:value="33.924851" calcext:value-type="float">
            <text:p>33,924851</text:p>
          </table:table-cell>
        </table:table-row>
        <table:table-row table:style-name="ro1" table:visibility="collapse">
          <table:table-cell/>
          <table:table-cell office:value-type="float" office:value="33.0966821271" calcext:value-type="float">
            <text:p>33,0966821271</text:p>
          </table:table-cell>
          <table:table-cell office:value-type="float" office:value="0.0209150314331" calcext:value-type="float">
            <text:p>0,0209150314</text:p>
          </table:table-cell>
          <table:table-cell table:formula="of:=[.C213]*1000" office:value-type="float" office:value="20.9150314331" calcext:value-type="float">
            <text:p>20,9150314331</text:p>
          </table:table-cell>
          <table:table-cell office:value-type="float" office:value="0.00908708572388" calcext:value-type="float">
            <text:p>0,0090870857</text:p>
          </table:table-cell>
          <table:table-cell table:formula="of:=[.E213]*1000" office:value-type="float" office:value="9.08708572388" calcext:value-type="float">
            <text:p>9,0870857239</text:p>
          </table:table-cell>
          <table:table-cell office:value-type="float" office:value="0.000202894210815" calcext:value-type="float">
            <text:p>0,0002028942</text:p>
          </table:table-cell>
          <table:table-cell table:formula="of:=1000*[.G213]" office:value-type="float" office:value="0.202894210815" calcext:value-type="float">
            <text:p>0,2028942108</text:p>
          </table:table-cell>
          <table:table-cell office:value-type="float" office:value="0.030214509" calcext:value-type="float">
            <text:p>0,030214509</text:p>
          </table:table-cell>
          <table:table-cell table:formula="of:=1000*[.I213]" office:value-type="float" office:value="30.214509" calcext:value-type="float">
            <text:p>30,214509</text:p>
          </table:table-cell>
        </table:table-row>
        <table:table-row table:style-name="ro1" table:visibility="collapse">
          <table:table-cell/>
          <table:table-cell office:value-type="float" office:value="32.7642381748" calcext:value-type="float">
            <text:p>32,7642381748</text:p>
          </table:table-cell>
          <table:table-cell office:value-type="float" office:value="0.0212848186493" calcext:value-type="float">
            <text:p>0,0212848186</text:p>
          </table:table-cell>
          <table:table-cell table:formula="of:=[.C214]*1000" office:value-type="float" office:value="21.2848186493" calcext:value-type="float">
            <text:p>21,2848186493</text:p>
          </table:table-cell>
          <table:table-cell office:value-type="float" office:value="0.0090229511261" calcext:value-type="float">
            <text:p>0,0090229511</text:p>
          </table:table-cell>
          <table:table-cell table:formula="of:=[.E214]*1000" office:value-type="float" office:value="9.0229511261" calcext:value-type="float">
            <text:p>9,0229511261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214]" office:value-type="float" office:value="0.205039978027" calcext:value-type="float">
            <text:p>0,205039978</text:p>
          </table:table-cell>
          <table:table-cell office:value-type="float" office:value="0.030521082" calcext:value-type="float">
            <text:p>0,030521082</text:p>
          </table:table-cell>
          <table:table-cell table:formula="of:=1000*[.I214]" office:value-type="float" office:value="30.521082" calcext:value-type="float">
            <text:p>30,521082</text:p>
          </table:table-cell>
        </table:table-row>
        <table:table-row table:style-name="ro1" table:visibility="collapse">
          <table:table-cell/>
          <table:table-cell office:value-type="float" office:value="29.3572198548" calcext:value-type="float">
            <text:p>29,3572198548</text:p>
          </table:table-cell>
          <table:table-cell office:value-type="float" office:value="0.0249791145325" calcext:value-type="float">
            <text:p>0,0249791145</text:p>
          </table:table-cell>
          <table:table-cell table:formula="of:=[.C215]*1000" office:value-type="float" office:value="24.9791145325" calcext:value-type="float">
            <text:p>24,9791145325</text:p>
          </table:table-cell>
          <table:table-cell office:value-type="float" office:value="0.00887417793274" calcext:value-type="float">
            <text:p>0,0088741779</text:p>
          </table:table-cell>
          <table:table-cell table:formula="of:=[.E215]*1000" office:value-type="float" office:value="8.87417793274" calcext:value-type="float">
            <text:p>8,8741779327</text:p>
          </table:table-cell>
          <table:table-cell office:value-type="float" office:value="0.000200986862183" calcext:value-type="float">
            <text:p>0,0002009869</text:p>
          </table:table-cell>
          <table:table-cell table:formula="of:=1000*[.G215]" office:value-type="float" office:value="0.200986862183" calcext:value-type="float">
            <text:p>0,2009868622</text:p>
          </table:table-cell>
          <table:table-cell office:value-type="float" office:value="0.034063171" calcext:value-type="float">
            <text:p>0,034063171</text:p>
          </table:table-cell>
          <table:table-cell table:formula="of:=1000*[.I215]" office:value-type="float" office:value="34.063171" calcext:value-type="float">
            <text:p>34,063171</text:p>
          </table:table-cell>
        </table:table-row>
        <table:table-row table:style-name="ro1" table:visibility="collapse">
          <table:table-cell/>
          <table:table-cell office:value-type="float" office:value="33.0213301943" calcext:value-type="float">
            <text:p>33,0213301943</text:p>
          </table:table-cell>
          <table:table-cell office:value-type="float" office:value="0.0210280418396" calcext:value-type="float">
            <text:p>0,0210280418</text:p>
          </table:table-cell>
          <table:table-cell table:formula="of:=[.C216]*1000" office:value-type="float" office:value="21.0280418396" calcext:value-type="float">
            <text:p>21,0280418396</text:p>
          </table:table-cell>
          <table:table-cell office:value-type="float" office:value="0.00904488563538" calcext:value-type="float">
            <text:p>0,0090448856</text:p>
          </table:table-cell>
          <table:table-cell table:formula="of:=[.E216]*1000" office:value-type="float" office:value="9.04488563538" calcext:value-type="float">
            <text:p>9,0448856354</text:p>
          </table:table-cell>
          <table:table-cell office:value-type="float" office:value="0.000202894210815" calcext:value-type="float">
            <text:p>0,0002028942</text:p>
          </table:table-cell>
          <table:table-cell table:formula="of:=1000*[.G216]" office:value-type="float" office:value="0.202894210815" calcext:value-type="float">
            <text:p>0,2028942108</text:p>
          </table:table-cell>
          <table:table-cell office:value-type="float" office:value="0.030283456" calcext:value-type="float">
            <text:p>0,030283456</text:p>
          </table:table-cell>
          <table:table-cell table:formula="of:=1000*[.I216]" office:value-type="float" office:value="30.283456" calcext:value-type="float">
            <text:p>30,283456</text:p>
          </table:table-cell>
        </table:table-row>
        <table:table-row table:style-name="ro1" table:visibility="collapse">
          <table:table-cell/>
          <table:table-cell office:value-type="float" office:value="29.9878498229" calcext:value-type="float">
            <text:p>29,9878498229</text:p>
          </table:table-cell>
          <table:table-cell office:value-type="float" office:value="0.0249099731445" calcext:value-type="float">
            <text:p>0,0249099731</text:p>
          </table:table-cell>
          <table:table-cell table:formula="of:=[.C217]*1000" office:value-type="float" office:value="24.9099731445" calcext:value-type="float">
            <text:p>24,9099731445</text:p>
          </table:table-cell>
          <table:table-cell office:value-type="float" office:value="0.00827288627625" calcext:value-type="float">
            <text:p>0,0082728863</text:p>
          </table:table-cell>
          <table:table-cell table:formula="of:=[.E217]*1000" office:value-type="float" office:value="8.27288627625" calcext:value-type="float">
            <text:p>8,2728862763</text:p>
          </table:table-cell>
          <table:table-cell office:value-type="float" office:value="0.0001540184021" calcext:value-type="float">
            <text:p>0,0001540184</text:p>
          </table:table-cell>
          <table:table-cell table:formula="of:=1000*[.G217]" office:value-type="float" office:value="0.1540184021" calcext:value-type="float">
            <text:p>0,1540184021</text:p>
          </table:table-cell>
          <table:table-cell office:value-type="float" office:value="0.033346839" calcext:value-type="float">
            <text:p>0,033346839</text:p>
          </table:table-cell>
          <table:table-cell table:formula="of:=1000*[.I217]" office:value-type="float" office:value="33.346839" calcext:value-type="float">
            <text:p>33,346839</text:p>
          </table:table-cell>
        </table:table-row>
        <table:table-row table:style-name="ro1" table:visibility="collapse">
          <table:table-cell/>
          <table:table-cell office:value-type="float" office:value="32.1399739576" calcext:value-type="float">
            <text:p>32,1399739576</text:p>
          </table:table-cell>
          <table:table-cell office:value-type="float" office:value="0.0219378471375" calcext:value-type="float">
            <text:p>0,0219378471</text:p>
          </table:table-cell>
          <table:table-cell table:formula="of:=[.C218]*1000" office:value-type="float" office:value="21.9378471375" calcext:value-type="float">
            <text:p>21,9378471375</text:p>
          </table:table-cell>
          <table:table-cell office:value-type="float" office:value="0.00901103019714" calcext:value-type="float">
            <text:p>0,0090110302</text:p>
          </table:table-cell>
          <table:table-cell table:formula="of:=[.E218]*1000" office:value-type="float" office:value="9.01103019714" calcext:value-type="float">
            <text:p>9,0110301971</text:p>
          </table:table-cell>
          <table:table-cell office:value-type="float" office:value="0.000156879425049" calcext:value-type="float">
            <text:p>0,0001568794</text:p>
          </table:table-cell>
          <table:table-cell table:formula="of:=1000*[.G218]" office:value-type="float" office:value="0.156879425049" calcext:value-type="float">
            <text:p>0,156879425</text:p>
          </table:table-cell>
          <table:table-cell office:value-type="float" office:value="0.031113902" calcext:value-type="float">
            <text:p>0,031113902</text:p>
          </table:table-cell>
          <table:table-cell table:formula="of:=1000*[.I218]" office:value-type="float" office:value="31.113902" calcext:value-type="float">
            <text:p>31,113902</text:p>
          </table:table-cell>
        </table:table-row>
        <table:table-row table:style-name="ro1" table:visibility="collapse">
          <table:table-cell/>
          <table:table-cell office:value-type="float" office:value="32.8121689047" calcext:value-type="float">
            <text:p>32,8121689047</text:p>
          </table:table-cell>
          <table:table-cell office:value-type="float" office:value="0.0210959911346" calcext:value-type="float">
            <text:p>0,0210959911</text:p>
          </table:table-cell>
          <table:table-cell table:formula="of:=[.C219]*1000" office:value-type="float" office:value="21.0959911346" calcext:value-type="float">
            <text:p>21,0959911346</text:p>
          </table:table-cell>
          <table:table-cell office:value-type="float" office:value="0.00916790962219" calcext:value-type="float">
            <text:p>0,0091679096</text:p>
          </table:table-cell>
          <table:table-cell table:formula="of:=[.E219]*1000" office:value-type="float" office:value="9.16790962219" calcext:value-type="float">
            <text:p>9,1679096222</text:p>
          </table:table-cell>
          <table:table-cell office:value-type="float" office:value="0.000203132629395" calcext:value-type="float">
            <text:p>0,0002031326</text:p>
          </table:table-cell>
          <table:table-cell table:formula="of:=1000*[.G219]" office:value-type="float" office:value="0.203132629395" calcext:value-type="float">
            <text:p>0,2031326294</text:p>
          </table:table-cell>
          <table:table-cell office:value-type="float" office:value="0.030476498" calcext:value-type="float">
            <text:p>0,030476498</text:p>
          </table:table-cell>
          <table:table-cell table:formula="of:=1000*[.I219]" office:value-type="float" office:value="30.476498" calcext:value-type="float">
            <text:p>30,476498</text:p>
          </table:table-cell>
        </table:table-row>
        <table:table-row table:style-name="ro1" table:visibility="collapse">
          <table:table-cell/>
          <table:table-cell office:value-type="float" office:value="29.3207668436" calcext:value-type="float">
            <text:p>29,3207668436</text:p>
          </table:table-cell>
          <table:table-cell office:value-type="float" office:value="0.0248560905457" calcext:value-type="float">
            <text:p>0,0248560905</text:p>
          </table:table-cell>
          <table:table-cell table:formula="of:=[.C220]*1000" office:value-type="float" office:value="24.8560905457" calcext:value-type="float">
            <text:p>24,8560905457</text:p>
          </table:table-cell>
          <table:table-cell office:value-type="float" office:value="0.00903606414795" calcext:value-type="float">
            <text:p>0,0090360641</text:p>
          </table:table-cell>
          <table:table-cell table:formula="of:=[.E220]*1000" office:value-type="float" office:value="9.03606414795" calcext:value-type="float">
            <text:p>9,036064148</text:p>
          </table:table-cell>
          <table:table-cell office:value-type="float" office:value="0.000204801559448" calcext:value-type="float">
            <text:p>0,0002048016</text:p>
          </table:table-cell>
          <table:table-cell table:formula="of:=1000*[.G220]" office:value-type="float" office:value="0.204801559448" calcext:value-type="float">
            <text:p>0,2048015594</text:p>
          </table:table-cell>
          <table:table-cell office:value-type="float" office:value="0.03410552" calcext:value-type="float">
            <text:p>0,03410552</text:p>
          </table:table-cell>
          <table:table-cell table:formula="of:=1000*[.I220]" office:value-type="float" office:value="34.10552" calcext:value-type="float">
            <text:p>34,10552</text:p>
          </table:table-cell>
        </table:table-row>
        <table:table-row table:style-name="ro1" table:visibility="collapse">
          <table:table-cell/>
          <table:table-cell office:value-type="float" office:value="33.2714550812" calcext:value-type="float">
            <text:p>33,2714550812</text:p>
          </table:table-cell>
          <table:table-cell office:value-type="float" office:value="0.0209360122681" calcext:value-type="float">
            <text:p>0,0209360123</text:p>
          </table:table-cell>
          <table:table-cell table:formula="of:=[.C221]*1000" office:value-type="float" office:value="20.9360122681" calcext:value-type="float">
            <text:p>20,9360122681</text:p>
          </table:table-cell>
          <table:table-cell office:value-type="float" office:value="0.00890612602234" calcext:value-type="float">
            <text:p>0,008906126</text:p>
          </table:table-cell>
          <table:table-cell table:formula="of:=[.E221]*1000" office:value-type="float" office:value="8.90612602234" calcext:value-type="float">
            <text:p>8,9061260223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221]" office:value-type="float" office:value="0.205039978027" calcext:value-type="float">
            <text:p>0,205039978</text:p>
          </table:table-cell>
          <table:table-cell office:value-type="float" office:value="0.030055794" calcext:value-type="float">
            <text:p>0,030055794</text:p>
          </table:table-cell>
          <table:table-cell table:formula="of:=1000*[.I221]" office:value-type="float" office:value="30.055794" calcext:value-type="float">
            <text:p>30,055794</text:p>
          </table:table-cell>
        </table:table-row>
        <table:table-row table:style-name="ro1" table:visibility="collapse">
          <table:table-cell/>
          <table:table-cell office:value-type="float" office:value="33.0989650781" calcext:value-type="float">
            <text:p>33,0989650781</text:p>
          </table:table-cell>
          <table:table-cell office:value-type="float" office:value="0.0209820270538" calcext:value-type="float">
            <text:p>0,0209820271</text:p>
          </table:table-cell>
          <table:table-cell table:formula="of:=[.C222]*1000" office:value-type="float" office:value="20.9820270538" calcext:value-type="float">
            <text:p>20,9820270538</text:p>
          </table:table-cell>
          <table:table-cell office:value-type="float" office:value="0.00901794433594" calcext:value-type="float">
            <text:p>0,0090179443</text:p>
          </table:table-cell>
          <table:table-cell table:formula="of:=[.E222]*1000" office:value-type="float" office:value="9.01794433594" calcext:value-type="float">
            <text:p>9,0179443359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222]" office:value-type="float" office:value="0.204086303711" calcext:value-type="float">
            <text:p>0,2040863037</text:p>
          </table:table-cell>
          <table:table-cell office:value-type="float" office:value="0.030212425" calcext:value-type="float">
            <text:p>0,030212425</text:p>
          </table:table-cell>
          <table:table-cell table:formula="of:=1000*[.I222]" office:value-type="float" office:value="30.212425" calcext:value-type="float">
            <text:p>30,212425</text:p>
          </table:table-cell>
        </table:table-row>
        <table:table-row table:style-name="ro1" table:visibility="collapse">
          <table:table-cell/>
          <table:table-cell office:value-type="float" office:value="28.9298093971" calcext:value-type="float">
            <text:p>28,9298093971</text:p>
          </table:table-cell>
          <table:table-cell office:value-type="float" office:value="0.0252728462219" calcext:value-type="float">
            <text:p>0,0252728462</text:p>
          </table:table-cell>
          <table:table-cell table:formula="of:=[.C223]*1000" office:value-type="float" office:value="25.2728462219" calcext:value-type="float">
            <text:p>25,2728462219</text:p>
          </table:table-cell>
          <table:table-cell office:value-type="float" office:value="0.00908303260803" calcext:value-type="float">
            <text:p>0,0090830326</text:p>
          </table:table-cell>
          <table:table-cell table:formula="of:=[.E223]*1000" office:value-type="float" office:value="9.08303260803" calcext:value-type="float">
            <text:p>9,083032608</text:p>
          </table:table-cell>
          <table:table-cell office:value-type="float" office:value="0.000202894210815" calcext:value-type="float">
            <text:p>0,0002028942</text:p>
          </table:table-cell>
          <table:table-cell table:formula="of:=1000*[.G223]" office:value-type="float" office:value="0.202894210815" calcext:value-type="float">
            <text:p>0,2028942108</text:p>
          </table:table-cell>
          <table:table-cell office:value-type="float" office:value="0.034566422" calcext:value-type="float">
            <text:p>0,034566422</text:p>
          </table:table-cell>
          <table:table-cell table:formula="of:=1000*[.I223]" office:value-type="float" office:value="34.566422" calcext:value-type="float">
            <text:p>34,566422</text:p>
          </table:table-cell>
        </table:table-row>
        <table:table-row table:style-name="ro1" table:visibility="collapse">
          <table:table-cell/>
          <table:table-cell office:value-type="float" office:value="33.1385823036" calcext:value-type="float">
            <text:p>33,1385823036</text:p>
          </table:table-cell>
          <table:table-cell office:value-type="float" office:value="0.0209710597992" calcext:value-type="float">
            <text:p>0,0209710598</text:p>
          </table:table-cell>
          <table:table-cell table:formula="of:=[.C224]*1000" office:value-type="float" office:value="20.9710597992" calcext:value-type="float">
            <text:p>20,9710597992</text:p>
          </table:table-cell>
          <table:table-cell office:value-type="float" office:value="0.00899314880371" calcext:value-type="float">
            <text:p>0,0089931488</text:p>
          </table:table-cell>
          <table:table-cell table:formula="of:=[.E224]*1000" office:value-type="float" office:value="8.99314880371" calcext:value-type="float">
            <text:p>8,9931488037</text:p>
          </table:table-cell>
          <table:table-cell office:value-type="float" office:value="0.000203847885132" calcext:value-type="float">
            <text:p>0,0002038479</text:p>
          </table:table-cell>
          <table:table-cell table:formula="of:=1000*[.G224]" office:value-type="float" office:value="0.203847885132" calcext:value-type="float">
            <text:p>0,2038478851</text:p>
          </table:table-cell>
          <table:table-cell office:value-type="float" office:value="0.030176306" calcext:value-type="float">
            <text:p>0,030176306</text:p>
          </table:table-cell>
          <table:table-cell table:formula="of:=1000*[.I224]" office:value-type="float" office:value="30.176306" calcext:value-type="float">
            <text:p>30,176306</text:p>
          </table:table-cell>
        </table:table-row>
        <table:table-row table:style-name="ro1" table:visibility="collapse">
          <table:table-cell/>
          <table:table-cell office:value-type="float" office:value="33.6113044228" calcext:value-type="float">
            <text:p>33,6113044228</text:p>
          </table:table-cell>
          <table:table-cell office:value-type="float" office:value="0.0209798812866" calcext:value-type="float">
            <text:p>0,0209798813</text:p>
          </table:table-cell>
          <table:table-cell table:formula="of:=[.C225]*1000" office:value-type="float" office:value="20.9798812866" calcext:value-type="float">
            <text:p>20,9798812866</text:p>
          </table:table-cell>
          <table:table-cell office:value-type="float" office:value="0.00855898857117" calcext:value-type="float">
            <text:p>0,0085589886</text:p>
          </table:table-cell>
          <table:table-cell table:formula="of:=[.E225]*1000" office:value-type="float" office:value="8.55898857117" calcext:value-type="float">
            <text:p>8,5589885712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225]" office:value-type="float" office:value="0.204086303711" calcext:value-type="float">
            <text:p>0,2040863037</text:p>
          </table:table-cell>
          <table:table-cell office:value-type="float" office:value="0.029751895" calcext:value-type="float">
            <text:p>0,029751895</text:p>
          </table:table-cell>
          <table:table-cell table:formula="of:=1000*[.I225]" office:value-type="float" office:value="29.751895" calcext:value-type="float">
            <text:p>29,751895</text:p>
          </table:table-cell>
        </table:table-row>
        <table:table-row table:style-name="ro1" table:visibility="collapse">
          <table:table-cell/>
          <table:table-cell office:value-type="float" office:value="28.4608127765" calcext:value-type="float">
            <text:p>28,4608127765</text:p>
          </table:table-cell>
          <table:table-cell office:value-type="float" office:value="0.0254368782043" calcext:value-type="float">
            <text:p>0,0254368782</text:p>
          </table:table-cell>
          <table:table-cell table:formula="of:=[.C226]*1000" office:value-type="float" office:value="25.4368782043" calcext:value-type="float">
            <text:p>25,4368782043</text:p>
          </table:table-cell>
          <table:table-cell office:value-type="float" office:value="0.0094780921936" calcext:value-type="float">
            <text:p>0,0094780922</text:p>
          </table:table-cell>
          <table:table-cell table:formula="of:=[.E226]*1000" office:value-type="float" office:value="9.4780921936" calcext:value-type="float">
            <text:p>9,4780921936</text:p>
          </table:table-cell>
          <table:table-cell office:value-type="float" office:value="0.000212907791138" calcext:value-type="float">
            <text:p>0,0002129078</text:p>
          </table:table-cell>
          <table:table-cell table:formula="of:=1000*[.G226]" office:value-type="float" office:value="0.212907791138" calcext:value-type="float">
            <text:p>0,2129077911</text:p>
          </table:table-cell>
          <table:table-cell office:value-type="float" office:value="0.035136031" calcext:value-type="float">
            <text:p>0,035136031</text:p>
          </table:table-cell>
          <table:table-cell table:formula="of:=1000*[.I226]" office:value-type="float" office:value="35.136031" calcext:value-type="float">
            <text:p>35,136031</text:p>
          </table:table-cell>
        </table:table-row>
        <table:table-row table:style-name="ro1" table:visibility="collapse">
          <table:table-cell/>
          <table:table-cell office:value-type="float" office:value="33.5290097519" calcext:value-type="float">
            <text:p>33,5290097519</text:p>
          </table:table-cell>
          <table:table-cell office:value-type="float" office:value="0.0205459594727" calcext:value-type="float">
            <text:p>0,0205459595</text:p>
          </table:table-cell>
          <table:table-cell table:formula="of:=[.C227]*1000" office:value-type="float" office:value="20.5459594727" calcext:value-type="float">
            <text:p>20,5459594727</text:p>
          </table:table-cell>
          <table:table-cell office:value-type="float" office:value="0.00906586647034" calcext:value-type="float">
            <text:p>0,0090658665</text:p>
          </table:table-cell>
          <table:table-cell table:formula="of:=[.E227]*1000" office:value-type="float" office:value="9.06586647034" calcext:value-type="float">
            <text:p>9,0658664703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227]" office:value-type="float" office:value="0.204086303711" calcext:value-type="float">
            <text:p>0,2040863037</text:p>
          </table:table-cell>
          <table:table-cell office:value-type="float" office:value="0.029824919" calcext:value-type="float">
            <text:p>0,029824919</text:p>
          </table:table-cell>
          <table:table-cell table:formula="of:=1000*[.I227]" office:value-type="float" office:value="29.824919" calcext:value-type="float">
            <text:p>29,824919</text:p>
          </table:table-cell>
        </table:table-row>
        <table:table-row table:style-name="ro1" table:visibility="collapse">
          <table:table-cell/>
          <table:table-cell office:value-type="float" office:value="33.7281255399" calcext:value-type="float">
            <text:p>33,7281255399</text:p>
          </table:table-cell>
          <table:table-cell office:value-type="float" office:value="0.0208539962769" calcext:value-type="float">
            <text:p>0,0208539963</text:p>
          </table:table-cell>
          <table:table-cell table:formula="of:=[.C228]*1000" office:value-type="float" office:value="20.8539962769" calcext:value-type="float">
            <text:p>20,8539962769</text:p>
          </table:table-cell>
          <table:table-cell office:value-type="float" office:value="0.00863003730774" calcext:value-type="float">
            <text:p>0,0086300373</text:p>
          </table:table-cell>
          <table:table-cell table:formula="of:=[.E228]*1000" office:value-type="float" office:value="8.63003730774" calcext:value-type="float">
            <text:p>8,6300373077</text:p>
          </table:table-cell>
          <table:table-cell office:value-type="float" office:value="0.000156879425049" calcext:value-type="float">
            <text:p>0,0001568794</text:p>
          </table:table-cell>
          <table:table-cell table:formula="of:=1000*[.G228]" office:value-type="float" office:value="0.156879425049" calcext:value-type="float">
            <text:p>0,156879425</text:p>
          </table:table-cell>
          <table:table-cell office:value-type="float" office:value="0.029648846" calcext:value-type="float">
            <text:p>0,029648846</text:p>
          </table:table-cell>
          <table:table-cell table:formula="of:=1000*[.I228]" office:value-type="float" office:value="29.648846" calcext:value-type="float">
            <text:p>29,648846</text:p>
          </table:table-cell>
        </table:table-row>
        <table:table-row table:style-name="ro1" table:visibility="collapse">
          <table:table-cell/>
          <table:table-cell office:value-type="float" office:value="28.8803884921" calcext:value-type="float">
            <text:p>28,8803884921</text:p>
          </table:table-cell>
          <table:table-cell office:value-type="float" office:value="0.0253670215607" calcext:value-type="float">
            <text:p>0,0253670216</text:p>
          </table:table-cell>
          <table:table-cell table:formula="of:=[.C229]*1000" office:value-type="float" office:value="25.3670215607" calcext:value-type="float">
            <text:p>25,3670215607</text:p>
          </table:table-cell>
          <table:table-cell office:value-type="float" office:value="0.00904583930969" calcext:value-type="float">
            <text:p>0,0090458393</text:p>
          </table:table-cell>
          <table:table-cell table:formula="of:=[.E229]*1000" office:value-type="float" office:value="9.04583930969" calcext:value-type="float">
            <text:p>9,0458393097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229]" office:value-type="float" office:value="0.204086303711" calcext:value-type="float">
            <text:p>0,2040863037</text:p>
          </table:table-cell>
          <table:table-cell office:value-type="float" office:value="0.034625573" calcext:value-type="float">
            <text:p>0,034625573</text:p>
          </table:table-cell>
          <table:table-cell table:formula="of:=1000*[.I229]" office:value-type="float" office:value="34.625573" calcext:value-type="float">
            <text:p>34,625573</text:p>
          </table:table-cell>
        </table:table-row>
        <table:table-row table:style-name="ro1" table:visibility="collapse">
          <table:table-cell/>
          <table:table-cell office:value-type="float" office:value="33.3568632647" calcext:value-type="float">
            <text:p>33,3568632647</text:p>
          </table:table-cell>
          <table:table-cell office:value-type="float" office:value="0.0209128856659" calcext:value-type="float">
            <text:p>0,0209128857</text:p>
          </table:table-cell>
          <table:table-cell table:formula="of:=[.C230]*1000" office:value-type="float" office:value="20.9128856659" calcext:value-type="float">
            <text:p>20,9128856659</text:p>
          </table:table-cell>
          <table:table-cell office:value-type="float" office:value="0.00885391235352" calcext:value-type="float">
            <text:p>0,0088539124</text:p>
          </table:table-cell>
          <table:table-cell table:formula="of:=[.E230]*1000" office:value-type="float" office:value="8.85391235352" calcext:value-type="float">
            <text:p>8,8539123535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230]" office:value-type="float" office:value="0.204086303711" calcext:value-type="float">
            <text:p>0,2040863037</text:p>
          </table:table-cell>
          <table:table-cell office:value-type="float" office:value="0.029978838" calcext:value-type="float">
            <text:p>0,029978838</text:p>
          </table:table-cell>
          <table:table-cell table:formula="of:=1000*[.I230]" office:value-type="float" office:value="29.978838" calcext:value-type="float">
            <text:p>29,978838</text:p>
          </table:table-cell>
        </table:table-row>
        <table:table-row table:style-name="ro1" table:visibility="collapse">
          <table:table-cell/>
          <table:table-cell office:value-type="float" office:value="33.4843466204" calcext:value-type="float">
            <text:p>33,4843466204</text:p>
          </table:table-cell>
          <table:table-cell office:value-type="float" office:value="0.021134853363" calcext:value-type="float">
            <text:p>0,0211348534</text:p>
          </table:table-cell>
          <table:table-cell table:formula="of:=[.C231]*1000" office:value-type="float" office:value="21.134853363" calcext:value-type="float">
            <text:p>21,134853363</text:p>
          </table:table-cell>
          <table:table-cell office:value-type="float" office:value="0.00852108001709" calcext:value-type="float">
            <text:p>0,00852108</text:p>
          </table:table-cell>
          <table:table-cell table:formula="of:=[.E231]*1000" office:value-type="float" office:value="8.52108001709" calcext:value-type="float">
            <text:p>8,5210800171</text:p>
          </table:table-cell>
          <table:table-cell office:value-type="float" office:value="0.000200033187866" calcext:value-type="float">
            <text:p>0,0002000332</text:p>
          </table:table-cell>
          <table:table-cell table:formula="of:=1000*[.G231]" office:value-type="float" office:value="0.200033187866" calcext:value-type="float">
            <text:p>0,2000331879</text:p>
          </table:table-cell>
          <table:table-cell office:value-type="float" office:value="0.029864701" calcext:value-type="float">
            <text:p>0,029864701</text:p>
          </table:table-cell>
          <table:table-cell table:formula="of:=1000*[.I231]" office:value-type="float" office:value="29.864701" calcext:value-type="float">
            <text:p>29,864701</text:p>
          </table:table-cell>
        </table:table-row>
        <table:table-row table:style-name="ro1" table:visibility="collapse">
          <table:table-cell/>
          <table:table-cell office:value-type="float" office:value="28.6182594913" calcext:value-type="float">
            <text:p>28,6182594913</text:p>
          </table:table-cell>
          <table:table-cell office:value-type="float" office:value="0.0257198810577" calcext:value-type="float">
            <text:p>0,0257198811</text:p>
          </table:table-cell>
          <table:table-cell table:formula="of:=[.C232]*1000" office:value-type="float" office:value="25.7198810577" calcext:value-type="float">
            <text:p>25,7198810577</text:p>
          </table:table-cell>
          <table:table-cell office:value-type="float" office:value="0.00898694992065" calcext:value-type="float">
            <text:p>0,0089869499</text:p>
          </table:table-cell>
          <table:table-cell table:formula="of:=[.E232]*1000" office:value-type="float" office:value="8.98694992065" calcext:value-type="float">
            <text:p>8,9869499207</text:p>
          </table:table-cell>
          <table:table-cell office:value-type="float" office:value="0.000226020812988" calcext:value-type="float">
            <text:p>0,0002260208</text:p>
          </table:table-cell>
          <table:table-cell table:formula="of:=1000*[.G232]" office:value-type="float" office:value="0.226020812988" calcext:value-type="float">
            <text:p>0,226020813</text:p>
          </table:table-cell>
          <table:table-cell office:value-type="float" office:value="0.034942726" calcext:value-type="float">
            <text:p>0,034942726</text:p>
          </table:table-cell>
          <table:table-cell table:formula="of:=1000*[.I232]" office:value-type="float" office:value="34.942726" calcext:value-type="float">
            <text:p>34,942726</text:p>
          </table:table-cell>
        </table:table-row>
        <table:table-row table:style-name="ro1" table:visibility="collapse">
          <table:table-cell/>
          <table:table-cell office:value-type="float" office:value="33.0146375348" calcext:value-type="float">
            <text:p>33,0146375348</text:p>
          </table:table-cell>
          <table:table-cell office:value-type="float" office:value="0.0211670398712" calcext:value-type="float">
            <text:p>0,0211670399</text:p>
          </table:table-cell>
          <table:table-cell table:formula="of:=[.C233]*1000" office:value-type="float" office:value="21.1670398712" calcext:value-type="float">
            <text:p>21,1670398712</text:p>
          </table:table-cell>
          <table:table-cell office:value-type="float" office:value="0.00890779495239" calcext:value-type="float">
            <text:p>0,008907795</text:p>
          </table:table-cell>
          <table:table-cell table:formula="of:=[.E233]*1000" office:value-type="float" office:value="8.90779495239" calcext:value-type="float">
            <text:p>8,9077949524</text:p>
          </table:table-cell>
          <table:table-cell office:value-type="float" office:value="0.000207185745239" calcext:value-type="float">
            <text:p>0,0002071857</text:p>
          </table:table-cell>
          <table:table-cell table:formula="of:=1000*[.G233]" office:value-type="float" office:value="0.207185745239" calcext:value-type="float">
            <text:p>0,2071857452</text:p>
          </table:table-cell>
          <table:table-cell office:value-type="float" office:value="0.030289595" calcext:value-type="float">
            <text:p>0,030289595</text:p>
          </table:table-cell>
          <table:table-cell table:formula="of:=1000*[.I233]" office:value-type="float" office:value="30.289595" calcext:value-type="float">
            <text:p>30,289595</text:p>
          </table:table-cell>
        </table:table-row>
        <table:table-row table:style-name="ro1" table:visibility="collapse">
          <table:table-cell/>
          <table:table-cell office:value-type="float" office:value="33.3656268113" calcext:value-type="float">
            <text:p>33,3656268113</text:p>
          </table:table-cell>
          <table:table-cell office:value-type="float" office:value="0.021073102951" calcext:value-type="float">
            <text:p>0,021073103</text:p>
          </table:table-cell>
          <table:table-cell table:formula="of:=[.C234]*1000" office:value-type="float" office:value="21.073102951" calcext:value-type="float">
            <text:p>21,073102951</text:p>
          </table:table-cell>
          <table:table-cell office:value-type="float" office:value="0.00868701934814" calcext:value-type="float">
            <text:p>0,0086870193</text:p>
          </table:table-cell>
          <table:table-cell table:formula="of:=[.E234]*1000" office:value-type="float" office:value="8.68701934814" calcext:value-type="float">
            <text:p>8,6870193481</text:p>
          </table:table-cell>
          <table:table-cell office:value-type="float" office:value="0.000202894210815" calcext:value-type="float">
            <text:p>0,0002028942</text:p>
          </table:table-cell>
          <table:table-cell table:formula="of:=1000*[.G234]" office:value-type="float" office:value="0.202894210815" calcext:value-type="float">
            <text:p>0,2028942108</text:p>
          </table:table-cell>
          <table:table-cell office:value-type="float" office:value="0.029970964" calcext:value-type="float">
            <text:p>0,029970964</text:p>
          </table:table-cell>
          <table:table-cell table:formula="of:=1000*[.I234]" office:value-type="float" office:value="29.970964" calcext:value-type="float">
            <text:p>29,970964</text:p>
          </table:table-cell>
        </table:table-row>
        <table:table-row table:style-name="ro1" table:visibility="collapse">
          <table:table-cell/>
          <table:table-cell office:value-type="float" office:value="29.2812298444" calcext:value-type="float">
            <text:p>29,2812298444</text:p>
          </table:table-cell>
          <table:table-cell office:value-type="float" office:value="0.025337934494" calcext:value-type="float">
            <text:p>0,0253379345</text:p>
          </table:table-cell>
          <table:table-cell table:formula="of:=[.C235]*1000" office:value-type="float" office:value="25.337934494" calcext:value-type="float">
            <text:p>25,337934494</text:p>
          </table:table-cell>
          <table:table-cell office:value-type="float" office:value="0.00860095024109" calcext:value-type="float">
            <text:p>0,0086009502</text:p>
          </table:table-cell>
          <table:table-cell table:formula="of:=[.E235]*1000" office:value-type="float" office:value="8.60095024109" calcext:value-type="float">
            <text:p>8,6009502411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235]" office:value-type="float" office:value="0.204086303711" calcext:value-type="float">
            <text:p>0,2040863037</text:p>
          </table:table-cell>
          <table:table-cell office:value-type="float" office:value="0.034151571" calcext:value-type="float">
            <text:p>0,034151571</text:p>
          </table:table-cell>
          <table:table-cell table:formula="of:=1000*[.I235]" office:value-type="float" office:value="34.151571" calcext:value-type="float">
            <text:p>34,151571</text:p>
          </table:table-cell>
        </table:table-row>
        <table:table-row table:style-name="ro1" table:visibility="collapse">
          <table:table-cell/>
          <table:table-cell office:value-type="float" office:value="34.5158605211" calcext:value-type="float">
            <text:p>34,5158605211</text:p>
          </table:table-cell>
          <table:table-cell office:value-type="float" office:value="0.0213749408722" calcext:value-type="float">
            <text:p>0,0213749409</text:p>
          </table:table-cell>
          <table:table-cell table:formula="of:=[.C236]*1000" office:value-type="float" office:value="21.3749408722" calcext:value-type="float">
            <text:p>21,3749408722</text:p>
          </table:table-cell>
          <table:table-cell office:value-type="float" office:value="0.00743198394775" calcext:value-type="float">
            <text:p>0,0074319839</text:p>
          </table:table-cell>
          <table:table-cell table:formula="of:=[.E236]*1000" office:value-type="float" office:value="7.43198394775" calcext:value-type="float">
            <text:p>7,4319839478</text:p>
          </table:table-cell>
          <table:table-cell office:value-type="float" office:value="0.000156879425049" calcext:value-type="float">
            <text:p>0,0001568794</text:p>
          </table:table-cell>
          <table:table-cell table:formula="of:=1000*[.G236]" office:value-type="float" office:value="0.156879425049" calcext:value-type="float">
            <text:p>0,156879425</text:p>
          </table:table-cell>
          <table:table-cell office:value-type="float" office:value="0.028972188" calcext:value-type="float">
            <text:p>0,028972188</text:p>
          </table:table-cell>
          <table:table-cell table:formula="of:=1000*[.I236]" office:value-type="float" office:value="28.972188" calcext:value-type="float">
            <text:p>28,972188</text:p>
          </table:table-cell>
        </table:table-row>
        <table:table-row table:style-name="ro1" table:visibility="collapse">
          <table:table-cell/>
          <table:table-cell office:value-type="float" office:value="29.5425984476" calcext:value-type="float">
            <text:p>29,5425984476</text:p>
          </table:table-cell>
          <table:table-cell office:value-type="float" office:value="0.0264041423798" calcext:value-type="float">
            <text:p>0,0264041424</text:p>
          </table:table-cell>
          <table:table-cell table:formula="of:=[.C237]*1000" office:value-type="float" office:value="26.4041423798" calcext:value-type="float">
            <text:p>26,4041423798</text:p>
          </table:table-cell>
          <table:table-cell office:value-type="float" office:value="0.00728416442871" calcext:value-type="float">
            <text:p>0,0072841644</text:p>
          </table:table-cell>
          <table:table-cell table:formula="of:=[.E237]*1000" office:value-type="float" office:value="7.28416442871" calcext:value-type="float">
            <text:p>7,2841644287</text:p>
          </table:table-cell>
          <table:table-cell office:value-type="float" office:value="0.0001540184021" calcext:value-type="float">
            <text:p>0,0001540184</text:p>
          </table:table-cell>
          <table:table-cell table:formula="of:=1000*[.G237]" office:value-type="float" office:value="0.1540184021" calcext:value-type="float">
            <text:p>0,1540184021</text:p>
          </table:table-cell>
          <table:table-cell office:value-type="float" office:value="0.033849426" calcext:value-type="float">
            <text:p>0,033849426</text:p>
          </table:table-cell>
          <table:table-cell table:formula="of:=1000*[.I237]" office:value-type="float" office:value="33.849426" calcext:value-type="float">
            <text:p>33,849426</text:p>
          </table:table-cell>
        </table:table-row>
        <table:table-row table:style-name="ro1" table:visibility="collapse">
          <table:table-cell/>
          <table:table-cell office:value-type="float" office:value="33.3707129813" calcext:value-type="float">
            <text:p>33,3707129813</text:p>
          </table:table-cell>
          <table:table-cell office:value-type="float" office:value="0.0227971076965" calcext:value-type="float">
            <text:p>0,0227971077</text:p>
          </table:table-cell>
          <table:table-cell table:formula="of:=[.C238]*1000" office:value-type="float" office:value="22.7971076965" calcext:value-type="float">
            <text:p>22,7971076965</text:p>
          </table:table-cell>
          <table:table-cell office:value-type="float" office:value="0.00702023506165" calcext:value-type="float">
            <text:p>0,0070202351</text:p>
          </table:table-cell>
          <table:table-cell table:formula="of:=[.E238]*1000" office:value-type="float" office:value="7.02023506165" calcext:value-type="float">
            <text:p>7,0202350617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238]" office:value-type="float" office:value="0.139951705933" calcext:value-type="float">
            <text:p>0,1399517059</text:p>
          </table:table-cell>
          <table:table-cell office:value-type="float" office:value="0.029966396" calcext:value-type="float">
            <text:p>0,029966396</text:p>
          </table:table-cell>
          <table:table-cell table:formula="of:=1000*[.I238]" office:value-type="float" office:value="29.966396" calcext:value-type="float">
            <text:p>29,966396</text:p>
          </table:table-cell>
        </table:table-row>
        <table:table-row table:style-name="ro1" table:visibility="collapse">
          <table:table-cell/>
          <table:table-cell office:value-type="float" office:value="33.8909340938" calcext:value-type="float">
            <text:p>33,8909340938</text:p>
          </table:table-cell>
          <table:table-cell office:value-type="float" office:value="0.0229649543762" calcext:value-type="float">
            <text:p>0,0229649544</text:p>
          </table:table-cell>
          <table:table-cell table:formula="of:=[.C239]*1000" office:value-type="float" office:value="22.9649543762" calcext:value-type="float">
            <text:p>22,9649543762</text:p>
          </table:table-cell>
          <table:table-cell office:value-type="float" office:value="0.00637698173523" calcext:value-type="float">
            <text:p>0,0063769817</text:p>
          </table:table-cell>
          <table:table-cell table:formula="of:=[.E239]*1000" office:value-type="float" office:value="6.37698173523" calcext:value-type="float">
            <text:p>6,3769817352</text:p>
          </table:table-cell>
          <table:table-cell office:value-type="float" office:value="0.000155925750732" calcext:value-type="float">
            <text:p>0,0001559258</text:p>
          </table:table-cell>
          <table:table-cell table:formula="of:=1000*[.G239]" office:value-type="float" office:value="0.155925750732" calcext:value-type="float">
            <text:p>0,1559257507</text:p>
          </table:table-cell>
          <table:table-cell office:value-type="float" office:value="0.029506416" calcext:value-type="float">
            <text:p>0,029506416</text:p>
          </table:table-cell>
          <table:table-cell table:formula="of:=1000*[.I239]" office:value-type="float" office:value="29.506416" calcext:value-type="float">
            <text:p>29,506416</text:p>
          </table:table-cell>
        </table:table-row>
        <table:table-row table:style-name="ro1" table:visibility="collapse">
          <table:table-cell/>
          <table:table-cell office:value-type="float" office:value="29.232857896" calcext:value-type="float">
            <text:p>29,232857896</text:p>
          </table:table-cell>
          <table:table-cell office:value-type="float" office:value="0.0276138782501" calcext:value-type="float">
            <text:p>0,0276138783</text:p>
          </table:table-cell>
          <table:table-cell table:formula="of:=[.C240]*1000" office:value-type="float" office:value="27.6138782501" calcext:value-type="float">
            <text:p>27,6138782501</text:p>
          </table:table-cell>
          <table:table-cell office:value-type="float" office:value="0.00643992424011" calcext:value-type="float">
            <text:p>0,0064399242</text:p>
          </table:table-cell>
          <table:table-cell table:formula="of:=[.E240]*1000" office:value-type="float" office:value="6.43992424011" calcext:value-type="float">
            <text:p>6,4399242401</text:p>
          </table:table-cell>
          <table:table-cell office:value-type="float" office:value="0.000144004821777" calcext:value-type="float">
            <text:p>0,0001440048</text:p>
          </table:table-cell>
          <table:table-cell table:formula="of:=1000*[.G240]" office:value-type="float" office:value="0.144004821777" calcext:value-type="float">
            <text:p>0,1440048218</text:p>
          </table:table-cell>
          <table:table-cell office:value-type="float" office:value="0.034208082" calcext:value-type="float">
            <text:p>0,034208082</text:p>
          </table:table-cell>
          <table:table-cell table:formula="of:=1000*[.I240]" office:value-type="float" office:value="34.208082" calcext:value-type="float">
            <text:p>34,208082</text:p>
          </table:table-cell>
        </table:table-row>
        <table:table-row table:style-name="ro1" table:visibility="collapse">
          <table:table-cell/>
          <table:table-cell office:value-type="float" office:value="32.8743255627" calcext:value-type="float">
            <text:p>32,8743255627</text:p>
          </table:table-cell>
          <table:table-cell office:value-type="float" office:value="0.024062871933" calcext:value-type="float">
            <text:p>0,0240628719</text:p>
          </table:table-cell>
          <table:table-cell table:formula="of:=[.C241]*1000" office:value-type="float" office:value="24.062871933" calcext:value-type="float">
            <text:p>24,062871933</text:p>
          </table:table-cell>
          <table:table-cell office:value-type="float" office:value="0.00619196891785" calcext:value-type="float">
            <text:p>0,0061919689</text:p>
          </table:table-cell>
          <table:table-cell table:formula="of:=[.E241]*1000" office:value-type="float" office:value="6.19196891785" calcext:value-type="float">
            <text:p>6,1919689179</text:p>
          </table:table-cell>
          <table:table-cell office:value-type="float" office:value="0.000157833099365" calcext:value-type="float">
            <text:p>0,0001578331</text:p>
          </table:table-cell>
          <table:table-cell table:formula="of:=1000*[.G241]" office:value-type="float" office:value="0.157833099365" calcext:value-type="float">
            <text:p>0,1578330994</text:p>
          </table:table-cell>
          <table:table-cell office:value-type="float" office:value="0.030418875" calcext:value-type="float">
            <text:p>0,030418875</text:p>
          </table:table-cell>
          <table:table-cell table:formula="of:=1000*[.I241]" office:value-type="float" office:value="30.418875" calcext:value-type="float">
            <text:p>30,418875</text:p>
          </table:table-cell>
        </table:table-row>
        <table:table-row table:style-name="ro1" table:visibility="collapse">
          <table:table-cell/>
          <table:table-cell office:value-type="float" office:value="32.882931437" calcext:value-type="float">
            <text:p>32,882931437</text:p>
          </table:table-cell>
          <table:table-cell office:value-type="float" office:value="0.0238678455353" calcext:value-type="float">
            <text:p>0,0238678455</text:p>
          </table:table-cell>
          <table:table-cell table:formula="of:=[.C242]*1000" office:value-type="float" office:value="23.8678455353" calcext:value-type="float">
            <text:p>23,8678455353</text:p>
          </table:table-cell>
          <table:table-cell office:value-type="float" office:value="0.00639295578003" calcext:value-type="float">
            <text:p>0,0063929558</text:p>
          </table:table-cell>
          <table:table-cell table:formula="of:=[.E242]*1000" office:value-type="float" office:value="6.39295578003" calcext:value-type="float">
            <text:p>6,39295578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242]" office:value-type="float" office:value="0.140905380249" calcext:value-type="float">
            <text:p>0,1409053802</text:p>
          </table:table-cell>
          <table:table-cell office:value-type="float" office:value="0.030410914" calcext:value-type="float">
            <text:p>0,030410914</text:p>
          </table:table-cell>
          <table:table-cell table:formula="of:=1000*[.I242]" office:value-type="float" office:value="30.410914" calcext:value-type="float">
            <text:p>30,410914</text:p>
          </table:table-cell>
        </table:table-row>
        <table:table-row table:style-name="ro1" table:visibility="collapse">
          <table:table-cell/>
          <table:table-cell office:value-type="float" office:value="28.8005011748" calcext:value-type="float">
            <text:p>28,8005011748</text:p>
          </table:table-cell>
          <table:table-cell office:value-type="float" office:value="0.0277419090271" calcext:value-type="float">
            <text:p>0,027741909</text:p>
          </table:table-cell>
          <table:table-cell table:formula="of:=[.C243]*1000" office:value-type="float" office:value="27.7419090271" calcext:value-type="float">
            <text:p>27,7419090271</text:p>
          </table:table-cell>
          <table:table-cell office:value-type="float" office:value="0.00682902336121" calcext:value-type="float">
            <text:p>0,0068290234</text:p>
          </table:table-cell>
          <table:table-cell table:formula="of:=[.E243]*1000" office:value-type="float" office:value="6.82902336121" calcext:value-type="float">
            <text:p>6,8290233612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243]" office:value-type="float" office:value="0.140905380249" calcext:value-type="float">
            <text:p>0,1409053802</text:p>
          </table:table-cell>
          <table:table-cell office:value-type="float" office:value="0.034721618" calcext:value-type="float">
            <text:p>0,034721618</text:p>
          </table:table-cell>
          <table:table-cell table:formula="of:=1000*[.I243]" office:value-type="float" office:value="34.721618" calcext:value-type="float">
            <text:p>34,721618</text:p>
          </table:table-cell>
        </table:table-row>
        <table:table-row table:style-name="ro1" table:visibility="collapse">
          <table:table-cell/>
          <table:table-cell office:value-type="float" office:value="32.8430587214" calcext:value-type="float">
            <text:p>32,8430587214</text:p>
          </table:table-cell>
          <table:table-cell office:value-type="float" office:value="0.0233421325684" calcext:value-type="float">
            <text:p>0,0233421326</text:p>
          </table:table-cell>
          <table:table-cell table:formula="of:=[.C244]*1000" office:value-type="float" office:value="23.3421325684" calcext:value-type="float">
            <text:p>23,3421325684</text:p>
          </table:table-cell>
          <table:table-cell office:value-type="float" office:value="0.00692486763" calcext:value-type="float">
            <text:p>0,0069248676</text:p>
          </table:table-cell>
          <table:table-cell table:formula="of:=[.E244]*1000" office:value-type="float" office:value="6.92486763" calcext:value-type="float">
            <text:p>6,92486763</text:p>
          </table:table-cell>
          <table:table-cell office:value-type="float" office:value="0.000173091888428" calcext:value-type="float">
            <text:p>0,0001730919</text:p>
          </table:table-cell>
          <table:table-cell table:formula="of:=1000*[.G244]" office:value-type="float" office:value="0.173091888428" calcext:value-type="float">
            <text:p>0,1730918884</text:p>
          </table:table-cell>
          <table:table-cell office:value-type="float" office:value="0.030447834" calcext:value-type="float">
            <text:p>0,030447834</text:p>
          </table:table-cell>
          <table:table-cell table:formula="of:=1000*[.I244]" office:value-type="float" office:value="30.447834" calcext:value-type="float">
            <text:p>30,447834</text:p>
          </table:table-cell>
        </table:table-row>
        <table:table-row table:style-name="ro1" table:visibility="collapse">
          <table:table-cell/>
          <table:table-cell office:value-type="float" office:value="33.0168993698" calcext:value-type="float">
            <text:p>33,0168993698</text:p>
          </table:table-cell>
          <table:table-cell office:value-type="float" office:value="0.0232779979706" calcext:value-type="float">
            <text:p>0,023277998</text:p>
          </table:table-cell>
          <table:table-cell table:formula="of:=[.C245]*1000" office:value-type="float" office:value="23.2779979706" calcext:value-type="float">
            <text:p>23,2779979706</text:p>
          </table:table-cell>
          <table:table-cell office:value-type="float" office:value="0.00686001777649" calcext:value-type="float">
            <text:p>0,0068600178</text:p>
          </table:table-cell>
          <table:table-cell table:formula="of:=[.E245]*1000" office:value-type="float" office:value="6.86001777649" calcext:value-type="float">
            <text:p>6,8600177765</text:p>
          </table:table-cell>
          <table:table-cell office:value-type="float" office:value="0.000141859054565" calcext:value-type="float">
            <text:p>0,0001418591</text:p>
          </table:table-cell>
          <table:table-cell table:formula="of:=1000*[.G245]" office:value-type="float" office:value="0.141859054565" calcext:value-type="float">
            <text:p>0,1418590546</text:p>
          </table:table-cell>
          <table:table-cell office:value-type="float" office:value="0.03028752" calcext:value-type="float">
            <text:p>0,03028752</text:p>
          </table:table-cell>
          <table:table-cell table:formula="of:=1000*[.I245]" office:value-type="float" office:value="30.28752" calcext:value-type="float">
            <text:p>30,28752</text:p>
          </table:table-cell>
        </table:table-row>
        <table:table-row table:style-name="ro1" table:visibility="collapse">
          <table:table-cell/>
          <table:table-cell office:value-type="float" office:value="29.6634547572" calcext:value-type="float">
            <text:p>29,6634547572</text:p>
          </table:table-cell>
          <table:table-cell office:value-type="float" office:value="0.0272648334503" calcext:value-type="float">
            <text:p>0,0272648335</text:p>
          </table:table-cell>
          <table:table-cell table:formula="of:=[.C246]*1000" office:value-type="float" office:value="27.2648334503" calcext:value-type="float">
            <text:p>27,2648334503</text:p>
          </table:table-cell>
          <table:table-cell office:value-type="float" office:value="0.00628089904785" calcext:value-type="float">
            <text:p>0,006280899</text:p>
          </table:table-cell>
          <table:table-cell table:formula="of:=[.E246]*1000" office:value-type="float" office:value="6.28089904785" calcext:value-type="float">
            <text:p>6,2808990479</text:p>
          </table:table-cell>
          <table:table-cell office:value-type="float" office:value="0.000156164169312" calcext:value-type="float">
            <text:p>0,0001561642</text:p>
          </table:table-cell>
          <table:table-cell table:formula="of:=1000*[.G246]" office:value-type="float" office:value="0.156164169312" calcext:value-type="float">
            <text:p>0,1561641693</text:p>
          </table:table-cell>
          <table:table-cell office:value-type="float" office:value="0.033711515" calcext:value-type="float">
            <text:p>0,033711515</text:p>
          </table:table-cell>
          <table:table-cell table:formula="of:=1000*[.I246]" office:value-type="float" office:value="33.711515" calcext:value-type="float">
            <text:p>33,711515</text:p>
          </table:table-cell>
        </table:table-row>
        <table:table-row table:style-name="ro1" table:visibility="collapse">
          <table:table-cell/>
          <table:table-cell office:value-type="float" office:value="33.2989022684" calcext:value-type="float">
            <text:p>33,2989022684</text:p>
          </table:table-cell>
          <table:table-cell office:value-type="float" office:value="0.0237171649933" calcext:value-type="float">
            <text:p>0,023717165</text:p>
          </table:table-cell>
          <table:table-cell table:formula="of:=[.C247]*1000" office:value-type="float" office:value="23.7171649933" calcext:value-type="float">
            <text:p>23,7171649933</text:p>
          </table:table-cell>
          <table:table-cell office:value-type="float" office:value="0.00616598129272" calcext:value-type="float">
            <text:p>0,0061659813</text:p>
          </table:table-cell>
          <table:table-cell table:formula="of:=[.E247]*1000" office:value-type="float" office:value="6.16598129272" calcext:value-type="float">
            <text:p>6,1659812927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247]" office:value-type="float" office:value="0.141143798828" calcext:value-type="float">
            <text:p>0,1411437988</text:p>
          </table:table-cell>
          <table:table-cell office:value-type="float" office:value="0.03003102" calcext:value-type="float">
            <text:p>0,03003102</text:p>
          </table:table-cell>
          <table:table-cell table:formula="of:=1000*[.I247]" office:value-type="float" office:value="30.03102" calcext:value-type="float">
            <text:p>30,03102</text:p>
          </table:table-cell>
        </table:table-row>
        <table:table-row table:style-name="ro1" table:visibility="collapse">
          <table:table-cell/>
          <table:table-cell office:value-type="float" office:value="32.8801203307" calcext:value-type="float">
            <text:p>32,8801203307</text:p>
          </table:table-cell>
          <table:table-cell office:value-type="float" office:value="0.0239059925079" calcext:value-type="float">
            <text:p>0,0239059925</text:p>
          </table:table-cell>
          <table:table-cell table:formula="of:=[.C248]*1000" office:value-type="float" office:value="23.9059925079" calcext:value-type="float">
            <text:p>23,9059925079</text:p>
          </table:table-cell>
          <table:table-cell office:value-type="float" office:value="0.0063488483429" calcext:value-type="float">
            <text:p>0,0063488483</text:p>
          </table:table-cell>
          <table:table-cell table:formula="of:=[.E248]*1000" office:value-type="float" office:value="6.3488483429" calcext:value-type="float">
            <text:p>6,3488483429</text:p>
          </table:table-cell>
          <table:table-cell office:value-type="float" office:value="0.000152111053467" calcext:value-type="float">
            <text:p>0,0001521111</text:p>
          </table:table-cell>
          <table:table-cell table:formula="of:=1000*[.G248]" office:value-type="float" office:value="0.152111053467" calcext:value-type="float">
            <text:p>0,1521110535</text:p>
          </table:table-cell>
          <table:table-cell office:value-type="float" office:value="0.030413514" calcext:value-type="float">
            <text:p>0,030413514</text:p>
          </table:table-cell>
          <table:table-cell table:formula="of:=1000*[.I248]" office:value-type="float" office:value="30.413514" calcext:value-type="float">
            <text:p>30,413514</text:p>
          </table:table-cell>
        </table:table-row>
        <table:table-row table:style-name="ro1" table:visibility="collapse">
          <table:table-cell/>
          <table:table-cell office:value-type="float" office:value="29.1419343926" calcext:value-type="float">
            <text:p>29,1419343926</text:p>
          </table:table-cell>
          <table:table-cell office:value-type="float" office:value="0.0276441574097" calcext:value-type="float">
            <text:p>0,0276441574</text:p>
          </table:table-cell>
          <table:table-cell table:formula="of:=[.C249]*1000" office:value-type="float" office:value="27.6441574097" calcext:value-type="float">
            <text:p>27,6441574097</text:p>
          </table:table-cell>
          <table:table-cell office:value-type="float" office:value="0.0065221786499" calcext:value-type="float">
            <text:p>0,0065221786</text:p>
          </table:table-cell>
          <table:table-cell table:formula="of:=[.E249]*1000" office:value-type="float" office:value="6.5221786499" calcext:value-type="float">
            <text:p>6,5221786499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249]" office:value-type="float" office:value="0.139951705933" calcext:value-type="float">
            <text:p>0,1399517059</text:p>
          </table:table-cell>
          <table:table-cell office:value-type="float" office:value="0.034314812" calcext:value-type="float">
            <text:p>0,034314812</text:p>
          </table:table-cell>
          <table:table-cell table:formula="of:=1000*[.I249]" office:value-type="float" office:value="34.314812" calcext:value-type="float">
            <text:p>34,314812</text:p>
          </table:table-cell>
        </table:table-row>
        <table:table-row table:style-name="ro1" table:visibility="collapse">
          <table:table-cell/>
          <table:table-cell office:value-type="float" office:value="32.6740867993" calcext:value-type="float">
            <text:p>32,6740867993</text:p>
          </table:table-cell>
          <table:table-cell office:value-type="float" office:value="0.0238778591156" calcext:value-type="float">
            <text:p>0,0238778591</text:p>
          </table:table-cell>
          <table:table-cell table:formula="of:=[.C250]*1000" office:value-type="float" office:value="23.8778591156" calcext:value-type="float">
            <text:p>23,8778591156</text:p>
          </table:table-cell>
          <table:table-cell office:value-type="float" office:value="0.0065770149231" calcext:value-type="float">
            <text:p>0,0065770149</text:p>
          </table:table-cell>
          <table:table-cell table:formula="of:=[.E250]*1000" office:value-type="float" office:value="6.5770149231" calcext:value-type="float">
            <text:p>6,5770149231</text:p>
          </table:table-cell>
          <table:table-cell office:value-type="float" office:value="0.000141859054565" calcext:value-type="float">
            <text:p>0,0001418591</text:p>
          </table:table-cell>
          <table:table-cell table:formula="of:=1000*[.G250]" office:value-type="float" office:value="0.141859054565" calcext:value-type="float">
            <text:p>0,1418590546</text:p>
          </table:table-cell>
          <table:table-cell office:value-type="float" office:value="0.030605293" calcext:value-type="float">
            <text:p>0,030605293</text:p>
          </table:table-cell>
          <table:table-cell table:formula="of:=1000*[.I250]" office:value-type="float" office:value="30.605293" calcext:value-type="float">
            <text:p>30,605293</text:p>
          </table:table-cell>
        </table:table-row>
        <table:table-row table:style-name="ro1" table:visibility="collapse">
          <table:table-cell/>
          <table:table-cell office:value-type="float" office:value="30.464595129" calcext:value-type="float">
            <text:p>30,464595129</text:p>
          </table:table-cell>
          <table:table-cell office:value-type="float" office:value="0.0237109661102" calcext:value-type="float">
            <text:p>0,0237109661</text:p>
          </table:table-cell>
          <table:table-cell table:formula="of:=[.C251]*1000" office:value-type="float" office:value="23.7109661102" calcext:value-type="float">
            <text:p>23,7109661102</text:p>
          </table:table-cell>
          <table:table-cell office:value-type="float" office:value="0.00888705253601" calcext:value-type="float">
            <text:p>0,0088870525</text:p>
          </table:table-cell>
          <table:table-cell table:formula="of:=[.E251]*1000" office:value-type="float" office:value="8.88705253601" calcext:value-type="float">
            <text:p>8,887052536</text:p>
          </table:table-cell>
          <table:table-cell office:value-type="float" office:value="0.000217914581299" calcext:value-type="float">
            <text:p>0,0002179146</text:p>
          </table:table-cell>
          <table:table-cell table:formula="of:=1000*[.G251]" office:value-type="float" office:value="0.217914581299" calcext:value-type="float">
            <text:p>0,2179145813</text:p>
          </table:table-cell>
          <table:table-cell office:value-type="float" office:value="0.032824989" calcext:value-type="float">
            <text:p>0,032824989</text:p>
          </table:table-cell>
          <table:table-cell table:formula="of:=1000*[.I251]" office:value-type="float" office:value="32.824989" calcext:value-type="float">
            <text:p>32,824989</text:p>
          </table:table-cell>
        </table:table-row>
        <table:table-row table:style-name="ro1" table:visibility="collapse">
          <table:table-cell/>
          <table:table-cell office:value-type="float" office:value="29.0783599282" calcext:value-type="float">
            <text:p>29,0783599282</text:p>
          </table:table-cell>
          <table:table-cell office:value-type="float" office:value="0.0251469612122" calcext:value-type="float">
            <text:p>0,0251469612</text:p>
          </table:table-cell>
          <table:table-cell table:formula="of:=[.C252]*1000" office:value-type="float" office:value="25.1469612122" calcext:value-type="float">
            <text:p>25,1469612122</text:p>
          </table:table-cell>
          <table:table-cell office:value-type="float" office:value="0.00902986526489" calcext:value-type="float">
            <text:p>0,0090298653</text:p>
          </table:table-cell>
          <table:table-cell table:formula="of:=[.E252]*1000" office:value-type="float" office:value="9.02986526489" calcext:value-type="float">
            <text:p>9,0298652649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252]" office:value-type="float" office:value="0.205039978027" calcext:value-type="float">
            <text:p>0,205039978</text:p>
          </table:table-cell>
          <table:table-cell office:value-type="float" office:value="0.034389835" calcext:value-type="float">
            <text:p>0,034389835</text:p>
          </table:table-cell>
          <table:table-cell table:formula="of:=1000*[.I252]" office:value-type="float" office:value="34.389835" calcext:value-type="float">
            <text:p>34,389835</text:p>
          </table:table-cell>
        </table:table-row>
        <table:table-row table:style-name="ro1" table:visibility="collapse">
          <table:table-cell/>
          <table:table-cell office:value-type="float" office:value="33.056009938" calcext:value-type="float">
            <text:p>33,056009938</text:p>
          </table:table-cell>
          <table:table-cell office:value-type="float" office:value="0.0209691524506" calcext:value-type="float">
            <text:p>0,0209691525</text:p>
          </table:table-cell>
          <table:table-cell table:formula="of:=[.C253]*1000" office:value-type="float" office:value="20.9691524506" calcext:value-type="float">
            <text:p>20,9691524506</text:p>
          </table:table-cell>
          <table:table-cell office:value-type="float" office:value="0.00907206535339" calcext:value-type="float">
            <text:p>0,0090720654</text:p>
          </table:table-cell>
          <table:table-cell table:formula="of:=[.E253]*1000" office:value-type="float" office:value="9.07206535339" calcext:value-type="float">
            <text:p>9,0720653534</text:p>
          </table:table-cell>
          <table:table-cell office:value-type="float" office:value="0.000202894210815" calcext:value-type="float">
            <text:p>0,0002028942</text:p>
          </table:table-cell>
          <table:table-cell table:formula="of:=1000*[.G253]" office:value-type="float" office:value="0.202894210815" calcext:value-type="float">
            <text:p>0,2028942108</text:p>
          </table:table-cell>
          <table:table-cell office:value-type="float" office:value="0.030251685" calcext:value-type="float">
            <text:p>0,030251685</text:p>
          </table:table-cell>
          <table:table-cell table:formula="of:=1000*[.I253]" office:value-type="float" office:value="30.251685" calcext:value-type="float">
            <text:p>30,251685</text:p>
          </table:table-cell>
        </table:table-row>
        <table:table-row table:style-name="ro1" table:visibility="collapse">
          <table:table-cell/>
          <table:table-cell office:value-type="float" office:value="30.2281780062" calcext:value-type="float">
            <text:p>30,2281780062</text:p>
          </table:table-cell>
          <table:table-cell office:value-type="float" office:value="0.0248501300812" calcext:value-type="float">
            <text:p>0,0248501301</text:p>
          </table:table-cell>
          <table:table-cell table:formula="of:=[.C254]*1000" office:value-type="float" office:value="24.8501300812" calcext:value-type="float">
            <text:p>24,8501300812</text:p>
          </table:table-cell>
          <table:table-cell office:value-type="float" office:value="0.0080680847168" calcext:value-type="float">
            <text:p>0,0080680847</text:p>
          </table:table-cell>
          <table:table-cell table:formula="of:=[.E254]*1000" office:value-type="float" office:value="8.0680847168" calcext:value-type="float">
            <text:p>8,0680847168</text:p>
          </table:table-cell>
          <table:table-cell office:value-type="float" office:value="0.000155925750732" calcext:value-type="float">
            <text:p>0,0001559258</text:p>
          </table:table-cell>
          <table:table-cell table:formula="of:=1000*[.G254]" office:value-type="float" office:value="0.155925750732" calcext:value-type="float">
            <text:p>0,1559257507</text:p>
          </table:table-cell>
          <table:table-cell office:value-type="float" office:value="0.033081716" calcext:value-type="float">
            <text:p>0,033081716</text:p>
          </table:table-cell>
          <table:table-cell table:formula="of:=1000*[.I254]" office:value-type="float" office:value="33.081716" calcext:value-type="float">
            <text:p>33,081716</text:p>
          </table:table-cell>
        </table:table-row>
        <table:table-row table:style-name="ro1" table:visibility="collapse">
          <table:table-cell/>
          <table:table-cell office:value-type="float" office:value="32.2914924608" calcext:value-type="float">
            <text:p>32,2914924608</text:p>
          </table:table-cell>
          <table:table-cell office:value-type="float" office:value="0.0220761299133" calcext:value-type="float">
            <text:p>0,0220761299</text:p>
          </table:table-cell>
          <table:table-cell table:formula="of:=[.C255]*1000" office:value-type="float" office:value="22.0761299133" calcext:value-type="float">
            <text:p>22,0761299133</text:p>
          </table:table-cell>
          <table:table-cell office:value-type="float" office:value="0.00864696502686" calcext:value-type="float">
            <text:p>0,008646965</text:p>
          </table:table-cell>
          <table:table-cell table:formula="of:=[.E255]*1000" office:value-type="float" office:value="8.64696502686" calcext:value-type="float">
            <text:p>8,6469650269</text:p>
          </table:table-cell>
          <table:table-cell office:value-type="float" office:value="0.000236988067627" calcext:value-type="float">
            <text:p>0,0002369881</text:p>
          </table:table-cell>
          <table:table-cell table:formula="of:=1000*[.G255]" office:value-type="float" office:value="0.236988067627" calcext:value-type="float">
            <text:p>0,2369880676</text:p>
          </table:table-cell>
          <table:table-cell office:value-type="float" office:value="0.030967909" calcext:value-type="float">
            <text:p>0,030967909</text:p>
          </table:table-cell>
          <table:table-cell table:formula="of:=1000*[.I255]" office:value-type="float" office:value="30.967909" calcext:value-type="float">
            <text:p>30,967909</text:p>
          </table:table-cell>
        </table:table-row>
        <table:table-row table:style-name="ro1" table:visibility="collapse">
          <table:table-cell/>
          <table:table-cell office:value-type="float" office:value="33.2486622899" calcext:value-type="float">
            <text:p>33,2486622899</text:p>
          </table:table-cell>
          <table:table-cell office:value-type="float" office:value="0.0211899280548" calcext:value-type="float">
            <text:p>0,0211899281</text:p>
          </table:table-cell>
          <table:table-cell table:formula="of:=[.C256]*1000" office:value-type="float" office:value="21.1899280548" calcext:value-type="float">
            <text:p>21,1899280548</text:p>
          </table:table-cell>
          <table:table-cell office:value-type="float" office:value="0.00872397422791" calcext:value-type="float">
            <text:p>0,0087239742</text:p>
          </table:table-cell>
          <table:table-cell table:formula="of:=[.E256]*1000" office:value-type="float" office:value="8.72397422791" calcext:value-type="float">
            <text:p>8,7239742279</text:p>
          </table:table-cell>
          <table:table-cell office:value-type="float" office:value="0.0001540184021" calcext:value-type="float">
            <text:p>0,0001540184</text:p>
          </table:table-cell>
          <table:table-cell table:formula="of:=1000*[.G256]" office:value-type="float" office:value="0.1540184021" calcext:value-type="float">
            <text:p>0,1540184021</text:p>
          </table:table-cell>
          <table:table-cell office:value-type="float" office:value="0.030076398" calcext:value-type="float">
            <text:p>0,030076398</text:p>
          </table:table-cell>
          <table:table-cell table:formula="of:=1000*[.I256]" office:value-type="float" office:value="30.076398" calcext:value-type="float">
            <text:p>30,076398</text:p>
          </table:table-cell>
        </table:table-row>
        <table:table-row table:style-name="ro1" table:visibility="collapse">
          <table:table-cell/>
          <table:table-cell office:value-type="float" office:value="31.4580487887" calcext:value-type="float">
            <text:p>31,4580487887</text:p>
          </table:table-cell>
          <table:table-cell office:value-type="float" office:value="0.0251531600952" calcext:value-type="float">
            <text:p>0,0251531601</text:p>
          </table:table-cell>
          <table:table-cell table:formula="of:=[.C257]*1000" office:value-type="float" office:value="25.1531600952" calcext:value-type="float">
            <text:p>25,1531600952</text:p>
          </table:table-cell>
          <table:table-cell office:value-type="float" office:value="0.00646996498108" calcext:value-type="float">
            <text:p>0,006469965</text:p>
          </table:table-cell>
          <table:table-cell table:formula="of:=[.E257]*1000" office:value-type="float" office:value="6.46996498108" calcext:value-type="float">
            <text:p>6,4699649811</text:p>
          </table:table-cell>
          <table:table-cell office:value-type="float" office:value="0.000158071517944" calcext:value-type="float">
            <text:p>0,0001580715</text:p>
          </table:table-cell>
          <table:table-cell table:formula="of:=1000*[.G257]" office:value-type="float" office:value="0.158071517944" calcext:value-type="float">
            <text:p>0,1580715179</text:p>
          </table:table-cell>
          <table:table-cell office:value-type="float" office:value="0.031788367" calcext:value-type="float">
            <text:p>0,031788367</text:p>
          </table:table-cell>
          <table:table-cell table:formula="of:=1000*[.I257]" office:value-type="float" office:value="31.788367" calcext:value-type="float">
            <text:p>31,788367</text:p>
          </table:table-cell>
        </table:table-row>
        <table:table-row table:style-name="ro1" table:visibility="collapse">
          <table:table-cell/>
          <table:table-cell office:value-type="float" office:value="31.3609176857" calcext:value-type="float">
            <text:p>31,3609176857</text:p>
          </table:table-cell>
          <table:table-cell office:value-type="float" office:value="0.0245881080627" calcext:value-type="float">
            <text:p>0,0245881081</text:p>
          </table:table-cell>
          <table:table-cell table:formula="of:=[.C258]*1000" office:value-type="float" office:value="24.5881080627" calcext:value-type="float">
            <text:p>24,5881080627</text:p>
          </table:table-cell>
          <table:table-cell office:value-type="float" office:value="0.00714302062988" calcext:value-type="float">
            <text:p>0,0071430206</text:p>
          </table:table-cell>
          <table:table-cell table:formula="of:=[.E258]*1000" office:value-type="float" office:value="7.14302062988" calcext:value-type="float">
            <text:p>7,1430206299</text:p>
          </table:table-cell>
          <table:table-cell office:value-type="float" office:value="0.000149965286255" calcext:value-type="float">
            <text:p>0,0001499653</text:p>
          </table:table-cell>
          <table:table-cell table:formula="of:=1000*[.G258]" office:value-type="float" office:value="0.149965286255" calcext:value-type="float">
            <text:p>0,1499652863</text:p>
          </table:table-cell>
          <table:table-cell office:value-type="float" office:value="0.031886822" calcext:value-type="float">
            <text:p>0,031886822</text:p>
          </table:table-cell>
          <table:table-cell table:formula="of:=1000*[.I258]" office:value-type="float" office:value="31.886822" calcext:value-type="float">
            <text:p>31,886822</text:p>
          </table:table-cell>
        </table:table-row>
        <table:table-row table:style-name="ro1" table:visibility="collapse">
          <table:table-cell/>
          <table:table-cell office:value-type="float" office:value="34.2238539852" calcext:value-type="float">
            <text:p>34,2238539852</text:p>
          </table:table-cell>
          <table:table-cell office:value-type="float" office:value="0.022243976593" calcext:value-type="float">
            <text:p>0,0222439766</text:p>
          </table:table-cell>
          <table:table-cell table:formula="of:=[.C259]*1000" office:value-type="float" office:value="22.243976593" calcext:value-type="float">
            <text:p>22,243976593</text:p>
          </table:table-cell>
          <table:table-cell office:value-type="float" office:value="0.00681304931641" calcext:value-type="float">
            <text:p>0,0068130493</text:p>
          </table:table-cell>
          <table:table-cell table:formula="of:=[.E259]*1000" office:value-type="float" office:value="6.81304931641" calcext:value-type="float">
            <text:p>6,8130493164</text:p>
          </table:table-cell>
          <table:table-cell office:value-type="float" office:value="0.000153064727783" calcext:value-type="float">
            <text:p>0,0001530647</text:p>
          </table:table-cell>
          <table:table-cell table:formula="of:=1000*[.G259]" office:value-type="float" office:value="0.153064727783" calcext:value-type="float">
            <text:p>0,1530647278</text:p>
          </table:table-cell>
          <table:table-cell office:value-type="float" office:value="0.029219386" calcext:value-type="float">
            <text:p>0,029219386</text:p>
          </table:table-cell>
          <table:table-cell table:formula="of:=1000*[.I259]" office:value-type="float" office:value="29.219386" calcext:value-type="float">
            <text:p>29,219386</text:p>
          </table:table-cell>
        </table:table-row>
        <table:table-row table:style-name="ro1" table:visibility="collapse">
          <table:table-cell/>
          <table:table-cell office:value-type="float" office:value="27.1764756079" calcext:value-type="float">
            <text:p>27,1764756079</text:p>
          </table:table-cell>
          <table:table-cell office:value-type="float" office:value="0.0277030467987" calcext:value-type="float">
            <text:p>0,0277030468</text:p>
          </table:table-cell>
          <table:table-cell table:formula="of:=[.C260]*1000" office:value-type="float" office:value="27.7030467987" calcext:value-type="float">
            <text:p>27,7030467987</text:p>
          </table:table-cell>
          <table:table-cell office:value-type="float" office:value="0.00888299942017" calcext:value-type="float">
            <text:p>0,0088829994</text:p>
          </table:table-cell>
          <table:table-cell table:formula="of:=[.E260]*1000" office:value-type="float" office:value="8.88299942017" calcext:value-type="float">
            <text:p>8,8829994202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260]" office:value-type="float" office:value="0.204086303711" calcext:value-type="float">
            <text:p>0,2040863037</text:p>
          </table:table-cell>
          <table:table-cell office:value-type="float" office:value="0.03679653" calcext:value-type="float">
            <text:p>0,03679653</text:p>
          </table:table-cell>
          <table:table-cell table:formula="of:=1000*[.I260]" office:value-type="float" office:value="36.79653" calcext:value-type="float">
            <text:p>36,79653</text:p>
          </table:table-cell>
        </table:table-row>
        <table:table-row table:style-name="ro1" table:visibility="collapse">
          <table:table-cell/>
          <table:table-cell office:value-type="float" office:value="36.0342479582" calcext:value-type="float">
            <text:p>36,0342479582</text:p>
          </table:table-cell>
          <table:table-cell office:value-type="float" office:value="0.0210018157959" calcext:value-type="float">
            <text:p>0,0210018158</text:p>
          </table:table-cell>
          <table:table-cell table:formula="of:=[.C261]*1000" office:value-type="float" office:value="21.0018157959" calcext:value-type="float">
            <text:p>21,0018157959</text:p>
          </table:table-cell>
          <table:table-cell office:value-type="float" office:value="0.00659894943237" calcext:value-type="float">
            <text:p>0,0065989494</text:p>
          </table:table-cell>
          <table:table-cell table:formula="of:=[.E261]*1000" office:value-type="float" office:value="6.59894943237" calcext:value-type="float">
            <text:p>6,5989494324</text:p>
          </table:table-cell>
          <table:table-cell office:value-type="float" office:value="0.000143051147461" calcext:value-type="float">
            <text:p>0,0001430511</text:p>
          </table:table-cell>
          <table:table-cell table:formula="of:=1000*[.G261]" office:value-type="float" office:value="0.143051147461" calcext:value-type="float">
            <text:p>0,1430511475</text:p>
          </table:table-cell>
          <table:table-cell office:value-type="float" office:value="0.027751377" calcext:value-type="float">
            <text:p>0,027751377</text:p>
          </table:table-cell>
          <table:table-cell table:formula="of:=1000*[.I261]" office:value-type="float" office:value="27.751377" calcext:value-type="float">
            <text:p>27,751377</text:p>
          </table:table-cell>
        </table:table-row>
        <table:table-row table:style-name="ro1" table:visibility="collapse">
          <table:table-cell/>
          <table:table-cell office:value-type="float" office:value="32.6020678644" calcext:value-type="float">
            <text:p>32,6020678644</text:p>
          </table:table-cell>
          <table:table-cell office:value-type="float" office:value="0.023460149765" calcext:value-type="float">
            <text:p>0,0234601498</text:p>
          </table:table-cell>
          <table:table-cell table:formula="of:=[.C262]*1000" office:value-type="float" office:value="23.460149765" calcext:value-type="float">
            <text:p>23,460149765</text:p>
          </table:table-cell>
          <table:table-cell office:value-type="float" office:value="0.0070641040802" calcext:value-type="float">
            <text:p>0,0070641041</text:p>
          </table:table-cell>
          <table:table-cell table:formula="of:=[.E262]*1000" office:value-type="float" office:value="7.0641040802" calcext:value-type="float">
            <text:p>7,0641040802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262]" office:value-type="float" office:value="0.139951705933" calcext:value-type="float">
            <text:p>0,1399517059</text:p>
          </table:table-cell>
          <table:table-cell office:value-type="float" office:value="0.030672901" calcext:value-type="float">
            <text:p>0,030672901</text:p>
          </table:table-cell>
          <table:table-cell table:formula="of:=1000*[.I262]" office:value-type="float" office:value="30.672901" calcext:value-type="float">
            <text:p>30,672901</text:p>
          </table:table-cell>
        </table:table-row>
        <table:table-row table:style-name="ro1" table:visibility="collapse">
          <table:table-cell/>
          <table:table-cell office:value-type="float" office:value="29.4485459398" calcext:value-type="float">
            <text:p>29,4485459398</text:p>
          </table:table-cell>
          <table:table-cell office:value-type="float" office:value="0.0269420146942" calcext:value-type="float">
            <text:p>0,0269420147</text:p>
          </table:table-cell>
          <table:table-cell table:formula="of:=[.C263]*1000" office:value-type="float" office:value="26.9420146942" calcext:value-type="float">
            <text:p>26,9420146942</text:p>
          </table:table-cell>
          <table:table-cell office:value-type="float" office:value="0.00686693191528" calcext:value-type="float">
            <text:p>0,0068669319</text:p>
          </table:table-cell>
          <table:table-cell table:formula="of:=[.E263]*1000" office:value-type="float" office:value="6.86693191528" calcext:value-type="float">
            <text:p>6,8669319153</text:p>
          </table:table-cell>
          <table:table-cell office:value-type="float" office:value="0.000140190124512" calcext:value-type="float">
            <text:p>0,0001401901</text:p>
          </table:table-cell>
          <table:table-cell table:formula="of:=1000*[.G263]" office:value-type="float" office:value="0.140190124512" calcext:value-type="float">
            <text:p>0,1401901245</text:p>
          </table:table-cell>
          <table:table-cell office:value-type="float" office:value="0.033957534" calcext:value-type="float">
            <text:p>0,033957534</text:p>
          </table:table-cell>
          <table:table-cell table:formula="of:=1000*[.I263]" office:value-type="float" office:value="33.957534" calcext:value-type="float">
            <text:p>33,957534</text:p>
          </table:table-cell>
        </table:table-row>
        <table:table-row table:style-name="ro1" table:visibility="collapse">
          <table:table-cell/>
          <table:table-cell office:value-type="float" office:value="32.753485282" calcext:value-type="float">
            <text:p>32,753485282</text:p>
          </table:table-cell>
          <table:table-cell office:value-type="float" office:value="0.0233280658722" calcext:value-type="float">
            <text:p>0,0233280659</text:p>
          </table:table-cell>
          <table:table-cell table:formula="of:=[.C264]*1000" office:value-type="float" office:value="23.3280658722" calcext:value-type="float">
            <text:p>23,3280658722</text:p>
          </table:table-cell>
          <table:table-cell office:value-type="float" office:value="0.00705289840698" calcext:value-type="float">
            <text:p>0,0070528984</text:p>
          </table:table-cell>
          <table:table-cell table:formula="of:=[.E264]*1000" office:value-type="float" office:value="7.05289840698" calcext:value-type="float">
            <text:p>7,052898407</text:p>
          </table:table-cell>
          <table:table-cell office:value-type="float" office:value="0.000142097473145" calcext:value-type="float">
            <text:p>0,0001420975</text:p>
          </table:table-cell>
          <table:table-cell table:formula="of:=1000*[.G264]" office:value-type="float" office:value="0.142097473145" calcext:value-type="float">
            <text:p>0,1420974731</text:p>
          </table:table-cell>
          <table:table-cell office:value-type="float" office:value="0.030531102" calcext:value-type="float">
            <text:p>0,030531102</text:p>
          </table:table-cell>
          <table:table-cell table:formula="of:=1000*[.I264]" office:value-type="float" office:value="30.531102" calcext:value-type="float">
            <text:p>30,531102</text:p>
          </table:table-cell>
        </table:table-row>
        <table:table-row table:style-name="ro1" table:visibility="collapse">
          <table:table-cell/>
          <table:table-cell office:value-type="float" office:value="34.0744700951" calcext:value-type="float">
            <text:p>34,0744700951</text:p>
          </table:table-cell>
          <table:table-cell office:value-type="float" office:value="0.0230240821838" calcext:value-type="float">
            <text:p>0,0230240822</text:p>
          </table:table-cell>
          <table:table-cell table:formula="of:=[.C265]*1000" office:value-type="float" office:value="23.0240821838" calcext:value-type="float">
            <text:p>23,0240821838</text:p>
          </table:table-cell>
          <table:table-cell office:value-type="float" office:value="0.00617289543152" calcext:value-type="float">
            <text:p>0,0061728954</text:p>
          </table:table-cell>
          <table:table-cell table:formula="of:=[.E265]*1000" office:value-type="float" office:value="6.17289543152" calcext:value-type="float">
            <text:p>6,1728954315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265]" office:value-type="float" office:value="0.141143798828" calcext:value-type="float">
            <text:p>0,1411437988</text:p>
          </table:table-cell>
          <table:table-cell office:value-type="float" office:value="0.029347485" calcext:value-type="float">
            <text:p>0,029347485</text:p>
          </table:table-cell>
          <table:table-cell table:formula="of:=1000*[.I265]" office:value-type="float" office:value="29.347485" calcext:value-type="float">
            <text:p>29,347485</text:p>
          </table:table-cell>
        </table:table-row>
        <table:table-row table:style-name="ro1" table:visibility="collapse">
          <table:table-cell/>
          <table:table-cell office:value-type="float" office:value="28.8371946289" calcext:value-type="float">
            <text:p>28,8371946289</text:p>
          </table:table-cell>
          <table:table-cell office:value-type="float" office:value="0.0276639461517" calcext:value-type="float">
            <text:p>0,0276639462</text:p>
          </table:table-cell>
          <table:table-cell table:formula="of:=[.C266]*1000" office:value-type="float" office:value="27.6639461517" calcext:value-type="float">
            <text:p>27,6639461517</text:p>
          </table:table-cell>
          <table:table-cell office:value-type="float" office:value="0.00685501098633" calcext:value-type="float">
            <text:p>0,006855011</text:p>
          </table:table-cell>
          <table:table-cell table:formula="of:=[.E266]*1000" office:value-type="float" office:value="6.85501098633" calcext:value-type="float">
            <text:p>6,8550109863</text:p>
          </table:table-cell>
          <table:table-cell office:value-type="float" office:value="0.000151872634888" calcext:value-type="float">
            <text:p>0,0001518726</text:p>
          </table:table-cell>
          <table:table-cell table:formula="of:=1000*[.G266]" office:value-type="float" office:value="0.151872634888" calcext:value-type="float">
            <text:p>0,1518726349</text:p>
          </table:table-cell>
          <table:table-cell office:value-type="float" office:value="0.034677437" calcext:value-type="float">
            <text:p>0,034677437</text:p>
          </table:table-cell>
          <table:table-cell table:formula="of:=1000*[.I266]" office:value-type="float" office:value="34.677437" calcext:value-type="float">
            <text:p>34,677437</text:p>
          </table:table-cell>
        </table:table-row>
        <table:table-row table:style-name="ro1" table:visibility="collapse">
          <table:table-cell/>
          <table:table-cell office:value-type="float" office:value="33.4396323513" calcext:value-type="float">
            <text:p>33,4396323513</text:p>
          </table:table-cell>
          <table:table-cell office:value-type="float" office:value="0.023313999176" calcext:value-type="float">
            <text:p>0,0233139992</text:p>
          </table:table-cell>
          <table:table-cell table:formula="of:=[.C267]*1000" office:value-type="float" office:value="23.313999176" calcext:value-type="float">
            <text:p>23,313999176</text:p>
          </table:table-cell>
          <table:table-cell office:value-type="float" office:value="0.00644207000732" calcext:value-type="float">
            <text:p>0,00644207</text:p>
          </table:table-cell>
          <table:table-cell table:formula="of:=[.E267]*1000" office:value-type="float" office:value="6.44207000732" calcext:value-type="float">
            <text:p>6,4420700073</text:p>
          </table:table-cell>
          <table:table-cell office:value-type="float" office:value="0.000141859054565" calcext:value-type="float">
            <text:p>0,0001418591</text:p>
          </table:table-cell>
          <table:table-cell table:formula="of:=1000*[.G267]" office:value-type="float" office:value="0.141859054565" calcext:value-type="float">
            <text:p>0,1418590546</text:p>
          </table:table-cell>
          <table:table-cell office:value-type="float" office:value="0.029904635" calcext:value-type="float">
            <text:p>0,029904635</text:p>
          </table:table-cell>
          <table:table-cell table:formula="of:=1000*[.I267]" office:value-type="float" office:value="29.904635" calcext:value-type="float">
            <text:p>29,904635</text:p>
          </table:table-cell>
        </table:table-row>
        <table:table-row table:style-name="ro1" table:visibility="collapse">
          <table:table-cell/>
          <table:table-cell office:value-type="float" office:value="33.0484960571" calcext:value-type="float">
            <text:p>33,0484960571</text:p>
          </table:table-cell>
          <table:table-cell office:value-type="float" office:value="0.023983001709" calcext:value-type="float">
            <text:p>0,0239830017</text:p>
          </table:table-cell>
          <table:table-cell table:formula="of:=[.C268]*1000" office:value-type="float" office:value="23.983001709" calcext:value-type="float">
            <text:p>23,983001709</text:p>
          </table:table-cell>
          <table:table-cell office:value-type="float" office:value="0.0061149597168" calcext:value-type="float">
            <text:p>0,0061149597</text:p>
          </table:table-cell>
          <table:table-cell table:formula="of:=[.E268]*1000" office:value-type="float" office:value="6.1149597168" calcext:value-type="float">
            <text:p>6,1149597168</text:p>
          </table:table-cell>
          <table:table-cell office:value-type="float" office:value="0.000151872634888" calcext:value-type="float">
            <text:p>0,0001518726</text:p>
          </table:table-cell>
          <table:table-cell table:formula="of:=1000*[.G268]" office:value-type="float" office:value="0.151872634888" calcext:value-type="float">
            <text:p>0,1518726349</text:p>
          </table:table-cell>
          <table:table-cell office:value-type="float" office:value="0.030258563" calcext:value-type="float">
            <text:p>0,030258563</text:p>
          </table:table-cell>
          <table:table-cell table:formula="of:=1000*[.I268]" office:value-type="float" office:value="30.258563" calcext:value-type="float">
            <text:p>30,258563</text:p>
          </table:table-cell>
        </table:table-row>
        <table:table-row table:style-name="ro1" table:visibility="collapse">
          <table:table-cell/>
          <table:table-cell office:value-type="float" office:value="28.7724062956" calcext:value-type="float">
            <text:p>28,7724062956</text:p>
          </table:table-cell>
          <table:table-cell office:value-type="float" office:value="0.0281019210815" calcext:value-type="float">
            <text:p>0,0281019211</text:p>
          </table:table-cell>
          <table:table-cell table:formula="of:=[.C269]*1000" office:value-type="float" office:value="28.1019210815" calcext:value-type="float">
            <text:p>28,1019210815</text:p>
          </table:table-cell>
          <table:table-cell office:value-type="float" office:value="0.00649189949036" calcext:value-type="float">
            <text:p>0,0064918995</text:p>
          </table:table-cell>
          <table:table-cell table:formula="of:=[.E269]*1000" office:value-type="float" office:value="6.49189949036" calcext:value-type="float">
            <text:p>6,4918994904</text:p>
          </table:table-cell>
          <table:table-cell office:value-type="float" office:value="0.00015115737915" calcext:value-type="float">
            <text:p>0,0001511574</text:p>
          </table:table-cell>
          <table:table-cell table:formula="of:=1000*[.G269]" office:value-type="float" office:value="0.15115737915" calcext:value-type="float">
            <text:p>0,1511573792</text:p>
          </table:table-cell>
          <table:table-cell office:value-type="float" office:value="0.034755522" calcext:value-type="float">
            <text:p>0,034755522</text:p>
          </table:table-cell>
          <table:table-cell table:formula="of:=1000*[.I269]" office:value-type="float" office:value="34.755522" calcext:value-type="float">
            <text:p>34,755522</text:p>
          </table:table-cell>
        </table:table-row>
        <table:table-row table:style-name="ro1" table:visibility="collapse">
          <table:table-cell/>
          <table:table-cell office:value-type="float" office:value="30.6034223685" calcext:value-type="float">
            <text:p>30,6034223685</text:p>
          </table:table-cell>
          <table:table-cell office:value-type="float" office:value="0.0237510204315" calcext:value-type="float">
            <text:p>0,0237510204</text:p>
          </table:table-cell>
          <table:table-cell table:formula="of:=[.C270]*1000" office:value-type="float" office:value="23.7510204315" calcext:value-type="float">
            <text:p>23,7510204315</text:p>
          </table:table-cell>
          <table:table-cell office:value-type="float" office:value="0.00876092910767" calcext:value-type="float">
            <text:p>0,0087609291</text:p>
          </table:table-cell>
          <table:table-cell table:formula="of:=[.E270]*1000" office:value-type="float" office:value="8.76092910767" calcext:value-type="float">
            <text:p>8,7609291077</text:p>
          </table:table-cell>
          <table:table-cell office:value-type="float" office:value="0.000154972076416" calcext:value-type="float">
            <text:p>0,0001549721</text:p>
          </table:table-cell>
          <table:table-cell table:formula="of:=1000*[.G270]" office:value-type="float" office:value="0.154972076416" calcext:value-type="float">
            <text:p>0,1549720764</text:p>
          </table:table-cell>
          <table:table-cell office:value-type="float" office:value="0.032676084" calcext:value-type="float">
            <text:p>0,032676084</text:p>
          </table:table-cell>
          <table:table-cell table:formula="of:=1000*[.I270]" office:value-type="float" office:value="32.676084" calcext:value-type="float">
            <text:p>32,676084</text:p>
          </table:table-cell>
        </table:table-row>
        <table:table-row table:style-name="ro1" table:visibility="collapse">
          <table:table-cell/>
          <table:table-cell office:value-type="float" office:value="33.1254896568" calcext:value-type="float">
            <text:p>33,1254896568</text:p>
          </table:table-cell>
          <table:table-cell office:value-type="float" office:value="0.0212979316711" calcext:value-type="float">
            <text:p>0,0212979317</text:p>
          </table:table-cell>
          <table:table-cell table:formula="of:=[.C271]*1000" office:value-type="float" office:value="21.2979316711" calcext:value-type="float">
            <text:p>21,2979316711</text:p>
          </table:table-cell>
          <table:table-cell office:value-type="float" office:value="0.00867509841919" calcext:value-type="float">
            <text:p>0,0086750984</text:p>
          </table:table-cell>
          <table:table-cell table:formula="of:=[.E271]*1000" office:value-type="float" office:value="8.67509841919" calcext:value-type="float">
            <text:p>8,6750984192</text:p>
          </table:table-cell>
          <table:table-cell office:value-type="float" office:value="0.00020694732666" calcext:value-type="float">
            <text:p>0,0002069473</text:p>
          </table:table-cell>
          <table:table-cell table:formula="of:=1000*[.G271]" office:value-type="float" office:value="0.20694732666" calcext:value-type="float">
            <text:p>0,2069473267</text:p>
          </table:table-cell>
          <table:table-cell office:value-type="float" office:value="0.030188233" calcext:value-type="float">
            <text:p>0,030188233</text:p>
          </table:table-cell>
          <table:table-cell table:formula="of:=1000*[.I271]" office:value-type="float" office:value="30.188233" calcext:value-type="float">
            <text:p>30,188233</text:p>
          </table:table-cell>
        </table:table-row>
        <table:table-row table:style-name="ro1" table:visibility="collapse">
          <table:table-cell/>
          <table:table-cell office:value-type="float" office:value="29.1749294929" calcext:value-type="float">
            <text:p>29,1749294929</text:p>
          </table:table-cell>
          <table:table-cell office:value-type="float" office:value="0.0252311229706" calcext:value-type="float">
            <text:p>0,025231123</text:p>
          </table:table-cell>
          <table:table-cell table:formula="of:=[.C272]*1000" office:value-type="float" office:value="25.2311229706" calcext:value-type="float">
            <text:p>25,2311229706</text:p>
          </table:table-cell>
          <table:table-cell office:value-type="float" office:value="0.00883412361145" calcext:value-type="float">
            <text:p>0,0088341236</text:p>
          </table:table-cell>
          <table:table-cell table:formula="of:=[.E272]*1000" office:value-type="float" office:value="8.83412361145" calcext:value-type="float">
            <text:p>8,8341236115</text:p>
          </table:table-cell>
          <table:table-cell office:value-type="float" office:value="0.000202894210815" calcext:value-type="float">
            <text:p>0,0002028942</text:p>
          </table:table-cell>
          <table:table-cell table:formula="of:=1000*[.G272]" office:value-type="float" office:value="0.202894210815" calcext:value-type="float">
            <text:p>0,2028942108</text:p>
          </table:table-cell>
          <table:table-cell office:value-type="float" office:value="0.034276004" calcext:value-type="float">
            <text:p>0,034276004</text:p>
          </table:table-cell>
          <table:table-cell table:formula="of:=1000*[.I272]" office:value-type="float" office:value="34.276004" calcext:value-type="float">
            <text:p>34,276004</text:p>
          </table:table-cell>
        </table:table-row>
        <table:table-row table:style-name="ro1" table:visibility="collapse">
          <table:table-cell/>
          <table:table-cell office:value-type="float" office:value="33.2781537174" calcext:value-type="float">
            <text:p>33,2781537174</text:p>
          </table:table-cell>
          <table:table-cell office:value-type="float" office:value="0.0211169719696" calcext:value-type="float">
            <text:p>0,021116972</text:p>
          </table:table-cell>
          <table:table-cell table:formula="of:=[.C273]*1000" office:value-type="float" office:value="21.1169719696" calcext:value-type="float">
            <text:p>21,1169719696</text:p>
          </table:table-cell>
          <table:table-cell office:value-type="float" office:value="0.0086989402771" calcext:value-type="float">
            <text:p>0,0086989403</text:p>
          </table:table-cell>
          <table:table-cell table:formula="of:=[.E273]*1000" office:value-type="float" office:value="8.6989402771" calcext:value-type="float">
            <text:p>8,6989402771</text:p>
          </table:table-cell>
          <table:table-cell office:value-type="float" office:value="0.000226020812988" calcext:value-type="float">
            <text:p>0,0002260208</text:p>
          </table:table-cell>
          <table:table-cell table:formula="of:=1000*[.G273]" office:value-type="float" office:value="0.226020812988" calcext:value-type="float">
            <text:p>0,226020813</text:p>
          </table:table-cell>
          <table:table-cell office:value-type="float" office:value="0.030049744" calcext:value-type="float">
            <text:p>0,030049744</text:p>
          </table:table-cell>
          <table:table-cell table:formula="of:=1000*[.I273]" office:value-type="float" office:value="30.049744" calcext:value-type="float">
            <text:p>30,049744</text:p>
          </table:table-cell>
        </table:table-row>
        <table:table-row table:style-name="ro1" table:visibility="collapse">
          <table:table-cell/>
          <table:table-cell office:value-type="float" office:value="29.1766855758" calcext:value-type="float">
            <text:p>29,1766855758</text:p>
          </table:table-cell>
          <table:table-cell office:value-type="float" office:value="0.0252299308777" calcext:value-type="float">
            <text:p>0,0252299309</text:p>
          </table:table-cell>
          <table:table-cell table:formula="of:=[.C274]*1000" office:value-type="float" office:value="25.2299308777" calcext:value-type="float">
            <text:p>25,2299308777</text:p>
          </table:table-cell>
          <table:table-cell office:value-type="float" office:value="0.00882792472839" calcext:value-type="float">
            <text:p>0,0088279247</text:p>
          </table:table-cell>
          <table:table-cell table:formula="of:=[.E274]*1000" office:value-type="float" office:value="8.82792472839" calcext:value-type="float">
            <text:p>8,8279247284</text:p>
          </table:table-cell>
          <table:table-cell office:value-type="float" office:value="0.000205993652344" calcext:value-type="float">
            <text:p>0,0002059937</text:p>
          </table:table-cell>
          <table:table-cell table:formula="of:=1000*[.G274]" office:value-type="float" office:value="0.205993652344" calcext:value-type="float">
            <text:p>0,2059936523</text:p>
          </table:table-cell>
          <table:table-cell office:value-type="float" office:value="0.034273941" calcext:value-type="float">
            <text:p>0,034273941</text:p>
          </table:table-cell>
          <table:table-cell table:formula="of:=1000*[.I274]" office:value-type="float" office:value="34.273941" calcext:value-type="float">
            <text:p>34,273941</text:p>
          </table:table-cell>
        </table:table-row>
        <table:table-row table:style-name="ro1" table:visibility="collapse">
          <table:table-cell/>
          <table:table-cell office:value-type="float" office:value="33.159058166" calcext:value-type="float">
            <text:p>33,159058166</text:p>
          </table:table-cell>
          <table:table-cell office:value-type="float" office:value="0.0210909843445" calcext:value-type="float">
            <text:p>0,0210909843</text:p>
          </table:table-cell>
          <table:table-cell table:formula="of:=[.C275]*1000" office:value-type="float" office:value="21.0909843445" calcext:value-type="float">
            <text:p>21,0909843445</text:p>
          </table:table-cell>
          <table:table-cell office:value-type="float" office:value="0.00885605812073" calcext:value-type="float">
            <text:p>0,0088560581</text:p>
          </table:table-cell>
          <table:table-cell table:formula="of:=[.E275]*1000" office:value-type="float" office:value="8.85605812073" calcext:value-type="float">
            <text:p>8,8560581207</text:p>
          </table:table-cell>
          <table:table-cell office:value-type="float" office:value="0.000203132629395" calcext:value-type="float">
            <text:p>0,0002031326</text:p>
          </table:table-cell>
          <table:table-cell table:formula="of:=1000*[.G275]" office:value-type="float" office:value="0.203132629395" calcext:value-type="float">
            <text:p>0,2031326294</text:p>
          </table:table-cell>
          <table:table-cell office:value-type="float" office:value="0.030157672" calcext:value-type="float">
            <text:p>0,030157672</text:p>
          </table:table-cell>
          <table:table-cell table:formula="of:=1000*[.I275]" office:value-type="float" office:value="30.157672" calcext:value-type="float">
            <text:p>30,157672</text:p>
          </table:table-cell>
        </table:table-row>
        <table:table-row table:style-name="ro1" table:visibility="collapse">
          <table:table-cell/>
          <table:table-cell office:value-type="float" office:value="33.2643143164" calcext:value-type="float">
            <text:p>33,2643143164</text:p>
          </table:table-cell>
          <table:table-cell office:value-type="float" office:value="0.021064043045" calcext:value-type="float">
            <text:p>0,021064043</text:p>
          </table:table-cell>
          <table:table-cell table:formula="of:=[.C276]*1000" office:value-type="float" office:value="21.064043045" calcext:value-type="float">
            <text:p>21,064043045</text:p>
          </table:table-cell>
          <table:table-cell office:value-type="float" office:value="0.00878596305847" calcext:value-type="float">
            <text:p>0,0087859631</text:p>
          </table:table-cell>
          <table:table-cell table:formula="of:=[.E276]*1000" office:value-type="float" office:value="8.78596305847" calcext:value-type="float">
            <text:p>8,7859630585</text:p>
          </table:table-cell>
          <table:table-cell office:value-type="float" office:value="0.000203132629395" calcext:value-type="float">
            <text:p>0,0002031326</text:p>
          </table:table-cell>
          <table:table-cell table:formula="of:=1000*[.G276]" office:value-type="float" office:value="0.203132629395" calcext:value-type="float">
            <text:p>0,2031326294</text:p>
          </table:table-cell>
          <table:table-cell office:value-type="float" office:value="0.030062246" calcext:value-type="float">
            <text:p>0,030062246</text:p>
          </table:table-cell>
          <table:table-cell table:formula="of:=1000*[.I276]" office:value-type="float" office:value="30.062246" calcext:value-type="float">
            <text:p>30,062246</text:p>
          </table:table-cell>
        </table:table-row>
        <table:table-row table:style-name="ro1" table:visibility="collapse">
          <table:table-cell/>
          <table:table-cell office:value-type="float" office:value="28.8479959571" calcext:value-type="float">
            <text:p>28,8479959571</text:p>
          </table:table-cell>
          <table:table-cell office:value-type="float" office:value="0.0254821777344" calcext:value-type="float">
            <text:p>0,0254821777</text:p>
          </table:table-cell>
          <table:table-cell table:formula="of:=[.C277]*1000" office:value-type="float" office:value="25.4821777344" calcext:value-type="float">
            <text:p>25,4821777344</text:p>
          </table:table-cell>
          <table:table-cell office:value-type="float" office:value="0.00892782211304" calcext:value-type="float">
            <text:p>0,0089278221</text:p>
          </table:table-cell>
          <table:table-cell table:formula="of:=[.E277]*1000" office:value-type="float" office:value="8.92782211304" calcext:value-type="float">
            <text:p>8,927822113</text:p>
          </table:table-cell>
          <table:table-cell office:value-type="float" office:value="0.000234127044678" calcext:value-type="float">
            <text:p>0,000234127</text:p>
          </table:table-cell>
          <table:table-cell table:formula="of:=1000*[.G277]" office:value-type="float" office:value="0.234127044678" calcext:value-type="float">
            <text:p>0,2341270447</text:p>
          </table:table-cell>
          <table:table-cell office:value-type="float" office:value="0.034664453" calcext:value-type="float">
            <text:p>0,034664453</text:p>
          </table:table-cell>
          <table:table-cell table:formula="of:=1000*[.I277]" office:value-type="float" office:value="34.664453" calcext:value-type="float">
            <text:p>34,664453</text:p>
          </table:table-cell>
        </table:table-row>
        <table:table-row table:style-name="ro1" table:visibility="collapse">
          <table:table-cell/>
          <table:table-cell office:value-type="float" office:value="33.0619115703" calcext:value-type="float">
            <text:p>33,0619115703</text:p>
          </table:table-cell>
          <table:table-cell office:value-type="float" office:value="0.0211110115051" calcext:value-type="float">
            <text:p>0,0211110115</text:p>
          </table:table-cell>
          <table:table-cell table:formula="of:=[.C278]*1000" office:value-type="float" office:value="21.1110115051" calcext:value-type="float">
            <text:p>21,1110115051</text:p>
          </table:table-cell>
          <table:table-cell office:value-type="float" office:value="0.00892281532288" calcext:value-type="float">
            <text:p>0,0089228153</text:p>
          </table:table-cell>
          <table:table-cell table:formula="of:=[.E278]*1000" office:value-type="float" office:value="8.92281532288" calcext:value-type="float">
            <text:p>8,9228153229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278]" office:value-type="float" office:value="0.205039978027" calcext:value-type="float">
            <text:p>0,205039978</text:p>
          </table:table-cell>
          <table:table-cell office:value-type="float" office:value="0.030246285" calcext:value-type="float">
            <text:p>0,030246285</text:p>
          </table:table-cell>
          <table:table-cell table:formula="of:=1000*[.I278]" office:value-type="float" office:value="30.246285" calcext:value-type="float">
            <text:p>30,246285</text:p>
          </table:table-cell>
        </table:table-row>
        <table:table-row table:style-name="ro1" table:visibility="collapse">
          <table:table-cell/>
          <table:table-cell office:value-type="float" office:value="32.5287424782" calcext:value-type="float">
            <text:p>32,5287424782</text:p>
          </table:table-cell>
          <table:table-cell office:value-type="float" office:value="0.0210211277008" calcext:value-type="float">
            <text:p>0,0210211277</text:p>
          </table:table-cell>
          <table:table-cell table:formula="of:=[.C279]*1000" office:value-type="float" office:value="21.0211277008" calcext:value-type="float">
            <text:p>21,0211277008</text:p>
          </table:table-cell>
          <table:table-cell office:value-type="float" office:value="0.00950908660889" calcext:value-type="float">
            <text:p>0,0095090866</text:p>
          </table:table-cell>
          <table:table-cell table:formula="of:=[.E279]*1000" office:value-type="float" office:value="9.50908660889" calcext:value-type="float">
            <text:p>9,5090866089</text:p>
          </table:table-cell>
          <table:table-cell office:value-type="float" office:value="0.000202894210815" calcext:value-type="float">
            <text:p>0,0002028942</text:p>
          </table:table-cell>
          <table:table-cell table:formula="of:=1000*[.G279]" office:value-type="float" office:value="0.202894210815" calcext:value-type="float">
            <text:p>0,2028942108</text:p>
          </table:table-cell>
          <table:table-cell office:value-type="float" office:value="0.030742043" calcext:value-type="float">
            <text:p>0,030742043</text:p>
          </table:table-cell>
          <table:table-cell table:formula="of:=1000*[.I279]" office:value-type="float" office:value="30.742043" calcext:value-type="float">
            <text:p>30,742043</text:p>
          </table:table-cell>
        </table:table-row>
        <table:table-row table:style-name="ro1" table:visibility="collapse">
          <table:table-cell/>
          <table:table-cell office:value-type="float" office:value="29.6061491024" calcext:value-type="float">
            <text:p>29,6061491024</text:p>
          </table:table-cell>
          <table:table-cell office:value-type="float" office:value="0.0244851112366" calcext:value-type="float">
            <text:p>0,0244851112</text:p>
          </table:table-cell>
          <table:table-cell table:formula="of:=[.C280]*1000" office:value-type="float" office:value="24.4851112366" calcext:value-type="float">
            <text:p>24,4851112366</text:p>
          </table:table-cell>
          <table:table-cell office:value-type="float" office:value="0.00907897949219" calcext:value-type="float">
            <text:p>0,0090789795</text:p>
          </table:table-cell>
          <table:table-cell table:formula="of:=[.E280]*1000" office:value-type="float" office:value="9.07897949219" calcext:value-type="float">
            <text:p>9,0789794922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280]" office:value-type="float" office:value="0.204086303711" calcext:value-type="float">
            <text:p>0,2040863037</text:p>
          </table:table-cell>
          <table:table-cell office:value-type="float" office:value="0.033776767" calcext:value-type="float">
            <text:p>0,033776767</text:p>
          </table:table-cell>
          <table:table-cell table:formula="of:=1000*[.I280]" office:value-type="float" office:value="33.776767" calcext:value-type="float">
            <text:p>33,776767</text:p>
          </table:table-cell>
        </table:table-row>
        <table:table-row table:style-name="ro1" table:visibility="collapse">
          <table:table-cell/>
          <table:table-cell office:value-type="float" office:value="33.6163708499" calcext:value-type="float">
            <text:p>33,6163708499</text:p>
          </table:table-cell>
          <table:table-cell office:value-type="float" office:value="0.0209290981293" calcext:value-type="float">
            <text:p>0,0209290981</text:p>
          </table:table-cell>
          <table:table-cell table:formula="of:=[.C281]*1000" office:value-type="float" office:value="20.9290981293" calcext:value-type="float">
            <text:p>20,9290981293</text:p>
          </table:table-cell>
          <table:table-cell office:value-type="float" office:value="0.00859212875366" calcext:value-type="float">
            <text:p>0,0085921288</text:p>
          </table:table-cell>
          <table:table-cell table:formula="of:=[.E281]*1000" office:value-type="float" office:value="8.59212875366" calcext:value-type="float">
            <text:p>8,5921287537</text:p>
          </table:table-cell>
          <table:table-cell office:value-type="float" office:value="0.000217914581299" calcext:value-type="float">
            <text:p>0,0002179146</text:p>
          </table:table-cell>
          <table:table-cell table:formula="of:=1000*[.G281]" office:value-type="float" office:value="0.217914581299" calcext:value-type="float">
            <text:p>0,2179145813</text:p>
          </table:table-cell>
          <table:table-cell office:value-type="float" office:value="0.029747411" calcext:value-type="float">
            <text:p>0,029747411</text:p>
          </table:table-cell>
          <table:table-cell table:formula="of:=1000*[.I281]" office:value-type="float" office:value="29.747411" calcext:value-type="float">
            <text:p>29,747411</text:p>
          </table:table-cell>
        </table:table-row>
        <table:table-row table:style-name="ro1" table:visibility="collapse">
          <table:table-cell/>
          <table:table-cell office:value-type="float" office:value="32.928634922" calcext:value-type="float">
            <text:p>32,928634922</text:p>
          </table:table-cell>
          <table:table-cell office:value-type="float" office:value="0.0213921070099" calcext:value-type="float">
            <text:p>0,021392107</text:p>
          </table:table-cell>
          <table:table-cell table:formula="of:=[.C282]*1000" office:value-type="float" office:value="21.3921070099" calcext:value-type="float">
            <text:p>21,3921070099</text:p>
          </table:table-cell>
          <table:table-cell office:value-type="float" office:value="0.00879597663879" calcext:value-type="float">
            <text:p>0,0087959766</text:p>
          </table:table-cell>
          <table:table-cell table:formula="of:=[.E282]*1000" office:value-type="float" office:value="8.79597663879" calcext:value-type="float">
            <text:p>8,7959766388</text:p>
          </table:table-cell>
          <table:table-cell office:value-type="float" office:value="0.000172138214111" calcext:value-type="float">
            <text:p>0,0001721382</text:p>
          </table:table-cell>
          <table:table-cell table:formula="of:=1000*[.G282]" office:value-type="float" office:value="0.172138214111" calcext:value-type="float">
            <text:p>0,1721382141</text:p>
          </table:table-cell>
          <table:table-cell office:value-type="float" office:value="0.030368705" calcext:value-type="float">
            <text:p>0,030368705</text:p>
          </table:table-cell>
          <table:table-cell table:formula="of:=1000*[.I282]" office:value-type="float" office:value="30.368705" calcext:value-type="float">
            <text:p>30,368705</text:p>
          </table:table-cell>
        </table:table-row>
        <table:table-row table:style-name="ro1" table:visibility="collapse">
          <table:table-cell/>
          <table:table-cell office:value-type="float" office:value="29.1259644663" calcext:value-type="float">
            <text:p>29,1259644663</text:p>
          </table:table-cell>
          <table:table-cell office:value-type="float" office:value="0.0251958370209" calcext:value-type="float">
            <text:p>0,025195837</text:p>
          </table:table-cell>
          <table:table-cell table:formula="of:=[.C283]*1000" office:value-type="float" office:value="25.1958370209" calcext:value-type="float">
            <text:p>25,1958370209</text:p>
          </table:table-cell>
          <table:table-cell office:value-type="float" office:value="0.00892496109009" calcext:value-type="float">
            <text:p>0,0089249611</text:p>
          </table:table-cell>
          <table:table-cell table:formula="of:=[.E283]*1000" office:value-type="float" office:value="8.92496109009" calcext:value-type="float">
            <text:p>8,9249610901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283]" office:value-type="float" office:value="0.204086303711" calcext:value-type="float">
            <text:p>0,2040863037</text:p>
          </table:table-cell>
          <table:table-cell office:value-type="float" office:value="0.034333627" calcext:value-type="float">
            <text:p>0,034333627</text:p>
          </table:table-cell>
          <table:table-cell table:formula="of:=1000*[.I283]" office:value-type="float" office:value="34.333627" calcext:value-type="float">
            <text:p>34,333627</text:p>
          </table:table-cell>
        </table:table-row>
        <table:table-row table:style-name="ro1" table:visibility="collapse">
          <table:table-cell/>
          <table:table-cell office:value-type="float" office:value="33.4440241348" calcext:value-type="float">
            <text:p>33,4440241348</text:p>
          </table:table-cell>
          <table:table-cell office:value-type="float" office:value="0.021008014679" calcext:value-type="float">
            <text:p>0,0210080147</text:p>
          </table:table-cell>
          <table:table-cell table:formula="of:=[.C284]*1000" office:value-type="float" office:value="21.008014679" calcext:value-type="float">
            <text:p>21,008014679</text:p>
          </table:table-cell>
          <table:table-cell office:value-type="float" office:value="0.00866889953613" calcext:value-type="float">
            <text:p>0,0086688995</text:p>
          </table:table-cell>
          <table:table-cell table:formula="of:=[.E284]*1000" office:value-type="float" office:value="8.66889953613" calcext:value-type="float">
            <text:p>8,6688995361</text:p>
          </table:table-cell>
          <table:table-cell office:value-type="float" office:value="0.000213146209717" calcext:value-type="float">
            <text:p>0,0002131462</text:p>
          </table:table-cell>
          <table:table-cell table:formula="of:=1000*[.G284]" office:value-type="float" office:value="0.213146209717" calcext:value-type="float">
            <text:p>0,2131462097</text:p>
          </table:table-cell>
          <table:table-cell office:value-type="float" office:value="0.029900708" calcext:value-type="float">
            <text:p>0,029900708</text:p>
          </table:table-cell>
          <table:table-cell table:formula="of:=1000*[.I284]" office:value-type="float" office:value="29.900708" calcext:value-type="float">
            <text:p>29,900708</text:p>
          </table:table-cell>
        </table:table-row>
        <table:table-row table:style-name="ro1" table:visibility="collapse">
          <table:table-cell/>
          <table:table-cell office:value-type="float" office:value="33.0407006585" calcext:value-type="float">
            <text:p>33,0407006585</text:p>
          </table:table-cell>
          <table:table-cell office:value-type="float" office:value="0.021301984787" calcext:value-type="float">
            <text:p>0,0213019848</text:p>
          </table:table-cell>
          <table:table-cell table:formula="of:=[.C285]*1000" office:value-type="float" office:value="21.301984787" calcext:value-type="float">
            <text:p>21,301984787</text:p>
          </table:table-cell>
          <table:table-cell office:value-type="float" office:value="0.00873398780823" calcext:value-type="float">
            <text:p>0,0087339878</text:p>
          </table:table-cell>
          <table:table-cell table:formula="of:=[.E285]*1000" office:value-type="float" office:value="8.73398780823" calcext:value-type="float">
            <text:p>8,7339878082</text:p>
          </table:table-cell>
          <table:table-cell office:value-type="float" office:value="0.000222206115723" calcext:value-type="float">
            <text:p>0,0002222061</text:p>
          </table:table-cell>
          <table:table-cell table:formula="of:=1000*[.G285]" office:value-type="float" office:value="0.222206115723" calcext:value-type="float">
            <text:p>0,2222061157</text:p>
          </table:table-cell>
          <table:table-cell office:value-type="float" office:value="0.030265702" calcext:value-type="float">
            <text:p>0,030265702</text:p>
          </table:table-cell>
          <table:table-cell table:formula="of:=1000*[.I285]" office:value-type="float" office:value="30.265702" calcext:value-type="float">
            <text:p>30,265702</text:p>
          </table:table-cell>
        </table:table-row>
        <table:table-row table:style-name="ro1" table:visibility="collapse">
          <table:table-cell/>
          <table:table-cell office:value-type="float" office:value="28.9989888343" calcext:value-type="float">
            <text:p>28,9989888343</text:p>
          </table:table-cell>
          <table:table-cell office:value-type="float" office:value="0.025484085083" calcext:value-type="float">
            <text:p>0,0254840851</text:p>
          </table:table-cell>
          <table:table-cell table:formula="of:=[.C286]*1000" office:value-type="float" office:value="25.484085083" calcext:value-type="float">
            <text:p>25,484085083</text:p>
          </table:table-cell>
          <table:table-cell office:value-type="float" office:value="0.00876188278198" calcext:value-type="float">
            <text:p>0,0087618828</text:p>
          </table:table-cell>
          <table:table-cell table:formula="of:=[.E286]*1000" office:value-type="float" office:value="8.76188278198" calcext:value-type="float">
            <text:p>8,761882782</text:p>
          </table:table-cell>
          <table:table-cell office:value-type="float" office:value="0.000229120254517" calcext:value-type="float">
            <text:p>0,0002291203</text:p>
          </table:table-cell>
          <table:table-cell table:formula="of:=1000*[.G286]" office:value-type="float" office:value="0.229120254517" calcext:value-type="float">
            <text:p>0,2291202545</text:p>
          </table:table-cell>
          <table:table-cell office:value-type="float" office:value="0.034483961" calcext:value-type="float">
            <text:p>0,034483961</text:p>
          </table:table-cell>
          <table:table-cell table:formula="of:=1000*[.I286]" office:value-type="float" office:value="34.483961" calcext:value-type="float">
            <text:p>34,483961</text:p>
          </table:table-cell>
        </table:table-row>
        <table:table-row table:style-name="ro1" table:visibility="collapse">
          <table:table-cell/>
          <table:table-cell office:value-type="float" office:value="33.5060469536" calcext:value-type="float">
            <text:p>33,5060469536</text:p>
          </table:table-cell>
          <table:table-cell office:value-type="float" office:value="0.0210709571838" calcext:value-type="float">
            <text:p>0,0210709572</text:p>
          </table:table-cell>
          <table:table-cell table:formula="of:=[.C287]*1000" office:value-type="float" office:value="21.0709571838" calcext:value-type="float">
            <text:p>21,0709571838</text:p>
          </table:table-cell>
          <table:table-cell office:value-type="float" office:value="0.00854706764221" calcext:value-type="float">
            <text:p>0,0085470676</text:p>
          </table:table-cell>
          <table:table-cell table:formula="of:=[.E287]*1000" office:value-type="float" office:value="8.54706764221" calcext:value-type="float">
            <text:p>8,5470676422</text:p>
          </table:table-cell>
          <table:table-cell office:value-type="float" office:value="0.000221014022827" calcext:value-type="float">
            <text:p>0,000221014</text:p>
          </table:table-cell>
          <table:table-cell table:formula="of:=1000*[.G287]" office:value-type="float" office:value="0.221014022827" calcext:value-type="float">
            <text:p>0,2210140228</text:p>
          </table:table-cell>
          <table:table-cell office:value-type="float" office:value="0.029845359" calcext:value-type="float">
            <text:p>0,029845359</text:p>
          </table:table-cell>
          <table:table-cell table:formula="of:=1000*[.I287]" office:value-type="float" office:value="29.845359" calcext:value-type="float">
            <text:p>29,845359</text:p>
          </table:table-cell>
        </table:table-row>
        <table:table-row table:style-name="ro1" table:visibility="collapse">
          <table:table-cell/>
          <table:table-cell office:value-type="float" office:value="32.4455316582" calcext:value-type="float">
            <text:p>32,4455316582</text:p>
          </table:table-cell>
          <table:table-cell office:value-type="float" office:value="0.0217092037201" calcext:value-type="float">
            <text:p>0,0217092037</text:p>
          </table:table-cell>
          <table:table-cell table:formula="of:=[.C288]*1000" office:value-type="float" office:value="21.7092037201" calcext:value-type="float">
            <text:p>21,7092037201</text:p>
          </table:table-cell>
          <table:table-cell office:value-type="float" office:value="0.00888299942017" calcext:value-type="float">
            <text:p>0,0088829994</text:p>
          </table:table-cell>
          <table:table-cell table:formula="of:=[.E288]*1000" office:value-type="float" office:value="8.88299942017" calcext:value-type="float">
            <text:p>8,8829994202</text:p>
          </table:table-cell>
          <table:table-cell office:value-type="float" office:value="0.000221967697144" calcext:value-type="float">
            <text:p>0,0002219677</text:p>
          </table:table-cell>
          <table:table-cell table:formula="of:=1000*[.G288]" office:value-type="float" office:value="0.221967697144" calcext:value-type="float">
            <text:p>0,2219676971</text:p>
          </table:table-cell>
          <table:table-cell office:value-type="float" office:value="0.030820885" calcext:value-type="float">
            <text:p>0,030820885</text:p>
          </table:table-cell>
          <table:table-cell table:formula="of:=1000*[.I288]" office:value-type="float" office:value="30.820885" calcext:value-type="float">
            <text:p>30,820885</text:p>
          </table:table-cell>
        </table:table-row>
        <table:table-row table:style-name="ro1" table:visibility="collapse">
          <table:table-cell/>
          <table:table-cell office:value-type="float" office:value="29.4838405556" calcext:value-type="float">
            <text:p>29,4838405556</text:p>
          </table:table-cell>
          <table:table-cell office:value-type="float" office:value="0.025083065033" calcext:value-type="float">
            <text:p>0,025083065</text:p>
          </table:table-cell>
          <table:table-cell table:formula="of:=[.C289]*1000" office:value-type="float" office:value="25.083065033" calcext:value-type="float">
            <text:p>25,083065033</text:p>
          </table:table-cell>
          <table:table-cell office:value-type="float" office:value="0.00867104530334" calcext:value-type="float">
            <text:p>0,0086710453</text:p>
          </table:table-cell>
          <table:table-cell table:formula="of:=[.E289]*1000" office:value-type="float" office:value="8.67104530334" calcext:value-type="float">
            <text:p>8,6710453033</text:p>
          </table:table-cell>
          <table:table-cell office:value-type="float" office:value="0.0001540184021" calcext:value-type="float">
            <text:p>0,0001540184</text:p>
          </table:table-cell>
          <table:table-cell table:formula="of:=1000*[.G289]" office:value-type="float" office:value="0.1540184021" calcext:value-type="float">
            <text:p>0,1540184021</text:p>
          </table:table-cell>
          <table:table-cell office:value-type="float" office:value="0.033916884" calcext:value-type="float">
            <text:p>0,033916884</text:p>
          </table:table-cell>
          <table:table-cell table:formula="of:=1000*[.I289]" office:value-type="float" office:value="33.916884" calcext:value-type="float">
            <text:p>33,916884</text:p>
          </table:table-cell>
        </table:table-row>
        <table:table-row table:style-name="ro1" table:visibility="collapse">
          <table:table-cell/>
          <table:table-cell office:value-type="float" office:value="33.0756760222" calcext:value-type="float">
            <text:p>33,0756760222</text:p>
          </table:table-cell>
          <table:table-cell office:value-type="float" office:value="0.0214071273804" calcext:value-type="float">
            <text:p>0,0214071274</text:p>
          </table:table-cell>
          <table:table-cell table:formula="of:=[.C290]*1000" office:value-type="float" office:value="21.4071273804" calcext:value-type="float">
            <text:p>21,4071273804</text:p>
          </table:table-cell>
          <table:table-cell office:value-type="float" office:value="0.00861406326294" calcext:value-type="float">
            <text:p>0,0086140633</text:p>
          </table:table-cell>
          <table:table-cell table:formula="of:=[.E290]*1000" office:value-type="float" office:value="8.61406326294" calcext:value-type="float">
            <text:p>8,6140632629</text:p>
          </table:table-cell>
          <table:table-cell office:value-type="float" office:value="0.000202894210815" calcext:value-type="float">
            <text:p>0,0002028942</text:p>
          </table:table-cell>
          <table:table-cell table:formula="of:=1000*[.G290]" office:value-type="float" office:value="0.202894210815" calcext:value-type="float">
            <text:p>0,2028942108</text:p>
          </table:table-cell>
          <table:table-cell office:value-type="float" office:value="0.030233698" calcext:value-type="float">
            <text:p>0,030233698</text:p>
          </table:table-cell>
          <table:table-cell table:formula="of:=1000*[.I290]" office:value-type="float" office:value="30.233698" calcext:value-type="float">
            <text:p>30,233698</text:p>
          </table:table-cell>
        </table:table-row>
        <table:table-row table:style-name="ro1" table:visibility="collapse">
          <table:table-cell/>
          <table:table-cell office:value-type="float" office:value="33.1118964223" calcext:value-type="float">
            <text:p>33,1118964223</text:p>
          </table:table-cell>
          <table:table-cell office:value-type="float" office:value="0.0213339328766" calcext:value-type="float">
            <text:p>0,0213339329</text:p>
          </table:table-cell>
          <table:table-cell table:formula="of:=[.C291]*1000" office:value-type="float" office:value="21.3339328766" calcext:value-type="float">
            <text:p>21,3339328766</text:p>
          </table:table-cell>
          <table:table-cell office:value-type="float" office:value="0.00861978530884" calcext:value-type="float">
            <text:p>0,0086197853</text:p>
          </table:table-cell>
          <table:table-cell table:formula="of:=[.E291]*1000" office:value-type="float" office:value="8.61978530884" calcext:value-type="float">
            <text:p>8,6197853088</text:p>
          </table:table-cell>
          <table:table-cell office:value-type="float" office:value="0.000239133834839" calcext:value-type="float">
            <text:p>0,0002391338</text:p>
          </table:table-cell>
          <table:table-cell table:formula="of:=1000*[.G291]" office:value-type="float" office:value="0.239133834839" calcext:value-type="float">
            <text:p>0,2391338348</text:p>
          </table:table-cell>
          <table:table-cell office:value-type="float" office:value="0.030200626" calcext:value-type="float">
            <text:p>0,030200626</text:p>
          </table:table-cell>
          <table:table-cell table:formula="of:=1000*[.I291]" office:value-type="float" office:value="30.200626" calcext:value-type="float">
            <text:p>30,200626</text:p>
          </table:table-cell>
        </table:table-row>
        <table:table-row table:style-name="ro1" table:visibility="collapse">
          <table:table-cell/>
          <table:table-cell office:value-type="float" office:value="30.8114358" calcext:value-type="float">
            <text:p>30,8114358</text:p>
          </table:table-cell>
          <table:table-cell office:value-type="float" office:value="0.0250990390778" calcext:value-type="float">
            <text:p>0,0250990391</text:p>
          </table:table-cell>
          <table:table-cell table:formula="of:=[.C292]*1000" office:value-type="float" office:value="25.0990390778" calcext:value-type="float">
            <text:p>25,0990390778</text:p>
          </table:table-cell>
          <table:table-cell office:value-type="float" office:value="0.00713706016541" calcext:value-type="float">
            <text:p>0,0071370602</text:p>
          </table:table-cell>
          <table:table-cell table:formula="of:=[.E292]*1000" office:value-type="float" office:value="7.13706016541" calcext:value-type="float">
            <text:p>7,1370601654</text:p>
          </table:table-cell>
          <table:table-cell office:value-type="float" office:value="0.000211000442505" calcext:value-type="float">
            <text:p>0,0002110004</text:p>
          </table:table-cell>
          <table:table-cell table:formula="of:=1000*[.G292]" office:value-type="float" office:value="0.211000442505" calcext:value-type="float">
            <text:p>0,2110004425</text:p>
          </table:table-cell>
          <table:table-cell office:value-type="float" office:value="0.032455482" calcext:value-type="float">
            <text:p>0,032455482</text:p>
          </table:table-cell>
          <table:table-cell table:formula="of:=1000*[.I292]" office:value-type="float" office:value="32.455482" calcext:value-type="float">
            <text:p>32,455482</text:p>
          </table:table-cell>
        </table:table-row>
        <table:table-row table:style-name="ro1" table:visibility="collapse">
          <table:table-cell/>
          <table:table-cell office:value-type="float" office:value="33.4762378132" calcext:value-type="float">
            <text:p>33,4762378132</text:p>
          </table:table-cell>
          <table:table-cell office:value-type="float" office:value="0.0230331420898" calcext:value-type="float">
            <text:p>0,0230331421</text:p>
          </table:table-cell>
          <table:table-cell table:formula="of:=[.C293]*1000" office:value-type="float" office:value="23.0331420898" calcext:value-type="float">
            <text:p>23,0331420898</text:p>
          </table:table-cell>
          <table:table-cell office:value-type="float" office:value="0.00666499137878" calcext:value-type="float">
            <text:p>0,0066649914</text:p>
          </table:table-cell>
          <table:table-cell table:formula="of:=[.E293]*1000" office:value-type="float" office:value="6.66499137878" calcext:value-type="float">
            <text:p>6,6649913788</text:p>
          </table:table-cell>
          <table:table-cell office:value-type="float" office:value="0.000165939331055" calcext:value-type="float">
            <text:p>0,0001659393</text:p>
          </table:table-cell>
          <table:table-cell table:formula="of:=1000*[.G293]" office:value-type="float" office:value="0.165939331055" calcext:value-type="float">
            <text:p>0,1659393311</text:p>
          </table:table-cell>
          <table:table-cell office:value-type="float" office:value="0.029871935" calcext:value-type="float">
            <text:p>0,029871935</text:p>
          </table:table-cell>
          <table:table-cell table:formula="of:=1000*[.I293]" office:value-type="float" office:value="29.871935" calcext:value-type="float">
            <text:p>29,871935</text:p>
          </table:table-cell>
        </table:table-row>
        <table:table-row table:style-name="ro1" table:visibility="collapse">
          <table:table-cell/>
          <table:table-cell office:value-type="float" office:value="29.4324661175" calcext:value-type="float">
            <text:p>29,4324661175</text:p>
          </table:table-cell>
          <table:table-cell office:value-type="float" office:value="0.0274269580841" calcext:value-type="float">
            <text:p>0,0274269581</text:p>
          </table:table-cell>
          <table:table-cell table:formula="of:=[.C294]*1000" office:value-type="float" office:value="27.4269580841" calcext:value-type="float">
            <text:p>27,4269580841</text:p>
          </table:table-cell>
          <table:table-cell office:value-type="float" office:value="0.00637912750244" calcext:value-type="float">
            <text:p>0,0063791275</text:p>
          </table:table-cell>
          <table:table-cell table:formula="of:=[.E294]*1000" office:value-type="float" office:value="6.37912750244" calcext:value-type="float">
            <text:p>6,3791275024</text:p>
          </table:table-cell>
          <table:table-cell office:value-type="float" office:value="0.00016188621521" calcext:value-type="float">
            <text:p>0,0001618862</text:p>
          </table:table-cell>
          <table:table-cell table:formula="of:=1000*[.G294]" office:value-type="float" office:value="0.16188621521" calcext:value-type="float">
            <text:p>0,1618862152</text:p>
          </table:table-cell>
          <table:table-cell office:value-type="float" office:value="0.033976086" calcext:value-type="float">
            <text:p>0,033976086</text:p>
          </table:table-cell>
          <table:table-cell table:formula="of:=1000*[.I294]" office:value-type="float" office:value="33.976086" calcext:value-type="float">
            <text:p>33,976086</text:p>
          </table:table-cell>
        </table:table-row>
        <table:table-row table:style-name="ro1" table:visibility="collapse">
          <table:table-cell/>
          <table:table-cell office:value-type="float" office:value="32.1380940478" calcext:value-type="float">
            <text:p>32,1380940478</text:p>
          </table:table-cell>
          <table:table-cell office:value-type="float" office:value="0.0240528583527" calcext:value-type="float">
            <text:p>0,0240528584</text:p>
          </table:table-cell>
          <table:table-cell table:formula="of:=[.C295]*1000" office:value-type="float" office:value="24.0528583527" calcext:value-type="float">
            <text:p>24,0528583527</text:p>
          </table:table-cell>
          <table:table-cell office:value-type="float" office:value="0.00690793991089" calcext:value-type="float">
            <text:p>0,0069079399</text:p>
          </table:table-cell>
          <table:table-cell table:formula="of:=[.E295]*1000" office:value-type="float" office:value="6.90793991089" calcext:value-type="float">
            <text:p>6,9079399109</text:p>
          </table:table-cell>
          <table:table-cell office:value-type="float" office:value="0.000149011611938" calcext:value-type="float">
            <text:p>0,0001490116</text:p>
          </table:table-cell>
          <table:table-cell table:formula="of:=1000*[.G295]" office:value-type="float" office:value="0.149011611938" calcext:value-type="float">
            <text:p>0,1490116119</text:p>
          </table:table-cell>
          <table:table-cell office:value-type="float" office:value="0.031115722" calcext:value-type="float">
            <text:p>0,031115722</text:p>
          </table:table-cell>
          <table:table-cell table:formula="of:=1000*[.I295]" office:value-type="float" office:value="31.115722" calcext:value-type="float">
            <text:p>31,115722</text:p>
          </table:table-cell>
        </table:table-row>
        <table:table-row table:style-name="ro1" table:visibility="collapse">
          <table:table-cell/>
          <table:table-cell office:value-type="float" office:value="31.8449350376" calcext:value-type="float">
            <text:p>31,8449350376</text:p>
          </table:table-cell>
          <table:table-cell office:value-type="float" office:value="0.0232400894165" calcext:value-type="float">
            <text:p>0,0232400894</text:p>
          </table:table-cell>
          <table:table-cell table:formula="of:=[.C296]*1000" office:value-type="float" office:value="23.2400894165" calcext:value-type="float">
            <text:p>23,2400894165</text:p>
          </table:table-cell>
          <table:table-cell office:value-type="float" office:value="0.00799798965454" calcext:value-type="float">
            <text:p>0,0079979897</text:p>
          </table:table-cell>
          <table:table-cell table:formula="of:=[.E296]*1000" office:value-type="float" office:value="7.99798965454" calcext:value-type="float">
            <text:p>7,9979896545</text:p>
          </table:table-cell>
          <table:table-cell office:value-type="float" office:value="0.000154972076416" calcext:value-type="float">
            <text:p>0,0001549721</text:p>
          </table:table-cell>
          <table:table-cell table:formula="of:=1000*[.G296]" office:value-type="float" office:value="0.154972076416" calcext:value-type="float">
            <text:p>0,1549720764</text:p>
          </table:table-cell>
          <table:table-cell office:value-type="float" office:value="0.031402168" calcext:value-type="float">
            <text:p>0,031402168</text:p>
          </table:table-cell>
          <table:table-cell table:formula="of:=1000*[.I296]" office:value-type="float" office:value="31.402168" calcext:value-type="float">
            <text:p>31,402168</text:p>
          </table:table-cell>
        </table:table-row>
        <table:table-row table:style-name="ro1" table:visibility="collapse">
          <table:table-cell/>
          <table:table-cell office:value-type="float" office:value="28.3480620414" calcext:value-type="float">
            <text:p>28,3480620414</text:p>
          </table:table-cell>
          <table:table-cell office:value-type="float" office:value="0.0262830257416" calcext:value-type="float">
            <text:p>0,0262830257</text:p>
          </table:table-cell>
          <table:table-cell table:formula="of:=[.C297]*1000" office:value-type="float" office:value="26.2830257416" calcext:value-type="float">
            <text:p>26,2830257416</text:p>
          </table:table-cell>
          <table:table-cell office:value-type="float" office:value="0.00878095626831" calcext:value-type="float">
            <text:p>0,0087809563</text:p>
          </table:table-cell>
          <table:table-cell table:formula="of:=[.E297]*1000" office:value-type="float" office:value="8.78095626831" calcext:value-type="float">
            <text:p>8,7809562683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297]" office:value-type="float" office:value="0.204086303711" calcext:value-type="float">
            <text:p>0,2040863037</text:p>
          </table:table-cell>
          <table:table-cell office:value-type="float" office:value="0.03527578" calcext:value-type="float">
            <text:p>0,03527578</text:p>
          </table:table-cell>
          <table:table-cell table:formula="of:=1000*[.I297]" office:value-type="float" office:value="35.27578" calcext:value-type="float">
            <text:p>35,27578</text:p>
          </table:table-cell>
        </table:table-row>
        <table:table-row table:style-name="ro1" table:visibility="collapse">
          <table:table-cell/>
          <table:table-cell office:value-type="float" office:value="33.1733372221" calcext:value-type="float">
            <text:p>33,1733372221</text:p>
          </table:table-cell>
          <table:table-cell office:value-type="float" office:value="0.0212290287018" calcext:value-type="float">
            <text:p>0,0212290287</text:p>
          </table:table-cell>
          <table:table-cell table:formula="of:=[.C298]*1000" office:value-type="float" office:value="21.2290287018" calcext:value-type="float">
            <text:p>21,2290287018</text:p>
          </table:table-cell>
          <table:table-cell office:value-type="float" office:value="0.00870418548584" calcext:value-type="float">
            <text:p>0,0087041855</text:p>
          </table:table-cell>
          <table:table-cell table:formula="of:=[.E298]*1000" office:value-type="float" office:value="8.70418548584" calcext:value-type="float">
            <text:p>8,7041854858</text:p>
          </table:table-cell>
          <table:table-cell office:value-type="float" office:value="0.000203847885132" calcext:value-type="float">
            <text:p>0,0002038479</text:p>
          </table:table-cell>
          <table:table-cell table:formula="of:=1000*[.G298]" office:value-type="float" office:value="0.203847885132" calcext:value-type="float">
            <text:p>0,2038478851</text:p>
          </table:table-cell>
          <table:table-cell office:value-type="float" office:value="0.030144691" calcext:value-type="float">
            <text:p>0,030144691</text:p>
          </table:table-cell>
          <table:table-cell table:formula="of:=1000*[.I298]" office:value-type="float" office:value="30.144691" calcext:value-type="float">
            <text:p>30,144691</text:p>
          </table:table-cell>
        </table:table-row>
        <table:table-row table:style-name="ro1" table:visibility="collapse">
          <table:table-cell/>
          <table:table-cell office:value-type="float" office:value="35.863280996" calcext:value-type="float">
            <text:p>35,863280996</text:p>
          </table:table-cell>
          <table:table-cell office:value-type="float" office:value="0.0213589668274" calcext:value-type="float">
            <text:p>0,0213589668</text:p>
          </table:table-cell>
          <table:table-cell table:formula="of:=[.C299]*1000" office:value-type="float" office:value="21.3589668274" calcext:value-type="float">
            <text:p>21,3589668274</text:p>
          </table:table-cell>
          <table:table-cell office:value-type="float" office:value="0.00637698173523" calcext:value-type="float">
            <text:p>0,0063769817</text:p>
          </table:table-cell>
          <table:table-cell table:formula="of:=[.E299]*1000" office:value-type="float" office:value="6.37698173523" calcext:value-type="float">
            <text:p>6,3769817352</text:p>
          </table:table-cell>
          <table:table-cell office:value-type="float" office:value="0.000141859054565" calcext:value-type="float">
            <text:p>0,0001418591</text:p>
          </table:table-cell>
          <table:table-cell table:formula="of:=1000*[.G299]" office:value-type="float" office:value="0.141859054565" calcext:value-type="float">
            <text:p>0,1418590546</text:p>
          </table:table-cell>
          <table:table-cell office:value-type="float" office:value="0.027883673" calcext:value-type="float">
            <text:p>0,027883673</text:p>
          </table:table-cell>
          <table:table-cell table:formula="of:=1000*[.I299]" office:value-type="float" office:value="27.883673" calcext:value-type="float">
            <text:p>27,883673</text:p>
          </table:table-cell>
        </table:table-row>
        <table:table-row table:style-name="ro1" table:visibility="collapse">
          <table:table-cell/>
          <table:table-cell office:value-type="float" office:value="29.3989251577" calcext:value-type="float">
            <text:p>29,3989251577</text:p>
          </table:table-cell>
          <table:table-cell office:value-type="float" office:value="0.0274639129639" calcext:value-type="float">
            <text:p>0,027463913</text:p>
          </table:table-cell>
          <table:table-cell table:formula="of:=[.C300]*1000" office:value-type="float" office:value="27.4639129639" calcext:value-type="float">
            <text:p>27,4639129639</text:p>
          </table:table-cell>
          <table:table-cell office:value-type="float" office:value="0.00638699531555" calcext:value-type="float">
            <text:p>0,0063869953</text:p>
          </table:table-cell>
          <table:table-cell table:formula="of:=[.E300]*1000" office:value-type="float" office:value="6.38699531555" calcext:value-type="float">
            <text:p>6,3869953156</text:p>
          </table:table-cell>
          <table:table-cell office:value-type="float" office:value="0.000154972076416" calcext:value-type="float">
            <text:p>0,0001549721</text:p>
          </table:table-cell>
          <table:table-cell table:formula="of:=1000*[.G300]" office:value-type="float" office:value="0.154972076416" calcext:value-type="float">
            <text:p>0,1549720764</text:p>
          </table:table-cell>
          <table:table-cell office:value-type="float" office:value="0.034014849" calcext:value-type="float">
            <text:p>0,034014849</text:p>
          </table:table-cell>
          <table:table-cell table:formula="of:=1000*[.I300]" office:value-type="float" office:value="34.014849" calcext:value-type="float">
            <text:p>34,014849</text:p>
          </table:table-cell>
        </table:table-row>
        <table:table-row table:style-name="ro1" table:visibility="collapse">
          <table:table-cell/>
          <table:table-cell office:value-type="float" office:value="32.4964659281" calcext:value-type="float">
            <text:p>32,4964659281</text:p>
          </table:table-cell>
          <table:table-cell office:value-type="float" office:value="0.0236558914185" calcext:value-type="float">
            <text:p>0,0236558914</text:p>
          </table:table-cell>
          <table:table-cell table:formula="of:=[.C301]*1000" office:value-type="float" office:value="23.6558914185" calcext:value-type="float">
            <text:p>23,6558914185</text:p>
          </table:table-cell>
          <table:table-cell office:value-type="float" office:value="0.00690388679504" calcext:value-type="float">
            <text:p>0,0069038868</text:p>
          </table:table-cell>
          <table:table-cell table:formula="of:=[.E301]*1000" office:value-type="float" office:value="6.90388679504" calcext:value-type="float">
            <text:p>6,903886795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301]" office:value-type="float" office:value="0.204086303711" calcext:value-type="float">
            <text:p>0,2040863037</text:p>
          </table:table-cell>
          <table:table-cell office:value-type="float" office:value="0.030772577" calcext:value-type="float">
            <text:p>0,030772577</text:p>
          </table:table-cell>
          <table:table-cell table:formula="of:=1000*[.I301]" office:value-type="float" office:value="30.772577" calcext:value-type="float">
            <text:p>30,772577</text:p>
          </table:table-cell>
        </table:table-row>
        <table:table-row table:style-name="ro1" table:visibility="collapse">
          <table:table-cell/>
          <table:table-cell office:value-type="float" office:value="33.0535034747" calcext:value-type="float">
            <text:p>33,0535034747</text:p>
          </table:table-cell>
          <table:table-cell office:value-type="float" office:value="0.0229558944702" calcext:value-type="float">
            <text:p>0,0229558945</text:p>
          </table:table-cell>
          <table:table-cell table:formula="of:=[.C302]*1000" office:value-type="float" office:value="22.9558944702" calcext:value-type="float">
            <text:p>22,9558944702</text:p>
          </table:table-cell>
          <table:table-cell office:value-type="float" office:value="0.00713706016541" calcext:value-type="float">
            <text:p>0,0071370602</text:p>
          </table:table-cell>
          <table:table-cell table:formula="of:=[.E302]*1000" office:value-type="float" office:value="7.13706016541" calcext:value-type="float">
            <text:p>7,1370601654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302]" office:value-type="float" office:value="0.139951705933" calcext:value-type="float">
            <text:p>0,1399517059</text:p>
          </table:table-cell>
          <table:table-cell office:value-type="float" office:value="0.030253979" calcext:value-type="float">
            <text:p>0,030253979</text:p>
          </table:table-cell>
          <table:table-cell table:formula="of:=1000*[.I302]" office:value-type="float" office:value="30.253979" calcext:value-type="float">
            <text:p>30,253979</text:p>
          </table:table-cell>
        </table:table-row>
        <table:table-row table:style-name="ro1" table:visibility="collapse">
          <table:table-cell/>
          <table:table-cell office:value-type="float" office:value="29.6326894792" calcext:value-type="float">
            <text:p>29,6326894792</text:p>
          </table:table-cell>
          <table:table-cell office:value-type="float" office:value="0.0270490646362" calcext:value-type="float">
            <text:p>0,0270490646</text:p>
          </table:table-cell>
          <table:table-cell table:formula="of:=[.C303]*1000" office:value-type="float" office:value="27.0490646362" calcext:value-type="float">
            <text:p>27,0490646362</text:p>
          </table:table-cell>
          <table:table-cell office:value-type="float" office:value="0.00652003288269" calcext:value-type="float">
            <text:p>0,0065200329</text:p>
          </table:table-cell>
          <table:table-cell table:formula="of:=[.E303]*1000" office:value-type="float" office:value="6.52003288269" calcext:value-type="float">
            <text:p>6,5200328827</text:p>
          </table:table-cell>
          <table:table-cell office:value-type="float" office:value="0.000168085098267" calcext:value-type="float">
            <text:p>0,0001680851</text:p>
          </table:table-cell>
          <table:table-cell table:formula="of:=1000*[.G303]" office:value-type="float" office:value="0.168085098267" calcext:value-type="float">
            <text:p>0,1680850983</text:p>
          </table:table-cell>
          <table:table-cell office:value-type="float" office:value="0.033746515" calcext:value-type="float">
            <text:p>0,033746515</text:p>
          </table:table-cell>
          <table:table-cell table:formula="of:=1000*[.I303]" office:value-type="float" office:value="33.746515" calcext:value-type="float">
            <text:p>33,746515</text:p>
          </table:table-cell>
        </table:table-row>
        <table:table-row table:style-name="ro1" table:visibility="collapse">
          <table:table-cell/>
          <table:table-cell office:value-type="float" office:value="32.8024561954" calcext:value-type="float">
            <text:p>32,8024561954</text:p>
          </table:table-cell>
          <table:table-cell office:value-type="float" office:value="0.0238599777222" calcext:value-type="float">
            <text:p>0,0238599777</text:p>
          </table:table-cell>
          <table:table-cell table:formula="of:=[.C304]*1000" office:value-type="float" office:value="23.8599777222" calcext:value-type="float">
            <text:p>23,8599777222</text:p>
          </table:table-cell>
          <table:table-cell office:value-type="float" office:value="0.00647687911987" calcext:value-type="float">
            <text:p>0,0064768791</text:p>
          </table:table-cell>
          <table:table-cell table:formula="of:=[.E304]*1000" office:value-type="float" office:value="6.47687911987" calcext:value-type="float">
            <text:p>6,4768791199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304]" office:value-type="float" office:value="0.141143798828" calcext:value-type="float">
            <text:p>0,1411437988</text:p>
          </table:table-cell>
          <table:table-cell office:value-type="float" office:value="0.030485522" calcext:value-type="float">
            <text:p>0,030485522</text:p>
          </table:table-cell>
          <table:table-cell table:formula="of:=1000*[.I304]" office:value-type="float" office:value="30.485522" calcext:value-type="float">
            <text:p>30,485522</text:p>
          </table:table-cell>
        </table:table-row>
        <table:table-row table:style-name="ro1" table:visibility="collapse">
          <table:table-cell/>
          <table:table-cell office:value-type="float" office:value="32.9592122168" calcext:value-type="float">
            <text:p>32,9592122168</text:p>
          </table:table-cell>
          <table:table-cell office:value-type="float" office:value="0.0238239765167" calcext:value-type="float">
            <text:p>0,0238239765</text:p>
          </table:table-cell>
          <table:table-cell table:formula="of:=[.C305]*1000" office:value-type="float" office:value="23.8239765167" calcext:value-type="float">
            <text:p>23,8239765167</text:p>
          </table:table-cell>
          <table:table-cell office:value-type="float" office:value="0.00636696815491" calcext:value-type="float">
            <text:p>0,0063669682</text:p>
          </table:table-cell>
          <table:table-cell table:formula="of:=[.E305]*1000" office:value-type="float" office:value="6.36696815491" calcext:value-type="float">
            <text:p>6,3669681549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305]" office:value-type="float" office:value="0.141143798828" calcext:value-type="float">
            <text:p>0,1411437988</text:p>
          </table:table-cell>
          <table:table-cell office:value-type="float" office:value="0.030340531" calcext:value-type="float">
            <text:p>0,030340531</text:p>
          </table:table-cell>
          <table:table-cell table:formula="of:=1000*[.I305]" office:value-type="float" office:value="30.340531" calcext:value-type="float">
            <text:p>30,340531</text:p>
          </table:table-cell>
        </table:table-row>
        <table:table-row table:style-name="ro1" table:visibility="collapse">
          <table:table-cell/>
          <table:table-cell office:value-type="float" office:value="29.2904694261" calcext:value-type="float">
            <text:p>29,2904694261</text:p>
          </table:table-cell>
          <table:table-cell office:value-type="float" office:value="0.027468919754" calcext:value-type="float">
            <text:p>0,0274689198</text:p>
          </table:table-cell>
          <table:table-cell table:formula="of:=[.C306]*1000" office:value-type="float" office:value="27.468919754" calcext:value-type="float">
            <text:p>27,468919754</text:p>
          </table:table-cell>
          <table:table-cell office:value-type="float" office:value="0.00650501251221" calcext:value-type="float">
            <text:p>0,0065050125</text:p>
          </table:table-cell>
          <table:table-cell table:formula="of:=[.E306]*1000" office:value-type="float" office:value="6.50501251221" calcext:value-type="float">
            <text:p>6,5050125122</text:p>
          </table:table-cell>
          <table:table-cell office:value-type="float" office:value="0.000154972076416" calcext:value-type="float">
            <text:p>0,0001549721</text:p>
          </table:table-cell>
          <table:table-cell table:formula="of:=1000*[.G306]" office:value-type="float" office:value="0.154972076416" calcext:value-type="float">
            <text:p>0,1549720764</text:p>
          </table:table-cell>
          <table:table-cell office:value-type="float" office:value="0.034140798" calcext:value-type="float">
            <text:p>0,034140798</text:p>
          </table:table-cell>
          <table:table-cell table:formula="of:=1000*[.I306]" office:value-type="float" office:value="34.140798" calcext:value-type="float">
            <text:p>34,140798</text:p>
          </table:table-cell>
        </table:table-row>
        <table:table-row table:style-name="ro1" table:visibility="collapse">
          <table:table-cell/>
          <table:table-cell office:value-type="float" office:value="32.5748846922" calcext:value-type="float">
            <text:p>32,5748846922</text:p>
          </table:table-cell>
          <table:table-cell office:value-type="float" office:value="0.0236389636993" calcext:value-type="float">
            <text:p>0,0236389637</text:p>
          </table:table-cell>
          <table:table-cell table:formula="of:=[.C307]*1000" office:value-type="float" office:value="23.6389636993" calcext:value-type="float">
            <text:p>23,6389636993</text:p>
          </table:table-cell>
          <table:table-cell office:value-type="float" office:value="0.00691318511963" calcext:value-type="float">
            <text:p>0,0069131851</text:p>
          </table:table-cell>
          <table:table-cell table:formula="of:=[.E307]*1000" office:value-type="float" office:value="6.91318511963" calcext:value-type="float">
            <text:p>6,9131851196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307]" office:value-type="float" office:value="0.139951705933" calcext:value-type="float">
            <text:p>0,1399517059</text:p>
          </table:table-cell>
          <table:table-cell office:value-type="float" office:value="0.030698497" calcext:value-type="float">
            <text:p>0,030698497</text:p>
          </table:table-cell>
          <table:table-cell table:formula="of:=1000*[.I307]" office:value-type="float" office:value="30.698497" calcext:value-type="float">
            <text:p>30,698497</text:p>
          </table:table-cell>
        </table:table-row>
        <table:table-row table:style-name="ro1" table:visibility="collapse">
          <table:table-cell/>
          <table:table-cell office:value-type="float" office:value="33.380690519" calcext:value-type="float">
            <text:p>33,380690519</text:p>
          </table:table-cell>
          <table:table-cell office:value-type="float" office:value="0.0232260227203" calcext:value-type="float">
            <text:p>0,0232260227</text:p>
          </table:table-cell>
          <table:table-cell table:formula="of:=[.C308]*1000" office:value-type="float" office:value="23.2260227203" calcext:value-type="float">
            <text:p>23,2260227203</text:p>
          </table:table-cell>
          <table:table-cell office:value-type="float" office:value="0.00650691986084" calcext:value-type="float">
            <text:p>0,0065069199</text:p>
          </table:table-cell>
          <table:table-cell table:formula="of:=[.E308]*1000" office:value-type="float" office:value="6.50691986084" calcext:value-type="float">
            <text:p>6,5069198608</text:p>
          </table:table-cell>
          <table:table-cell office:value-type="float" office:value="0.00021505355835" calcext:value-type="float">
            <text:p>0,0002150536</text:p>
          </table:table-cell>
          <table:table-cell table:formula="of:=1000*[.G308]" office:value-type="float" office:value="0.21505355835" calcext:value-type="float">
            <text:p>0,2150535584</text:p>
          </table:table-cell>
          <table:table-cell office:value-type="float" office:value="0.029957439" calcext:value-type="float">
            <text:p>0,029957439</text:p>
          </table:table-cell>
          <table:table-cell table:formula="of:=1000*[.I308]" office:value-type="float" office:value="29.957439" calcext:value-type="float">
            <text:p>29,957439</text:p>
          </table:table-cell>
        </table:table-row>
        <table:table-row table:style-name="ro1" table:visibility="collapse">
          <table:table-cell/>
          <table:table-cell office:value-type="float" office:value="29.287329733" calcext:value-type="float">
            <text:p>29,287329733</text:p>
          </table:table-cell>
          <table:table-cell office:value-type="float" office:value="0.0274810791016" calcext:value-type="float">
            <text:p>0,0274810791</text:p>
          </table:table-cell>
          <table:table-cell table:formula="of:=[.C309]*1000" office:value-type="float" office:value="27.4810791016" calcext:value-type="float">
            <text:p>27,4810791016</text:p>
          </table:table-cell>
          <table:table-cell office:value-type="float" office:value="0.00651597976685" calcext:value-type="float">
            <text:p>0,0065159798</text:p>
          </table:table-cell>
          <table:table-cell table:formula="of:=[.E309]*1000" office:value-type="float" office:value="6.51597976685" calcext:value-type="float">
            <text:p>6,5159797669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309]" office:value-type="float" office:value="0.140905380249" calcext:value-type="float">
            <text:p>0,1409053802</text:p>
          </table:table-cell>
          <table:table-cell office:value-type="float" office:value="0.034144458" calcext:value-type="float">
            <text:p>0,034144458</text:p>
          </table:table-cell>
          <table:table-cell table:formula="of:=1000*[.I309]" office:value-type="float" office:value="34.144458" calcext:value-type="float">
            <text:p>34,144458</text:p>
          </table:table-cell>
        </table:table-row>
        <table:table-row table:style-name="ro1" table:visibility="collapse">
          <table:table-cell/>
          <table:table-cell office:value-type="float" office:value="33.1900023084" calcext:value-type="float">
            <text:p>33,1900023084</text:p>
          </table:table-cell>
          <table:table-cell office:value-type="float" office:value="0.0235180854797" calcext:value-type="float">
            <text:p>0,0235180855</text:p>
          </table:table-cell>
          <table:table-cell table:formula="of:=[.C310]*1000" office:value-type="float" office:value="23.5180854797" calcext:value-type="float">
            <text:p>23,5180854797</text:p>
          </table:table-cell>
          <table:table-cell office:value-type="float" office:value="0.00646209716797" calcext:value-type="float">
            <text:p>0,0064620972</text:p>
          </table:table-cell>
          <table:table-cell table:formula="of:=[.E310]*1000" office:value-type="float" office:value="6.46209716797" calcext:value-type="float">
            <text:p>6,462097168</text:p>
          </table:table-cell>
          <table:table-cell office:value-type="float" office:value="0.000141859054565" calcext:value-type="float">
            <text:p>0,0001418591</text:p>
          </table:table-cell>
          <table:table-cell table:formula="of:=1000*[.G310]" office:value-type="float" office:value="0.141859054565" calcext:value-type="float">
            <text:p>0,1418590546</text:p>
          </table:table-cell>
          <table:table-cell office:value-type="float" office:value="0.030129555" calcext:value-type="float">
            <text:p>0,030129555</text:p>
          </table:table-cell>
          <table:table-cell table:formula="of:=1000*[.I310]" office:value-type="float" office:value="30.129555" calcext:value-type="float">
            <text:p>30,129555</text:p>
          </table:table-cell>
        </table:table-row>
        <table:table-row table:style-name="ro1" table:visibility="collapse">
          <table:table-cell/>
          <table:table-cell office:value-type="float" office:value="29.3122547737" calcext:value-type="float">
            <text:p>29,3122547737</text:p>
          </table:table-cell>
          <table:table-cell office:value-type="float" office:value="0.0274951457977" calcext:value-type="float">
            <text:p>0,0274951458</text:p>
          </table:table-cell>
          <table:table-cell table:formula="of:=[.C311]*1000" office:value-type="float" office:value="27.4951457977" calcext:value-type="float">
            <text:p>27,4951457977</text:p>
          </table:table-cell>
          <table:table-cell office:value-type="float" office:value="0.00647306442261" calcext:value-type="float">
            <text:p>0,0064730644</text:p>
          </table:table-cell>
          <table:table-cell table:formula="of:=[.E311]*1000" office:value-type="float" office:value="6.47306442261" calcext:value-type="float">
            <text:p>6,4730644226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311]" office:value-type="float" office:value="0.139951705933" calcext:value-type="float">
            <text:p>0,1399517059</text:p>
          </table:table-cell>
          <table:table-cell office:value-type="float" office:value="0.034115424" calcext:value-type="float">
            <text:p>0,034115424</text:p>
          </table:table-cell>
          <table:table-cell table:formula="of:=1000*[.I311]" office:value-type="float" office:value="34.115424" calcext:value-type="float">
            <text:p>34,115424</text:p>
          </table:table-cell>
        </table:table-row>
        <table:table-row table:style-name="ro1" table:visibility="collapse">
          <table:table-cell/>
          <table:table-cell office:value-type="float" office:value="30.5518445248" calcext:value-type="float">
            <text:p>30,5518445248</text:p>
          </table:table-cell>
          <table:table-cell office:value-type="float" office:value="0.0237729549408" calcext:value-type="float">
            <text:p>0,0237729549</text:p>
          </table:table-cell>
          <table:table-cell table:formula="of:=[.C312]*1000" office:value-type="float" office:value="23.7729549408" calcext:value-type="float">
            <text:p>23,7729549408</text:p>
          </table:table-cell>
          <table:table-cell office:value-type="float" office:value="0.00874090194702" calcext:value-type="float">
            <text:p>0,0087409019</text:p>
          </table:table-cell>
          <table:table-cell table:formula="of:=[.E312]*1000" office:value-type="float" office:value="8.74090194702" calcext:value-type="float">
            <text:p>8,740901947</text:p>
          </table:table-cell>
          <table:table-cell office:value-type="float" office:value="0.00020694732666" calcext:value-type="float">
            <text:p>0,0002069473</text:p>
          </table:table-cell>
          <table:table-cell table:formula="of:=1000*[.G312]" office:value-type="float" office:value="0.20694732666" calcext:value-type="float">
            <text:p>0,2069473267</text:p>
          </table:table-cell>
          <table:table-cell office:value-type="float" office:value="0.032731248" calcext:value-type="float">
            <text:p>0,032731248</text:p>
          </table:table-cell>
          <table:table-cell table:formula="of:=1000*[.I312]" office:value-type="float" office:value="32.731248" calcext:value-type="float">
            <text:p>32,731248</text:p>
          </table:table-cell>
        </table:table-row>
        <table:table-row table:style-name="ro1" table:visibility="collapse">
          <table:table-cell/>
          <table:table-cell office:value-type="float" office:value="32.4732089531" calcext:value-type="float">
            <text:p>32,4732089531</text:p>
          </table:table-cell>
          <table:table-cell office:value-type="float" office:value="0.0215921401978" calcext:value-type="float">
            <text:p>0,0215921402</text:p>
          </table:table-cell>
          <table:table-cell table:formula="of:=[.C313]*1000" office:value-type="float" office:value="21.5921401978" calcext:value-type="float">
            <text:p>21,5921401978</text:p>
          </table:table-cell>
          <table:table-cell office:value-type="float" office:value="0.00898504257202" calcext:value-type="float">
            <text:p>0,0089850426</text:p>
          </table:table-cell>
          <table:table-cell table:formula="of:=[.E313]*1000" office:value-type="float" office:value="8.98504257202" calcext:value-type="float">
            <text:p>8,985042572</text:p>
          </table:table-cell>
          <table:table-cell office:value-type="float" office:value="0.000210046768188" calcext:value-type="float">
            <text:p>0,0002100468</text:p>
          </table:table-cell>
          <table:table-cell table:formula="of:=1000*[.G313]" office:value-type="float" office:value="0.210046768188" calcext:value-type="float">
            <text:p>0,2100467682</text:p>
          </table:table-cell>
          <table:table-cell office:value-type="float" office:value="0.030794616" calcext:value-type="float">
            <text:p>0,030794616</text:p>
          </table:table-cell>
          <table:table-cell table:formula="of:=1000*[.I313]" office:value-type="float" office:value="30.794616" calcext:value-type="float">
            <text:p>30,794616</text:p>
          </table:table-cell>
        </table:table-row>
        <table:table-row table:style-name="ro1" table:visibility="collapse">
          <table:table-cell/>
          <table:table-cell office:value-type="float" office:value="29.0821933162" calcext:value-type="float">
            <text:p>29,0821933162</text:p>
          </table:table-cell>
          <table:table-cell office:value-type="float" office:value="0.0250558853149" calcext:value-type="float">
            <text:p>0,0250558853</text:p>
          </table:table-cell>
          <table:table-cell table:formula="of:=[.C314]*1000" office:value-type="float" office:value="25.0558853149" calcext:value-type="float">
            <text:p>25,0558853149</text:p>
          </table:table-cell>
          <table:table-cell office:value-type="float" office:value="0.00911116600037" calcext:value-type="float">
            <text:p>0,009111166</text:p>
          </table:table-cell>
          <table:table-cell table:formula="of:=[.E314]*1000" office:value-type="float" office:value="9.11116600037" calcext:value-type="float">
            <text:p>9,1111660004</text:p>
          </table:table-cell>
          <table:table-cell office:value-type="float" office:value="0.000210046768188" calcext:value-type="float">
            <text:p>0,0002100468</text:p>
          </table:table-cell>
          <table:table-cell table:formula="of:=1000*[.G314]" office:value-type="float" office:value="0.210046768188" calcext:value-type="float">
            <text:p>0,2100467682</text:p>
          </table:table-cell>
          <table:table-cell office:value-type="float" office:value="0.034385302" calcext:value-type="float">
            <text:p>0,034385302</text:p>
          </table:table-cell>
          <table:table-cell table:formula="of:=1000*[.I314]" office:value-type="float" office:value="34.385302" calcext:value-type="float">
            <text:p>34,385302</text:p>
          </table:table-cell>
        </table:table-row>
        <table:table-row table:style-name="ro1" table:visibility="collapse">
          <table:table-cell/>
          <table:table-cell office:value-type="float" office:value="33.2428849838" calcext:value-type="float">
            <text:p>33,2428849838</text:p>
          </table:table-cell>
          <table:table-cell office:value-type="float" office:value="0.0208468437195" calcext:value-type="float">
            <text:p>0,0208468437</text:p>
          </table:table-cell>
          <table:table-cell table:formula="of:=[.C315]*1000" office:value-type="float" office:value="20.8468437195" calcext:value-type="float">
            <text:p>20,8468437195</text:p>
          </table:table-cell>
          <table:table-cell office:value-type="float" office:value="0.00902199745178" calcext:value-type="float">
            <text:p>0,0090219975</text:p>
          </table:table-cell>
          <table:table-cell table:formula="of:=[.E315]*1000" office:value-type="float" office:value="9.02199745178" calcext:value-type="float">
            <text:p>9,0219974518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315]" office:value-type="float" office:value="0.205039978027" calcext:value-type="float">
            <text:p>0,205039978</text:p>
          </table:table-cell>
          <table:table-cell office:value-type="float" office:value="0.030081625" calcext:value-type="float">
            <text:p>0,030081625</text:p>
          </table:table-cell>
          <table:table-cell table:formula="of:=1000*[.I315]" office:value-type="float" office:value="30.081625" calcext:value-type="float">
            <text:p>30,081625</text:p>
          </table:table-cell>
        </table:table-row>
        <table:table-row table:style-name="ro1" table:visibility="collapse">
          <table:table-cell/>
          <table:table-cell office:value-type="float" office:value="33.2723085921" calcext:value-type="float">
            <text:p>33,2723085921</text:p>
          </table:table-cell>
          <table:table-cell office:value-type="float" office:value="0.0209360122681" calcext:value-type="float">
            <text:p>0,0209360123</text:p>
          </table:table-cell>
          <table:table-cell table:formula="of:=[.C316]*1000" office:value-type="float" office:value="20.9360122681" calcext:value-type="float">
            <text:p>20,9360122681</text:p>
          </table:table-cell>
          <table:table-cell office:value-type="float" office:value="0.00890612602234" calcext:value-type="float">
            <text:p>0,008906126</text:p>
          </table:table-cell>
          <table:table-cell table:formula="of:=[.E316]*1000" office:value-type="float" office:value="8.90612602234" calcext:value-type="float">
            <text:p>8,9061260223</text:p>
          </table:table-cell>
          <table:table-cell office:value-type="float" office:value="0.000204801559448" calcext:value-type="float">
            <text:p>0,0002048016</text:p>
          </table:table-cell>
          <table:table-cell table:formula="of:=1000*[.G316]" office:value-type="float" office:value="0.204801559448" calcext:value-type="float">
            <text:p>0,2048015594</text:p>
          </table:table-cell>
          <table:table-cell office:value-type="float" office:value="0.030055023" calcext:value-type="float">
            <text:p>0,030055023</text:p>
          </table:table-cell>
          <table:table-cell table:formula="of:=1000*[.I316]" office:value-type="float" office:value="30.055023" calcext:value-type="float">
            <text:p>30,055023</text:p>
          </table:table-cell>
        </table:table-row>
        <table:table-row table:style-name="ro1" table:visibility="collapse">
          <table:table-cell/>
          <table:table-cell office:value-type="float" office:value="29.7838774629" calcext:value-type="float">
            <text:p>29,7838774629</text:p>
          </table:table-cell>
          <table:table-cell office:value-type="float" office:value="0.0250630378723" calcext:value-type="float">
            <text:p>0,0250630379</text:p>
          </table:table-cell>
          <table:table-cell table:formula="of:=[.C317]*1000" office:value-type="float" office:value="25.0630378723" calcext:value-type="float">
            <text:p>25,0630378723</text:p>
          </table:table-cell>
          <table:table-cell office:value-type="float" office:value="0.00834989547729" calcext:value-type="float">
            <text:p>0,0083498955</text:p>
          </table:table-cell>
          <table:table-cell table:formula="of:=[.E317]*1000" office:value-type="float" office:value="8.34989547729" calcext:value-type="float">
            <text:p>8,3498954773</text:p>
          </table:table-cell>
          <table:table-cell office:value-type="float" office:value="0.000154972076416" calcext:value-type="float">
            <text:p>0,0001549721</text:p>
          </table:table-cell>
          <table:table-cell table:formula="of:=1000*[.G317]" office:value-type="float" office:value="0.154972076416" calcext:value-type="float">
            <text:p>0,1549720764</text:p>
          </table:table-cell>
          <table:table-cell office:value-type="float" office:value="0.033575212" calcext:value-type="float">
            <text:p>0,033575212</text:p>
          </table:table-cell>
          <table:table-cell table:formula="of:=1000*[.I317]" office:value-type="float" office:value="33.575212" calcext:value-type="float">
            <text:p>33,575212</text:p>
          </table:table-cell>
        </table:table-row>
        <table:table-row table:style-name="ro1" table:visibility="collapse">
          <table:table-cell/>
          <table:table-cell office:value-type="float" office:value="32.0587182354" calcext:value-type="float">
            <text:p>32,0587182354</text:p>
          </table:table-cell>
          <table:table-cell office:value-type="float" office:value="0.0218100547791" calcext:value-type="float">
            <text:p>0,0218100548</text:p>
          </table:table-cell>
          <table:table-cell table:formula="of:=[.C318]*1000" office:value-type="float" office:value="21.8100547791" calcext:value-type="float">
            <text:p>21,8100547791</text:p>
          </table:table-cell>
          <table:table-cell office:value-type="float" office:value="0.00916695594788" calcext:value-type="float">
            <text:p>0,0091669559</text:p>
          </table:table-cell>
          <table:table-cell table:formula="of:=[.E318]*1000" office:value-type="float" office:value="9.16695594788" calcext:value-type="float">
            <text:p>9,1669559479</text:p>
          </table:table-cell>
          <table:table-cell office:value-type="float" office:value="0.000205993652344" calcext:value-type="float">
            <text:p>0,0002059937</text:p>
          </table:table-cell>
          <table:table-cell table:formula="of:=1000*[.G318]" office:value-type="float" office:value="0.205993652344" calcext:value-type="float">
            <text:p>0,2059936523</text:p>
          </table:table-cell>
          <table:table-cell office:value-type="float" office:value="0.031192763" calcext:value-type="float">
            <text:p>0,031192763</text:p>
          </table:table-cell>
          <table:table-cell table:formula="of:=1000*[.I318]" office:value-type="float" office:value="31.192763" calcext:value-type="float">
            <text:p>31,192763</text:p>
          </table:table-cell>
        </table:table-row>
        <table:table-row table:style-name="ro1" table:visibility="collapse">
          <table:table-cell/>
          <table:table-cell office:value-type="float" office:value="32.9024256195" calcext:value-type="float">
            <text:p>32,9024256195</text:p>
          </table:table-cell>
          <table:table-cell office:value-type="float" office:value="0.0206010341644" calcext:value-type="float">
            <text:p>0,0206010342</text:p>
          </table:table-cell>
          <table:table-cell table:formula="of:=[.C319]*1000" office:value-type="float" office:value="20.6010341644" calcext:value-type="float">
            <text:p>20,6010341644</text:p>
          </table:table-cell>
          <table:table-cell office:value-type="float" office:value="0.00954699516296" calcext:value-type="float">
            <text:p>0,0095469952</text:p>
          </table:table-cell>
          <table:table-cell table:formula="of:=[.E319]*1000" office:value-type="float" office:value="9.54699516296" calcext:value-type="float">
            <text:p>9,546995163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319]" office:value-type="float" office:value="0.205039978027" calcext:value-type="float">
            <text:p>0,205039978</text:p>
          </table:table-cell>
          <table:table-cell office:value-type="float" office:value="0.030392896" calcext:value-type="float">
            <text:p>0,030392896</text:p>
          </table:table-cell>
          <table:table-cell table:formula="of:=1000*[.I319]" office:value-type="float" office:value="30.392896" calcext:value-type="float">
            <text:p>30,392896</text:p>
          </table:table-cell>
        </table:table-row>
        <table:table-row table:style-name="ro1" table:visibility="collapse">
          <table:table-cell/>
          <table:table-cell office:value-type="float" office:value="29.7487011196" calcext:value-type="float">
            <text:p>29,7487011196</text:p>
          </table:table-cell>
          <table:table-cell office:value-type="float" office:value="0.0245590209961" calcext:value-type="float">
            <text:p>0,024559021</text:p>
          </table:table-cell>
          <table:table-cell table:formula="of:=[.C320]*1000" office:value-type="float" office:value="24.5590209961" calcext:value-type="float">
            <text:p>24,5590209961</text:p>
          </table:table-cell>
          <table:table-cell office:value-type="float" office:value="0.00889420509338" calcext:value-type="float">
            <text:p>0,0088942051</text:p>
          </table:table-cell>
          <table:table-cell table:formula="of:=[.E320]*1000" office:value-type="float" office:value="8.89420509338" calcext:value-type="float">
            <text:p>8,8942050934</text:p>
          </table:table-cell>
          <table:table-cell office:value-type="float" office:value="0.000154972076416" calcext:value-type="float">
            <text:p>0,0001549721</text:p>
          </table:table-cell>
          <table:table-cell table:formula="of:=1000*[.G320]" office:value-type="float" office:value="0.154972076416" calcext:value-type="float">
            <text:p>0,1549720764</text:p>
          </table:table-cell>
          <table:table-cell office:value-type="float" office:value="0.033614913" calcext:value-type="float">
            <text:p>0,033614913</text:p>
          </table:table-cell>
          <table:table-cell table:formula="of:=1000*[.I320]" office:value-type="float" office:value="33.614913" calcext:value-type="float">
            <text:p>33,614913</text:p>
          </table:table-cell>
        </table:table-row>
        <table:table-row table:style-name="ro1" table:visibility="collapse">
          <table:table-cell/>
          <table:table-cell office:value-type="float" office:value="33.7384522978" calcext:value-type="float">
            <text:p>33,7384522978</text:p>
          </table:table-cell>
          <table:table-cell office:value-type="float" office:value="0.021194934845" calcext:value-type="float">
            <text:p>0,0211949348</text:p>
          </table:table-cell>
          <table:table-cell table:formula="of:=[.C321]*1000" office:value-type="float" office:value="21.194934845" calcext:value-type="float">
            <text:p>21,194934845</text:p>
          </table:table-cell>
          <table:table-cell office:value-type="float" office:value="0.0082221031189" calcext:value-type="float">
            <text:p>0,0082221031</text:p>
          </table:table-cell>
          <table:table-cell table:formula="of:=[.E321]*1000" office:value-type="float" office:value="8.2221031189" calcext:value-type="float">
            <text:p>8,2221031189</text:p>
          </table:table-cell>
          <table:table-cell office:value-type="float" office:value="0.000213861465454" calcext:value-type="float">
            <text:p>0,0002138615</text:p>
          </table:table-cell>
          <table:table-cell table:formula="of:=1000*[.G321]" office:value-type="float" office:value="0.213861465454" calcext:value-type="float">
            <text:p>0,2138614655</text:p>
          </table:table-cell>
          <table:table-cell office:value-type="float" office:value="0.029639771" calcext:value-type="float">
            <text:p>0,029639771</text:p>
          </table:table-cell>
          <table:table-cell table:formula="of:=1000*[.I321]" office:value-type="float" office:value="29.639771" calcext:value-type="float">
            <text:p>29,639771</text:p>
          </table:table-cell>
        </table:table-row>
        <table:table-row table:style-name="ro1" table:visibility="collapse">
          <table:table-cell/>
          <table:table-cell office:value-type="float" office:value="35.3583808803" calcext:value-type="float">
            <text:p>35,3583808803</text:p>
          </table:table-cell>
          <table:table-cell office:value-type="float" office:value="0.0217728614807" calcext:value-type="float">
            <text:p>0,0217728615</text:p>
          </table:table-cell>
          <table:table-cell table:formula="of:=[.C322]*1000" office:value-type="float" office:value="21.7728614807" calcext:value-type="float">
            <text:p>21,7728614807</text:p>
          </table:table-cell>
          <table:table-cell office:value-type="float" office:value="0.00634288787842" calcext:value-type="float">
            <text:p>0,0063428879</text:p>
          </table:table-cell>
          <table:table-cell table:formula="of:=[.E322]*1000" office:value-type="float" office:value="6.34288787842" calcext:value-type="float">
            <text:p>6,3428878784</text:p>
          </table:table-cell>
          <table:table-cell office:value-type="float" office:value="0.000159978866577" calcext:value-type="float">
            <text:p>0,0001599789</text:p>
          </table:table-cell>
          <table:table-cell table:formula="of:=1000*[.G322]" office:value-type="float" office:value="0.159978866577" calcext:value-type="float">
            <text:p>0,1599788666</text:p>
          </table:table-cell>
          <table:table-cell office:value-type="float" office:value="0.028281838" calcext:value-type="float">
            <text:p>0,028281838</text:p>
          </table:table-cell>
          <table:table-cell table:formula="of:=1000*[.I322]" office:value-type="float" office:value="28.281838" calcext:value-type="float">
            <text:p>28,281838</text:p>
          </table:table-cell>
        </table:table-row>
        <table:table-row table:style-name="ro1" table:visibility="collapse">
          <table:table-cell/>
          <table:table-cell office:value-type="float" office:value="28.9688656826" calcext:value-type="float">
            <text:p>28,9688656826</text:p>
          </table:table-cell>
          <table:table-cell office:value-type="float" office:value="0.0278241634369" calcext:value-type="float">
            <text:p>0,0278241634</text:p>
          </table:table-cell>
          <table:table-cell table:formula="of:=[.C323]*1000" office:value-type="float" office:value="27.8241634369" calcext:value-type="float">
            <text:p>27,8241634369</text:p>
          </table:table-cell>
          <table:table-cell office:value-type="float" office:value="0.00647687911987" calcext:value-type="float">
            <text:p>0,0064768791</text:p>
          </table:table-cell>
          <table:table-cell table:formula="of:=[.E323]*1000" office:value-type="float" office:value="6.47687911987" calcext:value-type="float">
            <text:p>6,4768791199</text:p>
          </table:table-cell>
          <table:table-cell office:value-type="float" office:value="0.000211000442505" calcext:value-type="float">
            <text:p>0,0002110004</text:p>
          </table:table-cell>
          <table:table-cell table:formula="of:=1000*[.G323]" office:value-type="float" office:value="0.211000442505" calcext:value-type="float">
            <text:p>0,2110004425</text:p>
          </table:table-cell>
          <table:table-cell office:value-type="float" office:value="0.034519819" calcext:value-type="float">
            <text:p>0,034519819</text:p>
          </table:table-cell>
          <table:table-cell table:formula="of:=1000*[.I323]" office:value-type="float" office:value="34.519819" calcext:value-type="float">
            <text:p>34,519819</text:p>
          </table:table-cell>
        </table:table-row>
        <table:table-row table:style-name="ro1" table:visibility="collapse">
          <table:table-cell/>
          <table:table-cell office:value-type="float" office:value="33.2117870492" calcext:value-type="float">
            <text:p>33,2117870492</text:p>
          </table:table-cell>
          <table:table-cell office:value-type="float" office:value="0.0235149860382" calcext:value-type="float">
            <text:p>0,023514986</text:p>
          </table:table-cell>
          <table:table-cell table:formula="of:=[.C324]*1000" office:value-type="float" office:value="23.5149860382" calcext:value-type="float">
            <text:p>23,5149860382</text:p>
          </table:table-cell>
          <table:table-cell office:value-type="float" office:value="0.00644707679749" calcext:value-type="float">
            <text:p>0,0064470768</text:p>
          </table:table-cell>
          <table:table-cell table:formula="of:=[.E324]*1000" office:value-type="float" office:value="6.44707679749" calcext:value-type="float">
            <text:p>6,4470767975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324]" office:value-type="float" office:value="0.139951705933" calcext:value-type="float">
            <text:p>0,1399517059</text:p>
          </table:table-cell>
          <table:table-cell office:value-type="float" office:value="0.030109792" calcext:value-type="float">
            <text:p>0,030109792</text:p>
          </table:table-cell>
          <table:table-cell table:formula="of:=1000*[.I324]" office:value-type="float" office:value="30.109792" calcext:value-type="float">
            <text:p>30,109792</text:p>
          </table:table-cell>
        </table:table-row>
        <table:table-row table:style-name="ro1" table:visibility="collapse">
          <table:table-cell/>
          <table:table-cell office:value-type="float" office:value="29.7050346499" calcext:value-type="float">
            <text:p>29,7050346499</text:p>
          </table:table-cell>
          <table:table-cell office:value-type="float" office:value="0.0238130092621" calcext:value-type="float">
            <text:p>0,0238130093</text:p>
          </table:table-cell>
          <table:table-cell table:formula="of:=[.C325]*1000" office:value-type="float" office:value="23.8130092621" calcext:value-type="float">
            <text:p>23,8130092621</text:p>
          </table:table-cell>
          <table:table-cell office:value-type="float" office:value="0.00958514213562" calcext:value-type="float">
            <text:p>0,0095851421</text:p>
          </table:table-cell>
          <table:table-cell table:formula="of:=[.E325]*1000" office:value-type="float" office:value="9.58514213562" calcext:value-type="float">
            <text:p>9,5851421356</text:p>
          </table:table-cell>
          <table:table-cell office:value-type="float" office:value="0.000257968902588" calcext:value-type="float">
            <text:p>0,0002579689</text:p>
          </table:table-cell>
          <table:table-cell table:formula="of:=1000*[.G325]" office:value-type="float" office:value="0.257968902588" calcext:value-type="float">
            <text:p>0,2579689026</text:p>
          </table:table-cell>
          <table:table-cell office:value-type="float" office:value="0.033664327" calcext:value-type="float">
            <text:p>0,033664327</text:p>
          </table:table-cell>
          <table:table-cell table:formula="of:=1000*[.I325]" office:value-type="float" office:value="33.664327" calcext:value-type="float">
            <text:p>33,664327</text:p>
          </table:table-cell>
        </table:table-row>
        <table:table-row table:style-name="ro1" table:visibility="collapse">
          <table:table-cell/>
          <table:table-cell office:value-type="float" office:value="31.802283423" calcext:value-type="float">
            <text:p>31,802283423</text:p>
          </table:table-cell>
          <table:table-cell office:value-type="float" office:value="0.0241348743439" calcext:value-type="float">
            <text:p>0,0241348743</text:p>
          </table:table-cell>
          <table:table-cell table:formula="of:=[.C326]*1000" office:value-type="float" office:value="24.1348743439" calcext:value-type="float">
            <text:p>24,1348743439</text:p>
          </table:table-cell>
          <table:table-cell office:value-type="float" office:value="0.00714588165283" calcext:value-type="float">
            <text:p>0,0071458817</text:p>
          </table:table-cell>
          <table:table-cell table:formula="of:=[.E326]*1000" office:value-type="float" office:value="7.14588165283" calcext:value-type="float">
            <text:p>7,1458816528</text:p>
          </table:table-cell>
          <table:table-cell office:value-type="float" office:value="0.000156164169312" calcext:value-type="float">
            <text:p>0,0001561642</text:p>
          </table:table-cell>
          <table:table-cell table:formula="of:=1000*[.G326]" office:value-type="float" office:value="0.156164169312" calcext:value-type="float">
            <text:p>0,1561641693</text:p>
          </table:table-cell>
          <table:table-cell office:value-type="float" office:value="0.031444283" calcext:value-type="float">
            <text:p>0,031444283</text:p>
          </table:table-cell>
          <table:table-cell table:formula="of:=1000*[.I326]" office:value-type="float" office:value="31.444283" calcext:value-type="float">
            <text:p>31,444283</text:p>
          </table:table-cell>
        </table:table-row>
        <table:table-row table:style-name="ro1" table:visibility="collapse">
          <table:table-cell/>
          <table:table-cell office:value-type="float" office:value="33.9663183194" calcext:value-type="float">
            <text:p>33,9663183194</text:p>
          </table:table-cell>
          <table:table-cell office:value-type="float" office:value="0.0228869915009" calcext:value-type="float">
            <text:p>0,0228869915</text:p>
          </table:table-cell>
          <table:table-cell table:formula="of:=[.C327]*1000" office:value-type="float" office:value="22.8869915009" calcext:value-type="float">
            <text:p>22,8869915009</text:p>
          </table:table-cell>
          <table:table-cell office:value-type="float" office:value="0.0063328742981" calcext:value-type="float">
            <text:p>0,0063328743</text:p>
          </table:table-cell>
          <table:table-cell table:formula="of:=[.E327]*1000" office:value-type="float" office:value="6.3328742981" calcext:value-type="float">
            <text:p>6,3328742981</text:p>
          </table:table-cell>
          <table:table-cell office:value-type="float" office:value="0.000200986862183" calcext:value-type="float">
            <text:p>0,0002009869</text:p>
          </table:table-cell>
          <table:table-cell table:formula="of:=1000*[.G327]" office:value-type="float" office:value="0.200986862183" calcext:value-type="float">
            <text:p>0,2009868622</text:p>
          </table:table-cell>
          <table:table-cell office:value-type="float" office:value="0.02944093" calcext:value-type="float">
            <text:p>0,02944093</text:p>
          </table:table-cell>
          <table:table-cell table:formula="of:=1000*[.I327]" office:value-type="float" office:value="29.44093" calcext:value-type="float">
            <text:p>29,44093</text:p>
          </table:table-cell>
        </table:table-row>
        <table:table-row table:style-name="ro1" table:visibility="collapse">
          <table:table-cell/>
          <table:table-cell office:value-type="float" office:value="33.2331950699" calcext:value-type="float">
            <text:p>33,2331950699</text:p>
          </table:table-cell>
          <table:table-cell office:value-type="float" office:value="0.0237100124359" calcext:value-type="float">
            <text:p>0,0237100124</text:p>
          </table:table-cell>
          <table:table-cell table:formula="of:=[.C328]*1000" office:value-type="float" office:value="23.7100124359" calcext:value-type="float">
            <text:p>23,7100124359</text:p>
          </table:table-cell>
          <table:table-cell office:value-type="float" office:value="0.00621819496155" calcext:value-type="float">
            <text:p>0,006218195</text:p>
          </table:table-cell>
          <table:table-cell table:formula="of:=[.E328]*1000" office:value-type="float" office:value="6.21819496155" calcext:value-type="float">
            <text:p>6,2181949616</text:p>
          </table:table-cell>
          <table:table-cell office:value-type="float" office:value="0.000155925750732" calcext:value-type="float">
            <text:p>0,0001559258</text:p>
          </table:table-cell>
          <table:table-cell table:formula="of:=1000*[.G328]" office:value-type="float" office:value="0.155925750732" calcext:value-type="float">
            <text:p>0,1559257507</text:p>
          </table:table-cell>
          <table:table-cell office:value-type="float" office:value="0.030090396" calcext:value-type="float">
            <text:p>0,030090396</text:p>
          </table:table-cell>
          <table:table-cell table:formula="of:=1000*[.I328]" office:value-type="float" office:value="30.090396" calcext:value-type="float">
            <text:p>30,090396</text:p>
          </table:table-cell>
        </table:table-row>
        <table:table-row table:style-name="ro1" table:visibility="collapse">
          <table:table-cell/>
          <table:table-cell office:value-type="float" office:value="28.9248179479" calcext:value-type="float">
            <text:p>28,9248179479</text:p>
          </table:table-cell>
          <table:table-cell office:value-type="float" office:value="0.0278561115265" calcext:value-type="float">
            <text:p>0,0278561115</text:p>
          </table:table-cell>
          <table:table-cell table:formula="of:=[.C329]*1000" office:value-type="float" office:value="27.8561115265" calcext:value-type="float">
            <text:p>27,8561115265</text:p>
          </table:table-cell>
          <table:table-cell office:value-type="float" office:value="0.00655913352966" calcext:value-type="float">
            <text:p>0,0065591335</text:p>
          </table:table-cell>
          <table:table-cell table:formula="of:=[.E329]*1000" office:value-type="float" office:value="6.55913352966" calcext:value-type="float">
            <text:p>6,5591335297</text:p>
          </table:table-cell>
          <table:table-cell office:value-type="float" office:value="0.000149965286255" calcext:value-type="float">
            <text:p>0,0001499653</text:p>
          </table:table-cell>
          <table:table-cell table:formula="of:=1000*[.G329]" office:value-type="float" office:value="0.149965286255" calcext:value-type="float">
            <text:p>0,1499652863</text:p>
          </table:table-cell>
          <table:table-cell office:value-type="float" office:value="0.034572387" calcext:value-type="float">
            <text:p>0,034572387</text:p>
          </table:table-cell>
          <table:table-cell table:formula="of:=1000*[.I329]" office:value-type="float" office:value="34.572387" calcext:value-type="float">
            <text:p>34,572387</text:p>
          </table:table-cell>
        </table:table-row>
        <table:table-row table:style-name="ro1" table:visibility="collapse">
          <table:table-cell/>
          <table:table-cell office:value-type="float" office:value="33.4663352429" calcext:value-type="float">
            <text:p>33,4663352429</text:p>
          </table:table-cell>
          <table:table-cell office:value-type="float" office:value="0.0233948230743" calcext:value-type="float">
            <text:p>0,0233948231</text:p>
          </table:table-cell>
          <table:table-cell table:formula="of:=[.C330]*1000" office:value-type="float" office:value="23.3948230743" calcext:value-type="float">
            <text:p>23,3948230743</text:p>
          </table:table-cell>
          <table:table-cell office:value-type="float" office:value="0.00629997253418" calcext:value-type="float">
            <text:p>0,0062999725</text:p>
          </table:table-cell>
          <table:table-cell table:formula="of:=[.E330]*1000" office:value-type="float" office:value="6.29997253418" calcext:value-type="float">
            <text:p>6,2999725342</text:p>
          </table:table-cell>
          <table:table-cell office:value-type="float" office:value="0.00016188621521" calcext:value-type="float">
            <text:p>0,0001618862</text:p>
          </table:table-cell>
          <table:table-cell table:formula="of:=1000*[.G330]" office:value-type="float" office:value="0.16188621521" calcext:value-type="float">
            <text:p>0,1618862152</text:p>
          </table:table-cell>
          <table:table-cell office:value-type="float" office:value="0.029880774" calcext:value-type="float">
            <text:p>0,029880774</text:p>
          </table:table-cell>
          <table:table-cell table:formula="of:=1000*[.I330]" office:value-type="float" office:value="29.880774" calcext:value-type="float">
            <text:p>29,880774</text:p>
          </table:table-cell>
        </table:table-row>
        <table:table-row table:style-name="ro1" table:visibility="collapse">
          <table:table-cell/>
          <table:table-cell office:value-type="float" office:value="28.7332955395" calcext:value-type="float">
            <text:p>28,7332955395</text:p>
          </table:table-cell>
          <table:table-cell office:value-type="float" office:value="0.0280950069427" calcext:value-type="float">
            <text:p>0,0280950069</text:p>
          </table:table-cell>
          <table:table-cell table:formula="of:=[.C331]*1000" office:value-type="float" office:value="28.0950069427" calcext:value-type="float">
            <text:p>28,0950069427</text:p>
          </table:table-cell>
          <table:table-cell office:value-type="float" office:value="0.00649094581604" calcext:value-type="float">
            <text:p>0,0064909458</text:p>
          </table:table-cell>
          <table:table-cell table:formula="of:=[.E331]*1000" office:value-type="float" office:value="6.49094581604" calcext:value-type="float">
            <text:p>6,490945816</text:p>
          </table:table-cell>
          <table:table-cell office:value-type="float" office:value="0.000208139419556" calcext:value-type="float">
            <text:p>0,0002081394</text:p>
          </table:table-cell>
          <table:table-cell table:formula="of:=1000*[.G331]" office:value-type="float" office:value="0.208139419556" calcext:value-type="float">
            <text:p>0,2081394196</text:p>
          </table:table-cell>
          <table:table-cell office:value-type="float" office:value="0.03480283" calcext:value-type="float">
            <text:p>0,03480283</text:p>
          </table:table-cell>
          <table:table-cell table:formula="of:=1000*[.I331]" office:value-type="float" office:value="34.80283" calcext:value-type="float">
            <text:p>34,80283</text:p>
          </table:table-cell>
        </table:table-row>
        <table:table-row table:style-name="ro1" table:visibility="collapse">
          <table:table-cell/>
          <table:table-cell office:value-type="float" office:value="32.454867693" calcext:value-type="float">
            <text:p>32,454867693</text:p>
          </table:table-cell>
          <table:table-cell office:value-type="float" office:value="0.0236542224884" calcext:value-type="float">
            <text:p>0,0236542225</text:p>
          </table:table-cell>
          <table:table-cell table:formula="of:=[.C332]*1000" office:value-type="float" office:value="23.6542224884" calcext:value-type="float">
            <text:p>23,6542224884</text:p>
          </table:table-cell>
          <table:table-cell office:value-type="float" office:value="0.00700807571411" calcext:value-type="float">
            <text:p>0,0070080757</text:p>
          </table:table-cell>
          <table:table-cell table:formula="of:=[.E332]*1000" office:value-type="float" office:value="7.00807571411" calcext:value-type="float">
            <text:p>7,0080757141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332]" office:value-type="float" office:value="0.140905380249" calcext:value-type="float">
            <text:p>0,1409053802</text:p>
          </table:table-cell>
          <table:table-cell office:value-type="float" office:value="0.030812019" calcext:value-type="float">
            <text:p>0,030812019</text:p>
          </table:table-cell>
          <table:table-cell table:formula="of:=1000*[.I332]" office:value-type="float" office:value="30.812019" calcext:value-type="float">
            <text:p>30,812019</text:p>
          </table:table-cell>
        </table:table-row>
        <table:table-row table:style-name="ro1" table:visibility="collapse">
          <table:table-cell/>
          <table:table-cell office:value-type="float" office:value="33.0315024742" calcext:value-type="float">
            <text:p>33,0315024742</text:p>
          </table:table-cell>
          <table:table-cell office:value-type="float" office:value="0.0229918956757" calcext:value-type="float">
            <text:p>0,0229918957</text:p>
          </table:table-cell>
          <table:table-cell table:formula="of:=[.C333]*1000" office:value-type="float" office:value="22.9918956757" calcext:value-type="float">
            <text:p>22,9918956757</text:p>
          </table:table-cell>
          <table:table-cell office:value-type="float" office:value="0.00711989402771" calcext:value-type="float">
            <text:p>0,007119894</text:p>
          </table:table-cell>
          <table:table-cell table:formula="of:=[.E333]*1000" office:value-type="float" office:value="7.11989402771" calcext:value-type="float">
            <text:p>7,1198940277</text:p>
          </table:table-cell>
          <table:table-cell office:value-type="float" office:value="0.0001540184021" calcext:value-type="float">
            <text:p>0,0001540184</text:p>
          </table:table-cell>
          <table:table-cell table:formula="of:=1000*[.G333]" office:value-type="float" office:value="0.1540184021" calcext:value-type="float">
            <text:p>0,1540184021</text:p>
          </table:table-cell>
          <table:table-cell office:value-type="float" office:value="0.03027413" calcext:value-type="float">
            <text:p>0,03027413</text:p>
          </table:table-cell>
          <table:table-cell table:formula="of:=1000*[.I333]" office:value-type="float" office:value="30.27413" calcext:value-type="float">
            <text:p>30,27413</text:p>
          </table:table-cell>
        </table:table-row>
        <table:table-row table:style-name="ro1" table:visibility="collapse">
          <table:table-cell/>
          <table:table-cell office:value-type="float" office:value="29.9928443072" calcext:value-type="float">
            <text:p>29,9928443072</text:p>
          </table:table-cell>
          <table:table-cell office:value-type="float" office:value="0.0269539356232" calcext:value-type="float">
            <text:p>0,0269539356</text:p>
          </table:table-cell>
          <table:table-cell table:formula="of:=[.C334]*1000" office:value-type="float" office:value="26.9539356232" calcext:value-type="float">
            <text:p>26,9539356232</text:p>
          </table:table-cell>
          <table:table-cell office:value-type="float" office:value="0.00622487068176" calcext:value-type="float">
            <text:p>0,0062248707</text:p>
          </table:table-cell>
          <table:table-cell table:formula="of:=[.E334]*1000" office:value-type="float" office:value="6.22487068176" calcext:value-type="float">
            <text:p>6,2248706818</text:p>
          </table:table-cell>
          <table:table-cell office:value-type="float" office:value="0.000156164169312" calcext:value-type="float">
            <text:p>0,0001561642</text:p>
          </table:table-cell>
          <table:table-cell table:formula="of:=1000*[.G334]" office:value-type="float" office:value="0.156164169312" calcext:value-type="float">
            <text:p>0,1561641693</text:p>
          </table:table-cell>
          <table:table-cell office:value-type="float" office:value="0.033341286" calcext:value-type="float">
            <text:p>0,033341286</text:p>
          </table:table-cell>
          <table:table-cell table:formula="of:=1000*[.I334]" office:value-type="float" office:value="33.341286" calcext:value-type="float">
            <text:p>33,341286</text:p>
          </table:table-cell>
        </table:table-row>
        <table:table-row table:style-name="ro1" table:visibility="collapse">
          <table:table-cell/>
          <table:table-cell office:value-type="float" office:value="33.1699503204" calcext:value-type="float">
            <text:p>33,1699503204</text:p>
          </table:table-cell>
          <table:table-cell office:value-type="float" office:value="0.0238180160522" calcext:value-type="float">
            <text:p>0,0238180161</text:p>
          </table:table-cell>
          <table:table-cell table:formula="of:=[.C335]*1000" office:value-type="float" office:value="23.8180160522" calcext:value-type="float">
            <text:p>23,8180160522</text:p>
          </table:table-cell>
          <table:table-cell office:value-type="float" office:value="0.00617003440857" calcext:value-type="float">
            <text:p>0,0061700344</text:p>
          </table:table-cell>
          <table:table-cell table:formula="of:=[.E335]*1000" office:value-type="float" office:value="6.17003440857" calcext:value-type="float">
            <text:p>6,1700344086</text:p>
          </table:table-cell>
          <table:table-cell office:value-type="float" office:value="0.000151872634888" calcext:value-type="float">
            <text:p>0,0001518726</text:p>
          </table:table-cell>
          <table:table-cell table:formula="of:=1000*[.G335]" office:value-type="float" office:value="0.151872634888" calcext:value-type="float">
            <text:p>0,1518726349</text:p>
          </table:table-cell>
          <table:table-cell office:value-type="float" office:value="0.030147769" calcext:value-type="float">
            <text:p>0,030147769</text:p>
          </table:table-cell>
          <table:table-cell table:formula="of:=1000*[.I335]" office:value-type="float" office:value="30.147769" calcext:value-type="float">
            <text:p>30,147769</text:p>
          </table:table-cell>
        </table:table-row>
        <table:table-row table:style-name="ro1" table:visibility="collapse">
          <table:table-cell/>
          <table:table-cell office:value-type="float" office:value="33.0542398591" calcext:value-type="float">
            <text:p>33,0542398591</text:p>
          </table:table-cell>
          <table:table-cell office:value-type="float" office:value="0.0238819122314" calcext:value-type="float">
            <text:p>0,0238819122</text:p>
          </table:table-cell>
          <table:table-cell table:formula="of:=[.C336]*1000" office:value-type="float" office:value="23.8819122314" calcext:value-type="float">
            <text:p>23,8819122314</text:p>
          </table:table-cell>
          <table:table-cell office:value-type="float" office:value="0.00619196891785" calcext:value-type="float">
            <text:p>0,0061919689</text:p>
          </table:table-cell>
          <table:table-cell table:formula="of:=[.E336]*1000" office:value-type="float" office:value="6.19196891785" calcext:value-type="float">
            <text:p>6,1919689179</text:p>
          </table:table-cell>
          <table:table-cell office:value-type="float" office:value="0.000171899795532" calcext:value-type="float">
            <text:p>0,0001718998</text:p>
          </table:table-cell>
          <table:table-cell table:formula="of:=1000*[.G336]" office:value-type="float" office:value="0.171899795532" calcext:value-type="float">
            <text:p>0,1718997955</text:p>
          </table:table-cell>
          <table:table-cell office:value-type="float" office:value="0.030253305" calcext:value-type="float">
            <text:p>0,030253305</text:p>
          </table:table-cell>
          <table:table-cell table:formula="of:=1000*[.I336]" office:value-type="float" office:value="30.253305" calcext:value-type="float">
            <text:p>30,253305</text:p>
          </table:table-cell>
        </table:table-row>
        <table:table-row table:style-name="ro1" table:visibility="collapse">
          <table:table-cell/>
          <table:table-cell office:value-type="float" office:value="27.6769445185" calcext:value-type="float">
            <text:p>27,6769445185</text:p>
          </table:table-cell>
          <table:table-cell office:value-type="float" office:value="0.0278880596161" calcext:value-type="float">
            <text:p>0,0278880596</text:p>
          </table:table-cell>
          <table:table-cell table:formula="of:=[.C337]*1000" office:value-type="float" office:value="27.8880596161" calcext:value-type="float">
            <text:p>27,8880596161</text:p>
          </table:table-cell>
          <table:table-cell office:value-type="float" office:value="0.00802898406982" calcext:value-type="float">
            <text:p>0,0080289841</text:p>
          </table:table-cell>
          <table:table-cell table:formula="of:=[.E337]*1000" office:value-type="float" office:value="8.02898406982" calcext:value-type="float">
            <text:p>8,0289840698</text:p>
          </table:table-cell>
          <table:table-cell office:value-type="float" office:value="0.000204801559448" calcext:value-type="float">
            <text:p>0,0002048016</text:p>
          </table:table-cell>
          <table:table-cell table:formula="of:=1000*[.G337]" office:value-type="float" office:value="0.204801559448" calcext:value-type="float">
            <text:p>0,2048015594</text:p>
          </table:table-cell>
          <table:table-cell office:value-type="float" office:value="0.036131156" calcext:value-type="float">
            <text:p>0,036131156</text:p>
          </table:table-cell>
          <table:table-cell table:formula="of:=1000*[.I337]" office:value-type="float" office:value="36.131156" calcext:value-type="float">
            <text:p>36,131156</text:p>
          </table:table-cell>
        </table:table-row>
        <table:table-row table:style-name="ro1" table:visibility="collapse">
          <table:table-cell/>
          <table:table-cell office:value-type="float" office:value="34.2725121224" calcext:value-type="float">
            <text:p>34,2725121224</text:p>
          </table:table-cell>
          <table:table-cell office:value-type="float" office:value="0.0220758914948" calcext:value-type="float">
            <text:p>0,0220758915</text:p>
          </table:table-cell>
          <table:table-cell table:formula="of:=[.C338]*1000" office:value-type="float" office:value="22.0758914948" calcext:value-type="float">
            <text:p>22,0758914948</text:p>
          </table:table-cell>
          <table:table-cell office:value-type="float" office:value="0.00694298744202" calcext:value-type="float">
            <text:p>0,0069429874</text:p>
          </table:table-cell>
          <table:table-cell table:formula="of:=[.E338]*1000" office:value-type="float" office:value="6.94298744202" calcext:value-type="float">
            <text:p>6,942987442</text:p>
          </table:table-cell>
          <table:table-cell office:value-type="float" office:value="0.000151872634888" calcext:value-type="float">
            <text:p>0,0001518726</text:p>
          </table:table-cell>
          <table:table-cell table:formula="of:=1000*[.G338]" office:value-type="float" office:value="0.151872634888" calcext:value-type="float">
            <text:p>0,1518726349</text:p>
          </table:table-cell>
          <table:table-cell office:value-type="float" office:value="0.029177902" calcext:value-type="float">
            <text:p>0,029177902</text:p>
          </table:table-cell>
          <table:table-cell table:formula="of:=1000*[.I338]" office:value-type="float" office:value="29.177902" calcext:value-type="float">
            <text:p>29,177902</text:p>
          </table:table-cell>
        </table:table-row>
        <table:table-row table:style-name="ro1" table:visibility="collapse">
          <table:table-cell/>
          <table:table-cell office:value-type="float" office:value="32.8663107267" calcext:value-type="float">
            <text:p>32,8663107267</text:p>
          </table:table-cell>
          <table:table-cell office:value-type="float" office:value="0.0230150222778" calcext:value-type="float">
            <text:p>0,0230150223</text:p>
          </table:table-cell>
          <table:table-cell table:formula="of:=[.C339]*1000" office:value-type="float" office:value="23.0150222778" calcext:value-type="float">
            <text:p>23,0150222778</text:p>
          </table:table-cell>
          <table:table-cell office:value-type="float" office:value="0.0072500705719" calcext:value-type="float">
            <text:p>0,0072500706</text:p>
          </table:table-cell>
          <table:table-cell table:formula="of:=[.E339]*1000" office:value-type="float" office:value="7.2500705719" calcext:value-type="float">
            <text:p>7,2500705719</text:p>
          </table:table-cell>
          <table:table-cell office:value-type="float" office:value="0.000151872634888" calcext:value-type="float">
            <text:p>0,0001518726</text:p>
          </table:table-cell>
          <table:table-cell table:formula="of:=1000*[.G339]" office:value-type="float" office:value="0.151872634888" calcext:value-type="float">
            <text:p>0,1518726349</text:p>
          </table:table-cell>
          <table:table-cell office:value-type="float" office:value="0.030426293" calcext:value-type="float">
            <text:p>0,030426293</text:p>
          </table:table-cell>
          <table:table-cell table:formula="of:=1000*[.I339]" office:value-type="float" office:value="30.426293" calcext:value-type="float">
            <text:p>30,426293</text:p>
          </table:table-cell>
        </table:table-row>
        <table:table-row table:style-name="ro1" table:visibility="collapse">
          <table:table-cell/>
          <table:table-cell office:value-type="float" office:value="28.2098516193" calcext:value-type="float">
            <text:p>28,2098516193</text:p>
          </table:table-cell>
          <table:table-cell office:value-type="float" office:value="0.0272068977356" calcext:value-type="float">
            <text:p>0,0272068977</text:p>
          </table:table-cell>
          <table:table-cell table:formula="of:=[.C340]*1000" office:value-type="float" office:value="27.2068977356" calcext:value-type="float">
            <text:p>27,2068977356</text:p>
          </table:table-cell>
          <table:table-cell office:value-type="float" office:value="0.00799894332886" calcext:value-type="float">
            <text:p>0,0079989433</text:p>
          </table:table-cell>
          <table:table-cell table:formula="of:=[.E340]*1000" office:value-type="float" office:value="7.99894332886" calcext:value-type="float">
            <text:p>7,9989433289</text:p>
          </table:table-cell>
          <table:table-cell office:value-type="float" office:value="0.000236034393311" calcext:value-type="float">
            <text:p>0,0002360344</text:p>
          </table:table-cell>
          <table:table-cell table:formula="of:=1000*[.G340]" office:value-type="float" office:value="0.236034393311" calcext:value-type="float">
            <text:p>0,2360343933</text:p>
          </table:table-cell>
          <table:table-cell office:value-type="float" office:value="0.035448609" calcext:value-type="float">
            <text:p>0,035448609</text:p>
          </table:table-cell>
          <table:table-cell table:formula="of:=1000*[.I340]" office:value-type="float" office:value="35.448609" calcext:value-type="float">
            <text:p>35,448609</text:p>
          </table:table-cell>
        </table:table-row>
        <table:table-row table:style-name="ro1" table:visibility="collapse">
          <table:table-cell/>
          <table:table-cell office:value-type="float" office:value="33.7053880119" calcext:value-type="float">
            <text:p>33,7053880119</text:p>
          </table:table-cell>
          <table:table-cell office:value-type="float" office:value="0.0220379829407" calcext:value-type="float">
            <text:p>0,0220379829</text:p>
          </table:table-cell>
          <table:table-cell table:formula="of:=[.C341]*1000" office:value-type="float" office:value="22.0379829407" calcext:value-type="float">
            <text:p>22,0379829407</text:p>
          </table:table-cell>
          <table:table-cell office:value-type="float" office:value="0.00747108459473" calcext:value-type="float">
            <text:p>0,0074710846</text:p>
          </table:table-cell>
          <table:table-cell table:formula="of:=[.E341]*1000" office:value-type="float" office:value="7.47108459473" calcext:value-type="float">
            <text:p>7,4710845947</text:p>
          </table:table-cell>
          <table:table-cell office:value-type="float" office:value="0.000150918960571" calcext:value-type="float">
            <text:p>0,000150919</text:p>
          </table:table-cell>
          <table:table-cell table:formula="of:=1000*[.G341]" office:value-type="float" office:value="0.150918960571" calcext:value-type="float">
            <text:p>0,1509189606</text:p>
          </table:table-cell>
          <table:table-cell office:value-type="float" office:value="0.029668847" calcext:value-type="float">
            <text:p>0,029668847</text:p>
          </table:table-cell>
          <table:table-cell table:formula="of:=1000*[.I341]" office:value-type="float" office:value="29.668847" calcext:value-type="float">
            <text:p>29,668847</text:p>
          </table:table-cell>
        </table:table-row>
        <table:table-row table:style-name="ro1" table:visibility="collapse">
          <table:table-cell/>
          <table:table-cell office:value-type="float" office:value="33.9904225866" calcext:value-type="float">
            <text:p>33,9904225866</text:p>
          </table:table-cell>
          <table:table-cell office:value-type="float" office:value="0.0226950645447" calcext:value-type="float">
            <text:p>0,0226950645</text:p>
          </table:table-cell>
          <table:table-cell table:formula="of:=[.C342]*1000" office:value-type="float" office:value="22.6950645447" calcext:value-type="float">
            <text:p>22,6950645447</text:p>
          </table:table-cell>
          <table:table-cell office:value-type="float" office:value="0.00656700134277" calcext:value-type="float">
            <text:p>0,0065670013</text:p>
          </table:table-cell>
          <table:table-cell table:formula="of:=[.E342]*1000" office:value-type="float" office:value="6.56700134277" calcext:value-type="float">
            <text:p>6,5670013428</text:p>
          </table:table-cell>
          <table:table-cell office:value-type="float" office:value="0.000150918960571" calcext:value-type="float">
            <text:p>0,000150919</text:p>
          </table:table-cell>
          <table:table-cell table:formula="of:=1000*[.G342]" office:value-type="float" office:value="0.150918960571" calcext:value-type="float">
            <text:p>0,1509189606</text:p>
          </table:table-cell>
          <table:table-cell office:value-type="float" office:value="0.029420052" calcext:value-type="float">
            <text:p>0,029420052</text:p>
          </table:table-cell>
          <table:table-cell table:formula="of:=1000*[.I342]" office:value-type="float" office:value="29.420052" calcext:value-type="float">
            <text:p>29,420052</text:p>
          </table:table-cell>
        </table:table-row>
        <table:table-row table:style-name="ro1" table:visibility="collapse">
          <table:table-cell/>
          <table:table-cell office:value-type="float" office:value="29.1073260462" calcext:value-type="float">
            <text:p>29,1073260462</text:p>
          </table:table-cell>
          <table:table-cell office:value-type="float" office:value="0.0276510715485" calcext:value-type="float">
            <text:p>0,0276510715</text:p>
          </table:table-cell>
          <table:table-cell table:formula="of:=[.C343]*1000" office:value-type="float" office:value="27.6510715485" calcext:value-type="float">
            <text:p>27,6510715485</text:p>
          </table:table-cell>
          <table:table-cell office:value-type="float" office:value="0.00655698776245" calcext:value-type="float">
            <text:p>0,0065569878</text:p>
          </table:table-cell>
          <table:table-cell table:formula="of:=[.E343]*1000" office:value-type="float" office:value="6.55698776245" calcext:value-type="float">
            <text:p>6,5569877625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343]" office:value-type="float" office:value="0.141143798828" calcext:value-type="float">
            <text:p>0,1411437988</text:p>
          </table:table-cell>
          <table:table-cell office:value-type="float" office:value="0.034355612" calcext:value-type="float">
            <text:p>0,034355612</text:p>
          </table:table-cell>
          <table:table-cell table:formula="of:=1000*[.I343]" office:value-type="float" office:value="34.355612" calcext:value-type="float">
            <text:p>34,355612</text:p>
          </table:table-cell>
        </table:table-row>
        <table:table-row table:style-name="ro1" table:visibility="collapse">
          <table:table-cell/>
          <table:table-cell office:value-type="float" office:value="33.1117330598" calcext:value-type="float">
            <text:p>33,1117330598</text:p>
          </table:table-cell>
          <table:table-cell office:value-type="float" office:value="0.0234990119934" calcext:value-type="float">
            <text:p>0,023499012</text:p>
          </table:table-cell>
          <table:table-cell table:formula="of:=[.C344]*1000" office:value-type="float" office:value="23.4990119934" calcext:value-type="float">
            <text:p>23,4990119934</text:p>
          </table:table-cell>
          <table:table-cell office:value-type="float" office:value="0.00654196739197" calcext:value-type="float">
            <text:p>0,0065419674</text:p>
          </table:table-cell>
          <table:table-cell table:formula="of:=[.E344]*1000" office:value-type="float" office:value="6.54196739197" calcext:value-type="float">
            <text:p>6,541967392</text:p>
          </table:table-cell>
          <table:table-cell office:value-type="float" office:value="0.000150918960571" calcext:value-type="float">
            <text:p>0,000150919</text:p>
          </table:table-cell>
          <table:table-cell table:formula="of:=1000*[.G344]" office:value-type="float" office:value="0.150918960571" calcext:value-type="float">
            <text:p>0,1509189606</text:p>
          </table:table-cell>
          <table:table-cell office:value-type="float" office:value="0.030200775" calcext:value-type="float">
            <text:p>0,030200775</text:p>
          </table:table-cell>
          <table:table-cell table:formula="of:=1000*[.I344]" office:value-type="float" office:value="30.200775" calcext:value-type="float">
            <text:p>30,200775</text:p>
          </table:table-cell>
        </table:table-row>
        <table:table-row table:style-name="ro1" table:visibility="collapse">
          <table:table-cell/>
          <table:table-cell office:value-type="float" office:value="32.6471138531" calcext:value-type="float">
            <text:p>32,6471138531</text:p>
          </table:table-cell>
          <table:table-cell office:value-type="float" office:value="0.0236101150513" calcext:value-type="float">
            <text:p>0,0236101151</text:p>
          </table:table-cell>
          <table:table-cell table:formula="of:=[.C345]*1000" office:value-type="float" office:value="23.6101150513" calcext:value-type="float">
            <text:p>23,6101150513</text:p>
          </table:table-cell>
          <table:table-cell office:value-type="float" office:value="0.0068621635437" calcext:value-type="float">
            <text:p>0,0068621635</text:p>
          </table:table-cell>
          <table:table-cell table:formula="of:=[.E345]*1000" office:value-type="float" office:value="6.8621635437" calcext:value-type="float">
            <text:p>6,8621635437</text:p>
          </table:table-cell>
          <table:table-cell office:value-type="float" office:value="0.000150918960571" calcext:value-type="float">
            <text:p>0,000150919</text:p>
          </table:table-cell>
          <table:table-cell table:formula="of:=1000*[.G345]" office:value-type="float" office:value="0.150918960571" calcext:value-type="float">
            <text:p>0,1509189606</text:p>
          </table:table-cell>
          <table:table-cell office:value-type="float" office:value="0.030630579" calcext:value-type="float">
            <text:p>0,030630579</text:p>
          </table:table-cell>
          <table:table-cell table:formula="of:=1000*[.I345]" office:value-type="float" office:value="30.630579" calcext:value-type="float">
            <text:p>30,630579</text:p>
          </table:table-cell>
        </table:table-row>
        <table:table-row table:style-name="ro1" table:visibility="collapse">
          <table:table-cell/>
          <table:table-cell office:value-type="float" office:value="29.3100639563" calcext:value-type="float">
            <text:p>29,3100639563</text:p>
          </table:table-cell>
          <table:table-cell office:value-type="float" office:value="0.0272510051727" calcext:value-type="float">
            <text:p>0,0272510052</text:p>
          </table:table-cell>
          <table:table-cell table:formula="of:=[.C346]*1000" office:value-type="float" office:value="27.2510051727" calcext:value-type="float">
            <text:p>27,2510051727</text:p>
          </table:table-cell>
          <table:table-cell office:value-type="float" office:value="0.00671911239624" calcext:value-type="float">
            <text:p>0,0067191124</text:p>
          </table:table-cell>
          <table:table-cell table:formula="of:=[.E346]*1000" office:value-type="float" office:value="6.71911239624" calcext:value-type="float">
            <text:p>6,7191123962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346]" office:value-type="float" office:value="0.140905380249" calcext:value-type="float">
            <text:p>0,1409053802</text:p>
          </table:table-cell>
          <table:table-cell office:value-type="float" office:value="0.034117974" calcext:value-type="float">
            <text:p>0,034117974</text:p>
          </table:table-cell>
          <table:table-cell table:formula="of:=1000*[.I346]" office:value-type="float" office:value="34.117974" calcext:value-type="float">
            <text:p>34,117974</text:p>
          </table:table-cell>
        </table:table-row>
        <table:table-row table:style-name="ro1" table:visibility="collapse">
          <table:table-cell/>
          <table:table-cell office:value-type="float" office:value="33.4704741384" calcext:value-type="float">
            <text:p>33,4704741384</text:p>
          </table:table-cell>
          <table:table-cell office:value-type="float" office:value="0.0232889652252" calcext:value-type="float">
            <text:p>0,0232889652</text:p>
          </table:table-cell>
          <table:table-cell table:formula="of:=[.C347]*1000" office:value-type="float" office:value="23.2889652252" calcext:value-type="float">
            <text:p>23,2889652252</text:p>
          </table:table-cell>
          <table:table-cell office:value-type="float" office:value="0.00642800331116" calcext:value-type="float">
            <text:p>0,0064280033</text:p>
          </table:table-cell>
          <table:table-cell table:formula="of:=[.E347]*1000" office:value-type="float" office:value="6.42800331116" calcext:value-type="float">
            <text:p>6,4280033112</text:p>
          </table:table-cell>
          <table:table-cell office:value-type="float" office:value="0.000150918960571" calcext:value-type="float">
            <text:p>0,000150919</text:p>
          </table:table-cell>
          <table:table-cell table:formula="of:=1000*[.G347]" office:value-type="float" office:value="0.150918960571" calcext:value-type="float">
            <text:p>0,1509189606</text:p>
          </table:table-cell>
          <table:table-cell office:value-type="float" office:value="0.029877079" calcext:value-type="float">
            <text:p>0,029877079</text:p>
          </table:table-cell>
          <table:table-cell table:formula="of:=1000*[.I347]" office:value-type="float" office:value="29.877079" calcext:value-type="float">
            <text:p>29,877079</text:p>
          </table:table-cell>
        </table:table-row>
        <table:table-row table:style-name="ro1" table:visibility="collapse">
          <table:table-cell/>
          <table:table-cell office:value-type="float" office:value="27.7275800749" calcext:value-type="float">
            <text:p>27,7275800749</text:p>
          </table:table-cell>
          <table:table-cell office:value-type="float" office:value="0.0276927947998" calcext:value-type="float">
            <text:p>0,0276927948</text:p>
          </table:table-cell>
          <table:table-cell table:formula="of:=[.C348]*1000" office:value-type="float" office:value="27.6927947998" calcext:value-type="float">
            <text:p>27,6927947998</text:p>
          </table:table-cell>
          <table:table-cell office:value-type="float" office:value="0.0082221031189" calcext:value-type="float">
            <text:p>0,0082221031</text:p>
          </table:table-cell>
          <table:table-cell table:formula="of:=[.E348]*1000" office:value-type="float" office:value="8.2221031189" calcext:value-type="float">
            <text:p>8,2221031189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348]" office:value-type="float" office:value="0.140905380249" calcext:value-type="float">
            <text:p>0,1409053802</text:p>
          </table:table-cell>
          <table:table-cell office:value-type="float" office:value="0.036065174" calcext:value-type="float">
            <text:p>0,036065174</text:p>
          </table:table-cell>
          <table:table-cell table:formula="of:=1000*[.I348]" office:value-type="float" office:value="36.065174" calcext:value-type="float">
            <text:p>36,065174</text:p>
          </table:table-cell>
        </table:table-row>
        <table:table-row table:style-name="ro1" table:visibility="collapse">
          <table:table-cell/>
          <table:table-cell office:value-type="float" office:value="33.2202372503" calcext:value-type="float">
            <text:p>33,2202372503</text:p>
          </table:table-cell>
          <table:table-cell office:value-type="float" office:value="0.0223062038422" calcext:value-type="float">
            <text:p>0,0223062038</text:p>
          </table:table-cell>
          <table:table-cell table:formula="of:=[.C349]*1000" office:value-type="float" office:value="22.3062038422" calcext:value-type="float">
            <text:p>22,3062038422</text:p>
          </table:table-cell>
          <table:table-cell office:value-type="float" office:value="0.00763010978699" calcext:value-type="float">
            <text:p>0,0076301098</text:p>
          </table:table-cell>
          <table:table-cell table:formula="of:=[.E349]*1000" office:value-type="float" office:value="7.63010978699" calcext:value-type="float">
            <text:p>7,630109787</text:p>
          </table:table-cell>
          <table:table-cell office:value-type="float" office:value="0.000155925750732" calcext:value-type="float">
            <text:p>0,0001559258</text:p>
          </table:table-cell>
          <table:table-cell table:formula="of:=1000*[.G349]" office:value-type="float" office:value="0.155925750732" calcext:value-type="float">
            <text:p>0,1559257507</text:p>
          </table:table-cell>
          <table:table-cell office:value-type="float" office:value="0.030102133" calcext:value-type="float">
            <text:p>0,030102133</text:p>
          </table:table-cell>
          <table:table-cell table:formula="of:=1000*[.I349]" office:value-type="float" office:value="30.102133" calcext:value-type="float">
            <text:p>30,102133</text:p>
          </table:table-cell>
        </table:table-row>
        <table:table-row table:style-name="ro1" table:visibility="collapse">
          <table:table-cell/>
          <table:table-cell office:value-type="float" office:value="32.8110406264" calcext:value-type="float">
            <text:p>32,8110406264</text:p>
          </table:table-cell>
          <table:table-cell office:value-type="float" office:value="0.0226039886475" calcext:value-type="float">
            <text:p>0,0226039886</text:p>
          </table:table-cell>
          <table:table-cell table:formula="of:=[.C350]*1000" office:value-type="float" office:value="22.6039886475" calcext:value-type="float">
            <text:p>22,6039886475</text:p>
          </table:table-cell>
          <table:table-cell office:value-type="float" office:value="0.00762701034546" calcext:value-type="float">
            <text:p>0,0076270103</text:p>
          </table:table-cell>
          <table:table-cell table:formula="of:=[.E350]*1000" office:value-type="float" office:value="7.62701034546" calcext:value-type="float">
            <text:p>7,6270103455</text:p>
          </table:table-cell>
          <table:table-cell office:value-type="float" office:value="0.000239133834839" calcext:value-type="float">
            <text:p>0,0002391338</text:p>
          </table:table-cell>
          <table:table-cell table:formula="of:=1000*[.G350]" office:value-type="float" office:value="0.239133834839" calcext:value-type="float">
            <text:p>0,2391338348</text:p>
          </table:table-cell>
          <table:table-cell office:value-type="float" office:value="0.030477546" calcext:value-type="float">
            <text:p>0,030477546</text:p>
          </table:table-cell>
          <table:table-cell table:formula="of:=1000*[.I350]" office:value-type="float" office:value="30.477546" calcext:value-type="float">
            <text:p>30,477546</text:p>
          </table:table-cell>
        </table:table-row>
        <table:table-row table:style-name="ro1" table:visibility="collapse">
          <table:table-cell/>
          <table:table-cell office:value-type="float" office:value="29.1965227876" calcext:value-type="float">
            <text:p>29,1965227876</text:p>
          </table:table-cell>
          <table:table-cell office:value-type="float" office:value="0.0263590812683" calcext:value-type="float">
            <text:p>0,0263590813</text:p>
          </table:table-cell>
          <table:table-cell table:formula="of:=[.C351]*1000" office:value-type="float" office:value="26.3590812683" calcext:value-type="float">
            <text:p>26,3590812683</text:p>
          </table:table-cell>
          <table:table-cell office:value-type="float" office:value="0.00767683982849" calcext:value-type="float">
            <text:p>0,0076768398</text:p>
          </table:table-cell>
          <table:table-cell table:formula="of:=[.E351]*1000" office:value-type="float" office:value="7.67683982849" calcext:value-type="float">
            <text:p>7,6768398285</text:p>
          </table:table-cell>
          <table:table-cell office:value-type="float" office:value="0.000207185745239" calcext:value-type="float">
            <text:p>0,0002071857</text:p>
          </table:table-cell>
          <table:table-cell table:formula="of:=1000*[.G351]" office:value-type="float" office:value="0.207185745239" calcext:value-type="float">
            <text:p>0,2071857452</text:p>
          </table:table-cell>
          <table:table-cell office:value-type="float" office:value="0.034250654" calcext:value-type="float">
            <text:p>0,034250654</text:p>
          </table:table-cell>
          <table:table-cell table:formula="of:=1000*[.I351]" office:value-type="float" office:value="34.250654" calcext:value-type="float">
            <text:p>34,250654</text:p>
          </table:table-cell>
        </table:table-row>
        <table:table-row table:style-name="ro1" table:visibility="collapse">
          <table:table-cell/>
          <table:table-cell office:value-type="float" office:value="33.0810243605" calcext:value-type="float">
            <text:p>33,0810243605</text:p>
          </table:table-cell>
          <table:table-cell office:value-type="float" office:value="0.0222489833832" calcext:value-type="float">
            <text:p>0,0222489834</text:p>
          </table:table-cell>
          <table:table-cell table:formula="of:=[.C352]*1000" office:value-type="float" office:value="22.2489833832" calcext:value-type="float">
            <text:p>22,2489833832</text:p>
          </table:table-cell>
          <table:table-cell office:value-type="float" office:value="0.00772094726562" calcext:value-type="float">
            <text:p>0,0077209473</text:p>
          </table:table-cell>
          <table:table-cell table:formula="of:=[.E352]*1000" office:value-type="float" office:value="7.72094726562" calcext:value-type="float">
            <text:p>7,7209472656</text:p>
          </table:table-cell>
          <table:table-cell office:value-type="float" office:value="0.000248193740845" calcext:value-type="float">
            <text:p>0,0002481937</text:p>
          </table:table-cell>
          <table:table-cell table:formula="of:=1000*[.G352]" office:value-type="float" office:value="0.248193740845" calcext:value-type="float">
            <text:p>0,2481937408</text:p>
          </table:table-cell>
          <table:table-cell office:value-type="float" office:value="0.03022881" calcext:value-type="float">
            <text:p>0,03022881</text:p>
          </table:table-cell>
          <table:table-cell table:formula="of:=1000*[.I352]" office:value-type="float" office:value="30.22881" calcext:value-type="float">
            <text:p>30,22881</text:p>
          </table:table-cell>
        </table:table-row>
        <table:table-row table:style-name="ro1" table:visibility="collapse">
          <table:table-cell/>
          <table:table-cell office:value-type="float" office:value="33.7382337488" calcext:value-type="float">
            <text:p>33,7382337488</text:p>
          </table:table-cell>
          <table:table-cell office:value-type="float" office:value="0.0220379829407" calcext:value-type="float">
            <text:p>0,0220379829</text:p>
          </table:table-cell>
          <table:table-cell table:formula="of:=[.C353]*1000" office:value-type="float" office:value="22.0379829407" calcext:value-type="float">
            <text:p>22,0379829407</text:p>
          </table:table-cell>
          <table:table-cell office:value-type="float" office:value="0.00744414329529" calcext:value-type="float">
            <text:p>0,0074441433</text:p>
          </table:table-cell>
          <table:table-cell table:formula="of:=[.E353]*1000" office:value-type="float" office:value="7.44414329529" calcext:value-type="float">
            <text:p>7,4441432953</text:p>
          </table:table-cell>
          <table:table-cell office:value-type="float" office:value="0.000150918960571" calcext:value-type="float">
            <text:p>0,000150919</text:p>
          </table:table-cell>
          <table:table-cell table:formula="of:=1000*[.G353]" office:value-type="float" office:value="0.150918960571" calcext:value-type="float">
            <text:p>0,1509189606</text:p>
          </table:table-cell>
          <table:table-cell office:value-type="float" office:value="0.029639963" calcext:value-type="float">
            <text:p>0,029639963</text:p>
          </table:table-cell>
          <table:table-cell table:formula="of:=1000*[.I353]" office:value-type="float" office:value="29.639963" calcext:value-type="float">
            <text:p>29,639963</text:p>
          </table:table-cell>
        </table:table-row>
        <table:table-row table:style-name="ro1" table:visibility="collapse">
          <table:table-cell/>
          <table:table-cell office:value-type="float" office:value="29.92277172" calcext:value-type="float">
            <text:p>29,92277172</text:p>
          </table:table-cell>
          <table:table-cell office:value-type="float" office:value="0.026547908783" calcext:value-type="float">
            <text:p>0,0265479088</text:p>
          </table:table-cell>
          <table:table-cell table:formula="of:=[.C354]*1000" office:value-type="float" office:value="26.547908783" calcext:value-type="float">
            <text:p>26,547908783</text:p>
          </table:table-cell>
          <table:table-cell office:value-type="float" office:value="0.00672197341919" calcext:value-type="float">
            <text:p>0,0067219734</text:p>
          </table:table-cell>
          <table:table-cell table:formula="of:=[.E354]*1000" office:value-type="float" office:value="6.72197341919" calcext:value-type="float">
            <text:p>6,7219734192</text:p>
          </table:table-cell>
          <table:table-cell office:value-type="float" office:value="0.000141859054565" calcext:value-type="float">
            <text:p>0,0001418591</text:p>
          </table:table-cell>
          <table:table-cell table:formula="of:=1000*[.G354]" office:value-type="float" office:value="0.141859054565" calcext:value-type="float">
            <text:p>0,1418590546</text:p>
          </table:table-cell>
          <table:table-cell office:value-type="float" office:value="0.033419364" calcext:value-type="float">
            <text:p>0,033419364</text:p>
          </table:table-cell>
          <table:table-cell table:formula="of:=1000*[.I354]" office:value-type="float" office:value="33.419364" calcext:value-type="float">
            <text:p>33,419364</text:p>
          </table:table-cell>
        </table:table-row>
        <table:table-row table:style-name="ro1" table:visibility="collapse">
          <table:table-cell/>
          <table:table-cell office:value-type="float" office:value="33.0974489181" calcext:value-type="float">
            <text:p>33,0974489181</text:p>
          </table:table-cell>
          <table:table-cell office:value-type="float" office:value="0.0233900547028" calcext:value-type="float">
            <text:p>0,0233900547</text:p>
          </table:table-cell>
          <table:table-cell table:formula="of:=[.C355]*1000" office:value-type="float" office:value="23.3900547028" calcext:value-type="float">
            <text:p>23,3900547028</text:p>
          </table:table-cell>
          <table:table-cell office:value-type="float" office:value="0.00664806365967" calcext:value-type="float">
            <text:p>0,0066480637</text:p>
          </table:table-cell>
          <table:table-cell table:formula="of:=[.E355]*1000" office:value-type="float" office:value="6.64806365967" calcext:value-type="float">
            <text:p>6,6480636597</text:p>
          </table:table-cell>
          <table:table-cell office:value-type="float" office:value="0.000169038772583" calcext:value-type="float">
            <text:p>0,0001690388</text:p>
          </table:table-cell>
          <table:table-cell table:formula="of:=1000*[.G355]" office:value-type="float" office:value="0.169038772583" calcext:value-type="float">
            <text:p>0,1690387726</text:p>
          </table:table-cell>
          <table:table-cell office:value-type="float" office:value="0.030213809" calcext:value-type="float">
            <text:p>0,030213809</text:p>
          </table:table-cell>
          <table:table-cell table:formula="of:=1000*[.I355]" office:value-type="float" office:value="30.213809" calcext:value-type="float">
            <text:p>30,213809</text:p>
          </table:table-cell>
        </table:table-row>
        <table:table-row table:style-name="ro1" table:visibility="collapse">
          <table:table-cell/>
          <table:table-cell office:value-type="float" office:value="32.7254783" calcext:value-type="float">
            <text:p>32,7254783</text:p>
          </table:table-cell>
          <table:table-cell office:value-type="float" office:value="0.0234208106995" calcext:value-type="float">
            <text:p>0,0234208107</text:p>
          </table:table-cell>
          <table:table-cell table:formula="of:=[.C356]*1000" office:value-type="float" office:value="23.4208106995" calcext:value-type="float">
            <text:p>23,4208106995</text:p>
          </table:table-cell>
          <table:table-cell office:value-type="float" office:value="0.00697898864746" calcext:value-type="float">
            <text:p>0,0069789886</text:p>
          </table:table-cell>
          <table:table-cell table:formula="of:=[.E356]*1000" office:value-type="float" office:value="6.97898864746" calcext:value-type="float">
            <text:p>6,9789886475</text:p>
          </table:table-cell>
          <table:table-cell office:value-type="float" office:value="0.000149965286255" calcext:value-type="float">
            <text:p>0,0001499653</text:p>
          </table:table-cell>
          <table:table-cell table:formula="of:=1000*[.G356]" office:value-type="float" office:value="0.149965286255" calcext:value-type="float">
            <text:p>0,1499652863</text:p>
          </table:table-cell>
          <table:table-cell office:value-type="float" office:value="0.030557231" calcext:value-type="float">
            <text:p>0,030557231</text:p>
          </table:table-cell>
          <table:table-cell table:formula="of:=1000*[.I356]" office:value-type="float" office:value="30.557231" calcext:value-type="float">
            <text:p>30,557231</text:p>
          </table:table-cell>
        </table:table-row>
        <table:table-row table:style-name="ro1" table:visibility="collapse">
          <table:table-cell/>
          <table:table-cell office:value-type="float" office:value="29.374142477" calcext:value-type="float">
            <text:p>29,374142477</text:p>
          </table:table-cell>
          <table:table-cell office:value-type="float" office:value="0.0271761417389" calcext:value-type="float">
            <text:p>0,0271761417</text:p>
          </table:table-cell>
          <table:table-cell table:formula="of:=[.C357]*1000" office:value-type="float" office:value="27.1761417389" calcext:value-type="float">
            <text:p>27,1761417389</text:p>
          </table:table-cell>
          <table:table-cell office:value-type="float" office:value="0.00670194625854" calcext:value-type="float">
            <text:p>0,0067019463</text:p>
          </table:table-cell>
          <table:table-cell table:formula="of:=[.E357]*1000" office:value-type="float" office:value="6.70194625854" calcext:value-type="float">
            <text:p>6,7019462585</text:p>
          </table:table-cell>
          <table:table-cell office:value-type="float" office:value="0.000156164169312" calcext:value-type="float">
            <text:p>0,0001561642</text:p>
          </table:table-cell>
          <table:table-cell table:formula="of:=1000*[.G357]" office:value-type="float" office:value="0.156164169312" calcext:value-type="float">
            <text:p>0,1561641693</text:p>
          </table:table-cell>
          <table:table-cell office:value-type="float" office:value="0.034043547" calcext:value-type="float">
            <text:p>0,034043547</text:p>
          </table:table-cell>
          <table:table-cell table:formula="of:=1000*[.I357]" office:value-type="float" office:value="34.043547" calcext:value-type="float">
            <text:p>34,043547</text:p>
          </table:table-cell>
        </table:table-row>
        <table:table-row table:style-name="ro1" table:visibility="collapse">
          <table:table-cell/>
          <table:table-cell office:value-type="float" office:value="32.5815361087" calcext:value-type="float">
            <text:p>32,5815361087</text:p>
          </table:table-cell>
          <table:table-cell office:value-type="float" office:value="0.0237100124359" calcext:value-type="float">
            <text:p>0,0237100124</text:p>
          </table:table-cell>
          <table:table-cell table:formula="of:=[.C358]*1000" office:value-type="float" office:value="23.7100124359" calcext:value-type="float">
            <text:p>23,7100124359</text:p>
          </table:table-cell>
          <table:table-cell office:value-type="float" office:value="0.00683403015137" calcext:value-type="float">
            <text:p>0,0068340302</text:p>
          </table:table-cell>
          <table:table-cell table:formula="of:=[.E358]*1000" office:value-type="float" office:value="6.83403015137" calcext:value-type="float">
            <text:p>6,8340301514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358]" office:value-type="float" office:value="0.139951705933" calcext:value-type="float">
            <text:p>0,1399517059</text:p>
          </table:table-cell>
          <table:table-cell office:value-type="float" office:value="0.03069223" calcext:value-type="float">
            <text:p>0,03069223</text:p>
          </table:table-cell>
          <table:table-cell table:formula="of:=1000*[.I358]" office:value-type="float" office:value="30.69223" calcext:value-type="float">
            <text:p>30,69223</text:p>
          </table:table-cell>
        </table:table-row>
        <table:table-row table:style-name="ro1" table:visibility="collapse">
          <table:table-cell/>
          <table:table-cell office:value-type="float" office:value="33.0363650431" calcext:value-type="float">
            <text:p>33,0363650431</text:p>
          </table:table-cell>
          <table:table-cell office:value-type="float" office:value="0.0234079360962" calcext:value-type="float">
            <text:p>0,0234079361</text:p>
          </table:table-cell>
          <table:table-cell table:formula="of:=[.C359]*1000" office:value-type="float" office:value="23.4079360962" calcext:value-type="float">
            <text:p>23,4079360962</text:p>
          </table:table-cell>
          <table:table-cell office:value-type="float" office:value="0.00670194625854" calcext:value-type="float">
            <text:p>0,0067019463</text:p>
          </table:table-cell>
          <table:table-cell table:formula="of:=[.E359]*1000" office:value-type="float" office:value="6.70194625854" calcext:value-type="float">
            <text:p>6,7019462585</text:p>
          </table:table-cell>
          <table:table-cell office:value-type="float" office:value="0.000150918960571" calcext:value-type="float">
            <text:p>0,000150919</text:p>
          </table:table-cell>
          <table:table-cell table:formula="of:=1000*[.G359]" office:value-type="float" office:value="0.150918960571" calcext:value-type="float">
            <text:p>0,1509189606</text:p>
          </table:table-cell>
          <table:table-cell office:value-type="float" office:value="0.030269674" calcext:value-type="float">
            <text:p>0,030269674</text:p>
          </table:table-cell>
          <table:table-cell table:formula="of:=1000*[.I359]" office:value-type="float" office:value="30.269674" calcext:value-type="float">
            <text:p>30,269674</text:p>
          </table:table-cell>
        </table:table-row>
        <table:table-row table:style-name="ro1" table:visibility="collapse">
          <table:table-cell/>
          <table:table-cell office:value-type="float" office:value="29.1943415644" calcext:value-type="float">
            <text:p>29,1943415644</text:p>
          </table:table-cell>
          <table:table-cell office:value-type="float" office:value="0.0275049209595" calcext:value-type="float">
            <text:p>0,027504921</text:p>
          </table:table-cell>
          <table:table-cell table:formula="of:=[.C360]*1000" office:value-type="float" office:value="27.5049209595" calcext:value-type="float">
            <text:p>27,5049209595</text:p>
          </table:table-cell>
          <table:table-cell office:value-type="float" office:value="0.00659990310669" calcext:value-type="float">
            <text:p>0,0065999031</text:p>
          </table:table-cell>
          <table:table-cell table:formula="of:=[.E360]*1000" office:value-type="float" office:value="6.59990310669" calcext:value-type="float">
            <text:p>6,5999031067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360]" office:value-type="float" office:value="0.141143798828" calcext:value-type="float">
            <text:p>0,1411437988</text:p>
          </table:table-cell>
          <table:table-cell office:value-type="float" office:value="0.034253213" calcext:value-type="float">
            <text:p>0,034253213</text:p>
          </table:table-cell>
          <table:table-cell table:formula="of:=1000*[.I360]" office:value-type="float" office:value="34.253213" calcext:value-type="float">
            <text:p>34,253213</text:p>
          </table:table-cell>
        </table:table-row>
        <table:table-row table:style-name="ro1" table:visibility="collapse">
          <table:table-cell/>
          <table:table-cell office:value-type="float" office:value="31.6908203007" calcext:value-type="float">
            <text:p>31,6908203007</text:p>
          </table:table-cell>
          <table:table-cell office:value-type="float" office:value="0.0235359668732" calcext:value-type="float">
            <text:p>0,0235359669</text:p>
          </table:table-cell>
          <table:table-cell table:formula="of:=[.C361]*1000" office:value-type="float" office:value="23.5359668732" calcext:value-type="float">
            <text:p>23,5359668732</text:p>
          </table:table-cell>
          <table:table-cell office:value-type="float" office:value="0.00780391693115" calcext:value-type="float">
            <text:p>0,0078039169</text:p>
          </table:table-cell>
          <table:table-cell table:formula="of:=[.E361]*1000" office:value-type="float" office:value="7.80391693115" calcext:value-type="float">
            <text:p>7,8039169312</text:p>
          </table:table-cell>
          <table:table-cell office:value-type="float" office:value="0.000205993652344" calcext:value-type="float">
            <text:p>0,0002059937</text:p>
          </table:table-cell>
          <table:table-cell table:formula="of:=1000*[.G361]" office:value-type="float" office:value="0.205993652344" calcext:value-type="float">
            <text:p>0,2059936523</text:p>
          </table:table-cell>
          <table:table-cell office:value-type="float" office:value="0.031554879" calcext:value-type="float">
            <text:p>0,031554879</text:p>
          </table:table-cell>
          <table:table-cell table:formula="of:=1000*[.I361]" office:value-type="float" office:value="31.554879" calcext:value-type="float">
            <text:p>31,554879</text:p>
          </table:table-cell>
        </table:table-row>
        <table:table-row table:style-name="ro1" table:visibility="collapse">
          <table:table-cell/>
          <table:table-cell office:value-type="float" office:value="33.0916013913" calcext:value-type="float">
            <text:p>33,0916013913</text:p>
          </table:table-cell>
          <table:table-cell office:value-type="float" office:value="0.0223450660706" calcext:value-type="float">
            <text:p>0,0223450661</text:p>
          </table:table-cell>
          <table:table-cell table:formula="of:=[.C362]*1000" office:value-type="float" office:value="22.3450660706" calcext:value-type="float">
            <text:p>22,3450660706</text:p>
          </table:table-cell>
          <table:table-cell office:value-type="float" office:value="0.00765800476074" calcext:value-type="float">
            <text:p>0,0076580048</text:p>
          </table:table-cell>
          <table:table-cell table:formula="of:=[.E362]*1000" office:value-type="float" office:value="7.65800476074" calcext:value-type="float">
            <text:p>7,6580047607</text:p>
          </table:table-cell>
          <table:table-cell office:value-type="float" office:value="0.00020694732666" calcext:value-type="float">
            <text:p>0,0002069473</text:p>
          </table:table-cell>
          <table:table-cell table:formula="of:=1000*[.G362]" office:value-type="float" office:value="0.20694732666" calcext:value-type="float">
            <text:p>0,2069473267</text:p>
          </table:table-cell>
          <table:table-cell office:value-type="float" office:value="0.030219148" calcext:value-type="float">
            <text:p>0,030219148</text:p>
          </table:table-cell>
          <table:table-cell table:formula="of:=1000*[.I362]" office:value-type="float" office:value="30.219148" calcext:value-type="float">
            <text:p>30,219148</text:p>
          </table:table-cell>
        </table:table-row>
        <table:table-row table:style-name="ro1" table:visibility="collapse">
          <table:table-cell/>
          <table:table-cell office:value-type="float" office:value="29.1138266483" calcext:value-type="float">
            <text:p>29,1138266483</text:p>
          </table:table-cell>
          <table:table-cell office:value-type="float" office:value="0.0260210037231" calcext:value-type="float">
            <text:p>0,0260210037</text:p>
          </table:table-cell>
          <table:table-cell table:formula="of:=[.C363]*1000" office:value-type="float" office:value="26.0210037231" calcext:value-type="float">
            <text:p>26,0210037231</text:p>
          </table:table-cell>
          <table:table-cell office:value-type="float" office:value="0.00817799568176" calcext:value-type="float">
            <text:p>0,0081779957</text:p>
          </table:table-cell>
          <table:table-cell table:formula="of:=[.E363]*1000" office:value-type="float" office:value="8.17799568176" calcext:value-type="float">
            <text:p>8,1779956818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363]" office:value-type="float" office:value="0.140905380249" calcext:value-type="float">
            <text:p>0,1409053802</text:p>
          </table:table-cell>
          <table:table-cell office:value-type="float" office:value="0.034347941" calcext:value-type="float">
            <text:p>0,034347941</text:p>
          </table:table-cell>
          <table:table-cell table:formula="of:=1000*[.I363]" office:value-type="float" office:value="34.347941" calcext:value-type="float">
            <text:p>34,347941</text:p>
          </table:table-cell>
        </table:table-row>
        <table:table-row table:style-name="ro1" table:visibility="collapse">
          <table:table-cell/>
          <table:table-cell office:value-type="float" office:value="34.4012454627" calcext:value-type="float">
            <text:p>34,4012454627</text:p>
          </table:table-cell>
          <table:table-cell office:value-type="float" office:value="0.0220899581909" calcext:value-type="float">
            <text:p>0,0220899582</text:p>
          </table:table-cell>
          <table:table-cell table:formula="of:=[.C364]*1000" office:value-type="float" office:value="22.0899581909" calcext:value-type="float">
            <text:p>22,0899581909</text:p>
          </table:table-cell>
          <table:table-cell office:value-type="float" office:value="0.00682902336121" calcext:value-type="float">
            <text:p>0,0068290234</text:p>
          </table:table-cell>
          <table:table-cell table:formula="of:=[.E364]*1000" office:value-type="float" office:value="6.82902336121" calcext:value-type="float">
            <text:p>6,8290233612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364]" office:value-type="float" office:value="0.139951705933" calcext:value-type="float">
            <text:p>0,1399517059</text:p>
          </table:table-cell>
          <table:table-cell office:value-type="float" office:value="0.029068715" calcext:value-type="float">
            <text:p>0,029068715</text:p>
          </table:table-cell>
          <table:table-cell table:formula="of:=1000*[.I364]" office:value-type="float" office:value="29.068715" calcext:value-type="float">
            <text:p>29,068715</text:p>
          </table:table-cell>
        </table:table-row>
        <table:table-row table:style-name="ro1" table:visibility="collapse">
          <table:table-cell/>
          <table:table-cell office:value-type="float" office:value="32.1226344531" calcext:value-type="float">
            <text:p>32,1226344531</text:p>
          </table:table-cell>
          <table:table-cell office:value-type="float" office:value="0.0230729579926" calcext:value-type="float">
            <text:p>0,023072958</text:p>
          </table:table-cell>
          <table:table-cell table:formula="of:=[.C365]*1000" office:value-type="float" office:value="23.0729579926" calcext:value-type="float">
            <text:p>23,0729579926</text:p>
          </table:table-cell>
          <table:table-cell office:value-type="float" office:value="0.00784397125244" calcext:value-type="float">
            <text:p>0,0078439713</text:p>
          </table:table-cell>
          <table:table-cell table:formula="of:=[.E365]*1000" office:value-type="float" office:value="7.84397125244" calcext:value-type="float">
            <text:p>7,8439712524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365]" office:value-type="float" office:value="0.204086303711" calcext:value-type="float">
            <text:p>0,2040863037</text:p>
          </table:table-cell>
          <table:table-cell office:value-type="float" office:value="0.031130697" calcext:value-type="float">
            <text:p>0,031130697</text:p>
          </table:table-cell>
          <table:table-cell table:formula="of:=1000*[.I365]" office:value-type="float" office:value="31.130697" calcext:value-type="float">
            <text:p>31,130697</text:p>
          </table:table-cell>
        </table:table-row>
        <table:table-row table:style-name="ro1" table:visibility="collapse">
          <table:table-cell/>
          <table:table-cell office:value-type="float" office:value="29.1945452678" calcext:value-type="float">
            <text:p>29,1945452678</text:p>
          </table:table-cell>
          <table:table-cell office:value-type="float" office:value="0.0260488986969" calcext:value-type="float">
            <text:p>0,0260488987</text:p>
          </table:table-cell>
          <table:table-cell table:formula="of:=[.C366]*1000" office:value-type="float" office:value="26.0488986969" calcext:value-type="float">
            <text:p>26,0488986969</text:p>
          </table:table-cell>
          <table:table-cell office:value-type="float" office:value="0.00804090499878" calcext:value-type="float">
            <text:p>0,008040905</text:p>
          </table:table-cell>
          <table:table-cell table:formula="of:=[.E366]*1000" office:value-type="float" office:value="8.04090499878" calcext:value-type="float">
            <text:p>8,0409049988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366]" office:value-type="float" office:value="0.139951705933" calcext:value-type="float">
            <text:p>0,1399517059</text:p>
          </table:table-cell>
          <table:table-cell office:value-type="float" office:value="0.034252974" calcext:value-type="float">
            <text:p>0,034252974</text:p>
          </table:table-cell>
          <table:table-cell table:formula="of:=1000*[.I366]" office:value-type="float" office:value="34.252974" calcext:value-type="float">
            <text:p>34,252974</text:p>
          </table:table-cell>
        </table:table-row>
        <table:table-row table:style-name="ro1" table:visibility="collapse">
          <table:table-cell/>
          <table:table-cell office:value-type="float" office:value="32.5821847326" calcext:value-type="float">
            <text:p>32,5821847326</text:p>
          </table:table-cell>
          <table:table-cell office:value-type="float" office:value="0.0224130153656" calcext:value-type="float">
            <text:p>0,0224130154</text:p>
          </table:table-cell>
          <table:table-cell table:formula="of:=[.C367]*1000" office:value-type="float" office:value="22.4130153656" calcext:value-type="float">
            <text:p>22,4130153656</text:p>
          </table:table-cell>
          <table:table-cell office:value-type="float" office:value="0.00807285308838" calcext:value-type="float">
            <text:p>0,0080728531</text:p>
          </table:table-cell>
          <table:table-cell table:formula="of:=[.E367]*1000" office:value-type="float" office:value="8.07285308838" calcext:value-type="float">
            <text:p>8,0728530884</text:p>
          </table:table-cell>
          <table:table-cell office:value-type="float" office:value="0.000200033187866" calcext:value-type="float">
            <text:p>0,0002000332</text:p>
          </table:table-cell>
          <table:table-cell table:formula="of:=1000*[.G367]" office:value-type="float" office:value="0.200033187866" calcext:value-type="float">
            <text:p>0,2000331879</text:p>
          </table:table-cell>
          <table:table-cell office:value-type="float" office:value="0.030691619" calcext:value-type="float">
            <text:p>0,030691619</text:p>
          </table:table-cell>
          <table:table-cell table:formula="of:=1000*[.I367]" office:value-type="float" office:value="30.691619" calcext:value-type="float">
            <text:p>30,691619</text:p>
          </table:table-cell>
        </table:table-row>
        <table:table-row table:style-name="ro1" table:visibility="collapse">
          <table:table-cell/>
          <table:table-cell office:value-type="float" office:value="30.665488008" calcext:value-type="float">
            <text:p>30,665488008</text:p>
          </table:table-cell>
          <table:table-cell office:value-type="float" office:value="0.0259821414948" calcext:value-type="float">
            <text:p>0,0259821415</text:p>
          </table:table-cell>
          <table:table-cell table:formula="of:=[.C368]*1000" office:value-type="float" office:value="25.9821414948" calcext:value-type="float">
            <text:p>25,9821414948</text:p>
          </table:table-cell>
          <table:table-cell office:value-type="float" office:value="0.00644898414612" calcext:value-type="float">
            <text:p>0,0064489841</text:p>
          </table:table-cell>
          <table:table-cell table:formula="of:=[.E368]*1000" office:value-type="float" office:value="6.44898414612" calcext:value-type="float">
            <text:p>6,4489841461</text:p>
          </table:table-cell>
          <table:table-cell office:value-type="float" office:value="0.000173091888428" calcext:value-type="float">
            <text:p>0,0001730919</text:p>
          </table:table-cell>
          <table:table-cell table:formula="of:=1000*[.G368]" office:value-type="float" office:value="0.173091888428" calcext:value-type="float">
            <text:p>0,1730918884</text:p>
          </table:table-cell>
          <table:table-cell office:value-type="float" office:value="0.032609949" calcext:value-type="float">
            <text:p>0,032609949</text:p>
          </table:table-cell>
          <table:table-cell table:formula="of:=1000*[.I368]" office:value-type="float" office:value="32.609949" calcext:value-type="float">
            <text:p>32,609949</text:p>
          </table:table-cell>
        </table:table-row>
        <table:table-row table:style-name="ro1" table:visibility="collapse">
          <table:table-cell/>
          <table:table-cell office:value-type="float" office:value="33.0430752503" calcext:value-type="float">
            <text:p>33,0430752503</text:p>
          </table:table-cell>
          <table:table-cell office:value-type="float" office:value="0.0236389636993" calcext:value-type="float">
            <text:p>0,0236389637</text:p>
          </table:table-cell>
          <table:table-cell table:formula="of:=[.C369]*1000" office:value-type="float" office:value="23.6389636993" calcext:value-type="float">
            <text:p>23,6389636993</text:p>
          </table:table-cell>
          <table:table-cell office:value-type="float" office:value="0.00647401809692" calcext:value-type="float">
            <text:p>0,0064740181</text:p>
          </table:table-cell>
          <table:table-cell table:formula="of:=[.E369]*1000" office:value-type="float" office:value="6.47401809692" calcext:value-type="float">
            <text:p>6,4740180969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369]" office:value-type="float" office:value="0.140905380249" calcext:value-type="float">
            <text:p>0,1409053802</text:p>
          </table:table-cell>
          <table:table-cell office:value-type="float" office:value="0.030263527" calcext:value-type="float">
            <text:p>0,030263527</text:p>
          </table:table-cell>
          <table:table-cell table:formula="of:=1000*[.I369]" office:value-type="float" office:value="30.263527" calcext:value-type="float">
            <text:p>30,263527</text:p>
          </table:table-cell>
        </table:table-row>
        <table:table-row table:style-name="ro1" table:visibility="collapse">
          <table:table-cell/>
          <table:table-cell office:value-type="float" office:value="32.231303177" calcext:value-type="float">
            <text:p>32,231303177</text:p>
          </table:table-cell>
          <table:table-cell office:value-type="float" office:value="0.0239419937134" calcext:value-type="float">
            <text:p>0,0239419937</text:p>
          </table:table-cell>
          <table:table-cell table:formula="of:=[.C370]*1000" office:value-type="float" office:value="23.9419937134" calcext:value-type="float">
            <text:p>23,9419937134</text:p>
          </table:table-cell>
          <table:table-cell office:value-type="float" office:value="0.00692391395569" calcext:value-type="float">
            <text:p>0,006923914</text:p>
          </table:table-cell>
          <table:table-cell table:formula="of:=[.E370]*1000" office:value-type="float" office:value="6.92391395569" calcext:value-type="float">
            <text:p>6,9239139557</text:p>
          </table:table-cell>
          <table:table-cell office:value-type="float" office:value="0.000151872634888" calcext:value-type="float">
            <text:p>0,0001518726</text:p>
          </table:table-cell>
          <table:table-cell table:formula="of:=1000*[.G370]" office:value-type="float" office:value="0.151872634888" calcext:value-type="float">
            <text:p>0,1518726349</text:p>
          </table:table-cell>
          <table:table-cell office:value-type="float" office:value="0.031025739" calcext:value-type="float">
            <text:p>0,031025739</text:p>
          </table:table-cell>
          <table:table-cell table:formula="of:=1000*[.I370]" office:value-type="float" office:value="31.025739" calcext:value-type="float">
            <text:p>31,025739</text:p>
          </table:table-cell>
        </table:table-row>
        <table:table-row table:style-name="ro1" table:visibility="collapse">
          <table:table-cell/>
          <table:table-cell office:value-type="float" office:value="29.1977946789" calcext:value-type="float">
            <text:p>29,1977946789</text:p>
          </table:table-cell>
          <table:table-cell office:value-type="float" office:value="0.0270259380341" calcext:value-type="float">
            <text:p>0,027025938</text:p>
          </table:table-cell>
          <table:table-cell table:formula="of:=[.C371]*1000" office:value-type="float" office:value="27.0259380341" calcext:value-type="float">
            <text:p>27,0259380341</text:p>
          </table:table-cell>
          <table:table-cell office:value-type="float" office:value="0.00707197189331" calcext:value-type="float">
            <text:p>0,0070719719</text:p>
          </table:table-cell>
          <table:table-cell table:formula="of:=[.E371]*1000" office:value-type="float" office:value="7.07197189331" calcext:value-type="float">
            <text:p>7,0719718933</text:p>
          </table:table-cell>
          <table:table-cell office:value-type="float" office:value="0.000143051147461" calcext:value-type="float">
            <text:p>0,0001430511</text:p>
          </table:table-cell>
          <table:table-cell table:formula="of:=1000*[.G371]" office:value-type="float" office:value="0.143051147461" calcext:value-type="float">
            <text:p>0,1430511475</text:p>
          </table:table-cell>
          <table:table-cell office:value-type="float" office:value="0.034249162" calcext:value-type="float">
            <text:p>0,034249162</text:p>
          </table:table-cell>
          <table:table-cell table:formula="of:=1000*[.I371]" office:value-type="float" office:value="34.249162" calcext:value-type="float">
            <text:p>34,249162</text:p>
          </table:table-cell>
        </table:table-row>
        <table:table-row table:style-name="ro1" table:visibility="collapse">
          <table:table-cell/>
          <table:table-cell office:value-type="float" office:value="33.6528412606" calcext:value-type="float">
            <text:p>33,6528412606</text:p>
          </table:table-cell>
          <table:table-cell office:value-type="float" office:value="0.023029088974" calcext:value-type="float">
            <text:p>0,023029089</text:p>
          </table:table-cell>
          <table:table-cell table:formula="of:=[.C372]*1000" office:value-type="float" office:value="23.029088974" calcext:value-type="float">
            <text:p>23,029088974</text:p>
          </table:table-cell>
          <table:table-cell office:value-type="float" office:value="0.00653004646301" calcext:value-type="float">
            <text:p>0,0065300465</text:p>
          </table:table-cell>
          <table:table-cell table:formula="of:=[.E372]*1000" office:value-type="float" office:value="6.53004646301" calcext:value-type="float">
            <text:p>6,530046463</text:p>
          </table:table-cell>
          <table:table-cell office:value-type="float" office:value="0.000149965286255" calcext:value-type="float">
            <text:p>0,0001499653</text:p>
          </table:table-cell>
          <table:table-cell table:formula="of:=1000*[.G372]" office:value-type="float" office:value="0.149965286255" calcext:value-type="float">
            <text:p>0,1499652863</text:p>
          </table:table-cell>
          <table:table-cell office:value-type="float" office:value="0.029715173" calcext:value-type="float">
            <text:p>0,029715173</text:p>
          </table:table-cell>
          <table:table-cell table:formula="of:=1000*[.I372]" office:value-type="float" office:value="29.715173" calcext:value-type="float">
            <text:p>29,715173</text:p>
          </table:table-cell>
        </table:table-row>
        <table:table-row table:style-name="ro1" table:visibility="collapse">
          <table:table-cell/>
          <table:table-cell office:value-type="float" office:value="32.4646412172" calcext:value-type="float">
            <text:p>32,4646412172</text:p>
          </table:table-cell>
          <table:table-cell office:value-type="float" office:value="0.0234949588776" calcext:value-type="float">
            <text:p>0,0234949589</text:p>
          </table:table-cell>
          <table:table-cell table:formula="of:=[.C373]*1000" office:value-type="float" office:value="23.4949588776" calcext:value-type="float">
            <text:p>23,4949588776</text:p>
          </table:table-cell>
          <table:table-cell office:value-type="float" office:value="0.0071439743042" calcext:value-type="float">
            <text:p>0,0071439743</text:p>
          </table:table-cell>
          <table:table-cell table:formula="of:=[.E373]*1000" office:value-type="float" office:value="7.1439743042" calcext:value-type="float">
            <text:p>7,1439743042</text:p>
          </table:table-cell>
          <table:table-cell office:value-type="float" office:value="0.0001540184021" calcext:value-type="float">
            <text:p>0,0001540184</text:p>
          </table:table-cell>
          <table:table-cell table:formula="of:=1000*[.G373]" office:value-type="float" office:value="0.1540184021" calcext:value-type="float">
            <text:p>0,1540184021</text:p>
          </table:table-cell>
          <table:table-cell office:value-type="float" office:value="0.030802743" calcext:value-type="float">
            <text:p>0,030802743</text:p>
          </table:table-cell>
          <table:table-cell table:formula="of:=1000*[.I373]" office:value-type="float" office:value="30.802743" calcext:value-type="float">
            <text:p>30,802743</text:p>
          </table:table-cell>
        </table:table-row>
        <table:table-row table:style-name="ro1" table:visibility="collapse">
          <table:table-cell/>
          <table:table-cell office:value-type="float" office:value="29.7706481177" calcext:value-type="float">
            <text:p>29,7706481177</text:p>
          </table:table-cell>
          <table:table-cell office:value-type="float" office:value="0.0269861221313" calcext:value-type="float">
            <text:p>0,0269861221</text:p>
          </table:table-cell>
          <table:table-cell table:formula="of:=[.C374]*1000" office:value-type="float" office:value="26.9861221313" calcext:value-type="float">
            <text:p>26,9861221313</text:p>
          </table:table-cell>
          <table:table-cell office:value-type="float" office:value="0.00644588470459" calcext:value-type="float">
            <text:p>0,0064458847</text:p>
          </table:table-cell>
          <table:table-cell table:formula="of:=[.E374]*1000" office:value-type="float" office:value="6.44588470459" calcext:value-type="float">
            <text:p>6,4458847046</text:p>
          </table:table-cell>
          <table:table-cell office:value-type="float" office:value="0.00015115737915" calcext:value-type="float">
            <text:p>0,0001511574</text:p>
          </table:table-cell>
          <table:table-cell table:formula="of:=1000*[.G374]" office:value-type="float" office:value="0.15115737915" calcext:value-type="float">
            <text:p>0,1511573792</text:p>
          </table:table-cell>
          <table:table-cell office:value-type="float" office:value="0.033590132" calcext:value-type="float">
            <text:p>0,033590132</text:p>
          </table:table-cell>
          <table:table-cell table:formula="of:=1000*[.I374]" office:value-type="float" office:value="33.590132" calcext:value-type="float">
            <text:p>33,590132</text:p>
          </table:table-cell>
        </table:table-row>
        <table:table-row table:style-name="ro1" table:visibility="collapse">
          <table:table-cell/>
          <table:table-cell office:value-type="float" office:value="32.5192803561" calcext:value-type="float">
            <text:p>32,5192803561</text:p>
          </table:table-cell>
          <table:table-cell office:value-type="float" office:value="0.0237460136414" calcext:value-type="float">
            <text:p>0,0237460136</text:p>
          </table:table-cell>
          <table:table-cell table:formula="of:=[.C375]*1000" office:value-type="float" office:value="23.7460136414" calcext:value-type="float">
            <text:p>23,7460136414</text:p>
          </table:table-cell>
          <table:table-cell office:value-type="float" office:value="0.00685691833496" calcext:value-type="float">
            <text:p>0,0068569183</text:p>
          </table:table-cell>
          <table:table-cell table:formula="of:=[.E375]*1000" office:value-type="float" office:value="6.85691833496" calcext:value-type="float">
            <text:p>6,856918335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375]" office:value-type="float" office:value="0.141143798828" calcext:value-type="float">
            <text:p>0,1411437988</text:p>
          </table:table-cell>
          <table:table-cell office:value-type="float" office:value="0.030750988" calcext:value-type="float">
            <text:p>0,030750988</text:p>
          </table:table-cell>
          <table:table-cell table:formula="of:=1000*[.I375]" office:value-type="float" office:value="30.750988" calcext:value-type="float">
            <text:p>30,750988</text:p>
          </table:table-cell>
        </table:table-row>
        <table:table-row table:style-name="ro1" table:visibility="collapse">
          <table:table-cell/>
          <table:table-cell office:value-type="float" office:value="30.2673377743" calcext:value-type="float">
            <text:p>30,2673377743</text:p>
          </table:table-cell>
          <table:table-cell office:value-type="float" office:value="0.023738861084" calcext:value-type="float">
            <text:p>0,0237388611</text:p>
          </table:table-cell>
          <table:table-cell table:formula="of:=[.C376]*1000" office:value-type="float" office:value="23.738861084" calcext:value-type="float">
            <text:p>23,738861084</text:p>
          </table:table-cell>
          <table:table-cell office:value-type="float" office:value="0.00908398628235" calcext:value-type="float">
            <text:p>0,0090839863</text:p>
          </table:table-cell>
          <table:table-cell table:formula="of:=[.E376]*1000" office:value-type="float" office:value="9.08398628235" calcext:value-type="float">
            <text:p>9,0839862824</text:p>
          </table:table-cell>
          <table:table-cell office:value-type="float" office:value="0.000205993652344" calcext:value-type="float">
            <text:p>0,0002059937</text:p>
          </table:table-cell>
          <table:table-cell table:formula="of:=1000*[.G376]" office:value-type="float" office:value="0.205993652344" calcext:value-type="float">
            <text:p>0,2059936523</text:p>
          </table:table-cell>
          <table:table-cell office:value-type="float" office:value="0.033038915" calcext:value-type="float">
            <text:p>0,033038915</text:p>
          </table:table-cell>
          <table:table-cell table:formula="of:=1000*[.I376]" office:value-type="float" office:value="33.038915" calcext:value-type="float">
            <text:p>33,038915</text:p>
          </table:table-cell>
        </table:table-row>
        <table:table-row table:style-name="ro1" table:visibility="collapse">
          <table:table-cell/>
          <table:table-cell office:value-type="float" office:value="31.7707130514" calcext:value-type="float">
            <text:p>31,7707130514</text:p>
          </table:table-cell>
          <table:table-cell office:value-type="float" office:value="0.0247619152069" calcext:value-type="float">
            <text:p>0,0247619152</text:p>
          </table:table-cell>
          <table:table-cell table:formula="of:=[.C377]*1000" office:value-type="float" office:value="24.7619152069" calcext:value-type="float">
            <text:p>24,7619152069</text:p>
          </table:table-cell>
          <table:table-cell office:value-type="float" office:value="0.00654983520508" calcext:value-type="float">
            <text:p>0,0065498352</text:p>
          </table:table-cell>
          <table:table-cell table:formula="of:=[.E377]*1000" office:value-type="float" office:value="6.54983520508" calcext:value-type="float">
            <text:p>6,5498352051</text:p>
          </table:table-cell>
          <table:table-cell office:value-type="float" office:value="0.000157117843628" calcext:value-type="float">
            <text:p>0,0001571178</text:p>
          </table:table-cell>
          <table:table-cell table:formula="of:=1000*[.G377]" office:value-type="float" office:value="0.157117843628" calcext:value-type="float">
            <text:p>0,1571178436</text:p>
          </table:table-cell>
          <table:table-cell office:value-type="float" office:value="0.031475529" calcext:value-type="float">
            <text:p>0,031475529</text:p>
          </table:table-cell>
          <table:table-cell table:formula="of:=1000*[.I377]" office:value-type="float" office:value="31.475529" calcext:value-type="float">
            <text:p>31,475529</text:p>
          </table:table-cell>
        </table:table-row>
        <table:table-row table:style-name="ro1" table:visibility="collapse">
          <table:table-cell/>
          <table:table-cell office:value-type="float" office:value="30.5692336742" calcext:value-type="float">
            <text:p>30,5692336742</text:p>
          </table:table-cell>
          <table:table-cell office:value-type="float" office:value="0.0237228870392" calcext:value-type="float">
            <text:p>0,023722887</text:p>
          </table:table-cell>
          <table:table-cell table:formula="of:=[.C378]*1000" office:value-type="float" office:value="23.7228870392" calcext:value-type="float">
            <text:p>23,7228870392</text:p>
          </table:table-cell>
          <table:table-cell office:value-type="float" office:value="0.00877594947815" calcext:value-type="float">
            <text:p>0,0087759495</text:p>
          </table:table-cell>
          <table:table-cell table:formula="of:=[.E378]*1000" office:value-type="float" office:value="8.77594947815" calcext:value-type="float">
            <text:p>8,7759494782</text:p>
          </table:table-cell>
          <table:table-cell office:value-type="float" office:value="0.000205993652344" calcext:value-type="float">
            <text:p>0,0002059937</text:p>
          </table:table-cell>
          <table:table-cell table:formula="of:=1000*[.G378]" office:value-type="float" office:value="0.205993652344" calcext:value-type="float">
            <text:p>0,2059936523</text:p>
          </table:table-cell>
          <table:table-cell office:value-type="float" office:value="0.032712629" calcext:value-type="float">
            <text:p>0,032712629</text:p>
          </table:table-cell>
          <table:table-cell table:formula="of:=1000*[.I378]" office:value-type="float" office:value="32.712629" calcext:value-type="float">
            <text:p>32,712629</text:p>
          </table:table-cell>
        </table:table-row>
        <table:table-row table:style-name="ro1" table:visibility="collapse">
          <table:table-cell/>
          <table:table-cell office:value-type="float" office:value="32.8081158617" calcext:value-type="float">
            <text:p>32,8081158617</text:p>
          </table:table-cell>
          <table:table-cell office:value-type="float" office:value="0.0212779045105" calcext:value-type="float">
            <text:p>0,0212779045</text:p>
          </table:table-cell>
          <table:table-cell table:formula="of:=[.C379]*1000" office:value-type="float" office:value="21.2779045105" calcext:value-type="float">
            <text:p>21,2779045105</text:p>
          </table:table-cell>
          <table:table-cell office:value-type="float" office:value="0.00898289680481" calcext:value-type="float">
            <text:p>0,0089828968</text:p>
          </table:table-cell>
          <table:table-cell table:formula="of:=[.E379]*1000" office:value-type="float" office:value="8.98289680481" calcext:value-type="float">
            <text:p>8,9828968048</text:p>
          </table:table-cell>
          <table:table-cell office:value-type="float" office:value="0.000209093093872" calcext:value-type="float">
            <text:p>0,0002090931</text:p>
          </table:table-cell>
          <table:table-cell table:formula="of:=1000*[.G379]" office:value-type="float" office:value="0.209093093872" calcext:value-type="float">
            <text:p>0,2090930939</text:p>
          </table:table-cell>
          <table:table-cell office:value-type="float" office:value="0.030480263" calcext:value-type="float">
            <text:p>0,030480263</text:p>
          </table:table-cell>
          <table:table-cell table:formula="of:=1000*[.I379]" office:value-type="float" office:value="30.480263" calcext:value-type="float">
            <text:p>30,480263</text:p>
          </table:table-cell>
        </table:table-row>
        <table:table-row table:style-name="ro1" table:visibility="collapse">
          <table:table-cell/>
          <table:table-cell office:value-type="float" office:value="31.3303633611" calcext:value-type="float">
            <text:p>31,3303633611</text:p>
          </table:table-cell>
          <table:table-cell office:value-type="float" office:value="0.0252339839935" calcext:value-type="float">
            <text:p>0,025233984</text:p>
          </table:table-cell>
          <table:table-cell table:formula="of:=[.C380]*1000" office:value-type="float" office:value="25.2339839935" calcext:value-type="float">
            <text:p>25,2339839935</text:p>
          </table:table-cell>
          <table:table-cell office:value-type="float" office:value="0.00652503967285" calcext:value-type="float">
            <text:p>0,0065250397</text:p>
          </table:table-cell>
          <table:table-cell table:formula="of:=[.E380]*1000" office:value-type="float" office:value="6.52503967285" calcext:value-type="float">
            <text:p>6,5250396729</text:p>
          </table:table-cell>
          <table:table-cell office:value-type="float" office:value="0.000152826309204" calcext:value-type="float">
            <text:p>0,0001528263</text:p>
          </table:table-cell>
          <table:table-cell table:formula="of:=1000*[.G380]" office:value-type="float" office:value="0.152826309204" calcext:value-type="float">
            <text:p>0,1528263092</text:p>
          </table:table-cell>
          <table:table-cell office:value-type="float" office:value="0.031917919" calcext:value-type="float">
            <text:p>0,031917919</text:p>
          </table:table-cell>
          <table:table-cell table:formula="of:=1000*[.I380]" office:value-type="float" office:value="31.917919" calcext:value-type="float">
            <text:p>31,917919</text:p>
          </table:table-cell>
        </table:table-row>
        <table:table-row table:style-name="ro1" table:visibility="collapse">
          <table:table-cell/>
          <table:table-cell office:value-type="float" office:value="31.8746860742" calcext:value-type="float">
            <text:p>31,8746860742</text:p>
          </table:table-cell>
          <table:table-cell office:value-type="float" office:value="0.0230920314789" calcext:value-type="float">
            <text:p>0,0230920315</text:p>
          </table:table-cell>
          <table:table-cell table:formula="of:=[.C381]*1000" office:value-type="float" office:value="23.0920314789" calcext:value-type="float">
            <text:p>23,0920314789</text:p>
          </table:table-cell>
          <table:table-cell office:value-type="float" office:value="0.00806617736816" calcext:value-type="float">
            <text:p>0,0080661774</text:p>
          </table:table-cell>
          <table:table-cell table:formula="of:=[.E381]*1000" office:value-type="float" office:value="8.06617736816" calcext:value-type="float">
            <text:p>8,0661773682</text:p>
          </table:table-cell>
          <table:table-cell office:value-type="float" office:value="0.000205993652344" calcext:value-type="float">
            <text:p>0,0002059937</text:p>
          </table:table-cell>
          <table:table-cell table:formula="of:=1000*[.G381]" office:value-type="float" office:value="0.205993652344" calcext:value-type="float">
            <text:p>0,2059936523</text:p>
          </table:table-cell>
          <table:table-cell office:value-type="float" office:value="0.031372858" calcext:value-type="float">
            <text:p>0,031372858</text:p>
          </table:table-cell>
          <table:table-cell table:formula="of:=1000*[.I381]" office:value-type="float" office:value="31.372858" calcext:value-type="float">
            <text:p>31,372858</text:p>
          </table:table-cell>
        </table:table-row>
        <table:table-row table:style-name="ro1" table:visibility="collapse">
          <table:table-cell/>
          <table:table-cell office:value-type="float" office:value="31.8748486343" calcext:value-type="float">
            <text:p>31,8748486343</text:p>
          </table:table-cell>
          <table:table-cell office:value-type="float" office:value="0.0222699642181" calcext:value-type="float">
            <text:p>0,0222699642</text:p>
          </table:table-cell>
          <table:table-cell table:formula="of:=[.C382]*1000" office:value-type="float" office:value="22.2699642181" calcext:value-type="float">
            <text:p>22,2699642181</text:p>
          </table:table-cell>
          <table:table-cell office:value-type="float" office:value="0.00889205932617" calcext:value-type="float">
            <text:p>0,0088920593</text:p>
          </table:table-cell>
          <table:table-cell table:formula="of:=[.E382]*1000" office:value-type="float" office:value="8.89205932617" calcext:value-type="float">
            <text:p>8,8920593262</text:p>
          </table:table-cell>
          <table:table-cell office:value-type="float" office:value="0.000203132629395" calcext:value-type="float">
            <text:p>0,0002031326</text:p>
          </table:table-cell>
          <table:table-cell table:formula="of:=1000*[.G382]" office:value-type="float" office:value="0.203132629395" calcext:value-type="float">
            <text:p>0,2031326294</text:p>
          </table:table-cell>
          <table:table-cell office:value-type="float" office:value="0.031372698" calcext:value-type="float">
            <text:p>0,031372698</text:p>
          </table:table-cell>
          <table:table-cell table:formula="of:=1000*[.I382]" office:value-type="float" office:value="31.372698" calcext:value-type="float">
            <text:p>31,372698</text:p>
          </table:table-cell>
        </table:table-row>
        <table:table-row table:style-name="ro1" table:visibility="collapse">
          <table:table-cell/>
          <table:table-cell office:value-type="float" office:value="29.0186229625" calcext:value-type="float">
            <text:p>29,0186229625</text:p>
          </table:table-cell>
          <table:table-cell office:value-type="float" office:value="0.0250971317291" calcext:value-type="float">
            <text:p>0,0250971317</text:p>
          </table:table-cell>
          <table:table-cell table:formula="of:=[.C383]*1000" office:value-type="float" office:value="25.0971317291" calcext:value-type="float">
            <text:p>25,0971317291</text:p>
          </table:table-cell>
          <table:table-cell office:value-type="float" office:value="0.00915002822876" calcext:value-type="float">
            <text:p>0,0091500282</text:p>
          </table:table-cell>
          <table:table-cell table:formula="of:=[.E383]*1000" office:value-type="float" office:value="9.15002822876" calcext:value-type="float">
            <text:p>9,1500282288</text:p>
          </table:table-cell>
          <table:table-cell office:value-type="float" office:value="0.000204801559448" calcext:value-type="float">
            <text:p>0,0002048016</text:p>
          </table:table-cell>
          <table:table-cell table:formula="of:=1000*[.G383]" office:value-type="float" office:value="0.204801559448" calcext:value-type="float">
            <text:p>0,2048015594</text:p>
          </table:table-cell>
          <table:table-cell office:value-type="float" office:value="0.034460629" calcext:value-type="float">
            <text:p>0,034460629</text:p>
          </table:table-cell>
          <table:table-cell table:formula="of:=1000*[.I383]" office:value-type="float" office:value="34.460629" calcext:value-type="float">
            <text:p>34,460629</text:p>
          </table:table-cell>
        </table:table-row>
        <table:table-row table:style-name="ro1" table:visibility="collapse">
          <table:table-cell/>
          <table:table-cell office:value-type="float" office:value="33.4631681951" calcext:value-type="float">
            <text:p>33,4631681951</text:p>
          </table:table-cell>
          <table:table-cell office:value-type="float" office:value="0.0206220149994" calcext:value-type="float">
            <text:p>0,020622015</text:p>
          </table:table-cell>
          <table:table-cell table:formula="of:=[.C384]*1000" office:value-type="float" office:value="20.6220149994" calcext:value-type="float">
            <text:p>20,6220149994</text:p>
          </table:table-cell>
          <table:table-cell office:value-type="float" office:value="0.0090479850769" calcext:value-type="float">
            <text:p>0,0090479851</text:p>
          </table:table-cell>
          <table:table-cell table:formula="of:=[.E384]*1000" office:value-type="float" office:value="9.0479850769" calcext:value-type="float">
            <text:p>9,0479850769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384]" office:value-type="float" office:value="0.205039978027" calcext:value-type="float">
            <text:p>0,205039978</text:p>
          </table:table-cell>
          <table:table-cell office:value-type="float" office:value="0.029883602" calcext:value-type="float">
            <text:p>0,029883602</text:p>
          </table:table-cell>
          <table:table-cell table:formula="of:=1000*[.I384]" office:value-type="float" office:value="29.883602" calcext:value-type="float">
            <text:p>29,883602</text:p>
          </table:table-cell>
        </table:table-row>
        <table:table-row table:style-name="ro1" table:visibility="collapse">
          <table:table-cell/>
          <table:table-cell office:value-type="float" office:value="36.0881642514" calcext:value-type="float">
            <text:p>36,0881642514</text:p>
          </table:table-cell>
          <table:table-cell office:value-type="float" office:value="0.0210611820221" calcext:value-type="float">
            <text:p>0,021061182</text:p>
          </table:table-cell>
          <table:table-cell table:formula="of:=[.C385]*1000" office:value-type="float" office:value="21.0611820221" calcext:value-type="float">
            <text:p>21,0611820221</text:p>
          </table:table-cell>
          <table:table-cell office:value-type="float" office:value="0.00650095939636" calcext:value-type="float">
            <text:p>0,0065009594</text:p>
          </table:table-cell>
          <table:table-cell table:formula="of:=[.E385]*1000" office:value-type="float" office:value="6.50095939636" calcext:value-type="float">
            <text:p>6,5009593964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385]" office:value-type="float" office:value="0.141143798828" calcext:value-type="float">
            <text:p>0,1411437988</text:p>
          </table:table-cell>
          <table:table-cell office:value-type="float" office:value="0.027709916" calcext:value-type="float">
            <text:p>0,027709916</text:p>
          </table:table-cell>
          <table:table-cell table:formula="of:=1000*[.I385]" office:value-type="float" office:value="27.709916" calcext:value-type="float">
            <text:p>27,709916</text:p>
          </table:table-cell>
        </table:table-row>
        <table:table-row table:style-name="ro1" table:visibility="collapse">
          <table:table-cell/>
          <table:table-cell office:value-type="float" office:value="28.5153397129" calcext:value-type="float">
            <text:p>28,5153397129</text:p>
          </table:table-cell>
          <table:table-cell office:value-type="float" office:value="0.0276091098785" calcext:value-type="float">
            <text:p>0,0276091099</text:p>
          </table:table-cell>
          <table:table-cell table:formula="of:=[.C386]*1000" office:value-type="float" office:value="27.6091098785" calcext:value-type="float">
            <text:p>27,6091098785</text:p>
          </table:table-cell>
          <table:table-cell office:value-type="float" office:value="0.00730013847351" calcext:value-type="float">
            <text:p>0,0073001385</text:p>
          </table:table-cell>
          <table:table-cell table:formula="of:=[.E386]*1000" office:value-type="float" office:value="7.30013847351" calcext:value-type="float">
            <text:p>7,3001384735</text:p>
          </table:table-cell>
          <table:table-cell office:value-type="float" office:value="0.0001540184021" calcext:value-type="float">
            <text:p>0,0001540184</text:p>
          </table:table-cell>
          <table:table-cell table:formula="of:=1000*[.G386]" office:value-type="float" office:value="0.1540184021" calcext:value-type="float">
            <text:p>0,1540184021</text:p>
          </table:table-cell>
          <table:table-cell office:value-type="float" office:value="0.035068844" calcext:value-type="float">
            <text:p>0,035068844</text:p>
          </table:table-cell>
          <table:table-cell table:formula="of:=1000*[.I386]" office:value-type="float" office:value="35.068844" calcext:value-type="float">
            <text:p>35,068844</text:p>
          </table:table-cell>
        </table:table-row>
        <table:table-row table:style-name="ro1" table:visibility="collapse">
          <table:table-cell/>
          <table:table-cell office:value-type="float" office:value="33.5076939697" calcext:value-type="float">
            <text:p>33,5076939697</text:p>
          </table:table-cell>
          <table:table-cell office:value-type="float" office:value="0.0229301452637" calcext:value-type="float">
            <text:p>0,0229301453</text:p>
          </table:table-cell>
          <table:table-cell table:formula="of:=[.C387]*1000" office:value-type="float" office:value="22.9301452637" calcext:value-type="float">
            <text:p>22,9301452637</text:p>
          </table:table-cell>
          <table:table-cell office:value-type="float" office:value="0.00676393508911" calcext:value-type="float">
            <text:p>0,0067639351</text:p>
          </table:table-cell>
          <table:table-cell table:formula="of:=[.E387]*1000" office:value-type="float" office:value="6.76393508911" calcext:value-type="float">
            <text:p>6,7639350891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387]" office:value-type="float" office:value="0.139951705933" calcext:value-type="float">
            <text:p>0,1399517059</text:p>
          </table:table-cell>
          <table:table-cell office:value-type="float" office:value="0.029843892" calcext:value-type="float">
            <text:p>0,029843892</text:p>
          </table:table-cell>
          <table:table-cell table:formula="of:=1000*[.I387]" office:value-type="float" office:value="29.843892" calcext:value-type="float">
            <text:p>29,843892</text:p>
          </table:table-cell>
        </table:table-row>
        <table:table-row table:style-name="ro1" table:visibility="collapse">
          <table:table-cell/>
          <table:table-cell office:value-type="float" office:value="29.3760184115" calcext:value-type="float">
            <text:p>29,3760184115</text:p>
          </table:table-cell>
          <table:table-cell office:value-type="float" office:value="0.0272779464722" calcext:value-type="float">
            <text:p>0,0272779465</text:p>
          </table:table-cell>
          <table:table-cell table:formula="of:=[.C388]*1000" office:value-type="float" office:value="27.2779464722" calcext:value-type="float">
            <text:p>27,2779464722</text:p>
          </table:table-cell>
          <table:table-cell office:value-type="float" office:value="0.00661683082581" calcext:value-type="float">
            <text:p>0,0066168308</text:p>
          </table:table-cell>
          <table:table-cell table:formula="of:=[.E388]*1000" office:value-type="float" office:value="6.61683082581" calcext:value-type="float">
            <text:p>6,6168308258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388]" office:value-type="float" office:value="0.141143798828" calcext:value-type="float">
            <text:p>0,1411437988</text:p>
          </table:table-cell>
          <table:table-cell office:value-type="float" office:value="0.034041373" calcext:value-type="float">
            <text:p>0,034041373</text:p>
          </table:table-cell>
          <table:table-cell table:formula="of:=1000*[.I388]" office:value-type="float" office:value="34.041373" calcext:value-type="float">
            <text:p>34,041373</text:p>
          </table:table-cell>
        </table:table-row>
        <table:table-row table:style-name="ro1" table:visibility="collapse">
          <table:table-cell/>
          <table:table-cell office:value-type="float" office:value="32.8452259054" calcext:value-type="float">
            <text:p>32,8452259054</text:p>
          </table:table-cell>
          <table:table-cell office:value-type="float" office:value="0.0234580039978" calcext:value-type="float">
            <text:p>0,023458004</text:p>
          </table:table-cell>
          <table:table-cell table:formula="of:=[.C389]*1000" office:value-type="float" office:value="23.4580039978" calcext:value-type="float">
            <text:p>23,4580039978</text:p>
          </table:table-cell>
          <table:table-cell office:value-type="float" office:value="0.00678396224976" calcext:value-type="float">
            <text:p>0,0067839622</text:p>
          </table:table-cell>
          <table:table-cell table:formula="of:=[.E389]*1000" office:value-type="float" office:value="6.78396224976" calcext:value-type="float">
            <text:p>6,7839622498</text:p>
          </table:table-cell>
          <table:table-cell office:value-type="float" office:value="0.000180959701538" calcext:value-type="float">
            <text:p>0,0001809597</text:p>
          </table:table-cell>
          <table:table-cell table:formula="of:=1000*[.G389]" office:value-type="float" office:value="0.180959701538" calcext:value-type="float">
            <text:p>0,1809597015</text:p>
          </table:table-cell>
          <table:table-cell office:value-type="float" office:value="0.030445825" calcext:value-type="float">
            <text:p>0,030445825</text:p>
          </table:table-cell>
          <table:table-cell table:formula="of:=1000*[.I389]" office:value-type="float" office:value="30.445825" calcext:value-type="float">
            <text:p>30,445825</text:p>
          </table:table-cell>
        </table:table-row>
        <table:table-row table:style-name="ro1" table:visibility="collapse">
          <table:table-cell/>
          <table:table-cell office:value-type="float" office:value="33.0896260316" calcext:value-type="float">
            <text:p>33,0896260316</text:p>
          </table:table-cell>
          <table:table-cell office:value-type="float" office:value="0.0232038497925" calcext:value-type="float">
            <text:p>0,0232038498</text:p>
          </table:table-cell>
          <table:table-cell table:formula="of:=[.C390]*1000" office:value-type="float" office:value="23.2038497925" calcext:value-type="float">
            <text:p>23,2038497925</text:p>
          </table:table-cell>
          <table:table-cell office:value-type="float" office:value="0.0068690776825" calcext:value-type="float">
            <text:p>0,0068690777</text:p>
          </table:table-cell>
          <table:table-cell table:formula="of:=[.E390]*1000" office:value-type="float" office:value="6.8690776825" calcext:value-type="float">
            <text:p>6,8690776825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390]" office:value-type="float" office:value="0.140905380249" calcext:value-type="float">
            <text:p>0,1409053802</text:p>
          </table:table-cell>
          <table:table-cell office:value-type="float" office:value="0.030220952" calcext:value-type="float">
            <text:p>0,030220952</text:p>
          </table:table-cell>
          <table:table-cell table:formula="of:=1000*[.I390]" office:value-type="float" office:value="30.220952" calcext:value-type="float">
            <text:p>30,220952</text:p>
          </table:table-cell>
        </table:table-row>
        <table:table-row table:style-name="ro1" table:visibility="collapse">
          <table:table-cell/>
          <table:table-cell office:value-type="float" office:value="27.3826214495" calcext:value-type="float">
            <text:p>27,3826214495</text:p>
          </table:table-cell>
          <table:table-cell office:value-type="float" office:value="0.0273389816284" calcext:value-type="float">
            <text:p>0,0273389816</text:p>
          </table:table-cell>
          <table:table-cell table:formula="of:=[.C391]*1000" office:value-type="float" office:value="27.3389816284" calcext:value-type="float">
            <text:p>27,3389816284</text:p>
          </table:table-cell>
          <table:table-cell office:value-type="float" office:value="0.00896620750427" calcext:value-type="float">
            <text:p>0,0089662075</text:p>
          </table:table-cell>
          <table:table-cell table:formula="of:=[.E391]*1000" office:value-type="float" office:value="8.96620750427" calcext:value-type="float">
            <text:p>8,9662075043</text:p>
          </table:table-cell>
          <table:table-cell office:value-type="float" office:value="0.000202894210815" calcext:value-type="float">
            <text:p>0,0002028942</text:p>
          </table:table-cell>
          <table:table-cell table:formula="of:=1000*[.G391]" office:value-type="float" office:value="0.202894210815" calcext:value-type="float">
            <text:p>0,2028942108</text:p>
          </table:table-cell>
          <table:table-cell office:value-type="float" office:value="0.036519513" calcext:value-type="float">
            <text:p>0,036519513</text:p>
          </table:table-cell>
          <table:table-cell table:formula="of:=1000*[.I391]" office:value-type="float" office:value="36.519513" calcext:value-type="float">
            <text:p>36,519513</text:p>
          </table:table-cell>
        </table:table-row>
        <table:table-row table:style-name="ro1" table:visibility="collapse">
          <table:table-cell/>
          <table:table-cell office:value-type="float" office:value="33.0001941731" calcext:value-type="float">
            <text:p>33,0001941731</text:p>
          </table:table-cell>
          <table:table-cell office:value-type="float" office:value="0.0209710597992" calcext:value-type="float">
            <text:p>0,0209710598</text:p>
          </table:table-cell>
          <table:table-cell table:formula="of:=[.C392]*1000" office:value-type="float" office:value="20.9710597992" calcext:value-type="float">
            <text:p>20,9710597992</text:p>
          </table:table-cell>
          <table:table-cell office:value-type="float" office:value="0.00907397270203" calcext:value-type="float">
            <text:p>0,0090739727</text:p>
          </table:table-cell>
          <table:table-cell table:formula="of:=[.E392]*1000" office:value-type="float" office:value="9.07397270203" calcext:value-type="float">
            <text:p>9,073972702</text:p>
          </table:table-cell>
          <table:table-cell office:value-type="float" office:value="0.000248908996582" calcext:value-type="float">
            <text:p>0,000248909</text:p>
          </table:table-cell>
          <table:table-cell table:formula="of:=1000*[.G392]" office:value-type="float" office:value="0.248908996582" calcext:value-type="float">
            <text:p>0,2489089966</text:p>
          </table:table-cell>
          <table:table-cell office:value-type="float" office:value="0.030302852" calcext:value-type="float">
            <text:p>0,030302852</text:p>
          </table:table-cell>
          <table:table-cell table:formula="of:=1000*[.I392]" office:value-type="float" office:value="30.302852" calcext:value-type="float">
            <text:p>30,302852</text:p>
          </table:table-cell>
        </table:table-row>
        <table:table-row table:style-name="ro1" table:visibility="collapse">
          <table:table-cell/>
          <table:table-cell office:value-type="float" office:value="34.1241817192" calcext:value-type="float">
            <text:p>34,1241817192</text:p>
          </table:table-cell>
          <table:table-cell office:value-type="float" office:value="0.0200209617615" calcext:value-type="float">
            <text:p>0,0200209618</text:p>
          </table:table-cell>
          <table:table-cell table:formula="of:=[.C393]*1000" office:value-type="float" office:value="20.0209617615" calcext:value-type="float">
            <text:p>20,0209617615</text:p>
          </table:table-cell>
          <table:table-cell office:value-type="float" office:value="0.00906991958618" calcext:value-type="float">
            <text:p>0,0090699196</text:p>
          </table:table-cell>
          <table:table-cell table:formula="of:=[.E393]*1000" office:value-type="float" office:value="9.06991958618" calcext:value-type="float">
            <text:p>9,0699195862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393]" office:value-type="float" office:value="0.204086303711" calcext:value-type="float">
            <text:p>0,2040863037</text:p>
          </table:table-cell>
          <table:table-cell office:value-type="float" office:value="0.029304732" calcext:value-type="float">
            <text:p>0,029304732</text:p>
          </table:table-cell>
          <table:table-cell table:formula="of:=1000*[.I393]" office:value-type="float" office:value="29.304732" calcext:value-type="float">
            <text:p>29,304732</text:p>
          </table:table-cell>
        </table:table-row>
        <table:table-row table:style-name="ro1" table:visibility="collapse">
          <table:table-cell/>
          <table:table-cell office:value-type="float" office:value="30.1523044155" calcext:value-type="float">
            <text:p>30,1523044155</text:p>
          </table:table-cell>
          <table:table-cell office:value-type="float" office:value="0.025209903717" calcext:value-type="float">
            <text:p>0,0252099037</text:p>
          </table:table-cell>
          <table:table-cell table:formula="of:=[.C394]*1000" office:value-type="float" office:value="25.209903717" calcext:value-type="float">
            <text:p>25,209903717</text:p>
          </table:table-cell>
          <table:table-cell office:value-type="float" office:value="0.00778889656067" calcext:value-type="float">
            <text:p>0,0077888966</text:p>
          </table:table-cell>
          <table:table-cell table:formula="of:=[.E394]*1000" office:value-type="float" office:value="7.78889656067" calcext:value-type="float">
            <text:p>7,7888965607</text:p>
          </table:table-cell>
          <table:table-cell office:value-type="float" office:value="0.000158071517944" calcext:value-type="float">
            <text:p>0,0001580715</text:p>
          </table:table-cell>
          <table:table-cell table:formula="of:=1000*[.G394]" office:value-type="float" office:value="0.158071517944" calcext:value-type="float">
            <text:p>0,1580715179</text:p>
          </table:table-cell>
          <table:table-cell office:value-type="float" office:value="0.033164961" calcext:value-type="float">
            <text:p>0,033164961</text:p>
          </table:table-cell>
          <table:table-cell table:formula="of:=1000*[.I394]" office:value-type="float" office:value="33.164961" calcext:value-type="float">
            <text:p>33,164961</text:p>
          </table:table-cell>
        </table:table-row>
        <table:table-row table:style-name="ro1" table:visibility="collapse">
          <table:table-cell/>
          <table:table-cell office:value-type="float" office:value="31.8238850924" calcext:value-type="float">
            <text:p>31,8238850924</text:p>
          </table:table-cell>
          <table:table-cell office:value-type="float" office:value="0.0223569869995" calcext:value-type="float">
            <text:p>0,022356987</text:p>
          </table:table-cell>
          <table:table-cell table:formula="of:=[.C395]*1000" office:value-type="float" office:value="22.3569869995" calcext:value-type="float">
            <text:p>22,3569869995</text:p>
          </table:table-cell>
          <table:table-cell office:value-type="float" office:value="0.0088529586792" calcext:value-type="float">
            <text:p>0,0088529587</text:p>
          </table:table-cell>
          <table:table-cell table:formula="of:=[.E395]*1000" office:value-type="float" office:value="8.8529586792" calcext:value-type="float">
            <text:p>8,8529586792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395]" office:value-type="float" office:value="0.204086303711" calcext:value-type="float">
            <text:p>0,2040863037</text:p>
          </table:table-cell>
          <table:table-cell office:value-type="float" office:value="0.031422939" calcext:value-type="float">
            <text:p>0,031422939</text:p>
          </table:table-cell>
          <table:table-cell table:formula="of:=1000*[.I395]" office:value-type="float" office:value="31.422939" calcext:value-type="float">
            <text:p>31,422939</text:p>
          </table:table-cell>
        </table:table-row>
        <table:table-row table:style-name="ro1" table:visibility="collapse">
          <table:table-cell/>
          <table:table-cell office:value-type="float" office:value="35.6404971564" calcext:value-type="float">
            <text:p>35,6404971564</text:p>
          </table:table-cell>
          <table:table-cell office:value-type="float" office:value="0.0210130214691" calcext:value-type="float">
            <text:p>0,0210130215</text:p>
          </table:table-cell>
          <table:table-cell table:formula="of:=[.C396]*1000" office:value-type="float" office:value="21.0130214691" calcext:value-type="float">
            <text:p>21,0130214691</text:p>
          </table:table-cell>
          <table:table-cell office:value-type="float" office:value="0.00688004493713" calcext:value-type="float">
            <text:p>0,0068800449</text:p>
          </table:table-cell>
          <table:table-cell table:formula="of:=[.E396]*1000" office:value-type="float" office:value="6.88004493713" calcext:value-type="float">
            <text:p>6,8800449371</text:p>
          </table:table-cell>
          <table:table-cell office:value-type="float" office:value="0.000156879425049" calcext:value-type="float">
            <text:p>0,0001568794</text:p>
          </table:table-cell>
          <table:table-cell table:formula="of:=1000*[.G396]" office:value-type="float" office:value="0.156879425049" calcext:value-type="float">
            <text:p>0,156879425</text:p>
          </table:table-cell>
          <table:table-cell office:value-type="float" office:value="0.02805797" calcext:value-type="float">
            <text:p>0,02805797</text:p>
          </table:table-cell>
          <table:table-cell table:formula="of:=1000*[.I396]" office:value-type="float" office:value="28.05797" calcext:value-type="float">
            <text:p>28,05797</text:p>
          </table:table-cell>
        </table:table-row>
        <table:table-row table:style-name="ro1" table:visibility="collapse">
          <table:table-cell/>
          <table:table-cell office:value-type="float" office:value="29.7682376001" calcext:value-type="float">
            <text:p>29,7682376001</text:p>
          </table:table-cell>
          <table:table-cell office:value-type="float" office:value="0.0271530151367" calcext:value-type="float">
            <text:p>0,0271530151</text:p>
          </table:table-cell>
          <table:table-cell table:formula="of:=[.C397]*1000" office:value-type="float" office:value="27.1530151367" calcext:value-type="float">
            <text:p>27,1530151367</text:p>
          </table:table-cell>
          <table:table-cell office:value-type="float" office:value="0.0062780380249" calcext:value-type="float">
            <text:p>0,006278038</text:p>
          </table:table-cell>
          <table:table-cell table:formula="of:=[.E397]*1000" office:value-type="float" office:value="6.2780380249" calcext:value-type="float">
            <text:p>6,2780380249</text:p>
          </table:table-cell>
          <table:table-cell office:value-type="float" office:value="0.0001540184021" calcext:value-type="float">
            <text:p>0,0001540184</text:p>
          </table:table-cell>
          <table:table-cell table:formula="of:=1000*[.G397]" office:value-type="float" office:value="0.1540184021" calcext:value-type="float">
            <text:p>0,1540184021</text:p>
          </table:table-cell>
          <table:table-cell office:value-type="float" office:value="0.033592852" calcext:value-type="float">
            <text:p>0,033592852</text:p>
          </table:table-cell>
          <table:table-cell table:formula="of:=1000*[.I397]" office:value-type="float" office:value="33.592852" calcext:value-type="float">
            <text:p>33,592852</text:p>
          </table:table-cell>
        </table:table-row>
        <table:table-row table:style-name="ro1" table:visibility="collapse">
          <table:table-cell/>
          <table:table-cell office:value-type="float" office:value="32.8191276177" calcext:value-type="float">
            <text:p>32,8191276177</text:p>
          </table:table-cell>
          <table:table-cell office:value-type="float" office:value="0.023787021637" calcext:value-type="float">
            <text:p>0,0237870216</text:p>
          </table:table-cell>
          <table:table-cell table:formula="of:=[.C398]*1000" office:value-type="float" office:value="23.787021637" calcext:value-type="float">
            <text:p>23,787021637</text:p>
          </table:table-cell>
          <table:table-cell office:value-type="float" office:value="0.00653600692749" calcext:value-type="float">
            <text:p>0,0065360069</text:p>
          </table:table-cell>
          <table:table-cell table:formula="of:=[.E398]*1000" office:value-type="float" office:value="6.53600692749" calcext:value-type="float">
            <text:p>6,5360069275</text:p>
          </table:table-cell>
          <table:table-cell office:value-type="float" office:value="0.000138998031616" calcext:value-type="float">
            <text:p>0,000138998</text:p>
          </table:table-cell>
          <table:table-cell table:formula="of:=1000*[.G398]" office:value-type="float" office:value="0.138998031616" calcext:value-type="float">
            <text:p>0,1389980316</text:p>
          </table:table-cell>
          <table:table-cell office:value-type="float" office:value="0.030470036" calcext:value-type="float">
            <text:p>0,030470036</text:p>
          </table:table-cell>
          <table:table-cell table:formula="of:=1000*[.I398]" office:value-type="float" office:value="30.470036" calcext:value-type="float">
            <text:p>30,470036</text:p>
          </table:table-cell>
        </table:table-row>
        <table:table-row table:style-name="ro1" table:visibility="collapse">
          <table:table-cell/>
          <table:table-cell office:value-type="float" office:value="32.3672863578" calcext:value-type="float">
            <text:p>32,3672863578</text:p>
          </table:table-cell>
          <table:table-cell office:value-type="float" office:value="0.0236699581146" calcext:value-type="float">
            <text:p>0,0236699581</text:p>
          </table:table-cell>
          <table:table-cell table:formula="of:=[.C399]*1000" office:value-type="float" office:value="23.6699581146" calcext:value-type="float">
            <text:p>23,6699581146</text:p>
          </table:table-cell>
          <table:table-cell office:value-type="float" office:value="0.00707602500916" calcext:value-type="float">
            <text:p>0,007076025</text:p>
          </table:table-cell>
          <table:table-cell table:formula="of:=[.E399]*1000" office:value-type="float" office:value="7.07602500916" calcext:value-type="float">
            <text:p>7,0760250092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399]" office:value-type="float" office:value="0.141143798828" calcext:value-type="float">
            <text:p>0,1411437988</text:p>
          </table:table-cell>
          <table:table-cell office:value-type="float" office:value="0.030895392" calcext:value-type="float">
            <text:p>0,030895392</text:p>
          </table:table-cell>
          <table:table-cell table:formula="of:=1000*[.I399]" office:value-type="float" office:value="30.895392" calcext:value-type="float">
            <text:p>30,895392</text:p>
          </table:table-cell>
        </table:table-row>
        <table:table-row table:style-name="ro1" table:visibility="collapse">
          <table:table-cell/>
          <table:table-cell office:value-type="float" office:value="29.8942946709" calcext:value-type="float">
            <text:p>29,8942946709</text:p>
          </table:table-cell>
          <table:table-cell office:value-type="float" office:value="0.0269441604614" calcext:value-type="float">
            <text:p>0,0269441605</text:p>
          </table:table-cell>
          <table:table-cell table:formula="of:=[.C400]*1000" office:value-type="float" office:value="26.9441604614" calcext:value-type="float">
            <text:p>26,9441604614</text:p>
          </table:table-cell>
          <table:table-cell office:value-type="float" office:value="0.00634598731995" calcext:value-type="float">
            <text:p>0,0063459873</text:p>
          </table:table-cell>
          <table:table-cell table:formula="of:=[.E400]*1000" office:value-type="float" office:value="6.34598731995" calcext:value-type="float">
            <text:p>6,34598732</text:p>
          </table:table-cell>
          <table:table-cell office:value-type="float" office:value="0.000154972076416" calcext:value-type="float">
            <text:p>0,0001549721</text:p>
          </table:table-cell>
          <table:table-cell table:formula="of:=1000*[.G400]" office:value-type="float" office:value="0.154972076416" calcext:value-type="float">
            <text:p>0,1549720764</text:p>
          </table:table-cell>
          <table:table-cell office:value-type="float" office:value="0.033451199" calcext:value-type="float">
            <text:p>0,033451199</text:p>
          </table:table-cell>
          <table:table-cell table:formula="of:=1000*[.I400]" office:value-type="float" office:value="33.451199" calcext:value-type="float">
            <text:p>33,451199</text:p>
          </table:table-cell>
        </table:table-row>
        <table:table-row table:style-name="ro1" table:visibility="collapse">
          <table:table-cell/>
          <table:table-cell office:value-type="float" office:value="29.8443408713" calcext:value-type="float">
            <text:p>29,8443408713</text:p>
          </table:table-cell>
          <table:table-cell office:value-type="float" office:value="0.0239748954773" calcext:value-type="float">
            <text:p>0,0239748955</text:p>
          </table:table-cell>
          <table:table-cell table:formula="of:=[.C401]*1000" office:value-type="float" office:value="23.9748954773" calcext:value-type="float">
            <text:p>23,9748954773</text:p>
          </table:table-cell>
          <table:table-cell office:value-type="float" office:value="0.00931811332703" calcext:value-type="float">
            <text:p>0,0093181133</text:p>
          </table:table-cell>
          <table:table-cell table:formula="of:=[.E401]*1000" office:value-type="float" office:value="9.31811332703" calcext:value-type="float">
            <text:p>9,318113327</text:p>
          </table:table-cell>
          <table:table-cell office:value-type="float" office:value="0.000202894210815" calcext:value-type="float">
            <text:p>0,0002028942</text:p>
          </table:table-cell>
          <table:table-cell table:formula="of:=1000*[.G401]" office:value-type="float" office:value="0.202894210815" calcext:value-type="float">
            <text:p>0,2028942108</text:p>
          </table:table-cell>
          <table:table-cell office:value-type="float" office:value="0.03350719" calcext:value-type="float">
            <text:p>0,03350719</text:p>
          </table:table-cell>
          <table:table-cell table:formula="of:=1000*[.I401]" office:value-type="float" office:value="33.50719" calcext:value-type="float">
            <text:p>33,50719</text:p>
          </table:table-cell>
        </table:table-row>
        <table:table-row table:style-name="ro1" table:visibility="collapse">
          <table:table-cell/>
          <table:table-cell office:value-type="float" office:value="34.1068540452" calcext:value-type="float">
            <text:p>34,1068540452</text:p>
          </table:table-cell>
          <table:table-cell office:value-type="float" office:value="0.0205659866333" calcext:value-type="float">
            <text:p>0,0205659866</text:p>
          </table:table-cell>
          <table:table-cell table:formula="of:=[.C402]*1000" office:value-type="float" office:value="20.5659866333" calcext:value-type="float">
            <text:p>20,5659866333</text:p>
          </table:table-cell>
          <table:table-cell office:value-type="float" office:value="0.00859498977661" calcext:value-type="float">
            <text:p>0,0085949898</text:p>
          </table:table-cell>
          <table:table-cell table:formula="of:=[.E402]*1000" office:value-type="float" office:value="8.59498977661" calcext:value-type="float">
            <text:p>8,5949897766</text:p>
          </table:table-cell>
          <table:table-cell office:value-type="float" office:value="0.000149011611938" calcext:value-type="float">
            <text:p>0,0001490116</text:p>
          </table:table-cell>
          <table:table-cell table:formula="of:=1000*[.G402]" office:value-type="float" office:value="0.149011611938" calcext:value-type="float">
            <text:p>0,1490116119</text:p>
          </table:table-cell>
          <table:table-cell office:value-type="float" office:value="0.02931962" calcext:value-type="float">
            <text:p>0,02931962</text:p>
          </table:table-cell>
          <table:table-cell table:formula="of:=1000*[.I402]" office:value-type="float" office:value="29.31962" calcext:value-type="float">
            <text:p>29,31962</text:p>
          </table:table-cell>
        </table:table-row>
        <table:table-row table:style-name="ro1" table:visibility="collapse">
          <table:table-cell/>
          <table:table-cell office:value-type="float" office:value="28.5008295736" calcext:value-type="float">
            <text:p>28,5008295736</text:p>
          </table:table-cell>
          <table:table-cell office:value-type="float" office:value="0.0259349346161" calcext:value-type="float">
            <text:p>0,0259349346</text:p>
          </table:table-cell>
          <table:table-cell table:formula="of:=[.C403]*1000" office:value-type="float" office:value="25.9349346161" calcext:value-type="float">
            <text:p>25,9349346161</text:p>
          </table:table-cell>
          <table:table-cell office:value-type="float" office:value="0.00893807411194" calcext:value-type="float">
            <text:p>0,0089380741</text:p>
          </table:table-cell>
          <table:table-cell table:formula="of:=[.E403]*1000" office:value-type="float" office:value="8.93807411194" calcext:value-type="float">
            <text:p>8,9380741119</text:p>
          </table:table-cell>
          <table:table-cell office:value-type="float" office:value="0.000203847885132" calcext:value-type="float">
            <text:p>0,0002038479</text:p>
          </table:table-cell>
          <table:table-cell table:formula="of:=1000*[.G403]" office:value-type="float" office:value="0.203847885132" calcext:value-type="float">
            <text:p>0,2038478851</text:p>
          </table:table-cell>
          <table:table-cell office:value-type="float" office:value="0.035086698" calcext:value-type="float">
            <text:p>0,035086698</text:p>
          </table:table-cell>
          <table:table-cell table:formula="of:=1000*[.I403]" office:value-type="float" office:value="35.086698" calcext:value-type="float">
            <text:p>35,086698</text:p>
          </table:table-cell>
        </table:table-row>
        <table:table-row table:style-name="ro1" table:visibility="collapse">
          <table:table-cell/>
          <table:table-cell office:value-type="float" office:value="32.9278650906" calcext:value-type="float">
            <text:p>32,9278650906</text:p>
          </table:table-cell>
          <table:table-cell office:value-type="float" office:value="0.0210890769958" calcext:value-type="float">
            <text:p>0,021089077</text:p>
          </table:table-cell>
          <table:table-cell table:formula="of:=[.C404]*1000" office:value-type="float" office:value="21.0890769958" calcext:value-type="float">
            <text:p>21,0890769958</text:p>
          </table:table-cell>
          <table:table-cell office:value-type="float" office:value="0.00906801223755" calcext:value-type="float">
            <text:p>0,0090680122</text:p>
          </table:table-cell>
          <table:table-cell table:formula="of:=[.E404]*1000" office:value-type="float" office:value="9.06801223755" calcext:value-type="float">
            <text:p>9,0680122376</text:p>
          </table:table-cell>
          <table:table-cell office:value-type="float" office:value="0.000204801559448" calcext:value-type="float">
            <text:p>0,0002048016</text:p>
          </table:table-cell>
          <table:table-cell table:formula="of:=1000*[.G404]" office:value-type="float" office:value="0.204801559448" calcext:value-type="float">
            <text:p>0,2048015594</text:p>
          </table:table-cell>
          <table:table-cell office:value-type="float" office:value="0.030369415" calcext:value-type="float">
            <text:p>0,030369415</text:p>
          </table:table-cell>
          <table:table-cell table:formula="of:=1000*[.I404]" office:value-type="float" office:value="30.369415" calcext:value-type="float">
            <text:p>30,369415</text:p>
          </table:table-cell>
        </table:table-row>
        <table:table-row table:style-name="ro1" table:visibility="collapse">
          <table:table-cell/>
          <table:table-cell office:value-type="float" office:value="29.8471530278" calcext:value-type="float">
            <text:p>29,8471530278</text:p>
          </table:table-cell>
          <table:table-cell office:value-type="float" office:value="0.0249209403992" calcext:value-type="float">
            <text:p>0,0249209404</text:p>
          </table:table-cell>
          <table:table-cell table:formula="of:=[.C405]*1000" office:value-type="float" office:value="24.9209403992" calcext:value-type="float">
            <text:p>24,9209403992</text:p>
          </table:table-cell>
          <table:table-cell office:value-type="float" office:value="0.00836801528931" calcext:value-type="float">
            <text:p>0,0083680153</text:p>
          </table:table-cell>
          <table:table-cell table:formula="of:=[.E405]*1000" office:value-type="float" office:value="8.36801528931" calcext:value-type="float">
            <text:p>8,3680152893</text:p>
          </table:table-cell>
          <table:table-cell office:value-type="float" office:value="0.000207185745239" calcext:value-type="float">
            <text:p>0,0002071857</text:p>
          </table:table-cell>
          <table:table-cell table:formula="of:=1000*[.G405]" office:value-type="float" office:value="0.207185745239" calcext:value-type="float">
            <text:p>0,2071857452</text:p>
          </table:table-cell>
          <table:table-cell office:value-type="float" office:value="0.033504033" calcext:value-type="float">
            <text:p>0,033504033</text:p>
          </table:table-cell>
          <table:table-cell table:formula="of:=1000*[.I405]" office:value-type="float" office:value="33.504033" calcext:value-type="float">
            <text:p>33,504033</text:p>
          </table:table-cell>
        </table:table-row>
        <table:table-row table:style-name="ro1" table:visibility="collapse">
          <table:table-cell/>
          <table:table-cell office:value-type="float" office:value="32.6442789808" calcext:value-type="float">
            <text:p>32,6442789808</text:p>
          </table:table-cell>
          <table:table-cell office:value-type="float" office:value="0.0217850208282" calcext:value-type="float">
            <text:p>0,0217850208</text:p>
          </table:table-cell>
          <table:table-cell table:formula="of:=[.C406]*1000" office:value-type="float" office:value="21.7850208282" calcext:value-type="float">
            <text:p>21,7850208282</text:p>
          </table:table-cell>
          <table:table-cell office:value-type="float" office:value="0.00868391990662" calcext:value-type="float">
            <text:p>0,0086839199</text:p>
          </table:table-cell>
          <table:table-cell table:formula="of:=[.E406]*1000" office:value-type="float" office:value="8.68391990662" calcext:value-type="float">
            <text:p>8,6839199066</text:p>
          </table:table-cell>
          <table:table-cell office:value-type="float" office:value="0.000157117843628" calcext:value-type="float">
            <text:p>0,0001571178</text:p>
          </table:table-cell>
          <table:table-cell table:formula="of:=1000*[.G406]" office:value-type="float" office:value="0.157117843628" calcext:value-type="float">
            <text:p>0,1571178436</text:p>
          </table:table-cell>
          <table:table-cell office:value-type="float" office:value="0.030633239" calcext:value-type="float">
            <text:p>0,030633239</text:p>
          </table:table-cell>
          <table:table-cell table:formula="of:=1000*[.I406]" office:value-type="float" office:value="30.633239" calcext:value-type="float">
            <text:p>30,633239</text:p>
          </table:table-cell>
        </table:table-row>
        <table:table-row table:style-name="ro1" table:visibility="collapse">
          <table:table-cell/>
          <table:table-cell office:value-type="float" office:value="33.4769034976" calcext:value-type="float">
            <text:p>33,4769034976</text:p>
          </table:table-cell>
          <table:table-cell office:value-type="float" office:value="0.0215010643005" calcext:value-type="float">
            <text:p>0,0215010643</text:p>
          </table:table-cell>
          <table:table-cell table:formula="of:=[.C407]*1000" office:value-type="float" office:value="21.5010643005" calcext:value-type="float">
            <text:p>21,5010643005</text:p>
          </table:table-cell>
          <table:table-cell office:value-type="float" office:value="0.00815606117249" calcext:value-type="float">
            <text:p>0,0081560612</text:p>
          </table:table-cell>
          <table:table-cell table:formula="of:=[.E407]*1000" office:value-type="float" office:value="8.15606117249" calcext:value-type="float">
            <text:p>8,1560611725</text:p>
          </table:table-cell>
          <table:table-cell office:value-type="float" office:value="0.000205993652344" calcext:value-type="float">
            <text:p>0,0002059937</text:p>
          </table:table-cell>
          <table:table-cell table:formula="of:=1000*[.G407]" office:value-type="float" office:value="0.205993652344" calcext:value-type="float">
            <text:p>0,2059936523</text:p>
          </table:table-cell>
          <table:table-cell office:value-type="float" office:value="0.029871341" calcext:value-type="float">
            <text:p>0,029871341</text:p>
          </table:table-cell>
          <table:table-cell table:formula="of:=1000*[.I407]" office:value-type="float" office:value="29.871341" calcext:value-type="float">
            <text:p>29,871341</text:p>
          </table:table-cell>
        </table:table-row>
        <table:table-row table:style-name="ro1" table:visibility="collapse">
          <table:table-cell/>
          <table:table-cell office:value-type="float" office:value="28.6660593284" calcext:value-type="float">
            <text:p>28,6660593284</text:p>
          </table:table-cell>
          <table:table-cell office:value-type="float" office:value="0.0257759094238" calcext:value-type="float">
            <text:p>0,0257759094</text:p>
          </table:table-cell>
          <table:table-cell table:formula="of:=[.C408]*1000" office:value-type="float" office:value="25.7759094238" calcext:value-type="float">
            <text:p>25,7759094238</text:p>
          </table:table-cell>
          <table:table-cell office:value-type="float" office:value="0.00886201858521" calcext:value-type="float">
            <text:p>0,0088620186</text:p>
          </table:table-cell>
          <table:table-cell table:formula="of:=[.E408]*1000" office:value-type="float" office:value="8.86201858521" calcext:value-type="float">
            <text:p>8,8620185852</text:p>
          </table:table-cell>
          <table:table-cell office:value-type="float" office:value="0.000238180160522" calcext:value-type="float">
            <text:p>0,0002381802</text:p>
          </table:table-cell>
          <table:table-cell table:formula="of:=1000*[.G408]" office:value-type="float" office:value="0.238180160522" calcext:value-type="float">
            <text:p>0,2381801605</text:p>
          </table:table-cell>
          <table:table-cell office:value-type="float" office:value="0.03488446" calcext:value-type="float">
            <text:p>0,03488446</text:p>
          </table:table-cell>
          <table:table-cell table:formula="of:=1000*[.I408]" office:value-type="float" office:value="34.88446" calcext:value-type="float">
            <text:p>34,88446</text:p>
          </table:table-cell>
        </table:table-row>
        <table:table-row table:style-name="ro1" table:visibility="collapse">
          <table:table-cell/>
          <table:table-cell office:value-type="float" office:value="32.7253272958" calcext:value-type="float">
            <text:p>32,7253272958</text:p>
          </table:table-cell>
          <table:table-cell office:value-type="float" office:value="0.0211899280548" calcext:value-type="float">
            <text:p>0,0211899281</text:p>
          </table:table-cell>
          <table:table-cell table:formula="of:=[.C409]*1000" office:value-type="float" office:value="21.1899280548" calcext:value-type="float">
            <text:p>21,1899280548</text:p>
          </table:table-cell>
          <table:table-cell office:value-type="float" office:value="0.00915312767029" calcext:value-type="float">
            <text:p>0,0091531277</text:p>
          </table:table-cell>
          <table:table-cell table:formula="of:=[.E409]*1000" office:value-type="float" office:value="9.15312767029" calcext:value-type="float">
            <text:p>9,1531276703</text:p>
          </table:table-cell>
          <table:table-cell office:value-type="float" office:value="0.000204801559448" calcext:value-type="float">
            <text:p>0,0002048016</text:p>
          </table:table-cell>
          <table:table-cell table:formula="of:=1000*[.G409]" office:value-type="float" office:value="0.204801559448" calcext:value-type="float">
            <text:p>0,2048015594</text:p>
          </table:table-cell>
          <table:table-cell office:value-type="float" office:value="0.030557372" calcext:value-type="float">
            <text:p>0,030557372</text:p>
          </table:table-cell>
          <table:table-cell table:formula="of:=1000*[.I409]" office:value-type="float" office:value="30.557372" calcext:value-type="float">
            <text:p>30,557372</text:p>
          </table:table-cell>
        </table:table-row>
        <table:table-row table:style-name="ro1" table:visibility="collapse">
          <table:table-cell/>
          <table:table-cell office:value-type="float" office:value="33.4555520409" calcext:value-type="float">
            <text:p>33,4555520409</text:p>
          </table:table-cell>
          <table:table-cell office:value-type="float" office:value="0.0209310054779" calcext:value-type="float">
            <text:p>0,0209310055</text:p>
          </table:table-cell>
          <table:table-cell table:formula="of:=[.C410]*1000" office:value-type="float" office:value="20.9310054779" calcext:value-type="float">
            <text:p>20,9310054779</text:p>
          </table:table-cell>
          <table:table-cell office:value-type="float" office:value="0.00880002975464" calcext:value-type="float">
            <text:p>0,0088000298</text:p>
          </table:table-cell>
          <table:table-cell table:formula="of:=[.E410]*1000" office:value-type="float" office:value="8.80002975464" calcext:value-type="float">
            <text:p>8,8000297546</text:p>
          </table:table-cell>
          <table:table-cell office:value-type="float" office:value="0.000150918960571" calcext:value-type="float">
            <text:p>0,000150919</text:p>
          </table:table-cell>
          <table:table-cell table:formula="of:=1000*[.G410]" office:value-type="float" office:value="0.150918960571" calcext:value-type="float">
            <text:p>0,1509189606</text:p>
          </table:table-cell>
          <table:table-cell office:value-type="float" office:value="0.029890405" calcext:value-type="float">
            <text:p>0,029890405</text:p>
          </table:table-cell>
          <table:table-cell table:formula="of:=1000*[.I410]" office:value-type="float" office:value="29.890405" calcext:value-type="float">
            <text:p>29,890405</text:p>
          </table:table-cell>
        </table:table-row>
        <table:table-row table:style-name="ro1" table:visibility="collapse">
          <table:table-cell/>
          <table:table-cell office:value-type="float" office:value="29.0222148802" calcext:value-type="float">
            <text:p>29,0222148802</text:p>
          </table:table-cell>
          <table:table-cell office:value-type="float" office:value="0.0253810882568" calcext:value-type="float">
            <text:p>0,0253810883</text:p>
          </table:table-cell>
          <table:table-cell table:formula="of:=[.C411]*1000" office:value-type="float" office:value="25.3810882568" calcext:value-type="float">
            <text:p>25,3810882568</text:p>
          </table:table-cell>
          <table:table-cell office:value-type="float" office:value="0.00886297225952" calcext:value-type="float">
            <text:p>0,0088629723</text:p>
          </table:table-cell>
          <table:table-cell table:formula="of:=[.E411]*1000" office:value-type="float" office:value="8.86297225952" calcext:value-type="float">
            <text:p>8,8629722595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411]" office:value-type="float" office:value="0.204086303711" calcext:value-type="float">
            <text:p>0,2040863037</text:p>
          </table:table-cell>
          <table:table-cell office:value-type="float" office:value="0.034456364" calcext:value-type="float">
            <text:p>0,034456364</text:p>
          </table:table-cell>
          <table:table-cell table:formula="of:=1000*[.I411]" office:value-type="float" office:value="34.456364" calcext:value-type="float">
            <text:p>34,456364</text:p>
          </table:table-cell>
        </table:table-row>
        <table:table-row table:style-name="ro1" table:visibility="collapse">
          <table:table-cell/>
          <table:table-cell office:value-type="float" office:value="35.8260129742" calcext:value-type="float">
            <text:p>35,8260129742</text:p>
          </table:table-cell>
          <table:table-cell office:value-type="float" office:value="0.0212528705597" calcext:value-type="float">
            <text:p>0,0212528706</text:p>
          </table:table-cell>
          <table:table-cell table:formula="of:=[.C412]*1000" office:value-type="float" office:value="21.2528705597" calcext:value-type="float">
            <text:p>21,2528705597</text:p>
          </table:table-cell>
          <table:table-cell office:value-type="float" office:value="0.00651288032532" calcext:value-type="float">
            <text:p>0,0065128803</text:p>
          </table:table-cell>
          <table:table-cell table:formula="of:=[.E412]*1000" office:value-type="float" office:value="6.51288032532" calcext:value-type="float">
            <text:p>6,5128803253</text:p>
          </table:table-cell>
          <table:table-cell office:value-type="float" office:value="0.000140190124512" calcext:value-type="float">
            <text:p>0,0001401901</text:p>
          </table:table-cell>
          <table:table-cell table:formula="of:=1000*[.G412]" office:value-type="float" office:value="0.140190124512" calcext:value-type="float">
            <text:p>0,1401901245</text:p>
          </table:table-cell>
          <table:table-cell office:value-type="float" office:value="0.027912679" calcext:value-type="float">
            <text:p>0,027912679</text:p>
          </table:table-cell>
          <table:table-cell table:formula="of:=1000*[.I412]" office:value-type="float" office:value="27.912679" calcext:value-type="float">
            <text:p>27,912679</text:p>
          </table:table-cell>
        </table:table-row>
        <table:table-row table:style-name="ro1" table:visibility="collapse">
          <table:table-cell/>
          <table:table-cell office:value-type="float" office:value="32.6949866063" calcext:value-type="float">
            <text:p>32,6949866063</text:p>
          </table:table-cell>
          <table:table-cell office:value-type="float" office:value="0.0236830711365" calcext:value-type="float">
            <text:p>0,0236830711</text:p>
          </table:table-cell>
          <table:table-cell table:formula="of:=[.C413]*1000" office:value-type="float" office:value="23.6830711365" calcext:value-type="float">
            <text:p>23,6830711365</text:p>
          </table:table-cell>
          <table:table-cell office:value-type="float" office:value="0.00675082206726" calcext:value-type="float">
            <text:p>0,0067508221</text:p>
          </table:table-cell>
          <table:table-cell table:formula="of:=[.E413]*1000" office:value-type="float" office:value="6.75082206726" calcext:value-type="float">
            <text:p>6,7508220673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413]" office:value-type="float" office:value="0.141143798828" calcext:value-type="float">
            <text:p>0,1411437988</text:p>
          </table:table-cell>
          <table:table-cell office:value-type="float" office:value="0.030585729" calcext:value-type="float">
            <text:p>0,030585729</text:p>
          </table:table-cell>
          <table:table-cell table:formula="of:=1000*[.I413]" office:value-type="float" office:value="30.585729" calcext:value-type="float">
            <text:p>30,585729</text:p>
          </table:table-cell>
        </table:table-row>
        <table:table-row table:style-name="ro1" table:visibility="collapse">
          <table:table-cell/>
          <table:table-cell office:value-type="float" office:value="29.0579035391" calcext:value-type="float">
            <text:p>29,0579035391</text:p>
          </table:table-cell>
          <table:table-cell office:value-type="float" office:value="0.0273079872131" calcext:value-type="float">
            <text:p>0,0273079872</text:p>
          </table:table-cell>
          <table:table-cell table:formula="of:=[.C414]*1000" office:value-type="float" office:value="27.3079872131" calcext:value-type="float">
            <text:p>27,3079872131</text:p>
          </table:table-cell>
          <table:table-cell office:value-type="float" office:value="0.00695610046387" calcext:value-type="float">
            <text:p>0,0069561005</text:p>
          </table:table-cell>
          <table:table-cell table:formula="of:=[.E414]*1000" office:value-type="float" office:value="6.95610046387" calcext:value-type="float">
            <text:p>6,9561004639</text:p>
          </table:table-cell>
          <table:table-cell office:value-type="float" office:value="0.000143051147461" calcext:value-type="float">
            <text:p>0,0001430511</text:p>
          </table:table-cell>
          <table:table-cell table:formula="of:=1000*[.G414]" office:value-type="float" office:value="0.143051147461" calcext:value-type="float">
            <text:p>0,1430511475</text:p>
          </table:table-cell>
          <table:table-cell office:value-type="float" office:value="0.034414045" calcext:value-type="float">
            <text:p>0,034414045</text:p>
          </table:table-cell>
          <table:table-cell table:formula="of:=1000*[.I414]" office:value-type="float" office:value="34.414045" calcext:value-type="float">
            <text:p>34,414045</text:p>
          </table:table-cell>
        </table:table-row>
        <table:table-row table:style-name="ro1" table:visibility="collapse">
          <table:table-cell/>
          <table:table-cell office:value-type="float" office:value="32.8934438268" calcext:value-type="float">
            <text:p>32,8934438268</text:p>
          </table:table-cell>
          <table:table-cell office:value-type="float" office:value="0.0231211185455" calcext:value-type="float">
            <text:p>0,0231211185</text:p>
          </table:table-cell>
          <table:table-cell table:formula="of:=[.C415]*1000" office:value-type="float" office:value="23.1211185455" calcext:value-type="float">
            <text:p>23,1211185455</text:p>
          </table:table-cell>
          <table:table-cell office:value-type="float" office:value="0.00713205337524" calcext:value-type="float">
            <text:p>0,0071320534</text:p>
          </table:table-cell>
          <table:table-cell table:formula="of:=[.E415]*1000" office:value-type="float" office:value="7.13205337524" calcext:value-type="float">
            <text:p>7,1320533752</text:p>
          </table:table-cell>
          <table:table-cell office:value-type="float" office:value="0.000138998031616" calcext:value-type="float">
            <text:p>0,000138998</text:p>
          </table:table-cell>
          <table:table-cell table:formula="of:=1000*[.G415]" office:value-type="float" office:value="0.138998031616" calcext:value-type="float">
            <text:p>0,1389980316</text:p>
          </table:table-cell>
          <table:table-cell office:value-type="float" office:value="0.030401195" calcext:value-type="float">
            <text:p>0,030401195</text:p>
          </table:table-cell>
          <table:table-cell table:formula="of:=1000*[.I415]" office:value-type="float" office:value="30.401195" calcext:value-type="float">
            <text:p>30,401195</text:p>
          </table:table-cell>
        </table:table-row>
        <table:table-row table:style-name="ro1" table:visibility="collapse">
          <table:table-cell/>
          <table:table-cell office:value-type="float" office:value="31.0647473209" calcext:value-type="float">
            <text:p>31,0647473209</text:p>
          </table:table-cell>
          <table:table-cell office:value-type="float" office:value="0.0232830047607" calcext:value-type="float">
            <text:p>0,0232830048</text:p>
          </table:table-cell>
          <table:table-cell table:formula="of:=[.C416]*1000" office:value-type="float" office:value="23.2830047607" calcext:value-type="float">
            <text:p>23,2830047607</text:p>
          </table:table-cell>
          <table:table-cell office:value-type="float" office:value="0.0086989402771" calcext:value-type="float">
            <text:p>0,0086989403</text:p>
          </table:table-cell>
          <table:table-cell table:formula="of:=[.E416]*1000" office:value-type="float" office:value="8.6989402771" calcext:value-type="float">
            <text:p>8,6989402771</text:p>
          </table:table-cell>
          <table:table-cell office:value-type="float" office:value="0.000201225280762" calcext:value-type="float">
            <text:p>0,0002012253</text:p>
          </table:table-cell>
          <table:table-cell table:formula="of:=1000*[.G416]" office:value-type="float" office:value="0.201225280762" calcext:value-type="float">
            <text:p>0,2012252808</text:p>
          </table:table-cell>
          <table:table-cell office:value-type="float" office:value="0.03219083" calcext:value-type="float">
            <text:p>0,03219083</text:p>
          </table:table-cell>
          <table:table-cell table:formula="of:=1000*[.I416]" office:value-type="float" office:value="32.19083" calcext:value-type="float">
            <text:p>32,19083</text:p>
          </table:table-cell>
        </table:table-row>
        <table:table-row table:style-name="ro1" table:visibility="collapse">
          <table:table-cell/>
          <table:table-cell office:value-type="float" office:value="31.583169872" calcext:value-type="float">
            <text:p>31,583169872</text:p>
          </table:table-cell>
          <table:table-cell office:value-type="float" office:value="0.0249981880188" calcext:value-type="float">
            <text:p>0,024998188</text:p>
          </table:table-cell>
          <table:table-cell table:formula="of:=[.C417]*1000" office:value-type="float" office:value="24.9981880188" calcext:value-type="float">
            <text:p>24,9981880188</text:p>
          </table:table-cell>
          <table:table-cell office:value-type="float" office:value="0.00651502609253" calcext:value-type="float">
            <text:p>0,0065150261</text:p>
          </table:table-cell>
          <table:table-cell table:formula="of:=[.E417]*1000" office:value-type="float" office:value="6.51502609253" calcext:value-type="float">
            <text:p>6,5150260925</text:p>
          </table:table-cell>
          <table:table-cell office:value-type="float" office:value="0.000143051147461" calcext:value-type="float">
            <text:p>0,0001430511</text:p>
          </table:table-cell>
          <table:table-cell table:formula="of:=1000*[.G417]" office:value-type="float" office:value="0.143051147461" calcext:value-type="float">
            <text:p>0,1430511475</text:p>
          </table:table-cell>
          <table:table-cell office:value-type="float" office:value="0.031662433" calcext:value-type="float">
            <text:p>0,031662433</text:p>
          </table:table-cell>
          <table:table-cell table:formula="of:=1000*[.I417]" office:value-type="float" office:value="31.662433" calcext:value-type="float">
            <text:p>31,662433</text:p>
          </table:table-cell>
        </table:table-row>
        <table:table-row table:style-name="ro1" table:visibility="collapse">
          <table:table-cell/>
          <table:table-cell office:value-type="float" office:value="32.9298417866" calcext:value-type="float">
            <text:p>32,9298417866</text:p>
          </table:table-cell>
          <table:table-cell office:value-type="float" office:value="0.0236630439758" calcext:value-type="float">
            <text:p>0,023663044</text:p>
          </table:table-cell>
          <table:table-cell table:formula="of:=[.C418]*1000" office:value-type="float" office:value="23.6630439758" calcext:value-type="float">
            <text:p>23,6630439758</text:p>
          </table:table-cell>
          <table:table-cell office:value-type="float" office:value="0.00655603408813" calcext:value-type="float">
            <text:p>0,0065560341</text:p>
          </table:table-cell>
          <table:table-cell table:formula="of:=[.E418]*1000" office:value-type="float" office:value="6.55603408813" calcext:value-type="float">
            <text:p>6,5560340881</text:p>
          </table:table-cell>
          <table:table-cell office:value-type="float" office:value="0.000142097473145" calcext:value-type="float">
            <text:p>0,0001420975</text:p>
          </table:table-cell>
          <table:table-cell table:formula="of:=1000*[.G418]" office:value-type="float" office:value="0.142097473145" calcext:value-type="float">
            <text:p>0,1420974731</text:p>
          </table:table-cell>
          <table:table-cell office:value-type="float" office:value="0.030367592" calcext:value-type="float">
            <text:p>0,030367592</text:p>
          </table:table-cell>
          <table:table-cell table:formula="of:=1000*[.I418]" office:value-type="float" office:value="30.367592" calcext:value-type="float">
            <text:p>30,367592</text:p>
          </table:table-cell>
        </table:table-row>
        <table:table-row table:style-name="ro1" table:visibility="collapse">
          <table:table-cell/>
          <table:table-cell office:value-type="float" office:value="32.7484814775" calcext:value-type="float">
            <text:p>32,7484814775</text:p>
          </table:table-cell>
          <table:table-cell office:value-type="float" office:value="0.0235738754272" calcext:value-type="float">
            <text:p>0,0235738754</text:p>
          </table:table-cell>
          <table:table-cell table:formula="of:=[.C419]*1000" office:value-type="float" office:value="23.5738754272" calcext:value-type="float">
            <text:p>23,5738754272</text:p>
          </table:table-cell>
          <table:table-cell office:value-type="float" office:value="0.00681304931641" calcext:value-type="float">
            <text:p>0,0068130493</text:p>
          </table:table-cell>
          <table:table-cell table:formula="of:=[.E419]*1000" office:value-type="float" office:value="6.81304931641" calcext:value-type="float">
            <text:p>6,8130493164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419]" office:value-type="float" office:value="0.140905380249" calcext:value-type="float">
            <text:p>0,1409053802</text:p>
          </table:table-cell>
          <table:table-cell office:value-type="float" office:value="0.030535767" calcext:value-type="float">
            <text:p>0,030535767</text:p>
          </table:table-cell>
          <table:table-cell table:formula="of:=1000*[.I419]" office:value-type="float" office:value="30.535767" calcext:value-type="float">
            <text:p>30,535767</text:p>
          </table:table-cell>
        </table:table-row>
        <table:table-row table:style-name="ro1" table:visibility="collapse">
          <table:table-cell/>
          <table:table-cell office:value-type="float" office:value="29.1838372205" calcext:value-type="float">
            <text:p>29,1838372205</text:p>
          </table:table-cell>
          <table:table-cell office:value-type="float" office:value="0.0272238254547" calcext:value-type="float">
            <text:p>0,0272238255</text:p>
          </table:table-cell>
          <table:table-cell table:formula="of:=[.C420]*1000" office:value-type="float" office:value="27.2238254547" calcext:value-type="float">
            <text:p>27,2238254547</text:p>
          </table:table-cell>
          <table:table-cell office:value-type="float" office:value="0.00687408447266" calcext:value-type="float">
            <text:p>0,0068740845</text:p>
          </table:table-cell>
          <table:table-cell table:formula="of:=[.E420]*1000" office:value-type="float" office:value="6.87408447266" calcext:value-type="float">
            <text:p>6,8740844727</text:p>
          </table:table-cell>
          <table:table-cell office:value-type="float" office:value="0.000157833099365" calcext:value-type="float">
            <text:p>0,0001578331</text:p>
          </table:table-cell>
          <table:table-cell table:formula="of:=1000*[.G420]" office:value-type="float" office:value="0.157833099365" calcext:value-type="float">
            <text:p>0,1578330994</text:p>
          </table:table-cell>
          <table:table-cell office:value-type="float" office:value="0.034265542" calcext:value-type="float">
            <text:p>0,034265542</text:p>
          </table:table-cell>
          <table:table-cell table:formula="of:=1000*[.I420]" office:value-type="float" office:value="34.265542" calcext:value-type="float">
            <text:p>34,265542</text:p>
          </table:table-cell>
        </table:table-row>
        <table:table-row table:style-name="ro1" table:visibility="collapse">
          <table:table-cell/>
          <table:table-cell office:value-type="float" office:value="33.2393291865" calcext:value-type="float">
            <text:p>33,2393291865</text:p>
          </table:table-cell>
          <table:table-cell office:value-type="float" office:value="0.023472070694" calcext:value-type="float">
            <text:p>0,0234720707</text:p>
          </table:table-cell>
          <table:table-cell table:formula="of:=[.C421]*1000" office:value-type="float" office:value="23.472070694" calcext:value-type="float">
            <text:p>23,472070694</text:p>
          </table:table-cell>
          <table:table-cell office:value-type="float" office:value="0.0064377784729" calcext:value-type="float">
            <text:p>0,0064377785</text:p>
          </table:table-cell>
          <table:table-cell table:formula="of:=[.E421]*1000" office:value-type="float" office:value="6.4377784729" calcext:value-type="float">
            <text:p>6,4377784729</text:p>
          </table:table-cell>
          <table:table-cell office:value-type="float" office:value="0.000153064727783" calcext:value-type="float">
            <text:p>0,0001530647</text:p>
          </table:table-cell>
          <table:table-cell table:formula="of:=1000*[.G421]" office:value-type="float" office:value="0.153064727783" calcext:value-type="float">
            <text:p>0,1530647278</text:p>
          </table:table-cell>
          <table:table-cell office:value-type="float" office:value="0.030084843" calcext:value-type="float">
            <text:p>0,030084843</text:p>
          </table:table-cell>
          <table:table-cell table:formula="of:=1000*[.I421]" office:value-type="float" office:value="30.084843" calcext:value-type="float">
            <text:p>30,084843</text:p>
          </table:table-cell>
        </table:table-row>
        <table:table-row table:style-name="ro1" table:visibility="collapse">
          <table:table-cell/>
          <table:table-cell office:value-type="float" office:value="32.4140892117" calcext:value-type="float">
            <text:p>32,4140892117</text:p>
          </table:table-cell>
          <table:table-cell office:value-type="float" office:value="0.0238919258118" calcext:value-type="float">
            <text:p>0,0238919258</text:p>
          </table:table-cell>
          <table:table-cell table:formula="of:=[.C422]*1000" office:value-type="float" office:value="23.8919258118" calcext:value-type="float">
            <text:p>23,8919258118</text:p>
          </table:table-cell>
          <table:table-cell office:value-type="float" office:value="0.00681018829346" calcext:value-type="float">
            <text:p>0,0068101883</text:p>
          </table:table-cell>
          <table:table-cell table:formula="of:=[.E422]*1000" office:value-type="float" office:value="6.81018829346" calcext:value-type="float">
            <text:p>6,8101882935</text:p>
          </table:table-cell>
          <table:table-cell office:value-type="float" office:value="0.000138998031616" calcext:value-type="float">
            <text:p>0,000138998</text:p>
          </table:table-cell>
          <table:table-cell table:formula="of:=1000*[.G422]" office:value-type="float" office:value="0.138998031616" calcext:value-type="float">
            <text:p>0,1389980316</text:p>
          </table:table-cell>
          <table:table-cell office:value-type="float" office:value="0.030850782" calcext:value-type="float">
            <text:p>0,030850782</text:p>
          </table:table-cell>
          <table:table-cell table:formula="of:=1000*[.I422]" office:value-type="float" office:value="30.850782" calcext:value-type="float">
            <text:p>30,850782</text:p>
          </table:table-cell>
        </table:table-row>
        <table:table-row table:style-name="ro1" table:visibility="collapse">
          <table:table-cell/>
          <table:table-cell office:value-type="float" office:value="29.4077998425" calcext:value-type="float">
            <text:p>29,4077998425</text:p>
          </table:table-cell>
          <table:table-cell office:value-type="float" office:value="0.0272212028503" calcext:value-type="float">
            <text:p>0,0272212029</text:p>
          </table:table-cell>
          <table:table-cell table:formula="of:=[.C423]*1000" office:value-type="float" office:value="27.2212028503" calcext:value-type="float">
            <text:p>27,2212028503</text:p>
          </table:table-cell>
          <table:table-cell office:value-type="float" office:value="0.00662899017334" calcext:value-type="float">
            <text:p>0,0066289902</text:p>
          </table:table-cell>
          <table:table-cell table:formula="of:=[.E423]*1000" office:value-type="float" office:value="6.62899017334" calcext:value-type="float">
            <text:p>6,6289901733</text:p>
          </table:table-cell>
          <table:table-cell office:value-type="float" office:value="0.000146150588989" calcext:value-type="float">
            <text:p>0,0001461506</text:p>
          </table:table-cell>
          <table:table-cell table:formula="of:=1000*[.G423]" office:value-type="float" office:value="0.146150588989" calcext:value-type="float">
            <text:p>0,146150589</text:p>
          </table:table-cell>
          <table:table-cell office:value-type="float" office:value="0.034004584" calcext:value-type="float">
            <text:p>0,034004584</text:p>
          </table:table-cell>
          <table:table-cell table:formula="of:=1000*[.I423]" office:value-type="float" office:value="34.004584" calcext:value-type="float">
            <text:p>34,004584</text:p>
          </table:table-cell>
        </table:table-row>
        <table:table-row table:style-name="ro1" table:visibility="collapse">
          <table:table-cell/>
          <table:table-cell office:value-type="float" office:value="33.2054139037" calcext:value-type="float">
            <text:p>33,2054139037</text:p>
          </table:table-cell>
          <table:table-cell office:value-type="float" office:value="0.0233960151672" calcext:value-type="float">
            <text:p>0,0233960152</text:p>
          </table:table-cell>
          <table:table-cell table:formula="of:=[.C424]*1000" office:value-type="float" office:value="23.3960151672" calcext:value-type="float">
            <text:p>23,3960151672</text:p>
          </table:table-cell>
          <table:table-cell office:value-type="float" office:value="0.00657200813293" calcext:value-type="float">
            <text:p>0,0065720081</text:p>
          </table:table-cell>
          <table:table-cell table:formula="of:=[.E424]*1000" office:value-type="float" office:value="6.57200813293" calcext:value-type="float">
            <text:p>6,5720081329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424]" office:value-type="float" office:value="0.139951705933" calcext:value-type="float">
            <text:p>0,1399517059</text:p>
          </table:table-cell>
          <table:table-cell office:value-type="float" office:value="0.030115571" calcext:value-type="float">
            <text:p>0,030115571</text:p>
          </table:table-cell>
          <table:table-cell table:formula="of:=1000*[.I424]" office:value-type="float" office:value="30.115571" calcext:value-type="float">
            <text:p>30,115571</text:p>
          </table:table-cell>
        </table:table-row>
        <table:table-row table:style-name="ro1" table:visibility="collapse">
          <table:table-cell/>
          <table:table-cell office:value-type="float" office:value="28.9129232382" calcext:value-type="float">
            <text:p>28,9129232382</text:p>
          </table:table-cell>
          <table:table-cell office:value-type="float" office:value="0.0275650024414" calcext:value-type="float">
            <text:p>0,0275650024</text:p>
          </table:table-cell>
          <table:table-cell table:formula="of:=[.C425]*1000" office:value-type="float" office:value="27.5650024414" calcext:value-type="float">
            <text:p>27,5650024414</text:p>
          </table:table-cell>
          <table:table-cell office:value-type="float" office:value="0.00687289237976" calcext:value-type="float">
            <text:p>0,0068728924</text:p>
          </table:table-cell>
          <table:table-cell table:formula="of:=[.E425]*1000" office:value-type="float" office:value="6.87289237976" calcext:value-type="float">
            <text:p>6,8728923798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425]" office:value-type="float" office:value="0.139951705933" calcext:value-type="float">
            <text:p>0,1399517059</text:p>
          </table:table-cell>
          <table:table-cell office:value-type="float" office:value="0.03458661" calcext:value-type="float">
            <text:p>0,03458661</text:p>
          </table:table-cell>
          <table:table-cell table:formula="of:=1000*[.I425]" office:value-type="float" office:value="34.58661" calcext:value-type="float">
            <text:p>34,58661</text:p>
          </table:table-cell>
        </table:table-row>
        <table:table-row table:style-name="ro1" table:visibility="collapse">
          <table:table-cell/>
          <table:table-cell office:value-type="float" office:value="32.8154669797" calcext:value-type="float">
            <text:p>32,8154669797</text:p>
          </table:table-cell>
          <table:table-cell office:value-type="float" office:value="0.0232739448547" calcext:value-type="float">
            <text:p>0,0232739449</text:p>
          </table:table-cell>
          <table:table-cell table:formula="of:=[.C426]*1000" office:value-type="float" office:value="23.2739448547" calcext:value-type="float">
            <text:p>23,2739448547</text:p>
          </table:table-cell>
          <table:table-cell office:value-type="float" office:value="0.00704979896545" calcext:value-type="float">
            <text:p>0,007049799</text:p>
          </table:table-cell>
          <table:table-cell table:formula="of:=[.E426]*1000" office:value-type="float" office:value="7.04979896545" calcext:value-type="float">
            <text:p>7,0497989655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426]" office:value-type="float" office:value="0.141143798828" calcext:value-type="float">
            <text:p>0,1411437988</text:p>
          </table:table-cell>
          <table:table-cell office:value-type="float" office:value="0.030473435" calcext:value-type="float">
            <text:p>0,030473435</text:p>
          </table:table-cell>
          <table:table-cell table:formula="of:=1000*[.I426]" office:value-type="float" office:value="30.473435" calcext:value-type="float">
            <text:p>30,473435</text:p>
          </table:table-cell>
        </table:table-row>
        <table:table-row table:style-name="ro1" table:visibility="collapse">
          <table:table-cell/>
          <table:table-cell office:value-type="float" office:value="33.1161213816" calcext:value-type="float">
            <text:p>33,1161213816</text:p>
          </table:table-cell>
          <table:table-cell office:value-type="float" office:value="0.0230729579926" calcext:value-type="float">
            <text:p>0,023072958</text:p>
          </table:table-cell>
          <table:table-cell table:formula="of:=[.C427]*1000" office:value-type="float" office:value="23.0729579926" calcext:value-type="float">
            <text:p>23,0729579926</text:p>
          </table:table-cell>
          <table:table-cell office:value-type="float" office:value="0.00697612762451" calcext:value-type="float">
            <text:p>0,0069761276</text:p>
          </table:table-cell>
          <table:table-cell table:formula="of:=[.E427]*1000" office:value-type="float" office:value="6.97612762451" calcext:value-type="float">
            <text:p>6,9761276245</text:p>
          </table:table-cell>
          <table:table-cell office:value-type="float" office:value="0.000138998031616" calcext:value-type="float">
            <text:p>0,000138998</text:p>
          </table:table-cell>
          <table:table-cell table:formula="of:=1000*[.G427]" office:value-type="float" office:value="0.138998031616" calcext:value-type="float">
            <text:p>0,1389980316</text:p>
          </table:table-cell>
          <table:table-cell office:value-type="float" office:value="0.030196773" calcext:value-type="float">
            <text:p>0,030196773</text:p>
          </table:table-cell>
          <table:table-cell table:formula="of:=1000*[.I427]" office:value-type="float" office:value="30.196773" calcext:value-type="float">
            <text:p>30,196773</text:p>
          </table:table-cell>
        </table:table-row>
        <table:table-row table:style-name="ro1" table:visibility="collapse">
          <table:table-cell/>
          <table:table-cell office:value-type="float" office:value="28.0641734474" calcext:value-type="float">
            <text:p>28,0641734474</text:p>
          </table:table-cell>
          <table:table-cell office:value-type="float" office:value="0.0271201133728" calcext:value-type="float">
            <text:p>0,0271201134</text:p>
          </table:table-cell>
          <table:table-cell table:formula="of:=[.C428]*1000" office:value-type="float" office:value="27.1201133728" calcext:value-type="float">
            <text:p>27,1201133728</text:p>
          </table:table-cell>
          <table:table-cell office:value-type="float" office:value="0.00828695297241" calcext:value-type="float">
            <text:p>0,008286953</text:p>
          </table:table-cell>
          <table:table-cell table:formula="of:=[.E428]*1000" office:value-type="float" office:value="8.28695297241" calcext:value-type="float">
            <text:p>8,2869529724</text:p>
          </table:table-cell>
          <table:table-cell office:value-type="float" office:value="0.000216007232666" calcext:value-type="float">
            <text:p>0,0002160072</text:p>
          </table:table-cell>
          <table:table-cell table:formula="of:=1000*[.G428]" office:value-type="float" office:value="0.216007232666" calcext:value-type="float">
            <text:p>0,2160072327</text:p>
          </table:table-cell>
          <table:table-cell office:value-type="float" office:value="0.035632619" calcext:value-type="float">
            <text:p>0,035632619</text:p>
          </table:table-cell>
          <table:table-cell table:formula="of:=1000*[.I428]" office:value-type="float" office:value="35.632619" calcext:value-type="float">
            <text:p>35,632619</text:p>
          </table:table-cell>
        </table:table-row>
        <table:table-row table:style-name="ro1" table:visibility="collapse">
          <table:table-cell/>
          <table:table-cell office:value-type="float" office:value="35.5272979323" calcext:value-type="float">
            <text:p>35,5272979323</text:p>
          </table:table-cell>
          <table:table-cell office:value-type="float" office:value="0.0215640068054" calcext:value-type="float">
            <text:p>0,0215640068</text:p>
          </table:table-cell>
          <table:table-cell table:formula="of:=[.C429]*1000" office:value-type="float" office:value="21.5640068054" calcext:value-type="float">
            <text:p>21,5640068054</text:p>
          </table:table-cell>
          <table:table-cell office:value-type="float" office:value="0.00643491744995" calcext:value-type="float">
            <text:p>0,0064349174</text:p>
          </table:table-cell>
          <table:table-cell table:formula="of:=[.E429]*1000" office:value-type="float" office:value="6.43491744995" calcext:value-type="float">
            <text:p>6,43491745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429]" office:value-type="float" office:value="0.141143798828" calcext:value-type="float">
            <text:p>0,1411437988</text:p>
          </table:table-cell>
          <table:table-cell office:value-type="float" office:value="0.02814737" calcext:value-type="float">
            <text:p>0,02814737</text:p>
          </table:table-cell>
          <table:table-cell table:formula="of:=1000*[.I429]" office:value-type="float" office:value="28.14737" calcext:value-type="float">
            <text:p>28,14737</text:p>
          </table:table-cell>
        </table:table-row>
        <table:table-row table:style-name="ro1" table:visibility="collapse">
          <table:table-cell/>
          <table:table-cell office:value-type="float" office:value="32.5059390789" calcext:value-type="float">
            <text:p>32,5059390789</text:p>
          </table:table-cell>
          <table:table-cell office:value-type="float" office:value="0.0240349769592" calcext:value-type="float">
            <text:p>0,024034977</text:p>
          </table:table-cell>
          <table:table-cell table:formula="of:=[.C430]*1000" office:value-type="float" office:value="24.0349769592" calcext:value-type="float">
            <text:p>24,0349769592</text:p>
          </table:table-cell>
          <table:table-cell office:value-type="float" office:value="0.00656604766846" calcext:value-type="float">
            <text:p>0,0065660477</text:p>
          </table:table-cell>
          <table:table-cell table:formula="of:=[.E430]*1000" office:value-type="float" office:value="6.56604766846" calcext:value-type="float">
            <text:p>6,5660476685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430]" office:value-type="float" office:value="0.140905380249" calcext:value-type="float">
            <text:p>0,1409053802</text:p>
          </table:table-cell>
          <table:table-cell office:value-type="float" office:value="0.030763609" calcext:value-type="float">
            <text:p>0,030763609</text:p>
          </table:table-cell>
          <table:table-cell table:formula="of:=1000*[.I430]" office:value-type="float" office:value="30.763609" calcext:value-type="float">
            <text:p>30,763609</text:p>
          </table:table-cell>
        </table:table-row>
        <table:table-row table:style-name="ro1" table:visibility="collapse">
          <table:table-cell/>
          <table:table-cell office:value-type="float" office:value="28.9850376048" calcext:value-type="float">
            <text:p>28,9850376048</text:p>
          </table:table-cell>
          <table:table-cell office:value-type="float" office:value="0.0275580883026" calcext:value-type="float">
            <text:p>0,0275580883</text:p>
          </table:table-cell>
          <table:table-cell table:formula="of:=[.C431]*1000" office:value-type="float" office:value="27.5580883026" calcext:value-type="float">
            <text:p>27,5580883026</text:p>
          </table:table-cell>
          <table:table-cell office:value-type="float" office:value="0.00678014755249" calcext:value-type="float">
            <text:p>0,0067801476</text:p>
          </table:table-cell>
          <table:table-cell table:formula="of:=[.E431]*1000" office:value-type="float" office:value="6.78014755249" calcext:value-type="float">
            <text:p>6,7801475525</text:p>
          </table:table-cell>
          <table:table-cell office:value-type="float" office:value="0.000151872634888" calcext:value-type="float">
            <text:p>0,0001518726</text:p>
          </table:table-cell>
          <table:table-cell table:formula="of:=1000*[.G431]" office:value-type="float" office:value="0.151872634888" calcext:value-type="float">
            <text:p>0,1518726349</text:p>
          </table:table-cell>
          <table:table-cell office:value-type="float" office:value="0.034500559" calcext:value-type="float">
            <text:p>0,034500559</text:p>
          </table:table-cell>
          <table:table-cell table:formula="of:=1000*[.I431]" office:value-type="float" office:value="34.500559" calcext:value-type="float">
            <text:p>34,500559</text:p>
          </table:table-cell>
        </table:table-row>
        <table:table-row table:style-name="ro1" table:visibility="collapse">
          <table:table-cell/>
          <table:table-cell office:value-type="float" office:value="33.2717196538" calcext:value-type="float">
            <text:p>33,2717196538</text:p>
          </table:table-cell>
          <table:table-cell office:value-type="float" office:value="0.0233340263367" calcext:value-type="float">
            <text:p>0,0233340263</text:p>
          </table:table-cell>
          <table:table-cell table:formula="of:=[.C432]*1000" office:value-type="float" office:value="23.3340263367" calcext:value-type="float">
            <text:p>23,3340263367</text:p>
          </table:table-cell>
          <table:table-cell office:value-type="float" office:value="0.00654196739197" calcext:value-type="float">
            <text:p>0,0065419674</text:p>
          </table:table-cell>
          <table:table-cell table:formula="of:=[.E432]*1000" office:value-type="float" office:value="6.54196739197" calcext:value-type="float">
            <text:p>6,541967392</text:p>
          </table:table-cell>
          <table:table-cell office:value-type="float" office:value="0.000170946121216" calcext:value-type="float">
            <text:p>0,0001709461</text:p>
          </table:table-cell>
          <table:table-cell table:formula="of:=1000*[.G432]" office:value-type="float" office:value="0.170946121216" calcext:value-type="float">
            <text:p>0,1709461212</text:p>
          </table:table-cell>
          <table:table-cell office:value-type="float" office:value="0.030055555" calcext:value-type="float">
            <text:p>0,030055555</text:p>
          </table:table-cell>
          <table:table-cell table:formula="of:=1000*[.I432]" office:value-type="float" office:value="30.055555" calcext:value-type="float">
            <text:p>30,055555</text:p>
          </table:table-cell>
        </table:table-row>
        <table:table-row table:style-name="ro1" table:visibility="collapse">
          <table:table-cell/>
          <table:table-cell office:value-type="float" office:value="31.1609682448" calcext:value-type="float">
            <text:p>31,1609682448</text:p>
          </table:table-cell>
          <table:table-cell office:value-type="float" office:value="0.0237200260162" calcext:value-type="float">
            <text:p>0,023720026</text:p>
          </table:table-cell>
          <table:table-cell table:formula="of:=[.C433]*1000" office:value-type="float" office:value="23.7200260162" calcext:value-type="float">
            <text:p>23,7200260162</text:p>
          </table:table-cell>
          <table:table-cell office:value-type="float" office:value="0.00816512107849" calcext:value-type="float">
            <text:p>0,0081651211</text:p>
          </table:table-cell>
          <table:table-cell table:formula="of:=[.E433]*1000" office:value-type="float" office:value="8.16512107849" calcext:value-type="float">
            <text:p>8,1651210785</text:p>
          </table:table-cell>
          <table:table-cell office:value-type="float" office:value="0.000197887420654" calcext:value-type="float">
            <text:p>0,0001978874</text:p>
          </table:table-cell>
          <table:table-cell table:formula="of:=1000*[.G433]" office:value-type="float" office:value="0.197887420654" calcext:value-type="float">
            <text:p>0,1978874207</text:p>
          </table:table-cell>
          <table:table-cell office:value-type="float" office:value="0.032091429" calcext:value-type="float">
            <text:p>0,032091429</text:p>
          </table:table-cell>
          <table:table-cell table:formula="of:=1000*[.I433]" office:value-type="float" office:value="32.091429" calcext:value-type="float">
            <text:p>32,091429</text:p>
          </table:table-cell>
        </table:table-row>
        <table:table-row table:style-name="ro1" table:visibility="collapse">
          <table:table-cell/>
          <table:table-cell office:value-type="float" office:value="28.6071049006" calcext:value-type="float">
            <text:p>28,6071049006</text:p>
          </table:table-cell>
          <table:table-cell office:value-type="float" office:value="0.0258219242096" calcext:value-type="float">
            <text:p>0,0258219242</text:p>
          </table:table-cell>
          <table:table-cell table:formula="of:=[.C434]*1000" office:value-type="float" office:value="25.8219242096" calcext:value-type="float">
            <text:p>25,8219242096</text:p>
          </table:table-cell>
          <table:table-cell office:value-type="float" office:value="0.00892186164856" calcext:value-type="float">
            <text:p>0,0089218616</text:p>
          </table:table-cell>
          <table:table-cell table:formula="of:=[.E434]*1000" office:value-type="float" office:value="8.92186164856" calcext:value-type="float">
            <text:p>8,9218616486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434]" office:value-type="float" office:value="0.205039978027" calcext:value-type="float">
            <text:p>0,205039978</text:p>
          </table:table-cell>
          <table:table-cell office:value-type="float" office:value="0.034956351" calcext:value-type="float">
            <text:p>0,034956351</text:p>
          </table:table-cell>
          <table:table-cell table:formula="of:=1000*[.I434]" office:value-type="float" office:value="34.956351" calcext:value-type="float">
            <text:p>34,956351</text:p>
          </table:table-cell>
        </table:table-row>
        <table:table-row table:style-name="ro1" table:visibility="collapse">
          <table:table-cell/>
          <table:table-cell office:value-type="float" office:value="36.2757093207" calcext:value-type="float">
            <text:p>36,2757093207</text:p>
          </table:table-cell>
          <table:table-cell office:value-type="float" office:value="0.0208311080933" calcext:value-type="float">
            <text:p>0,0208311081</text:p>
          </table:table-cell>
          <table:table-cell table:formula="of:=[.C435]*1000" office:value-type="float" office:value="20.8311080933" calcext:value-type="float">
            <text:p>20,8311080933</text:p>
          </table:table-cell>
          <table:table-cell office:value-type="float" office:value="0.00651812553406" calcext:value-type="float">
            <text:p>0,0065181255</text:p>
          </table:table-cell>
          <table:table-cell table:formula="of:=[.E435]*1000" office:value-type="float" office:value="6.51812553406" calcext:value-type="float">
            <text:p>6,5181255341</text:p>
          </table:table-cell>
          <table:table-cell office:value-type="float" office:value="0.000209808349609" calcext:value-type="float">
            <text:p>0,0002098083</text:p>
          </table:table-cell>
          <table:table-cell table:formula="of:=1000*[.G435]" office:value-type="float" office:value="0.209808349609" calcext:value-type="float">
            <text:p>0,2098083496</text:p>
          </table:table-cell>
          <table:table-cell office:value-type="float" office:value="0.027566656" calcext:value-type="float">
            <text:p>0,027566656</text:p>
          </table:table-cell>
          <table:table-cell table:formula="of:=1000*[.I435]" office:value-type="float" office:value="27.566656" calcext:value-type="float">
            <text:p>27,566656</text:p>
          </table:table-cell>
        </table:table-row>
        <table:table-row table:style-name="ro1" table:visibility="collapse">
          <table:table-cell/>
          <table:table-cell office:value-type="float" office:value="30.6582121946" calcext:value-type="float">
            <text:p>30,6582121946</text:p>
          </table:table-cell>
          <table:table-cell office:value-type="float" office:value="0.0235910415649" calcext:value-type="float">
            <text:p>0,0235910416</text:p>
          </table:table-cell>
          <table:table-cell table:formula="of:=[.C436]*1000" office:value-type="float" office:value="23.5910415649" calcext:value-type="float">
            <text:p>23,5910415649</text:p>
          </table:table-cell>
          <table:table-cell office:value-type="float" office:value="0.00879216194153" calcext:value-type="float">
            <text:p>0,0087921619</text:p>
          </table:table-cell>
          <table:table-cell table:formula="of:=[.E436]*1000" office:value-type="float" office:value="8.79216194153" calcext:value-type="float">
            <text:p>8,7921619415</text:p>
          </table:table-cell>
          <table:table-cell office:value-type="float" office:value="0.000223875045776" calcext:value-type="float">
            <text:p>0,000223875</text:p>
          </table:table-cell>
          <table:table-cell table:formula="of:=1000*[.G436]" office:value-type="float" office:value="0.223875045776" calcext:value-type="float">
            <text:p>0,2238750458</text:p>
          </table:table-cell>
          <table:table-cell office:value-type="float" office:value="0.032617688" calcext:value-type="float">
            <text:p>0,032617688</text:p>
          </table:table-cell>
          <table:table-cell table:formula="of:=1000*[.I436]" office:value-type="float" office:value="32.617688" calcext:value-type="float">
            <text:p>32,617688</text:p>
          </table:table-cell>
        </table:table-row>
        <table:table-row table:style-name="ro1" table:visibility="collapse">
          <table:table-cell/>
          <table:table-cell office:value-type="float" office:value="30.1998602592" calcext:value-type="float">
            <text:p>30,1998602592</text:p>
          </table:table-cell>
          <table:table-cell office:value-type="float" office:value="0.0238769054413" calcext:value-type="float">
            <text:p>0,0238769054</text:p>
          </table:table-cell>
          <table:table-cell table:formula="of:=[.C437]*1000" office:value-type="float" office:value="23.8769054413" calcext:value-type="float">
            <text:p>23,8769054413</text:p>
          </table:table-cell>
          <table:table-cell office:value-type="float" office:value="0.0090229511261" calcext:value-type="float">
            <text:p>0,0090229511</text:p>
          </table:table-cell>
          <table:table-cell table:formula="of:=[.E437]*1000" office:value-type="float" office:value="9.0229511261" calcext:value-type="float">
            <text:p>9,0229511261</text:p>
          </table:table-cell>
          <table:table-cell office:value-type="float" office:value="0.000203132629395" calcext:value-type="float">
            <text:p>0,0002031326</text:p>
          </table:table-cell>
          <table:table-cell table:formula="of:=1000*[.G437]" office:value-type="float" office:value="0.203132629395" calcext:value-type="float">
            <text:p>0,2031326294</text:p>
          </table:table-cell>
          <table:table-cell office:value-type="float" office:value="0.033112736" calcext:value-type="float">
            <text:p>0,033112736</text:p>
          </table:table-cell>
          <table:table-cell table:formula="of:=1000*[.I437]" office:value-type="float" office:value="33.112736" calcext:value-type="float">
            <text:p>33,112736</text:p>
          </table:table-cell>
        </table:table-row>
        <table:table-row table:style-name="ro1" table:visibility="collapse">
          <table:table-cell/>
          <table:table-cell office:value-type="float" office:value="33.0537547595" calcext:value-type="float">
            <text:p>33,0537547595</text:p>
          </table:table-cell>
          <table:table-cell office:value-type="float" office:value="0.02081990242" calcext:value-type="float">
            <text:p>0,0208199024</text:p>
          </table:table-cell>
          <table:table-cell table:formula="of:=[.C438]*1000" office:value-type="float" office:value="20.81990242" calcext:value-type="float">
            <text:p>20,81990242</text:p>
          </table:table-cell>
          <table:table-cell office:value-type="float" office:value="0.00919508934021" calcext:value-type="float">
            <text:p>0,0091950893</text:p>
          </table:table-cell>
          <table:table-cell table:formula="of:=[.E438]*1000" office:value-type="float" office:value="9.19508934021" calcext:value-type="float">
            <text:p>9,1950893402</text:p>
          </table:table-cell>
          <table:table-cell office:value-type="float" office:value="0.000229835510254" calcext:value-type="float">
            <text:p>0,0002298355</text:p>
          </table:table-cell>
          <table:table-cell table:formula="of:=1000*[.G438]" office:value-type="float" office:value="0.229835510254" calcext:value-type="float">
            <text:p>0,2298355103</text:p>
          </table:table-cell>
          <table:table-cell office:value-type="float" office:value="0.030253749" calcext:value-type="float">
            <text:p>0,030253749</text:p>
          </table:table-cell>
          <table:table-cell table:formula="of:=1000*[.I438]" office:value-type="float" office:value="30.253749" calcext:value-type="float">
            <text:p>30,253749</text:p>
          </table:table-cell>
        </table:table-row>
        <table:table-row table:style-name="ro1" table:visibility="collapse">
          <table:table-cell/>
          <table:table-cell office:value-type="float" office:value="32.4552879725" calcext:value-type="float">
            <text:p>32,4552879725</text:p>
          </table:table-cell>
          <table:table-cell office:value-type="float" office:value="0.0212018489838" calcext:value-type="float">
            <text:p>0,021201849</text:p>
          </table:table-cell>
          <table:table-cell table:formula="of:=[.C439]*1000" office:value-type="float" office:value="21.2018489838" calcext:value-type="float">
            <text:p>21,2018489838</text:p>
          </table:table-cell>
          <table:table-cell office:value-type="float" office:value="0.00938296318054" calcext:value-type="float">
            <text:p>0,0093829632</text:p>
          </table:table-cell>
          <table:table-cell table:formula="of:=[.E439]*1000" office:value-type="float" office:value="9.38296318054" calcext:value-type="float">
            <text:p>9,3829631805</text:p>
          </table:table-cell>
          <table:table-cell office:value-type="float" office:value="0.000218152999878" calcext:value-type="float">
            <text:p>0,000218153</text:p>
          </table:table-cell>
          <table:table-cell table:formula="of:=1000*[.G439]" office:value-type="float" office:value="0.218152999878" calcext:value-type="float">
            <text:p>0,2181529999</text:p>
          </table:table-cell>
          <table:table-cell office:value-type="float" office:value="0.03081162" calcext:value-type="float">
            <text:p>0,03081162</text:p>
          </table:table-cell>
          <table:table-cell table:formula="of:=1000*[.I439]" office:value-type="float" office:value="30.81162" calcext:value-type="float">
            <text:p>30,81162</text:p>
          </table:table-cell>
        </table:table-row>
        <table:table-row table:style-name="ro1" table:visibility="collapse">
          <table:table-cell/>
          <table:table-cell office:value-type="float" office:value="27.9081335688" calcext:value-type="float">
            <text:p>27,9081335688</text:p>
          </table:table-cell>
          <table:table-cell office:value-type="float" office:value="0.0281250476837" calcext:value-type="float">
            <text:p>0,0281250477</text:p>
          </table:table-cell>
          <table:table-cell table:formula="of:=[.C440]*1000" office:value-type="float" office:value="28.1250476837" calcext:value-type="float">
            <text:p>28,1250476837</text:p>
          </table:table-cell>
          <table:table-cell office:value-type="float" office:value="0.00754690170288" calcext:value-type="float">
            <text:p>0,0075469017</text:p>
          </table:table-cell>
          <table:table-cell table:formula="of:=[.E440]*1000" office:value-type="float" office:value="7.54690170288" calcext:value-type="float">
            <text:p>7,5469017029</text:p>
          </table:table-cell>
          <table:table-cell office:value-type="float" office:value="0.0001540184021" calcext:value-type="float">
            <text:p>0,0001540184</text:p>
          </table:table-cell>
          <table:table-cell table:formula="of:=1000*[.G440]" office:value-type="float" office:value="0.1540184021" calcext:value-type="float">
            <text:p>0,1540184021</text:p>
          </table:table-cell>
          <table:table-cell office:value-type="float" office:value="0.035831848" calcext:value-type="float">
            <text:p>0,035831848</text:p>
          </table:table-cell>
          <table:table-cell table:formula="of:=1000*[.I440]" office:value-type="float" office:value="35.831848" calcext:value-type="float">
            <text:p>35,831848</text:p>
          </table:table-cell>
        </table:table-row>
        <table:table-row table:style-name="ro1" table:visibility="collapse">
          <table:table-cell/>
          <table:table-cell office:value-type="float" office:value="38.4627663114" calcext:value-type="float">
            <text:p>38,4627663114</text:p>
          </table:table-cell>
          <table:table-cell office:value-type="float" office:value="0.018965959549" calcext:value-type="float">
            <text:p>0,0189659595</text:p>
          </table:table-cell>
          <table:table-cell table:formula="of:=[.C441]*1000" office:value-type="float" office:value="18.965959549" calcext:value-type="float">
            <text:p>18,965959549</text:p>
          </table:table-cell>
          <table:table-cell office:value-type="float" office:value="0.00687098503113" calcext:value-type="float">
            <text:p>0,006870985</text:p>
          </table:table-cell>
          <table:table-cell table:formula="of:=[.E441]*1000" office:value-type="float" office:value="6.87098503113" calcext:value-type="float">
            <text:p>6,8709850311</text:p>
          </table:table-cell>
          <table:table-cell office:value-type="float" office:value="0.000153064727783" calcext:value-type="float">
            <text:p>0,0001530647</text:p>
          </table:table-cell>
          <table:table-cell table:formula="of:=1000*[.G441]" office:value-type="float" office:value="0.153064727783" calcext:value-type="float">
            <text:p>0,1530647278</text:p>
          </table:table-cell>
          <table:table-cell office:value-type="float" office:value="0.02599917" calcext:value-type="float">
            <text:p>0,02599917</text:p>
          </table:table-cell>
          <table:table-cell table:formula="of:=1000*[.I441]" office:value-type="float" office:value="25.99917" calcext:value-type="float">
            <text:p>25,99917</text:p>
          </table:table-cell>
        </table:table-row>
        <table:table-row table:style-name="ro1" table:visibility="collapse">
          <table:table-cell/>
          <table:table-cell office:value-type="float" office:value="27.3687772501" calcext:value-type="float">
            <text:p>27,3687772501</text:p>
          </table:table-cell>
          <table:table-cell office:value-type="float" office:value="0.0274941921234" calcext:value-type="float">
            <text:p>0,0274941921</text:p>
          </table:table-cell>
          <table:table-cell table:formula="of:=[.C442]*1000" office:value-type="float" office:value="27.4941921234" calcext:value-type="float">
            <text:p>27,4941921234</text:p>
          </table:table-cell>
          <table:table-cell office:value-type="float" office:value="0.00888109207153" calcext:value-type="float">
            <text:p>0,0088810921</text:p>
          </table:table-cell>
          <table:table-cell table:formula="of:=[.E442]*1000" office:value-type="float" office:value="8.88109207153" calcext:value-type="float">
            <text:p>8,8810920715</text:p>
          </table:table-cell>
          <table:table-cell office:value-type="float" office:value="0.000154972076416" calcext:value-type="float">
            <text:p>0,0001549721</text:p>
          </table:table-cell>
          <table:table-cell table:formula="of:=1000*[.G442]" office:value-type="float" office:value="0.154972076416" calcext:value-type="float">
            <text:p>0,1549720764</text:p>
          </table:table-cell>
          <table:table-cell office:value-type="float" office:value="0.036537986" calcext:value-type="float">
            <text:p>0,036537986</text:p>
          </table:table-cell>
          <table:table-cell table:formula="of:=1000*[.I442]" office:value-type="float" office:value="36.537986" calcext:value-type="float">
            <text:p>36,537986</text:p>
          </table:table-cell>
        </table:table-row>
        <table:table-row table:style-name="ro1" table:visibility="collapse">
          <table:table-cell/>
          <table:table-cell office:value-type="float" office:value="32.8126006424" calcext:value-type="float">
            <text:p>32,8126006424</text:p>
          </table:table-cell>
          <table:table-cell office:value-type="float" office:value="0.0213549137115" calcext:value-type="float">
            <text:p>0,0213549137</text:p>
          </table:table-cell>
          <table:table-cell table:formula="of:=[.C443]*1000" office:value-type="float" office:value="21.3549137115" calcext:value-type="float">
            <text:p>21,3549137115</text:p>
          </table:table-cell>
          <table:table-cell office:value-type="float" office:value="0.0089099407196" calcext:value-type="float">
            <text:p>0,0089099407</text:p>
          </table:table-cell>
          <table:table-cell table:formula="of:=[.E443]*1000" office:value-type="float" office:value="8.9099407196" calcext:value-type="float">
            <text:p>8,9099407196</text:p>
          </table:table-cell>
          <table:table-cell office:value-type="float" office:value="0.000203132629395" calcext:value-type="float">
            <text:p>0,0002031326</text:p>
          </table:table-cell>
          <table:table-cell table:formula="of:=1000*[.G443]" office:value-type="float" office:value="0.203132629395" calcext:value-type="float">
            <text:p>0,2031326294</text:p>
          </table:table-cell>
          <table:table-cell office:value-type="float" office:value="0.030476097" calcext:value-type="float">
            <text:p>0,030476097</text:p>
          </table:table-cell>
          <table:table-cell table:formula="of:=1000*[.I443]" office:value-type="float" office:value="30.476097" calcext:value-type="float">
            <text:p>30,476097</text:p>
          </table:table-cell>
        </table:table-row>
        <table:table-row table:style-name="ro1" table:visibility="collapse">
          <table:table-cell/>
          <table:table-cell office:value-type="float" office:value="35.2540367106" calcext:value-type="float">
            <text:p>35,2540367106</text:p>
          </table:table-cell>
          <table:table-cell office:value-type="float" office:value="0.0209488868713" calcext:value-type="float">
            <text:p>0,0209488869</text:p>
          </table:table-cell>
          <table:table-cell table:formula="of:=[.C444]*1000" office:value-type="float" office:value="20.9488868713" calcext:value-type="float">
            <text:p>20,9488868713</text:p>
          </table:table-cell>
          <table:table-cell office:value-type="float" office:value="0.00725603103638" calcext:value-type="float">
            <text:p>0,007256031</text:p>
          </table:table-cell>
          <table:table-cell table:formula="of:=[.E444]*1000" office:value-type="float" office:value="7.25603103638" calcext:value-type="float">
            <text:p>7,2560310364</text:p>
          </table:table-cell>
          <table:table-cell office:value-type="float" office:value="0.000153779983521" calcext:value-type="float">
            <text:p>0,00015378</text:p>
          </table:table-cell>
          <table:table-cell table:formula="of:=1000*[.G444]" office:value-type="float" office:value="0.153779983521" calcext:value-type="float">
            <text:p>0,1537799835</text:p>
          </table:table-cell>
          <table:table-cell office:value-type="float" office:value="0.028365546" calcext:value-type="float">
            <text:p>0,028365546</text:p>
          </table:table-cell>
          <table:table-cell table:formula="of:=1000*[.I444]" office:value-type="float" office:value="28.365546" calcext:value-type="float">
            <text:p>28,365546</text:p>
          </table:table-cell>
        </table:table-row>
        <table:table-row table:style-name="ro1" table:visibility="collapse">
          <table:table-cell/>
          <table:table-cell office:value-type="float" office:value="29.8368129223" calcext:value-type="float">
            <text:p>29,8368129223</text:p>
          </table:table-cell>
          <table:table-cell office:value-type="float" office:value="0.026703119278" calcext:value-type="float">
            <text:p>0,0267031193</text:p>
          </table:table-cell>
          <table:table-cell table:formula="of:=[.C445]*1000" office:value-type="float" office:value="26.703119278" calcext:value-type="float">
            <text:p>26,703119278</text:p>
          </table:table-cell>
          <table:table-cell office:value-type="float" office:value="0.00660705566406" calcext:value-type="float">
            <text:p>0,0066070557</text:p>
          </table:table-cell>
          <table:table-cell table:formula="of:=[.E445]*1000" office:value-type="float" office:value="6.60705566406" calcext:value-type="float">
            <text:p>6,6070556641</text:p>
          </table:table-cell>
          <table:table-cell office:value-type="float" office:value="0.000198125839233" calcext:value-type="float">
            <text:p>0,0001981258</text:p>
          </table:table-cell>
          <table:table-cell table:formula="of:=1000*[.G445]" office:value-type="float" office:value="0.198125839233" calcext:value-type="float">
            <text:p>0,1981258392</text:p>
          </table:table-cell>
          <table:table-cell office:value-type="float" office:value="0.033515644" calcext:value-type="float">
            <text:p>0,033515644</text:p>
          </table:table-cell>
          <table:table-cell table:formula="of:=1000*[.I445]" office:value-type="float" office:value="33.515644" calcext:value-type="float">
            <text:p>33,515644</text:p>
          </table:table-cell>
        </table:table-row>
        <table:table-row table:style-name="ro1" table:visibility="collapse">
          <table:table-cell/>
          <table:table-cell office:value-type="float" office:value="31.0594946484" calcext:value-type="float">
            <text:p>31,0594946484</text:p>
          </table:table-cell>
          <table:table-cell office:value-type="float" office:value="0.0242099761963" calcext:value-type="float">
            <text:p>0,0242099762</text:p>
          </table:table-cell>
          <table:table-cell table:formula="of:=[.C446]*1000" office:value-type="float" office:value="24.2099761963" calcext:value-type="float">
            <text:p>24,2099761963</text:p>
          </table:table-cell>
          <table:table-cell office:value-type="float" office:value="0.00782608985901" calcext:value-type="float">
            <text:p>0,0078260899</text:p>
          </table:table-cell>
          <table:table-cell table:formula="of:=[.E446]*1000" office:value-type="float" office:value="7.82608985901" calcext:value-type="float">
            <text:p>7,826089859</text:p>
          </table:table-cell>
          <table:table-cell office:value-type="float" office:value="0.000150918960571" calcext:value-type="float">
            <text:p>0,000150919</text:p>
          </table:table-cell>
          <table:table-cell table:formula="of:=1000*[.G446]" office:value-type="float" office:value="0.150918960571" calcext:value-type="float">
            <text:p>0,1509189606</text:p>
          </table:table-cell>
          <table:table-cell office:value-type="float" office:value="0.032196274" calcext:value-type="float">
            <text:p>0,032196274</text:p>
          </table:table-cell>
          <table:table-cell table:formula="of:=1000*[.I446]" office:value-type="float" office:value="32.196274" calcext:value-type="float">
            <text:p>32,196274</text:p>
          </table:table-cell>
        </table:table-row>
        <table:table-row table:style-name="ro1" table:visibility="collapse">
          <table:table-cell/>
          <table:table-cell office:value-type="float" office:value="32.139197177" calcext:value-type="float">
            <text:p>32,139197177</text:p>
          </table:table-cell>
          <table:table-cell office:value-type="float" office:value="0.0218050479889" calcext:value-type="float">
            <text:p>0,021805048</text:p>
          </table:table-cell>
          <table:table-cell table:formula="of:=[.C447]*1000" office:value-type="float" office:value="21.8050479889" calcext:value-type="float">
            <text:p>21,8050479889</text:p>
          </table:table-cell>
          <table:table-cell office:value-type="float" office:value="0.00909996032715" calcext:value-type="float">
            <text:p>0,0090999603</text:p>
          </table:table-cell>
          <table:table-cell table:formula="of:=[.E447]*1000" office:value-type="float" office:value="9.09996032715" calcext:value-type="float">
            <text:p>9,0999603272</text:p>
          </table:table-cell>
          <table:table-cell office:value-type="float" office:value="0.000200986862183" calcext:value-type="float">
            <text:p>0,0002009869</text:p>
          </table:table-cell>
          <table:table-cell table:formula="of:=1000*[.G447]" office:value-type="float" office:value="0.200986862183" calcext:value-type="float">
            <text:p>0,2009868622</text:p>
          </table:table-cell>
          <table:table-cell office:value-type="float" office:value="0.031114654" calcext:value-type="float">
            <text:p>0,031114654</text:p>
          </table:table-cell>
          <table:table-cell table:formula="of:=1000*[.I447]" office:value-type="float" office:value="31.114654" calcext:value-type="float">
            <text:p>31,114654</text:p>
          </table:table-cell>
        </table:table-row>
        <table:table-row table:style-name="ro1" table:visibility="collapse">
          <table:table-cell/>
          <table:table-cell office:value-type="float" office:value="29.2596635086" calcext:value-type="float">
            <text:p>29,2596635086</text:p>
          </table:table-cell>
          <table:table-cell office:value-type="float" office:value="0.0248920917511" calcext:value-type="float">
            <text:p>0,0248920918</text:p>
          </table:table-cell>
          <table:table-cell table:formula="of:=[.C448]*1000" office:value-type="float" office:value="24.8920917511" calcext:value-type="float">
            <text:p>24,8920917511</text:p>
          </table:table-cell>
          <table:table-cell office:value-type="float" office:value="0.00907206535339" calcext:value-type="float">
            <text:p>0,0090720654</text:p>
          </table:table-cell>
          <table:table-cell table:formula="of:=[.E448]*1000" office:value-type="float" office:value="9.07206535339" calcext:value-type="float">
            <text:p>9,0720653534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448]" office:value-type="float" office:value="0.204086303711" calcext:value-type="float">
            <text:p>0,2040863037</text:p>
          </table:table-cell>
          <table:table-cell office:value-type="float" office:value="0.034176743" calcext:value-type="float">
            <text:p>0,034176743</text:p>
          </table:table-cell>
          <table:table-cell table:formula="of:=1000*[.I448]" office:value-type="float" office:value="34.176743" calcext:value-type="float">
            <text:p>34,176743</text:p>
          </table:table-cell>
        </table:table-row>
        <table:table-row table:style-name="ro1" table:visibility="collapse">
          <table:table-cell/>
          <table:table-cell office:value-type="float" office:value="33.5709338558" calcext:value-type="float">
            <text:p>33,5709338558</text:p>
          </table:table-cell>
          <table:table-cell office:value-type="float" office:value="0.0210049152374" calcext:value-type="float">
            <text:p>0,0210049152</text:p>
          </table:table-cell>
          <table:table-cell table:formula="of:=[.C449]*1000" office:value-type="float" office:value="21.0049152374" calcext:value-type="float">
            <text:p>21,0049152374</text:p>
          </table:table-cell>
          <table:table-cell office:value-type="float" office:value="0.00860595703125" calcext:value-type="float">
            <text:p>0,008605957</text:p>
          </table:table-cell>
          <table:table-cell table:formula="of:=[.E449]*1000" office:value-type="float" office:value="8.60595703125" calcext:value-type="float">
            <text:p>8,6059570313</text:p>
          </table:table-cell>
          <table:table-cell office:value-type="float" office:value="0.00016713142395" calcext:value-type="float">
            <text:p>0,0001671314</text:p>
          </table:table-cell>
          <table:table-cell table:formula="of:=1000*[.G449]" office:value-type="float" office:value="0.16713142395" calcext:value-type="float">
            <text:p>0,167131424</text:p>
          </table:table-cell>
          <table:table-cell office:value-type="float" office:value="0.029787673" calcext:value-type="float">
            <text:p>0,029787673</text:p>
          </table:table-cell>
          <table:table-cell table:formula="of:=1000*[.I449]" office:value-type="float" office:value="29.787673" calcext:value-type="float">
            <text:p>29,787673</text:p>
          </table:table-cell>
        </table:table-row>
        <table:table-row table:style-name="ro1" table:visibility="collapse">
          <table:table-cell/>
          <table:table-cell office:value-type="float" office:value="32.2136699224" calcext:value-type="float">
            <text:p>32,2136699224</text:p>
          </table:table-cell>
          <table:table-cell office:value-type="float" office:value="0.0215950012207" calcext:value-type="float">
            <text:p>0,0215950012</text:p>
          </table:table-cell>
          <table:table-cell table:formula="of:=[.C450]*1000" office:value-type="float" office:value="21.5950012207" calcext:value-type="float">
            <text:p>21,5950012207</text:p>
          </table:table-cell>
          <table:table-cell office:value-type="float" office:value="0.00921607017517" calcext:value-type="float">
            <text:p>0,0092160702</text:p>
          </table:table-cell>
          <table:table-cell table:formula="of:=[.E450]*1000" office:value-type="float" office:value="9.21607017517" calcext:value-type="float">
            <text:p>9,2160701752</text:p>
          </table:table-cell>
          <table:table-cell office:value-type="float" office:value="0.000223875045776" calcext:value-type="float">
            <text:p>0,000223875</text:p>
          </table:table-cell>
          <table:table-cell table:formula="of:=1000*[.G450]" office:value-type="float" office:value="0.223875045776" calcext:value-type="float">
            <text:p>0,2238750458</text:p>
          </table:table-cell>
          <table:table-cell office:value-type="float" office:value="0.031042722" calcext:value-type="float">
            <text:p>0,031042722</text:p>
          </table:table-cell>
          <table:table-cell table:formula="of:=1000*[.I450]" office:value-type="float" office:value="31.042722" calcext:value-type="float">
            <text:p>31,042722</text:p>
          </table:table-cell>
        </table:table-row>
        <table:table-row table:style-name="ro1" table:visibility="collapse">
          <table:table-cell/>
          <table:table-cell office:value-type="float" office:value="29.6835604813" calcext:value-type="float">
            <text:p>29,6835604813</text:p>
          </table:table-cell>
          <table:table-cell office:value-type="float" office:value="0.0246388912201" calcext:value-type="float">
            <text:p>0,0246388912</text:p>
          </table:table-cell>
          <table:table-cell table:formula="of:=[.C451]*1000" office:value-type="float" office:value="24.6388912201" calcext:value-type="float">
            <text:p>24,6388912201</text:p>
          </table:table-cell>
          <table:table-cell office:value-type="float" office:value="0.00882315635681" calcext:value-type="float">
            <text:p>0,0088231564</text:p>
          </table:table-cell>
          <table:table-cell table:formula="of:=[.E451]*1000" office:value-type="float" office:value="8.82315635681" calcext:value-type="float">
            <text:p>8,8231563568</text:p>
          </table:table-cell>
          <table:table-cell office:value-type="float" office:value="0.000204801559448" calcext:value-type="float">
            <text:p>0,0002048016</text:p>
          </table:table-cell>
          <table:table-cell table:formula="of:=1000*[.G451]" office:value-type="float" office:value="0.204801559448" calcext:value-type="float">
            <text:p>0,2048015594</text:p>
          </table:table-cell>
          <table:table-cell office:value-type="float" office:value="0.033688681" calcext:value-type="float">
            <text:p>0,033688681</text:p>
          </table:table-cell>
          <table:table-cell table:formula="of:=1000*[.I451]" office:value-type="float" office:value="33.688681" calcext:value-type="float">
            <text:p>33,688681</text:p>
          </table:table-cell>
        </table:table-row>
        <table:table-row table:style-name="ro1" table:visibility="collapse">
          <table:table-cell/>
          <table:table-cell office:value-type="float" office:value="32.9666833753" calcext:value-type="float">
            <text:p>32,9666833753</text:p>
          </table:table-cell>
          <table:table-cell office:value-type="float" office:value="0.0211198329926" calcext:value-type="float">
            <text:p>0,021119833</text:p>
          </table:table-cell>
          <table:table-cell table:formula="of:=[.C452]*1000" office:value-type="float" office:value="21.1198329926" calcext:value-type="float">
            <text:p>21,1198329926</text:p>
          </table:table-cell>
          <table:table-cell office:value-type="float" office:value="0.00903296470642" calcext:value-type="float">
            <text:p>0,0090329647</text:p>
          </table:table-cell>
          <table:table-cell table:formula="of:=[.E452]*1000" office:value-type="float" office:value="9.03296470642" calcext:value-type="float">
            <text:p>9,0329647064</text:p>
          </table:table-cell>
          <table:table-cell office:value-type="float" office:value="0.000169992446899" calcext:value-type="float">
            <text:p>0,0001699924</text:p>
          </table:table-cell>
          <table:table-cell table:formula="of:=1000*[.G452]" office:value-type="float" office:value="0.169992446899" calcext:value-type="float">
            <text:p>0,1699924469</text:p>
          </table:table-cell>
          <table:table-cell office:value-type="float" office:value="0.030333655" calcext:value-type="float">
            <text:p>0,030333655</text:p>
          </table:table-cell>
          <table:table-cell table:formula="of:=1000*[.I452]" office:value-type="float" office:value="30.333655" calcext:value-type="float">
            <text:p>30,333655</text:p>
          </table:table-cell>
        </table:table-row>
        <table:table-row table:style-name="ro1" table:visibility="collapse">
          <table:table-cell/>
          <table:table-cell office:value-type="float" office:value="36.2970214301" calcext:value-type="float">
            <text:p>36,2970214301</text:p>
          </table:table-cell>
          <table:table-cell office:value-type="float" office:value="0.0209221839905" calcext:value-type="float">
            <text:p>0,020922184</text:p>
          </table:table-cell>
          <table:table-cell table:formula="of:=[.C453]*1000" office:value-type="float" office:value="20.9221839905" calcext:value-type="float">
            <text:p>20,9221839905</text:p>
          </table:table-cell>
          <table:table-cell office:value-type="float" office:value="0.00647902488708" calcext:value-type="float">
            <text:p>0,0064790249</text:p>
          </table:table-cell>
          <table:table-cell table:formula="of:=[.E453]*1000" office:value-type="float" office:value="6.47902488708" calcext:value-type="float">
            <text:p>6,4790248871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453]" office:value-type="float" office:value="0.140905380249" calcext:value-type="float">
            <text:p>0,1409053802</text:p>
          </table:table-cell>
          <table:table-cell office:value-type="float" office:value="0.02755047" calcext:value-type="float">
            <text:p>0,02755047</text:p>
          </table:table-cell>
          <table:table-cell table:formula="of:=1000*[.I453]" office:value-type="float" office:value="27.55047" calcext:value-type="float">
            <text:p>27,55047</text:p>
          </table:table-cell>
        </table:table-row>
        <table:table-row table:style-name="ro1" table:visibility="collapse">
          <table:table-cell/>
          <table:table-cell office:value-type="float" office:value="28.5767062808" calcext:value-type="float">
            <text:p>28,5767062808</text:p>
          </table:table-cell>
          <table:table-cell office:value-type="float" office:value="0.0275950431824" calcext:value-type="float">
            <text:p>0,0275950432</text:p>
          </table:table-cell>
          <table:table-cell table:formula="of:=[.C454]*1000" office:value-type="float" office:value="27.5950431824" calcext:value-type="float">
            <text:p>27,5950431824</text:p>
          </table:table-cell>
          <table:table-cell office:value-type="float" office:value="0.00720906257629" calcext:value-type="float">
            <text:p>0,0072090626</text:p>
          </table:table-cell>
          <table:table-cell table:formula="of:=[.E454]*1000" office:value-type="float" office:value="7.20906257629" calcext:value-type="float">
            <text:p>7,2090625763</text:p>
          </table:table-cell>
          <table:table-cell office:value-type="float" office:value="0.000181913375854" calcext:value-type="float">
            <text:p>0,0001819134</text:p>
          </table:table-cell>
          <table:table-cell table:formula="of:=1000*[.G454]" office:value-type="float" office:value="0.181913375854" calcext:value-type="float">
            <text:p>0,1819133759</text:p>
          </table:table-cell>
          <table:table-cell office:value-type="float" office:value="0.034993536" calcext:value-type="float">
            <text:p>0,034993536</text:p>
          </table:table-cell>
          <table:table-cell table:formula="of:=1000*[.I454]" office:value-type="float" office:value="34.993536" calcext:value-type="float">
            <text:p>34,993536</text:p>
          </table:table-cell>
        </table:table-row>
        <table:table-row table:style-name="ro1" table:visibility="collapse">
          <table:table-cell/>
          <table:table-cell office:value-type="float" office:value="33.9564707926" calcext:value-type="float">
            <text:p>33,9564707926</text:p>
          </table:table-cell>
          <table:table-cell office:value-type="float" office:value="0.0228269100189" calcext:value-type="float">
            <text:p>0,02282691</text:p>
          </table:table-cell>
          <table:table-cell table:formula="of:=[.C455]*1000" office:value-type="float" office:value="22.8269100189" calcext:value-type="float">
            <text:p>22,8269100189</text:p>
          </table:table-cell>
          <table:table-cell office:value-type="float" office:value="0.00647401809692" calcext:value-type="float">
            <text:p>0,0064740181</text:p>
          </table:table-cell>
          <table:table-cell table:formula="of:=[.E455]*1000" office:value-type="float" office:value="6.47401809692" calcext:value-type="float">
            <text:p>6,4740180969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455]" office:value-type="float" office:value="0.139951705933" calcext:value-type="float">
            <text:p>0,1399517059</text:p>
          </table:table-cell>
          <table:table-cell office:value-type="float" office:value="0.029449468" calcext:value-type="float">
            <text:p>0,029449468</text:p>
          </table:table-cell>
          <table:table-cell table:formula="of:=1000*[.I455]" office:value-type="float" office:value="29.449468" calcext:value-type="float">
            <text:p>29,449468</text:p>
          </table:table-cell>
        </table:table-row>
        <table:table-row table:style-name="ro1" table:visibility="collapse">
          <table:table-cell/>
          <table:table-cell office:value-type="float" office:value="30.1183654775" calcext:value-type="float">
            <text:p>30,1183654775</text:p>
          </table:table-cell>
          <table:table-cell office:value-type="float" office:value="0.0237128734589" calcext:value-type="float">
            <text:p>0,0237128735</text:p>
          </table:table-cell>
          <table:table-cell table:formula="of:=[.C456]*1000" office:value-type="float" office:value="23.7128734589" calcext:value-type="float">
            <text:p>23,7128734589</text:p>
          </table:table-cell>
          <table:table-cell office:value-type="float" office:value="0.00927591323853" calcext:value-type="float">
            <text:p>0,0092759132</text:p>
          </table:table-cell>
          <table:table-cell table:formula="of:=[.E456]*1000" office:value-type="float" office:value="9.27591323853" calcext:value-type="float">
            <text:p>9,2759132385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456]" office:value-type="float" office:value="0.205039978027" calcext:value-type="float">
            <text:p>0,205039978</text:p>
          </table:table-cell>
          <table:table-cell office:value-type="float" office:value="0.033202333" calcext:value-type="float">
            <text:p>0,033202333</text:p>
          </table:table-cell>
          <table:table-cell table:formula="of:=1000*[.I456]" office:value-type="float" office:value="33.202333" calcext:value-type="float">
            <text:p>33,202333</text:p>
          </table:table-cell>
        </table:table-row>
        <table:table-row table:style-name="ro1" table:visibility="collapse">
          <table:table-cell/>
          <table:table-cell office:value-type="float" office:value="29.5275029645" calcext:value-type="float">
            <text:p>29,5275029645</text:p>
          </table:table-cell>
          <table:table-cell office:value-type="float" office:value="0.0250120162964" calcext:value-type="float">
            <text:p>0,0250120163</text:p>
          </table:table-cell>
          <table:table-cell table:formula="of:=[.C457]*1000" office:value-type="float" office:value="25.0120162964" calcext:value-type="float">
            <text:p>25,0120162964</text:p>
          </table:table-cell>
          <table:table-cell office:value-type="float" office:value="0.00869703292847" calcext:value-type="float">
            <text:p>0,0086970329</text:p>
          </table:table-cell>
          <table:table-cell table:formula="of:=[.E457]*1000" office:value-type="float" office:value="8.69703292847" calcext:value-type="float">
            <text:p>8,6970329285</text:p>
          </table:table-cell>
          <table:table-cell office:value-type="float" office:value="0.000149965286255" calcext:value-type="float">
            <text:p>0,0001499653</text:p>
          </table:table-cell>
          <table:table-cell table:formula="of:=1000*[.G457]" office:value-type="float" office:value="0.149965286255" calcext:value-type="float">
            <text:p>0,1499652863</text:p>
          </table:table-cell>
          <table:table-cell office:value-type="float" office:value="0.033866731" calcext:value-type="float">
            <text:p>0,033866731</text:p>
          </table:table-cell>
          <table:table-cell table:formula="of:=1000*[.I457]" office:value-type="float" office:value="33.866731" calcext:value-type="float">
            <text:p>33,866731</text:p>
          </table:table-cell>
        </table:table-row>
        <table:table-row table:style-name="ro1" table:visibility="collapse">
          <table:table-cell/>
          <table:table-cell office:value-type="float" office:value="35.4643569913" calcext:value-type="float">
            <text:p>35,4643569913</text:p>
          </table:table-cell>
          <table:table-cell office:value-type="float" office:value="0.021290063858" calcext:value-type="float">
            <text:p>0,0212900639</text:p>
          </table:table-cell>
          <table:table-cell table:formula="of:=[.C458]*1000" office:value-type="float" office:value="21.290063858" calcext:value-type="float">
            <text:p>21,290063858</text:p>
          </table:table-cell>
          <table:table-cell office:value-type="float" office:value="0.00674414634705" calcext:value-type="float">
            <text:p>0,0067441463</text:p>
          </table:table-cell>
          <table:table-cell table:formula="of:=[.E458]*1000" office:value-type="float" office:value="6.74414634705" calcext:value-type="float">
            <text:p>6,7441463471</text:p>
          </table:table-cell>
          <table:table-cell office:value-type="float" office:value="0.0001540184021" calcext:value-type="float">
            <text:p>0,0001540184</text:p>
          </table:table-cell>
          <table:table-cell table:formula="of:=1000*[.G458]" office:value-type="float" office:value="0.1540184021" calcext:value-type="float">
            <text:p>0,1540184021</text:p>
          </table:table-cell>
          <table:table-cell office:value-type="float" office:value="0.028197325" calcext:value-type="float">
            <text:p>0,028197325</text:p>
          </table:table-cell>
          <table:table-cell table:formula="of:=1000*[.I458]" office:value-type="float" office:value="28.197325" calcext:value-type="float">
            <text:p>28,197325</text:p>
          </table:table-cell>
        </table:table-row>
        <table:table-row table:style-name="ro1" table:visibility="collapse">
          <table:table-cell/>
          <table:table-cell office:value-type="float" office:value="31.985722597" calcext:value-type="float">
            <text:p>31,985722597</text:p>
          </table:table-cell>
          <table:table-cell office:value-type="float" office:value="0.0234320163727" calcext:value-type="float">
            <text:p>0,0234320164</text:p>
          </table:table-cell>
          <table:table-cell table:formula="of:=[.C459]*1000" office:value-type="float" office:value="23.4320163727" calcext:value-type="float">
            <text:p>23,4320163727</text:p>
          </table:table-cell>
          <table:table-cell office:value-type="float" office:value="0.00768303871155" calcext:value-type="float">
            <text:p>0,0076830387</text:p>
          </table:table-cell>
          <table:table-cell table:formula="of:=[.E459]*1000" office:value-type="float" office:value="7.68303871155" calcext:value-type="float">
            <text:p>7,6830387116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459]" office:value-type="float" office:value="0.141143798828" calcext:value-type="float">
            <text:p>0,1411437988</text:p>
          </table:table-cell>
          <table:table-cell office:value-type="float" office:value="0.031263949" calcext:value-type="float">
            <text:p>0,031263949</text:p>
          </table:table-cell>
          <table:table-cell table:formula="of:=1000*[.I459]" office:value-type="float" office:value="31.263949" calcext:value-type="float">
            <text:p>31,263949</text:p>
          </table:table-cell>
        </table:table-row>
        <table:table-row table:style-name="ro1" table:visibility="collapse">
          <table:table-cell/>
          <table:table-cell office:value-type="float" office:value="30.2785129653" calcext:value-type="float">
            <text:p>30,2785129653</text:p>
          </table:table-cell>
          <table:table-cell office:value-type="float" office:value="0.0264821052551" calcext:value-type="float">
            <text:p>0,0264821053</text:p>
          </table:table-cell>
          <table:table-cell table:formula="of:=[.C460]*1000" office:value-type="float" office:value="26.4821052551" calcext:value-type="float">
            <text:p>26,4821052551</text:p>
          </table:table-cell>
          <table:table-cell office:value-type="float" office:value="0.00639510154724" calcext:value-type="float">
            <text:p>0,0063951015</text:p>
          </table:table-cell>
          <table:table-cell table:formula="of:=[.E460]*1000" office:value-type="float" office:value="6.39510154724" calcext:value-type="float">
            <text:p>6,3951015472</text:p>
          </table:table-cell>
          <table:table-cell office:value-type="float" office:value="0.000141859054565" calcext:value-type="float">
            <text:p>0,0001418591</text:p>
          </table:table-cell>
          <table:table-cell table:formula="of:=1000*[.G460]" office:value-type="float" office:value="0.141859054565" calcext:value-type="float">
            <text:p>0,1418590546</text:p>
          </table:table-cell>
          <table:table-cell office:value-type="float" office:value="0.033026721" calcext:value-type="float">
            <text:p>0,033026721</text:p>
          </table:table-cell>
          <table:table-cell table:formula="of:=1000*[.I460]" office:value-type="float" office:value="33.026721" calcext:value-type="float">
            <text:p>33,026721</text:p>
          </table:table-cell>
        </table:table-row>
        <table:table-row table:style-name="ro1" table:visibility="collapse">
          <table:table-cell/>
          <table:table-cell office:value-type="float" office:value="33.0666726628" calcext:value-type="float">
            <text:p>33,0666726628</text:p>
          </table:table-cell>
          <table:table-cell office:value-type="float" office:value="0.0236501693726" calcext:value-type="float">
            <text:p>0,0236501694</text:p>
          </table:table-cell>
          <table:table-cell table:formula="of:=[.C461]*1000" office:value-type="float" office:value="23.6501693726" calcext:value-type="float">
            <text:p>23,6501693726</text:p>
          </table:table-cell>
          <table:table-cell office:value-type="float" office:value="0.00642800331116" calcext:value-type="float">
            <text:p>0,0064280033</text:p>
          </table:table-cell>
          <table:table-cell table:formula="of:=[.E461]*1000" office:value-type="float" office:value="6.42800331116" calcext:value-type="float">
            <text:p>6,4280033112</text:p>
          </table:table-cell>
          <table:table-cell office:value-type="float" office:value="0.000155925750732" calcext:value-type="float">
            <text:p>0,0001559258</text:p>
          </table:table-cell>
          <table:table-cell table:formula="of:=1000*[.G461]" office:value-type="float" office:value="0.155925750732" calcext:value-type="float">
            <text:p>0,1559257507</text:p>
          </table:table-cell>
          <table:table-cell office:value-type="float" office:value="0.03024193" calcext:value-type="float">
            <text:p>0,03024193</text:p>
          </table:table-cell>
          <table:table-cell table:formula="of:=1000*[.I461]" office:value-type="float" office:value="30.24193" calcext:value-type="float">
            <text:p>30,24193</text:p>
          </table:table-cell>
        </table:table-row>
        <table:table-row table:style-name="ro1" table:visibility="collapse">
          <table:table-cell/>
          <table:table-cell office:value-type="float" office:value="27.5423291171" calcext:value-type="float">
            <text:p>27,5423291171</text:p>
          </table:table-cell>
          <table:table-cell office:value-type="float" office:value="0.0278868675232" calcext:value-type="float">
            <text:p>0,0278868675</text:p>
          </table:table-cell>
          <table:table-cell table:formula="of:=[.C462]*1000" office:value-type="float" office:value="27.8868675232" calcext:value-type="float">
            <text:p>27,8868675232</text:p>
          </table:table-cell>
          <table:table-cell office:value-type="float" office:value="0.00820803642273" calcext:value-type="float">
            <text:p>0,0082080364</text:p>
          </table:table-cell>
          <table:table-cell table:formula="of:=[.E462]*1000" office:value-type="float" office:value="8.20803642273" calcext:value-type="float">
            <text:p>8,2080364227</text:p>
          </table:table-cell>
          <table:table-cell office:value-type="float" office:value="0.000203847885132" calcext:value-type="float">
            <text:p>0,0002038479</text:p>
          </table:table-cell>
          <table:table-cell table:formula="of:=1000*[.G462]" office:value-type="float" office:value="0.203847885132" calcext:value-type="float">
            <text:p>0,2038478851</text:p>
          </table:table-cell>
          <table:table-cell office:value-type="float" office:value="0.03630775" calcext:value-type="float">
            <text:p>0,03630775</text:p>
          </table:table-cell>
          <table:table-cell table:formula="of:=1000*[.I462]" office:value-type="float" office:value="36.30775" calcext:value-type="float">
            <text:p>36,30775</text:p>
          </table:table-cell>
        </table:table-row>
        <table:table-row table:style-name="ro1" table:visibility="collapse">
          <table:table-cell/>
          <table:table-cell office:value-type="float" office:value="32.2291674288" calcext:value-type="float">
            <text:p>32,2291674288</text:p>
          </table:table-cell>
          <table:table-cell office:value-type="float" office:value="0.021892786026" calcext:value-type="float">
            <text:p>0,021892786</text:p>
          </table:table-cell>
          <table:table-cell table:formula="of:=[.C463]*1000" office:value-type="float" office:value="21.892786026" calcext:value-type="float">
            <text:p>21,892786026</text:p>
          </table:table-cell>
          <table:table-cell office:value-type="float" office:value="0.0088939666748" calcext:value-type="float">
            <text:p>0,0088939667</text:p>
          </table:table-cell>
          <table:table-cell table:formula="of:=[.E463]*1000" office:value-type="float" office:value="8.8939666748" calcext:value-type="float">
            <text:p>8,8939666748</text:p>
          </table:table-cell>
          <table:table-cell office:value-type="float" office:value="0.000231981277466" calcext:value-type="float">
            <text:p>0,0002319813</text:p>
          </table:table-cell>
          <table:table-cell table:formula="of:=1000*[.G463]" office:value-type="float" office:value="0.231981277466" calcext:value-type="float">
            <text:p>0,2319812775</text:p>
          </table:table-cell>
          <table:table-cell office:value-type="float" office:value="0.031027795" calcext:value-type="float">
            <text:p>0,031027795</text:p>
          </table:table-cell>
          <table:table-cell table:formula="of:=1000*[.I463]" office:value-type="float" office:value="31.027795" calcext:value-type="float">
            <text:p>31,027795</text:p>
          </table:table-cell>
        </table:table-row>
        <table:table-row table:style-name="ro1" table:visibility="collapse">
          <table:table-cell/>
          <table:table-cell office:value-type="float" office:value="32.3606205421" calcext:value-type="float">
            <text:p>32,3606205421</text:p>
          </table:table-cell>
          <table:table-cell office:value-type="float" office:value="0.0210888385773" calcext:value-type="float">
            <text:p>0,0210888386</text:p>
          </table:table-cell>
          <table:table-cell table:formula="of:=[.C464]*1000" office:value-type="float" office:value="21.0888385773" calcext:value-type="float">
            <text:p>21,0888385773</text:p>
          </table:table-cell>
          <table:table-cell office:value-type="float" office:value="0.00957107543945" calcext:value-type="float">
            <text:p>0,0095710754</text:p>
          </table:table-cell>
          <table:table-cell table:formula="of:=[.E464]*1000" office:value-type="float" office:value="9.57107543945" calcext:value-type="float">
            <text:p>9,5710754395</text:p>
          </table:table-cell>
          <table:table-cell office:value-type="float" office:value="0.000232934951782" calcext:value-type="float">
            <text:p>0,000232935</text:p>
          </table:table-cell>
          <table:table-cell table:formula="of:=1000*[.G464]" office:value-type="float" office:value="0.232934951782" calcext:value-type="float">
            <text:p>0,2329349518</text:p>
          </table:table-cell>
          <table:table-cell office:value-type="float" office:value="0.030901756" calcext:value-type="float">
            <text:p>0,030901756</text:p>
          </table:table-cell>
          <table:table-cell table:formula="of:=1000*[.I464]" office:value-type="float" office:value="30.901756" calcext:value-type="float">
            <text:p>30,901756</text:p>
          </table:table-cell>
        </table:table-row>
        <table:table-row table:style-name="ro1" table:visibility="collapse">
          <table:table-cell/>
          <table:table-cell office:value-type="float" office:value="29.7884315375" calcext:value-type="float">
            <text:p>29,7884315375</text:p>
          </table:table-cell>
          <table:table-cell office:value-type="float" office:value="0.0242190361023" calcext:value-type="float">
            <text:p>0,0242190361</text:p>
          </table:table-cell>
          <table:table-cell table:formula="of:=[.C465]*1000" office:value-type="float" office:value="24.2190361023" calcext:value-type="float">
            <text:p>24,2190361023</text:p>
          </table:table-cell>
          <table:table-cell office:value-type="float" office:value="0.00913906097412" calcext:value-type="float">
            <text:p>0,009139061</text:p>
          </table:table-cell>
          <table:table-cell table:formula="of:=[.E465]*1000" office:value-type="float" office:value="9.13906097412" calcext:value-type="float">
            <text:p>9,1390609741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465]" office:value-type="float" office:value="0.204086303711" calcext:value-type="float">
            <text:p>0,2040863037</text:p>
          </table:table-cell>
          <table:table-cell office:value-type="float" office:value="0.033570079" calcext:value-type="float">
            <text:p>0,033570079</text:p>
          </table:table-cell>
          <table:table-cell table:formula="of:=1000*[.I465]" office:value-type="float" office:value="33.570079" calcext:value-type="float">
            <text:p>33,570079</text:p>
          </table:table-cell>
        </table:table-row>
        <table:table-row table:style-name="ro1" table:visibility="collapse">
          <table:table-cell/>
          <table:table-cell office:value-type="float" office:value="33.0730101582" calcext:value-type="float">
            <text:p>33,0730101582</text:p>
          </table:table-cell>
          <table:table-cell office:value-type="float" office:value="0.021017074585" calcext:value-type="float">
            <text:p>0,0210170746</text:p>
          </table:table-cell>
          <table:table-cell table:formula="of:=[.C466]*1000" office:value-type="float" office:value="21.017074585" calcext:value-type="float">
            <text:p>21,017074585</text:p>
          </table:table-cell>
          <table:table-cell office:value-type="float" office:value="0.00900292396545" calcext:value-type="float">
            <text:p>0,009002924</text:p>
          </table:table-cell>
          <table:table-cell table:formula="of:=[.E466]*1000" office:value-type="float" office:value="9.00292396545" calcext:value-type="float">
            <text:p>9,0029239655</text:p>
          </table:table-cell>
          <table:table-cell office:value-type="float" office:value="0.000207185745239" calcext:value-type="float">
            <text:p>0,0002071857</text:p>
          </table:table-cell>
          <table:table-cell table:formula="of:=1000*[.G466]" office:value-type="float" office:value="0.207185745239" calcext:value-type="float">
            <text:p>0,2071857452</text:p>
          </table:table-cell>
          <table:table-cell office:value-type="float" office:value="0.030236135" calcext:value-type="float">
            <text:p>0,030236135</text:p>
          </table:table-cell>
          <table:table-cell table:formula="of:=1000*[.I466]" office:value-type="float" office:value="30.236135" calcext:value-type="float">
            <text:p>30,236135</text:p>
          </table:table-cell>
        </table:table-row>
        <table:table-row table:style-name="ro1" table:visibility="collapse">
          <table:table-cell/>
          <table:table-cell office:value-type="float" office:value="34.2067514207" calcext:value-type="float">
            <text:p>34,2067514207</text:p>
          </table:table-cell>
          <table:table-cell office:value-type="float" office:value="0.0209460258484" calcext:value-type="float">
            <text:p>0,0209460258</text:p>
          </table:table-cell>
          <table:table-cell table:formula="of:=[.C467]*1000" office:value-type="float" office:value="20.9460258484" calcext:value-type="float">
            <text:p>20,9460258484</text:p>
          </table:table-cell>
          <table:table-cell office:value-type="float" office:value="0.00804901123047" calcext:value-type="float">
            <text:p>0,0080490112</text:p>
          </table:table-cell>
          <table:table-cell table:formula="of:=[.E467]*1000" office:value-type="float" office:value="8.04901123047" calcext:value-type="float">
            <text:p>8,0490112305</text:p>
          </table:table-cell>
          <table:table-cell office:value-type="float" office:value="0.000231027603149" calcext:value-type="float">
            <text:p>0,0002310276</text:p>
          </table:table-cell>
          <table:table-cell table:formula="of:=1000*[.G467]" office:value-type="float" office:value="0.231027603149" calcext:value-type="float">
            <text:p>0,2310276031</text:p>
          </table:table-cell>
          <table:table-cell office:value-type="float" office:value="0.029233995" calcext:value-type="float">
            <text:p>0,029233995</text:p>
          </table:table-cell>
          <table:table-cell table:formula="of:=1000*[.I467]" office:value-type="float" office:value="29.233995" calcext:value-type="float">
            <text:p>29,233995</text:p>
          </table:table-cell>
        </table:table-row>
        <table:table-row table:style-name="ro1" table:visibility="collapse">
          <table:table-cell/>
          <table:table-cell office:value-type="float" office:value="28.312094638" calcext:value-type="float">
            <text:p>28,312094638</text:p>
          </table:table-cell>
          <table:table-cell office:value-type="float" office:value="0.0261120796204" calcext:value-type="float">
            <text:p>0,0261120796</text:p>
          </table:table-cell>
          <table:table-cell table:formula="of:=[.C468]*1000" office:value-type="float" office:value="26.1120796204" calcext:value-type="float">
            <text:p>26,1120796204</text:p>
          </table:table-cell>
          <table:table-cell office:value-type="float" office:value="0.00896096229553" calcext:value-type="float">
            <text:p>0,0089609623</text:p>
          </table:table-cell>
          <table:table-cell table:formula="of:=[.E468]*1000" office:value-type="float" office:value="8.96096229553" calcext:value-type="float">
            <text:p>8,9609622955</text:p>
          </table:table-cell>
          <table:table-cell office:value-type="float" office:value="0.000239133834839" calcext:value-type="float">
            <text:p>0,0002391338</text:p>
          </table:table-cell>
          <table:table-cell table:formula="of:=1000*[.G468]" office:value-type="float" office:value="0.239133834839" calcext:value-type="float">
            <text:p>0,2391338348</text:p>
          </table:table-cell>
          <table:table-cell office:value-type="float" office:value="0.035320594" calcext:value-type="float">
            <text:p>0,035320594</text:p>
          </table:table-cell>
          <table:table-cell table:formula="of:=1000*[.I468]" office:value-type="float" office:value="35.320594" calcext:value-type="float">
            <text:p>35,320594</text:p>
          </table:table-cell>
        </table:table-row>
        <table:table-row table:style-name="ro1" table:visibility="collapse">
          <table:table-cell/>
          <table:table-cell office:value-type="float" office:value="33.2806600327" calcext:value-type="float">
            <text:p>33,2806600327</text:p>
          </table:table-cell>
          <table:table-cell office:value-type="float" office:value="0.021045923233" calcext:value-type="float">
            <text:p>0,0210459232</text:p>
          </table:table-cell>
          <table:table-cell table:formula="of:=[.C469]*1000" office:value-type="float" office:value="21.045923233" calcext:value-type="float">
            <text:p>21,045923233</text:p>
          </table:table-cell>
          <table:table-cell office:value-type="float" office:value="0.00879001617432" calcext:value-type="float">
            <text:p>0,0087900162</text:p>
          </table:table-cell>
          <table:table-cell table:formula="of:=[.E469]*1000" office:value-type="float" office:value="8.79001617432" calcext:value-type="float">
            <text:p>8,7900161743</text:p>
          </table:table-cell>
          <table:table-cell office:value-type="float" office:value="0.000202894210815" calcext:value-type="float">
            <text:p>0,0002028942</text:p>
          </table:table-cell>
          <table:table-cell table:formula="of:=1000*[.G469]" office:value-type="float" office:value="0.202894210815" calcext:value-type="float">
            <text:p>0,2028942108</text:p>
          </table:table-cell>
          <table:table-cell office:value-type="float" office:value="0.030047481" calcext:value-type="float">
            <text:p>0,030047481</text:p>
          </table:table-cell>
          <table:table-cell table:formula="of:=1000*[.I469]" office:value-type="float" office:value="30.047481" calcext:value-type="float">
            <text:p>30,047481</text:p>
          </table:table-cell>
        </table:table-row>
        <table:table-row table:style-name="ro1" table:visibility="collapse">
          <table:table-cell/>
          <table:table-cell office:value-type="float" office:value="32.7935192136" calcext:value-type="float">
            <text:p>32,7935192136</text:p>
          </table:table-cell>
          <table:table-cell office:value-type="float" office:value="0.0211730003357" calcext:value-type="float">
            <text:p>0,0211730003</text:p>
          </table:table-cell>
          <table:table-cell table:formula="of:=[.C470]*1000" office:value-type="float" office:value="21.1730003357" calcext:value-type="float">
            <text:p>21,1730003357</text:p>
          </table:table-cell>
          <table:table-cell office:value-type="float" office:value="0.00910687446594" calcext:value-type="float">
            <text:p>0,0091068745</text:p>
          </table:table-cell>
          <table:table-cell table:formula="of:=[.E470]*1000" office:value-type="float" office:value="9.10687446594" calcext:value-type="float">
            <text:p>9,1068744659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470]" office:value-type="float" office:value="0.204086303711" calcext:value-type="float">
            <text:p>0,2040863037</text:p>
          </table:table-cell>
          <table:table-cell office:value-type="float" office:value="0.03049383" calcext:value-type="float">
            <text:p>0,03049383</text:p>
          </table:table-cell>
          <table:table-cell table:formula="of:=1000*[.I470]" office:value-type="float" office:value="30.49383" calcext:value-type="float">
            <text:p>30,49383</text:p>
          </table:table-cell>
        </table:table-row>
        <table:table-row table:style-name="ro1" table:visibility="collapse">
          <table:table-cell/>
          <table:table-cell office:value-type="float" office:value="29.2176879325" calcext:value-type="float">
            <text:p>29,2176879325</text:p>
          </table:table-cell>
          <table:table-cell office:value-type="float" office:value="0.024847984314" calcext:value-type="float">
            <text:p>0,0248479843</text:p>
          </table:table-cell>
          <table:table-cell table:formula="of:=[.C471]*1000" office:value-type="float" office:value="24.847984314" calcext:value-type="float">
            <text:p>24,847984314</text:p>
          </table:table-cell>
          <table:table-cell office:value-type="float" office:value="0.00916600227356" calcext:value-type="float">
            <text:p>0,0091660023</text:p>
          </table:table-cell>
          <table:table-cell table:formula="of:=[.E471]*1000" office:value-type="float" office:value="9.16600227356" calcext:value-type="float">
            <text:p>9,1660022736</text:p>
          </table:table-cell>
          <table:table-cell office:value-type="float" office:value="0.000202894210815" calcext:value-type="float">
            <text:p>0,0002028942</text:p>
          </table:table-cell>
          <table:table-cell table:formula="of:=1000*[.G471]" office:value-type="float" office:value="0.202894210815" calcext:value-type="float">
            <text:p>0,2028942108</text:p>
          </table:table-cell>
          <table:table-cell office:value-type="float" office:value="0.034225843" calcext:value-type="float">
            <text:p>0,034225843</text:p>
          </table:table-cell>
          <table:table-cell table:formula="of:=1000*[.I471]" office:value-type="float" office:value="34.225843" calcext:value-type="float">
            <text:p>34,225843</text:p>
          </table:table-cell>
        </table:table-row>
        <table:table-row table:style-name="ro1" table:visibility="collapse">
          <table:table-cell/>
          <table:table-cell office:value-type="float" office:value="35.4131286738" calcext:value-type="float">
            <text:p>35,4131286738</text:p>
          </table:table-cell>
          <table:table-cell office:value-type="float" office:value="0.0206000804901" calcext:value-type="float">
            <text:p>0,0206000805</text:p>
          </table:table-cell>
          <table:table-cell table:formula="of:=[.C472]*1000" office:value-type="float" office:value="20.6000804901" calcext:value-type="float">
            <text:p>20,6000804901</text:p>
          </table:table-cell>
          <table:table-cell office:value-type="float" office:value="0.00748085975647" calcext:value-type="float">
            <text:p>0,0074808598</text:p>
          </table:table-cell>
          <table:table-cell table:formula="of:=[.E472]*1000" office:value-type="float" office:value="7.48085975647" calcext:value-type="float">
            <text:p>7,4808597565</text:p>
          </table:table-cell>
          <table:table-cell office:value-type="float" office:value="0.000148057937622" calcext:value-type="float">
            <text:p>0,0001480579</text:p>
          </table:table-cell>
          <table:table-cell table:formula="of:=1000*[.G472]" office:value-type="float" office:value="0.148057937622" calcext:value-type="float">
            <text:p>0,1480579376</text:p>
          </table:table-cell>
          <table:table-cell office:value-type="float" office:value="0.028238115" calcext:value-type="float">
            <text:p>0,028238115</text:p>
          </table:table-cell>
          <table:table-cell table:formula="of:=1000*[.I472]" office:value-type="float" office:value="28.238115" calcext:value-type="float">
            <text:p>28,238115</text:p>
          </table:table-cell>
        </table:table-row>
        <table:table-row table:style-name="ro1" table:visibility="collapse">
          <table:table-cell/>
          <table:table-cell office:value-type="float" office:value="34.1698289704" calcext:value-type="float">
            <text:p>34,1698289704</text:p>
          </table:table-cell>
          <table:table-cell office:value-type="float" office:value="0.0226600170135" calcext:value-type="float">
            <text:p>0,022660017</text:p>
          </table:table-cell>
          <table:table-cell table:formula="of:=[.C473]*1000" office:value-type="float" office:value="22.6600170135" calcext:value-type="float">
            <text:p>22,6600170135</text:p>
          </table:table-cell>
          <table:table-cell office:value-type="float" office:value="0.00645685195923" calcext:value-type="float">
            <text:p>0,006456852</text:p>
          </table:table-cell>
          <table:table-cell table:formula="of:=[.E473]*1000" office:value-type="float" office:value="6.45685195923" calcext:value-type="float">
            <text:p>6,4568519592</text:p>
          </table:table-cell>
          <table:table-cell office:value-type="float" office:value="0.000140190124512" calcext:value-type="float">
            <text:p>0,0001401901</text:p>
          </table:table-cell>
          <table:table-cell table:formula="of:=1000*[.G473]" office:value-type="float" office:value="0.140190124512" calcext:value-type="float">
            <text:p>0,1401901245</text:p>
          </table:table-cell>
          <table:table-cell office:value-type="float" office:value="0.029265584" calcext:value-type="float">
            <text:p>0,029265584</text:p>
          </table:table-cell>
          <table:table-cell table:formula="of:=1000*[.I473]" office:value-type="float" office:value="29.265584" calcext:value-type="float">
            <text:p>29,265584</text:p>
          </table:table-cell>
        </table:table-row>
        <table:table-row table:style-name="ro1" table:visibility="collapse">
          <table:table-cell/>
          <table:table-cell office:value-type="float" office:value="28.8224207997" calcext:value-type="float">
            <text:p>28,8224207997</text:p>
          </table:table-cell>
          <table:table-cell office:value-type="float" office:value="0.0276041030884" calcext:value-type="float">
            <text:p>0,0276041031</text:p>
          </table:table-cell>
          <table:table-cell table:formula="of:=[.C474]*1000" office:value-type="float" office:value="27.6041030884" calcext:value-type="float">
            <text:p>27,6041030884</text:p>
          </table:table-cell>
          <table:table-cell office:value-type="float" office:value="0.00693893432617" calcext:value-type="float">
            <text:p>0,0069389343</text:p>
          </table:table-cell>
          <table:table-cell table:formula="of:=[.E474]*1000" office:value-type="float" office:value="6.93893432617" calcext:value-type="float">
            <text:p>6,9389343262</text:p>
          </table:table-cell>
          <table:table-cell office:value-type="float" office:value="0.000145196914673" calcext:value-type="float">
            <text:p>0,0001451969</text:p>
          </table:table-cell>
          <table:table-cell table:formula="of:=1000*[.G474]" office:value-type="float" office:value="0.145196914673" calcext:value-type="float">
            <text:p>0,1451969147</text:p>
          </table:table-cell>
          <table:table-cell office:value-type="float" office:value="0.034695212" calcext:value-type="float">
            <text:p>0,034695212</text:p>
          </table:table-cell>
          <table:table-cell table:formula="of:=1000*[.I474]" office:value-type="float" office:value="34.695212" calcext:value-type="float">
            <text:p>34,695212</text:p>
          </table:table-cell>
        </table:table-row>
        <table:table-row table:style-name="ro1" table:visibility="collapse">
          <table:table-cell/>
          <table:table-cell office:value-type="float" office:value="32.4242944603" calcext:value-type="float">
            <text:p>32,4242944603</text:p>
          </table:table-cell>
          <table:table-cell office:value-type="float" office:value="0.0235209465027" calcext:value-type="float">
            <text:p>0,0235209465</text:p>
          </table:table-cell>
          <table:table-cell table:formula="of:=[.C475]*1000" office:value-type="float" office:value="23.5209465027" calcext:value-type="float">
            <text:p>23,5209465027</text:p>
          </table:table-cell>
          <table:table-cell office:value-type="float" office:value="0.00712299346924" calcext:value-type="float">
            <text:p>0,0071229935</text:p>
          </table:table-cell>
          <table:table-cell table:formula="of:=[.E475]*1000" office:value-type="float" office:value="7.12299346924" calcext:value-type="float">
            <text:p>7,1229934692</text:p>
          </table:table-cell>
          <table:table-cell office:value-type="float" office:value="0.000187873840332" calcext:value-type="float">
            <text:p>0,0001878738</text:p>
          </table:table-cell>
          <table:table-cell table:formula="of:=1000*[.G475]" office:value-type="float" office:value="0.187873840332" calcext:value-type="float">
            <text:p>0,1878738403</text:p>
          </table:table-cell>
          <table:table-cell office:value-type="float" office:value="0.030841072" calcext:value-type="float">
            <text:p>0,030841072</text:p>
          </table:table-cell>
          <table:table-cell table:formula="of:=1000*[.I475]" office:value-type="float" office:value="30.841072" calcext:value-type="float">
            <text:p>30,841072</text:p>
          </table:table-cell>
        </table:table-row>
        <table:table-row table:style-name="ro1" table:visibility="collapse">
          <table:table-cell/>
          <table:table-cell office:value-type="float" office:value="33.7546635443" calcext:value-type="float">
            <text:p>33,7546635443</text:p>
          </table:table-cell>
          <table:table-cell office:value-type="float" office:value="0.0229721069336" calcext:value-type="float">
            <text:p>0,0229721069</text:p>
          </table:table-cell>
          <table:table-cell table:formula="of:=[.C476]*1000" office:value-type="float" office:value="22.9721069336" calcext:value-type="float">
            <text:p>22,9721069336</text:p>
          </table:table-cell>
          <table:table-cell office:value-type="float" office:value="0.00650501251221" calcext:value-type="float">
            <text:p>0,0065050125</text:p>
          </table:table-cell>
          <table:table-cell table:formula="of:=[.E476]*1000" office:value-type="float" office:value="6.50501251221" calcext:value-type="float">
            <text:p>6,5050125122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476]" office:value-type="float" office:value="0.141143798828" calcext:value-type="float">
            <text:p>0,1411437988</text:p>
          </table:table-cell>
          <table:table-cell office:value-type="float" office:value="0.029625536" calcext:value-type="float">
            <text:p>0,029625536</text:p>
          </table:table-cell>
          <table:table-cell table:formula="of:=1000*[.I476]" office:value-type="float" office:value="29.625536" calcext:value-type="float">
            <text:p>29,625536</text:p>
          </table:table-cell>
        </table:table-row>
        <table:table-row table:style-name="ro1" table:visibility="collapse">
          <table:table-cell/>
          <table:table-cell office:value-type="float" office:value="27.1557039633" calcext:value-type="float">
            <text:p>27,1557039633</text:p>
          </table:table-cell>
          <table:table-cell office:value-type="float" office:value="0.0277881622314" calcext:value-type="float">
            <text:p>0,0277881622</text:p>
          </table:table-cell>
          <table:table-cell table:formula="of:=[.C477]*1000" office:value-type="float" office:value="27.7881622314" calcext:value-type="float">
            <text:p>27,7881622314</text:p>
          </table:table-cell>
          <table:table-cell office:value-type="float" office:value="0.00882506370544" calcext:value-type="float">
            <text:p>0,0088250637</text:p>
          </table:table-cell>
          <table:table-cell table:formula="of:=[.E477]*1000" office:value-type="float" office:value="8.82506370544" calcext:value-type="float">
            <text:p>8,8250637054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477]" office:value-type="float" office:value="0.204086303711" calcext:value-type="float">
            <text:p>0,2040863037</text:p>
          </table:table-cell>
          <table:table-cell office:value-type="float" office:value="0.036824676" calcext:value-type="float">
            <text:p>0,036824676</text:p>
          </table:table-cell>
          <table:table-cell table:formula="of:=1000*[.I477]" office:value-type="float" office:value="36.824676" calcext:value-type="float">
            <text:p>36,824676</text:p>
          </table:table-cell>
        </table:table-row>
        <table:table-row table:style-name="ro1" table:visibility="collapse">
          <table:table-cell/>
          <table:table-cell office:value-type="float" office:value="32.7163659237" calcext:value-type="float">
            <text:p>32,7163659237</text:p>
          </table:table-cell>
          <table:table-cell office:value-type="float" office:value="0.0211951732635" calcext:value-type="float">
            <text:p>0,0211951733</text:p>
          </table:table-cell>
          <table:table-cell table:formula="of:=[.C478]*1000" office:value-type="float" office:value="21.1951732635" calcext:value-type="float">
            <text:p>21,1951732635</text:p>
          </table:table-cell>
          <table:table-cell office:value-type="float" office:value="0.00915813446045" calcext:value-type="float">
            <text:p>0,0091581345</text:p>
          </table:table-cell>
          <table:table-cell table:formula="of:=[.E478]*1000" office:value-type="float" office:value="9.15813446045" calcext:value-type="float">
            <text:p>9,1581344605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478]" office:value-type="float" office:value="0.205039978027" calcext:value-type="float">
            <text:p>0,205039978</text:p>
          </table:table-cell>
          <table:table-cell office:value-type="float" office:value="0.030565742" calcext:value-type="float">
            <text:p>0,030565742</text:p>
          </table:table-cell>
          <table:table-cell table:formula="of:=1000*[.I478]" office:value-type="float" office:value="30.565742" calcext:value-type="float">
            <text:p>30,565742</text:p>
          </table:table-cell>
        </table:table-row>
        <table:table-row table:style-name="ro1" table:visibility="collapse">
          <table:table-cell/>
          <table:table-cell office:value-type="float" office:value="29.7982000338" calcext:value-type="float">
            <text:p>29,7982000338</text:p>
          </table:table-cell>
          <table:table-cell office:value-type="float" office:value="0.0248551368713" calcext:value-type="float">
            <text:p>0,0248551369</text:p>
          </table:table-cell>
          <table:table-cell table:formula="of:=[.C479]*1000" office:value-type="float" office:value="24.8551368713" calcext:value-type="float">
            <text:p>24,8551368713</text:p>
          </table:table-cell>
          <table:table-cell office:value-type="float" office:value="0.00854587554932" calcext:value-type="float">
            <text:p>0,0085458755</text:p>
          </table:table-cell>
          <table:table-cell table:formula="of:=[.E479]*1000" office:value-type="float" office:value="8.54587554932" calcext:value-type="float">
            <text:p>8,5458755493</text:p>
          </table:table-cell>
          <table:table-cell office:value-type="float" office:value="0.000149965286255" calcext:value-type="float">
            <text:p>0,0001499653</text:p>
          </table:table-cell>
          <table:table-cell table:formula="of:=1000*[.G479]" office:value-type="float" office:value="0.149965286255" calcext:value-type="float">
            <text:p>0,1499652863</text:p>
          </table:table-cell>
          <table:table-cell office:value-type="float" office:value="0.033559074" calcext:value-type="float">
            <text:p>0,033559074</text:p>
          </table:table-cell>
          <table:table-cell table:formula="of:=1000*[.I479]" office:value-type="float" office:value="33.559074" calcext:value-type="float">
            <text:p>33,559074</text:p>
          </table:table-cell>
        </table:table-row>
        <table:table-row table:style-name="ro1" table:visibility="collapse">
          <table:table-cell/>
          <table:table-cell office:value-type="float" office:value="33.5626828075" calcext:value-type="float">
            <text:p>33,5626828075</text:p>
          </table:table-cell>
          <table:table-cell office:value-type="float" office:value="0.0216131210327" calcext:value-type="float">
            <text:p>0,021613121</text:p>
          </table:table-cell>
          <table:table-cell table:formula="of:=[.C480]*1000" office:value-type="float" office:value="21.6131210327" calcext:value-type="float">
            <text:p>21,6131210327</text:p>
          </table:table-cell>
          <table:table-cell office:value-type="float" office:value="0.00797080993652" calcext:value-type="float">
            <text:p>0,0079708099</text:p>
          </table:table-cell>
          <table:table-cell table:formula="of:=[.E480]*1000" office:value-type="float" office:value="7.97080993652" calcext:value-type="float">
            <text:p>7,9708099365</text:p>
          </table:table-cell>
          <table:table-cell office:value-type="float" office:value="0.000203132629395" calcext:value-type="float">
            <text:p>0,0002031326</text:p>
          </table:table-cell>
          <table:table-cell table:formula="of:=1000*[.G480]" office:value-type="float" office:value="0.203132629395" calcext:value-type="float">
            <text:p>0,2031326294</text:p>
          </table:table-cell>
          <table:table-cell office:value-type="float" office:value="0.029794996" calcext:value-type="float">
            <text:p>0,029794996</text:p>
          </table:table-cell>
          <table:table-cell table:formula="of:=1000*[.I480]" office:value-type="float" office:value="29.794996" calcext:value-type="float">
            <text:p>29,794996</text:p>
          </table:table-cell>
        </table:table-row>
        <table:table-row table:style-name="ro1" table:visibility="collapse">
          <table:table-cell/>
          <table:table-cell office:value-type="float" office:value="34.0437978907" calcext:value-type="float">
            <text:p>34,0437978907</text:p>
          </table:table-cell>
          <table:table-cell office:value-type="float" office:value="0.0218679904938" calcext:value-type="float">
            <text:p>0,0218679905</text:p>
          </table:table-cell>
          <table:table-cell table:formula="of:=[.C481]*1000" office:value-type="float" office:value="21.8679904938" calcext:value-type="float">
            <text:p>21,8679904938</text:p>
          </table:table-cell>
          <table:table-cell office:value-type="float" office:value="0.0073299407959" calcext:value-type="float">
            <text:p>0,0073299408</text:p>
          </table:table-cell>
          <table:table-cell table:formula="of:=[.E481]*1000" office:value-type="float" office:value="7.3299407959" calcext:value-type="float">
            <text:p>7,3299407959</text:p>
          </table:table-cell>
          <table:table-cell office:value-type="float" office:value="0.000169992446899" calcext:value-type="float">
            <text:p>0,0001699924</text:p>
          </table:table-cell>
          <table:table-cell table:formula="of:=1000*[.G481]" office:value-type="float" office:value="0.169992446899" calcext:value-type="float">
            <text:p>0,1699924469</text:p>
          </table:table-cell>
          <table:table-cell office:value-type="float" office:value="0.029373926" calcext:value-type="float">
            <text:p>0,029373926</text:p>
          </table:table-cell>
          <table:table-cell table:formula="of:=1000*[.I481]" office:value-type="float" office:value="29.373926" calcext:value-type="float">
            <text:p>29,373926</text:p>
          </table:table-cell>
        </table:table-row>
        <table:table-row table:style-name="ro1" table:visibility="collapse">
          <table:table-cell/>
          <table:table-cell office:value-type="float" office:value="29.6379273711" calcext:value-type="float">
            <text:p>29,6379273711</text:p>
          </table:table-cell>
          <table:table-cell office:value-type="float" office:value="0.0267159938812" calcext:value-type="float">
            <text:p>0,0267159939</text:p>
          </table:table-cell>
          <table:table-cell table:formula="of:=[.C482]*1000" office:value-type="float" office:value="26.7159938812" calcext:value-type="float">
            <text:p>26,7159938812</text:p>
          </table:table-cell>
          <table:table-cell office:value-type="float" office:value="0.00686192512512" calcext:value-type="float">
            <text:p>0,0068619251</text:p>
          </table:table-cell>
          <table:table-cell table:formula="of:=[.E482]*1000" office:value-type="float" office:value="6.86192512512" calcext:value-type="float">
            <text:p>6,8619251251</text:p>
          </table:table-cell>
          <table:table-cell office:value-type="float" office:value="0.0001540184021" calcext:value-type="float">
            <text:p>0,0001540184</text:p>
          </table:table-cell>
          <table:table-cell table:formula="of:=1000*[.G482]" office:value-type="float" office:value="0.1540184021" calcext:value-type="float">
            <text:p>0,1540184021</text:p>
          </table:table-cell>
          <table:table-cell office:value-type="float" office:value="0.033740551" calcext:value-type="float">
            <text:p>0,033740551</text:p>
          </table:table-cell>
          <table:table-cell table:formula="of:=1000*[.I482]" office:value-type="float" office:value="33.740551" calcext:value-type="float">
            <text:p>33,740551</text:p>
          </table:table-cell>
        </table:table-row>
        <table:table-row table:style-name="ro1" table:visibility="collapse">
          <table:table-cell/>
          <table:table-cell office:value-type="float" office:value="32.921821538" calcext:value-type="float">
            <text:p>32,921821538</text:p>
          </table:table-cell>
          <table:table-cell office:value-type="float" office:value="0.0232348442078" calcext:value-type="float">
            <text:p>0,0232348442</text:p>
          </table:table-cell>
          <table:table-cell table:formula="of:=[.C483]*1000" office:value-type="float" office:value="23.2348442078" calcext:value-type="float">
            <text:p>23,2348442078</text:p>
          </table:table-cell>
          <table:table-cell office:value-type="float" office:value="0.00698900222778" calcext:value-type="float">
            <text:p>0,0069890022</text:p>
          </table:table-cell>
          <table:table-cell table:formula="of:=[.E483]*1000" office:value-type="float" office:value="6.98900222778" calcext:value-type="float">
            <text:p>6,9890022278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483]" office:value-type="float" office:value="0.140905380249" calcext:value-type="float">
            <text:p>0,1409053802</text:p>
          </table:table-cell>
          <table:table-cell office:value-type="float" office:value="0.03037499" calcext:value-type="float">
            <text:p>0,03037499</text:p>
          </table:table-cell>
          <table:table-cell table:formula="of:=1000*[.I483]" office:value-type="float" office:value="30.37499" calcext:value-type="float">
            <text:p>30,37499</text:p>
          </table:table-cell>
        </table:table-row>
        <table:table-row table:style-name="ro1" table:visibility="collapse">
          <table:table-cell/>
          <table:table-cell office:value-type="float" office:value="33.3311568088" calcext:value-type="float">
            <text:p>33,3311568088</text:p>
          </table:table-cell>
          <table:table-cell office:value-type="float" office:value="0.0234038829803" calcext:value-type="float">
            <text:p>0,023403883</text:p>
          </table:table-cell>
          <table:table-cell table:formula="of:=[.C484]*1000" office:value-type="float" office:value="23.4038829803" calcext:value-type="float">
            <text:p>23,4038829803</text:p>
          </table:table-cell>
          <table:table-cell office:value-type="float" office:value="0.00645089149475" calcext:value-type="float">
            <text:p>0,0064508915</text:p>
          </table:table-cell>
          <table:table-cell table:formula="of:=[.E484]*1000" office:value-type="float" office:value="6.45089149475" calcext:value-type="float">
            <text:p>6,4508914948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484]" office:value-type="float" office:value="0.139951705933" calcext:value-type="float">
            <text:p>0,1399517059</text:p>
          </table:table-cell>
          <table:table-cell office:value-type="float" office:value="0.030001959" calcext:value-type="float">
            <text:p>0,030001959</text:p>
          </table:table-cell>
          <table:table-cell table:formula="of:=1000*[.I484]" office:value-type="float" office:value="30.001959" calcext:value-type="float">
            <text:p>30,001959</text:p>
          </table:table-cell>
        </table:table-row>
        <table:table-row table:style-name="ro1" table:visibility="collapse">
          <table:table-cell/>
          <table:table-cell office:value-type="float" office:value="27.4306745933" calcext:value-type="float">
            <text:p>27,4306745933</text:p>
          </table:table-cell>
          <table:table-cell office:value-type="float" office:value="0.0276169776917" calcext:value-type="float">
            <text:p>0,0276169777</text:p>
          </table:table-cell>
          <table:table-cell table:formula="of:=[.C485]*1000" office:value-type="float" office:value="27.6169776917" calcext:value-type="float">
            <text:p>27,6169776917</text:p>
          </table:table-cell>
          <table:table-cell office:value-type="float" office:value="0.00862693786621" calcext:value-type="float">
            <text:p>0,0086269379</text:p>
          </table:table-cell>
          <table:table-cell table:formula="of:=[.E485]*1000" office:value-type="float" office:value="8.62693786621" calcext:value-type="float">
            <text:p>8,6269378662</text:p>
          </table:table-cell>
          <table:table-cell office:value-type="float" office:value="0.000201940536499" calcext:value-type="float">
            <text:p>0,0002019405</text:p>
          </table:table-cell>
          <table:table-cell table:formula="of:=1000*[.G485]" office:value-type="float" office:value="0.201940536499" calcext:value-type="float">
            <text:p>0,2019405365</text:p>
          </table:table-cell>
          <table:table-cell office:value-type="float" office:value="0.036455538" calcext:value-type="float">
            <text:p>0,036455538</text:p>
          </table:table-cell>
          <table:table-cell table:formula="of:=1000*[.I485]" office:value-type="float" office:value="36.455538" calcext:value-type="float">
            <text:p>36,455538</text:p>
          </table:table-cell>
        </table:table-row>
        <table:table-row table:style-name="ro1" table:visibility="collapse">
          <table:table-cell/>
          <table:table-cell office:value-type="float" office:value="35.5911859709" calcext:value-type="float">
            <text:p>35,5911859709</text:p>
          </table:table-cell>
          <table:table-cell office:value-type="float" office:value="0.021458864212" calcext:value-type="float">
            <text:p>0,0214588642</text:p>
          </table:table-cell>
          <table:table-cell table:formula="of:=[.C486]*1000" office:value-type="float" office:value="21.458864212" calcext:value-type="float">
            <text:p>21,458864212</text:p>
          </table:table-cell>
          <table:table-cell office:value-type="float" office:value="0.00648999214172" calcext:value-type="float">
            <text:p>0,0064899921</text:p>
          </table:table-cell>
          <table:table-cell table:formula="of:=[.E486]*1000" office:value-type="float" office:value="6.48999214172" calcext:value-type="float">
            <text:p>6,4899921417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486]" office:value-type="float" office:value="0.140905380249" calcext:value-type="float">
            <text:p>0,1409053802</text:p>
          </table:table-cell>
          <table:table-cell office:value-type="float" office:value="0.028096844" calcext:value-type="float">
            <text:p>0,028096844</text:p>
          </table:table-cell>
          <table:table-cell table:formula="of:=1000*[.I486]" office:value-type="float" office:value="28.096844" calcext:value-type="float">
            <text:p>28,096844</text:p>
          </table:table-cell>
        </table:table-row>
        <table:table-row table:style-name="ro1" table:visibility="collapse">
          <table:table-cell/>
          <table:table-cell office:value-type="float" office:value="33.0008356142" calcext:value-type="float">
            <text:p>33,0008356142</text:p>
          </table:table-cell>
          <table:table-cell office:value-type="float" office:value="0.0234801769257" calcext:value-type="float">
            <text:p>0,0234801769</text:p>
          </table:table-cell>
          <table:table-cell table:formula="of:=[.C487]*1000" office:value-type="float" office:value="23.4801769257" calcext:value-type="float">
            <text:p>23,4801769257</text:p>
          </table:table-cell>
          <table:table-cell office:value-type="float" office:value="0.00667405128479" calcext:value-type="float">
            <text:p>0,0066740513</text:p>
          </table:table-cell>
          <table:table-cell table:formula="of:=[.E487]*1000" office:value-type="float" office:value="6.67405128479" calcext:value-type="float">
            <text:p>6,6740512848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487]" office:value-type="float" office:value="0.140905380249" calcext:value-type="float">
            <text:p>0,1409053802</text:p>
          </table:table-cell>
          <table:table-cell office:value-type="float" office:value="0.030302263" calcext:value-type="float">
            <text:p>0,030302263</text:p>
          </table:table-cell>
          <table:table-cell table:formula="of:=1000*[.I487]" office:value-type="float" office:value="30.302263" calcext:value-type="float">
            <text:p>30,302263</text:p>
          </table:table-cell>
        </table:table-row>
        <table:table-row table:style-name="ro1" table:visibility="collapse">
          <table:table-cell/>
          <table:table-cell office:value-type="float" office:value="29.3323361903" calcext:value-type="float">
            <text:p>29,3323361903</text:p>
          </table:table-cell>
          <table:table-cell office:value-type="float" office:value="0.0273170471191" calcext:value-type="float">
            <text:p>0,0273170471</text:p>
          </table:table-cell>
          <table:table-cell table:formula="of:=[.C488]*1000" office:value-type="float" office:value="27.3170471191" calcext:value-type="float">
            <text:p>27,3170471191</text:p>
          </table:table-cell>
          <table:table-cell office:value-type="float" office:value="0.00661897659302" calcext:value-type="float">
            <text:p>0,0066189766</text:p>
          </table:table-cell>
          <table:table-cell table:formula="of:=[.E488]*1000" office:value-type="float" office:value="6.61897659302" calcext:value-type="float">
            <text:p>6,618976593</text:p>
          </table:table-cell>
          <table:table-cell office:value-type="float" office:value="0.000148057937622" calcext:value-type="float">
            <text:p>0,0001480579</text:p>
          </table:table-cell>
          <table:table-cell table:formula="of:=1000*[.G488]" office:value-type="float" office:value="0.148057937622" calcext:value-type="float">
            <text:p>0,1480579376</text:p>
          </table:table-cell>
          <table:table-cell office:value-type="float" office:value="0.034092068" calcext:value-type="float">
            <text:p>0,034092068</text:p>
          </table:table-cell>
          <table:table-cell table:formula="of:=1000*[.I488]" office:value-type="float" office:value="34.092068" calcext:value-type="float">
            <text:p>34,092068</text:p>
          </table:table-cell>
        </table:table-row>
        <table:table-row table:style-name="ro1" table:visibility="collapse">
          <table:table-cell/>
          <table:table-cell office:value-type="float" office:value="33.1132812305" calcext:value-type="float">
            <text:p>33,1132812305</text:p>
          </table:table-cell>
          <table:table-cell office:value-type="float" office:value="0.0235571861267" calcext:value-type="float">
            <text:p>0,0235571861</text:p>
          </table:table-cell>
          <table:table-cell table:formula="of:=[.C489]*1000" office:value-type="float" office:value="23.5571861267" calcext:value-type="float">
            <text:p>23,5571861267</text:p>
          </table:table-cell>
          <table:table-cell office:value-type="float" office:value="0.00649404525757" calcext:value-type="float">
            <text:p>0,0064940453</text:p>
          </table:table-cell>
          <table:table-cell table:formula="of:=[.E489]*1000" office:value-type="float" office:value="6.49404525757" calcext:value-type="float">
            <text:p>6,4940452576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489]" office:value-type="float" office:value="0.140905380249" calcext:value-type="float">
            <text:p>0,1409053802</text:p>
          </table:table-cell>
          <table:table-cell office:value-type="float" office:value="0.030199363" calcext:value-type="float">
            <text:p>0,030199363</text:p>
          </table:table-cell>
          <table:table-cell table:formula="of:=1000*[.I489]" office:value-type="float" office:value="30.199363" calcext:value-type="float">
            <text:p>30,199363</text:p>
          </table:table-cell>
        </table:table-row>
        <table:table-row table:style-name="ro1" table:visibility="collapse">
          <table:table-cell/>
          <table:table-cell office:value-type="float" office:value="32.3945710586" calcext:value-type="float">
            <text:p>32,3945710586</text:p>
          </table:table-cell>
          <table:table-cell office:value-type="float" office:value="0.0233669281006" calcext:value-type="float">
            <text:p>0,0233669281</text:p>
          </table:table-cell>
          <table:table-cell table:formula="of:=[.C490]*1000" office:value-type="float" office:value="23.3669281006" calcext:value-type="float">
            <text:p>23,3669281006</text:p>
          </table:table-cell>
          <table:table-cell office:value-type="float" office:value="0.00731301307678" calcext:value-type="float">
            <text:p>0,0073130131</text:p>
          </table:table-cell>
          <table:table-cell table:formula="of:=[.E490]*1000" office:value-type="float" office:value="7.31301307678" calcext:value-type="float">
            <text:p>7,3130130768</text:p>
          </table:table-cell>
          <table:table-cell office:value-type="float" office:value="0.000181913375854" calcext:value-type="float">
            <text:p>0,0001819134</text:p>
          </table:table-cell>
          <table:table-cell table:formula="of:=1000*[.G490]" office:value-type="float" office:value="0.181913375854" calcext:value-type="float">
            <text:p>0,1819133759</text:p>
          </table:table-cell>
          <table:table-cell office:value-type="float" office:value="0.03086937" calcext:value-type="float">
            <text:p>0,03086937</text:p>
          </table:table-cell>
          <table:table-cell table:formula="of:=1000*[.I490]" office:value-type="float" office:value="30.86937" calcext:value-type="float">
            <text:p>30,86937</text:p>
          </table:table-cell>
        </table:table-row>
        <table:table-row table:style-name="ro1" table:visibility="collapse">
          <table:table-cell/>
          <table:table-cell office:value-type="float" office:value="30.112332551" calcext:value-type="float">
            <text:p>30,112332551</text:p>
          </table:table-cell>
          <table:table-cell office:value-type="float" office:value="0.0266609191895" calcext:value-type="float">
            <text:p>0,0266609192</text:p>
          </table:table-cell>
          <table:table-cell table:formula="of:=[.C491]*1000" office:value-type="float" office:value="26.6609191895" calcext:value-type="float">
            <text:p>26,6609191895</text:p>
          </table:table-cell>
          <table:table-cell office:value-type="float" office:value="0.00637197494507" calcext:value-type="float">
            <text:p>0,0063719749</text:p>
          </table:table-cell>
          <table:table-cell table:formula="of:=[.E491]*1000" office:value-type="float" office:value="6.37197494507" calcext:value-type="float">
            <text:p>6,3719749451</text:p>
          </table:table-cell>
          <table:table-cell office:value-type="float" office:value="0.00016713142395" calcext:value-type="float">
            <text:p>0,0001671314</text:p>
          </table:table-cell>
          <table:table-cell table:formula="of:=1000*[.G491]" office:value-type="float" office:value="0.16713142395" calcext:value-type="float">
            <text:p>0,167131424</text:p>
          </table:table-cell>
          <table:table-cell office:value-type="float" office:value="0.033208985" calcext:value-type="float">
            <text:p>0,033208985</text:p>
          </table:table-cell>
          <table:table-cell table:formula="of:=1000*[.I491]" office:value-type="float" office:value="33.208985" calcext:value-type="float">
            <text:p>33,208985</text:p>
          </table:table-cell>
        </table:table-row>
        <table:table-row table:style-name="ro1" table:visibility="collapse">
          <table:table-cell/>
          <table:table-cell office:value-type="float" office:value="29.8478755267" calcext:value-type="float">
            <text:p>29,8478755267</text:p>
          </table:table-cell>
          <table:table-cell office:value-type="float" office:value="0.0240170955658" calcext:value-type="float">
            <text:p>0,0240170956</text:p>
          </table:table-cell>
          <table:table-cell table:formula="of:=[.C492]*1000" office:value-type="float" office:value="24.0170955658" calcext:value-type="float">
            <text:p>24,0170955658</text:p>
          </table:table-cell>
          <table:table-cell office:value-type="float" office:value="0.00927400588989" calcext:value-type="float">
            <text:p>0,0092740059</text:p>
          </table:table-cell>
          <table:table-cell table:formula="of:=[.E492]*1000" office:value-type="float" office:value="9.27400588989" calcext:value-type="float">
            <text:p>9,2740058899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492]" office:value-type="float" office:value="0.204086303711" calcext:value-type="float">
            <text:p>0,2040863037</text:p>
          </table:table-cell>
          <table:table-cell office:value-type="float" office:value="0.033503222" calcext:value-type="float">
            <text:p>0,033503222</text:p>
          </table:table-cell>
          <table:table-cell table:formula="of:=1000*[.I492]" office:value-type="float" office:value="33.503222" calcext:value-type="float">
            <text:p>33,503222</text:p>
          </table:table-cell>
        </table:table-row>
        <table:table-row table:style-name="ro1" table:visibility="collapse">
          <table:table-cell/>
          <table:table-cell office:value-type="float" office:value="34.0764916371" calcext:value-type="float">
            <text:p>34,0764916371</text:p>
          </table:table-cell>
          <table:table-cell office:value-type="float" office:value="0.0209681987762" calcext:value-type="float">
            <text:p>0,0209681988</text:p>
          </table:table-cell>
          <table:table-cell table:formula="of:=[.C493]*1000" office:value-type="float" office:value="20.9681987762" calcext:value-type="float">
            <text:p>20,9681987762</text:p>
          </table:table-cell>
          <table:table-cell office:value-type="float" office:value="0.00817012786865" calcext:value-type="float">
            <text:p>0,0081701279</text:p>
          </table:table-cell>
          <table:table-cell table:formula="of:=[.E493]*1000" office:value-type="float" office:value="8.17012786865" calcext:value-type="float">
            <text:p>8,1701278687</text:p>
          </table:table-cell>
          <table:table-cell office:value-type="float" office:value="0.000200033187866" calcext:value-type="float">
            <text:p>0,0002000332</text:p>
          </table:table-cell>
          <table:table-cell table:formula="of:=1000*[.G493]" office:value-type="float" office:value="0.200033187866" calcext:value-type="float">
            <text:p>0,2000331879</text:p>
          </table:table-cell>
          <table:table-cell office:value-type="float" office:value="0.029345744" calcext:value-type="float">
            <text:p>0,029345744</text:p>
          </table:table-cell>
          <table:table-cell table:formula="of:=1000*[.I493]" office:value-type="float" office:value="29.345744" calcext:value-type="float">
            <text:p>29,345744</text:p>
          </table:table-cell>
        </table:table-row>
        <table:table-row table:style-name="ro1" table:visibility="collapse">
          <table:table-cell/>
          <table:table-cell office:value-type="float" office:value="30.8005971497" calcext:value-type="float">
            <text:p>30,8005971497</text:p>
          </table:table-cell>
          <table:table-cell office:value-type="float" office:value="0.0258140563965" calcext:value-type="float">
            <text:p>0,0258140564</text:p>
          </table:table-cell>
          <table:table-cell table:formula="of:=[.C494]*1000" office:value-type="float" office:value="25.8140563965" calcext:value-type="float">
            <text:p>25,8140563965</text:p>
          </table:table-cell>
          <table:table-cell office:value-type="float" office:value="0.00646686553955" calcext:value-type="float">
            <text:p>0,0064668655</text:p>
          </table:table-cell>
          <table:table-cell table:formula="of:=[.E494]*1000" office:value-type="float" office:value="6.46686553955" calcext:value-type="float">
            <text:p>6,4668655396</text:p>
          </table:table-cell>
          <table:table-cell office:value-type="float" office:value="0.000177145004272" calcext:value-type="float">
            <text:p>0,000177145</text:p>
          </table:table-cell>
          <table:table-cell table:formula="of:=1000*[.G494]" office:value-type="float" office:value="0.177145004272" calcext:value-type="float">
            <text:p>0,1771450043</text:p>
          </table:table-cell>
          <table:table-cell office:value-type="float" office:value="0.032466903" calcext:value-type="float">
            <text:p>0,032466903</text:p>
          </table:table-cell>
          <table:table-cell table:formula="of:=1000*[.I494]" office:value-type="float" office:value="32.466903" calcext:value-type="float">
            <text:p>32,466903</text:p>
          </table:table-cell>
        </table:table-row>
        <table:table-row table:style-name="ro1" table:visibility="collapse">
          <table:table-cell/>
          <table:table-cell office:value-type="float" office:value="30.3044500206" calcext:value-type="float">
            <text:p>30,3044500206</text:p>
          </table:table-cell>
          <table:table-cell office:value-type="float" office:value="0.0238268375397" calcext:value-type="float">
            <text:p>0,0238268375</text:p>
          </table:table-cell>
          <table:table-cell table:formula="of:=[.C495]*1000" office:value-type="float" office:value="23.8268375397" calcext:value-type="float">
            <text:p>23,8268375397</text:p>
          </table:table-cell>
          <table:table-cell office:value-type="float" office:value="0.00900483131409" calcext:value-type="float">
            <text:p>0,0090048313</text:p>
          </table:table-cell>
          <table:table-cell table:formula="of:=[.E495]*1000" office:value-type="float" office:value="9.00483131409" calcext:value-type="float">
            <text:p>9,0048313141</text:p>
          </table:table-cell>
          <table:table-cell office:value-type="float" office:value="0.000158071517944" calcext:value-type="float">
            <text:p>0,0001580715</text:p>
          </table:table-cell>
          <table:table-cell table:formula="of:=1000*[.G495]" office:value-type="float" office:value="0.158071517944" calcext:value-type="float">
            <text:p>0,1580715179</text:p>
          </table:table-cell>
          <table:table-cell office:value-type="float" office:value="0.032998454" calcext:value-type="float">
            <text:p>0,032998454</text:p>
          </table:table-cell>
          <table:table-cell table:formula="of:=1000*[.I495]" office:value-type="float" office:value="32.998454" calcext:value-type="float">
            <text:p>32,998454</text:p>
          </table:table-cell>
        </table:table-row>
        <table:table-row table:style-name="ro1" table:visibility="collapse">
          <table:table-cell/>
          <table:table-cell office:value-type="float" office:value="33.0246573651" calcext:value-type="float">
            <text:p>33,0246573651</text:p>
          </table:table-cell>
          <table:table-cell office:value-type="float" office:value="0.0209398269653" calcext:value-type="float">
            <text:p>0,020939827</text:p>
          </table:table-cell>
          <table:table-cell table:formula="of:=[.C496]*1000" office:value-type="float" office:value="20.9398269653" calcext:value-type="float">
            <text:p>20,9398269653</text:p>
          </table:table-cell>
          <table:table-cell office:value-type="float" office:value="0.00913000106812" calcext:value-type="float">
            <text:p>0,0091300011</text:p>
          </table:table-cell>
          <table:table-cell table:formula="of:=[.E496]*1000" office:value-type="float" office:value="9.13000106812" calcext:value-type="float">
            <text:p>9,1300010681</text:p>
          </table:table-cell>
          <table:table-cell office:value-type="float" office:value="0.000202894210815" calcext:value-type="float">
            <text:p>0,0002028942</text:p>
          </table:table-cell>
          <table:table-cell table:formula="of:=1000*[.G496]" office:value-type="float" office:value="0.202894210815" calcext:value-type="float">
            <text:p>0,2028942108</text:p>
          </table:table-cell>
          <table:table-cell office:value-type="float" office:value="0.030280405" calcext:value-type="float">
            <text:p>0,030280405</text:p>
          </table:table-cell>
          <table:table-cell table:formula="of:=1000*[.I496]" office:value-type="float" office:value="30.280405" calcext:value-type="float">
            <text:p>30,280405</text:p>
          </table:table-cell>
        </table:table-row>
        <table:table-row table:style-name="ro1" table:visibility="collapse">
          <table:table-cell/>
          <table:table-cell office:value-type="float" office:value="29.3353788306" calcext:value-type="float">
            <text:p>29,3353788306</text:p>
          </table:table-cell>
          <table:table-cell office:value-type="float" office:value="0.0248548984528" calcext:value-type="float">
            <text:p>0,0248548985</text:p>
          </table:table-cell>
          <table:table-cell table:formula="of:=[.C497]*1000" office:value-type="float" office:value="24.8548984528" calcext:value-type="float">
            <text:p>24,8548984528</text:p>
          </table:table-cell>
          <table:table-cell office:value-type="float" office:value="0.00899505615234" calcext:value-type="float">
            <text:p>0,0089950562</text:p>
          </table:table-cell>
          <table:table-cell table:formula="of:=[.E497]*1000" office:value-type="float" office:value="8.99505615234" calcext:value-type="float">
            <text:p>8,9950561523</text:p>
          </table:table-cell>
          <table:table-cell office:value-type="float" office:value="0.000228881835938" calcext:value-type="float">
            <text:p>0,0002288818</text:p>
          </table:table-cell>
          <table:table-cell table:formula="of:=1000*[.G497]" office:value-type="float" office:value="0.228881835938" calcext:value-type="float">
            <text:p>0,2288818359</text:p>
          </table:table-cell>
          <table:table-cell office:value-type="float" office:value="0.034088532" calcext:value-type="float">
            <text:p>0,034088532</text:p>
          </table:table-cell>
          <table:table-cell table:formula="of:=1000*[.I497]" office:value-type="float" office:value="34.088532" calcext:value-type="float">
            <text:p>34,088532</text:p>
          </table:table-cell>
        </table:table-row>
        <table:table-row table:style-name="ro1" table:visibility="collapse">
          <table:table-cell/>
          <table:table-cell office:value-type="float" office:value="33.5799331692" calcext:value-type="float">
            <text:p>33,5799331692</text:p>
          </table:table-cell>
          <table:table-cell office:value-type="float" office:value="0.020721912384" calcext:value-type="float">
            <text:p>0,0207219124</text:p>
          </table:table-cell>
          <table:table-cell table:formula="of:=[.C498]*1000" office:value-type="float" office:value="20.721912384" calcext:value-type="float">
            <text:p>20,721912384</text:p>
          </table:table-cell>
          <table:table-cell office:value-type="float" office:value="0.00884389877319" calcext:value-type="float">
            <text:p>0,0088438988</text:p>
          </table:table-cell>
          <table:table-cell table:formula="of:=[.E498]*1000" office:value-type="float" office:value="8.84389877319" calcext:value-type="float">
            <text:p>8,8438987732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498]" office:value-type="float" office:value="0.204086303711" calcext:value-type="float">
            <text:p>0,2040863037</text:p>
          </table:table-cell>
          <table:table-cell office:value-type="float" office:value="0.02977969" calcext:value-type="float">
            <text:p>0,02977969</text:p>
          </table:table-cell>
          <table:table-cell table:formula="of:=1000*[.I498]" office:value-type="float" office:value="29.77969" calcext:value-type="float">
            <text:p>29,77969</text:p>
          </table:table-cell>
        </table:table-row>
        <table:table-row table:style-name="ro1" table:visibility="collapse">
          <table:table-cell/>
          <table:table-cell office:value-type="float" office:value="28.8893868135" calcext:value-type="float">
            <text:p>28,8893868135</text:p>
          </table:table-cell>
          <table:table-cell office:value-type="float" office:value="0.0253720283508" calcext:value-type="float">
            <text:p>0,0253720284</text:p>
          </table:table-cell>
          <table:table-cell table:formula="of:=[.C499]*1000" office:value-type="float" office:value="25.3720283508" calcext:value-type="float">
            <text:p>25,3720283508</text:p>
          </table:table-cell>
          <table:table-cell office:value-type="float" office:value="0.00902795791626" calcext:value-type="float">
            <text:p>0,0090279579</text:p>
          </table:table-cell>
          <table:table-cell table:formula="of:=[.E499]*1000" office:value-type="float" office:value="9.02795791626" calcext:value-type="float">
            <text:p>9,0279579163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499]" office:value-type="float" office:value="0.204086303711" calcext:value-type="float">
            <text:p>0,2040863037</text:p>
          </table:table-cell>
          <table:table-cell office:value-type="float" office:value="0.034614788" calcext:value-type="float">
            <text:p>0,034614788</text:p>
          </table:table-cell>
          <table:table-cell table:formula="of:=1000*[.I499]" office:value-type="float" office:value="34.614788" calcext:value-type="float">
            <text:p>34,614788</text:p>
          </table:table-cell>
        </table:table-row>
        <table:table-row table:style-name="ro1" table:visibility="collapse">
          <table:table-cell/>
          <table:table-cell office:value-type="float" office:value="27.9659169303" calcext:value-type="float">
            <text:p>27,9659169303</text:p>
          </table:table-cell>
          <table:table-cell office:value-type="float" office:value="0.0208930969238" calcext:value-type="float">
            <text:p>0,0208930969</text:p>
          </table:table-cell>
          <table:table-cell table:formula="of:=[.C500]*1000" office:value-type="float" office:value="20.8930969238" calcext:value-type="float">
            <text:p>20,8930969238</text:p>
          </table:table-cell>
          <table:table-cell office:value-type="float" office:value="0.0147140026093" calcext:value-type="float">
            <text:p>0,0147140026</text:p>
          </table:table-cell>
          <table:table-cell table:formula="of:=[.E500]*1000" office:value-type="float" office:value="14.7140026093" calcext:value-type="float">
            <text:p>14,7140026093</text:p>
          </table:table-cell>
          <table:table-cell office:value-type="float" office:value="0.000141859054565" calcext:value-type="float">
            <text:p>0,0001418591</text:p>
          </table:table-cell>
          <table:table-cell table:formula="of:=1000*[.G500]" office:value-type="float" office:value="0.141859054565" calcext:value-type="float">
            <text:p>0,1418590546</text:p>
          </table:table-cell>
          <table:table-cell office:value-type="float" office:value="0.035757812" calcext:value-type="float">
            <text:p>0,035757812</text:p>
          </table:table-cell>
          <table:table-cell table:formula="of:=1000*[.I500]" office:value-type="float" office:value="35.757812" calcext:value-type="float">
            <text:p>35,757812</text:p>
          </table:table-cell>
        </table:table-row>
        <table:table-row table:style-name="ro1" table:visibility="collapse">
          <table:table-cell/>
          <table:table-cell office:value-type="float" office:value="45.6364481883" calcext:value-type="float">
            <text:p>45,6364481883</text:p>
          </table:table-cell>
          <table:table-cell office:value-type="float" office:value="0.0151212215424" calcext:value-type="float">
            <text:p>0,0151212215</text:p>
          </table:table-cell>
          <table:table-cell table:formula="of:=[.C501]*1000" office:value-type="float" office:value="15.1212215424" calcext:value-type="float">
            <text:p>15,1212215424</text:p>
          </table:table-cell>
          <table:table-cell office:value-type="float" office:value="0.0066339969635" calcext:value-type="float">
            <text:p>0,006633997</text:p>
          </table:table-cell>
          <table:table-cell table:formula="of:=[.E501]*1000" office:value-type="float" office:value="6.6339969635" calcext:value-type="float">
            <text:p>6,6339969635</text:p>
          </table:table-cell>
          <table:table-cell office:value-type="float" office:value="0.000149011611938" calcext:value-type="float">
            <text:p>0,0001490116</text:p>
          </table:table-cell>
          <table:table-cell table:formula="of:=1000*[.G501]" office:value-type="float" office:value="0.149011611938" calcext:value-type="float">
            <text:p>0,1490116119</text:p>
          </table:table-cell>
          <table:table-cell office:value-type="float" office:value="0.02191231" calcext:value-type="float">
            <text:p>0,02191231</text:p>
          </table:table-cell>
          <table:table-cell table:formula="of:=1000*[.I501]" office:value-type="float" office:value="21.91231" calcext:value-type="float">
            <text:p>21,91231</text:p>
          </table:table-cell>
        </table:table-row>
        <table:table-row table:style-name="ro1" table:visibility="collapse">
          <table:table-cell/>
          <table:table-cell office:value-type="float" office:value="29.0956998301" calcext:value-type="float">
            <text:p>29,0956998301</text:p>
          </table:table-cell>
          <table:table-cell office:value-type="float" office:value="0.0278258323669" calcext:value-type="float">
            <text:p>0,0278258324</text:p>
          </table:table-cell>
          <table:table-cell table:formula="of:=[.C502]*1000" office:value-type="float" office:value="27.8258323669" calcext:value-type="float">
            <text:p>27,8258323669</text:p>
          </table:table-cell>
          <table:table-cell office:value-type="float" office:value="0.00635194778442" calcext:value-type="float">
            <text:p>0,0063519478</text:p>
          </table:table-cell>
          <table:table-cell table:formula="of:=[.E502]*1000" office:value-type="float" office:value="6.35194778442" calcext:value-type="float">
            <text:p>6,3519477844</text:p>
          </table:table-cell>
          <table:table-cell office:value-type="float" office:value="0.000185012817383" calcext:value-type="float">
            <text:p>0,0001850128</text:p>
          </table:table-cell>
          <table:table-cell table:formula="of:=1000*[.G502]" office:value-type="float" office:value="0.185012817383" calcext:value-type="float">
            <text:p>0,1850128174</text:p>
          </table:table-cell>
          <table:table-cell office:value-type="float" office:value="0.03436934" calcext:value-type="float">
            <text:p>0,03436934</text:p>
          </table:table-cell>
          <table:table-cell table:formula="of:=1000*[.I502]" office:value-type="float" office:value="34.36934" calcext:value-type="float">
            <text:p>34,36934</text:p>
          </table:table-cell>
        </table:table-row>
        <table:table-row table:style-name="ro1" table:visibility="collapse">
          <table:table-cell/>
          <table:table-cell office:value-type="float" office:value="32.7739508182" calcext:value-type="float">
            <text:p>32,7739508182</text:p>
          </table:table-cell>
          <table:table-cell office:value-type="float" office:value="0.0238690376282" calcext:value-type="float">
            <text:p>0,0238690376</text:p>
          </table:table-cell>
          <table:table-cell table:formula="of:=[.C503]*1000" office:value-type="float" office:value="23.8690376282" calcext:value-type="float">
            <text:p>23,8690376282</text:p>
          </table:table-cell>
          <table:table-cell office:value-type="float" office:value="0.00648498535156" calcext:value-type="float">
            <text:p>0,0064849854</text:p>
          </table:table-cell>
          <table:table-cell table:formula="of:=[.E503]*1000" office:value-type="float" office:value="6.48498535156" calcext:value-type="float">
            <text:p>6,4849853516</text:p>
          </table:table-cell>
          <table:table-cell office:value-type="float" office:value="0.000140190124512" calcext:value-type="float">
            <text:p>0,0001401901</text:p>
          </table:table-cell>
          <table:table-cell table:formula="of:=1000*[.G503]" office:value-type="float" office:value="0.140190124512" calcext:value-type="float">
            <text:p>0,1401901245</text:p>
          </table:table-cell>
          <table:table-cell office:value-type="float" office:value="0.030512037" calcext:value-type="float">
            <text:p>0,030512037</text:p>
          </table:table-cell>
          <table:table-cell table:formula="of:=1000*[.I503]" office:value-type="float" office:value="30.512037" calcext:value-type="float">
            <text:p>30,512037</text:p>
          </table:table-cell>
        </table:table-row>
        <table:table-row table:style-name="ro1" table:visibility="collapse">
          <table:table-cell/>
          <table:table-cell office:value-type="float" office:value="32.7844753182" calcext:value-type="float">
            <text:p>32,7844753182</text:p>
          </table:table-cell>
          <table:table-cell office:value-type="float" office:value="0.0236818790436" calcext:value-type="float">
            <text:p>0,023681879</text:p>
          </table:table-cell>
          <table:table-cell table:formula="of:=[.C504]*1000" office:value-type="float" office:value="23.6818790436" calcext:value-type="float">
            <text:p>23,6818790436</text:p>
          </table:table-cell>
          <table:table-cell office:value-type="float" office:value="0.00667285919189" calcext:value-type="float">
            <text:p>0,0066728592</text:p>
          </table:table-cell>
          <table:table-cell table:formula="of:=[.E504]*1000" office:value-type="float" office:value="6.67285919189" calcext:value-type="float">
            <text:p>6,6728591919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504]" office:value-type="float" office:value="0.139951705933" calcext:value-type="float">
            <text:p>0,1399517059</text:p>
          </table:table-cell>
          <table:table-cell office:value-type="float" office:value="0.030502242" calcext:value-type="float">
            <text:p>0,030502242</text:p>
          </table:table-cell>
          <table:table-cell table:formula="of:=1000*[.I504]" office:value-type="float" office:value="30.502242" calcext:value-type="float">
            <text:p>30,502242</text:p>
          </table:table-cell>
        </table:table-row>
        <table:table-row table:style-name="ro1" table:visibility="collapse">
          <table:table-cell/>
          <table:table-cell office:value-type="float" office:value="29.2710090326" calcext:value-type="float">
            <text:p>29,2710090326</text:p>
          </table:table-cell>
          <table:table-cell office:value-type="float" office:value="0.0275769233704" calcext:value-type="float">
            <text:p>0,0275769234</text:p>
          </table:table-cell>
          <table:table-cell table:formula="of:=[.C505]*1000" office:value-type="float" office:value="27.5769233704" calcext:value-type="float">
            <text:p>27,5769233704</text:p>
          </table:table-cell>
          <table:table-cell office:value-type="float" office:value="0.00644087791443" calcext:value-type="float">
            <text:p>0,0064408779</text:p>
          </table:table-cell>
          <table:table-cell table:formula="of:=[.E505]*1000" office:value-type="float" office:value="6.44087791443" calcext:value-type="float">
            <text:p>6,4408779144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505]" office:value-type="float" office:value="0.139951705933" calcext:value-type="float">
            <text:p>0,1399517059</text:p>
          </table:table-cell>
          <table:table-cell office:value-type="float" office:value="0.034163496" calcext:value-type="float">
            <text:p>0,034163496</text:p>
          </table:table-cell>
          <table:table-cell table:formula="of:=1000*[.I505]" office:value-type="float" office:value="34.163496" calcext:value-type="float">
            <text:p>34,163496</text:p>
          </table:table-cell>
        </table:table-row>
        <table:table-row table:style-name="ro1" table:visibility="collapse">
          <table:table-cell/>
          <table:table-cell office:value-type="float" office:value="31.8846266264" calcext:value-type="float">
            <text:p>31,8846266264</text:p>
          </table:table-cell>
          <table:table-cell office:value-type="float" office:value="0.0238189697266" calcext:value-type="float">
            <text:p>0,0238189697</text:p>
          </table:table-cell>
          <table:table-cell table:formula="of:=[.C506]*1000" office:value-type="float" office:value="23.8189697266" calcext:value-type="float">
            <text:p>23,8189697266</text:p>
          </table:table-cell>
          <table:table-cell office:value-type="float" office:value="0.00739502906799" calcext:value-type="float">
            <text:p>0,0073950291</text:p>
          </table:table-cell>
          <table:table-cell table:formula="of:=[.E506]*1000" office:value-type="float" office:value="7.39502906799" calcext:value-type="float">
            <text:p>7,395029068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506]" office:value-type="float" office:value="0.139951705933" calcext:value-type="float">
            <text:p>0,1399517059</text:p>
          </table:table-cell>
          <table:table-cell office:value-type="float" office:value="0.031363077" calcext:value-type="float">
            <text:p>0,031363077</text:p>
          </table:table-cell>
          <table:table-cell table:formula="of:=1000*[.I506]" office:value-type="float" office:value="31.363077" calcext:value-type="float">
            <text:p>31,363077</text:p>
          </table:table-cell>
        </table:table-row>
        <table:table-row table:style-name="ro1" table:visibility="collapse">
          <table:table-cell/>
          <table:table-cell office:value-type="float" office:value="34.3932803509" calcext:value-type="float">
            <text:p>34,3932803509</text:p>
          </table:table-cell>
          <table:table-cell office:value-type="float" office:value="0.0224430561066" calcext:value-type="float">
            <text:p>0,0224430561</text:p>
          </table:table-cell>
          <table:table-cell table:formula="of:=[.C507]*1000" office:value-type="float" office:value="22.4430561066" calcext:value-type="float">
            <text:p>22,4430561066</text:p>
          </table:table-cell>
          <table:table-cell office:value-type="float" office:value="0.00648283958435" calcext:value-type="float">
            <text:p>0,0064828396</text:p>
          </table:table-cell>
          <table:table-cell table:formula="of:=[.E507]*1000" office:value-type="float" office:value="6.48283958435" calcext:value-type="float">
            <text:p>6,4828395844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507]" office:value-type="float" office:value="0.141143798828" calcext:value-type="float">
            <text:p>0,1411437988</text:p>
          </table:table-cell>
          <table:table-cell office:value-type="float" office:value="0.029075447" calcext:value-type="float">
            <text:p>0,029075447</text:p>
          </table:table-cell>
          <table:table-cell table:formula="of:=1000*[.I507]" office:value-type="float" office:value="29.075447" calcext:value-type="float">
            <text:p>29,075447</text:p>
          </table:table-cell>
        </table:table-row>
        <table:table-row table:style-name="ro1" table:visibility="collapse">
          <table:table-cell/>
          <table:table-cell office:value-type="float" office:value="26.8282910231" calcext:value-type="float">
            <text:p>26,8282910231</text:p>
          </table:table-cell>
          <table:table-cell office:value-type="float" office:value="0.0278890132904" calcext:value-type="float">
            <text:p>0,0278890133</text:p>
          </table:table-cell>
          <table:table-cell table:formula="of:=[.C508]*1000" office:value-type="float" office:value="27.8890132904" calcext:value-type="float">
            <text:p>27,8890132904</text:p>
          </table:table-cell>
          <table:table-cell office:value-type="float" office:value="0.00917220115662" calcext:value-type="float">
            <text:p>0,0091722012</text:p>
          </table:table-cell>
          <table:table-cell table:formula="of:=[.E508]*1000" office:value-type="float" office:value="9.17220115662" calcext:value-type="float">
            <text:p>9,1722011566</text:p>
          </table:table-cell>
          <table:table-cell office:value-type="float" office:value="0.000204801559448" calcext:value-type="float">
            <text:p>0,0002048016</text:p>
          </table:table-cell>
          <table:table-cell table:formula="of:=1000*[.G508]" office:value-type="float" office:value="0.204801559448" calcext:value-type="float">
            <text:p>0,2048015594</text:p>
          </table:table-cell>
          <table:table-cell office:value-type="float" office:value="0.037274085" calcext:value-type="float">
            <text:p>0,037274085</text:p>
          </table:table-cell>
          <table:table-cell table:formula="of:=1000*[.I508]" office:value-type="float" office:value="37.274085" calcext:value-type="float">
            <text:p>37,274085</text:p>
          </table:table-cell>
        </table:table-row>
        <table:table-row table:style-name="ro1" table:visibility="collapse">
          <table:table-cell/>
          <table:table-cell office:value-type="float" office:value="33.5866494412" calcext:value-type="float">
            <text:p>33,5866494412</text:p>
          </table:table-cell>
          <table:table-cell office:value-type="float" office:value="0.020781993866" calcext:value-type="float">
            <text:p>0,0207819939</text:p>
          </table:table-cell>
          <table:table-cell table:formula="of:=[.C509]*1000" office:value-type="float" office:value="20.781993866" calcext:value-type="float">
            <text:p>20,781993866</text:p>
          </table:table-cell>
          <table:table-cell office:value-type="float" office:value="0.00883507728577" calcext:value-type="float">
            <text:p>0,0088350773</text:p>
          </table:table-cell>
          <table:table-cell table:formula="of:=[.E509]*1000" office:value-type="float" office:value="8.83507728577" calcext:value-type="float">
            <text:p>8,8350772858</text:p>
          </table:table-cell>
          <table:table-cell office:value-type="float" office:value="0.000149965286255" calcext:value-type="float">
            <text:p>0,0001499653</text:p>
          </table:table-cell>
          <table:table-cell table:formula="of:=1000*[.G509]" office:value-type="float" office:value="0.149965286255" calcext:value-type="float">
            <text:p>0,1499652863</text:p>
          </table:table-cell>
          <table:table-cell office:value-type="float" office:value="0.029773735" calcext:value-type="float">
            <text:p>0,029773735</text:p>
          </table:table-cell>
          <table:table-cell table:formula="of:=1000*[.I509]" office:value-type="float" office:value="29.773735" calcext:value-type="float">
            <text:p>29,773735</text:p>
          </table:table-cell>
        </table:table-row>
        <table:table-row table:style-name="ro1" table:visibility="collapse">
          <table:table-cell/>
          <table:table-cell office:value-type="float" office:value="32.4152155725" calcext:value-type="float">
            <text:p>32,4152155725</text:p>
          </table:table-cell>
          <table:table-cell office:value-type="float" office:value="0.0214128494263" calcext:value-type="float">
            <text:p>0,0214128494</text:p>
          </table:table-cell>
          <table:table-cell table:formula="of:=[.C510]*1000" office:value-type="float" office:value="21.4128494263" calcext:value-type="float">
            <text:p>21,4128494263</text:p>
          </table:table-cell>
          <table:table-cell office:value-type="float" office:value="0.00922417640686" calcext:value-type="float">
            <text:p>0,0092241764</text:p>
          </table:table-cell>
          <table:table-cell table:formula="of:=[.E510]*1000" office:value-type="float" office:value="9.22417640686" calcext:value-type="float">
            <text:p>9,2241764069</text:p>
          </table:table-cell>
          <table:table-cell office:value-type="float" office:value="0.000202894210815" calcext:value-type="float">
            <text:p>0,0002028942</text:p>
          </table:table-cell>
          <table:table-cell table:formula="of:=1000*[.G510]" office:value-type="float" office:value="0.202894210815" calcext:value-type="float">
            <text:p>0,2028942108</text:p>
          </table:table-cell>
          <table:table-cell office:value-type="float" office:value="0.03084971" calcext:value-type="float">
            <text:p>0,03084971</text:p>
          </table:table-cell>
          <table:table-cell table:formula="of:=1000*[.I510]" office:value-type="float" office:value="30.84971" calcext:value-type="float">
            <text:p>30,84971</text:p>
          </table:table-cell>
        </table:table-row>
        <table:table-row table:style-name="ro1" table:visibility="collapse">
          <table:table-cell/>
          <table:table-cell office:value-type="float" office:value="31.2245432154" calcext:value-type="float">
            <text:p>31,2245432154</text:p>
          </table:table-cell>
          <table:table-cell office:value-type="float" office:value="0.0249769687653" calcext:value-type="float">
            <text:p>0,0249769688</text:p>
          </table:table-cell>
          <table:table-cell table:formula="of:=[.C511]*1000" office:value-type="float" office:value="24.9769687653" calcext:value-type="float">
            <text:p>24,9769687653</text:p>
          </table:table-cell>
          <table:table-cell office:value-type="float" office:value="0.00690007209778" calcext:value-type="float">
            <text:p>0,0069000721</text:p>
          </table:table-cell>
          <table:table-cell table:formula="of:=[.E511]*1000" office:value-type="float" office:value="6.90007209778" calcext:value-type="float">
            <text:p>6,9000720978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511]" office:value-type="float" office:value="0.139951705933" calcext:value-type="float">
            <text:p>0,1399517059</text:p>
          </table:table-cell>
          <table:table-cell office:value-type="float" office:value="0.032026089" calcext:value-type="float">
            <text:p>0,032026089</text:p>
          </table:table-cell>
          <table:table-cell table:formula="of:=1000*[.I511]" office:value-type="float" office:value="32.026089" calcext:value-type="float">
            <text:p>32,026089</text:p>
          </table:table-cell>
        </table:table-row>
        <table:table-row table:style-name="ro1" table:visibility="collapse">
          <table:table-cell/>
          <table:table-cell office:value-type="float" office:value="33.9318757873" calcext:value-type="float">
            <text:p>33,9318757873</text:p>
          </table:table-cell>
          <table:table-cell office:value-type="float" office:value="0.022882938385" calcext:value-type="float">
            <text:p>0,0228829384</text:p>
          </table:table-cell>
          <table:table-cell table:formula="of:=[.C512]*1000" office:value-type="float" office:value="22.882938385" calcext:value-type="float">
            <text:p>22,882938385</text:p>
          </table:table-cell>
          <table:table-cell office:value-type="float" office:value="0.0064389705658" calcext:value-type="float">
            <text:p>0,0064389706</text:p>
          </table:table-cell>
          <table:table-cell table:formula="of:=[.E512]*1000" office:value-type="float" office:value="6.4389705658" calcext:value-type="float">
            <text:p>6,4389705658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512]" office:value-type="float" office:value="0.139951705933" calcext:value-type="float">
            <text:p>0,1399517059</text:p>
          </table:table-cell>
          <table:table-cell office:value-type="float" office:value="0.029470814" calcext:value-type="float">
            <text:p>0,029470814</text:p>
          </table:table-cell>
          <table:table-cell table:formula="of:=1000*[.I512]" office:value-type="float" office:value="29.470814" calcext:value-type="float">
            <text:p>29,470814</text:p>
          </table:table-cell>
        </table:table-row>
        <table:table-row table:style-name="ro1" table:visibility="collapse">
          <table:table-cell/>
          <table:table-cell office:value-type="float" office:value="33.041726877" calcext:value-type="float">
            <text:p>33,041726877</text:p>
          </table:table-cell>
          <table:table-cell office:value-type="float" office:value="0.0236558914185" calcext:value-type="float">
            <text:p>0,0236558914</text:p>
          </table:table-cell>
          <table:table-cell table:formula="of:=[.C513]*1000" office:value-type="float" office:value="23.6558914185" calcext:value-type="float">
            <text:p>23,6558914185</text:p>
          </table:table-cell>
          <table:table-cell office:value-type="float" office:value="0.00643491744995" calcext:value-type="float">
            <text:p>0,0064349174</text:p>
          </table:table-cell>
          <table:table-cell table:formula="of:=[.E513]*1000" office:value-type="float" office:value="6.43491744995" calcext:value-type="float">
            <text:p>6,43491745</text:p>
          </table:table-cell>
          <table:table-cell office:value-type="float" office:value="0.000164031982422" calcext:value-type="float">
            <text:p>0,000164032</text:p>
          </table:table-cell>
          <table:table-cell table:formula="of:=1000*[.G513]" office:value-type="float" office:value="0.164031982422" calcext:value-type="float">
            <text:p>0,1640319824</text:p>
          </table:table-cell>
          <table:table-cell office:value-type="float" office:value="0.030264762" calcext:value-type="float">
            <text:p>0,030264762</text:p>
          </table:table-cell>
          <table:table-cell table:formula="of:=1000*[.I513]" office:value-type="float" office:value="30.264762" calcext:value-type="float">
            <text:p>30,264762</text:p>
          </table:table-cell>
        </table:table-row>
        <table:table-row table:style-name="ro1" table:visibility="collapse">
          <table:table-cell/>
          <table:table-cell office:value-type="float" office:value="28.0200382502" calcext:value-type="float">
            <text:p>28,0200382502</text:p>
          </table:table-cell>
          <table:table-cell office:value-type="float" office:value="0.0275850296021" calcext:value-type="float">
            <text:p>0,0275850296</text:p>
          </table:table-cell>
          <table:table-cell table:formula="of:=[.C514]*1000" office:value-type="float" office:value="27.5850296021" calcext:value-type="float">
            <text:p>27,5850296021</text:p>
          </table:table-cell>
          <table:table-cell office:value-type="float" office:value="0.00795388221741" calcext:value-type="float">
            <text:p>0,0079538822</text:p>
          </table:table-cell>
          <table:table-cell table:formula="of:=[.E514]*1000" office:value-type="float" office:value="7.95388221741" calcext:value-type="float">
            <text:p>7,9538822174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514]" office:value-type="float" office:value="0.139951705933" calcext:value-type="float">
            <text:p>0,1399517059</text:p>
          </table:table-cell>
          <table:table-cell office:value-type="float" office:value="0.035688745" calcext:value-type="float">
            <text:p>0,035688745</text:p>
          </table:table-cell>
          <table:table-cell table:formula="of:=1000*[.I514]" office:value-type="float" office:value="35.688745" calcext:value-type="float">
            <text:p>35,688745</text:p>
          </table:table-cell>
        </table:table-row>
        <table:table-row table:style-name="ro1" table:visibility="collapse">
          <table:table-cell/>
          <table:table-cell office:value-type="float" office:value="33.7533840721" calcext:value-type="float">
            <text:p>33,7533840721</text:p>
          </table:table-cell>
          <table:table-cell office:value-type="float" office:value="0.0222198963165" calcext:value-type="float">
            <text:p>0,0222198963</text:p>
          </table:table-cell>
          <table:table-cell table:formula="of:=[.C515]*1000" office:value-type="float" office:value="22.2198963165" calcext:value-type="float">
            <text:p>22,2198963165</text:p>
          </table:table-cell>
          <table:table-cell office:value-type="float" office:value="0.00722694396973" calcext:value-type="float">
            <text:p>0,007226944</text:p>
          </table:table-cell>
          <table:table-cell table:formula="of:=[.E515]*1000" office:value-type="float" office:value="7.22694396973" calcext:value-type="float">
            <text:p>7,2269439697</text:p>
          </table:table-cell>
          <table:table-cell office:value-type="float" office:value="0.000172138214111" calcext:value-type="float">
            <text:p>0,0001721382</text:p>
          </table:table-cell>
          <table:table-cell table:formula="of:=1000*[.G515]" office:value-type="float" office:value="0.172138214111" calcext:value-type="float">
            <text:p>0,1721382141</text:p>
          </table:table-cell>
          <table:table-cell office:value-type="float" office:value="0.029626659" calcext:value-type="float">
            <text:p>0,029626659</text:p>
          </table:table-cell>
          <table:table-cell table:formula="of:=1000*[.I515]" office:value-type="float" office:value="29.626659" calcext:value-type="float">
            <text:p>29,626659</text:p>
          </table:table-cell>
        </table:table-row>
        <table:table-row table:style-name="ro1" table:visibility="collapse">
          <table:table-cell/>
          <table:table-cell office:value-type="float" office:value="32.9100161832" calcext:value-type="float">
            <text:p>32,9100161832</text:p>
          </table:table-cell>
          <table:table-cell office:value-type="float" office:value="0.0229299068451" calcext:value-type="float">
            <text:p>0,0229299068</text:p>
          </table:table-cell>
          <table:table-cell table:formula="of:=[.C516]*1000" office:value-type="float" office:value="22.9299068451" calcext:value-type="float">
            <text:p>22,9299068451</text:p>
          </table:table-cell>
          <table:table-cell office:value-type="float" office:value="0.00730681419373" calcext:value-type="float">
            <text:p>0,0073068142</text:p>
          </table:table-cell>
          <table:table-cell table:formula="of:=[.E516]*1000" office:value-type="float" office:value="7.30681419373" calcext:value-type="float">
            <text:p>7,3068141937</text:p>
          </table:table-cell>
          <table:table-cell office:value-type="float" office:value="0.000140190124512" calcext:value-type="float">
            <text:p>0,0001401901</text:p>
          </table:table-cell>
          <table:table-cell table:formula="of:=1000*[.G516]" office:value-type="float" office:value="0.140190124512" calcext:value-type="float">
            <text:p>0,1401901245</text:p>
          </table:table-cell>
          <table:table-cell office:value-type="float" office:value="0.030385886" calcext:value-type="float">
            <text:p>0,030385886</text:p>
          </table:table-cell>
          <table:table-cell table:formula="of:=1000*[.I516]" office:value-type="float" office:value="30.385886" calcext:value-type="float">
            <text:p>30,385886</text:p>
          </table:table-cell>
        </table:table-row>
        <table:table-row table:style-name="ro1" table:visibility="collapse">
          <table:table-cell/>
          <table:table-cell office:value-type="float" office:value="29.9550685953" calcext:value-type="float">
            <text:p>29,9550685953</text:p>
          </table:table-cell>
          <table:table-cell office:value-type="float" office:value="0.0265738964081" calcext:value-type="float">
            <text:p>0,0265738964</text:p>
          </table:table-cell>
          <table:table-cell table:formula="of:=[.C517]*1000" office:value-type="float" office:value="26.5738964081" calcext:value-type="float">
            <text:p>26,5738964081</text:p>
          </table:table-cell>
          <table:table-cell office:value-type="float" office:value="0.00665998458862" calcext:value-type="float">
            <text:p>0,0066599846</text:p>
          </table:table-cell>
          <table:table-cell table:formula="of:=[.E517]*1000" office:value-type="float" office:value="6.65998458862" calcext:value-type="float">
            <text:p>6,6599845886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517]" office:value-type="float" office:value="0.140905380249" calcext:value-type="float">
            <text:p>0,1409053802</text:p>
          </table:table-cell>
          <table:table-cell office:value-type="float" office:value="0.033383332" calcext:value-type="float">
            <text:p>0,033383332</text:p>
          </table:table-cell>
          <table:table-cell table:formula="of:=1000*[.I517]" office:value-type="float" office:value="33.383332" calcext:value-type="float">
            <text:p>33,383332</text:p>
          </table:table-cell>
        </table:table-row>
        <table:table-row table:style-name="ro1" table:visibility="collapse">
          <table:table-cell/>
          <table:table-cell office:value-type="float" office:value="33.1208300875" calcext:value-type="float">
            <text:p>33,1208300875</text:p>
          </table:table-cell>
          <table:table-cell office:value-type="float" office:value="0.0234231948853" calcext:value-type="float">
            <text:p>0,0234231949</text:p>
          </table:table-cell>
          <table:table-cell table:formula="of:=[.C518]*1000" office:value-type="float" office:value="23.4231948853" calcext:value-type="float">
            <text:p>23,4231948853</text:p>
          </table:table-cell>
          <table:table-cell office:value-type="float" office:value="0.00660109519958" calcext:value-type="float">
            <text:p>0,0066010952</text:p>
          </table:table-cell>
          <table:table-cell table:formula="of:=[.E518]*1000" office:value-type="float" office:value="6.60109519958" calcext:value-type="float">
            <text:p>6,6010951996</text:p>
          </table:table-cell>
          <table:table-cell office:value-type="float" office:value="0.000159978866577" calcext:value-type="float">
            <text:p>0,0001599789</text:p>
          </table:table-cell>
          <table:table-cell table:formula="of:=1000*[.G518]" office:value-type="float" office:value="0.159978866577" calcext:value-type="float">
            <text:p>0,1599788666</text:p>
          </table:table-cell>
          <table:table-cell office:value-type="float" office:value="0.03019248" calcext:value-type="float">
            <text:p>0,03019248</text:p>
          </table:table-cell>
          <table:table-cell table:formula="of:=1000*[.I518]" office:value-type="float" office:value="30.19248" calcext:value-type="float">
            <text:p>30,19248</text:p>
          </table:table-cell>
        </table:table-row>
        <table:table-row table:style-name="ro1" table:visibility="collapse">
          <table:table-cell/>
          <table:table-cell office:value-type="float" office:value="29.0364523332" calcext:value-type="float">
            <text:p>29,0364523332</text:p>
          </table:table-cell>
          <table:table-cell office:value-type="float" office:value="0.0275120735168" calcext:value-type="float">
            <text:p>0,0275120735</text:p>
          </table:table-cell>
          <table:table-cell table:formula="of:=[.C519]*1000" office:value-type="float" office:value="27.5120735168" calcext:value-type="float">
            <text:p>27,5120735168</text:p>
          </table:table-cell>
          <table:table-cell office:value-type="float" office:value="0.00677704811096" calcext:value-type="float">
            <text:p>0,0067770481</text:p>
          </table:table-cell>
          <table:table-cell table:formula="of:=[.E519]*1000" office:value-type="float" office:value="6.77704811096" calcext:value-type="float">
            <text:p>6,777048111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519]" office:value-type="float" office:value="0.140905380249" calcext:value-type="float">
            <text:p>0,1409053802</text:p>
          </table:table-cell>
          <table:table-cell office:value-type="float" office:value="0.034439469" calcext:value-type="float">
            <text:p>0,034439469</text:p>
          </table:table-cell>
          <table:table-cell table:formula="of:=1000*[.I519]" office:value-type="float" office:value="34.439469" calcext:value-type="float">
            <text:p>34,439469</text:p>
          </table:table-cell>
        </table:table-row>
        <table:table-row table:style-name="ro1" table:visibility="collapse">
          <table:table-cell/>
          <table:table-cell office:value-type="float" office:value="32.787187318" calcext:value-type="float">
            <text:p>32,787187318</text:p>
          </table:table-cell>
          <table:table-cell office:value-type="float" office:value="0.0236649513245" calcext:value-type="float">
            <text:p>0,0236649513</text:p>
          </table:table-cell>
          <table:table-cell table:formula="of:=[.C520]*1000" office:value-type="float" office:value="23.6649513245" calcext:value-type="float">
            <text:p>23,6649513245</text:p>
          </table:table-cell>
          <table:table-cell office:value-type="float" office:value="0.00668096542358" calcext:value-type="float">
            <text:p>0,0066809654</text:p>
          </table:table-cell>
          <table:table-cell table:formula="of:=[.E520]*1000" office:value-type="float" office:value="6.68096542358" calcext:value-type="float">
            <text:p>6,6809654236</text:p>
          </table:table-cell>
          <table:table-cell office:value-type="float" office:value="0.00014591217041" calcext:value-type="float">
            <text:p>0,0001459122</text:p>
          </table:table-cell>
          <table:table-cell table:formula="of:=1000*[.G520]" office:value-type="float" office:value="0.14591217041" calcext:value-type="float">
            <text:p>0,1459121704</text:p>
          </table:table-cell>
          <table:table-cell office:value-type="float" office:value="0.030499719" calcext:value-type="float">
            <text:p>0,030499719</text:p>
          </table:table-cell>
          <table:table-cell table:formula="of:=1000*[.I520]" office:value-type="float" office:value="30.499719" calcext:value-type="float">
            <text:p>30,499719</text:p>
          </table:table-cell>
        </table:table-row>
        <table:table-row table:style-name="ro1" table:visibility="collapse">
          <table:table-cell/>
          <table:table-cell office:value-type="float" office:value="31.3567983154" calcext:value-type="float">
            <text:p>31,3567983154</text:p>
          </table:table-cell>
          <table:table-cell office:value-type="float" office:value="0.0235319137573" calcext:value-type="float">
            <text:p>0,0235319138</text:p>
          </table:table-cell>
          <table:table-cell table:formula="of:=[.C521]*1000" office:value-type="float" office:value="23.5319137573" calcext:value-type="float">
            <text:p>23,5319137573</text:p>
          </table:table-cell>
          <table:table-cell office:value-type="float" office:value="0.00814294815063" calcext:value-type="float">
            <text:p>0,0081429482</text:p>
          </table:table-cell>
          <table:table-cell table:formula="of:=[.E521]*1000" office:value-type="float" office:value="8.14294815063" calcext:value-type="float">
            <text:p>8,1429481506</text:p>
          </table:table-cell>
          <table:table-cell office:value-type="float" office:value="0.00020694732666" calcext:value-type="float">
            <text:p>0,0002069473</text:p>
          </table:table-cell>
          <table:table-cell table:formula="of:=1000*[.G521]" office:value-type="float" office:value="0.20694732666" calcext:value-type="float">
            <text:p>0,2069473267</text:p>
          </table:table-cell>
          <table:table-cell office:value-type="float" office:value="0.031891011" calcext:value-type="float">
            <text:p>0,031891011</text:p>
          </table:table-cell>
          <table:table-cell table:formula="of:=1000*[.I521]" office:value-type="float" office:value="31.891011" calcext:value-type="float">
            <text:p>31,891011</text:p>
          </table:table-cell>
        </table:table-row>
        <table:table-row table:style-name="ro1" table:visibility="collapse">
          <table:table-cell/>
          <table:table-cell office:value-type="float" office:value="29.0994819041" calcext:value-type="float">
            <text:p>29,0994819041</text:p>
          </table:table-cell>
          <table:table-cell office:value-type="float" office:value="0.0260679721832" calcext:value-type="float">
            <text:p>0,0260679722</text:p>
          </table:table-cell>
          <table:table-cell table:formula="of:=[.C522]*1000" office:value-type="float" office:value="26.0679721832" calcext:value-type="float">
            <text:p>26,0679721832</text:p>
          </table:table-cell>
          <table:table-cell office:value-type="float" office:value="0.00813698768616" calcext:value-type="float">
            <text:p>0,0081369877</text:p>
          </table:table-cell>
          <table:table-cell table:formula="of:=[.E522]*1000" office:value-type="float" office:value="8.13698768616" calcext:value-type="float">
            <text:p>8,1369876862</text:p>
          </table:table-cell>
          <table:table-cell office:value-type="float" office:value="0.000151872634888" calcext:value-type="float">
            <text:p>0,0001518726</text:p>
          </table:table-cell>
          <table:table-cell table:formula="of:=1000*[.G522]" office:value-type="float" office:value="0.151872634888" calcext:value-type="float">
            <text:p>0,1518726349</text:p>
          </table:table-cell>
          <table:table-cell office:value-type="float" office:value="0.034364873" calcext:value-type="float">
            <text:p>0,034364873</text:p>
          </table:table-cell>
          <table:table-cell table:formula="of:=1000*[.I522]" office:value-type="float" office:value="34.364873" calcext:value-type="float">
            <text:p>34,364873</text:p>
          </table:table-cell>
        </table:table-row>
        <table:table-row table:style-name="ro1" table:visibility="collapse">
          <table:table-cell/>
          <table:table-cell office:value-type="float" office:value="32.4147690115" calcext:value-type="float">
            <text:p>32,4147690115</text:p>
          </table:table-cell>
          <table:table-cell office:value-type="float" office:value="0.0217878818512" calcext:value-type="float">
            <text:p>0,0217878819</text:p>
          </table:table-cell>
          <table:table-cell table:formula="of:=[.C523]*1000" office:value-type="float" office:value="21.7878818512" calcext:value-type="float">
            <text:p>21,7878818512</text:p>
          </table:table-cell>
          <table:table-cell office:value-type="float" office:value="0.00885105133057" calcext:value-type="float">
            <text:p>0,0088510513</text:p>
          </table:table-cell>
          <table:table-cell table:formula="of:=[.E523]*1000" office:value-type="float" office:value="8.85105133057" calcext:value-type="float">
            <text:p>8,8510513306</text:p>
          </table:table-cell>
          <table:table-cell office:value-type="float" office:value="0.000202894210815" calcext:value-type="float">
            <text:p>0,0002028942</text:p>
          </table:table-cell>
          <table:table-cell table:formula="of:=1000*[.G523]" office:value-type="float" office:value="0.202894210815" calcext:value-type="float">
            <text:p>0,2028942108</text:p>
          </table:table-cell>
          <table:table-cell office:value-type="float" office:value="0.030850135" calcext:value-type="float">
            <text:p>0,030850135</text:p>
          </table:table-cell>
          <table:table-cell table:formula="of:=1000*[.I523]" office:value-type="float" office:value="30.850135" calcext:value-type="float">
            <text:p>30,850135</text:p>
          </table:table-cell>
        </table:table-row>
        <table:table-row table:style-name="ro1" table:visibility="collapse">
          <table:table-cell/>
          <table:table-cell office:value-type="float" office:value="35.3722011569" calcext:value-type="float">
            <text:p>35,3722011569</text:p>
          </table:table-cell>
          <table:table-cell office:value-type="float" office:value="0.0211789608002" calcext:value-type="float">
            <text:p>0,0211789608</text:p>
          </table:table-cell>
          <table:table-cell table:formula="of:=[.C524]*1000" office:value-type="float" office:value="21.1789608002" calcext:value-type="float">
            <text:p>21,1789608002</text:p>
          </table:table-cell>
          <table:table-cell office:value-type="float" office:value="0.00694298744202" calcext:value-type="float">
            <text:p>0,0069429874</text:p>
          </table:table-cell>
          <table:table-cell table:formula="of:=[.E524]*1000" office:value-type="float" office:value="6.94298744202" calcext:value-type="float">
            <text:p>6,942987442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524]" office:value-type="float" office:value="0.139951705933" calcext:value-type="float">
            <text:p>0,1399517059</text:p>
          </table:table-cell>
          <table:table-cell office:value-type="float" office:value="0.028270788" calcext:value-type="float">
            <text:p>0,028270788</text:p>
          </table:table-cell>
          <table:table-cell table:formula="of:=1000*[.I524]" office:value-type="float" office:value="28.270788" calcext:value-type="float">
            <text:p>28,270788</text:p>
          </table:table-cell>
        </table:table-row>
        <table:table-row table:style-name="ro1" table:visibility="collapse">
          <table:table-cell/>
          <table:table-cell office:value-type="float" office:value="29.688284884" calcext:value-type="float">
            <text:p>29,688284884</text:p>
          </table:table-cell>
          <table:table-cell office:value-type="float" office:value="0.0271530151367" calcext:value-type="float">
            <text:p>0,0271530151</text:p>
          </table:table-cell>
          <table:table-cell table:formula="of:=[.C525]*1000" office:value-type="float" office:value="27.1530151367" calcext:value-type="float">
            <text:p>27,1530151367</text:p>
          </table:table-cell>
          <table:table-cell office:value-type="float" office:value="0.00636219978333" calcext:value-type="float">
            <text:p>0,0063621998</text:p>
          </table:table-cell>
          <table:table-cell table:formula="of:=[.E525]*1000" office:value-type="float" office:value="6.36219978333" calcext:value-type="float">
            <text:p>6,3621997833</text:p>
          </table:table-cell>
          <table:table-cell office:value-type="float" office:value="0.000157833099365" calcext:value-type="float">
            <text:p>0,0001578331</text:p>
          </table:table-cell>
          <table:table-cell table:formula="of:=1000*[.G525]" office:value-type="float" office:value="0.157833099365" calcext:value-type="float">
            <text:p>0,1578330994</text:p>
          </table:table-cell>
          <table:table-cell office:value-type="float" office:value="0.03368332" calcext:value-type="float">
            <text:p>0,03368332</text:p>
          </table:table-cell>
          <table:table-cell table:formula="of:=1000*[.I525]" office:value-type="float" office:value="33.68332" calcext:value-type="float">
            <text:p>33,68332</text:p>
          </table:table-cell>
        </table:table-row>
        <table:table-row table:style-name="ro1" table:visibility="collapse">
          <table:table-cell/>
          <table:table-cell office:value-type="float" office:value="30.5605576397" calcext:value-type="float">
            <text:p>30,5605576397</text:p>
          </table:table-cell>
          <table:table-cell office:value-type="float" office:value="0.0236690044403" calcext:value-type="float">
            <text:p>0,0236690044</text:p>
          </table:table-cell>
          <table:table-cell table:formula="of:=[.C526]*1000" office:value-type="float" office:value="23.6690044403" calcext:value-type="float">
            <text:p>23,6690044403</text:p>
          </table:table-cell>
          <table:table-cell office:value-type="float" office:value="0.00884103775024" calcext:value-type="float">
            <text:p>0,0088410378</text:p>
          </table:table-cell>
          <table:table-cell table:formula="of:=[.E526]*1000" office:value-type="float" office:value="8.84103775024" calcext:value-type="float">
            <text:p>8,8410377502</text:p>
          </table:table-cell>
          <table:table-cell office:value-type="float" office:value="0.000203132629395" calcext:value-type="float">
            <text:p>0,0002031326</text:p>
          </table:table-cell>
          <table:table-cell table:formula="of:=1000*[.G526]" office:value-type="float" office:value="0.203132629395" calcext:value-type="float">
            <text:p>0,2031326294</text:p>
          </table:table-cell>
          <table:table-cell office:value-type="float" office:value="0.032721916" calcext:value-type="float">
            <text:p>0,032721916</text:p>
          </table:table-cell>
          <table:table-cell table:formula="of:=1000*[.I526]" office:value-type="float" office:value="32.721916" calcext:value-type="float">
            <text:p>32,721916</text:p>
          </table:table-cell>
        </table:table-row>
        <table:table-row table:style-name="ro1" table:visibility="collapse">
          <table:table-cell/>
          <table:table-cell office:value-type="float" office:value="34.5888557612" calcext:value-type="float">
            <text:p>34,5888557612</text:p>
          </table:table-cell>
          <table:table-cell office:value-type="float" office:value="0.0211808681488" calcext:value-type="float">
            <text:p>0,0211808681</text:p>
          </table:table-cell>
          <table:table-cell table:formula="of:=[.C527]*1000" office:value-type="float" office:value="21.1808681488" calcext:value-type="float">
            <text:p>21,1808681488</text:p>
          </table:table-cell>
          <table:table-cell office:value-type="float" office:value="0.00751495361328" calcext:value-type="float">
            <text:p>0,0075149536</text:p>
          </table:table-cell>
          <table:table-cell table:formula="of:=[.E527]*1000" office:value-type="float" office:value="7.51495361328" calcext:value-type="float">
            <text:p>7,5149536133</text:p>
          </table:table-cell>
          <table:table-cell office:value-type="float" office:value="0.00020694732666" calcext:value-type="float">
            <text:p>0,0002069473</text:p>
          </table:table-cell>
          <table:table-cell table:formula="of:=1000*[.G527]" office:value-type="float" office:value="0.20694732666" calcext:value-type="float">
            <text:p>0,2069473267</text:p>
          </table:table-cell>
          <table:table-cell office:value-type="float" office:value="0.028911046" calcext:value-type="float">
            <text:p>0,028911046</text:p>
          </table:table-cell>
          <table:table-cell table:formula="of:=1000*[.I527]" office:value-type="float" office:value="28.911046" calcext:value-type="float">
            <text:p>28,911046</text:p>
          </table:table-cell>
        </table:table-row>
        <table:table-row table:style-name="ro1" table:visibility="collapse">
          <table:table-cell/>
          <table:table-cell office:value-type="float" office:value="29.5629103018" calcext:value-type="float">
            <text:p>29,5629103018</text:p>
          </table:table-cell>
          <table:table-cell office:value-type="float" office:value="0.0266220569611" calcext:value-type="float">
            <text:p>0,026622057</text:p>
          </table:table-cell>
          <table:table-cell table:formula="of:=[.C528]*1000" office:value-type="float" office:value="26.6220569611" calcext:value-type="float">
            <text:p>26,6220569611</text:p>
          </table:table-cell>
          <table:table-cell office:value-type="float" office:value="0.00704288482666" calcext:value-type="float">
            <text:p>0,0070428848</text:p>
          </table:table-cell>
          <table:table-cell table:formula="of:=[.E528]*1000" office:value-type="float" office:value="7.04288482666" calcext:value-type="float">
            <text:p>7,0428848267</text:p>
          </table:table-cell>
          <table:table-cell office:value-type="float" office:value="0.000152111053467" calcext:value-type="float">
            <text:p>0,0001521111</text:p>
          </table:table-cell>
          <table:table-cell table:formula="of:=1000*[.G528]" office:value-type="float" office:value="0.152111053467" calcext:value-type="float">
            <text:p>0,1521110535</text:p>
          </table:table-cell>
          <table:table-cell office:value-type="float" office:value="0.033826169" calcext:value-type="float">
            <text:p>0,033826169</text:p>
          </table:table-cell>
          <table:table-cell table:formula="of:=1000*[.I528]" office:value-type="float" office:value="33.826169" calcext:value-type="float">
            <text:p>33,826169</text:p>
          </table:table-cell>
        </table:table-row>
        <table:table-row table:style-name="ro1" table:visibility="collapse">
          <table:table-cell/>
          <table:table-cell office:value-type="float" office:value="32.8378140038" calcext:value-type="float">
            <text:p>32,8378140038</text:p>
          </table:table-cell>
          <table:table-cell office:value-type="float" office:value="0.0233020782471" calcext:value-type="float">
            <text:p>0,0233020782</text:p>
          </table:table-cell>
          <table:table-cell table:formula="of:=[.C529]*1000" office:value-type="float" office:value="23.3020782471" calcext:value-type="float">
            <text:p>23,3020782471</text:p>
          </table:table-cell>
          <table:table-cell office:value-type="float" office:value="0.00699996948242" calcext:value-type="float">
            <text:p>0,0069999695</text:p>
          </table:table-cell>
          <table:table-cell table:formula="of:=[.E529]*1000" office:value-type="float" office:value="6.99996948242" calcext:value-type="float">
            <text:p>6,9999694824</text:p>
          </table:table-cell>
          <table:table-cell office:value-type="float" office:value="0.000142097473145" calcext:value-type="float">
            <text:p>0,0001420975</text:p>
          </table:table-cell>
          <table:table-cell table:formula="of:=1000*[.G529]" office:value-type="float" office:value="0.142097473145" calcext:value-type="float">
            <text:p>0,1420974731</text:p>
          </table:table-cell>
          <table:table-cell office:value-type="float" office:value="0.030452697" calcext:value-type="float">
            <text:p>0,030452697</text:p>
          </table:table-cell>
          <table:table-cell table:formula="of:=1000*[.I529]" office:value-type="float" office:value="30.452697" calcext:value-type="float">
            <text:p>30,452697</text:p>
          </table:table-cell>
        </table:table-row>
        <table:table-row table:style-name="ro1" table:visibility="collapse">
          <table:table-cell/>
          <table:table-cell office:value-type="float" office:value="30.6025888444" calcext:value-type="float">
            <text:p>30,6025888444</text:p>
          </table:table-cell>
          <table:table-cell office:value-type="float" office:value="0.023472070694" calcext:value-type="float">
            <text:p>0,0234720707</text:p>
          </table:table-cell>
          <table:table-cell table:formula="of:=[.C530]*1000" office:value-type="float" office:value="23.472070694" calcext:value-type="float">
            <text:p>23,472070694</text:p>
          </table:table-cell>
          <table:table-cell office:value-type="float" office:value="0.00897598266602" calcext:value-type="float">
            <text:p>0,0089759827</text:p>
          </table:table-cell>
          <table:table-cell table:formula="of:=[.E530]*1000" office:value-type="float" office:value="8.97598266602" calcext:value-type="float">
            <text:p>8,975982666</text:p>
          </table:table-cell>
          <table:table-cell office:value-type="float" office:value="0.000219106674194" calcext:value-type="float">
            <text:p>0,0002191067</text:p>
          </table:table-cell>
          <table:table-cell table:formula="of:=1000*[.G530]" office:value-type="float" office:value="0.219106674194" calcext:value-type="float">
            <text:p>0,2191066742</text:p>
          </table:table-cell>
          <table:table-cell office:value-type="float" office:value="0.032676974" calcext:value-type="float">
            <text:p>0,032676974</text:p>
          </table:table-cell>
          <table:table-cell table:formula="of:=1000*[.I530]" office:value-type="float" office:value="32.676974" calcext:value-type="float">
            <text:p>32,676974</text:p>
          </table:table-cell>
        </table:table-row>
        <table:table-row table:style-name="ro1" table:visibility="collapse">
          <table:table-cell/>
          <table:table-cell office:value-type="float" office:value="29.1899758354" calcext:value-type="float">
            <text:p>29,1899758354</text:p>
          </table:table-cell>
          <table:table-cell office:value-type="float" office:value="0.0249781608582" calcext:value-type="float">
            <text:p>0,0249781609</text:p>
          </table:table-cell>
          <table:table-cell table:formula="of:=[.C531]*1000" office:value-type="float" office:value="24.9781608582" calcext:value-type="float">
            <text:p>24,9781608582</text:p>
          </table:table-cell>
          <table:table-cell office:value-type="float" office:value="0.00906920433044" calcext:value-type="float">
            <text:p>0,0090692043</text:p>
          </table:table-cell>
          <table:table-cell table:formula="of:=[.E531]*1000" office:value-type="float" office:value="9.06920433044" calcext:value-type="float">
            <text:p>9,0692043304</text:p>
          </table:table-cell>
          <table:table-cell office:value-type="float" office:value="0.000202894210815" calcext:value-type="float">
            <text:p>0,0002028942</text:p>
          </table:table-cell>
          <table:table-cell table:formula="of:=1000*[.G531]" office:value-type="float" office:value="0.202894210815" calcext:value-type="float">
            <text:p>0,2028942108</text:p>
          </table:table-cell>
          <table:table-cell office:value-type="float" office:value="0.034258336" calcext:value-type="float">
            <text:p>0,034258336</text:p>
          </table:table-cell>
          <table:table-cell table:formula="of:=1000*[.I531]" office:value-type="float" office:value="34.258336" calcext:value-type="float">
            <text:p>34,258336</text:p>
          </table:table-cell>
        </table:table-row>
        <table:table-row table:style-name="ro1" table:visibility="collapse">
          <table:table-cell/>
          <table:table-cell office:value-type="float" office:value="34.4534529888" calcext:value-type="float">
            <text:p>34,4534529888</text:p>
          </table:table-cell>
          <table:table-cell office:value-type="float" office:value="0.0207879543304" calcext:value-type="float">
            <text:p>0,0207879543</text:p>
          </table:table-cell>
          <table:table-cell table:formula="of:=[.C532]*1000" office:value-type="float" office:value="20.7879543304" calcext:value-type="float">
            <text:p>20,7879543304</text:p>
          </table:table-cell>
          <table:table-cell office:value-type="float" office:value="0.00802397727966" calcext:value-type="float">
            <text:p>0,0080239773</text:p>
          </table:table-cell>
          <table:table-cell table:formula="of:=[.E532]*1000" office:value-type="float" office:value="8.02397727966" calcext:value-type="float">
            <text:p>8,0239772797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532]" office:value-type="float" office:value="0.204086303711" calcext:value-type="float">
            <text:p>0,2040863037</text:p>
          </table:table-cell>
          <table:table-cell office:value-type="float" office:value="0.029024667" calcext:value-type="float">
            <text:p>0,029024667</text:p>
          </table:table-cell>
          <table:table-cell table:formula="of:=1000*[.I532]" office:value-type="float" office:value="29.024667" calcext:value-type="float">
            <text:p>29,024667</text:p>
          </table:table-cell>
        </table:table-row>
        <table:table-row table:style-name="ro1" table:visibility="collapse">
          <table:table-cell/>
          <table:table-cell office:value-type="float" office:value="33.296596089" calcext:value-type="float">
            <text:p>33,296596089</text:p>
          </table:table-cell>
          <table:table-cell office:value-type="float" office:value="0.0220019817352" calcext:value-type="float">
            <text:p>0,0220019817</text:p>
          </table:table-cell>
          <table:table-cell table:formula="of:=[.C533]*1000" office:value-type="float" office:value="22.0019817352" calcext:value-type="float">
            <text:p>22,0019817352</text:p>
          </table:table-cell>
          <table:table-cell office:value-type="float" office:value="0.0078718662262" calcext:value-type="float">
            <text:p>0,0078718662</text:p>
          </table:table-cell>
          <table:table-cell table:formula="of:=[.E533]*1000" office:value-type="float" office:value="7.8718662262" calcext:value-type="float">
            <text:p>7,8718662262</text:p>
          </table:table-cell>
          <table:table-cell office:value-type="float" office:value="0.000152111053467" calcext:value-type="float">
            <text:p>0,0001521111</text:p>
          </table:table-cell>
          <table:table-cell table:formula="of:=1000*[.G533]" office:value-type="float" office:value="0.152111053467" calcext:value-type="float">
            <text:p>0,1521110535</text:p>
          </table:table-cell>
          <table:table-cell office:value-type="float" office:value="0.0300331" calcext:value-type="float">
            <text:p>0,0300331</text:p>
          </table:table-cell>
          <table:table-cell table:formula="of:=1000*[.I533]" office:value-type="float" office:value="30.0331" calcext:value-type="float">
            <text:p>30,0331</text:p>
          </table:table-cell>
        </table:table-row>
        <table:table-row table:style-name="ro1" table:visibility="collapse">
          <table:table-cell/>
          <table:table-cell office:value-type="float" office:value="29.8935440079" calcext:value-type="float">
            <text:p>29,8935440079</text:p>
          </table:table-cell>
          <table:table-cell office:value-type="float" office:value="0.0263288021088" calcext:value-type="float">
            <text:p>0,0263288021</text:p>
          </table:table-cell>
          <table:table-cell table:formula="of:=[.C534]*1000" office:value-type="float" office:value="26.3288021088" calcext:value-type="float">
            <text:p>26,3288021088</text:p>
          </table:table-cell>
          <table:table-cell office:value-type="float" office:value="0.00697088241577" calcext:value-type="float">
            <text:p>0,0069708824</text:p>
          </table:table-cell>
          <table:table-cell table:formula="of:=[.E534]*1000" office:value-type="float" office:value="6.97088241577" calcext:value-type="float">
            <text:p>6,9708824158</text:p>
          </table:table-cell>
          <table:table-cell office:value-type="float" office:value="0.000142097473145" calcext:value-type="float">
            <text:p>0,0001420975</text:p>
          </table:table-cell>
          <table:table-cell table:formula="of:=1000*[.G534]" office:value-type="float" office:value="0.142097473145" calcext:value-type="float">
            <text:p>0,1420974731</text:p>
          </table:table-cell>
          <table:table-cell office:value-type="float" office:value="0.033452039" calcext:value-type="float">
            <text:p>0,033452039</text:p>
          </table:table-cell>
          <table:table-cell table:formula="of:=1000*[.I534]" office:value-type="float" office:value="33.452039" calcext:value-type="float">
            <text:p>33,452039</text:p>
          </table:table-cell>
        </table:table-row>
        <table:table-row table:style-name="ro1" table:visibility="collapse">
          <table:table-cell/>
          <table:table-cell office:value-type="float" office:value="31.4168499814" calcext:value-type="float">
            <text:p>31,4168499814</text:p>
          </table:table-cell>
          <table:table-cell office:value-type="float" office:value="0.0230360031128" calcext:value-type="float">
            <text:p>0,0230360031</text:p>
          </table:table-cell>
          <table:table-cell table:formula="of:=[.C535]*1000" office:value-type="float" office:value="23.0360031128" calcext:value-type="float">
            <text:p>23,0360031128</text:p>
          </table:table-cell>
          <table:table-cell office:value-type="float" office:value="0.00858116149902" calcext:value-type="float">
            <text:p>0,0085811615</text:p>
          </table:table-cell>
          <table:table-cell table:formula="of:=[.E535]*1000" office:value-type="float" office:value="8.58116149902" calcext:value-type="float">
            <text:p>8,581161499</text:p>
          </table:table-cell>
          <table:table-cell office:value-type="float" office:value="0.000202894210815" calcext:value-type="float">
            <text:p>0,0002028942</text:p>
          </table:table-cell>
          <table:table-cell table:formula="of:=1000*[.G535]" office:value-type="float" office:value="0.202894210815" calcext:value-type="float">
            <text:p>0,2028942108</text:p>
          </table:table-cell>
          <table:table-cell office:value-type="float" office:value="0.031830053" calcext:value-type="float">
            <text:p>0,031830053</text:p>
          </table:table-cell>
          <table:table-cell table:formula="of:=1000*[.I535]" office:value-type="float" office:value="31.830053" calcext:value-type="float">
            <text:p>31,830053</text:p>
          </table:table-cell>
        </table:table-row>
        <table:table-row table:style-name="ro1" table:visibility="collapse">
          <table:table-cell/>
          <table:table-cell office:value-type="float" office:value="28.6506861925" calcext:value-type="float">
            <text:p>28,6506861925</text:p>
          </table:table-cell>
          <table:table-cell office:value-type="float" office:value="0.0256679058075" calcext:value-type="float">
            <text:p>0,0256679058</text:p>
          </table:table-cell>
          <table:table-cell table:formula="of:=[.C536]*1000" office:value-type="float" office:value="25.6679058075" calcext:value-type="float">
            <text:p>25,6679058075</text:p>
          </table:table-cell>
          <table:table-cell office:value-type="float" office:value="0.0090229511261" calcext:value-type="float">
            <text:p>0,0090229511</text:p>
          </table:table-cell>
          <table:table-cell table:formula="of:=[.E536]*1000" office:value-type="float" office:value="9.0229511261" calcext:value-type="float">
            <text:p>9,0229511261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536]" office:value-type="float" office:value="0.204086303711" calcext:value-type="float">
            <text:p>0,2040863037</text:p>
          </table:table-cell>
          <table:table-cell office:value-type="float" office:value="0.034903178" calcext:value-type="float">
            <text:p>0,034903178</text:p>
          </table:table-cell>
          <table:table-cell table:formula="of:=1000*[.I536]" office:value-type="float" office:value="34.903178" calcext:value-type="float">
            <text:p>34,903178</text:p>
          </table:table-cell>
        </table:table-row>
        <table:table-row table:style-name="ro1" table:visibility="collapse">
          <table:table-cell/>
          <table:table-cell office:value-type="float" office:value="35.2667295049" calcext:value-type="float">
            <text:p>35,2667295049</text:p>
          </table:table-cell>
          <table:table-cell office:value-type="float" office:value="0.0211250782013" calcext:value-type="float">
            <text:p>0,0211250782</text:p>
          </table:table-cell>
          <table:table-cell table:formula="of:=[.C537]*1000" office:value-type="float" office:value="21.1250782013" calcext:value-type="float">
            <text:p>21,1250782013</text:p>
          </table:table-cell>
          <table:table-cell office:value-type="float" office:value="0.00706911087036" calcext:value-type="float">
            <text:p>0,0070691109</text:p>
          </table:table-cell>
          <table:table-cell table:formula="of:=[.E537]*1000" office:value-type="float" office:value="7.06911087036" calcext:value-type="float">
            <text:p>7,0691108704</text:p>
          </table:table-cell>
          <table:table-cell office:value-type="float" office:value="0.000154972076416" calcext:value-type="float">
            <text:p>0,0001549721</text:p>
          </table:table-cell>
          <table:table-cell table:formula="of:=1000*[.G537]" office:value-type="float" office:value="0.154972076416" calcext:value-type="float">
            <text:p>0,1549720764</text:p>
          </table:table-cell>
          <table:table-cell office:value-type="float" office:value="0.028355337" calcext:value-type="float">
            <text:p>0,028355337</text:p>
          </table:table-cell>
          <table:table-cell table:formula="of:=1000*[.I537]" office:value-type="float" office:value="28.355337" calcext:value-type="float">
            <text:p>28,355337</text:p>
          </table:table-cell>
        </table:table-row>
        <table:table-row table:style-name="ro1" table:visibility="collapse">
          <table:table-cell/>
          <table:table-cell office:value-type="float" office:value="32.9739861299" calcext:value-type="float">
            <text:p>32,9739861299</text:p>
          </table:table-cell>
          <table:table-cell office:value-type="float" office:value="0.0230338573456" calcext:value-type="float">
            <text:p>0,0230338573</text:p>
          </table:table-cell>
          <table:table-cell table:formula="of:=[.C538]*1000" office:value-type="float" office:value="23.0338573456" calcext:value-type="float">
            <text:p>23,0338573456</text:p>
          </table:table-cell>
          <table:table-cell office:value-type="float" office:value="0.00714302062988" calcext:value-type="float">
            <text:p>0,0071430206</text:p>
          </table:table-cell>
          <table:table-cell table:formula="of:=[.E538]*1000" office:value-type="float" office:value="7.14302062988" calcext:value-type="float">
            <text:p>7,1430206299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538]" office:value-type="float" office:value="0.140905380249" calcext:value-type="float">
            <text:p>0,1409053802</text:p>
          </table:table-cell>
          <table:table-cell office:value-type="float" office:value="0.030326937" calcext:value-type="float">
            <text:p>0,030326937</text:p>
          </table:table-cell>
          <table:table-cell table:formula="of:=1000*[.I538]" office:value-type="float" office:value="30.326937" calcext:value-type="float">
            <text:p>30,326937</text:p>
          </table:table-cell>
        </table:table-row>
        <table:table-row table:style-name="ro1" table:visibility="collapse">
          <table:table-cell/>
          <table:table-cell office:value-type="float" office:value="29.1846429475" calcext:value-type="float">
            <text:p>29,1846429475</text:p>
          </table:table-cell>
          <table:table-cell office:value-type="float" office:value="0.0271260738373" calcext:value-type="float">
            <text:p>0,0271260738</text:p>
          </table:table-cell>
          <table:table-cell table:formula="of:=[.C539]*1000" office:value-type="float" office:value="27.1260738373" calcext:value-type="float">
            <text:p>27,1260738373</text:p>
          </table:table-cell>
          <table:table-cell office:value-type="float" office:value="0.00695705413818" calcext:value-type="float">
            <text:p>0,0069570541</text:p>
          </table:table-cell>
          <table:table-cell table:formula="of:=[.E539]*1000" office:value-type="float" office:value="6.95705413818" calcext:value-type="float">
            <text:p>6,9570541382</text:p>
          </table:table-cell>
          <table:table-cell office:value-type="float" office:value="0.000171899795532" calcext:value-type="float">
            <text:p>0,0001718998</text:p>
          </table:table-cell>
          <table:table-cell table:formula="of:=1000*[.G539]" office:value-type="float" office:value="0.171899795532" calcext:value-type="float">
            <text:p>0,1718997955</text:p>
          </table:table-cell>
          <table:table-cell office:value-type="float" office:value="0.034264596" calcext:value-type="float">
            <text:p>0,034264596</text:p>
          </table:table-cell>
          <table:table-cell table:formula="of:=1000*[.I539]" office:value-type="float" office:value="34.264596" calcext:value-type="float">
            <text:p>34,264596</text:p>
          </table:table-cell>
        </table:table-row>
        <table:table-row table:style-name="ro1" table:visibility="collapse">
          <table:table-cell/>
          <table:table-cell office:value-type="float" office:value="32.2416472773" calcext:value-type="float">
            <text:p>32,2416472773</text:p>
          </table:table-cell>
          <table:table-cell office:value-type="float" office:value="0.0229911804199" calcext:value-type="float">
            <text:p>0,0229911804</text:p>
          </table:table-cell>
          <table:table-cell table:formula="of:=[.C540]*1000" office:value-type="float" office:value="22.9911804199" calcext:value-type="float">
            <text:p>22,9911804199</text:p>
          </table:table-cell>
          <table:table-cell office:value-type="float" office:value="0.00780200958252" calcext:value-type="float">
            <text:p>0,0078020096</text:p>
          </table:table-cell>
          <table:table-cell table:formula="of:=[.E540]*1000" office:value-type="float" office:value="7.80200958252" calcext:value-type="float">
            <text:p>7,8020095825</text:p>
          </table:table-cell>
          <table:table-cell office:value-type="float" office:value="0.00021505355835" calcext:value-type="float">
            <text:p>0,0002150536</text:p>
          </table:table-cell>
          <table:table-cell table:formula="of:=1000*[.G540]" office:value-type="float" office:value="0.21505355835" calcext:value-type="float">
            <text:p>0,2150535584</text:p>
          </table:table-cell>
          <table:table-cell office:value-type="float" office:value="0.031015785" calcext:value-type="float">
            <text:p>0,031015785</text:p>
          </table:table-cell>
          <table:table-cell table:formula="of:=1000*[.I540]" office:value-type="float" office:value="31.015785" calcext:value-type="float">
            <text:p>31,015785</text:p>
          </table:table-cell>
        </table:table-row>
        <table:table-row table:style-name="ro1" table:visibility="collapse">
          <table:table-cell/>
          <table:table-cell office:value-type="float" office:value="34.4550531936" calcext:value-type="float">
            <text:p>34,4550531936</text:p>
          </table:table-cell>
          <table:table-cell office:value-type="float" office:value="0.0220799446106" calcext:value-type="float">
            <text:p>0,0220799446</text:p>
          </table:table-cell>
          <table:table-cell table:formula="of:=[.C541]*1000" office:value-type="float" office:value="22.0799446106" calcext:value-type="float">
            <text:p>22,0799446106</text:p>
          </table:table-cell>
          <table:table-cell office:value-type="float" office:value="0.00676512718201" calcext:value-type="float">
            <text:p>0,0067651272</text:p>
          </table:table-cell>
          <table:table-cell table:formula="of:=[.E541]*1000" office:value-type="float" office:value="6.76512718201" calcext:value-type="float">
            <text:p>6,765127182</text:p>
          </table:table-cell>
          <table:table-cell office:value-type="float" office:value="0.000158071517944" calcext:value-type="float">
            <text:p>0,0001580715</text:p>
          </table:table-cell>
          <table:table-cell table:formula="of:=1000*[.G541]" office:value-type="float" office:value="0.158071517944" calcext:value-type="float">
            <text:p>0,1580715179</text:p>
          </table:table-cell>
          <table:table-cell office:value-type="float" office:value="0.029023319" calcext:value-type="float">
            <text:p>0,029023319</text:p>
          </table:table-cell>
          <table:table-cell table:formula="of:=1000*[.I541]" office:value-type="float" office:value="29.023319" calcext:value-type="float">
            <text:p>29,023319</text:p>
          </table:table-cell>
        </table:table-row>
        <table:table-row table:style-name="ro1" table:visibility="collapse">
          <table:table-cell/>
          <table:table-cell office:value-type="float" office:value="29.2143888578" calcext:value-type="float">
            <text:p>29,2143888578</text:p>
          </table:table-cell>
          <table:table-cell office:value-type="float" office:value="0.0274660587311" calcext:value-type="float">
            <text:p>0,0274660587</text:p>
          </table:table-cell>
          <table:table-cell table:formula="of:=[.C542]*1000" office:value-type="float" office:value="27.4660587311" calcext:value-type="float">
            <text:p>27,4660587311</text:p>
          </table:table-cell>
          <table:table-cell office:value-type="float" office:value="0.00661492347717" calcext:value-type="float">
            <text:p>0,0066149235</text:p>
          </table:table-cell>
          <table:table-cell table:formula="of:=[.E542]*1000" office:value-type="float" office:value="6.61492347717" calcext:value-type="float">
            <text:p>6,6149234772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542]" office:value-type="float" office:value="0.140905380249" calcext:value-type="float">
            <text:p>0,1409053802</text:p>
          </table:table-cell>
          <table:table-cell office:value-type="float" office:value="0.034229708" calcext:value-type="float">
            <text:p>0,034229708</text:p>
          </table:table-cell>
          <table:table-cell table:formula="of:=1000*[.I542]" office:value-type="float" office:value="34.229708" calcext:value-type="float">
            <text:p>34,229708</text:p>
          </table:table-cell>
        </table:table-row>
        <table:table-row table:style-name="ro1" table:visibility="collapse">
          <table:table-cell/>
          <table:table-cell office:value-type="float" office:value="33.0929735509" calcext:value-type="float">
            <text:p>33,0929735509</text:p>
          </table:table-cell>
          <table:table-cell office:value-type="float" office:value="0.0234611034393" calcext:value-type="float">
            <text:p>0,0234611034</text:p>
          </table:table-cell>
          <table:table-cell table:formula="of:=[.C543]*1000" office:value-type="float" office:value="23.4611034393" calcext:value-type="float">
            <text:p>23,4611034393</text:p>
          </table:table-cell>
          <table:table-cell office:value-type="float" office:value="0.00660705566406" calcext:value-type="float">
            <text:p>0,0066070557</text:p>
          </table:table-cell>
          <table:table-cell table:formula="of:=[.E543]*1000" office:value-type="float" office:value="6.60705566406" calcext:value-type="float">
            <text:p>6,6070556641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543]" office:value-type="float" office:value="0.140905380249" calcext:value-type="float">
            <text:p>0,1409053802</text:p>
          </table:table-cell>
          <table:table-cell office:value-type="float" office:value="0.030217895" calcext:value-type="float">
            <text:p>0,030217895</text:p>
          </table:table-cell>
          <table:table-cell table:formula="of:=1000*[.I543]" office:value-type="float" office:value="30.217895" calcext:value-type="float">
            <text:p>30,217895</text:p>
          </table:table-cell>
        </table:table-row>
        <table:table-row table:style-name="ro1" table:visibility="collapse">
          <table:table-cell/>
          <table:table-cell office:value-type="float" office:value="32.7518836837" calcext:value-type="float">
            <text:p>32,7518836837</text:p>
          </table:table-cell>
          <table:table-cell office:value-type="float" office:value="0.0236079692841" calcext:value-type="float">
            <text:p>0,0236079693</text:p>
          </table:table-cell>
          <table:table-cell table:formula="of:=[.C544]*1000" office:value-type="float" office:value="23.6079692841" calcext:value-type="float">
            <text:p>23,6079692841</text:p>
          </table:table-cell>
          <table:table-cell office:value-type="float" office:value="0.00676512718201" calcext:value-type="float">
            <text:p>0,0067651272</text:p>
          </table:table-cell>
          <table:table-cell table:formula="of:=[.E544]*1000" office:value-type="float" office:value="6.76512718201" calcext:value-type="float">
            <text:p>6,765127182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544]" office:value-type="float" office:value="0.139951705933" calcext:value-type="float">
            <text:p>0,1399517059</text:p>
          </table:table-cell>
          <table:table-cell office:value-type="float" office:value="0.030532595" calcext:value-type="float">
            <text:p>0,030532595</text:p>
          </table:table-cell>
          <table:table-cell table:formula="of:=1000*[.I544]" office:value-type="float" office:value="30.532595" calcext:value-type="float">
            <text:p>30,532595</text:p>
          </table:table-cell>
        </table:table-row>
        <table:table-row table:style-name="ro1" table:visibility="collapse">
          <table:table-cell/>
          <table:table-cell office:value-type="float" office:value="28.1881836374" calcext:value-type="float">
            <text:p>28,1881836374</text:p>
          </table:table-cell>
          <table:table-cell office:value-type="float" office:value="0.0270438194275" calcext:value-type="float">
            <text:p>0,0270438194</text:p>
          </table:table-cell>
          <table:table-cell table:formula="of:=[.C545]*1000" office:value-type="float" office:value="27.0438194275" calcext:value-type="float">
            <text:p>27,0438194275</text:p>
          </table:table-cell>
          <table:table-cell office:value-type="float" office:value="0.00823187828064" calcext:value-type="float">
            <text:p>0,0082318783</text:p>
          </table:table-cell>
          <table:table-cell table:formula="of:=[.E545]*1000" office:value-type="float" office:value="8.23187828064" calcext:value-type="float">
            <text:p>8,2318782806</text:p>
          </table:table-cell>
          <table:table-cell office:value-type="float" office:value="0.000190019607544" calcext:value-type="float">
            <text:p>0,0001900196</text:p>
          </table:table-cell>
          <table:table-cell table:formula="of:=1000*[.G545]" office:value-type="float" office:value="0.190019607544" calcext:value-type="float">
            <text:p>0,1900196075</text:p>
          </table:table-cell>
          <table:table-cell office:value-type="float" office:value="0.035475858" calcext:value-type="float">
            <text:p>0,035475858</text:p>
          </table:table-cell>
          <table:table-cell table:formula="of:=1000*[.I545]" office:value-type="float" office:value="35.475858" calcext:value-type="float">
            <text:p>35,475858</text:p>
          </table:table-cell>
        </table:table-row>
        <table:table-row table:style-name="ro1" table:visibility="collapse">
          <table:table-cell/>
          <table:table-cell office:value-type="float" office:value="32.4315334654" calcext:value-type="float">
            <text:p>32,4315334654</text:p>
          </table:table-cell>
          <table:table-cell office:value-type="float" office:value="0.0219869613647" calcext:value-type="float">
            <text:p>0,0219869614</text:p>
          </table:table-cell>
          <table:table-cell table:formula="of:=[.C546]*1000" office:value-type="float" office:value="21.9869613647" calcext:value-type="float">
            <text:p>21,9869613647</text:p>
          </table:table-cell>
          <table:table-cell office:value-type="float" office:value="0.00868582725525" calcext:value-type="float">
            <text:p>0,0086858273</text:p>
          </table:table-cell>
          <table:table-cell table:formula="of:=[.E546]*1000" office:value-type="float" office:value="8.68582725525" calcext:value-type="float">
            <text:p>8,6858272553</text:p>
          </table:table-cell>
          <table:table-cell office:value-type="float" office:value="0.000152111053467" calcext:value-type="float">
            <text:p>0,0001521111</text:p>
          </table:table-cell>
          <table:table-cell table:formula="of:=1000*[.G546]" office:value-type="float" office:value="0.152111053467" calcext:value-type="float">
            <text:p>0,1521110535</text:p>
          </table:table-cell>
          <table:table-cell office:value-type="float" office:value="0.030834188" calcext:value-type="float">
            <text:p>0,030834188</text:p>
          </table:table-cell>
          <table:table-cell table:formula="of:=1000*[.I546]" office:value-type="float" office:value="30.834188" calcext:value-type="float">
            <text:p>30,834188</text:p>
          </table:table-cell>
        </table:table-row>
        <table:table-row table:style-name="ro1" table:visibility="collapse">
          <table:table-cell/>
          <table:table-cell office:value-type="float" office:value="32.3887069777" calcext:value-type="float">
            <text:p>32,3887069777</text:p>
          </table:table-cell>
          <table:table-cell office:value-type="float" office:value="0.0216619968414" calcext:value-type="float">
            <text:p>0,0216619968</text:p>
          </table:table-cell>
          <table:table-cell table:formula="of:=[.C547]*1000" office:value-type="float" office:value="21.6619968414" calcext:value-type="float">
            <text:p>21,6619968414</text:p>
          </table:table-cell>
          <table:table-cell office:value-type="float" office:value="0.00901484489441" calcext:value-type="float">
            <text:p>0,0090148449</text:p>
          </table:table-cell>
          <table:table-cell table:formula="of:=[.E547]*1000" office:value-type="float" office:value="9.01484489441" calcext:value-type="float">
            <text:p>9,0148448944</text:p>
          </table:table-cell>
          <table:table-cell office:value-type="float" office:value="0.000190019607544" calcext:value-type="float">
            <text:p>0,0001900196</text:p>
          </table:table-cell>
          <table:table-cell table:formula="of:=1000*[.G547]" office:value-type="float" office:value="0.190019607544" calcext:value-type="float">
            <text:p>0,1900196075</text:p>
          </table:table-cell>
          <table:table-cell office:value-type="float" office:value="0.030874959" calcext:value-type="float">
            <text:p>0,030874959</text:p>
          </table:table-cell>
          <table:table-cell table:formula="of:=1000*[.I547]" office:value-type="float" office:value="30.874959" calcext:value-type="float">
            <text:p>30,874959</text:p>
          </table:table-cell>
        </table:table-row>
        <table:table-row table:style-name="ro1" table:visibility="collapse">
          <table:table-cell/>
          <table:table-cell office:value-type="float" office:value="29.1918036071" calcext:value-type="float">
            <text:p>29,1918036071</text:p>
          </table:table-cell>
          <table:table-cell office:value-type="float" office:value="0.0252311229706" calcext:value-type="float">
            <text:p>0,025231123</text:p>
          </table:table-cell>
          <table:table-cell table:formula="of:=[.C548]*1000" office:value-type="float" office:value="25.2311229706" calcext:value-type="float">
            <text:p>25,2311229706</text:p>
          </table:table-cell>
          <table:table-cell office:value-type="float" office:value="0.00882697105408" calcext:value-type="float">
            <text:p>0,0088269711</text:p>
          </table:table-cell>
          <table:table-cell table:formula="of:=[.E548]*1000" office:value-type="float" office:value="8.82697105408" calcext:value-type="float">
            <text:p>8,8269710541</text:p>
          </table:table-cell>
          <table:table-cell office:value-type="float" office:value="0.00019097328186" calcext:value-type="float">
            <text:p>0,0001909733</text:p>
          </table:table-cell>
          <table:table-cell table:formula="of:=1000*[.G548]" office:value-type="float" office:value="0.19097328186" calcext:value-type="float">
            <text:p>0,1909732819</text:p>
          </table:table-cell>
          <table:table-cell office:value-type="float" office:value="0.034256191" calcext:value-type="float">
            <text:p>0,034256191</text:p>
          </table:table-cell>
          <table:table-cell table:formula="of:=1000*[.I548]" office:value-type="float" office:value="34.256191" calcext:value-type="float">
            <text:p>34,256191</text:p>
          </table:table-cell>
        </table:table-row>
        <table:table-row table:style-name="ro1" table:visibility="collapse">
          <table:table-cell/>
          <table:table-cell office:value-type="float" office:value="35.2699411398" calcext:value-type="float">
            <text:p>35,2699411398</text:p>
          </table:table-cell>
          <table:table-cell office:value-type="float" office:value="0.0216629505157" calcext:value-type="float">
            <text:p>0,0216629505</text:p>
          </table:table-cell>
          <table:table-cell table:formula="of:=[.C549]*1000" office:value-type="float" office:value="21.6629505157" calcext:value-type="float">
            <text:p>21,6629505157</text:p>
          </table:table-cell>
          <table:table-cell office:value-type="float" office:value="0.00653982162476" calcext:value-type="float">
            <text:p>0,0065398216</text:p>
          </table:table-cell>
          <table:table-cell table:formula="of:=[.E549]*1000" office:value-type="float" office:value="6.53982162476" calcext:value-type="float">
            <text:p>6,5398216248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549]" office:value-type="float" office:value="0.141143798828" calcext:value-type="float">
            <text:p>0,1411437988</text:p>
          </table:table-cell>
          <table:table-cell office:value-type="float" office:value="0.028352755" calcext:value-type="float">
            <text:p>0,028352755</text:p>
          </table:table-cell>
          <table:table-cell table:formula="of:=1000*[.I549]" office:value-type="float" office:value="28.352755" calcext:value-type="float">
            <text:p>28,352755</text:p>
          </table:table-cell>
        </table:table-row>
        <table:table-row table:style-name="ro1" table:visibility="collapse">
          <table:table-cell/>
          <table:table-cell office:value-type="float" office:value="31.7394138263" calcext:value-type="float">
            <text:p>31,7394138263</text:p>
          </table:table-cell>
          <table:table-cell office:value-type="float" office:value="0.0237860679626" calcext:value-type="float">
            <text:p>0,023786068</text:p>
          </table:table-cell>
          <table:table-cell table:formula="of:=[.C550]*1000" office:value-type="float" office:value="23.7860679626" calcext:value-type="float">
            <text:p>23,7860679626</text:p>
          </table:table-cell>
          <table:table-cell office:value-type="float" office:value="0.007572889328" calcext:value-type="float">
            <text:p>0,0075728893</text:p>
          </table:table-cell>
          <table:table-cell table:formula="of:=[.E550]*1000" office:value-type="float" office:value="7.572889328" calcext:value-type="float">
            <text:p>7,572889328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550]" office:value-type="float" office:value="0.139951705933" calcext:value-type="float">
            <text:p>0,1399517059</text:p>
          </table:table-cell>
          <table:table-cell office:value-type="float" office:value="0.031506568" calcext:value-type="float">
            <text:p>0,031506568</text:p>
          </table:table-cell>
          <table:table-cell table:formula="of:=1000*[.I550]" office:value-type="float" office:value="31.506568" calcext:value-type="float">
            <text:p>31,506568</text:p>
          </table:table-cell>
        </table:table-row>
        <table:table-row table:style-name="ro1" table:visibility="collapse">
          <table:table-cell/>
          <table:table-cell office:value-type="float" office:value="30.199500011" calcext:value-type="float">
            <text:p>30,199500011</text:p>
          </table:table-cell>
          <table:table-cell office:value-type="float" office:value="0.0262851715088" calcext:value-type="float">
            <text:p>0,0262851715</text:p>
          </table:table-cell>
          <table:table-cell table:formula="of:=[.C551]*1000" office:value-type="float" office:value="26.2851715088" calcext:value-type="float">
            <text:p>26,2851715088</text:p>
          </table:table-cell>
          <table:table-cell office:value-type="float" office:value="0.00666618347168" calcext:value-type="float">
            <text:p>0,0066661835</text:p>
          </table:table-cell>
          <table:table-cell table:formula="of:=[.E551]*1000" office:value-type="float" office:value="6.66618347168" calcext:value-type="float">
            <text:p>6,6661834717</text:p>
          </table:table-cell>
          <table:table-cell office:value-type="float" office:value="0.000153779983521" calcext:value-type="float">
            <text:p>0,00015378</text:p>
          </table:table-cell>
          <table:table-cell table:formula="of:=1000*[.G551]" office:value-type="float" office:value="0.153779983521" calcext:value-type="float">
            <text:p>0,1537799835</text:p>
          </table:table-cell>
          <table:table-cell office:value-type="float" office:value="0.033113131" calcext:value-type="float">
            <text:p>0,033113131</text:p>
          </table:table-cell>
          <table:table-cell table:formula="of:=1000*[.I551]" office:value-type="float" office:value="33.113131" calcext:value-type="float">
            <text:p>33,113131</text:p>
          </table:table-cell>
        </table:table-row>
        <table:table-row table:style-name="ro1" table:visibility="collapse">
          <table:table-cell/>
          <table:table-cell office:value-type="float" office:value="30.303204776" calcext:value-type="float">
            <text:p>30,303204776</text:p>
          </table:table-cell>
          <table:table-cell office:value-type="float" office:value="0.02357006073" calcext:value-type="float">
            <text:p>0,0235700607</text:p>
          </table:table-cell>
          <table:table-cell table:formula="of:=[.C552]*1000" office:value-type="float" office:value="23.57006073" calcext:value-type="float">
            <text:p>23,57006073</text:p>
          </table:table-cell>
          <table:table-cell office:value-type="float" office:value="0.00921511650085" calcext:value-type="float">
            <text:p>0,0092151165</text:p>
          </table:table-cell>
          <table:table-cell table:formula="of:=[.E552]*1000" office:value-type="float" office:value="9.21511650085" calcext:value-type="float">
            <text:p>9,2151165009</text:p>
          </table:table-cell>
          <table:table-cell office:value-type="float" office:value="0.000205993652344" calcext:value-type="float">
            <text:p>0,0002059937</text:p>
          </table:table-cell>
          <table:table-cell table:formula="of:=1000*[.G552]" office:value-type="float" office:value="0.205993652344" calcext:value-type="float">
            <text:p>0,2059936523</text:p>
          </table:table-cell>
          <table:table-cell office:value-type="float" office:value="0.03299981" calcext:value-type="float">
            <text:p>0,03299981</text:p>
          </table:table-cell>
          <table:table-cell table:formula="of:=1000*[.I552]" office:value-type="float" office:value="32.99981" calcext:value-type="float">
            <text:p>32,99981</text:p>
          </table:table-cell>
        </table:table-row>
        <table:table-row table:style-name="ro1" table:visibility="collapse">
          <table:table-cell/>
          <table:table-cell office:value-type="float" office:value="33.2837605004" calcext:value-type="float">
            <text:p>33,2837605004</text:p>
          </table:table-cell>
          <table:table-cell office:value-type="float" office:value="0.0208840370178" calcext:value-type="float">
            <text:p>0,020884037</text:p>
          </table:table-cell>
          <table:table-cell table:formula="of:=[.C553]*1000" office:value-type="float" office:value="20.8840370178" calcext:value-type="float">
            <text:p>20,8840370178</text:p>
          </table:table-cell>
          <table:table-cell office:value-type="float" office:value="0.00900292396545" calcext:value-type="float">
            <text:p>0,009002924</text:p>
          </table:table-cell>
          <table:table-cell table:formula="of:=[.E553]*1000" office:value-type="float" office:value="9.00292396545" calcext:value-type="float">
            <text:p>9,0029239655</text:p>
          </table:table-cell>
          <table:table-cell office:value-type="float" office:value="0.000149965286255" calcext:value-type="float">
            <text:p>0,0001499653</text:p>
          </table:table-cell>
          <table:table-cell table:formula="of:=1000*[.G553]" office:value-type="float" office:value="0.149965286255" calcext:value-type="float">
            <text:p>0,1499652863</text:p>
          </table:table-cell>
          <table:table-cell office:value-type="float" office:value="0.030044682" calcext:value-type="float">
            <text:p>0,030044682</text:p>
          </table:table-cell>
          <table:table-cell table:formula="of:=1000*[.I553]" office:value-type="float" office:value="30.044682" calcext:value-type="float">
            <text:p>30,044682</text:p>
          </table:table-cell>
        </table:table-row>
        <table:table-row table:style-name="ro1" table:visibility="collapse">
          <table:table-cell/>
          <table:table-cell office:value-type="float" office:value="28.8918098509" calcext:value-type="float">
            <text:p>28,8918098509</text:p>
          </table:table-cell>
          <table:table-cell office:value-type="float" office:value="0.0251169204712" calcext:value-type="float">
            <text:p>0,0251169205</text:p>
          </table:table-cell>
          <table:table-cell table:formula="of:=[.C554]*1000" office:value-type="float" office:value="25.1169204712" calcext:value-type="float">
            <text:p>25,1169204712</text:p>
          </table:table-cell>
          <table:table-cell office:value-type="float" office:value="0.009281873703" calcext:value-type="float">
            <text:p>0,0092818737</text:p>
          </table:table-cell>
          <table:table-cell table:formula="of:=[.E554]*1000" office:value-type="float" office:value="9.281873703" calcext:value-type="float">
            <text:p>9,281873703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554]" office:value-type="float" office:value="0.204086303711" calcext:value-type="float">
            <text:p>0,2040863037</text:p>
          </table:table-cell>
          <table:table-cell office:value-type="float" office:value="0.034611885" calcext:value-type="float">
            <text:p>0,034611885</text:p>
          </table:table-cell>
          <table:table-cell table:formula="of:=1000*[.I554]" office:value-type="float" office:value="34.611885" calcext:value-type="float">
            <text:p>34,611885</text:p>
          </table:table-cell>
        </table:table-row>
        <table:table-row table:style-name="ro1" table:visibility="collapse">
          <table:table-cell/>
          <table:table-cell office:value-type="float" office:value="33.5638025399" calcext:value-type="float">
            <text:p>33,5638025399</text:p>
          </table:table-cell>
          <table:table-cell office:value-type="float" office:value="0.0204648971558" calcext:value-type="float">
            <text:p>0,0204648972</text:p>
          </table:table-cell>
          <table:table-cell table:formula="of:=[.C555]*1000" office:value-type="float" office:value="20.4648971558" calcext:value-type="float">
            <text:p>20,4648971558</text:p>
          </table:table-cell>
          <table:table-cell office:value-type="float" office:value="0.00908589363098" calcext:value-type="float">
            <text:p>0,0090858936</text:p>
          </table:table-cell>
          <table:table-cell table:formula="of:=[.E555]*1000" office:value-type="float" office:value="9.08589363098" calcext:value-type="float">
            <text:p>9,085893631</text:p>
          </table:table-cell>
          <table:table-cell office:value-type="float" office:value="0.000236034393311" calcext:value-type="float">
            <text:p>0,0002360344</text:p>
          </table:table-cell>
          <table:table-cell table:formula="of:=1000*[.G555]" office:value-type="float" office:value="0.236034393311" calcext:value-type="float">
            <text:p>0,2360343933</text:p>
          </table:table-cell>
          <table:table-cell office:value-type="float" office:value="0.029794002" calcext:value-type="float">
            <text:p>0,029794002</text:p>
          </table:table-cell>
          <table:table-cell table:formula="of:=1000*[.I555]" office:value-type="float" office:value="29.794002" calcext:value-type="float">
            <text:p>29,794002</text:p>
          </table:table-cell>
        </table:table-row>
        <table:table-row table:style-name="ro1" table:visibility="collapse">
          <table:table-cell/>
          <table:table-cell office:value-type="float" office:value="30.9039357955" calcext:value-type="float">
            <text:p>30,9039357955</text:p>
          </table:table-cell>
          <table:table-cell office:value-type="float" office:value="0.0255780220032" calcext:value-type="float">
            <text:p>0,025578022</text:p>
          </table:table-cell>
          <table:table-cell table:formula="of:=[.C556]*1000" office:value-type="float" office:value="25.5780220032" calcext:value-type="float">
            <text:p>25,5780220032</text:p>
          </table:table-cell>
          <table:table-cell office:value-type="float" office:value="0.00663185119629" calcext:value-type="float">
            <text:p>0,0066318512</text:p>
          </table:table-cell>
          <table:table-cell table:formula="of:=[.E556]*1000" office:value-type="float" office:value="6.63185119629" calcext:value-type="float">
            <text:p>6,6318511963</text:p>
          </table:table-cell>
          <table:table-cell office:value-type="float" office:value="0.000142097473145" calcext:value-type="float">
            <text:p>0,0001420975</text:p>
          </table:table-cell>
          <table:table-cell table:formula="of:=1000*[.G556]" office:value-type="float" office:value="0.142097473145" calcext:value-type="float">
            <text:p>0,1420974731</text:p>
          </table:table-cell>
          <table:table-cell office:value-type="float" office:value="0.032358338" calcext:value-type="float">
            <text:p>0,032358338</text:p>
          </table:table-cell>
          <table:table-cell table:formula="of:=1000*[.I556]" office:value-type="float" office:value="32.358338" calcext:value-type="float">
            <text:p>32,358338</text:p>
          </table:table-cell>
        </table:table-row>
        <table:table-row table:style-name="ro1" table:visibility="collapse">
          <table:table-cell/>
          <table:table-cell office:value-type="float" office:value="30.2787806699" calcext:value-type="float">
            <text:p>30,2787806699</text:p>
          </table:table-cell>
          <table:table-cell office:value-type="float" office:value="0.0237572193146" calcext:value-type="float">
            <text:p>0,0237572193</text:p>
          </table:table-cell>
          <table:table-cell table:formula="of:=[.C557]*1000" office:value-type="float" office:value="23.7572193146" calcext:value-type="float">
            <text:p>23,7572193146</text:p>
          </table:table-cell>
          <table:table-cell office:value-type="float" office:value="0.00908708572388" calcext:value-type="float">
            <text:p>0,0090870857</text:p>
          </table:table-cell>
          <table:table-cell table:formula="of:=[.E557]*1000" office:value-type="float" office:value="9.08708572388" calcext:value-type="float">
            <text:p>9,0870857239</text:p>
          </table:table-cell>
          <table:table-cell office:value-type="float" office:value="0.000174045562744" calcext:value-type="float">
            <text:p>0,0001740456</text:p>
          </table:table-cell>
          <table:table-cell table:formula="of:=1000*[.G557]" office:value-type="float" office:value="0.174045562744" calcext:value-type="float">
            <text:p>0,1740455627</text:p>
          </table:table-cell>
          <table:table-cell office:value-type="float" office:value="0.033026429" calcext:value-type="float">
            <text:p>0,033026429</text:p>
          </table:table-cell>
          <table:table-cell table:formula="of:=1000*[.I557]" office:value-type="float" office:value="33.026429" calcext:value-type="float">
            <text:p>33,026429</text:p>
          </table:table-cell>
        </table:table-row>
        <table:table-row table:style-name="ro1" table:visibility="collapse">
          <table:table-cell/>
          <table:table-cell office:value-type="float" office:value="33.8335076097" calcext:value-type="float">
            <text:p>33,8335076097</text:p>
          </table:table-cell>
          <table:table-cell office:value-type="float" office:value="0.0208818912506" calcext:value-type="float">
            <text:p>0,0208818913</text:p>
          </table:table-cell>
          <table:table-cell table:formula="of:=[.C558]*1000" office:value-type="float" office:value="20.8818912506" calcext:value-type="float">
            <text:p>20,8818912506</text:p>
          </table:table-cell>
          <table:table-cell office:value-type="float" office:value="0.00851583480835" calcext:value-type="float">
            <text:p>0,0085158348</text:p>
          </table:table-cell>
          <table:table-cell table:formula="of:=[.E558]*1000" office:value-type="float" office:value="8.51583480835" calcext:value-type="float">
            <text:p>8,5158348084</text:p>
          </table:table-cell>
          <table:table-cell office:value-type="float" office:value="0.00015115737915" calcext:value-type="float">
            <text:p>0,0001511574</text:p>
          </table:table-cell>
          <table:table-cell table:formula="of:=1000*[.G558]" office:value-type="float" office:value="0.15115737915" calcext:value-type="float">
            <text:p>0,1511573792</text:p>
          </table:table-cell>
          <table:table-cell office:value-type="float" office:value="0.029556498" calcext:value-type="float">
            <text:p>0,029556498</text:p>
          </table:table-cell>
          <table:table-cell table:formula="of:=1000*[.I558]" office:value-type="float" office:value="29.556498" calcext:value-type="float">
            <text:p>29,556498</text:p>
          </table:table-cell>
        </table:table-row>
        <table:table-row table:style-name="ro1" table:visibility="collapse">
          <table:table-cell/>
          <table:table-cell office:value-type="float" office:value="30.8422243499" calcext:value-type="float">
            <text:p>30,8422243499</text:p>
          </table:table-cell>
          <table:table-cell office:value-type="float" office:value="0.0254108905792" calcext:value-type="float">
            <text:p>0,0254108906</text:p>
          </table:table-cell>
          <table:table-cell table:formula="of:=[.C559]*1000" office:value-type="float" office:value="25.4108905792" calcext:value-type="float">
            <text:p>25,4108905792</text:p>
          </table:table-cell>
          <table:table-cell office:value-type="float" office:value="0.00686502456665" calcext:value-type="float">
            <text:p>0,0068650246</text:p>
          </table:table-cell>
          <table:table-cell table:formula="of:=[.E559]*1000" office:value-type="float" office:value="6.86502456665" calcext:value-type="float">
            <text:p>6,8650245667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559]" office:value-type="float" office:value="0.140905380249" calcext:value-type="float">
            <text:p>0,1409053802</text:p>
          </table:table-cell>
          <table:table-cell office:value-type="float" office:value="0.032423083" calcext:value-type="float">
            <text:p>0,032423083</text:p>
          </table:table-cell>
          <table:table-cell table:formula="of:=1000*[.I559]" office:value-type="float" office:value="32.423083" calcext:value-type="float">
            <text:p>32,423083</text:p>
          </table:table-cell>
        </table:table-row>
        <table:table-row table:style-name="ro1" table:visibility="collapse">
          <table:table-cell/>
          <table:table-cell office:value-type="float" office:value="25.891825816" calcext:value-type="float">
            <text:p>25,891825816</text:p>
          </table:table-cell>
          <table:table-cell office:value-type="float" office:value="0.0232529640198" calcext:value-type="float">
            <text:p>0,023252964</text:p>
          </table:table-cell>
          <table:table-cell table:formula="of:=[.C560]*1000" office:value-type="float" office:value="23.2529640198" calcext:value-type="float">
            <text:p>23,2529640198</text:p>
          </table:table-cell>
          <table:table-cell office:value-type="float" office:value="0.0151901245117" calcext:value-type="float">
            <text:p>0,0151901245</text:p>
          </table:table-cell>
          <table:table-cell table:formula="of:=[.E560]*1000" office:value-type="float" office:value="15.1901245117" calcext:value-type="float">
            <text:p>15,1901245117</text:p>
          </table:table-cell>
          <table:table-cell office:value-type="float" office:value="0.000171899795532" calcext:value-type="float">
            <text:p>0,0001718998</text:p>
          </table:table-cell>
          <table:table-cell table:formula="of:=1000*[.G560]" office:value-type="float" office:value="0.171899795532" calcext:value-type="float">
            <text:p>0,1718997955</text:p>
          </table:table-cell>
          <table:table-cell office:value-type="float" office:value="0.038622228" calcext:value-type="float">
            <text:p>0,038622228</text:p>
          </table:table-cell>
          <table:table-cell table:formula="of:=1000*[.I560]" office:value-type="float" office:value="38.622228" calcext:value-type="float">
            <text:p>38,622228</text:p>
          </table:table-cell>
        </table:table-row>
        <table:table-row table:style-name="ro1" table:visibility="collapse">
          <table:table-cell/>
          <table:table-cell office:value-type="float" office:value="40.9433310724" calcext:value-type="float">
            <text:p>40,9433310724</text:p>
          </table:table-cell>
          <table:table-cell office:value-type="float" office:value="0.0151350498199" calcext:value-type="float">
            <text:p>0,0151350498</text:p>
          </table:table-cell>
          <table:table-cell table:formula="of:=[.C561]*1000" office:value-type="float" office:value="15.1350498199" calcext:value-type="float">
            <text:p>15,1350498199</text:p>
          </table:table-cell>
          <table:table-cell office:value-type="float" office:value="0.00907778739929" calcext:value-type="float">
            <text:p>0,0090777874</text:p>
          </table:table-cell>
          <table:table-cell table:formula="of:=[.E561]*1000" office:value-type="float" office:value="9.07778739929" calcext:value-type="float">
            <text:p>9,0777873993</text:p>
          </table:table-cell>
          <table:table-cell office:value-type="float" office:value="0.000203132629395" calcext:value-type="float">
            <text:p>0,0002031326</text:p>
          </table:table-cell>
          <table:table-cell table:formula="of:=1000*[.G561]" office:value-type="float" office:value="0.203132629395" calcext:value-type="float">
            <text:p>0,2031326294</text:p>
          </table:table-cell>
          <table:table-cell office:value-type="float" office:value="0.024424002" calcext:value-type="float">
            <text:p>0,024424002</text:p>
          </table:table-cell>
          <table:table-cell table:formula="of:=1000*[.I561]" office:value-type="float" office:value="24.424002" calcext:value-type="float">
            <text:p>24,424002</text:p>
          </table:table-cell>
        </table:table-row>
        <table:table-row table:style-name="ro1" table:visibility="collapse">
          <table:table-cell/>
          <table:table-cell office:value-type="float" office:value="29.1983863337" calcext:value-type="float">
            <text:p>29,1983863337</text:p>
          </table:table-cell>
          <table:table-cell office:value-type="float" office:value="0.0248079299927" calcext:value-type="float">
            <text:p>0,02480793</text:p>
          </table:table-cell>
          <table:table-cell table:formula="of:=[.C562]*1000" office:value-type="float" office:value="24.8079299927" calcext:value-type="float">
            <text:p>24,8079299927</text:p>
          </table:table-cell>
          <table:table-cell office:value-type="float" office:value="0.00927710533142" calcext:value-type="float">
            <text:p>0,0092771053</text:p>
          </table:table-cell>
          <table:table-cell table:formula="of:=[.E562]*1000" office:value-type="float" office:value="9.27710533142" calcext:value-type="float">
            <text:p>9,2771053314</text:p>
          </table:table-cell>
          <table:table-cell office:value-type="float" office:value="0.000156879425049" calcext:value-type="float">
            <text:p>0,0001568794</text:p>
          </table:table-cell>
          <table:table-cell table:formula="of:=1000*[.G562]" office:value-type="float" office:value="0.156879425049" calcext:value-type="float">
            <text:p>0,156879425</text:p>
          </table:table-cell>
          <table:table-cell office:value-type="float" office:value="0.034248468" calcext:value-type="float">
            <text:p>0,034248468</text:p>
          </table:table-cell>
          <table:table-cell table:formula="of:=1000*[.I562]" office:value-type="float" office:value="34.248468" calcext:value-type="float">
            <text:p>34,248468</text:p>
          </table:table-cell>
        </table:table-row>
        <table:table-row table:style-name="ro1" table:visibility="collapse">
          <table:table-cell/>
          <table:table-cell office:value-type="float" office:value="35.8128567654" calcext:value-type="float">
            <text:p>35,8128567654</text:p>
          </table:table-cell>
          <table:table-cell office:value-type="float" office:value="0.0206789970398" calcext:value-type="float">
            <text:p>0,020678997</text:p>
          </table:table-cell>
          <table:table-cell table:formula="of:=[.C563]*1000" office:value-type="float" office:value="20.6789970398" calcext:value-type="float">
            <text:p>20,6789970398</text:p>
          </table:table-cell>
          <table:table-cell office:value-type="float" office:value="0.00709581375122" calcext:value-type="float">
            <text:p>0,0070958138</text:p>
          </table:table-cell>
          <table:table-cell table:formula="of:=[.E563]*1000" office:value-type="float" office:value="7.09581375122" calcext:value-type="float">
            <text:p>7,0958137512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563]" office:value-type="float" office:value="0.141143798828" calcext:value-type="float">
            <text:p>0,1411437988</text:p>
          </table:table-cell>
          <table:table-cell office:value-type="float" office:value="0.027922933" calcext:value-type="float">
            <text:p>0,027922933</text:p>
          </table:table-cell>
          <table:table-cell table:formula="of:=1000*[.I563]" office:value-type="float" office:value="27.922933" calcext:value-type="float">
            <text:p>27,922933</text:p>
          </table:table-cell>
        </table:table-row>
        <table:table-row table:style-name="ro1" table:visibility="collapse">
          <table:table-cell/>
          <table:table-cell office:value-type="float" office:value="32.4084060664" calcext:value-type="float">
            <text:p>32,4084060664</text:p>
          </table:table-cell>
          <table:table-cell office:value-type="float" office:value="0.0232839584351" calcext:value-type="float">
            <text:p>0,0232839584</text:p>
          </table:table-cell>
          <table:table-cell table:formula="of:=[.C564]*1000" office:value-type="float" office:value="23.2839584351" calcext:value-type="float">
            <text:p>23,2839584351</text:p>
          </table:table-cell>
          <table:table-cell office:value-type="float" office:value="0.00742197036743" calcext:value-type="float">
            <text:p>0,0074219704</text:p>
          </table:table-cell>
          <table:table-cell table:formula="of:=[.E564]*1000" office:value-type="float" office:value="7.42197036743" calcext:value-type="float">
            <text:p>7,4219703674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564]" office:value-type="float" office:value="0.140905380249" calcext:value-type="float">
            <text:p>0,1409053802</text:p>
          </table:table-cell>
          <table:table-cell office:value-type="float" office:value="0.030856192" calcext:value-type="float">
            <text:p>0,030856192</text:p>
          </table:table-cell>
          <table:table-cell table:formula="of:=1000*[.I564]" office:value-type="float" office:value="30.856192" calcext:value-type="float">
            <text:p>30,856192</text:p>
          </table:table-cell>
        </table:table-row>
        <table:table-row table:style-name="ro1" table:visibility="collapse">
          <table:table-cell/>
          <table:table-cell office:value-type="float" office:value="27.1673419426" calcext:value-type="float">
            <text:p>27,1673419426</text:p>
          </table:table-cell>
          <table:table-cell office:value-type="float" office:value="0.0268411636353" calcext:value-type="float">
            <text:p>0,0268411636</text:p>
          </table:table-cell>
          <table:table-cell table:formula="of:=[.C565]*1000" office:value-type="float" office:value="26.8411636353" calcext:value-type="float">
            <text:p>26,8411636353</text:p>
          </table:table-cell>
          <table:table-cell office:value-type="float" office:value="0.00975608825684" calcext:value-type="float">
            <text:p>0,0097560883</text:p>
          </table:table-cell>
          <table:table-cell table:formula="of:=[.E565]*1000" office:value-type="float" office:value="9.75608825684" calcext:value-type="float">
            <text:p>9,7560882568</text:p>
          </table:table-cell>
          <table:table-cell office:value-type="float" office:value="0.000202894210815" calcext:value-type="float">
            <text:p>0,0002028942</text:p>
          </table:table-cell>
          <table:table-cell table:formula="of:=1000*[.G565]" office:value-type="float" office:value="0.202894210815" calcext:value-type="float">
            <text:p>0,2028942108</text:p>
          </table:table-cell>
          <table:table-cell office:value-type="float" office:value="0.036808901" calcext:value-type="float">
            <text:p>0,036808901</text:p>
          </table:table-cell>
          <table:table-cell table:formula="of:=1000*[.I565]" office:value-type="float" office:value="36.808901" calcext:value-type="float">
            <text:p>36,808901</text:p>
          </table:table-cell>
        </table:table-row>
        <table:table-row table:style-name="ro1" table:visibility="collapse">
          <table:table-cell/>
          <table:table-cell office:value-type="float" office:value="33.4168732888" calcext:value-type="float">
            <text:p>33,4168732888</text:p>
          </table:table-cell>
          <table:table-cell office:value-type="float" office:value="0.0204629898071" calcext:value-type="float">
            <text:p>0,0204629898</text:p>
          </table:table-cell>
          <table:table-cell table:formula="of:=[.C566]*1000" office:value-type="float" office:value="20.4629898071" calcext:value-type="float">
            <text:p>20,4629898071</text:p>
          </table:table-cell>
          <table:table-cell office:value-type="float" office:value="0.00928092002869" calcext:value-type="float">
            <text:p>0,00928092</text:p>
          </table:table-cell>
          <table:table-cell table:formula="of:=[.E566]*1000" office:value-type="float" office:value="9.28092002869" calcext:value-type="float">
            <text:p>9,2809200287</text:p>
          </table:table-cell>
          <table:table-cell office:value-type="float" office:value="0.000174045562744" calcext:value-type="float">
            <text:p>0,0001740456</text:p>
          </table:table-cell>
          <table:table-cell table:formula="of:=1000*[.G566]" office:value-type="float" office:value="0.174045562744" calcext:value-type="float">
            <text:p>0,1740455627</text:p>
          </table:table-cell>
          <table:table-cell office:value-type="float" office:value="0.029925002" calcext:value-type="float">
            <text:p>0,029925002</text:p>
          </table:table-cell>
          <table:table-cell table:formula="of:=1000*[.I566]" office:value-type="float" office:value="29.925002" calcext:value-type="float">
            <text:p>29,925002</text:p>
          </table:table-cell>
        </table:table-row>
        <table:table-row table:style-name="ro1" table:visibility="collapse">
          <table:table-cell/>
          <table:table-cell office:value-type="float" office:value="36.2207697935" calcext:value-type="float">
            <text:p>36,2207697935</text:p>
          </table:table-cell>
          <table:table-cell office:value-type="float" office:value="0.0207669734955" calcext:value-type="float">
            <text:p>0,0207669735</text:p>
          </table:table-cell>
          <table:table-cell table:formula="of:=[.C567]*1000" office:value-type="float" office:value="20.7669734955" calcext:value-type="float">
            <text:p>20,7669734955</text:p>
          </table:table-cell>
          <table:table-cell office:value-type="float" office:value="0.0066819190979" calcext:value-type="float">
            <text:p>0,0066819191</text:p>
          </table:table-cell>
          <table:table-cell table:formula="of:=[.E567]*1000" office:value-type="float" office:value="6.6819190979" calcext:value-type="float">
            <text:p>6,6819190979</text:p>
          </table:table-cell>
          <table:table-cell office:value-type="float" office:value="0.000151872634888" calcext:value-type="float">
            <text:p>0,0001518726</text:p>
          </table:table-cell>
          <table:table-cell table:formula="of:=1000*[.G567]" office:value-type="float" office:value="0.151872634888" calcext:value-type="float">
            <text:p>0,1518726349</text:p>
          </table:table-cell>
          <table:table-cell office:value-type="float" office:value="0.027608469" calcext:value-type="float">
            <text:p>0,027608469</text:p>
          </table:table-cell>
          <table:table-cell table:formula="of:=1000*[.I567]" office:value-type="float" office:value="27.608469" calcext:value-type="float">
            <text:p>27,608469</text:p>
          </table:table-cell>
        </table:table-row>
        <table:table-row table:style-name="ro1" table:visibility="collapse">
          <table:table-cell/>
          <table:table-cell office:value-type="float" office:value="28.8955666543" calcext:value-type="float">
            <text:p>28,8955666543</text:p>
          </table:table-cell>
          <table:table-cell office:value-type="float" office:value="0.0274679660797" calcext:value-type="float">
            <text:p>0,0274679661</text:p>
          </table:table-cell>
          <table:table-cell table:formula="of:=[.C568]*1000" office:value-type="float" office:value="27.4679660797" calcext:value-type="float">
            <text:p>27,4679660797</text:p>
          </table:table-cell>
          <table:table-cell office:value-type="float" office:value="0.00698900222778" calcext:value-type="float">
            <text:p>0,0069890022</text:p>
          </table:table-cell>
          <table:table-cell table:formula="of:=[.E568]*1000" office:value-type="float" office:value="6.98900222778" calcext:value-type="float">
            <text:p>6,9890022278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568]" office:value-type="float" office:value="0.140905380249" calcext:value-type="float">
            <text:p>0,1409053802</text:p>
          </table:table-cell>
          <table:table-cell office:value-type="float" office:value="0.034607385" calcext:value-type="float">
            <text:p>0,034607385</text:p>
          </table:table-cell>
          <table:table-cell table:formula="of:=1000*[.I568]" office:value-type="float" office:value="34.607385" calcext:value-type="float">
            <text:p>34,607385</text:p>
          </table:table-cell>
        </table:table-row>
        <table:table-row table:style-name="ro1" table:visibility="collapse">
          <table:table-cell/>
          <table:table-cell office:value-type="float" office:value="29.587186263" calcext:value-type="float">
            <text:p>29,587186263</text:p>
          </table:table-cell>
          <table:table-cell office:value-type="float" office:value="0.0234160423279" calcext:value-type="float">
            <text:p>0,0234160423</text:p>
          </table:table-cell>
          <table:table-cell table:formula="of:=[.C569]*1000" office:value-type="float" office:value="23.4160423279" calcext:value-type="float">
            <text:p>23,4160423279</text:p>
          </table:table-cell>
          <table:table-cell office:value-type="float" office:value="0.0101420879364" calcext:value-type="float">
            <text:p>0,0101420879</text:p>
          </table:table-cell>
          <table:table-cell table:formula="of:=[.E569]*1000" office:value-type="float" office:value="10.1420879364" calcext:value-type="float">
            <text:p>10,1420879364</text:p>
          </table:table-cell>
          <table:table-cell office:value-type="float" office:value="0.000231981277466" calcext:value-type="float">
            <text:p>0,0002319813</text:p>
          </table:table-cell>
          <table:table-cell table:formula="of:=1000*[.G569]" office:value-type="float" office:value="0.231981277466" calcext:value-type="float">
            <text:p>0,2319812775</text:p>
          </table:table-cell>
          <table:table-cell office:value-type="float" office:value="0.033798415" calcext:value-type="float">
            <text:p>0,033798415</text:p>
          </table:table-cell>
          <table:table-cell table:formula="of:=1000*[.I569]" office:value-type="float" office:value="33.798415" calcext:value-type="float">
            <text:p>33,798415</text:p>
          </table:table-cell>
        </table:table-row>
        <table:table-row table:style-name="ro1" table:visibility="collapse">
          <table:table-cell/>
          <table:table-cell office:value-type="float" office:value="32.9540172166" calcext:value-type="float">
            <text:p>32,9540172166</text:p>
          </table:table-cell>
          <table:table-cell office:value-type="float" office:value="0.0198228359222" calcext:value-type="float">
            <text:p>0,0198228359</text:p>
          </table:table-cell>
          <table:table-cell table:formula="of:=[.C570]*1000" office:value-type="float" office:value="19.8228359222" calcext:value-type="float">
            <text:p>19,8228359222</text:p>
          </table:table-cell>
          <table:table-cell office:value-type="float" office:value="0.0103030204773" calcext:value-type="float">
            <text:p>0,0103030205</text:p>
          </table:table-cell>
          <table:table-cell table:formula="of:=[.E570]*1000" office:value-type="float" office:value="10.3030204773" calcext:value-type="float">
            <text:p>10,3030204773</text:p>
          </table:table-cell>
          <table:table-cell office:value-type="float" office:value="0.000211954116821" calcext:value-type="float">
            <text:p>0,0002119541</text:p>
          </table:table-cell>
          <table:table-cell table:formula="of:=1000*[.G570]" office:value-type="float" office:value="0.211954116821" calcext:value-type="float">
            <text:p>0,2119541168</text:p>
          </table:table-cell>
          <table:table-cell office:value-type="float" office:value="0.030345314" calcext:value-type="float">
            <text:p>0,030345314</text:p>
          </table:table-cell>
          <table:table-cell table:formula="of:=1000*[.I570]" office:value-type="float" office:value="30.345314" calcext:value-type="float">
            <text:p>30,345314</text:p>
          </table:table-cell>
        </table:table-row>
        <table:table-row table:style-name="ro1" table:visibility="collapse">
          <table:table-cell/>
          <table:table-cell office:value-type="float" office:value="28.5755263019" calcext:value-type="float">
            <text:p>28,5755263019</text:p>
          </table:table-cell>
          <table:table-cell office:value-type="float" office:value="0.023726940155" calcext:value-type="float">
            <text:p>0,0237269402</text:p>
          </table:table-cell>
          <table:table-cell table:formula="of:=[.C571]*1000" office:value-type="float" office:value="23.726940155" calcext:value-type="float">
            <text:p>23,726940155</text:p>
          </table:table-cell>
          <table:table-cell office:value-type="float" office:value="0.0110991001129" calcext:value-type="float">
            <text:p>0,0110991001</text:p>
          </table:table-cell>
          <table:table-cell table:formula="of:=[.E571]*1000" office:value-type="float" office:value="11.0991001129" calcext:value-type="float">
            <text:p>11,0991001129</text:p>
          </table:table-cell>
          <table:table-cell office:value-type="float" office:value="0.000160932540894" calcext:value-type="float">
            <text:p>0,0001609325</text:p>
          </table:table-cell>
          <table:table-cell table:formula="of:=1000*[.G571]" office:value-type="float" office:value="0.160932540894" calcext:value-type="float">
            <text:p>0,1609325409</text:p>
          </table:table-cell>
          <table:table-cell office:value-type="float" office:value="0.034994981" calcext:value-type="float">
            <text:p>0,034994981</text:p>
          </table:table-cell>
          <table:table-cell table:formula="of:=1000*[.I571]" office:value-type="float" office:value="34.994981" calcext:value-type="float">
            <text:p>34,994981</text:p>
          </table:table-cell>
        </table:table-row>
        <table:table-row table:style-name="ro1" table:visibility="collapse">
          <table:table-cell/>
          <table:table-cell office:value-type="float" office:value="36.1655922653" calcext:value-type="float">
            <text:p>36,1655922653</text:p>
          </table:table-cell>
          <table:table-cell office:value-type="float" office:value="0.0188400745392" calcext:value-type="float">
            <text:p>0,0188400745</text:p>
          </table:table-cell>
          <table:table-cell table:formula="of:=[.C572]*1000" office:value-type="float" office:value="18.8400745392" calcext:value-type="float">
            <text:p>18,8400745392</text:p>
          </table:table-cell>
          <table:table-cell office:value-type="float" office:value="0.00863909721375" calcext:value-type="float">
            <text:p>0,0086390972</text:p>
          </table:table-cell>
          <table:table-cell table:formula="of:=[.E572]*1000" office:value-type="float" office:value="8.63909721375" calcext:value-type="float">
            <text:p>8,6390972138</text:p>
          </table:table-cell>
          <table:table-cell office:value-type="float" office:value="0.000164031982422" calcext:value-type="float">
            <text:p>0,000164032</text:p>
          </table:table-cell>
          <table:table-cell table:formula="of:=1000*[.G572]" office:value-type="float" office:value="0.164031982422" calcext:value-type="float">
            <text:p>0,1640319824</text:p>
          </table:table-cell>
          <table:table-cell office:value-type="float" office:value="0.027650591" calcext:value-type="float">
            <text:p>0,027650591</text:p>
          </table:table-cell>
          <table:table-cell table:formula="of:=1000*[.I572]" office:value-type="float" office:value="27.650591" calcext:value-type="float">
            <text:p>27,650591</text:p>
          </table:table-cell>
        </table:table-row>
        <table:table-row table:style-name="ro1" table:visibility="collapse">
          <table:table-cell/>
          <table:table-cell office:value-type="float" office:value="30.2223795935" calcext:value-type="float">
            <text:p>30,2223795935</text:p>
          </table:table-cell>
          <table:table-cell office:value-type="float" office:value="0.0254189968109" calcext:value-type="float">
            <text:p>0,0254189968</text:p>
          </table:table-cell>
          <table:table-cell table:formula="of:=[.C573]*1000" office:value-type="float" office:value="25.4189968109" calcext:value-type="float">
            <text:p>25,4189968109</text:p>
          </table:table-cell>
          <table:table-cell office:value-type="float" office:value="0.00750708580017" calcext:value-type="float">
            <text:p>0,0075070858</text:p>
          </table:table-cell>
          <table:table-cell table:formula="of:=[.E573]*1000" office:value-type="float" office:value="7.50708580017" calcext:value-type="float">
            <text:p>7,5070858002</text:p>
          </table:table-cell>
          <table:table-cell office:value-type="float" office:value="0.000154972076416" calcext:value-type="float">
            <text:p>0,0001549721</text:p>
          </table:table-cell>
          <table:table-cell table:formula="of:=1000*[.G573]" office:value-type="float" office:value="0.154972076416" calcext:value-type="float">
            <text:p>0,1549720764</text:p>
          </table:table-cell>
          <table:table-cell office:value-type="float" office:value="0.033088063" calcext:value-type="float">
            <text:p>0,033088063</text:p>
          </table:table-cell>
          <table:table-cell table:formula="of:=1000*[.I573]" office:value-type="float" office:value="33.088063" calcext:value-type="float">
            <text:p>33,088063</text:p>
          </table:table-cell>
        </table:table-row>
        <table:table-row table:style-name="ro1" table:visibility="collapse">
          <table:table-cell/>
          <table:table-cell office:value-type="float" office:value="33.0665327075" calcext:value-type="float">
            <text:p>33,0665327075</text:p>
          </table:table-cell>
          <table:table-cell office:value-type="float" office:value="0.022922039032" calcext:value-type="float">
            <text:p>0,022922039</text:p>
          </table:table-cell>
          <table:table-cell table:formula="of:=[.C574]*1000" office:value-type="float" office:value="22.922039032" calcext:value-type="float">
            <text:p>22,922039032</text:p>
          </table:table-cell>
          <table:table-cell office:value-type="float" office:value="0.00716209411621" calcext:value-type="float">
            <text:p>0,0071620941</text:p>
          </table:table-cell>
          <table:table-cell table:formula="of:=[.E574]*1000" office:value-type="float" office:value="7.16209411621" calcext:value-type="float">
            <text:p>7,1620941162</text:p>
          </table:table-cell>
          <table:table-cell office:value-type="float" office:value="0.000151872634888" calcext:value-type="float">
            <text:p>0,0001518726</text:p>
          </table:table-cell>
          <table:table-cell table:formula="of:=1000*[.G574]" office:value-type="float" office:value="0.151872634888" calcext:value-type="float">
            <text:p>0,1518726349</text:p>
          </table:table-cell>
          <table:table-cell office:value-type="float" office:value="0.030242058" calcext:value-type="float">
            <text:p>0,030242058</text:p>
          </table:table-cell>
          <table:table-cell table:formula="of:=1000*[.I574]" office:value-type="float" office:value="30.242058" calcext:value-type="float">
            <text:p>30,242058</text:p>
          </table:table-cell>
        </table:table-row>
        <table:table-row table:style-name="ro1" table:visibility="collapse">
          <table:table-cell/>
          <table:table-cell office:value-type="float" office:value="32.4991389353" calcext:value-type="float">
            <text:p>32,4991389353</text:p>
          </table:table-cell>
          <table:table-cell office:value-type="float" office:value="0.0230288505554" calcext:value-type="float">
            <text:p>0,0230288506</text:p>
          </table:table-cell>
          <table:table-cell table:formula="of:=[.C575]*1000" office:value-type="float" office:value="23.0288505554" calcext:value-type="float">
            <text:p>23,0288505554</text:p>
          </table:table-cell>
          <table:table-cell office:value-type="float" office:value="0.00758194923401" calcext:value-type="float">
            <text:p>0,0075819492</text:p>
          </table:table-cell>
          <table:table-cell table:formula="of:=[.E575]*1000" office:value-type="float" office:value="7.58194923401" calcext:value-type="float">
            <text:p>7,581949234</text:p>
          </table:table-cell>
          <table:table-cell office:value-type="float" office:value="0.000152111053467" calcext:value-type="float">
            <text:p>0,0001521111</text:p>
          </table:table-cell>
          <table:table-cell table:formula="of:=1000*[.G575]" office:value-type="float" office:value="0.152111053467" calcext:value-type="float">
            <text:p>0,1521110535</text:p>
          </table:table-cell>
          <table:table-cell office:value-type="float" office:value="0.030770046" calcext:value-type="float">
            <text:p>0,030770046</text:p>
          </table:table-cell>
          <table:table-cell table:formula="of:=1000*[.I575]" office:value-type="float" office:value="30.770046" calcext:value-type="float">
            <text:p>30,770046</text:p>
          </table:table-cell>
        </table:table-row>
        <table:table-row table:style-name="ro1" table:visibility="collapse">
          <table:table-cell/>
          <table:table-cell office:value-type="float" office:value="28.5232804591" calcext:value-type="float">
            <text:p>28,5232804591</text:p>
          </table:table-cell>
          <table:table-cell office:value-type="float" office:value="0.0264890193939" calcext:value-type="float">
            <text:p>0,0264890194</text:p>
          </table:table-cell>
          <table:table-cell table:formula="of:=[.C576]*1000" office:value-type="float" office:value="26.4890193939" calcext:value-type="float">
            <text:p>26,4890193939</text:p>
          </table:table-cell>
          <table:table-cell office:value-type="float" office:value="0.00822591781616" calcext:value-type="float">
            <text:p>0,0082259178</text:p>
          </table:table-cell>
          <table:table-cell table:formula="of:=[.E576]*1000" office:value-type="float" office:value="8.22591781616" calcext:value-type="float">
            <text:p>8,2259178162</text:p>
          </table:table-cell>
          <table:table-cell office:value-type="float" office:value="0.000330924987793" calcext:value-type="float">
            <text:p>0,000330925</text:p>
          </table:table-cell>
          <table:table-cell table:formula="of:=1000*[.G576]" office:value-type="float" office:value="0.330924987793" calcext:value-type="float">
            <text:p>0,3309249878</text:p>
          </table:table-cell>
          <table:table-cell office:value-type="float" office:value="0.035059081" calcext:value-type="float">
            <text:p>0,035059081</text:p>
          </table:table-cell>
          <table:table-cell table:formula="of:=1000*[.I576]" office:value-type="float" office:value="35.059081" calcext:value-type="float">
            <text:p>35,059081</text:p>
          </table:table-cell>
        </table:table-row>
        <table:table-row table:style-name="ro1" table:visibility="collapse">
          <table:table-cell/>
          <table:table-cell office:value-type="float" office:value="31.7472451963" calcext:value-type="float">
            <text:p>31,7472451963</text:p>
          </table:table-cell>
          <table:table-cell office:value-type="float" office:value="0.0219311714172" calcext:value-type="float">
            <text:p>0,0219311714</text:p>
          </table:table-cell>
          <table:table-cell table:formula="of:=[.C577]*1000" office:value-type="float" office:value="21.9311714172" calcext:value-type="float">
            <text:p>21,9311714172</text:p>
          </table:table-cell>
          <table:table-cell office:value-type="float" office:value="0.0093560218811" calcext:value-type="float">
            <text:p>0,0093560219</text:p>
          </table:table-cell>
          <table:table-cell table:formula="of:=[.E577]*1000" office:value-type="float" office:value="9.3560218811" calcext:value-type="float">
            <text:p>9,3560218811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577]" office:value-type="float" office:value="0.204086303711" calcext:value-type="float">
            <text:p>0,2040863037</text:p>
          </table:table-cell>
          <table:table-cell office:value-type="float" office:value="0.031498796" calcext:value-type="float">
            <text:p>0,031498796</text:p>
          </table:table-cell>
          <table:table-cell table:formula="of:=1000*[.I577]" office:value-type="float" office:value="31.498796" calcext:value-type="float">
            <text:p>31,498796</text:p>
          </table:table-cell>
        </table:table-row>
        <table:table-row table:style-name="ro1" table:visibility="collapse">
          <table:table-cell/>
          <table:table-cell office:value-type="float" office:value="36.050770733" calcext:value-type="float">
            <text:p>36,050770733</text:p>
          </table:table-cell>
          <table:table-cell office:value-type="float" office:value="0.0204508304596" calcext:value-type="float">
            <text:p>0,0204508305</text:p>
          </table:table-cell>
          <table:table-cell table:formula="of:=[.C578]*1000" office:value-type="float" office:value="20.4508304596" calcext:value-type="float">
            <text:p>20,4508304596</text:p>
          </table:table-cell>
          <table:table-cell office:value-type="float" office:value="0.00713992118835" calcext:value-type="float">
            <text:p>0,0071399212</text:p>
          </table:table-cell>
          <table:table-cell table:formula="of:=[.E578]*1000" office:value-type="float" office:value="7.13992118835" calcext:value-type="float">
            <text:p>7,1399211884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578]" office:value-type="float" office:value="0.141143798828" calcext:value-type="float">
            <text:p>0,1411437988</text:p>
          </table:table-cell>
          <table:table-cell office:value-type="float" office:value="0.027738658" calcext:value-type="float">
            <text:p>0,027738658</text:p>
          </table:table-cell>
          <table:table-cell table:formula="of:=1000*[.I578]" office:value-type="float" office:value="27.738658" calcext:value-type="float">
            <text:p>27,738658</text:p>
          </table:table-cell>
        </table:table-row>
        <table:table-row table:style-name="ro1" table:visibility="collapse">
          <table:table-cell/>
          <table:table-cell office:value-type="float" office:value="29.1954513137" calcext:value-type="float">
            <text:p>29,1954513137</text:p>
          </table:table-cell>
          <table:table-cell office:value-type="float" office:value="0.0269269943237" calcext:value-type="float">
            <text:p>0,0269269943</text:p>
          </table:table-cell>
          <table:table-cell table:formula="of:=[.C579]*1000" office:value-type="float" office:value="26.9269943237" calcext:value-type="float">
            <text:p>26,9269943237</text:p>
          </table:table-cell>
          <table:table-cell office:value-type="float" office:value="0.00717687606812" calcext:value-type="float">
            <text:p>0,0071768761</text:p>
          </table:table-cell>
          <table:table-cell table:formula="of:=[.E579]*1000" office:value-type="float" office:value="7.17687606812" calcext:value-type="float">
            <text:p>7,1768760681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579]" office:value-type="float" office:value="0.140905380249" calcext:value-type="float">
            <text:p>0,1409053802</text:p>
          </table:table-cell>
          <table:table-cell office:value-type="float" office:value="0.034251911" calcext:value-type="float">
            <text:p>0,034251911</text:p>
          </table:table-cell>
          <table:table-cell table:formula="of:=1000*[.I579]" office:value-type="float" office:value="34.251911" calcext:value-type="float">
            <text:p>34,251911</text:p>
          </table:table-cell>
        </table:table-row>
        <table:table-row table:style-name="ro1" table:visibility="collapse">
          <table:table-cell/>
          <table:table-cell office:value-type="float" office:value="33.1318058113" calcext:value-type="float">
            <text:p>33,1318058113</text:p>
          </table:table-cell>
          <table:table-cell office:value-type="float" office:value="0.0228540897369" calcext:value-type="float">
            <text:p>0,0228540897</text:p>
          </table:table-cell>
          <table:table-cell table:formula="of:=[.C580]*1000" office:value-type="float" office:value="22.8540897369" calcext:value-type="float">
            <text:p>22,8540897369</text:p>
          </table:table-cell>
          <table:table-cell office:value-type="float" office:value="0.00717997550964" calcext:value-type="float">
            <text:p>0,0071799755</text:p>
          </table:table-cell>
          <table:table-cell table:formula="of:=[.E580]*1000" office:value-type="float" office:value="7.17997550964" calcext:value-type="float">
            <text:p>7,1799755096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580]" office:value-type="float" office:value="0.141143798828" calcext:value-type="float">
            <text:p>0,1411437988</text:p>
          </table:table-cell>
          <table:table-cell office:value-type="float" office:value="0.030182478" calcext:value-type="float">
            <text:p>0,030182478</text:p>
          </table:table-cell>
          <table:table-cell table:formula="of:=1000*[.I580]" office:value-type="float" office:value="30.182478" calcext:value-type="float">
            <text:p>30,182478</text:p>
          </table:table-cell>
        </table:table-row>
        <table:table-row table:style-name="ro1" table:visibility="collapse">
          <table:table-cell/>
          <table:table-cell office:value-type="float" office:value="32.8566674212" calcext:value-type="float">
            <text:p>32,8566674212</text:p>
          </table:table-cell>
          <table:table-cell office:value-type="float" office:value="0.0231120586395" calcext:value-type="float">
            <text:p>0,0231120586</text:p>
          </table:table-cell>
          <table:table-cell table:formula="of:=[.C581]*1000" office:value-type="float" office:value="23.1120586395" calcext:value-type="float">
            <text:p>23,1120586395</text:p>
          </table:table-cell>
          <table:table-cell office:value-type="float" office:value="0.00710487365723" calcext:value-type="float">
            <text:p>0,0071048737</text:p>
          </table:table-cell>
          <table:table-cell table:formula="of:=[.E581]*1000" office:value-type="float" office:value="7.10487365723" calcext:value-type="float">
            <text:p>7,1048736572</text:p>
          </table:table-cell>
          <table:table-cell office:value-type="float" office:value="0.000209093093872" calcext:value-type="float">
            <text:p>0,0002090931</text:p>
          </table:table-cell>
          <table:table-cell table:formula="of:=1000*[.G581]" office:value-type="float" office:value="0.209093093872" calcext:value-type="float">
            <text:p>0,2090930939</text:p>
          </table:table-cell>
          <table:table-cell office:value-type="float" office:value="0.030435223" calcext:value-type="float">
            <text:p>0,030435223</text:p>
          </table:table-cell>
          <table:table-cell table:formula="of:=1000*[.I581]" office:value-type="float" office:value="30.435223" calcext:value-type="float">
            <text:p>30,435223</text:p>
          </table:table-cell>
        </table:table-row>
        <table:table-row table:style-name="ro1" table:visibility="collapse">
          <table:table-cell/>
          <table:table-cell office:value-type="float" office:value="29.3901352951" calcext:value-type="float">
            <text:p>29,3901352951</text:p>
          </table:table-cell>
          <table:table-cell office:value-type="float" office:value="0.0270569324493" calcext:value-type="float">
            <text:p>0,0270569324</text:p>
          </table:table-cell>
          <table:table-cell table:formula="of:=[.C582]*1000" office:value-type="float" office:value="27.0569324493" calcext:value-type="float">
            <text:p>27,0569324493</text:p>
          </table:table-cell>
          <table:table-cell office:value-type="float" office:value="0.00682091712952" calcext:value-type="float">
            <text:p>0,0068209171</text:p>
          </table:table-cell>
          <table:table-cell table:formula="of:=[.E582]*1000" office:value-type="float" office:value="6.82091712952" calcext:value-type="float">
            <text:p>6,8209171295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582]" office:value-type="float" office:value="0.140905380249" calcext:value-type="float">
            <text:p>0,1409053802</text:p>
          </table:table-cell>
          <table:table-cell office:value-type="float" office:value="0.034025022" calcext:value-type="float">
            <text:p>0,034025022</text:p>
          </table:table-cell>
          <table:table-cell table:formula="of:=1000*[.I582]" office:value-type="float" office:value="34.025022" calcext:value-type="float">
            <text:p>34,025022</text:p>
          </table:table-cell>
        </table:table-row>
        <table:table-row table:style-name="ro1" table:visibility="collapse">
          <table:table-cell/>
          <table:table-cell office:value-type="float" office:value="32.7710176266" calcext:value-type="float">
            <text:p>32,7710176266</text:p>
          </table:table-cell>
          <table:table-cell office:value-type="float" office:value="0.0235719680786" calcext:value-type="float">
            <text:p>0,0235719681</text:p>
          </table:table-cell>
          <table:table-cell table:formula="of:=[.C583]*1000" office:value-type="float" office:value="23.5719680786" calcext:value-type="float">
            <text:p>23,5719680786</text:p>
          </table:table-cell>
          <table:table-cell office:value-type="float" office:value="0.00675201416016" calcext:value-type="float">
            <text:p>0,0067520142</text:p>
          </table:table-cell>
          <table:table-cell table:formula="of:=[.E583]*1000" office:value-type="float" office:value="6.75201416016" calcext:value-type="float">
            <text:p>6,7520141602</text:p>
          </table:table-cell>
          <table:table-cell office:value-type="float" office:value="0.00018310546875" calcext:value-type="float">
            <text:p>0,0001831055</text:p>
          </table:table-cell>
          <table:table-cell table:formula="of:=1000*[.G583]" office:value-type="float" office:value="0.18310546875" calcext:value-type="float">
            <text:p>0,1831054688</text:p>
          </table:table-cell>
          <table:table-cell office:value-type="float" office:value="0.030514768" calcext:value-type="float">
            <text:p>0,030514768</text:p>
          </table:table-cell>
          <table:table-cell table:formula="of:=1000*[.I583]" office:value-type="float" office:value="30.514768" calcext:value-type="float">
            <text:p>30,514768</text:p>
          </table:table-cell>
        </table:table-row>
        <table:table-row table:style-name="ro1" table:visibility="collapse">
          <table:table-cell/>
          <table:table-cell office:value-type="float" office:value="29.9044707662" calcext:value-type="float">
            <text:p>29,9044707662</text:p>
          </table:table-cell>
          <table:table-cell office:value-type="float" office:value="0.0235950946808" calcext:value-type="float">
            <text:p>0,0235950947</text:p>
          </table:table-cell>
          <table:table-cell table:formula="of:=[.C584]*1000" office:value-type="float" office:value="23.5950946808" calcext:value-type="float">
            <text:p>23,5950946808</text:p>
          </table:table-cell>
          <table:table-cell office:value-type="float" office:value="0.0096321105957" calcext:value-type="float">
            <text:p>0,0096321106</text:p>
          </table:table-cell>
          <table:table-cell table:formula="of:=[.E584]*1000" office:value-type="float" office:value="9.6321105957" calcext:value-type="float">
            <text:p>9,6321105957</text:p>
          </table:table-cell>
          <table:table-cell office:value-type="float" office:value="0.000201940536499" calcext:value-type="float">
            <text:p>0,0002019405</text:p>
          </table:table-cell>
          <table:table-cell table:formula="of:=1000*[.G584]" office:value-type="float" office:value="0.201940536499" calcext:value-type="float">
            <text:p>0,2019405365</text:p>
          </table:table-cell>
          <table:table-cell office:value-type="float" office:value="0.033439816" calcext:value-type="float">
            <text:p>0,033439816</text:p>
          </table:table-cell>
          <table:table-cell table:formula="of:=1000*[.I584]" office:value-type="float" office:value="33.439816" calcext:value-type="float">
            <text:p>33,439816</text:p>
          </table:table-cell>
        </table:table-row>
        <table:table-row table:style-name="ro1" table:visibility="collapse">
          <table:table-cell/>
          <table:table-cell office:value-type="float" office:value="29.2829018512" calcext:value-type="float">
            <text:p>29,2829018512</text:p>
          </table:table-cell>
          <table:table-cell office:value-type="float" office:value="0.0243790149689" calcext:value-type="float">
            <text:p>0,024379015</text:p>
          </table:table-cell>
          <table:table-cell table:formula="of:=[.C585]*1000" office:value-type="float" office:value="24.3790149689" calcext:value-type="float">
            <text:p>24,3790149689</text:p>
          </table:table-cell>
          <table:table-cell office:value-type="float" office:value="0.0095591545105" calcext:value-type="float">
            <text:p>0,0095591545</text:p>
          </table:table-cell>
          <table:table-cell table:formula="of:=[.E585]*1000" office:value-type="float" office:value="9.5591545105" calcext:value-type="float">
            <text:p>9,5591545105</text:p>
          </table:table-cell>
          <table:table-cell office:value-type="float" office:value="0.000203847885132" calcext:value-type="float">
            <text:p>0,0002038479</text:p>
          </table:table-cell>
          <table:table-cell table:formula="of:=1000*[.G585]" office:value-type="float" office:value="0.203847885132" calcext:value-type="float">
            <text:p>0,2038478851</text:p>
          </table:table-cell>
          <table:table-cell office:value-type="float" office:value="0.034149621" calcext:value-type="float">
            <text:p>0,034149621</text:p>
          </table:table-cell>
          <table:table-cell table:formula="of:=1000*[.I585]" office:value-type="float" office:value="34.149621" calcext:value-type="float">
            <text:p>34,149621</text:p>
          </table:table-cell>
        </table:table-row>
        <table:table-row table:style-name="ro1" table:visibility="collapse">
          <table:table-cell/>
          <table:table-cell office:value-type="float" office:value="35.3850555747" calcext:value-type="float">
            <text:p>35,3850555747</text:p>
          </table:table-cell>
          <table:table-cell office:value-type="float" office:value="0.0202012062073" calcext:value-type="float">
            <text:p>0,0202012062</text:p>
          </table:table-cell>
          <table:table-cell table:formula="of:=[.C586]*1000" office:value-type="float" office:value="20.2012062073" calcext:value-type="float">
            <text:p>20,2012062073</text:p>
          </table:table-cell>
          <table:table-cell office:value-type="float" office:value="0.0079128742218" calcext:value-type="float">
            <text:p>0,0079128742</text:p>
          </table:table-cell>
          <table:table-cell table:formula="of:=[.E586]*1000" office:value-type="float" office:value="7.9128742218" calcext:value-type="float">
            <text:p>7,9128742218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586]" office:value-type="float" office:value="0.141143798828" calcext:value-type="float">
            <text:p>0,1411437988</text:p>
          </table:table-cell>
          <table:table-cell office:value-type="float" office:value="0.028260518" calcext:value-type="float">
            <text:p>0,028260518</text:p>
          </table:table-cell>
          <table:table-cell table:formula="of:=1000*[.I586]" office:value-type="float" office:value="28.260518" calcext:value-type="float">
            <text:p>28,260518</text:p>
          </table:table-cell>
        </table:table-row>
        <table:table-row table:style-name="ro1" table:visibility="collapse">
          <table:table-cell/>
          <table:table-cell office:value-type="float" office:value="31.0745308639" calcext:value-type="float">
            <text:p>31,0745308639</text:p>
          </table:table-cell>
          <table:table-cell office:value-type="float" office:value="0.0224688053131" calcext:value-type="float">
            <text:p>0,0224688053</text:p>
          </table:table-cell>
          <table:table-cell table:formula="of:=[.C587]*1000" office:value-type="float" office:value="22.4688053131" calcext:value-type="float">
            <text:p>22,4688053131</text:p>
          </table:table-cell>
          <table:table-cell office:value-type="float" office:value="0.00950193405151" calcext:value-type="float">
            <text:p>0,0095019341</text:p>
          </table:table-cell>
          <table:table-cell table:formula="of:=[.E587]*1000" office:value-type="float" office:value="9.50193405151" calcext:value-type="float">
            <text:p>9,5019340515</text:p>
          </table:table-cell>
          <table:table-cell office:value-type="float" office:value="0.000200986862183" calcext:value-type="float">
            <text:p>0,0002009869</text:p>
          </table:table-cell>
          <table:table-cell table:formula="of:=1000*[.G587]" office:value-type="float" office:value="0.200986862183" calcext:value-type="float">
            <text:p>0,2009868622</text:p>
          </table:table-cell>
          <table:table-cell office:value-type="float" office:value="0.032180695" calcext:value-type="float">
            <text:p>0,032180695</text:p>
          </table:table-cell>
          <table:table-cell table:formula="of:=1000*[.I587]" office:value-type="float" office:value="32.180695" calcext:value-type="float">
            <text:p>32,180695</text:p>
          </table:table-cell>
        </table:table-row>
        <table:table-row table:style-name="ro1" table:visibility="collapse">
          <table:table-cell/>
          <table:table-cell office:value-type="float" office:value="29.2131709918" calcext:value-type="float">
            <text:p>29,2131709918</text:p>
          </table:table-cell>
          <table:table-cell office:value-type="float" office:value="0.0246438980103" calcext:value-type="float">
            <text:p>0,024643898</text:p>
          </table:table-cell>
          <table:table-cell table:formula="of:=[.C588]*1000" office:value-type="float" office:value="24.6438980103" calcext:value-type="float">
            <text:p>24,6438980103</text:p>
          </table:table-cell>
          <table:table-cell office:value-type="float" office:value="0.00942778587341" calcext:value-type="float">
            <text:p>0,0094277859</text:p>
          </table:table-cell>
          <table:table-cell table:formula="of:=[.E588]*1000" office:value-type="float" office:value="9.42778587341" calcext:value-type="float">
            <text:p>9,4277858734</text:p>
          </table:table-cell>
          <table:table-cell office:value-type="float" office:value="0.000152111053467" calcext:value-type="float">
            <text:p>0,0001521111</text:p>
          </table:table-cell>
          <table:table-cell table:formula="of:=1000*[.G588]" office:value-type="float" office:value="0.152111053467" calcext:value-type="float">
            <text:p>0,1521110535</text:p>
          </table:table-cell>
          <table:table-cell office:value-type="float" office:value="0.034231135" calcext:value-type="float">
            <text:p>0,034231135</text:p>
          </table:table-cell>
          <table:table-cell table:formula="of:=1000*[.I588]" office:value-type="float" office:value="34.231135" calcext:value-type="float">
            <text:p>34,231135</text:p>
          </table:table-cell>
        </table:table-row>
        <table:table-row table:style-name="ro1" table:visibility="collapse">
          <table:table-cell/>
          <table:table-cell office:value-type="float" office:value="35.9948825356" calcext:value-type="float">
            <text:p>35,9948825356</text:p>
          </table:table-cell>
          <table:table-cell office:value-type="float" office:value="0.0205001831055" calcext:value-type="float">
            <text:p>0,0205001831</text:p>
          </table:table-cell>
          <table:table-cell table:formula="of:=[.C589]*1000" office:value-type="float" office:value="20.5001831055" calcext:value-type="float">
            <text:p>20,5001831055</text:p>
          </table:table-cell>
          <table:table-cell office:value-type="float" office:value="0.00713014602661" calcext:value-type="float">
            <text:p>0,007130146</text:p>
          </table:table-cell>
          <table:table-cell table:formula="of:=[.E589]*1000" office:value-type="float" office:value="7.13014602661" calcext:value-type="float">
            <text:p>7,1301460266</text:p>
          </table:table-cell>
          <table:table-cell office:value-type="float" office:value="0.000144004821777" calcext:value-type="float">
            <text:p>0,0001440048</text:p>
          </table:table-cell>
          <table:table-cell table:formula="of:=1000*[.G589]" office:value-type="float" office:value="0.144004821777" calcext:value-type="float">
            <text:p>0,1440048218</text:p>
          </table:table-cell>
          <table:table-cell office:value-type="float" office:value="0.027781727" calcext:value-type="float">
            <text:p>0,027781727</text:p>
          </table:table-cell>
          <table:table-cell table:formula="of:=1000*[.I589]" office:value-type="float" office:value="27.781727" calcext:value-type="float">
            <text:p>27,781727</text:p>
          </table:table-cell>
        </table:table-row>
        <table:table-row table:style-name="ro1" table:visibility="collapse">
          <table:table-cell/>
          <table:table-cell office:value-type="float" office:value="30.2438275524" calcext:value-type="float">
            <text:p>30,2438275524</text:p>
          </table:table-cell>
          <table:table-cell office:value-type="float" office:value="0.0229949951172" calcext:value-type="float">
            <text:p>0,0229949951</text:p>
          </table:table-cell>
          <table:table-cell table:formula="of:=[.C590]*1000" office:value-type="float" office:value="22.9949951172" calcext:value-type="float">
            <text:p>22,9949951172</text:p>
          </table:table-cell>
          <table:table-cell office:value-type="float" office:value="0.00984191894531" calcext:value-type="float">
            <text:p>0,0098419189</text:p>
          </table:table-cell>
          <table:table-cell table:formula="of:=[.E590]*1000" office:value-type="float" office:value="9.84191894531" calcext:value-type="float">
            <text:p>9,8419189453</text:p>
          </table:table-cell>
          <table:table-cell office:value-type="float" office:value="0.000220060348511" calcext:value-type="float">
            <text:p>0,0002200603</text:p>
          </table:table-cell>
          <table:table-cell table:formula="of:=1000*[.G590]" office:value-type="float" office:value="0.220060348511" calcext:value-type="float">
            <text:p>0,2200603485</text:p>
          </table:table-cell>
          <table:table-cell office:value-type="float" office:value="0.033064598" calcext:value-type="float">
            <text:p>0,033064598</text:p>
          </table:table-cell>
          <table:table-cell table:formula="of:=1000*[.I590]" office:value-type="float" office:value="33.064598" calcext:value-type="float">
            <text:p>33,064598</text:p>
          </table:table-cell>
        </table:table-row>
        <table:table-row table:style-name="ro1" table:visibility="collapse">
          <table:table-cell/>
          <table:table-cell office:value-type="float" office:value="29.3774086905" calcext:value-type="float">
            <text:p>29,3774086905</text:p>
          </table:table-cell>
          <table:table-cell office:value-type="float" office:value="0.0241508483887" calcext:value-type="float">
            <text:p>0,0241508484</text:p>
          </table:table-cell>
          <table:table-cell table:formula="of:=[.C591]*1000" office:value-type="float" office:value="24.1508483887" calcext:value-type="float">
            <text:p>24,1508483887</text:p>
          </table:table-cell>
          <table:table-cell office:value-type="float" office:value="0.00967597961426" calcext:value-type="float">
            <text:p>0,0096759796</text:p>
          </table:table-cell>
          <table:table-cell table:formula="of:=[.E591]*1000" office:value-type="float" office:value="9.67597961426" calcext:value-type="float">
            <text:p>9,6759796143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591]" office:value-type="float" office:value="0.205039978027" calcext:value-type="float">
            <text:p>0,205039978</text:p>
          </table:table-cell>
          <table:table-cell office:value-type="float" office:value="0.034039762" calcext:value-type="float">
            <text:p>0,034039762</text:p>
          </table:table-cell>
          <table:table-cell table:formula="of:=1000*[.I591]" office:value-type="float" office:value="34.039762" calcext:value-type="float">
            <text:p>34,039762</text:p>
          </table:table-cell>
        </table:table-row>
        <table:table-row table:style-name="ro1" table:visibility="collapse">
          <table:table-cell/>
          <table:table-cell office:value-type="float" office:value="32.9396257505" calcext:value-type="float">
            <text:p>32,9396257505</text:p>
          </table:table-cell>
          <table:table-cell office:value-type="float" office:value="0.0204780101776" calcext:value-type="float">
            <text:p>0,0204780102</text:p>
          </table:table-cell>
          <table:table-cell table:formula="of:=[.C592]*1000" office:value-type="float" office:value="20.4780101776" calcext:value-type="float">
            <text:p>20,4780101776</text:p>
          </table:table-cell>
          <table:table-cell office:value-type="float" office:value="0.00967001914978" calcext:value-type="float">
            <text:p>0,0096700191</text:p>
          </table:table-cell>
          <table:table-cell table:formula="of:=[.E592]*1000" office:value-type="float" office:value="9.67001914978" calcext:value-type="float">
            <text:p>9,6700191498</text:p>
          </table:table-cell>
          <table:table-cell office:value-type="float" office:value="0.000202894210815" calcext:value-type="float">
            <text:p>0,0002028942</text:p>
          </table:table-cell>
          <table:table-cell table:formula="of:=1000*[.G592]" office:value-type="float" office:value="0.202894210815" calcext:value-type="float">
            <text:p>0,2028942108</text:p>
          </table:table-cell>
          <table:table-cell office:value-type="float" office:value="0.030358572" calcext:value-type="float">
            <text:p>0,030358572</text:p>
          </table:table-cell>
          <table:table-cell table:formula="of:=1000*[.I592]" office:value-type="float" office:value="30.358572" calcext:value-type="float">
            <text:p>30,358572</text:p>
          </table:table-cell>
        </table:table-row>
        <table:table-row table:style-name="ro1" table:visibility="collapse">
          <table:table-cell/>
          <table:table-cell office:value-type="float" office:value="29.0900983763" calcext:value-type="float">
            <text:p>29,0900983763</text:p>
          </table:table-cell>
          <table:table-cell office:value-type="float" office:value="0.0243389606476" calcext:value-type="float">
            <text:p>0,0243389606</text:p>
          </table:table-cell>
          <table:table-cell table:formula="of:=[.C593]*1000" office:value-type="float" office:value="24.3389606476" calcext:value-type="float">
            <text:p>24,3389606476</text:p>
          </table:table-cell>
          <table:table-cell office:value-type="float" office:value="0.00980997085571" calcext:value-type="float">
            <text:p>0,0098099709</text:p>
          </table:table-cell>
          <table:table-cell table:formula="of:=[.E593]*1000" office:value-type="float" office:value="9.80997085571" calcext:value-type="float">
            <text:p>9,8099708557</text:p>
          </table:table-cell>
          <table:table-cell office:value-type="float" office:value="0.000217914581299" calcext:value-type="float">
            <text:p>0,0002179146</text:p>
          </table:table-cell>
          <table:table-cell table:formula="of:=1000*[.G593]" office:value-type="float" office:value="0.217914581299" calcext:value-type="float">
            <text:p>0,2179145813</text:p>
          </table:table-cell>
          <table:table-cell office:value-type="float" office:value="0.034375958" calcext:value-type="float">
            <text:p>0,034375958</text:p>
          </table:table-cell>
          <table:table-cell table:formula="of:=1000*[.I593]" office:value-type="float" office:value="34.375958" calcext:value-type="float">
            <text:p>34,375958</text:p>
          </table:table-cell>
        </table:table-row>
        <table:table-row table:style-name="ro1" table:visibility="collapse">
          <table:table-cell/>
          <table:table-cell office:value-type="float" office:value="34.0857396786" calcext:value-type="float">
            <text:p>34,0857396786</text:p>
          </table:table-cell>
          <table:table-cell office:value-type="float" office:value="0.0202579498291" calcext:value-type="float">
            <text:p>0,0202579498</text:p>
          </table:table-cell>
          <table:table-cell table:formula="of:=[.C594]*1000" office:value-type="float" office:value="20.2579498291" calcext:value-type="float">
            <text:p>20,2579498291</text:p>
          </table:table-cell>
          <table:table-cell office:value-type="float" office:value="0.00886297225952" calcext:value-type="float">
            <text:p>0,0088629723</text:p>
          </table:table-cell>
          <table:table-cell table:formula="of:=[.E594]*1000" office:value-type="float" office:value="8.86297225952" calcext:value-type="float">
            <text:p>8,8629722595</text:p>
          </table:table-cell>
          <table:table-cell office:value-type="float" office:value="0.000207901000977" calcext:value-type="float">
            <text:p>0,000207901</text:p>
          </table:table-cell>
          <table:table-cell table:formula="of:=1000*[.G594]" office:value-type="float" office:value="0.207901000977" calcext:value-type="float">
            <text:p>0,207901001</text:p>
          </table:table-cell>
          <table:table-cell office:value-type="float" office:value="0.029337782" calcext:value-type="float">
            <text:p>0,029337782</text:p>
          </table:table-cell>
          <table:table-cell table:formula="of:=1000*[.I594]" office:value-type="float" office:value="29.337782" calcext:value-type="float">
            <text:p>29,337782</text:p>
          </table:table-cell>
        </table:table-row>
        <table:table-row table:style-name="ro1" table:visibility="collapse">
          <table:table-cell/>
          <table:table-cell office:value-type="float" office:value="32.146132719" calcext:value-type="float">
            <text:p>32,146132719</text:p>
          </table:table-cell>
          <table:table-cell office:value-type="float" office:value="0.0211498737335" calcext:value-type="float">
            <text:p>0,0211498737</text:p>
          </table:table-cell>
          <table:table-cell table:formula="of:=[.C595]*1000" office:value-type="float" office:value="21.1498737335" calcext:value-type="float">
            <text:p>21,1498737335</text:p>
          </table:table-cell>
          <table:table-cell office:value-type="float" office:value="0.00974488258362" calcext:value-type="float">
            <text:p>0,0097448826</text:p>
          </table:table-cell>
          <table:table-cell table:formula="of:=[.E595]*1000" office:value-type="float" office:value="9.74488258362" calcext:value-type="float">
            <text:p>9,7448825836</text:p>
          </table:table-cell>
          <table:table-cell office:value-type="float" office:value="0.000205993652344" calcext:value-type="float">
            <text:p>0,0002059937</text:p>
          </table:table-cell>
          <table:table-cell table:formula="of:=1000*[.G595]" office:value-type="float" office:value="0.205993652344" calcext:value-type="float">
            <text:p>0,2059936523</text:p>
          </table:table-cell>
          <table:table-cell office:value-type="float" office:value="0.031107941" calcext:value-type="float">
            <text:p>0,031107941</text:p>
          </table:table-cell>
          <table:table-cell table:formula="of:=1000*[.I595]" office:value-type="float" office:value="31.107941" calcext:value-type="float">
            <text:p>31,107941</text:p>
          </table:table-cell>
        </table:table-row>
        <table:table-row table:style-name="ro1" table:visibility="collapse">
          <table:table-cell/>
          <table:table-cell office:value-type="float" office:value="32.1726989297" calcext:value-type="float">
            <text:p>32,1726989297</text:p>
          </table:table-cell>
          <table:table-cell office:value-type="float" office:value="0.0240769386292" calcext:value-type="float">
            <text:p>0,0240769386</text:p>
          </table:table-cell>
          <table:table-cell table:formula="of:=[.C596]*1000" office:value-type="float" office:value="24.0769386292" calcext:value-type="float">
            <text:p>24,0769386292</text:p>
          </table:table-cell>
          <table:table-cell office:value-type="float" office:value="0.00685691833496" calcext:value-type="float">
            <text:p>0,0068569183</text:p>
          </table:table-cell>
          <table:table-cell table:formula="of:=[.E596]*1000" office:value-type="float" office:value="6.85691833496" calcext:value-type="float">
            <text:p>6,856918335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596]" office:value-type="float" office:value="0.141143798828" calcext:value-type="float">
            <text:p>0,1411437988</text:p>
          </table:table-cell>
          <table:table-cell office:value-type="float" office:value="0.031082254" calcext:value-type="float">
            <text:p>0,031082254</text:p>
          </table:table-cell>
          <table:table-cell table:formula="of:=1000*[.I596]" office:value-type="float" office:value="31.082254" calcext:value-type="float">
            <text:p>31,082254</text:p>
          </table:table-cell>
        </table:table-row>
        <table:table-row table:style-name="ro1" table:visibility="collapse">
          <table:table-cell/>
          <table:table-cell office:value-type="float" office:value="32.8020742195" calcext:value-type="float">
            <text:p>32,8020742195</text:p>
          </table:table-cell>
          <table:table-cell office:value-type="float" office:value="0.0233869552612" calcext:value-type="float">
            <text:p>0,0233869553</text:p>
          </table:table-cell>
          <table:table-cell table:formula="of:=[.C597]*1000" office:value-type="float" office:value="23.3869552612" calcext:value-type="float">
            <text:p>23,3869552612</text:p>
          </table:table-cell>
          <table:table-cell office:value-type="float" office:value="0.00695204734802" calcext:value-type="float">
            <text:p>0,0069520473</text:p>
          </table:table-cell>
          <table:table-cell table:formula="of:=[.E597]*1000" office:value-type="float" office:value="6.95204734802" calcext:value-type="float">
            <text:p>6,952047348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597]" office:value-type="float" office:value="0.141143798828" calcext:value-type="float">
            <text:p>0,1411437988</text:p>
          </table:table-cell>
          <table:table-cell office:value-type="float" office:value="0.030485877" calcext:value-type="float">
            <text:p>0,030485877</text:p>
          </table:table-cell>
          <table:table-cell table:formula="of:=1000*[.I597]" office:value-type="float" office:value="30.485877" calcext:value-type="float">
            <text:p>30,485877</text:p>
          </table:table-cell>
        </table:table-row>
        <table:table-row table:style-name="ro1" table:visibility="collapse">
          <table:table-cell/>
          <table:table-cell office:value-type="float" office:value="32.9765762432" calcext:value-type="float">
            <text:p>32,9765762432</text:p>
          </table:table-cell>
          <table:table-cell office:value-type="float" office:value="0.0230350494385" calcext:value-type="float">
            <text:p>0,0230350494</text:p>
          </table:table-cell>
          <table:table-cell table:formula="of:=[.C598]*1000" office:value-type="float" office:value="23.0350494385" calcext:value-type="float">
            <text:p>23,0350494385</text:p>
          </table:table-cell>
          <table:table-cell office:value-type="float" office:value="0.00710797309875" calcext:value-type="float">
            <text:p>0,0071079731</text:p>
          </table:table-cell>
          <table:table-cell table:formula="of:=[.E598]*1000" office:value-type="float" office:value="7.10797309875" calcext:value-type="float">
            <text:p>7,1079730988</text:p>
          </table:table-cell>
          <table:table-cell office:value-type="float" office:value="0.000173091888428" calcext:value-type="float">
            <text:p>0,0001730919</text:p>
          </table:table-cell>
          <table:table-cell table:formula="of:=1000*[.G598]" office:value-type="float" office:value="0.173091888428" calcext:value-type="float">
            <text:p>0,1730918884</text:p>
          </table:table-cell>
          <table:table-cell office:value-type="float" office:value="0.030324555" calcext:value-type="float">
            <text:p>0,030324555</text:p>
          </table:table-cell>
          <table:table-cell table:formula="of:=1000*[.I598]" office:value-type="float" office:value="30.324555" calcext:value-type="float">
            <text:p>30,324555</text:p>
          </table:table-cell>
        </table:table-row>
        <table:table-row table:style-name="ro1" table:visibility="collapse">
          <table:table-cell/>
          <table:table-cell office:value-type="float" office:value="28.3999674196" calcext:value-type="float">
            <text:p>28,3999674196</text:p>
          </table:table-cell>
          <table:table-cell office:value-type="float" office:value="0.0270609855652" calcext:value-type="float">
            <text:p>0,0270609856</text:p>
          </table:table-cell>
          <table:table-cell table:formula="of:=[.C599]*1000" office:value-type="float" office:value="27.0609855652" calcext:value-type="float">
            <text:p>27,0609855652</text:p>
          </table:table-cell>
          <table:table-cell office:value-type="float" office:value="0.00798511505127" calcext:value-type="float">
            <text:p>0,0079851151</text:p>
          </table:table-cell>
          <table:table-cell table:formula="of:=[.E599]*1000" office:value-type="float" office:value="7.98511505127" calcext:value-type="float">
            <text:p>7,9851150513</text:p>
          </table:table-cell>
          <table:table-cell office:value-type="float" office:value="0.000156879425049" calcext:value-type="float">
            <text:p>0,0001568794</text:p>
          </table:table-cell>
          <table:table-cell table:formula="of:=1000*[.G599]" office:value-type="float" office:value="0.156879425049" calcext:value-type="float">
            <text:p>0,156879425</text:p>
          </table:table-cell>
          <table:table-cell office:value-type="float" office:value="0.035211308" calcext:value-type="float">
            <text:p>0,035211308</text:p>
          </table:table-cell>
          <table:table-cell table:formula="of:=1000*[.I599]" office:value-type="float" office:value="35.211308" calcext:value-type="float">
            <text:p>35,211308</text:p>
          </table:table-cell>
        </table:table-row>
        <table:table-row table:style-name="ro1" table:visibility="collapse">
          <table:table-cell/>
          <table:table-cell office:value-type="float" office:value="34.1201368654" calcext:value-type="float">
            <text:p>34,1201368654</text:p>
          </table:table-cell>
          <table:table-cell office:value-type="float" office:value="0.0221438407898" calcext:value-type="float">
            <text:p>0,0221438408</text:p>
          </table:table-cell>
          <table:table-cell table:formula="of:=[.C600]*1000" office:value-type="float" office:value="22.1438407898" calcext:value-type="float">
            <text:p>22,1438407898</text:p>
          </table:table-cell>
          <table:table-cell office:value-type="float" office:value="0.00701904296875" calcext:value-type="float">
            <text:p>0,007019043</text:p>
          </table:table-cell>
          <table:table-cell table:formula="of:=[.E600]*1000" office:value-type="float" office:value="7.01904296875" calcext:value-type="float">
            <text:p>7,0190429688</text:p>
          </table:table-cell>
          <table:table-cell office:value-type="float" office:value="0.000138998031616" calcext:value-type="float">
            <text:p>0,000138998</text:p>
          </table:table-cell>
          <table:table-cell table:formula="of:=1000*[.G600]" office:value-type="float" office:value="0.138998031616" calcext:value-type="float">
            <text:p>0,1389980316</text:p>
          </table:table-cell>
          <table:table-cell office:value-type="float" office:value="0.029308206" calcext:value-type="float">
            <text:p>0,029308206</text:p>
          </table:table-cell>
          <table:table-cell table:formula="of:=1000*[.I600]" office:value-type="float" office:value="29.308206" calcext:value-type="float">
            <text:p>29,308206</text:p>
          </table:table-cell>
        </table:table-row>
        <table:table-row table:style-name="ro1" table:visibility="collapse">
          <table:table-cell/>
          <table:table-cell office:value-type="float" office:value="32.8641126782" calcext:value-type="float">
            <text:p>32,8641126782</text:p>
          </table:table-cell>
          <table:table-cell office:value-type="float" office:value="0.0233721733093" calcext:value-type="float">
            <text:p>0,0233721733</text:p>
          </table:table-cell>
          <table:table-cell table:formula="of:=[.C601]*1000" office:value-type="float" office:value="23.3721733093" calcext:value-type="float">
            <text:p>23,3721733093</text:p>
          </table:table-cell>
          <table:table-cell office:value-type="float" office:value="0.00687503814697" calcext:value-type="float">
            <text:p>0,0068750381</text:p>
          </table:table-cell>
          <table:table-cell table:formula="of:=[.E601]*1000" office:value-type="float" office:value="6.87503814697" calcext:value-type="float">
            <text:p>6,875038147</text:p>
          </table:table-cell>
          <table:table-cell office:value-type="float" office:value="0.000159025192261" calcext:value-type="float">
            <text:p>0,0001590252</text:p>
          </table:table-cell>
          <table:table-cell table:formula="of:=1000*[.G601]" office:value-type="float" office:value="0.159025192261" calcext:value-type="float">
            <text:p>0,1590251923</text:p>
          </table:table-cell>
          <table:table-cell office:value-type="float" office:value="0.030428328" calcext:value-type="float">
            <text:p>0,030428328</text:p>
          </table:table-cell>
          <table:table-cell table:formula="of:=1000*[.I601]" office:value-type="float" office:value="30.428328" calcext:value-type="float">
            <text:p>30,428328</text:p>
          </table:table-cell>
        </table:table-row>
        <table:table-row table:style-name="ro1" table:visibility="collapse">
          <table:table-cell/>
          <table:table-cell office:value-type="float" office:value="28.3751954483" calcext:value-type="float">
            <text:p>28,3751954483</text:p>
          </table:table-cell>
          <table:table-cell office:value-type="float" office:value="0.0273349285126" calcext:value-type="float">
            <text:p>0,0273349285</text:p>
          </table:table-cell>
          <table:table-cell table:formula="of:=[.C602]*1000" office:value-type="float" office:value="27.3349285126" calcext:value-type="float">
            <text:p>27,3349285126</text:p>
          </table:table-cell>
          <table:table-cell office:value-type="float" office:value="0.00768303871155" calcext:value-type="float">
            <text:p>0,0076830387</text:p>
          </table:table-cell>
          <table:table-cell table:formula="of:=[.E602]*1000" office:value-type="float" office:value="7.68303871155" calcext:value-type="float">
            <text:p>7,6830387116</text:p>
          </table:table-cell>
          <table:table-cell office:value-type="float" office:value="0.000213861465454" calcext:value-type="float">
            <text:p>0,0002138615</text:p>
          </table:table-cell>
          <table:table-cell table:formula="of:=1000*[.G602]" office:value-type="float" office:value="0.213861465454" calcext:value-type="float">
            <text:p>0,2138614655</text:p>
          </table:table-cell>
          <table:table-cell office:value-type="float" office:value="0.035242048" calcext:value-type="float">
            <text:p>0,035242048</text:p>
          </table:table-cell>
          <table:table-cell table:formula="of:=1000*[.I602]" office:value-type="float" office:value="35.242048" calcext:value-type="float">
            <text:p>35,242048</text:p>
          </table:table-cell>
        </table:table-row>
        <table:table-row table:style-name="ro1" table:visibility="collapse">
          <table:table-cell/>
          <table:table-cell office:value-type="float" office:value="33.7678683942" calcext:value-type="float">
            <text:p>33,7678683942</text:p>
          </table:table-cell>
          <table:table-cell office:value-type="float" office:value="0.0224199295044" calcext:value-type="float">
            <text:p>0,0224199295</text:p>
          </table:table-cell>
          <table:table-cell table:formula="of:=[.C603]*1000" office:value-type="float" office:value="22.4199295044" calcext:value-type="float">
            <text:p>22,4199295044</text:p>
          </table:table-cell>
          <table:table-cell office:value-type="float" office:value="0.00704503059387" calcext:value-type="float">
            <text:p>0,0070450306</text:p>
          </table:table-cell>
          <table:table-cell table:formula="of:=[.E603]*1000" office:value-type="float" office:value="7.04503059387" calcext:value-type="float">
            <text:p>7,0450305939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603]" office:value-type="float" office:value="0.139951705933" calcext:value-type="float">
            <text:p>0,1399517059</text:p>
          </table:table-cell>
          <table:table-cell office:value-type="float" office:value="0.029613951" calcext:value-type="float">
            <text:p>0,029613951</text:p>
          </table:table-cell>
          <table:table-cell table:formula="of:=1000*[.I603]" office:value-type="float" office:value="29.613951" calcext:value-type="float">
            <text:p>29,613951</text:p>
          </table:table-cell>
        </table:table-row>
        <table:table-row table:style-name="ro1" table:visibility="collapse">
          <table:table-cell/>
          <table:table-cell office:value-type="float" office:value="32.4770203971" calcext:value-type="float">
            <text:p>32,4770203971</text:p>
          </table:table-cell>
          <table:table-cell office:value-type="float" office:value="0.0230820178986" calcext:value-type="float">
            <text:p>0,0230820179</text:p>
          </table:table-cell>
          <table:table-cell table:formula="of:=[.C604]*1000" office:value-type="float" office:value="23.0820178986" calcext:value-type="float">
            <text:p>23,0820178986</text:p>
          </table:table-cell>
          <table:table-cell office:value-type="float" office:value="0.00756001472473" calcext:value-type="float">
            <text:p>0,0075600147</text:p>
          </table:table-cell>
          <table:table-cell table:formula="of:=[.E604]*1000" office:value-type="float" office:value="7.56001472473" calcext:value-type="float">
            <text:p>7,5600147247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604]" office:value-type="float" office:value="0.139951705933" calcext:value-type="float">
            <text:p>0,1399517059</text:p>
          </table:table-cell>
          <table:table-cell office:value-type="float" office:value="0.030791002" calcext:value-type="float">
            <text:p>0,030791002</text:p>
          </table:table-cell>
          <table:table-cell table:formula="of:=1000*[.I604]" office:value-type="float" office:value="30.791002" calcext:value-type="float">
            <text:p>30,791002</text:p>
          </table:table-cell>
        </table:table-row>
        <table:table-row table:style-name="ro1" table:visibility="collapse">
          <table:table-cell/>
          <table:table-cell office:value-type="float" office:value="29.7169340195" calcext:value-type="float">
            <text:p>29,7169340195</text:p>
          </table:table-cell>
          <table:table-cell office:value-type="float" office:value="0.0266199111938" calcext:value-type="float">
            <text:p>0,0266199112</text:p>
          </table:table-cell>
          <table:table-cell table:formula="of:=[.C605]*1000" office:value-type="float" office:value="26.6199111938" calcext:value-type="float">
            <text:p>26,6199111938</text:p>
          </table:table-cell>
          <table:table-cell office:value-type="float" office:value="0.00688195228577" calcext:value-type="float">
            <text:p>0,0068819523</text:p>
          </table:table-cell>
          <table:table-cell table:formula="of:=[.E605]*1000" office:value-type="float" office:value="6.88195228577" calcext:value-type="float">
            <text:p>6,8819522858</text:p>
          </table:table-cell>
          <table:table-cell office:value-type="float" office:value="0.000141859054565" calcext:value-type="float">
            <text:p>0,0001418591</text:p>
          </table:table-cell>
          <table:table-cell table:formula="of:=1000*[.G605]" office:value-type="float" office:value="0.141859054565" calcext:value-type="float">
            <text:p>0,1418590546</text:p>
          </table:table-cell>
          <table:table-cell office:value-type="float" office:value="0.033650847" calcext:value-type="float">
            <text:p>0,033650847</text:p>
          </table:table-cell>
          <table:table-cell table:formula="of:=1000*[.I605]" office:value-type="float" office:value="33.650847" calcext:value-type="float">
            <text:p>33,650847</text:p>
          </table:table-cell>
        </table:table-row>
        <table:table-row table:style-name="ro1" table:visibility="collapse">
          <table:table-cell/>
          <table:table-cell office:value-type="float" office:value="33.0064800632" calcext:value-type="float">
            <text:p>33,0064800632</text:p>
          </table:table-cell>
          <table:table-cell office:value-type="float" office:value="0.0232989788055" calcext:value-type="float">
            <text:p>0,0232989788</text:p>
          </table:table-cell>
          <table:table-cell table:formula="of:=[.C606]*1000" office:value-type="float" office:value="23.2989788055" calcext:value-type="float">
            <text:p>23,2989788055</text:p>
          </table:table-cell>
          <table:table-cell office:value-type="float" office:value="0.00684690475464" calcext:value-type="float">
            <text:p>0,0068469048</text:p>
          </table:table-cell>
          <table:table-cell table:formula="of:=[.E606]*1000" office:value-type="float" office:value="6.84690475464" calcext:value-type="float">
            <text:p>6,8469047546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606]" office:value-type="float" office:value="0.141143798828" calcext:value-type="float">
            <text:p>0,1411437988</text:p>
          </table:table-cell>
          <table:table-cell office:value-type="float" office:value="0.030297081" calcext:value-type="float">
            <text:p>0,030297081</text:p>
          </table:table-cell>
          <table:table-cell table:formula="of:=1000*[.I606]" office:value-type="float" office:value="30.297081" calcext:value-type="float">
            <text:p>30,297081</text:p>
          </table:table-cell>
        </table:table-row>
        <table:table-row table:style-name="ro1" table:visibility="collapse">
          <table:table-cell/>
          <table:table-cell office:value-type="float" office:value="31.3556558219" calcext:value-type="float">
            <text:p>31,3556558219</text:p>
          </table:table-cell>
          <table:table-cell office:value-type="float" office:value="0.0233058929443" calcext:value-type="float">
            <text:p>0,0233058929</text:p>
          </table:table-cell>
          <table:table-cell table:formula="of:=[.C607]*1000" office:value-type="float" office:value="23.3058929443" calcext:value-type="float">
            <text:p>23,3058929443</text:p>
          </table:table-cell>
          <table:table-cell office:value-type="float" office:value="0.00840997695923" calcext:value-type="float">
            <text:p>0,008409977</text:p>
          </table:table-cell>
          <table:table-cell table:formula="of:=[.E607]*1000" office:value-type="float" office:value="8.40997695923" calcext:value-type="float">
            <text:p>8,4099769592</text:p>
          </table:table-cell>
          <table:table-cell office:value-type="float" office:value="0.000169038772583" calcext:value-type="float">
            <text:p>0,0001690388</text:p>
          </table:table-cell>
          <table:table-cell table:formula="of:=1000*[.G607]" office:value-type="float" office:value="0.169038772583" calcext:value-type="float">
            <text:p>0,1690387726</text:p>
          </table:table-cell>
          <table:table-cell office:value-type="float" office:value="0.031892173" calcext:value-type="float">
            <text:p>0,031892173</text:p>
          </table:table-cell>
          <table:table-cell table:formula="of:=1000*[.I607]" office:value-type="float" office:value="31.892173" calcext:value-type="float">
            <text:p>31,892173</text:p>
          </table:table-cell>
        </table:table-row>
        <table:table-row table:style-name="ro1" table:visibility="collapse">
          <table:table-cell/>
          <table:table-cell office:value-type="float" office:value="30.3511718603" calcext:value-type="float">
            <text:p>30,3511718603</text:p>
          </table:table-cell>
          <table:table-cell office:value-type="float" office:value="0.0257339477539" calcext:value-type="float">
            <text:p>0,0257339478</text:p>
          </table:table-cell>
          <table:table-cell table:formula="of:=[.C608]*1000" office:value-type="float" office:value="25.7339477539" calcext:value-type="float">
            <text:p>25,7339477539</text:p>
          </table:table-cell>
          <table:table-cell office:value-type="float" office:value="0.00699305534363" calcext:value-type="float">
            <text:p>0,0069930553</text:p>
          </table:table-cell>
          <table:table-cell table:formula="of:=[.E608]*1000" office:value-type="float" office:value="6.99305534363" calcext:value-type="float">
            <text:p>6,9930553436</text:p>
          </table:table-cell>
          <table:table-cell office:value-type="float" office:value="0.000211954116821" calcext:value-type="float">
            <text:p>0,0002119541</text:p>
          </table:table-cell>
          <table:table-cell table:formula="of:=1000*[.G608]" office:value-type="float" office:value="0.211954116821" calcext:value-type="float">
            <text:p>0,2119541168</text:p>
          </table:table-cell>
          <table:table-cell office:value-type="float" office:value="0.032947657" calcext:value-type="float">
            <text:p>0,032947657</text:p>
          </table:table-cell>
          <table:table-cell table:formula="of:=1000*[.I608]" office:value-type="float" office:value="32.947657" calcext:value-type="float">
            <text:p>32,947657</text:p>
          </table:table-cell>
        </table:table-row>
        <table:table-row table:style-name="ro1" table:visibility="collapse">
          <table:table-cell/>
          <table:table-cell office:value-type="float" office:value="32.9700441103" calcext:value-type="float">
            <text:p>32,9700441103</text:p>
          </table:table-cell>
          <table:table-cell office:value-type="float" office:value="0.0231010913849" calcext:value-type="float">
            <text:p>0,0231010914</text:p>
          </table:table-cell>
          <table:table-cell table:formula="of:=[.C609]*1000" office:value-type="float" office:value="23.1010913849" calcext:value-type="float">
            <text:p>23,1010913849</text:p>
          </table:table-cell>
          <table:table-cell office:value-type="float" office:value="0.0070641040802" calcext:value-type="float">
            <text:p>0,0070641041</text:p>
          </table:table-cell>
          <table:table-cell table:formula="of:=[.E609]*1000" office:value-type="float" office:value="7.0641040802" calcext:value-type="float">
            <text:p>7,0641040802</text:p>
          </table:table-cell>
          <table:table-cell office:value-type="float" office:value="0.000156879425049" calcext:value-type="float">
            <text:p>0,0001568794</text:p>
          </table:table-cell>
          <table:table-cell table:formula="of:=1000*[.G609]" office:value-type="float" office:value="0.156879425049" calcext:value-type="float">
            <text:p>0,156879425</text:p>
          </table:table-cell>
          <table:table-cell office:value-type="float" office:value="0.030330563" calcext:value-type="float">
            <text:p>0,030330563</text:p>
          </table:table-cell>
          <table:table-cell table:formula="of:=1000*[.I609]" office:value-type="float" office:value="30.330563" calcext:value-type="float">
            <text:p>30,330563</text:p>
          </table:table-cell>
        </table:table-row>
        <table:table-row table:style-name="ro1" table:visibility="collapse">
          <table:table-cell/>
          <table:table-cell office:value-type="float" office:value="32.3871387563" calcext:value-type="float">
            <text:p>32,3871387563</text:p>
          </table:table-cell>
          <table:table-cell office:value-type="float" office:value="0.0233809947968" calcext:value-type="float">
            <text:p>0,0233809948</text:p>
          </table:table-cell>
          <table:table-cell table:formula="of:=[.C610]*1000" office:value-type="float" office:value="23.3809947968" calcext:value-type="float">
            <text:p>23,3809947968</text:p>
          </table:table-cell>
          <table:table-cell office:value-type="float" office:value="0.00731611251831" calcext:value-type="float">
            <text:p>0,0073161125</text:p>
          </table:table-cell>
          <table:table-cell table:formula="of:=[.E610]*1000" office:value-type="float" office:value="7.31611251831" calcext:value-type="float">
            <text:p>7,3161125183</text:p>
          </table:table-cell>
          <table:table-cell office:value-type="float" office:value="0.000169992446899" calcext:value-type="float">
            <text:p>0,0001699924</text:p>
          </table:table-cell>
          <table:table-cell table:formula="of:=1000*[.G610]" office:value-type="float" office:value="0.169992446899" calcext:value-type="float">
            <text:p>0,1699924469</text:p>
          </table:table-cell>
          <table:table-cell office:value-type="float" office:value="0.030876454" calcext:value-type="float">
            <text:p>0,030876454</text:p>
          </table:table-cell>
          <table:table-cell table:formula="of:=1000*[.I610]" office:value-type="float" office:value="30.876454" calcext:value-type="float">
            <text:p>30,876454</text:p>
          </table:table-cell>
        </table:table-row>
        <table:table-row table:style-name="ro1" table:visibility="collapse">
          <table:table-cell/>
          <table:table-cell office:value-type="float" office:value="29.4153620316" calcext:value-type="float">
            <text:p>29,4153620316</text:p>
          </table:table-cell>
          <table:table-cell office:value-type="float" office:value="0.0269250869751" calcext:value-type="float">
            <text:p>0,026925087</text:p>
          </table:table-cell>
          <table:table-cell table:formula="of:=[.C611]*1000" office:value-type="float" office:value="26.9250869751" calcext:value-type="float">
            <text:p>26,9250869751</text:p>
          </table:table-cell>
          <table:table-cell office:value-type="float" office:value="0.00692200660706" calcext:value-type="float">
            <text:p>0,0069220066</text:p>
          </table:table-cell>
          <table:table-cell table:formula="of:=[.E611]*1000" office:value-type="float" office:value="6.92200660706" calcext:value-type="float">
            <text:p>6,9220066071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611]" office:value-type="float" office:value="0.140905380249" calcext:value-type="float">
            <text:p>0,1409053802</text:p>
          </table:table-cell>
          <table:table-cell office:value-type="float" office:value="0.033995842" calcext:value-type="float">
            <text:p>0,033995842</text:p>
          </table:table-cell>
          <table:table-cell table:formula="of:=1000*[.I611]" office:value-type="float" office:value="33.995842" calcext:value-type="float">
            <text:p>33,995842</text:p>
          </table:table-cell>
        </table:table-row>
        <table:table-row table:style-name="ro1" table:visibility="collapse">
          <table:table-cell/>
          <table:table-cell office:value-type="float" office:value="31.7368411598" calcext:value-type="float">
            <text:p>31,7368411598</text:p>
          </table:table-cell>
          <table:table-cell office:value-type="float" office:value="0.0232520103455" calcext:value-type="float">
            <text:p>0,0232520103</text:p>
          </table:table-cell>
          <table:table-cell table:formula="of:=[.C612]*1000" office:value-type="float" office:value="23.2520103455" calcext:value-type="float">
            <text:p>23,2520103455</text:p>
          </table:table-cell>
          <table:table-cell office:value-type="float" office:value="0.00811100006104" calcext:value-type="float">
            <text:p>0,0081110001</text:p>
          </table:table-cell>
          <table:table-cell table:formula="of:=[.E612]*1000" office:value-type="float" office:value="8.11100006104" calcext:value-type="float">
            <text:p>8,111000061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612]" office:value-type="float" office:value="0.140905380249" calcext:value-type="float">
            <text:p>0,1409053802</text:p>
          </table:table-cell>
          <table:table-cell office:value-type="float" office:value="0.031509122" calcext:value-type="float">
            <text:p>0,031509122</text:p>
          </table:table-cell>
          <table:table-cell table:formula="of:=1000*[.I612]" office:value-type="float" office:value="31.509122" calcext:value-type="float">
            <text:p>31,509122</text:p>
          </table:table-cell>
        </table:table-row>
        <table:table-row table:style-name="ro1" table:visibility="collapse">
          <table:table-cell/>
          <table:table-cell office:value-type="float" office:value="27.7317969178" calcext:value-type="float">
            <text:p>27,7317969178</text:p>
          </table:table-cell>
          <table:table-cell office:value-type="float" office:value="0.0261461734772" calcext:value-type="float">
            <text:p>0,0261461735</text:p>
          </table:table-cell>
          <table:table-cell table:formula="of:=[.C613]*1000" office:value-type="float" office:value="26.1461734772" calcext:value-type="float">
            <text:p>26,1461734772</text:p>
          </table:table-cell>
          <table:table-cell office:value-type="float" office:value="0.00975012779236" calcext:value-type="float">
            <text:p>0,0097501278</text:p>
          </table:table-cell>
          <table:table-cell table:formula="of:=[.E613]*1000" office:value-type="float" office:value="9.75012779236" calcext:value-type="float">
            <text:p>9,7501277924</text:p>
          </table:table-cell>
          <table:table-cell office:value-type="float" office:value="0.000155925750732" calcext:value-type="float">
            <text:p>0,0001559258</text:p>
          </table:table-cell>
          <table:table-cell table:formula="of:=1000*[.G613]" office:value-type="float" office:value="0.155925750732" calcext:value-type="float">
            <text:p>0,1559257507</text:p>
          </table:table-cell>
          <table:table-cell office:value-type="float" office:value="0.03605969" calcext:value-type="float">
            <text:p>0,03605969</text:p>
          </table:table-cell>
          <table:table-cell table:formula="of:=1000*[.I613]" office:value-type="float" office:value="36.05969" calcext:value-type="float">
            <text:p>36,05969</text:p>
          </table:table-cell>
        </table:table-row>
        <table:table-row table:style-name="ro1" table:visibility="collapse">
          <table:table-cell/>
          <table:table-cell office:value-type="float" office:value="33.1524865194" calcext:value-type="float">
            <text:p>33,1524865194</text:p>
          </table:table-cell>
          <table:table-cell office:value-type="float" office:value="0.0203959941864" calcext:value-type="float">
            <text:p>0,0203959942</text:p>
          </table:table-cell>
          <table:table-cell table:formula="of:=[.C614]*1000" office:value-type="float" office:value="20.3959941864" calcext:value-type="float">
            <text:p>20,3959941864</text:p>
          </table:table-cell>
          <table:table-cell office:value-type="float" office:value="0.009526014328" calcext:value-type="float">
            <text:p>0,0095260143</text:p>
          </table:table-cell>
          <table:table-cell table:formula="of:=[.E614]*1000" office:value-type="float" office:value="9.526014328" calcext:value-type="float">
            <text:p>9,526014328</text:p>
          </table:table-cell>
          <table:table-cell office:value-type="float" office:value="0.000231027603149" calcext:value-type="float">
            <text:p>0,0002310276</text:p>
          </table:table-cell>
          <table:table-cell table:formula="of:=1000*[.G614]" office:value-type="float" office:value="0.231027603149" calcext:value-type="float">
            <text:p>0,2310276031</text:p>
          </table:table-cell>
          <table:table-cell office:value-type="float" office:value="0.03016365" calcext:value-type="float">
            <text:p>0,03016365</text:p>
          </table:table-cell>
          <table:table-cell table:formula="of:=1000*[.I614]" office:value-type="float" office:value="30.16365" calcext:value-type="float">
            <text:p>30,16365</text:p>
          </table:table-cell>
        </table:table-row>
        <table:table-row table:style-name="ro1" table:visibility="collapse">
          <table:table-cell/>
          <table:table-cell office:value-type="float" office:value="35.6988344937" calcext:value-type="float">
            <text:p>35,6988344937</text:p>
          </table:table-cell>
          <table:table-cell office:value-type="float" office:value="0.0203950405121" calcext:value-type="float">
            <text:p>0,0203950405</text:p>
          </table:table-cell>
          <table:table-cell table:formula="of:=[.C615]*1000" office:value-type="float" office:value="20.3950405121" calcext:value-type="float">
            <text:p>20,3950405121</text:p>
          </table:table-cell>
          <table:table-cell office:value-type="float" office:value="0.00745987892151" calcext:value-type="float">
            <text:p>0,0074598789</text:p>
          </table:table-cell>
          <table:table-cell table:formula="of:=[.E615]*1000" office:value-type="float" office:value="7.45987892151" calcext:value-type="float">
            <text:p>7,4598789215</text:p>
          </table:table-cell>
          <table:table-cell office:value-type="float" office:value="0.000150203704834" calcext:value-type="float">
            <text:p>0,0001502037</text:p>
          </table:table-cell>
          <table:table-cell table:formula="of:=1000*[.G615]" office:value-type="float" office:value="0.150203704834" calcext:value-type="float">
            <text:p>0,1502037048</text:p>
          </table:table-cell>
          <table:table-cell office:value-type="float" office:value="0.028012119" calcext:value-type="float">
            <text:p>0,028012119</text:p>
          </table:table-cell>
          <table:table-cell table:formula="of:=1000*[.I615]" office:value-type="float" office:value="28.012119" calcext:value-type="float">
            <text:p>28,012119</text:p>
          </table:table-cell>
        </table:table-row>
        <table:table-row table:style-name="ro1" table:visibility="collapse">
          <table:table-cell/>
          <table:table-cell office:value-type="float" office:value="29.3861667617" calcext:value-type="float">
            <text:p>29,3861667617</text:p>
          </table:table-cell>
          <table:table-cell office:value-type="float" office:value="0.0266518592834" calcext:value-type="float">
            <text:p>0,0266518593</text:p>
          </table:table-cell>
          <table:table-cell table:formula="of:=[.C616]*1000" office:value-type="float" office:value="26.6518592834" calcext:value-type="float">
            <text:p>26,6518592834</text:p>
          </table:table-cell>
          <table:table-cell office:value-type="float" office:value="0.00719690322876" calcext:value-type="float">
            <text:p>0,0071969032</text:p>
          </table:table-cell>
          <table:table-cell table:formula="of:=[.E616]*1000" office:value-type="float" office:value="7.19690322876" calcext:value-type="float">
            <text:p>7,1969032288</text:p>
          </table:table-cell>
          <table:table-cell office:value-type="float" office:value="0.000172138214111" calcext:value-type="float">
            <text:p>0,0001721382</text:p>
          </table:table-cell>
          <table:table-cell table:formula="of:=1000*[.G616]" office:value-type="float" office:value="0.172138214111" calcext:value-type="float">
            <text:p>0,1721382141</text:p>
          </table:table-cell>
          <table:table-cell office:value-type="float" office:value="0.034029617" calcext:value-type="float">
            <text:p>0,034029617</text:p>
          </table:table-cell>
          <table:table-cell table:formula="of:=1000*[.I616]" office:value-type="float" office:value="34.029617" calcext:value-type="float">
            <text:p>34,029617</text:p>
          </table:table-cell>
        </table:table-row>
        <table:table-row table:style-name="ro1" table:visibility="collapse">
          <table:table-cell/>
          <table:table-cell office:value-type="float" office:value="30.6367161313" calcext:value-type="float">
            <text:p>30,6367161313</text:p>
          </table:table-cell>
          <table:table-cell office:value-type="float" office:value="0.0228478908539" calcext:value-type="float">
            <text:p>0,0228478909</text:p>
          </table:table-cell>
          <table:table-cell table:formula="of:=[.C617]*1000" office:value-type="float" office:value="22.8478908539" calcext:value-type="float">
            <text:p>22,8478908539</text:p>
          </table:table-cell>
          <table:table-cell office:value-type="float" office:value="0.00957608222961" calcext:value-type="float">
            <text:p>0,0095760822</text:p>
          </table:table-cell>
          <table:table-cell table:formula="of:=[.E617]*1000" office:value-type="float" office:value="9.57608222961" calcext:value-type="float">
            <text:p>9,5760822296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617]" office:value-type="float" office:value="0.204086303711" calcext:value-type="float">
            <text:p>0,2040863037</text:p>
          </table:table-cell>
          <table:table-cell office:value-type="float" office:value="0.032640574" calcext:value-type="float">
            <text:p>0,032640574</text:p>
          </table:table-cell>
          <table:table-cell table:formula="of:=1000*[.I617]" office:value-type="float" office:value="32.640574" calcext:value-type="float">
            <text:p>32,640574</text:p>
          </table:table-cell>
        </table:table-row>
        <table:table-row table:style-name="ro1" table:visibility="collapse">
          <table:table-cell/>
          <table:table-cell office:value-type="float" office:value="33.2136953883" calcext:value-type="float">
            <text:p>33,2136953883</text:p>
          </table:table-cell>
          <table:table-cell office:value-type="float" office:value="0.0203719139099" calcext:value-type="float">
            <text:p>0,0203719139</text:p>
          </table:table-cell>
          <table:table-cell table:formula="of:=[.C618]*1000" office:value-type="float" office:value="20.3719139099" calcext:value-type="float">
            <text:p>20,3719139099</text:p>
          </table:table-cell>
          <table:table-cell office:value-type="float" office:value="0.00956892967224" calcext:value-type="float">
            <text:p>0,0095689297</text:p>
          </table:table-cell>
          <table:table-cell table:formula="of:=[.E618]*1000" office:value-type="float" office:value="9.56892967224" calcext:value-type="float">
            <text:p>9,5689296722</text:p>
          </table:table-cell>
          <table:table-cell office:value-type="float" office:value="0.000157117843628" calcext:value-type="float">
            <text:p>0,0001571178</text:p>
          </table:table-cell>
          <table:table-cell table:formula="of:=1000*[.G618]" office:value-type="float" office:value="0.157117843628" calcext:value-type="float">
            <text:p>0,1571178436</text:p>
          </table:table-cell>
          <table:table-cell office:value-type="float" office:value="0.030108062" calcext:value-type="float">
            <text:p>0,030108062</text:p>
          </table:table-cell>
          <table:table-cell table:formula="of:=1000*[.I618]" office:value-type="float" office:value="30.108062" calcext:value-type="float">
            <text:p>30,108062</text:p>
          </table:table-cell>
        </table:table-row>
        <table:table-row table:style-name="ro1" table:visibility="collapse">
          <table:table-cell/>
          <table:table-cell office:value-type="float" office:value="28.6409434143" calcext:value-type="float">
            <text:p>28,6409434143</text:p>
          </table:table-cell>
          <table:table-cell office:value-type="float" office:value="0.0248830318451" calcext:value-type="float">
            <text:p>0,0248830318</text:p>
          </table:table-cell>
          <table:table-cell table:formula="of:=[.C619]*1000" office:value-type="float" office:value="24.8830318451" calcext:value-type="float">
            <text:p>24,8830318451</text:p>
          </table:table-cell>
          <table:table-cell office:value-type="float" office:value="0.00981998443604" calcext:value-type="float">
            <text:p>0,0098199844</text:p>
          </table:table-cell>
          <table:table-cell table:formula="of:=[.E619]*1000" office:value-type="float" office:value="9.81998443604" calcext:value-type="float">
            <text:p>9,819984436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619]" office:value-type="float" office:value="0.205039978027" calcext:value-type="float">
            <text:p>0,205039978</text:p>
          </table:table-cell>
          <table:table-cell office:value-type="float" office:value="0.034915051" calcext:value-type="float">
            <text:p>0,034915051</text:p>
          </table:table-cell>
          <table:table-cell table:formula="of:=1000*[.I619]" office:value-type="float" office:value="34.915051" calcext:value-type="float">
            <text:p>34,915051</text:p>
          </table:table-cell>
        </table:table-row>
        <table:table-row table:style-name="ro1" table:visibility="collapse">
          <table:table-cell/>
          <table:table-cell office:value-type="float" office:value="33.9759741617" calcext:value-type="float">
            <text:p>33,9759741617</text:p>
          </table:table-cell>
          <table:table-cell office:value-type="float" office:value="0.0203080177307" calcext:value-type="float">
            <text:p>0,0203080177</text:p>
          </table:table-cell>
          <table:table-cell table:formula="of:=[.C620]*1000" office:value-type="float" office:value="20.3080177307" calcext:value-type="float">
            <text:p>20,3080177307</text:p>
          </table:table-cell>
          <table:table-cell office:value-type="float" office:value="0.00891304016113" calcext:value-type="float">
            <text:p>0,0089130402</text:p>
          </table:table-cell>
          <table:table-cell table:formula="of:=[.E620]*1000" office:value-type="float" office:value="8.91304016113" calcext:value-type="float">
            <text:p>8,9130401611</text:p>
          </table:table-cell>
          <table:table-cell office:value-type="float" office:value="0.000202894210815" calcext:value-type="float">
            <text:p>0,0002028942</text:p>
          </table:table-cell>
          <table:table-cell table:formula="of:=1000*[.G620]" office:value-type="float" office:value="0.202894210815" calcext:value-type="float">
            <text:p>0,2028942108</text:p>
          </table:table-cell>
          <table:table-cell office:value-type="float" office:value="0.029432563" calcext:value-type="float">
            <text:p>0,029432563</text:p>
          </table:table-cell>
          <table:table-cell table:formula="of:=1000*[.I620]" office:value-type="float" office:value="29.432563" calcext:value-type="float">
            <text:p>29,432563</text:p>
          </table:table-cell>
        </table:table-row>
        <table:table-row table:style-name="ro1" table:visibility="collapse">
          <table:table-cell/>
          <table:table-cell office:value-type="float" office:value="36.101436227" calcext:value-type="float">
            <text:p>36,101436227</text:p>
          </table:table-cell>
          <table:table-cell office:value-type="float" office:value="0.0201539993286" calcext:value-type="float">
            <text:p>0,0201539993</text:p>
          </table:table-cell>
          <table:table-cell table:formula="of:=[.C621]*1000" office:value-type="float" office:value="20.1539993286" calcext:value-type="float">
            <text:p>20,1539993286</text:p>
          </table:table-cell>
          <table:table-cell office:value-type="float" office:value="0.00736904144287" calcext:value-type="float">
            <text:p>0,0073690414</text:p>
          </table:table-cell>
          <table:table-cell table:formula="of:=[.E621]*1000" office:value-type="float" office:value="7.36904144287" calcext:value-type="float">
            <text:p>7,3690414429</text:p>
          </table:table-cell>
          <table:table-cell office:value-type="float" office:value="0.000168800354004" calcext:value-type="float">
            <text:p>0,0001688004</text:p>
          </table:table-cell>
          <table:table-cell table:formula="of:=1000*[.G621]" office:value-type="float" office:value="0.168800354004" calcext:value-type="float">
            <text:p>0,168800354</text:p>
          </table:table-cell>
          <table:table-cell office:value-type="float" office:value="0.027699729" calcext:value-type="float">
            <text:p>0,027699729</text:p>
          </table:table-cell>
          <table:table-cell table:formula="of:=1000*[.I621]" office:value-type="float" office:value="27.699729" calcext:value-type="float">
            <text:p>27,699729</text:p>
          </table:table-cell>
        </table:table-row>
        <table:table-row table:style-name="ro1" table:visibility="collapse">
          <table:table-cell/>
          <table:table-cell office:value-type="float" office:value="29.3853403707" calcext:value-type="float">
            <text:p>29,3853403707</text:p>
          </table:table-cell>
          <table:table-cell office:value-type="float" office:value="0.0268249511719" calcext:value-type="float">
            <text:p>0,0268249512</text:p>
          </table:table-cell>
          <table:table-cell table:formula="of:=[.C622]*1000" office:value-type="float" office:value="26.8249511719" calcext:value-type="float">
            <text:p>26,8249511719</text:p>
          </table:table-cell>
          <table:table-cell office:value-type="float" office:value="0.00703001022339" calcext:value-type="float">
            <text:p>0,0070300102</text:p>
          </table:table-cell>
          <table:table-cell table:formula="of:=[.E622]*1000" office:value-type="float" office:value="7.03001022339" calcext:value-type="float">
            <text:p>7,0300102234</text:p>
          </table:table-cell>
          <table:table-cell office:value-type="float" office:value="0.000167846679688" calcext:value-type="float">
            <text:p>0,0001678467</text:p>
          </table:table-cell>
          <table:table-cell table:formula="of:=1000*[.G622]" office:value-type="float" office:value="0.167846679688" calcext:value-type="float">
            <text:p>0,1678466797</text:p>
          </table:table-cell>
          <table:table-cell office:value-type="float" office:value="0.034030574" calcext:value-type="float">
            <text:p>0,034030574</text:p>
          </table:table-cell>
          <table:table-cell table:formula="of:=1000*[.I622]" office:value-type="float" office:value="34.030574" calcext:value-type="float">
            <text:p>34,030574</text:p>
          </table:table-cell>
        </table:table-row>
        <table:table-row table:style-name="ro1" table:visibility="collapse">
          <table:table-cell/>
          <table:table-cell office:value-type="float" office:value="33.2004683789" calcext:value-type="float">
            <text:p>33,2004683789</text:p>
          </table:table-cell>
          <table:table-cell office:value-type="float" office:value="0.0230610370636" calcext:value-type="float">
            <text:p>0,0230610371</text:p>
          </table:table-cell>
          <table:table-cell table:formula="of:=[.C623]*1000" office:value-type="float" office:value="23.0610370636" calcext:value-type="float">
            <text:p>23,0610370636</text:p>
          </table:table-cell>
          <table:table-cell office:value-type="float" office:value="0.0069100856781" calcext:value-type="float">
            <text:p>0,0069100857</text:p>
          </table:table-cell>
          <table:table-cell table:formula="of:=[.E623]*1000" office:value-type="float" office:value="6.9100856781" calcext:value-type="float">
            <text:p>6,9100856781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623]" office:value-type="float" office:value="0.140905380249" calcext:value-type="float">
            <text:p>0,1409053802</text:p>
          </table:table-cell>
          <table:table-cell office:value-type="float" office:value="0.030120057" calcext:value-type="float">
            <text:p>0,030120057</text:p>
          </table:table-cell>
          <table:table-cell table:formula="of:=1000*[.I623]" office:value-type="float" office:value="30.120057" calcext:value-type="float">
            <text:p>30,120057</text:p>
          </table:table-cell>
        </table:table-row>
        <table:table-row table:style-name="ro1" table:visibility="collapse">
          <table:table-cell/>
          <table:table-cell office:value-type="float" office:value="32.842967035" calcext:value-type="float">
            <text:p>32,842967035</text:p>
          </table:table-cell>
          <table:table-cell office:value-type="float" office:value="0.0232200622559" calcext:value-type="float">
            <text:p>0,0232200623</text:p>
          </table:table-cell>
          <table:table-cell table:formula="of:=[.C624]*1000" office:value-type="float" office:value="23.2200622559" calcext:value-type="float">
            <text:p>23,2200622559</text:p>
          </table:table-cell>
          <table:table-cell office:value-type="float" office:value="0.00706315040588" calcext:value-type="float">
            <text:p>0,0070631504</text:p>
          </table:table-cell>
          <table:table-cell table:formula="of:=[.E624]*1000" office:value-type="float" office:value="7.06315040588" calcext:value-type="float">
            <text:p>7,0631504059</text:p>
          </table:table-cell>
          <table:table-cell office:value-type="float" office:value="0.000156879425049" calcext:value-type="float">
            <text:p>0,0001568794</text:p>
          </table:table-cell>
          <table:table-cell table:formula="of:=1000*[.G624]" office:value-type="float" office:value="0.156879425049" calcext:value-type="float">
            <text:p>0,156879425</text:p>
          </table:table-cell>
          <table:table-cell office:value-type="float" office:value="0.030447919" calcext:value-type="float">
            <text:p>0,030447919</text:p>
          </table:table-cell>
          <table:table-cell table:formula="of:=1000*[.I624]" office:value-type="float" office:value="30.447919" calcext:value-type="float">
            <text:p>30,447919</text:p>
          </table:table-cell>
        </table:table-row>
        <table:table-row table:style-name="ro1" table:visibility="collapse">
          <table:table-cell/>
          <table:table-cell office:value-type="float" office:value="28.5700196613" calcext:value-type="float">
            <text:p>28,5700196613</text:p>
          </table:table-cell>
          <table:table-cell office:value-type="float" office:value="0.0271971225739" calcext:value-type="float">
            <text:p>0,0271971226</text:p>
          </table:table-cell>
          <table:table-cell table:formula="of:=[.C625]*1000" office:value-type="float" office:value="27.1971225739" calcext:value-type="float">
            <text:p>27,1971225739</text:p>
          </table:table-cell>
          <table:table-cell office:value-type="float" office:value="0.00757598876953" calcext:value-type="float">
            <text:p>0,0075759888</text:p>
          </table:table-cell>
          <table:table-cell table:formula="of:=[.E625]*1000" office:value-type="float" office:value="7.57598876953" calcext:value-type="float">
            <text:p>7,5759887695</text:p>
          </table:table-cell>
          <table:table-cell office:value-type="float" office:value="0.000219106674194" calcext:value-type="float">
            <text:p>0,0002191067</text:p>
          </table:table-cell>
          <table:table-cell table:formula="of:=1000*[.G625]" office:value-type="float" office:value="0.219106674194" calcext:value-type="float">
            <text:p>0,2191066742</text:p>
          </table:table-cell>
          <table:table-cell office:value-type="float" office:value="0.035001726" calcext:value-type="float">
            <text:p>0,035001726</text:p>
          </table:table-cell>
          <table:table-cell table:formula="of:=1000*[.I625]" office:value-type="float" office:value="35.001726" calcext:value-type="float">
            <text:p>35,001726</text:p>
          </table:table-cell>
        </table:table-row>
        <table:table-row table:style-name="ro1" table:visibility="collapse">
          <table:table-cell/>
          <table:table-cell office:value-type="float" office:value="33.9569862102" calcext:value-type="float">
            <text:p>33,9569862102</text:p>
          </table:table-cell>
          <table:table-cell office:value-type="float" office:value="0.0221729278564" calcext:value-type="float">
            <text:p>0,0221729279</text:p>
          </table:table-cell>
          <table:table-cell table:formula="of:=[.C626]*1000" office:value-type="float" office:value="22.1729278564" calcext:value-type="float">
            <text:p>22,1729278564</text:p>
          </table:table-cell>
          <table:table-cell office:value-type="float" office:value="0.0071280002594" calcext:value-type="float">
            <text:p>0,0071280003</text:p>
          </table:table-cell>
          <table:table-cell table:formula="of:=[.E626]*1000" office:value-type="float" office:value="7.1280002594" calcext:value-type="float">
            <text:p>7,1280002594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626]" office:value-type="float" office:value="0.141143798828" calcext:value-type="float">
            <text:p>0,1411437988</text:p>
          </table:table-cell>
          <table:table-cell office:value-type="float" office:value="0.029449021" calcext:value-type="float">
            <text:p>0,029449021</text:p>
          </table:table-cell>
          <table:table-cell table:formula="of:=1000*[.I626]" office:value-type="float" office:value="29.449021" calcext:value-type="float">
            <text:p>29,449021</text:p>
          </table:table-cell>
        </table:table-row>
        <table:table-row table:style-name="ro1" table:visibility="collapse">
          <table:table-cell/>
          <table:table-cell office:value-type="float" office:value="32.8114884833" calcext:value-type="float">
            <text:p>32,8114884833</text:p>
          </table:table-cell>
          <table:table-cell office:value-type="float" office:value="0.0230741500854" calcext:value-type="float">
            <text:p>0,0230741501</text:p>
          </table:table-cell>
          <table:table-cell table:formula="of:=[.C627]*1000" office:value-type="float" office:value="23.0741500854" calcext:value-type="float">
            <text:p>23,0741500854</text:p>
          </table:table-cell>
          <table:table-cell office:value-type="float" office:value="0.00722479820251" calcext:value-type="float">
            <text:p>0,0072247982</text:p>
          </table:table-cell>
          <table:table-cell table:formula="of:=[.E627]*1000" office:value-type="float" office:value="7.22479820251" calcext:value-type="float">
            <text:p>7,2247982025</text:p>
          </table:table-cell>
          <table:table-cell office:value-type="float" office:value="0.000168085098267" calcext:value-type="float">
            <text:p>0,0001680851</text:p>
          </table:table-cell>
          <table:table-cell table:formula="of:=1000*[.G627]" office:value-type="float" office:value="0.168085098267" calcext:value-type="float">
            <text:p>0,1680850983</text:p>
          </table:table-cell>
          <table:table-cell office:value-type="float" office:value="0.03047713" calcext:value-type="float">
            <text:p>0,03047713</text:p>
          </table:table-cell>
          <table:table-cell table:formula="of:=1000*[.I627]" office:value-type="float" office:value="30.47713" calcext:value-type="float">
            <text:p>30,47713</text:p>
          </table:table-cell>
        </table:table-row>
        <table:table-row table:style-name="ro1" table:visibility="collapse">
          <table:table-cell/>
          <table:table-cell office:value-type="float" office:value="28.3735506187" calcext:value-type="float">
            <text:p>28,3735506187</text:p>
          </table:table-cell>
          <table:table-cell office:value-type="float" office:value="0.0271801948547" calcext:value-type="float">
            <text:p>0,0271801949</text:p>
          </table:table-cell>
          <table:table-cell table:formula="of:=[.C628]*1000" office:value-type="float" office:value="27.1801948547" calcext:value-type="float">
            <text:p>27,1801948547</text:p>
          </table:table-cell>
          <table:table-cell office:value-type="float" office:value="0.00790810585022" calcext:value-type="float">
            <text:p>0,0079081059</text:p>
          </table:table-cell>
          <table:table-cell table:formula="of:=[.E628]*1000" office:value-type="float" office:value="7.90810585022" calcext:value-type="float">
            <text:p>7,9081058502</text:p>
          </table:table-cell>
          <table:table-cell office:value-type="float" office:value="0.000149011611938" calcext:value-type="float">
            <text:p>0,0001490116</text:p>
          </table:table-cell>
          <table:table-cell table:formula="of:=1000*[.G628]" office:value-type="float" office:value="0.149011611938" calcext:value-type="float">
            <text:p>0,1490116119</text:p>
          </table:table-cell>
          <table:table-cell office:value-type="float" office:value="0.035244091" calcext:value-type="float">
            <text:p>0,035244091</text:p>
          </table:table-cell>
          <table:table-cell table:formula="of:=1000*[.I628]" office:value-type="float" office:value="35.244091" calcext:value-type="float">
            <text:p>35,244091</text:p>
          </table:table-cell>
        </table:table-row>
        <table:table-row table:style-name="ro1" table:visibility="collapse">
          <table:table-cell/>
          <table:table-cell office:value-type="float" office:value="34.126580675" calcext:value-type="float">
            <text:p>34,126580675</text:p>
          </table:table-cell>
          <table:table-cell office:value-type="float" office:value="0.022274017334" calcext:value-type="float">
            <text:p>0,0222740173</text:p>
          </table:table-cell>
          <table:table-cell table:formula="of:=[.C629]*1000" office:value-type="float" office:value="22.274017334" calcext:value-type="float">
            <text:p>22,274017334</text:p>
          </table:table-cell>
          <table:table-cell office:value-type="float" office:value="0.00688099861145" calcext:value-type="float">
            <text:p>0,0068809986</text:p>
          </table:table-cell>
          <table:table-cell table:formula="of:=[.E629]*1000" office:value-type="float" office:value="6.88099861145" calcext:value-type="float">
            <text:p>6,8809986115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629]" office:value-type="float" office:value="0.141143798828" calcext:value-type="float">
            <text:p>0,1411437988</text:p>
          </table:table-cell>
          <table:table-cell office:value-type="float" office:value="0.029302672" calcext:value-type="float">
            <text:p>0,029302672</text:p>
          </table:table-cell>
          <table:table-cell table:formula="of:=1000*[.I629]" office:value-type="float" office:value="29.302672" calcext:value-type="float">
            <text:p>29,302672</text:p>
          </table:table-cell>
        </table:table-row>
        <table:table-row table:style-name="ro1" table:visibility="collapse">
          <table:table-cell/>
          <table:table-cell office:value-type="float" office:value="29.0233216901" calcext:value-type="float">
            <text:p>29,0233216901</text:p>
          </table:table-cell>
          <table:table-cell office:value-type="float" office:value="0.0272400379181" calcext:value-type="float">
            <text:p>0,0272400379</text:p>
          </table:table-cell>
          <table:table-cell table:formula="of:=[.C630]*1000" office:value-type="float" office:value="27.2400379181" calcext:value-type="float">
            <text:p>27,2400379181</text:p>
          </table:table-cell>
          <table:table-cell office:value-type="float" office:value="0.00706386566162" calcext:value-type="float">
            <text:p>0,0070638657</text:p>
          </table:table-cell>
          <table:table-cell table:formula="of:=[.E630]*1000" office:value-type="float" office:value="7.06386566162" calcext:value-type="float">
            <text:p>7,0638656616</text:p>
          </table:table-cell>
          <table:table-cell office:value-type="float" office:value="0.000142097473145" calcext:value-type="float">
            <text:p>0,0001420975</text:p>
          </table:table-cell>
          <table:table-cell table:formula="of:=1000*[.G630]" office:value-type="float" office:value="0.142097473145" calcext:value-type="float">
            <text:p>0,1420974731</text:p>
          </table:table-cell>
          <table:table-cell office:value-type="float" office:value="0.03445505" calcext:value-type="float">
            <text:p>0,03445505</text:p>
          </table:table-cell>
          <table:table-cell table:formula="of:=1000*[.I630]" office:value-type="float" office:value="34.45505" calcext:value-type="float">
            <text:p>34,45505</text:p>
          </table:table-cell>
        </table:table-row>
        <table:table-row table:style-name="ro1" table:visibility="collapse">
          <table:table-cell/>
          <table:table-cell office:value-type="float" office:value="33.1621206208" calcext:value-type="float">
            <text:p>33,1621206208</text:p>
          </table:table-cell>
          <table:table-cell office:value-type="float" office:value="0.0230710506439" calcext:value-type="float">
            <text:p>0,0230710506</text:p>
          </table:table-cell>
          <table:table-cell table:formula="of:=[.C631]*1000" office:value-type="float" office:value="23.0710506439" calcext:value-type="float">
            <text:p>23,0710506439</text:p>
          </table:table-cell>
          <table:table-cell office:value-type="float" office:value="0.00690698623657" calcext:value-type="float">
            <text:p>0,0069069862</text:p>
          </table:table-cell>
          <table:table-cell table:formula="of:=[.E631]*1000" office:value-type="float" office:value="6.90698623657" calcext:value-type="float">
            <text:p>6,9069862366</text:p>
          </table:table-cell>
          <table:table-cell office:value-type="float" office:value="0.000166893005371" calcext:value-type="float">
            <text:p>0,000166893</text:p>
          </table:table-cell>
          <table:table-cell table:formula="of:=1000*[.G631]" office:value-type="float" office:value="0.166893005371" calcext:value-type="float">
            <text:p>0,1668930054</text:p>
          </table:table-cell>
          <table:table-cell office:value-type="float" office:value="0.030154887" calcext:value-type="float">
            <text:p>0,030154887</text:p>
          </table:table-cell>
          <table:table-cell table:formula="of:=1000*[.I631]" office:value-type="float" office:value="30.154887" calcext:value-type="float">
            <text:p>30,154887</text:p>
          </table:table-cell>
        </table:table-row>
        <table:table-row table:style-name="ro1" table:visibility="collapse">
          <table:table-cell/>
          <table:table-cell office:value-type="float" office:value="32.3404586155" calcext:value-type="float">
            <text:p>32,3404586155</text:p>
          </table:table-cell>
          <table:table-cell office:value-type="float" office:value="0.0232400894165" calcext:value-type="float">
            <text:p>0,0232400894</text:p>
          </table:table-cell>
          <table:table-cell table:formula="of:=[.C632]*1000" office:value-type="float" office:value="23.2400894165" calcext:value-type="float">
            <text:p>23,2400894165</text:p>
          </table:table-cell>
          <table:table-cell office:value-type="float" office:value="0.00753116607666" calcext:value-type="float">
            <text:p>0,0075311661</text:p>
          </table:table-cell>
          <table:table-cell table:formula="of:=[.E632]*1000" office:value-type="float" office:value="7.53116607666" calcext:value-type="float">
            <text:p>7,5311660767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632]" office:value-type="float" office:value="0.140905380249" calcext:value-type="float">
            <text:p>0,1409053802</text:p>
          </table:table-cell>
          <table:table-cell office:value-type="float" office:value="0.030921021" calcext:value-type="float">
            <text:p>0,030921021</text:p>
          </table:table-cell>
          <table:table-cell table:formula="of:=1000*[.I632]" office:value-type="float" office:value="30.921021" calcext:value-type="float">
            <text:p>30,921021</text:p>
          </table:table-cell>
        </table:table-row>
        <table:table-row table:style-name="ro1" table:visibility="collapse">
          <table:table-cell/>
          <table:table-cell office:value-type="float" office:value="28.9449834306" calcext:value-type="float">
            <text:p>28,9449834306</text:p>
          </table:table-cell>
          <table:table-cell office:value-type="float" office:value="0.0266630649567" calcext:value-type="float">
            <text:p>0,026663065</text:p>
          </table:table-cell>
          <table:table-cell table:formula="of:=[.C633]*1000" office:value-type="float" office:value="26.6630649567" calcext:value-type="float">
            <text:p>26,6630649567</text:p>
          </table:table-cell>
          <table:table-cell office:value-type="float" office:value="0.00772404670715" calcext:value-type="float">
            <text:p>0,0077240467</text:p>
          </table:table-cell>
          <table:table-cell table:formula="of:=[.E633]*1000" office:value-type="float" office:value="7.72404670715" calcext:value-type="float">
            <text:p>7,7240467072</text:p>
          </table:table-cell>
          <table:table-cell office:value-type="float" office:value="0.000152826309204" calcext:value-type="float">
            <text:p>0,0001528263</text:p>
          </table:table-cell>
          <table:table-cell table:formula="of:=1000*[.G633]" office:value-type="float" office:value="0.152826309204" calcext:value-type="float">
            <text:p>0,1528263092</text:p>
          </table:table-cell>
          <table:table-cell office:value-type="float" office:value="0.034548301" calcext:value-type="float">
            <text:p>0,034548301</text:p>
          </table:table-cell>
          <table:table-cell table:formula="of:=1000*[.I633]" office:value-type="float" office:value="34.548301" calcext:value-type="float">
            <text:p>34,548301</text:p>
          </table:table-cell>
        </table:table-row>
        <table:table-row table:style-name="ro1" table:visibility="collapse">
          <table:table-cell/>
          <table:table-cell office:value-type="float" office:value="33.6972615112" calcext:value-type="float">
            <text:p>33,6972615112</text:p>
          </table:table-cell>
          <table:table-cell office:value-type="float" office:value="0.0224850177765" calcext:value-type="float">
            <text:p>0,0224850178</text:p>
          </table:table-cell>
          <table:table-cell table:formula="of:=[.C634]*1000" office:value-type="float" office:value="22.4850177765" calcext:value-type="float">
            <text:p>22,4850177765</text:p>
          </table:table-cell>
          <table:table-cell office:value-type="float" office:value="0.00704097747803" calcext:value-type="float">
            <text:p>0,0070409775</text:p>
          </table:table-cell>
          <table:table-cell table:formula="of:=[.E634]*1000" office:value-type="float" office:value="7.04097747803" calcext:value-type="float">
            <text:p>7,040977478</text:p>
          </table:table-cell>
          <table:table-cell office:value-type="float" office:value="0.000142097473145" calcext:value-type="float">
            <text:p>0,0001420975</text:p>
          </table:table-cell>
          <table:table-cell table:formula="of:=1000*[.G634]" office:value-type="float" office:value="0.142097473145" calcext:value-type="float">
            <text:p>0,1420974731</text:p>
          </table:table-cell>
          <table:table-cell office:value-type="float" office:value="0.029676002" calcext:value-type="float">
            <text:p>0,029676002</text:p>
          </table:table-cell>
          <table:table-cell table:formula="of:=1000*[.I634]" office:value-type="float" office:value="29.676002" calcext:value-type="float">
            <text:p>29,676002</text:p>
          </table:table-cell>
        </table:table-row>
        <table:table-row table:style-name="ro1" table:visibility="collapse">
          <table:table-cell/>
          <table:table-cell office:value-type="float" office:value="33.0670717603" calcext:value-type="float">
            <text:p>33,0670717603</text:p>
          </table:table-cell>
          <table:table-cell office:value-type="float" office:value="0.0231029987335" calcext:value-type="float">
            <text:p>0,0231029987</text:p>
          </table:table-cell>
          <table:table-cell table:formula="of:=[.C635]*1000" office:value-type="float" office:value="23.1029987335" calcext:value-type="float">
            <text:p>23,1029987335</text:p>
          </table:table-cell>
          <table:table-cell office:value-type="float" office:value="0.00699090957642" calcext:value-type="float">
            <text:p>0,0069909096</text:p>
          </table:table-cell>
          <table:table-cell table:formula="of:=[.E635]*1000" office:value-type="float" office:value="6.99090957642" calcext:value-type="float">
            <text:p>6,9909095764</text:p>
          </table:table-cell>
          <table:table-cell office:value-type="float" office:value="0.000140190124512" calcext:value-type="float">
            <text:p>0,0001401901</text:p>
          </table:table-cell>
          <table:table-cell table:formula="of:=1000*[.G635]" office:value-type="float" office:value="0.140190124512" calcext:value-type="float">
            <text:p>0,1401901245</text:p>
          </table:table-cell>
          <table:table-cell office:value-type="float" office:value="0.030241565" calcext:value-type="float">
            <text:p>0,030241565</text:p>
          </table:table-cell>
          <table:table-cell table:formula="of:=1000*[.I635]" office:value-type="float" office:value="30.241565" calcext:value-type="float">
            <text:p>30,241565</text:p>
          </table:table-cell>
        </table:table-row>
        <table:table-row table:style-name="ro1" table:visibility="collapse">
          <table:table-cell/>
          <table:table-cell office:value-type="float" office:value="29.4248804136" calcext:value-type="float">
            <text:p>29,4248804136</text:p>
          </table:table-cell>
          <table:table-cell office:value-type="float" office:value="0.0270118713379" calcext:value-type="float">
            <text:p>0,0270118713</text:p>
          </table:table-cell>
          <table:table-cell table:formula="of:=[.C636]*1000" office:value-type="float" office:value="27.0118713379" calcext:value-type="float">
            <text:p>27,0118713379</text:p>
          </table:table-cell>
          <table:table-cell office:value-type="float" office:value="0.00681591033936" calcext:value-type="float">
            <text:p>0,0068159103</text:p>
          </table:table-cell>
          <table:table-cell table:formula="of:=[.E636]*1000" office:value-type="float" office:value="6.81591033936" calcext:value-type="float">
            <text:p>6,8159103394</text:p>
          </table:table-cell>
          <table:table-cell office:value-type="float" office:value="0.000150918960571" calcext:value-type="float">
            <text:p>0,000150919</text:p>
          </table:table-cell>
          <table:table-cell table:formula="of:=1000*[.G636]" office:value-type="float" office:value="0.150918960571" calcext:value-type="float">
            <text:p>0,1509189606</text:p>
          </table:table-cell>
          <table:table-cell office:value-type="float" office:value="0.033984845" calcext:value-type="float">
            <text:p>0,033984845</text:p>
          </table:table-cell>
          <table:table-cell table:formula="of:=1000*[.I636]" office:value-type="float" office:value="33.984845" calcext:value-type="float">
            <text:p>33,984845</text:p>
          </table:table-cell>
        </table:table-row>
        <table:table-row table:style-name="ro1" table:visibility="collapse">
          <table:table-cell/>
          <table:table-cell office:value-type="float" office:value="32.4204638487" calcext:value-type="float">
            <text:p>32,4204638487</text:p>
          </table:table-cell>
          <table:table-cell office:value-type="float" office:value="0.0236899852753" calcext:value-type="float">
            <text:p>0,0236899853</text:p>
          </table:table-cell>
          <table:table-cell table:formula="of:=[.C637]*1000" office:value-type="float" office:value="23.6899852753" calcext:value-type="float">
            <text:p>23,6899852753</text:p>
          </table:table-cell>
          <table:table-cell office:value-type="float" office:value="0.00699400901794" calcext:value-type="float">
            <text:p>0,006994009</text:p>
          </table:table-cell>
          <table:table-cell table:formula="of:=[.E637]*1000" office:value-type="float" office:value="6.99400901794" calcext:value-type="float">
            <text:p>6,9940090179</text:p>
          </table:table-cell>
          <table:table-cell office:value-type="float" office:value="0.0001540184021" calcext:value-type="float">
            <text:p>0,0001540184</text:p>
          </table:table-cell>
          <table:table-cell table:formula="of:=1000*[.G637]" office:value-type="float" office:value="0.1540184021" calcext:value-type="float">
            <text:p>0,1540184021</text:p>
          </table:table-cell>
          <table:table-cell office:value-type="float" office:value="0.030844716" calcext:value-type="float">
            <text:p>0,030844716</text:p>
          </table:table-cell>
          <table:table-cell table:formula="of:=1000*[.I637]" office:value-type="float" office:value="30.844716" calcext:value-type="float">
            <text:p>30,844716</text:p>
          </table:table-cell>
        </table:table-row>
        <table:table-row table:style-name="ro1" table:visibility="collapse">
          <table:table-cell/>
          <table:table-cell office:value-type="float" office:value="31.8426017647" calcext:value-type="float">
            <text:p>31,8426017647</text:p>
          </table:table-cell>
          <table:table-cell office:value-type="float" office:value="0.023255109787" calcext:value-type="float">
            <text:p>0,0232551098</text:p>
          </table:table-cell>
          <table:table-cell table:formula="of:=[.C638]*1000" office:value-type="float" office:value="23.255109787" calcext:value-type="float">
            <text:p>23,255109787</text:p>
          </table:table-cell>
          <table:table-cell office:value-type="float" office:value="0.00799512863159" calcext:value-type="float">
            <text:p>0,0079951286</text:p>
          </table:table-cell>
          <table:table-cell table:formula="of:=[.E638]*1000" office:value-type="float" office:value="7.99512863159" calcext:value-type="float">
            <text:p>7,9951286316</text:p>
          </table:table-cell>
          <table:table-cell office:value-type="float" office:value="0.000144958496094" calcext:value-type="float">
            <text:p>0,0001449585</text:p>
          </table:table-cell>
          <table:table-cell table:formula="of:=1000*[.G638]" office:value-type="float" office:value="0.144958496094" calcext:value-type="float">
            <text:p>0,1449584961</text:p>
          </table:table-cell>
          <table:table-cell office:value-type="float" office:value="0.031404469" calcext:value-type="float">
            <text:p>0,031404469</text:p>
          </table:table-cell>
          <table:table-cell table:formula="of:=1000*[.I638]" office:value-type="float" office:value="31.404469" calcext:value-type="float">
            <text:p>31,404469</text:p>
          </table:table-cell>
        </table:table-row>
        <table:table-row table:style-name="ro1" table:visibility="collapse">
          <table:table-cell/>
          <table:table-cell office:value-type="float" office:value="29.9739616195" calcext:value-type="float">
            <text:p>29,9739616195</text:p>
          </table:table-cell>
          <table:table-cell office:value-type="float" office:value="0.026123046875" calcext:value-type="float">
            <text:p>0,0261230469</text:p>
          </table:table-cell>
          <table:table-cell table:formula="of:=[.C639]*1000" office:value-type="float" office:value="26.123046875" calcext:value-type="float">
            <text:p>26,123046875</text:p>
          </table:table-cell>
          <table:table-cell office:value-type="float" office:value="0.00705194473267" calcext:value-type="float">
            <text:p>0,0070519447</text:p>
          </table:table-cell>
          <table:table-cell table:formula="of:=[.E639]*1000" office:value-type="float" office:value="7.05194473267" calcext:value-type="float">
            <text:p>7,0519447327</text:p>
          </table:table-cell>
          <table:table-cell office:value-type="float" office:value="0.000180006027222" calcext:value-type="float">
            <text:p>0,000180006</text:p>
          </table:table-cell>
          <table:table-cell table:formula="of:=1000*[.G639]" office:value-type="float" office:value="0.180006027222" calcext:value-type="float">
            <text:p>0,1800060272</text:p>
          </table:table-cell>
          <table:table-cell office:value-type="float" office:value="0.03336229" calcext:value-type="float">
            <text:p>0,03336229</text:p>
          </table:table-cell>
          <table:table-cell table:formula="of:=1000*[.I639]" office:value-type="float" office:value="33.36229" calcext:value-type="float">
            <text:p>33,36229</text:p>
          </table:table-cell>
        </table:table-row>
        <table:table-row table:style-name="ro1" table:visibility="collapse">
          <table:table-cell/>
          <table:table-cell office:value-type="float" office:value="30.1488963544" calcext:value-type="float">
            <text:p>30,1488963544</text:p>
          </table:table-cell>
          <table:table-cell office:value-type="float" office:value="0.0229830741882" calcext:value-type="float">
            <text:p>0,0229830742</text:p>
          </table:table-cell>
          <table:table-cell table:formula="of:=[.C640]*1000" office:value-type="float" office:value="22.9830741882" calcext:value-type="float">
            <text:p>22,9830741882</text:p>
          </table:table-cell>
          <table:table-cell office:value-type="float" office:value="0.0100238323212" calcext:value-type="float">
            <text:p>0,0100238323</text:p>
          </table:table-cell>
          <table:table-cell table:formula="of:=[.E640]*1000" office:value-type="float" office:value="10.0238323212" calcext:value-type="float">
            <text:p>10,0238323212</text:p>
          </table:table-cell>
          <table:table-cell office:value-type="float" office:value="0.000152111053467" calcext:value-type="float">
            <text:p>0,0001521111</text:p>
          </table:table-cell>
          <table:table-cell table:formula="of:=1000*[.G640]" office:value-type="float" office:value="0.152111053467" calcext:value-type="float">
            <text:p>0,1521110535</text:p>
          </table:table-cell>
          <table:table-cell office:value-type="float" office:value="0.03316871" calcext:value-type="float">
            <text:p>0,03316871</text:p>
          </table:table-cell>
          <table:table-cell table:formula="of:=1000*[.I640]" office:value-type="float" office:value="33.16871" calcext:value-type="float">
            <text:p>33,16871</text:p>
          </table:table-cell>
        </table:table-row>
        <table:table-row table:style-name="ro1" table:visibility="collapse">
          <table:table-cell/>
          <table:table-cell office:value-type="float" office:value="33.0906366768" calcext:value-type="float">
            <text:p>33,0906366768</text:p>
          </table:table-cell>
          <table:table-cell office:value-type="float" office:value="0.0201969146729" calcext:value-type="float">
            <text:p>0,0201969147</text:p>
          </table:table-cell>
          <table:table-cell table:formula="of:=[.C641]*1000" office:value-type="float" office:value="20.1969146729" calcext:value-type="float">
            <text:p>20,1969146729</text:p>
          </table:table-cell>
          <table:table-cell office:value-type="float" office:value="0.00986695289612" calcext:value-type="float">
            <text:p>0,0098669529</text:p>
          </table:table-cell>
          <table:table-cell table:formula="of:=[.E641]*1000" office:value-type="float" office:value="9.86695289612" calcext:value-type="float">
            <text:p>9,8669528961</text:p>
          </table:table-cell>
          <table:table-cell office:value-type="float" office:value="0.000148057937622" calcext:value-type="float">
            <text:p>0,0001480579</text:p>
          </table:table-cell>
          <table:table-cell table:formula="of:=1000*[.G641]" office:value-type="float" office:value="0.148057937622" calcext:value-type="float">
            <text:p>0,1480579376</text:p>
          </table:table-cell>
          <table:table-cell office:value-type="float" office:value="0.030220029" calcext:value-type="float">
            <text:p>0,030220029</text:p>
          </table:table-cell>
          <table:table-cell table:formula="of:=1000*[.I641]" office:value-type="float" office:value="30.220029" calcext:value-type="float">
            <text:p>30,220029</text:p>
          </table:table-cell>
        </table:table-row>
        <table:table-row table:style-name="ro1" table:visibility="collapse">
          <table:table-cell/>
          <table:table-cell office:value-type="float" office:value="29.3310224398" calcext:value-type="float">
            <text:p>29,3310224398</text:p>
          </table:table-cell>
          <table:table-cell office:value-type="float" office:value="0.024393081665" calcext:value-type="float">
            <text:p>0,0243930817</text:p>
          </table:table-cell>
          <table:table-cell table:formula="of:=[.C642]*1000" office:value-type="float" office:value="24.393081665" calcext:value-type="float">
            <text:p>24,393081665</text:p>
          </table:table-cell>
          <table:table-cell office:value-type="float" office:value="0.00954008102417" calcext:value-type="float">
            <text:p>0,009540081</text:p>
          </table:table-cell>
          <table:table-cell table:formula="of:=[.E642]*1000" office:value-type="float" office:value="9.54008102417" calcext:value-type="float">
            <text:p>9,5400810242</text:p>
          </table:table-cell>
          <table:table-cell office:value-type="float" office:value="0.000153064727783" calcext:value-type="float">
            <text:p>0,0001530647</text:p>
          </table:table-cell>
          <table:table-cell table:formula="of:=1000*[.G642]" office:value-type="float" office:value="0.153064727783" calcext:value-type="float">
            <text:p>0,1530647278</text:p>
          </table:table-cell>
          <table:table-cell office:value-type="float" office:value="0.034093595" calcext:value-type="float">
            <text:p>0,034093595</text:p>
          </table:table-cell>
          <table:table-cell table:formula="of:=1000*[.I642]" office:value-type="float" office:value="34.093595" calcext:value-type="float">
            <text:p>34,093595</text:p>
          </table:table-cell>
        </table:table-row>
        <table:table-row table:style-name="ro1" table:visibility="collapse">
          <table:table-cell/>
          <table:table-cell office:value-type="float" office:value="32.8538014378" calcext:value-type="float">
            <text:p>32,8538014378</text:p>
          </table:table-cell>
          <table:table-cell office:value-type="float" office:value="0.0204010009766" calcext:value-type="float">
            <text:p>0,020401001</text:p>
          </table:table-cell>
          <table:table-cell table:formula="of:=[.C643]*1000" office:value-type="float" office:value="20.4010009766" calcext:value-type="float">
            <text:p>20,4010009766</text:p>
          </table:table-cell>
          <table:table-cell office:value-type="float" office:value="0.00982403755188" calcext:value-type="float">
            <text:p>0,0098240376</text:p>
          </table:table-cell>
          <table:table-cell table:formula="of:=[.E643]*1000" office:value-type="float" office:value="9.82403755188" calcext:value-type="float">
            <text:p>9,8240375519</text:p>
          </table:table-cell>
          <table:table-cell office:value-type="float" office:value="0.000201940536499" calcext:value-type="float">
            <text:p>0,0002019405</text:p>
          </table:table-cell>
          <table:table-cell table:formula="of:=1000*[.G643]" office:value-type="float" office:value="0.201940536499" calcext:value-type="float">
            <text:p>0,2019405365</text:p>
          </table:table-cell>
          <table:table-cell office:value-type="float" office:value="0.030437878" calcext:value-type="float">
            <text:p>0,030437878</text:p>
          </table:table-cell>
          <table:table-cell table:formula="of:=1000*[.I643]" office:value-type="float" office:value="30.437878" calcext:value-type="float">
            <text:p>30,437878</text:p>
          </table:table-cell>
        </table:table-row>
        <table:table-row table:style-name="ro1" table:visibility="collapse">
          <table:table-cell/>
          <table:table-cell office:value-type="float" office:value="33.1697687808" calcext:value-type="float">
            <text:p>33,1697687808</text:p>
          </table:table-cell>
          <table:table-cell office:value-type="float" office:value="0.0203402042389" calcext:value-type="float">
            <text:p>0,0203402042</text:p>
          </table:table-cell>
          <table:table-cell table:formula="of:=[.C644]*1000" office:value-type="float" office:value="20.3402042389" calcext:value-type="float">
            <text:p>20,3402042389</text:p>
          </table:table-cell>
          <table:table-cell office:value-type="float" office:value="0.00964593887329" calcext:value-type="float">
            <text:p>0,0096459389</text:p>
          </table:table-cell>
          <table:table-cell table:formula="of:=[.E644]*1000" office:value-type="float" office:value="9.64593887329" calcext:value-type="float">
            <text:p>9,6459388733</text:p>
          </table:table-cell>
          <table:table-cell office:value-type="float" office:value="0.000155210494995" calcext:value-type="float">
            <text:p>0,0001552105</text:p>
          </table:table-cell>
          <table:table-cell table:formula="of:=1000*[.G644]" office:value-type="float" office:value="0.155210494995" calcext:value-type="float">
            <text:p>0,155210495</text:p>
          </table:table-cell>
          <table:table-cell office:value-type="float" office:value="0.030147934" calcext:value-type="float">
            <text:p>0,030147934</text:p>
          </table:table-cell>
          <table:table-cell table:formula="of:=1000*[.I644]" office:value-type="float" office:value="30.147934" calcext:value-type="float">
            <text:p>30,147934</text:p>
          </table:table-cell>
        </table:table-row>
        <table:table-row table:style-name="ro1" table:visibility="collapse">
          <table:table-cell/>
          <table:table-cell office:value-type="float" office:value="31.8876717223" calcext:value-type="float">
            <text:p>31,8876717223</text:p>
          </table:table-cell>
          <table:table-cell office:value-type="float" office:value="0.0242381095886" calcext:value-type="float">
            <text:p>0,0242381096</text:p>
          </table:table-cell>
          <table:table-cell table:formula="of:=[.C645]*1000" office:value-type="float" office:value="24.2381095886" calcext:value-type="float">
            <text:p>24,2381095886</text:p>
          </table:table-cell>
          <table:table-cell office:value-type="float" office:value="0.0069739818573" calcext:value-type="float">
            <text:p>0,0069739819</text:p>
          </table:table-cell>
          <table:table-cell table:formula="of:=[.E645]*1000" office:value-type="float" office:value="6.9739818573" calcext:value-type="float">
            <text:p>6,9739818573</text:p>
          </table:table-cell>
          <table:table-cell office:value-type="float" office:value="0.000142097473145" calcext:value-type="float">
            <text:p>0,0001420975</text:p>
          </table:table-cell>
          <table:table-cell table:formula="of:=1000*[.G645]" office:value-type="float" office:value="0.142097473145" calcext:value-type="float">
            <text:p>0,1420974731</text:p>
          </table:table-cell>
          <table:table-cell office:value-type="float" office:value="0.031360082" calcext:value-type="float">
            <text:p>0,031360082</text:p>
          </table:table-cell>
          <table:table-cell table:formula="of:=1000*[.I645]" office:value-type="float" office:value="31.360082" calcext:value-type="float">
            <text:p>31,360082</text:p>
          </table:table-cell>
        </table:table-row>
        <table:table-row table:style-name="ro1" table:visibility="collapse">
          <table:table-cell/>
          <table:table-cell office:value-type="float" office:value="30.5858736329" calcext:value-type="float">
            <text:p>30,5858736329</text:p>
          </table:table-cell>
          <table:table-cell office:value-type="float" office:value="0.0236191749573" calcext:value-type="float">
            <text:p>0,023619175</text:p>
          </table:table-cell>
          <table:table-cell table:formula="of:=[.C646]*1000" office:value-type="float" office:value="23.6191749573" calcext:value-type="float">
            <text:p>23,6191749573</text:p>
          </table:table-cell>
          <table:table-cell office:value-type="float" office:value="0.00886297225952" calcext:value-type="float">
            <text:p>0,0088629723</text:p>
          </table:table-cell>
          <table:table-cell table:formula="of:=[.E646]*1000" office:value-type="float" office:value="8.86297225952" calcext:value-type="float">
            <text:p>8,8629722595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646]" office:value-type="float" office:value="0.205039978027" calcext:value-type="float">
            <text:p>0,205039978</text:p>
          </table:table-cell>
          <table:table-cell office:value-type="float" office:value="0.032694832" calcext:value-type="float">
            <text:p>0,032694832</text:p>
          </table:table-cell>
          <table:table-cell table:formula="of:=1000*[.I646]" office:value-type="float" office:value="32.694832" calcext:value-type="float">
            <text:p>32,694832</text:p>
          </table:table-cell>
        </table:table-row>
        <table:table-row table:style-name="ro1" table:visibility="collapse">
          <table:table-cell/>
          <table:table-cell office:value-type="float" office:value="31.9449881748" calcext:value-type="float">
            <text:p>31,9449881748</text:p>
          </table:table-cell>
          <table:table-cell office:value-type="float" office:value="0.0213458538055" calcext:value-type="float">
            <text:p>0,0213458538</text:p>
          </table:table-cell>
          <table:table-cell table:formula="of:=[.C647]*1000" office:value-type="float" office:value="21.3458538055" calcext:value-type="float">
            <text:p>21,3458538055</text:p>
          </table:table-cell>
          <table:table-cell office:value-type="float" office:value="0.00974297523499" calcext:value-type="float">
            <text:p>0,0097429752</text:p>
          </table:table-cell>
          <table:table-cell table:formula="of:=[.E647]*1000" office:value-type="float" office:value="9.74297523499" calcext:value-type="float">
            <text:p>9,742975235</text:p>
          </table:table-cell>
          <table:table-cell office:value-type="float" office:value="0.000205993652344" calcext:value-type="float">
            <text:p>0,0002059937</text:p>
          </table:table-cell>
          <table:table-cell table:formula="of:=1000*[.G647]" office:value-type="float" office:value="0.205993652344" calcext:value-type="float">
            <text:p>0,2059936523</text:p>
          </table:table-cell>
          <table:table-cell office:value-type="float" office:value="0.031303815" calcext:value-type="float">
            <text:p>0,031303815</text:p>
          </table:table-cell>
          <table:table-cell table:formula="of:=1000*[.I647]" office:value-type="float" office:value="31.303815" calcext:value-type="float">
            <text:p>31,303815</text:p>
          </table:table-cell>
        </table:table-row>
        <table:table-row table:style-name="ro1" table:visibility="collapse">
          <table:table-cell/>
          <table:table-cell office:value-type="float" office:value="29.405040465" calcext:value-type="float">
            <text:p>29,405040465</text:p>
          </table:table-cell>
          <table:table-cell office:value-type="float" office:value="0.0240700244904" calcext:value-type="float">
            <text:p>0,0240700245</text:p>
          </table:table-cell>
          <table:table-cell table:formula="of:=[.C648]*1000" office:value-type="float" office:value="24.0700244904" calcext:value-type="float">
            <text:p>24,0700244904</text:p>
          </table:table-cell>
          <table:table-cell office:value-type="float" office:value="0.00972318649292" calcext:value-type="float">
            <text:p>0,0097231865</text:p>
          </table:table-cell>
          <table:table-cell table:formula="of:=[.E648]*1000" office:value-type="float" office:value="9.72318649292" calcext:value-type="float">
            <text:p>9,7231864929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648]" office:value-type="float" office:value="0.205039978027" calcext:value-type="float">
            <text:p>0,205039978</text:p>
          </table:table-cell>
          <table:table-cell office:value-type="float" office:value="0.034007775" calcext:value-type="float">
            <text:p>0,034007775</text:p>
          </table:table-cell>
          <table:table-cell table:formula="of:=1000*[.I648]" office:value-type="float" office:value="34.007775" calcext:value-type="float">
            <text:p>34,007775</text:p>
          </table:table-cell>
        </table:table-row>
        <table:table-row table:style-name="ro1" table:visibility="collapse">
          <table:table-cell/>
          <table:table-cell office:value-type="float" office:value="32.8359227359" calcext:value-type="float">
            <text:p>32,8359227359</text:p>
          </table:table-cell>
          <table:table-cell office:value-type="float" office:value="0.0203700065613" calcext:value-type="float">
            <text:p>0,0203700066</text:p>
          </table:table-cell>
          <table:table-cell table:formula="of:=[.C649]*1000" office:value-type="float" office:value="20.3700065613" calcext:value-type="float">
            <text:p>20,3700065613</text:p>
          </table:table-cell>
          <table:table-cell office:value-type="float" office:value="0.00987100601196" calcext:value-type="float">
            <text:p>0,009871006</text:p>
          </table:table-cell>
          <table:table-cell table:formula="of:=[.E649]*1000" office:value-type="float" office:value="9.87100601196" calcext:value-type="float">
            <text:p>9,871006012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649]" office:value-type="float" office:value="0.205039978027" calcext:value-type="float">
            <text:p>0,205039978</text:p>
          </table:table-cell>
          <table:table-cell office:value-type="float" office:value="0.030454451" calcext:value-type="float">
            <text:p>0,030454451</text:p>
          </table:table-cell>
          <table:table-cell table:formula="of:=1000*[.I649]" office:value-type="float" office:value="30.454451" calcext:value-type="float">
            <text:p>30,454451</text:p>
          </table:table-cell>
        </table:table-row>
        <table:table-row table:style-name="ro1" table:visibility="collapse">
          <table:table-cell/>
          <table:table-cell office:value-type="float" office:value="29.3663643067" calcext:value-type="float">
            <text:p>29,3663643067</text:p>
          </table:table-cell>
          <table:table-cell office:value-type="float" office:value="0.0238871574402" calcext:value-type="float">
            <text:p>0,0238871574</text:p>
          </table:table-cell>
          <table:table-cell table:formula="of:=[.C650]*1000" office:value-type="float" office:value="23.8871574402" calcext:value-type="float">
            <text:p>23,8871574402</text:p>
          </table:table-cell>
          <table:table-cell office:value-type="float" office:value="0.00995016098022" calcext:value-type="float">
            <text:p>0,009950161</text:p>
          </table:table-cell>
          <table:table-cell table:formula="of:=[.E650]*1000" office:value-type="float" office:value="9.95016098022" calcext:value-type="float">
            <text:p>9,9501609802</text:p>
          </table:table-cell>
          <table:table-cell office:value-type="float" office:value="0.000205993652344" calcext:value-type="float">
            <text:p>0,0002059937</text:p>
          </table:table-cell>
          <table:table-cell table:formula="of:=1000*[.G650]" office:value-type="float" office:value="0.205993652344" calcext:value-type="float">
            <text:p>0,2059936523</text:p>
          </table:table-cell>
          <table:table-cell office:value-type="float" office:value="0.034052564" calcext:value-type="float">
            <text:p>0,034052564</text:p>
          </table:table-cell>
          <table:table-cell table:formula="of:=1000*[.I650]" office:value-type="float" office:value="34.052564" calcext:value-type="float">
            <text:p>34,052564</text:p>
          </table:table-cell>
        </table:table-row>
        <table:table-row table:style-name="ro1" table:visibility="collapse">
          <table:table-cell/>
          <table:table-cell office:value-type="float" office:value="35.9981828117" calcext:value-type="float">
            <text:p>35,9981828117</text:p>
          </table:table-cell>
          <table:table-cell office:value-type="float" office:value="0.0198221206665" calcext:value-type="float">
            <text:p>0,0198221207</text:p>
          </table:table-cell>
          <table:table-cell table:formula="of:=[.C651]*1000" office:value-type="float" office:value="19.8221206665" calcext:value-type="float">
            <text:p>19,8221206665</text:p>
          </table:table-cell>
          <table:table-cell office:value-type="float" office:value="0.00781106948853" calcext:value-type="float">
            <text:p>0,0078110695</text:p>
          </table:table-cell>
          <table:table-cell table:formula="of:=[.E651]*1000" office:value-type="float" office:value="7.81106948853" calcext:value-type="float">
            <text:p>7,8110694885</text:p>
          </table:table-cell>
          <table:table-cell office:value-type="float" office:value="0.000138998031616" calcext:value-type="float">
            <text:p>0,000138998</text:p>
          </table:table-cell>
          <table:table-cell table:formula="of:=1000*[.G651]" office:value-type="float" office:value="0.138998031616" calcext:value-type="float">
            <text:p>0,1389980316</text:p>
          </table:table-cell>
          <table:table-cell office:value-type="float" office:value="0.02777918" calcext:value-type="float">
            <text:p>0,02777918</text:p>
          </table:table-cell>
          <table:table-cell table:formula="of:=1000*[.I651]" office:value-type="float" office:value="27.77918" calcext:value-type="float">
            <text:p>27,77918</text:p>
          </table:table-cell>
        </table:table-row>
        <table:table-row table:style-name="ro1" table:visibility="collapse">
          <table:table-cell/>
          <table:table-cell office:value-type="float" office:value="30.8649015174" calcext:value-type="float">
            <text:p>30,8649015174</text:p>
          </table:table-cell>
          <table:table-cell office:value-type="float" office:value="0.0225119590759" calcext:value-type="float">
            <text:p>0,0225119591</text:p>
          </table:table-cell>
          <table:table-cell table:formula="of:=[.C652]*1000" office:value-type="float" office:value="22.5119590759" calcext:value-type="float">
            <text:p>22,5119590759</text:p>
          </table:table-cell>
          <table:table-cell office:value-type="float" office:value="0.00966191291809" calcext:value-type="float">
            <text:p>0,0096619129</text:p>
          </table:table-cell>
          <table:table-cell table:formula="of:=[.E652]*1000" office:value-type="float" office:value="9.66191291809" calcext:value-type="float">
            <text:p>9,6619129181</text:p>
          </table:table-cell>
          <table:table-cell office:value-type="float" office:value="0.000216960906982" calcext:value-type="float">
            <text:p>0,0002169609</text:p>
          </table:table-cell>
          <table:table-cell table:formula="of:=1000*[.G652]" office:value-type="float" office:value="0.216960906982" calcext:value-type="float">
            <text:p>0,216960907</text:p>
          </table:table-cell>
          <table:table-cell office:value-type="float" office:value="0.032399261" calcext:value-type="float">
            <text:p>0,032399261</text:p>
          </table:table-cell>
          <table:table-cell table:formula="of:=1000*[.I652]" office:value-type="float" office:value="32.399261" calcext:value-type="float">
            <text:p>32,399261</text:p>
          </table:table-cell>
        </table:table-row>
        <table:table-row table:style-name="ro1" table:visibility="collapse">
          <table:table-cell/>
          <table:table-cell office:value-type="float" office:value="31.0414856107" calcext:value-type="float">
            <text:p>31,0414856107</text:p>
          </table:table-cell>
          <table:table-cell office:value-type="float" office:value="0.0243020057678" calcext:value-type="float">
            <text:p>0,0243020058</text:p>
          </table:table-cell>
          <table:table-cell table:formula="of:=[.C653]*1000" office:value-type="float" office:value="24.3020057678" calcext:value-type="float">
            <text:p>24,3020057678</text:p>
          </table:table-cell>
          <table:table-cell office:value-type="float" office:value="0.00776290893555" calcext:value-type="float">
            <text:p>0,0077629089</text:p>
          </table:table-cell>
          <table:table-cell table:formula="of:=[.E653]*1000" office:value-type="float" office:value="7.76290893555" calcext:value-type="float">
            <text:p>7,7629089356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653]" office:value-type="float" office:value="0.141143798828" calcext:value-type="float">
            <text:p>0,1411437988</text:p>
          </table:table-cell>
          <table:table-cell office:value-type="float" office:value="0.032214953" calcext:value-type="float">
            <text:p>0,032214953</text:p>
          </table:table-cell>
          <table:table-cell table:formula="of:=1000*[.I653]" office:value-type="float" office:value="32.214953" calcext:value-type="float">
            <text:p>32,214953</text:p>
          </table:table-cell>
        </table:table-row>
        <table:table-row table:style-name="ro1" table:visibility="collapse">
          <table:table-cell/>
          <table:table-cell office:value-type="float" office:value="33.5809987963" calcext:value-type="float">
            <text:p>33,5809987963</text:p>
          </table:table-cell>
          <table:table-cell office:value-type="float" office:value="0.0221991539001" calcext:value-type="float">
            <text:p>0,0221991539</text:p>
          </table:table-cell>
          <table:table-cell table:formula="of:=[.C654]*1000" office:value-type="float" office:value="22.1991539001" calcext:value-type="float">
            <text:p>22,1991539001</text:p>
          </table:table-cell>
          <table:table-cell office:value-type="float" office:value="0.00738906860352" calcext:value-type="float">
            <text:p>0,0073890686</text:p>
          </table:table-cell>
          <table:table-cell table:formula="of:=[.E654]*1000" office:value-type="float" office:value="7.38906860352" calcext:value-type="float">
            <text:p>7,3890686035</text:p>
          </table:table-cell>
          <table:table-cell office:value-type="float" office:value="0.000181913375854" calcext:value-type="float">
            <text:p>0,0001819134</text:p>
          </table:table-cell>
          <table:table-cell table:formula="of:=1000*[.G654]" office:value-type="float" office:value="0.181913375854" calcext:value-type="float">
            <text:p>0,1819133759</text:p>
          </table:table-cell>
          <table:table-cell office:value-type="float" office:value="0.029778745" calcext:value-type="float">
            <text:p>0,029778745</text:p>
          </table:table-cell>
          <table:table-cell table:formula="of:=1000*[.I654]" office:value-type="float" office:value="29.778745" calcext:value-type="float">
            <text:p>29,778745</text:p>
          </table:table-cell>
        </table:table-row>
        <table:table-row table:style-name="ro1" table:visibility="collapse">
          <table:table-cell/>
          <table:table-cell office:value-type="float" office:value="32.2783665675" calcext:value-type="float">
            <text:p>32,2783665675</text:p>
          </table:table-cell>
          <table:table-cell office:value-type="float" office:value="0.0230951309204" calcext:value-type="float">
            <text:p>0,0230951309</text:p>
          </table:table-cell>
          <table:table-cell table:formula="of:=[.C655]*1000" office:value-type="float" office:value="23.0951309204" calcext:value-type="float">
            <text:p>23,0951309204</text:p>
          </table:table-cell>
          <table:table-cell office:value-type="float" office:value="0.0076789855957" calcext:value-type="float">
            <text:p>0,0076789856</text:p>
          </table:table-cell>
          <table:table-cell table:formula="of:=[.E655]*1000" office:value-type="float" office:value="7.6789855957" calcext:value-type="float">
            <text:p>7,6789855957</text:p>
          </table:table-cell>
          <table:table-cell office:value-type="float" office:value="0.000198125839233" calcext:value-type="float">
            <text:p>0,0001981258</text:p>
          </table:table-cell>
          <table:table-cell table:formula="of:=1000*[.G655]" office:value-type="float" office:value="0.198125839233" calcext:value-type="float">
            <text:p>0,1981258392</text:p>
          </table:table-cell>
          <table:table-cell office:value-type="float" office:value="0.030980502" calcext:value-type="float">
            <text:p>0,030980502</text:p>
          </table:table-cell>
          <table:table-cell table:formula="of:=1000*[.I655]" office:value-type="float" office:value="30.980502" calcext:value-type="float">
            <text:p>30,980502</text:p>
          </table:table-cell>
        </table:table-row>
        <table:table-row table:style-name="ro1" table:visibility="collapse">
          <table:table-cell/>
          <table:table-cell office:value-type="float" office:value="29.8949318703" calcext:value-type="float">
            <text:p>29,8949318703</text:p>
          </table:table-cell>
          <table:table-cell office:value-type="float" office:value="0.0263919830322" calcext:value-type="float">
            <text:p>0,026391983</text:p>
          </table:table-cell>
          <table:table-cell table:formula="of:=[.C656]*1000" office:value-type="float" office:value="26.3919830322" calcext:value-type="float">
            <text:p>26,3919830322</text:p>
          </table:table-cell>
          <table:table-cell office:value-type="float" office:value="0.00691103935242" calcext:value-type="float">
            <text:p>0,0069110394</text:p>
          </table:table-cell>
          <table:table-cell table:formula="of:=[.E656]*1000" office:value-type="float" office:value="6.91103935242" calcext:value-type="float">
            <text:p>6,9110393524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656]" office:value-type="float" office:value="0.140905380249" calcext:value-type="float">
            <text:p>0,1409053802</text:p>
          </table:table-cell>
          <table:table-cell office:value-type="float" office:value="0.033450486" calcext:value-type="float">
            <text:p>0,033450486</text:p>
          </table:table-cell>
          <table:table-cell table:formula="of:=1000*[.I656]" office:value-type="float" office:value="33.450486" calcext:value-type="float">
            <text:p>33,450486</text:p>
          </table:table-cell>
        </table:table-row>
        <table:table-row table:style-name="ro1" table:visibility="collapse">
          <table:table-cell/>
          <table:table-cell office:value-type="float" office:value="32.9395508844" calcext:value-type="float">
            <text:p>32,9395508844</text:p>
          </table:table-cell>
          <table:table-cell office:value-type="float" office:value="0.0231909751892" calcext:value-type="float">
            <text:p>0,0231909752</text:p>
          </table:table-cell>
          <table:table-cell table:formula="of:=[.C657]*1000" office:value-type="float" office:value="23.1909751892" calcext:value-type="float">
            <text:p>23,1909751892</text:p>
          </table:table-cell>
          <table:table-cell office:value-type="float" office:value="0.00701880455017" calcext:value-type="float">
            <text:p>0,0070188046</text:p>
          </table:table-cell>
          <table:table-cell table:formula="of:=[.E657]*1000" office:value-type="float" office:value="7.01880455017" calcext:value-type="float">
            <text:p>7,0188045502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657]" office:value-type="float" office:value="0.141143798828" calcext:value-type="float">
            <text:p>0,1411437988</text:p>
          </table:table-cell>
          <table:table-cell office:value-type="float" office:value="0.030358641" calcext:value-type="float">
            <text:p>0,030358641</text:p>
          </table:table-cell>
          <table:table-cell table:formula="of:=1000*[.I657]" office:value-type="float" office:value="30.358641" calcext:value-type="float">
            <text:p>30,358641</text:p>
          </table:table-cell>
        </table:table-row>
        <table:table-row table:style-name="ro1" table:visibility="collapse">
          <table:table-cell/>
          <table:table-cell office:value-type="float" office:value="32.7853599205" calcext:value-type="float">
            <text:p>32,7853599205</text:p>
          </table:table-cell>
          <table:table-cell office:value-type="float" office:value="0.0231320858002" calcext:value-type="float">
            <text:p>0,0231320858</text:p>
          </table:table-cell>
          <table:table-cell table:formula="of:=[.C658]*1000" office:value-type="float" office:value="23.1320858002" calcext:value-type="float">
            <text:p>23,1320858002</text:p>
          </table:table-cell>
          <table:table-cell office:value-type="float" office:value="0.00719809532166" calcext:value-type="float">
            <text:p>0,0071980953</text:p>
          </table:table-cell>
          <table:table-cell table:formula="of:=[.E658]*1000" office:value-type="float" office:value="7.19809532166" calcext:value-type="float">
            <text:p>7,1980953217</text:p>
          </table:table-cell>
          <table:table-cell office:value-type="float" office:value="0.000162124633789" calcext:value-type="float">
            <text:p>0,0001621246</text:p>
          </table:table-cell>
          <table:table-cell table:formula="of:=1000*[.G658]" office:value-type="float" office:value="0.162124633789" calcext:value-type="float">
            <text:p>0,1621246338</text:p>
          </table:table-cell>
          <table:table-cell office:value-type="float" office:value="0.030501419" calcext:value-type="float">
            <text:p>0,030501419</text:p>
          </table:table-cell>
          <table:table-cell table:formula="of:=1000*[.I658]" office:value-type="float" office:value="30.501419" calcext:value-type="float">
            <text:p>30,501419</text:p>
          </table:table-cell>
        </table:table-row>
        <table:table-row table:style-name="ro1" table:visibility="collapse">
          <table:table-cell/>
          <table:table-cell office:value-type="float" office:value="28.9589019896" calcext:value-type="float">
            <text:p>28,9589019896</text:p>
          </table:table-cell>
          <table:table-cell office:value-type="float" office:value="0.0269539356232" calcext:value-type="float">
            <text:p>0,0269539356</text:p>
          </table:table-cell>
          <table:table-cell table:formula="of:=[.C659]*1000" office:value-type="float" office:value="26.9539356232" calcext:value-type="float">
            <text:p>26,9539356232</text:p>
          </table:table-cell>
          <table:table-cell office:value-type="float" office:value="0.00741219520569" calcext:value-type="float">
            <text:p>0,0074121952</text:p>
          </table:table-cell>
          <table:table-cell table:formula="of:=[.E659]*1000" office:value-type="float" office:value="7.41219520569" calcext:value-type="float">
            <text:p>7,4121952057</text:p>
          </table:table-cell>
          <table:table-cell office:value-type="float" office:value="0.000157833099365" calcext:value-type="float">
            <text:p>0,0001578331</text:p>
          </table:table-cell>
          <table:table-cell table:formula="of:=1000*[.G659]" office:value-type="float" office:value="0.157833099365" calcext:value-type="float">
            <text:p>0,1578330994</text:p>
          </table:table-cell>
          <table:table-cell office:value-type="float" office:value="0.034531696" calcext:value-type="float">
            <text:p>0,034531696</text:p>
          </table:table-cell>
          <table:table-cell table:formula="of:=1000*[.I659]" office:value-type="float" office:value="34.531696" calcext:value-type="float">
            <text:p>34,531696</text:p>
          </table:table-cell>
        </table:table-row>
        <table:table-row table:style-name="ro1" table:visibility="collapse">
          <table:table-cell/>
          <table:table-cell office:value-type="float" office:value="33.6894680692" calcext:value-type="float">
            <text:p>33,6894680692</text:p>
          </table:table-cell>
          <table:table-cell office:value-type="float" office:value="0.0226588249207" calcext:value-type="float">
            <text:p>0,0226588249</text:p>
          </table:table-cell>
          <table:table-cell table:formula="of:=[.C660]*1000" office:value-type="float" office:value="22.6588249207" calcext:value-type="float">
            <text:p>22,6588249207</text:p>
          </table:table-cell>
          <table:table-cell office:value-type="float" office:value="0.00687503814697" calcext:value-type="float">
            <text:p>0,0068750381</text:p>
          </table:table-cell>
          <table:table-cell table:formula="of:=[.E660]*1000" office:value-type="float" office:value="6.87503814697" calcext:value-type="float">
            <text:p>6,875038147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660]" office:value-type="float" office:value="0.140905380249" calcext:value-type="float">
            <text:p>0,1409053802</text:p>
          </table:table-cell>
          <table:table-cell office:value-type="float" office:value="0.029682867" calcext:value-type="float">
            <text:p>0,029682867</text:p>
          </table:table-cell>
          <table:table-cell table:formula="of:=1000*[.I660]" office:value-type="float" office:value="29.682867" calcext:value-type="float">
            <text:p>29,682867</text:p>
          </table:table-cell>
        </table:table-row>
        <table:table-row table:style-name="ro1" table:visibility="collapse">
          <table:table-cell/>
          <table:table-cell office:value-type="float" office:value="32.8491845321" calcext:value-type="float">
            <text:p>32,8491845321</text:p>
          </table:table-cell>
          <table:table-cell office:value-type="float" office:value="0.0232820510864" calcext:value-type="float">
            <text:p>0,0232820511</text:p>
          </table:table-cell>
          <table:table-cell table:formula="of:=[.C661]*1000" office:value-type="float" office:value="23.2820510864" calcext:value-type="float">
            <text:p>23,2820510864</text:p>
          </table:table-cell>
          <table:table-cell office:value-type="float" office:value="0.00701212882996" calcext:value-type="float">
            <text:p>0,0070121288</text:p>
          </table:table-cell>
          <table:table-cell table:formula="of:=[.E661]*1000" office:value-type="float" office:value="7.01212882996" calcext:value-type="float">
            <text:p>7,01212883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661]" office:value-type="float" office:value="0.139951705933" calcext:value-type="float">
            <text:p>0,1399517059</text:p>
          </table:table-cell>
          <table:table-cell office:value-type="float" office:value="0.030442156" calcext:value-type="float">
            <text:p>0,030442156</text:p>
          </table:table-cell>
          <table:table-cell table:formula="of:=1000*[.I661]" office:value-type="float" office:value="30.442156" calcext:value-type="float">
            <text:p>30,442156</text:p>
          </table:table-cell>
        </table:table-row>
        <table:table-row table:style-name="ro1" table:visibility="collapse">
          <table:table-cell/>
          <table:table-cell office:value-type="float" office:value="29.3557487568" calcext:value-type="float">
            <text:p>29,3557487568</text:p>
          </table:table-cell>
          <table:table-cell office:value-type="float" office:value="0.0270409584045" calcext:value-type="float">
            <text:p>0,0270409584</text:p>
          </table:table-cell>
          <table:table-cell table:formula="of:=[.C662]*1000" office:value-type="float" office:value="27.0409584045" calcext:value-type="float">
            <text:p>27,0409584045</text:p>
          </table:table-cell>
          <table:table-cell office:value-type="float" office:value="0.00686693191528" calcext:value-type="float">
            <text:p>0,0068669319</text:p>
          </table:table-cell>
          <table:table-cell table:formula="of:=[.E662]*1000" office:value-type="float" office:value="6.86693191528" calcext:value-type="float">
            <text:p>6,8669319153</text:p>
          </table:table-cell>
          <table:table-cell office:value-type="float" office:value="0.000148057937622" calcext:value-type="float">
            <text:p>0,0001480579</text:p>
          </table:table-cell>
          <table:table-cell table:formula="of:=1000*[.G662]" office:value-type="float" office:value="0.148057937622" calcext:value-type="float">
            <text:p>0,1480579376</text:p>
          </table:table-cell>
          <table:table-cell office:value-type="float" office:value="0.034064878" calcext:value-type="float">
            <text:p>0,034064878</text:p>
          </table:table-cell>
          <table:table-cell table:formula="of:=1000*[.I662]" office:value-type="float" office:value="34.064878" calcext:value-type="float">
            <text:p>34,064878</text:p>
          </table:table-cell>
        </table:table-row>
        <table:table-row table:style-name="ro1" table:visibility="collapse">
          <table:table-cell/>
          <table:table-cell office:value-type="float" office:value="32.8037990998" calcext:value-type="float">
            <text:p>32,8037990998</text:p>
          </table:table-cell>
          <table:table-cell office:value-type="float" office:value="0.0233070850372" calcext:value-type="float">
            <text:p>0,023307085</text:p>
          </table:table-cell>
          <table:table-cell table:formula="of:=[.C663]*1000" office:value-type="float" office:value="23.3070850372" calcext:value-type="float">
            <text:p>23,3070850372</text:p>
          </table:table-cell>
          <table:table-cell office:value-type="float" office:value="0.00703001022339" calcext:value-type="float">
            <text:p>0,0070300102</text:p>
          </table:table-cell>
          <table:table-cell table:formula="of:=[.E663]*1000" office:value-type="float" office:value="7.03001022339" calcext:value-type="float">
            <text:p>7,0300102234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663]" office:value-type="float" office:value="0.139951705933" calcext:value-type="float">
            <text:p>0,1399517059</text:p>
          </table:table-cell>
          <table:table-cell office:value-type="float" office:value="0.030484274" calcext:value-type="float">
            <text:p>0,030484274</text:p>
          </table:table-cell>
          <table:table-cell table:formula="of:=1000*[.I663]" office:value-type="float" office:value="30.484274" calcext:value-type="float">
            <text:p>30,484274</text:p>
          </table:table-cell>
        </table:table-row>
        <table:table-row table:style-name="ro1" table:visibility="collapse">
          <table:table-cell/>
          <table:table-cell office:value-type="float" office:value="32.6226936245" calcext:value-type="float">
            <text:p>32,6226936245</text:p>
          </table:table-cell>
          <table:table-cell office:value-type="float" office:value="0.023325920105" calcext:value-type="float">
            <text:p>0,0233259201</text:p>
          </table:table-cell>
          <table:table-cell table:formula="of:=[.C664]*1000" office:value-type="float" office:value="23.325920105" calcext:value-type="float">
            <text:p>23,325920105</text:p>
          </table:table-cell>
          <table:table-cell office:value-type="float" office:value="0.00717115402222" calcext:value-type="float">
            <text:p>0,007171154</text:p>
          </table:table-cell>
          <table:table-cell table:formula="of:=[.E664]*1000" office:value-type="float" office:value="7.17115402222" calcext:value-type="float">
            <text:p>7,1711540222</text:p>
          </table:table-cell>
          <table:table-cell office:value-type="float" office:value="0.000148057937622" calcext:value-type="float">
            <text:p>0,0001480579</text:p>
          </table:table-cell>
          <table:table-cell table:formula="of:=1000*[.G664]" office:value-type="float" office:value="0.148057937622" calcext:value-type="float">
            <text:p>0,1480579376</text:p>
          </table:table-cell>
          <table:table-cell office:value-type="float" office:value="0.030653508" calcext:value-type="float">
            <text:p>0,030653508</text:p>
          </table:table-cell>
          <table:table-cell table:formula="of:=1000*[.I664]" office:value-type="float" office:value="30.653508" calcext:value-type="float">
            <text:p>30,653508</text:p>
          </table:table-cell>
        </table:table-row>
        <table:table-row table:style-name="ro1" table:visibility="collapse">
          <table:table-cell/>
          <table:table-cell office:value-type="float" office:value="27.0755727973" calcext:value-type="float">
            <text:p>27,0755727973</text:p>
          </table:table-cell>
          <table:table-cell office:value-type="float" office:value="0.0271489620209" calcext:value-type="float">
            <text:p>0,027148962</text:p>
          </table:table-cell>
          <table:table-cell table:formula="of:=[.C665]*1000" office:value-type="float" office:value="27.1489620209" calcext:value-type="float">
            <text:p>27,1489620209</text:p>
          </table:table-cell>
          <table:table-cell office:value-type="float" office:value="0.00956702232361" calcext:value-type="float">
            <text:p>0,0095670223</text:p>
          </table:table-cell>
          <table:table-cell table:formula="of:=[.E665]*1000" office:value-type="float" office:value="9.56702232361" calcext:value-type="float">
            <text:p>9,5670223236</text:p>
          </table:table-cell>
          <table:table-cell office:value-type="float" office:value="0.000210046768188" calcext:value-type="float">
            <text:p>0,0002100468</text:p>
          </table:table-cell>
          <table:table-cell table:formula="of:=1000*[.G665]" office:value-type="float" office:value="0.210046768188" calcext:value-type="float">
            <text:p>0,2100467682</text:p>
          </table:table-cell>
          <table:table-cell office:value-type="float" office:value="0.03693366" calcext:value-type="float">
            <text:p>0,03693366</text:p>
          </table:table-cell>
          <table:table-cell table:formula="of:=1000*[.I665]" office:value-type="float" office:value="36.93366" calcext:value-type="float">
            <text:p>36,93366</text:p>
          </table:table-cell>
        </table:table-row>
        <table:table-row table:style-name="ro1" table:visibility="collapse">
          <table:table-cell/>
          <table:table-cell office:value-type="float" office:value="36.6505918393" calcext:value-type="float">
            <text:p>36,6505918393</text:p>
          </table:table-cell>
          <table:table-cell office:value-type="float" office:value="0.0202498435974" calcext:value-type="float">
            <text:p>0,0202498436</text:p>
          </table:table-cell>
          <table:table-cell table:formula="of:=[.C666]*1000" office:value-type="float" office:value="20.2498435974" calcext:value-type="float">
            <text:p>20,2498435974</text:p>
          </table:table-cell>
          <table:table-cell office:value-type="float" office:value="0.00688886642456" calcext:value-type="float">
            <text:p>0,0068888664</text:p>
          </table:table-cell>
          <table:table-cell table:formula="of:=[.E666]*1000" office:value-type="float" office:value="6.88886642456" calcext:value-type="float">
            <text:p>6,8888664246</text:p>
          </table:table-cell>
          <table:table-cell office:value-type="float" office:value="0.000138998031616" calcext:value-type="float">
            <text:p>0,000138998</text:p>
          </table:table-cell>
          <table:table-cell table:formula="of:=1000*[.G666]" office:value-type="float" office:value="0.138998031616" calcext:value-type="float">
            <text:p>0,1389980316</text:p>
          </table:table-cell>
          <table:table-cell office:value-type="float" office:value="0.027284689" calcext:value-type="float">
            <text:p>0,027284689</text:p>
          </table:table-cell>
          <table:table-cell table:formula="of:=1000*[.I666]" office:value-type="float" office:value="27.284689" calcext:value-type="float">
            <text:p>27,284689</text:p>
          </table:table-cell>
        </table:table-row>
        <table:table-row table:style-name="ro1" table:visibility="collapse">
          <table:table-cell/>
          <table:table-cell office:value-type="float" office:value="28.5894742476" calcext:value-type="float">
            <text:p>28,5894742476</text:p>
          </table:table-cell>
          <table:table-cell office:value-type="float" office:value="0.0273189544678" calcext:value-type="float">
            <text:p>0,0273189545</text:p>
          </table:table-cell>
          <table:table-cell table:formula="of:=[.C667]*1000" office:value-type="float" office:value="27.3189544678" calcext:value-type="float">
            <text:p>27,3189544678</text:p>
          </table:table-cell>
          <table:table-cell office:value-type="float" office:value="0.00750803947449" calcext:value-type="float">
            <text:p>0,0075080395</text:p>
          </table:table-cell>
          <table:table-cell table:formula="of:=[.E667]*1000" office:value-type="float" office:value="7.50803947449" calcext:value-type="float">
            <text:p>7,5080394745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667]" office:value-type="float" office:value="0.141143798828" calcext:value-type="float">
            <text:p>0,1411437988</text:p>
          </table:table-cell>
          <table:table-cell office:value-type="float" office:value="0.034977908" calcext:value-type="float">
            <text:p>0,034977908</text:p>
          </table:table-cell>
          <table:table-cell table:formula="of:=1000*[.I667]" office:value-type="float" office:value="34.977908" calcext:value-type="float">
            <text:p>34,977908</text:p>
          </table:table-cell>
        </table:table-row>
        <table:table-row table:style-name="ro1" table:visibility="collapse">
          <table:table-cell/>
          <table:table-cell office:value-type="float" office:value="33.7089010544" calcext:value-type="float">
            <text:p>33,7089010544</text:p>
          </table:table-cell>
          <table:table-cell office:value-type="float" office:value="0.0225830078125" calcext:value-type="float">
            <text:p>0,0225830078</text:p>
          </table:table-cell>
          <table:table-cell table:formula="of:=[.C668]*1000" office:value-type="float" office:value="22.5830078125" calcext:value-type="float">
            <text:p>22,5830078125</text:p>
          </table:table-cell>
          <table:table-cell office:value-type="float" office:value="0.00693416595459" calcext:value-type="float">
            <text:p>0,006934166</text:p>
          </table:table-cell>
          <table:table-cell table:formula="of:=[.E668]*1000" office:value-type="float" office:value="6.93416595459" calcext:value-type="float">
            <text:p>6,9341659546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668]" office:value-type="float" office:value="0.139951705933" calcext:value-type="float">
            <text:p>0,1399517059</text:p>
          </table:table-cell>
          <table:table-cell office:value-type="float" office:value="0.029665755" calcext:value-type="float">
            <text:p>0,029665755</text:p>
          </table:table-cell>
          <table:table-cell table:formula="of:=1000*[.I668]" office:value-type="float" office:value="29.665755" calcext:value-type="float">
            <text:p>29,665755</text:p>
          </table:table-cell>
        </table:table-row>
        <table:table-row table:style-name="ro1" table:visibility="collapse">
          <table:table-cell/>
          <table:table-cell office:value-type="float" office:value="32.9819295636" calcext:value-type="float">
            <text:p>32,9819295636</text:p>
          </table:table-cell>
          <table:table-cell office:value-type="float" office:value="0.0232639312744" calcext:value-type="float">
            <text:p>0,0232639313</text:p>
          </table:table-cell>
          <table:table-cell table:formula="of:=[.C669]*1000" office:value-type="float" office:value="23.2639312744" calcext:value-type="float">
            <text:p>23,2639312744</text:p>
          </table:table-cell>
          <table:table-cell office:value-type="float" office:value="0.00690507888794" calcext:value-type="float">
            <text:p>0,0069050789</text:p>
          </table:table-cell>
          <table:table-cell table:formula="of:=[.E669]*1000" office:value-type="float" office:value="6.90507888794" calcext:value-type="float">
            <text:p>6,9050788879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669]" office:value-type="float" office:value="0.140905380249" calcext:value-type="float">
            <text:p>0,1409053802</text:p>
          </table:table-cell>
          <table:table-cell office:value-type="float" office:value="0.030319633" calcext:value-type="float">
            <text:p>0,030319633</text:p>
          </table:table-cell>
          <table:table-cell table:formula="of:=1000*[.I669]" office:value-type="float" office:value="30.319633" calcext:value-type="float">
            <text:p>30,319633</text:p>
          </table:table-cell>
        </table:table-row>
        <table:table-row table:style-name="ro1" table:visibility="collapse">
          <table:table-cell/>
          <table:table-cell office:value-type="float" office:value="29.271885557" calcext:value-type="float">
            <text:p>29,271885557</text:p>
          </table:table-cell>
          <table:table-cell office:value-type="float" office:value="0.027055978775" calcext:value-type="float">
            <text:p>0,0270559788</text:p>
          </table:table-cell>
          <table:table-cell table:formula="of:=[.C670]*1000" office:value-type="float" office:value="27.055978775" calcext:value-type="float">
            <text:p>27,055978775</text:p>
          </table:table-cell>
          <table:table-cell office:value-type="float" office:value="0.00689816474915" calcext:value-type="float">
            <text:p>0,0068981647</text:p>
          </table:table-cell>
          <table:table-cell table:formula="of:=[.E670]*1000" office:value-type="float" office:value="6.89816474915" calcext:value-type="float">
            <text:p>6,8981647492</text:p>
          </table:table-cell>
          <table:table-cell office:value-type="float" office:value="0.000174999237061" calcext:value-type="float">
            <text:p>0,0001749992</text:p>
          </table:table-cell>
          <table:table-cell table:formula="of:=1000*[.G670]" office:value-type="float" office:value="0.174999237061" calcext:value-type="float">
            <text:p>0,1749992371</text:p>
          </table:table-cell>
          <table:table-cell office:value-type="float" office:value="0.034162473" calcext:value-type="float">
            <text:p>0,034162473</text:p>
          </table:table-cell>
          <table:table-cell table:formula="of:=1000*[.I670]" office:value-type="float" office:value="34.162473" calcext:value-type="float">
            <text:p>34,162473</text:p>
          </table:table-cell>
        </table:table-row>
        <table:table-row table:style-name="ro1" table:visibility="collapse">
          <table:table-cell/>
          <table:table-cell office:value-type="float" office:value="32.7172864597" calcext:value-type="float">
            <text:p>32,7172864597</text:p>
          </table:table-cell>
          <table:table-cell office:value-type="float" office:value="0.0232708454132" calcext:value-type="float">
            <text:p>0,0232708454</text:p>
          </table:table-cell>
          <table:table-cell table:formula="of:=[.C671]*1000" office:value-type="float" office:value="23.2708454132" calcext:value-type="float">
            <text:p>23,2708454132</text:p>
          </table:table-cell>
          <table:table-cell office:value-type="float" office:value="0.00714588165283" calcext:value-type="float">
            <text:p>0,0071458817</text:p>
          </table:table-cell>
          <table:table-cell table:formula="of:=[.E671]*1000" office:value-type="float" office:value="7.14588165283" calcext:value-type="float">
            <text:p>7,1458816528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671]" office:value-type="float" office:value="0.141143798828" calcext:value-type="float">
            <text:p>0,1411437988</text:p>
          </table:table-cell>
          <table:table-cell office:value-type="float" office:value="0.030564882" calcext:value-type="float">
            <text:p>0,030564882</text:p>
          </table:table-cell>
          <table:table-cell table:formula="of:=1000*[.I671]" office:value-type="float" office:value="30.564882" calcext:value-type="float">
            <text:p>30,564882</text:p>
          </table:table-cell>
        </table:table-row>
        <table:table-row table:style-name="ro1" table:visibility="collapse">
          <table:table-cell/>
          <table:table-cell office:value-type="float" office:value="31.0746100455" calcext:value-type="float">
            <text:p>31,0746100455</text:p>
          </table:table-cell>
          <table:table-cell office:value-type="float" office:value="0.0229380130768" calcext:value-type="float">
            <text:p>0,0229380131</text:p>
          </table:table-cell>
          <table:table-cell table:formula="of:=[.C672]*1000" office:value-type="float" office:value="22.9380130768" calcext:value-type="float">
            <text:p>22,9380130768</text:p>
          </table:table-cell>
          <table:table-cell office:value-type="float" office:value="0.00902390480042" calcext:value-type="float">
            <text:p>0,0090239048</text:p>
          </table:table-cell>
          <table:table-cell table:formula="of:=[.E672]*1000" office:value-type="float" office:value="9.02390480042" calcext:value-type="float">
            <text:p>9,0239048004</text:p>
          </table:table-cell>
          <table:table-cell office:value-type="float" office:value="0.000205993652344" calcext:value-type="float">
            <text:p>0,0002059937</text:p>
          </table:table-cell>
          <table:table-cell table:formula="of:=1000*[.G672]" office:value-type="float" office:value="0.205993652344" calcext:value-type="float">
            <text:p>0,2059936523</text:p>
          </table:table-cell>
          <table:table-cell office:value-type="float" office:value="0.032180613" calcext:value-type="float">
            <text:p>0,032180613</text:p>
          </table:table-cell>
          <table:table-cell table:formula="of:=1000*[.I672]" office:value-type="float" office:value="32.180613" calcext:value-type="float">
            <text:p>32,180613</text:p>
          </table:table-cell>
        </table:table-row>
        <table:table-row table:style-name="ro1" table:visibility="collapse">
          <table:table-cell/>
          <table:table-cell office:value-type="float" office:value="27.9911566979" calcext:value-type="float">
            <text:p>27,9911566979</text:p>
          </table:table-cell>
          <table:table-cell office:value-type="float" office:value="0.0253438949585" calcext:value-type="float">
            <text:p>0,025343895</text:p>
          </table:table-cell>
          <table:table-cell table:formula="of:=[.C673]*1000" office:value-type="float" office:value="25.3438949585" calcext:value-type="float">
            <text:p>25,3438949585</text:p>
          </table:table-cell>
          <table:table-cell office:value-type="float" office:value="0.0101540088654" calcext:value-type="float">
            <text:p>0,0101540089</text:p>
          </table:table-cell>
          <table:table-cell table:formula="of:=[.E673]*1000" office:value-type="float" office:value="10.1540088654" calcext:value-type="float">
            <text:p>10,1540088654</text:p>
          </table:table-cell>
          <table:table-cell office:value-type="float" office:value="0.000218868255615" calcext:value-type="float">
            <text:p>0,0002188683</text:p>
          </table:table-cell>
          <table:table-cell table:formula="of:=1000*[.G673]" office:value-type="float" office:value="0.218868255615" calcext:value-type="float">
            <text:p>0,2188682556</text:p>
          </table:table-cell>
          <table:table-cell office:value-type="float" office:value="0.035725569" calcext:value-type="float">
            <text:p>0,035725569</text:p>
          </table:table-cell>
          <table:table-cell table:formula="of:=1000*[.I673]" office:value-type="float" office:value="35.725569" calcext:value-type="float">
            <text:p>35,725569</text:p>
          </table:table-cell>
        </table:table-row>
        <table:table-row table:style-name="ro1" table:visibility="collapse">
          <table:table-cell/>
          <table:table-cell office:value-type="float" office:value="33.4243444809" calcext:value-type="float">
            <text:p>33,4243444809</text:p>
          </table:table-cell>
          <table:table-cell office:value-type="float" office:value="0.0197820663452" calcext:value-type="float">
            <text:p>0,0197820663</text:p>
          </table:table-cell>
          <table:table-cell table:formula="of:=[.C674]*1000" office:value-type="float" office:value="19.7820663452" calcext:value-type="float">
            <text:p>19,7820663452</text:p>
          </table:table-cell>
          <table:table-cell office:value-type="float" office:value="0.00992298126221" calcext:value-type="float">
            <text:p>0,0099229813</text:p>
          </table:table-cell>
          <table:table-cell table:formula="of:=[.E674]*1000" office:value-type="float" office:value="9.92298126221" calcext:value-type="float">
            <text:p>9,9229812622</text:p>
          </table:table-cell>
          <table:table-cell office:value-type="float" office:value="0.000203847885132" calcext:value-type="float">
            <text:p>0,0002038479</text:p>
          </table:table-cell>
          <table:table-cell table:formula="of:=1000*[.G674]" office:value-type="float" office:value="0.203847885132" calcext:value-type="float">
            <text:p>0,2038478851</text:p>
          </table:table-cell>
          <table:table-cell office:value-type="float" office:value="0.029918313" calcext:value-type="float">
            <text:p>0,029918313</text:p>
          </table:table-cell>
          <table:table-cell table:formula="of:=1000*[.I674]" office:value-type="float" office:value="29.918313" calcext:value-type="float">
            <text:p>29,918313</text:p>
          </table:table-cell>
        </table:table-row>
        <table:table-row table:style-name="ro1" table:visibility="collapse">
          <table:table-cell/>
          <table:table-cell office:value-type="float" office:value="33.3370292986" calcext:value-type="float">
            <text:p>33,3370292986</text:p>
          </table:table-cell>
          <table:table-cell office:value-type="float" office:value="0.0203001499176" calcext:value-type="float">
            <text:p>0,0203001499</text:p>
          </table:table-cell>
          <table:table-cell table:formula="of:=[.C675]*1000" office:value-type="float" office:value="20.3001499176" calcext:value-type="float">
            <text:p>20,3001499176</text:p>
          </table:table-cell>
          <table:table-cell office:value-type="float" office:value="0.00953698158264" calcext:value-type="float">
            <text:p>0,0095369816</text:p>
          </table:table-cell>
          <table:table-cell table:formula="of:=[.E675]*1000" office:value-type="float" office:value="9.53698158264" calcext:value-type="float">
            <text:p>9,5369815826</text:p>
          </table:table-cell>
          <table:table-cell office:value-type="float" office:value="0.00015115737915" calcext:value-type="float">
            <text:p>0,0001511574</text:p>
          </table:table-cell>
          <table:table-cell table:formula="of:=1000*[.G675]" office:value-type="float" office:value="0.15115737915" calcext:value-type="float">
            <text:p>0,1511573792</text:p>
          </table:table-cell>
          <table:table-cell office:value-type="float" office:value="0.029996674" calcext:value-type="float">
            <text:p>0,029996674</text:p>
          </table:table-cell>
          <table:table-cell table:formula="of:=1000*[.I675]" office:value-type="float" office:value="29.996674" calcext:value-type="float">
            <text:p>29,996674</text:p>
          </table:table-cell>
        </table:table-row>
        <table:table-row table:style-name="ro1" table:visibility="collapse">
          <table:table-cell/>
          <table:table-cell office:value-type="float" office:value="29.336996781" calcext:value-type="float">
            <text:p>29,336996781</text:p>
          </table:table-cell>
          <table:table-cell office:value-type="float" office:value="0.0246319770813" calcext:value-type="float">
            <text:p>0,0246319771</text:p>
          </table:table-cell>
          <table:table-cell table:formula="of:=[.C676]*1000" office:value-type="float" office:value="24.6319770813" calcext:value-type="float">
            <text:p>24,6319770813</text:p>
          </table:table-cell>
          <table:table-cell office:value-type="float" office:value="0.00929093360901" calcext:value-type="float">
            <text:p>0,0092909336</text:p>
          </table:table-cell>
          <table:table-cell table:formula="of:=[.E676]*1000" office:value-type="float" office:value="9.29093360901" calcext:value-type="float">
            <text:p>9,290933609</text:p>
          </table:table-cell>
          <table:table-cell office:value-type="float" office:value="0.000154972076416" calcext:value-type="float">
            <text:p>0,0001549721</text:p>
          </table:table-cell>
          <table:table-cell table:formula="of:=1000*[.G676]" office:value-type="float" office:value="0.154972076416" calcext:value-type="float">
            <text:p>0,1549720764</text:p>
          </table:table-cell>
          <table:table-cell office:value-type="float" office:value="0.034086652" calcext:value-type="float">
            <text:p>0,034086652</text:p>
          </table:table-cell>
          <table:table-cell table:formula="of:=1000*[.I676]" office:value-type="float" office:value="34.086652" calcext:value-type="float">
            <text:p>34,086652</text:p>
          </table:table-cell>
        </table:table-row>
        <table:table-row table:style-name="ro1" table:visibility="collapse">
          <table:table-cell/>
          <table:table-cell office:value-type="float" office:value="35.35620814" calcext:value-type="float">
            <text:p>35,35620814</text:p>
          </table:table-cell>
          <table:table-cell office:value-type="float" office:value="0.0206878185272" calcext:value-type="float">
            <text:p>0,0206878185</text:p>
          </table:table-cell>
          <table:table-cell table:formula="of:=[.C677]*1000" office:value-type="float" office:value="20.6878185272" calcext:value-type="float">
            <text:p>20,6878185272</text:p>
          </table:table-cell>
          <table:table-cell office:value-type="float" office:value="0.00739789009094" calcext:value-type="float">
            <text:p>0,0073978901</text:p>
          </table:table-cell>
          <table:table-cell table:formula="of:=[.E677]*1000" office:value-type="float" office:value="7.39789009094" calcext:value-type="float">
            <text:p>7,3978900909</text:p>
          </table:table-cell>
          <table:table-cell office:value-type="float" office:value="0.000178098678589" calcext:value-type="float">
            <text:p>0,0001780987</text:p>
          </table:table-cell>
          <table:table-cell table:formula="of:=1000*[.G677]" office:value-type="float" office:value="0.178098678589" calcext:value-type="float">
            <text:p>0,1780986786</text:p>
          </table:table-cell>
          <table:table-cell office:value-type="float" office:value="0.028283576" calcext:value-type="float">
            <text:p>0,028283576</text:p>
          </table:table-cell>
          <table:table-cell table:formula="of:=1000*[.I677]" office:value-type="float" office:value="28.283576" calcext:value-type="float">
            <text:p>28,283576</text:p>
          </table:table-cell>
        </table:table-row>
        <table:table-row table:style-name="ro1" table:visibility="collapse">
          <table:table-cell/>
          <table:table-cell office:value-type="float" office:value="32.6792003164" calcext:value-type="float">
            <text:p>32,6792003164</text:p>
          </table:table-cell>
          <table:table-cell office:value-type="float" office:value="0.0227100849152" calcext:value-type="float">
            <text:p>0,0227100849</text:p>
          </table:table-cell>
          <table:table-cell table:formula="of:=[.C678]*1000" office:value-type="float" office:value="22.7100849152" calcext:value-type="float">
            <text:p>22,7100849152</text:p>
          </table:table-cell>
          <table:table-cell office:value-type="float" office:value="0.00774312019348" calcext:value-type="float">
            <text:p>0,0077431202</text:p>
          </table:table-cell>
          <table:table-cell table:formula="of:=[.E678]*1000" office:value-type="float" office:value="7.74312019348" calcext:value-type="float">
            <text:p>7,7431201935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678]" office:value-type="float" office:value="0.140905380249" calcext:value-type="float">
            <text:p>0,1409053802</text:p>
          </table:table-cell>
          <table:table-cell office:value-type="float" office:value="0.030600504" calcext:value-type="float">
            <text:p>0,030600504</text:p>
          </table:table-cell>
          <table:table-cell table:formula="of:=1000*[.I678]" office:value-type="float" office:value="30.600504" calcext:value-type="float">
            <text:p>30,600504</text:p>
          </table:table-cell>
        </table:table-row>
        <table:table-row table:style-name="ro1" table:visibility="collapse">
          <table:table-cell/>
          <table:table-cell office:value-type="float" office:value="29.185998986" calcext:value-type="float">
            <text:p>29,185998986</text:p>
          </table:table-cell>
          <table:table-cell office:value-type="float" office:value="0.0264768600464" calcext:value-type="float">
            <text:p>0,02647686</text:p>
          </table:table-cell>
          <table:table-cell table:formula="of:=[.C679]*1000" office:value-type="float" office:value="26.4768600464" calcext:value-type="float">
            <text:p>26,4768600464</text:p>
          </table:table-cell>
          <table:table-cell office:value-type="float" office:value="0.0076379776001" calcext:value-type="float">
            <text:p>0,0076379776</text:p>
          </table:table-cell>
          <table:table-cell table:formula="of:=[.E679]*1000" office:value-type="float" office:value="7.6379776001" calcext:value-type="float">
            <text:p>7,6379776001</text:p>
          </table:table-cell>
          <table:table-cell office:value-type="float" office:value="0.000142097473145" calcext:value-type="float">
            <text:p>0,0001420975</text:p>
          </table:table-cell>
          <table:table-cell table:formula="of:=1000*[.G679]" office:value-type="float" office:value="0.142097473145" calcext:value-type="float">
            <text:p>0,1420974731</text:p>
          </table:table-cell>
          <table:table-cell office:value-type="float" office:value="0.034263004" calcext:value-type="float">
            <text:p>0,034263004</text:p>
          </table:table-cell>
          <table:table-cell table:formula="of:=1000*[.I679]" office:value-type="float" office:value="34.263004" calcext:value-type="float">
            <text:p>34,263004</text:p>
          </table:table-cell>
        </table:table-row>
        <table:table-row table:style-name="ro1" table:visibility="collapse">
          <table:table-cell/>
          <table:table-cell office:value-type="float" office:value="33.621682973" calcext:value-type="float">
            <text:p>33,621682973</text:p>
          </table:table-cell>
          <table:table-cell office:value-type="float" office:value="0.0224459171295" calcext:value-type="float">
            <text:p>0,0224459171</text:p>
          </table:table-cell>
          <table:table-cell table:formula="of:=[.C680]*1000" office:value-type="float" office:value="22.4459171295" calcext:value-type="float">
            <text:p>22,4459171295</text:p>
          </table:table-cell>
          <table:table-cell office:value-type="float" office:value="0.00714087486267" calcext:value-type="float">
            <text:p>0,0071408749</text:p>
          </table:table-cell>
          <table:table-cell table:formula="of:=[.E680]*1000" office:value-type="float" office:value="7.14087486267" calcext:value-type="float">
            <text:p>7,1408748627</text:p>
          </table:table-cell>
          <table:table-cell office:value-type="float" office:value="0.000149965286255" calcext:value-type="float">
            <text:p>0,0001499653</text:p>
          </table:table-cell>
          <table:table-cell table:formula="of:=1000*[.G680]" office:value-type="float" office:value="0.149965286255" calcext:value-type="float">
            <text:p>0,1499652863</text:p>
          </table:table-cell>
          <table:table-cell office:value-type="float" office:value="0.029742711" calcext:value-type="float">
            <text:p>0,029742711</text:p>
          </table:table-cell>
          <table:table-cell table:formula="of:=1000*[.I680]" office:value-type="float" office:value="29.742711" calcext:value-type="float">
            <text:p>29,742711</text:p>
          </table:table-cell>
        </table:table-row>
        <table:table-row table:style-name="ro1" table:visibility="collapse">
          <table:table-cell/>
          <table:table-cell office:value-type="float" office:value="30.430314777" calcext:value-type="float">
            <text:p>30,430314777</text:p>
          </table:table-cell>
          <table:table-cell office:value-type="float" office:value="0.0231051445007" calcext:value-type="float">
            <text:p>0,0231051445</text:p>
          </table:table-cell>
          <table:table-cell table:formula="of:=[.C681]*1000" office:value-type="float" office:value="23.1051445007" calcext:value-type="float">
            <text:p>23,1051445007</text:p>
          </table:table-cell>
          <table:table-cell office:value-type="float" office:value="0.00954413414001" calcext:value-type="float">
            <text:p>0,0095441341</text:p>
          </table:table-cell>
          <table:table-cell table:formula="of:=[.E681]*1000" office:value-type="float" office:value="9.54413414001" calcext:value-type="float">
            <text:p>9,54413414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681]" office:value-type="float" office:value="0.205039978027" calcext:value-type="float">
            <text:p>0,205039978</text:p>
          </table:table-cell>
          <table:table-cell office:value-type="float" office:value="0.032861967" calcext:value-type="float">
            <text:p>0,032861967</text:p>
          </table:table-cell>
          <table:table-cell table:formula="of:=1000*[.I681]" office:value-type="float" office:value="32.861967" calcext:value-type="float">
            <text:p>32,861967</text:p>
          </table:table-cell>
        </table:table-row>
        <table:table-row table:style-name="ro1" table:visibility="collapse">
          <table:table-cell/>
          <table:table-cell office:value-type="float" office:value="28.9274519465" calcext:value-type="float">
            <text:p>28,9274519465</text:p>
          </table:table-cell>
          <table:table-cell office:value-type="float" office:value="0.0247719287872" calcext:value-type="float">
            <text:p>0,0247719288</text:p>
          </table:table-cell>
          <table:table-cell table:formula="of:=[.C682]*1000" office:value-type="float" office:value="24.7719287872" calcext:value-type="float">
            <text:p>24,7719287872</text:p>
          </table:table-cell>
          <table:table-cell office:value-type="float" office:value="0.00958490371704" calcext:value-type="float">
            <text:p>0,0095849037</text:p>
          </table:table-cell>
          <table:table-cell table:formula="of:=[.E682]*1000" office:value-type="float" office:value="9.58490371704" calcext:value-type="float">
            <text:p>9,584903717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682]" office:value-type="float" office:value="0.204086303711" calcext:value-type="float">
            <text:p>0,2040863037</text:p>
          </table:table-cell>
          <table:table-cell office:value-type="float" office:value="0.034569239" calcext:value-type="float">
            <text:p>0,034569239</text:p>
          </table:table-cell>
          <table:table-cell table:formula="of:=1000*[.I682]" office:value-type="float" office:value="34.569239" calcext:value-type="float">
            <text:p>34,569239</text:p>
          </table:table-cell>
        </table:table-row>
        <table:table-row table:style-name="ro1" table:visibility="collapse">
          <table:table-cell/>
          <table:table-cell office:value-type="float" office:value="32.9795691899" calcext:value-type="float">
            <text:p>32,9795691899</text:p>
          </table:table-cell>
          <table:table-cell office:value-type="float" office:value="0.0204379558563" calcext:value-type="float">
            <text:p>0,0204379559</text:p>
          </table:table-cell>
          <table:table-cell table:formula="of:=[.C683]*1000" office:value-type="float" office:value="20.4379558563" calcext:value-type="float">
            <text:p>20,4379558563</text:p>
          </table:table-cell>
          <table:table-cell office:value-type="float" office:value="0.00972080230713" calcext:value-type="float">
            <text:p>0,0097208023</text:p>
          </table:table-cell>
          <table:table-cell table:formula="of:=[.E683]*1000" office:value-type="float" office:value="9.72080230713" calcext:value-type="float">
            <text:p>9,7208023071</text:p>
          </table:table-cell>
          <table:table-cell office:value-type="float" office:value="0.0001540184021" calcext:value-type="float">
            <text:p>0,0001540184</text:p>
          </table:table-cell>
          <table:table-cell table:formula="of:=1000*[.G683]" office:value-type="float" office:value="0.1540184021" calcext:value-type="float">
            <text:p>0,1540184021</text:p>
          </table:table-cell>
          <table:table-cell office:value-type="float" office:value="0.030321803" calcext:value-type="float">
            <text:p>0,030321803</text:p>
          </table:table-cell>
          <table:table-cell table:formula="of:=1000*[.I683]" office:value-type="float" office:value="30.321803" calcext:value-type="float">
            <text:p>30,321803</text:p>
          </table:table-cell>
        </table:table-row>
        <table:table-row table:style-name="ro1" table:visibility="collapse">
          <table:table-cell/>
          <table:table-cell office:value-type="float" office:value="33.2365230967" calcext:value-type="float">
            <text:p>33,2365230967</text:p>
          </table:table-cell>
          <table:table-cell office:value-type="float" office:value="0.0202770233154" calcext:value-type="float">
            <text:p>0,0202770233</text:p>
          </table:table-cell>
          <table:table-cell table:formula="of:=[.C684]*1000" office:value-type="float" office:value="20.2770233154" calcext:value-type="float">
            <text:p>20,2770233154</text:p>
          </table:table-cell>
          <table:table-cell office:value-type="float" office:value="0.00957202911377" calcext:value-type="float">
            <text:p>0,0095720291</text:p>
          </table:table-cell>
          <table:table-cell table:formula="of:=[.E684]*1000" office:value-type="float" office:value="9.57202911377" calcext:value-type="float">
            <text:p>9,5720291138</text:p>
          </table:table-cell>
          <table:table-cell office:value-type="float" office:value="0.000230073928833" calcext:value-type="float">
            <text:p>0,0002300739</text:p>
          </table:table-cell>
          <table:table-cell table:formula="of:=1000*[.G684]" office:value-type="float" office:value="0.230073928833" calcext:value-type="float">
            <text:p>0,2300739288</text:p>
          </table:table-cell>
          <table:table-cell office:value-type="float" office:value="0.030087383" calcext:value-type="float">
            <text:p>0,030087383</text:p>
          </table:table-cell>
          <table:table-cell table:formula="of:=1000*[.I684]" office:value-type="float" office:value="30.087383" calcext:value-type="float">
            <text:p>30,087383</text:p>
          </table:table-cell>
        </table:table-row>
        <table:table-row table:style-name="ro1" table:visibility="collapse">
          <table:table-cell/>
          <table:table-cell office:value-type="float" office:value="30.2143329242" calcext:value-type="float">
            <text:p>30,2143329242</text:p>
          </table:table-cell>
          <table:table-cell office:value-type="float" office:value="0.0249638557434" calcext:value-type="float">
            <text:p>0,0249638557</text:p>
          </table:table-cell>
          <table:table-cell table:formula="of:=[.C685]*1000" office:value-type="float" office:value="24.9638557434" calcext:value-type="float">
            <text:p>24,9638557434</text:p>
          </table:table-cell>
          <table:table-cell office:value-type="float" office:value="0.00797200202942" calcext:value-type="float">
            <text:p>0,007972002</text:p>
          </table:table-cell>
          <table:table-cell table:formula="of:=[.E685]*1000" office:value-type="float" office:value="7.97200202942" calcext:value-type="float">
            <text:p>7,9720020294</text:p>
          </table:table-cell>
          <table:table-cell office:value-type="float" office:value="0.000152111053467" calcext:value-type="float">
            <text:p>0,0001521111</text:p>
          </table:table-cell>
          <table:table-cell table:formula="of:=1000*[.G685]" office:value-type="float" office:value="0.152111053467" calcext:value-type="float">
            <text:p>0,1521110535</text:p>
          </table:table-cell>
          <table:table-cell office:value-type="float" office:value="0.033096875" calcext:value-type="float">
            <text:p>0,033096875</text:p>
          </table:table-cell>
          <table:table-cell table:formula="of:=1000*[.I685]" office:value-type="float" office:value="33.096875" calcext:value-type="float">
            <text:p>33,096875</text:p>
          </table:table-cell>
        </table:table-row>
        <table:table-row table:style-name="ro1" table:visibility="collapse">
          <table:table-cell/>
          <table:table-cell office:value-type="float" office:value="31.2709828295" calcext:value-type="float">
            <text:p>31,2709828295</text:p>
          </table:table-cell>
          <table:table-cell office:value-type="float" office:value="0.0222828388214" calcext:value-type="float">
            <text:p>0,0222828388</text:p>
          </table:table-cell>
          <table:table-cell table:formula="of:=[.C686]*1000" office:value-type="float" office:value="22.2828388214" calcext:value-type="float">
            <text:p>22,2828388214</text:p>
          </table:table-cell>
          <table:table-cell office:value-type="float" office:value="0.00950813293457" calcext:value-type="float">
            <text:p>0,0095081329</text:p>
          </table:table-cell>
          <table:table-cell table:formula="of:=[.E686]*1000" office:value-type="float" office:value="9.50813293457" calcext:value-type="float">
            <text:p>9,5081329346</text:p>
          </table:table-cell>
          <table:table-cell office:value-type="float" office:value="0.00017786026001" calcext:value-type="float">
            <text:p>0,0001778603</text:p>
          </table:table-cell>
          <table:table-cell table:formula="of:=1000*[.G686]" office:value-type="float" office:value="0.17786026001" calcext:value-type="float">
            <text:p>0,17786026</text:p>
          </table:table-cell>
          <table:table-cell office:value-type="float" office:value="0.031978528" calcext:value-type="float">
            <text:p>0,031978528</text:p>
          </table:table-cell>
          <table:table-cell table:formula="of:=1000*[.I686]" office:value-type="float" office:value="31.978528" calcext:value-type="float">
            <text:p>31,978528</text:p>
          </table:table-cell>
        </table:table-row>
        <table:table-row table:style-name="ro1" table:visibility="collapse">
          <table:table-cell/>
          <table:table-cell office:value-type="float" office:value="29.400971955" calcext:value-type="float">
            <text:p>29,400971955</text:p>
          </table:table-cell>
          <table:table-cell office:value-type="float" office:value="0.0244541168213" calcext:value-type="float">
            <text:p>0,0244541168</text:p>
          </table:table-cell>
          <table:table-cell table:formula="of:=[.C687]*1000" office:value-type="float" office:value="24.4541168213" calcext:value-type="float">
            <text:p>24,4541168213</text:p>
          </table:table-cell>
          <table:table-cell office:value-type="float" office:value="0.0093309879303" calcext:value-type="float">
            <text:p>0,0093309879</text:p>
          </table:table-cell>
          <table:table-cell table:formula="of:=[.E687]*1000" office:value-type="float" office:value="9.3309879303" calcext:value-type="float">
            <text:p>9,3309879303</text:p>
          </table:table-cell>
          <table:table-cell office:value-type="float" office:value="0.000218152999878" calcext:value-type="float">
            <text:p>0,000218153</text:p>
          </table:table-cell>
          <table:table-cell table:formula="of:=1000*[.G687]" office:value-type="float" office:value="0.218152999878" calcext:value-type="float">
            <text:p>0,2181529999</text:p>
          </table:table-cell>
          <table:table-cell office:value-type="float" office:value="0.034012481" calcext:value-type="float">
            <text:p>0,034012481</text:p>
          </table:table-cell>
          <table:table-cell table:formula="of:=1000*[.I687]" office:value-type="float" office:value="34.012481" calcext:value-type="float">
            <text:p>34,012481</text:p>
          </table:table-cell>
        </table:table-row>
        <table:table-row table:style-name="ro1" table:visibility="collapse">
          <table:table-cell/>
          <table:table-cell office:value-type="float" office:value="33.6739407542" calcext:value-type="float">
            <text:p>33,6739407542</text:p>
          </table:table-cell>
          <table:table-cell office:value-type="float" office:value="0.0205938816071" calcext:value-type="float">
            <text:p>0,0205938816</text:p>
          </table:table-cell>
          <table:table-cell table:formula="of:=[.C688]*1000" office:value-type="float" office:value="20.5938816071" calcext:value-type="float">
            <text:p>20,5938816071</text:p>
          </table:table-cell>
          <table:table-cell office:value-type="float" office:value="0.0089430809021" calcext:value-type="float">
            <text:p>0,0089430809</text:p>
          </table:table-cell>
          <table:table-cell table:formula="of:=[.E688]*1000" office:value-type="float" office:value="8.9430809021" calcext:value-type="float">
            <text:p>8,9430809021</text:p>
          </table:table-cell>
          <table:table-cell office:value-type="float" office:value="0.000151872634888" calcext:value-type="float">
            <text:p>0,0001518726</text:p>
          </table:table-cell>
          <table:table-cell table:formula="of:=1000*[.G688]" office:value-type="float" office:value="0.151872634888" calcext:value-type="float">
            <text:p>0,1518726349</text:p>
          </table:table-cell>
          <table:table-cell office:value-type="float" office:value="0.029696554" calcext:value-type="float">
            <text:p>0,029696554</text:p>
          </table:table-cell>
          <table:table-cell table:formula="of:=1000*[.I688]" office:value-type="float" office:value="29.696554" calcext:value-type="float">
            <text:p>29,696554</text:p>
          </table:table-cell>
        </table:table-row>
        <table:table-row table:style-name="ro1" table:visibility="collapse">
          <table:table-cell/>
          <table:table-cell office:value-type="float" office:value="32.2858532625" calcext:value-type="float">
            <text:p>32,2858532625</text:p>
          </table:table-cell>
          <table:table-cell office:value-type="float" office:value="0.0212450027466" calcext:value-type="float">
            <text:p>0,0212450027</text:p>
          </table:table-cell>
          <table:table-cell table:formula="of:=[.C689]*1000" office:value-type="float" office:value="21.2450027466" calcext:value-type="float">
            <text:p>21,2450027466</text:p>
          </table:table-cell>
          <table:table-cell office:value-type="float" office:value="0.00951600074768" calcext:value-type="float">
            <text:p>0,0095160007</text:p>
          </table:table-cell>
          <table:table-cell table:formula="of:=[.E689]*1000" office:value-type="float" office:value="9.51600074768" calcext:value-type="float">
            <text:p>9,5160007477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689]" office:value-type="float" office:value="0.204086303711" calcext:value-type="float">
            <text:p>0,2040863037</text:p>
          </table:table-cell>
          <table:table-cell office:value-type="float" office:value="0.030973318" calcext:value-type="float">
            <text:p>0,030973318</text:p>
          </table:table-cell>
          <table:table-cell table:formula="of:=1000*[.I689]" office:value-type="float" office:value="30.973318" calcext:value-type="float">
            <text:p>30,973318</text:p>
          </table:table-cell>
        </table:table-row>
        <table:table-row table:style-name="ro1" table:visibility="collapse">
          <table:table-cell/>
          <table:table-cell office:value-type="float" office:value="31.7446762987" calcext:value-type="float">
            <text:p>31,7446762987</text:p>
          </table:table-cell>
          <table:table-cell office:value-type="float" office:value="0.0242850780487" calcext:value-type="float">
            <text:p>0,024285078</text:p>
          </table:table-cell>
          <table:table-cell table:formula="of:=[.C690]*1000" office:value-type="float" office:value="24.2850780487" calcext:value-type="float">
            <text:p>24,2850780487</text:p>
          </table:table-cell>
          <table:table-cell office:value-type="float" office:value="0.0070321559906" calcext:value-type="float">
            <text:p>0,007032156</text:p>
          </table:table-cell>
          <table:table-cell table:formula="of:=[.E690]*1000" office:value-type="float" office:value="7.0321559906" calcext:value-type="float">
            <text:p>7,0321559906</text:p>
          </table:table-cell>
          <table:table-cell office:value-type="float" office:value="0.000174999237061" calcext:value-type="float">
            <text:p>0,0001749992</text:p>
          </table:table-cell>
          <table:table-cell table:formula="of:=1000*[.G690]" office:value-type="float" office:value="0.174999237061" calcext:value-type="float">
            <text:p>0,1749992371</text:p>
          </table:table-cell>
          <table:table-cell office:value-type="float" office:value="0.031501345" calcext:value-type="float">
            <text:p>0,031501345</text:p>
          </table:table-cell>
          <table:table-cell table:formula="of:=1000*[.I690]" office:value-type="float" office:value="31.501345" calcext:value-type="float">
            <text:p>31,501345</text:p>
          </table:table-cell>
        </table:table-row>
        <table:table-row table:style-name="ro1" table:visibility="collapse">
          <table:table-cell/>
          <table:table-cell office:value-type="float" office:value="32.9136210322" calcext:value-type="float">
            <text:p>32,9136210322</text:p>
          </table:table-cell>
          <table:table-cell office:value-type="float" office:value="0.0232949256897" calcext:value-type="float">
            <text:p>0,0232949257</text:p>
          </table:table-cell>
          <table:table-cell table:formula="of:=[.C691]*1000" office:value-type="float" office:value="23.2949256897" calcext:value-type="float">
            <text:p>23,2949256897</text:p>
          </table:table-cell>
          <table:table-cell office:value-type="float" office:value="0.00693988800049" calcext:value-type="float">
            <text:p>0,006939888</text:p>
          </table:table-cell>
          <table:table-cell table:formula="of:=[.E691]*1000" office:value-type="float" office:value="6.93988800049" calcext:value-type="float">
            <text:p>6,9398880005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691]" office:value-type="float" office:value="0.140905380249" calcext:value-type="float">
            <text:p>0,1409053802</text:p>
          </table:table-cell>
          <table:table-cell office:value-type="float" office:value="0.030382558" calcext:value-type="float">
            <text:p>0,030382558</text:p>
          </table:table-cell>
          <table:table-cell table:formula="of:=1000*[.I691]" office:value-type="float" office:value="30.382558" calcext:value-type="float">
            <text:p>30,382558</text:p>
          </table:table-cell>
        </table:table-row>
        <table:table-row table:style-name="ro1" table:visibility="collapse">
          <table:table-cell/>
          <table:table-cell office:value-type="float" office:value="32.8200097823" calcext:value-type="float">
            <text:p>32,8200097823</text:p>
          </table:table-cell>
          <table:table-cell office:value-type="float" office:value="0.0232758522034" calcext:value-type="float">
            <text:p>0,0232758522</text:p>
          </table:table-cell>
          <table:table-cell table:formula="of:=[.C692]*1000" office:value-type="float" office:value="23.2758522034" calcext:value-type="float">
            <text:p>23,2758522034</text:p>
          </table:table-cell>
          <table:table-cell office:value-type="float" office:value="0.00704598426819" calcext:value-type="float">
            <text:p>0,0070459843</text:p>
          </table:table-cell>
          <table:table-cell table:formula="of:=[.E692]*1000" office:value-type="float" office:value="7.04598426819" calcext:value-type="float">
            <text:p>7,0459842682</text:p>
          </table:table-cell>
          <table:table-cell office:value-type="float" office:value="0.000138998031616" calcext:value-type="float">
            <text:p>0,000138998</text:p>
          </table:table-cell>
          <table:table-cell table:formula="of:=1000*[.G692]" office:value-type="float" office:value="0.138998031616" calcext:value-type="float">
            <text:p>0,1389980316</text:p>
          </table:table-cell>
          <table:table-cell office:value-type="float" office:value="0.030469217" calcext:value-type="float">
            <text:p>0,030469217</text:p>
          </table:table-cell>
          <table:table-cell table:formula="of:=1000*[.I692]" office:value-type="float" office:value="30.469217" calcext:value-type="float">
            <text:p>30,469217</text:p>
          </table:table-cell>
        </table:table-row>
        <table:table-row table:style-name="ro1" table:visibility="collapse">
          <table:table-cell/>
          <table:table-cell office:value-type="float" office:value="28.8522508261" calcext:value-type="float">
            <text:p>28,8522508261</text:p>
          </table:table-cell>
          <table:table-cell office:value-type="float" office:value="0.0270688533783" calcext:value-type="float">
            <text:p>0,0270688534</text:p>
          </table:table-cell>
          <table:table-cell table:formula="of:=[.C693]*1000" office:value-type="float" office:value="27.0688533783" calcext:value-type="float">
            <text:p>27,0688533783</text:p>
          </table:table-cell>
          <table:table-cell office:value-type="float" office:value="0.00743103027344" calcext:value-type="float">
            <text:p>0,0074310303</text:p>
          </table:table-cell>
          <table:table-cell table:formula="of:=[.E693]*1000" office:value-type="float" office:value="7.43103027344" calcext:value-type="float">
            <text:p>7,4310302734</text:p>
          </table:table-cell>
          <table:table-cell office:value-type="float" office:value="0.000153064727783" calcext:value-type="float">
            <text:p>0,0001530647</text:p>
          </table:table-cell>
          <table:table-cell table:formula="of:=1000*[.G693]" office:value-type="float" office:value="0.153064727783" calcext:value-type="float">
            <text:p>0,1530647278</text:p>
          </table:table-cell>
          <table:table-cell office:value-type="float" office:value="0.034659341" calcext:value-type="float">
            <text:p>0,034659341</text:p>
          </table:table-cell>
          <table:table-cell table:formula="of:=1000*[.I693]" office:value-type="float" office:value="34.659341" calcext:value-type="float">
            <text:p>34,659341</text:p>
          </table:table-cell>
        </table:table-row>
        <table:table-row table:style-name="ro1" table:visibility="collapse">
          <table:table-cell/>
          <table:table-cell office:value-type="float" office:value="33.591129577" calcext:value-type="float">
            <text:p>33,591129577</text:p>
          </table:table-cell>
          <table:table-cell office:value-type="float" office:value="0.0226619243622" calcext:value-type="float">
            <text:p>0,0226619244</text:p>
          </table:table-cell>
          <table:table-cell table:formula="of:=[.C694]*1000" office:value-type="float" office:value="22.6619243622" calcext:value-type="float">
            <text:p>22,6619243622</text:p>
          </table:table-cell>
          <table:table-cell office:value-type="float" office:value="0.00694298744202" calcext:value-type="float">
            <text:p>0,0069429874</text:p>
          </table:table-cell>
          <table:table-cell table:formula="of:=[.E694]*1000" office:value-type="float" office:value="6.94298744202" calcext:value-type="float">
            <text:p>6,942987442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694]" office:value-type="float" office:value="0.141143798828" calcext:value-type="float">
            <text:p>0,1411437988</text:p>
          </table:table-cell>
          <table:table-cell office:value-type="float" office:value="0.029769764" calcext:value-type="float">
            <text:p>0,029769764</text:p>
          </table:table-cell>
          <table:table-cell table:formula="of:=1000*[.I694]" office:value-type="float" office:value="29.769764" calcext:value-type="float">
            <text:p>29,769764</text:p>
          </table:table-cell>
        </table:table-row>
        <table:table-row table:style-name="ro1" table:visibility="collapse">
          <table:table-cell/>
          <table:table-cell office:value-type="float" office:value="32.9948882669" calcext:value-type="float">
            <text:p>32,9948882669</text:p>
          </table:table-cell>
          <table:table-cell office:value-type="float" office:value="0.0231199264526" calcext:value-type="float">
            <text:p>0,0231199265</text:p>
          </table:table-cell>
          <table:table-cell table:formula="of:=[.C695]*1000" office:value-type="float" office:value="23.1199264526" calcext:value-type="float">
            <text:p>23,1199264526</text:p>
          </table:table-cell>
          <table:table-cell office:value-type="float" office:value="0.00703692436218" calcext:value-type="float">
            <text:p>0,0070369244</text:p>
          </table:table-cell>
          <table:table-cell table:formula="of:=[.E695]*1000" office:value-type="float" office:value="7.03692436218" calcext:value-type="float">
            <text:p>7,0369243622</text:p>
          </table:table-cell>
          <table:table-cell office:value-type="float" office:value="0.000142097473145" calcext:value-type="float">
            <text:p>0,0001420975</text:p>
          </table:table-cell>
          <table:table-cell table:formula="of:=1000*[.G695]" office:value-type="float" office:value="0.142097473145" calcext:value-type="float">
            <text:p>0,1420974731</text:p>
          </table:table-cell>
          <table:table-cell office:value-type="float" office:value="0.030307725" calcext:value-type="float">
            <text:p>0,030307725</text:p>
          </table:table-cell>
          <table:table-cell table:formula="of:=1000*[.I695]" office:value-type="float" office:value="30.307725" calcext:value-type="float">
            <text:p>30,307725</text:p>
          </table:table-cell>
        </table:table-row>
        <table:table-row table:style-name="ro1" table:visibility="collapse">
          <table:table-cell/>
          <table:table-cell office:value-type="float" office:value="29.2653021973" calcext:value-type="float">
            <text:p>29,2653021973</text:p>
          </table:table-cell>
          <table:table-cell office:value-type="float" office:value="0.0271549224854" calcext:value-type="float">
            <text:p>0,0271549225</text:p>
          </table:table-cell>
          <table:table-cell table:formula="of:=[.C696]*1000" office:value-type="float" office:value="27.1549224854" calcext:value-type="float">
            <text:p>27,1549224854</text:p>
          </table:table-cell>
          <table:table-cell office:value-type="float" office:value="0.00686597824097" calcext:value-type="float">
            <text:p>0,0068659782</text:p>
          </table:table-cell>
          <table:table-cell table:formula="of:=[.E696]*1000" office:value-type="float" office:value="6.86597824097" calcext:value-type="float">
            <text:p>6,865978241</text:p>
          </table:table-cell>
          <table:table-cell office:value-type="float" office:value="0.000141859054565" calcext:value-type="float">
            <text:p>0,0001418591</text:p>
          </table:table-cell>
          <table:table-cell table:formula="of:=1000*[.G696]" office:value-type="float" office:value="0.141859054565" calcext:value-type="float">
            <text:p>0,1418590546</text:p>
          </table:table-cell>
          <table:table-cell office:value-type="float" office:value="0.034170158" calcext:value-type="float">
            <text:p>0,034170158</text:p>
          </table:table-cell>
          <table:table-cell table:formula="of:=1000*[.I696]" office:value-type="float" office:value="34.170158" calcext:value-type="float">
            <text:p>34,170158</text:p>
          </table:table-cell>
        </table:table-row>
        <table:table-row table:style-name="ro1" table:visibility="collapse">
          <table:table-cell/>
          <table:table-cell office:value-type="float" office:value="32.1159710283" calcext:value-type="float">
            <text:p>32,1159710283</text:p>
          </table:table-cell>
          <table:table-cell office:value-type="float" office:value="0.0233070850372" calcext:value-type="float">
            <text:p>0,023307085</text:p>
          </table:table-cell>
          <table:table-cell table:formula="of:=[.C697]*1000" office:value-type="float" office:value="23.3070850372" calcext:value-type="float">
            <text:p>23,3070850372</text:p>
          </table:table-cell>
          <table:table-cell office:value-type="float" office:value="0.00758194923401" calcext:value-type="float">
            <text:p>0,0075819492</text:p>
          </table:table-cell>
          <table:table-cell table:formula="of:=[.E697]*1000" office:value-type="float" office:value="7.58194923401" calcext:value-type="float">
            <text:p>7,581949234</text:p>
          </table:table-cell>
          <table:table-cell office:value-type="float" office:value="0.000237941741943" calcext:value-type="float">
            <text:p>0,0002379417</text:p>
          </table:table-cell>
          <table:table-cell table:formula="of:=1000*[.G697]" office:value-type="float" office:value="0.237941741943" calcext:value-type="float">
            <text:p>0,2379417419</text:p>
          </table:table-cell>
          <table:table-cell office:value-type="float" office:value="0.031137156" calcext:value-type="float">
            <text:p>0,031137156</text:p>
          </table:table-cell>
          <table:table-cell table:formula="of:=1000*[.I697]" office:value-type="float" office:value="31.137156" calcext:value-type="float">
            <text:p>31,137156</text:p>
          </table:table-cell>
        </table:table-row>
        <table:table-row table:style-name="ro1" table:visibility="collapse">
          <table:table-cell/>
          <table:table-cell office:value-type="float" office:value="33.5761121273" calcext:value-type="float">
            <text:p>33,5761121273</text:p>
          </table:table-cell>
          <table:table-cell office:value-type="float" office:value="0.0222570896149" calcext:value-type="float">
            <text:p>0,0222570896</text:p>
          </table:table-cell>
          <table:table-cell table:formula="of:=[.C698]*1000" office:value-type="float" office:value="22.2570896149" calcext:value-type="float">
            <text:p>22,2570896149</text:p>
          </table:table-cell>
          <table:table-cell office:value-type="float" office:value="0.00736212730408" calcext:value-type="float">
            <text:p>0,0073621273</text:p>
          </table:table-cell>
          <table:table-cell table:formula="of:=[.E698]*1000" office:value-type="float" office:value="7.36212730408" calcext:value-type="float">
            <text:p>7,3621273041</text:p>
          </table:table-cell>
          <table:table-cell office:value-type="float" office:value="0.000156879425049" calcext:value-type="float">
            <text:p>0,0001568794</text:p>
          </table:table-cell>
          <table:table-cell table:formula="of:=1000*[.G698]" office:value-type="float" office:value="0.156879425049" calcext:value-type="float">
            <text:p>0,156879425</text:p>
          </table:table-cell>
          <table:table-cell office:value-type="float" office:value="0.029783079" calcext:value-type="float">
            <text:p>0,029783079</text:p>
          </table:table-cell>
          <table:table-cell table:formula="of:=1000*[.I698]" office:value-type="float" office:value="29.783079" calcext:value-type="float">
            <text:p>29,783079</text:p>
          </table:table-cell>
        </table:table-row>
        <table:table-row table:style-name="ro1" table:visibility="collapse">
          <table:table-cell/>
          <table:table-cell office:value-type="float" office:value="29.2287412058" calcext:value-type="float">
            <text:p>29,2287412058</text:p>
          </table:table-cell>
          <table:table-cell office:value-type="float" office:value="0.0269110202789" calcext:value-type="float">
            <text:p>0,0269110203</text:p>
          </table:table-cell>
          <table:table-cell table:formula="of:=[.C699]*1000" office:value-type="float" office:value="26.9110202789" calcext:value-type="float">
            <text:p>26,9110202789</text:p>
          </table:table-cell>
          <table:table-cell office:value-type="float" office:value="0.00713992118835" calcext:value-type="float">
            <text:p>0,0071399212</text:p>
          </table:table-cell>
          <table:table-cell table:formula="of:=[.E699]*1000" office:value-type="float" office:value="7.13992118835" calcext:value-type="float">
            <text:p>7,1399211884</text:p>
          </table:table-cell>
          <table:table-cell office:value-type="float" office:value="0.0001540184021" calcext:value-type="float">
            <text:p>0,0001540184</text:p>
          </table:table-cell>
          <table:table-cell table:formula="of:=1000*[.G699]" office:value-type="float" office:value="0.1540184021" calcext:value-type="float">
            <text:p>0,1540184021</text:p>
          </table:table-cell>
          <table:table-cell office:value-type="float" office:value="0.0342129" calcext:value-type="float">
            <text:p>0,0342129</text:p>
          </table:table-cell>
          <table:table-cell table:formula="of:=1000*[.I699]" office:value-type="float" office:value="34.2129" calcext:value-type="float">
            <text:p>34,2129</text:p>
          </table:table-cell>
        </table:table-row>
        <table:table-row table:style-name="ro1" table:visibility="collapse">
          <table:table-cell/>
          <table:table-cell office:value-type="float" office:value="33.1616301501" calcext:value-type="float">
            <text:p>33,1616301501</text:p>
          </table:table-cell>
          <table:table-cell office:value-type="float" office:value="0.0228929519653" calcext:value-type="float">
            <text:p>0,022892952</text:p>
          </table:table-cell>
          <table:table-cell table:formula="of:=[.C700]*1000" office:value-type="float" office:value="22.8929519653" calcext:value-type="float">
            <text:p>22,8929519653</text:p>
          </table:table-cell>
          <table:table-cell office:value-type="float" office:value="0.00708389282227" calcext:value-type="float">
            <text:p>0,0070838928</text:p>
          </table:table-cell>
          <table:table-cell table:formula="of:=[.E700]*1000" office:value-type="float" office:value="7.08389282227" calcext:value-type="float">
            <text:p>7,0838928223</text:p>
          </table:table-cell>
          <table:table-cell office:value-type="float" office:value="0.000171184539795" calcext:value-type="float">
            <text:p>0,0001711845</text:p>
          </table:table-cell>
          <table:table-cell table:formula="of:=1000*[.G700]" office:value-type="float" office:value="0.171184539795" calcext:value-type="float">
            <text:p>0,1711845398</text:p>
          </table:table-cell>
          <table:table-cell office:value-type="float" office:value="0.030155333" calcext:value-type="float">
            <text:p>0,030155333</text:p>
          </table:table-cell>
          <table:table-cell table:formula="of:=1000*[.I700]" office:value-type="float" office:value="30.155333" calcext:value-type="float">
            <text:p>30,155333</text:p>
          </table:table-cell>
        </table:table-row>
        <table:table-row table:style-name="ro1" table:visibility="collapse">
          <table:table-cell/>
          <table:table-cell office:value-type="float" office:value="32.7459871184" calcext:value-type="float">
            <text:p>32,7459871184</text:p>
          </table:table-cell>
          <table:table-cell office:value-type="float" office:value="0.0232429504395" calcext:value-type="float">
            <text:p>0,0232429504</text:p>
          </table:table-cell>
          <table:table-cell table:formula="of:=[.C701]*1000" office:value-type="float" office:value="23.2429504395" calcext:value-type="float">
            <text:p>23,2429504395</text:p>
          </table:table-cell>
          <table:table-cell office:value-type="float" office:value="0.00713491439819" calcext:value-type="float">
            <text:p>0,0071349144</text:p>
          </table:table-cell>
          <table:table-cell table:formula="of:=[.E701]*1000" office:value-type="float" office:value="7.13491439819" calcext:value-type="float">
            <text:p>7,1349143982</text:p>
          </table:table-cell>
          <table:table-cell office:value-type="float" office:value="0.000152111053467" calcext:value-type="float">
            <text:p>0,0001521111</text:p>
          </table:table-cell>
          <table:table-cell table:formula="of:=1000*[.G701]" office:value-type="float" office:value="0.152111053467" calcext:value-type="float">
            <text:p>0,1521110535</text:p>
          </table:table-cell>
          <table:table-cell office:value-type="float" office:value="0.030538093" calcext:value-type="float">
            <text:p>0,030538093</text:p>
          </table:table-cell>
          <table:table-cell table:formula="of:=1000*[.I701]" office:value-type="float" office:value="30.538093" calcext:value-type="float">
            <text:p>30,538093</text:p>
          </table:table-cell>
        </table:table-row>
        <table:table-row table:style-name="ro1" table:visibility="collapse">
          <table:table-cell/>
          <table:table-cell office:value-type="float" office:value="29.3180787851" calcext:value-type="float">
            <text:p>29,3180787851</text:p>
          </table:table-cell>
          <table:table-cell office:value-type="float" office:value="0.0269560813904" calcext:value-type="float">
            <text:p>0,0269560814</text:p>
          </table:table-cell>
          <table:table-cell table:formula="of:=[.C702]*1000" office:value-type="float" office:value="26.9560813904" calcext:value-type="float">
            <text:p>26,9560813904</text:p>
          </table:table-cell>
          <table:table-cell office:value-type="float" office:value="0.00699520111084" calcext:value-type="float">
            <text:p>0,0069952011</text:p>
          </table:table-cell>
          <table:table-cell table:formula="of:=[.E702]*1000" office:value-type="float" office:value="6.99520111084" calcext:value-type="float">
            <text:p>6,9952011108</text:p>
          </table:table-cell>
          <table:table-cell office:value-type="float" office:value="0.000150918960571" calcext:value-type="float">
            <text:p>0,000150919</text:p>
          </table:table-cell>
          <table:table-cell table:formula="of:=1000*[.G702]" office:value-type="float" office:value="0.150918960571" calcext:value-type="float">
            <text:p>0,1509189606</text:p>
          </table:table-cell>
          <table:table-cell office:value-type="float" office:value="0.034108647" calcext:value-type="float">
            <text:p>0,034108647</text:p>
          </table:table-cell>
          <table:table-cell table:formula="of:=1000*[.I702]" office:value-type="float" office:value="34.108647" calcext:value-type="float">
            <text:p>34,108647</text:p>
          </table:table-cell>
        </table:table-row>
        <table:table-row table:style-name="ro1" table:visibility="collapse">
          <table:table-cell/>
          <table:table-cell office:value-type="float" office:value="31.0204448307" calcext:value-type="float">
            <text:p>31,0204448307</text:p>
          </table:table-cell>
          <table:table-cell office:value-type="float" office:value="0.0231151580811" calcext:value-type="float">
            <text:p>0,0231151581</text:p>
          </table:table-cell>
          <table:table-cell table:formula="of:=[.C703]*1000" office:value-type="float" office:value="23.1151580811" calcext:value-type="float">
            <text:p>23,1151580811</text:p>
          </table:table-cell>
          <table:table-cell office:value-type="float" office:value="0.00896000862122" calcext:value-type="float">
            <text:p>0,0089600086</text:p>
          </table:table-cell>
          <table:table-cell table:formula="of:=[.E703]*1000" office:value-type="float" office:value="8.96000862122" calcext:value-type="float">
            <text:p>8,9600086212</text:p>
          </table:table-cell>
          <table:table-cell office:value-type="float" office:value="0.0001540184021" calcext:value-type="float">
            <text:p>0,0001540184</text:p>
          </table:table-cell>
          <table:table-cell table:formula="of:=1000*[.G703]" office:value-type="float" office:value="0.1540184021" calcext:value-type="float">
            <text:p>0,1540184021</text:p>
          </table:table-cell>
          <table:table-cell office:value-type="float" office:value="0.032236804" calcext:value-type="float">
            <text:p>0,032236804</text:p>
          </table:table-cell>
          <table:table-cell table:formula="of:=1000*[.I703]" office:value-type="float" office:value="32.236804" calcext:value-type="float">
            <text:p>32,236804</text:p>
          </table:table-cell>
        </table:table-row>
        <table:table-row table:style-name="ro1" table:visibility="collapse">
          <table:table-cell/>
          <table:table-cell office:value-type="float" office:value="33.0173397824" calcext:value-type="float">
            <text:p>33,0173397824</text:p>
          </table:table-cell>
          <table:table-cell office:value-type="float" office:value="0.0212728977203" calcext:value-type="float">
            <text:p>0,0212728977</text:p>
          </table:table-cell>
          <table:table-cell table:formula="of:=[.C704]*1000" office:value-type="float" office:value="21.2728977203" calcext:value-type="float">
            <text:p>21,2728977203</text:p>
          </table:table-cell>
          <table:table-cell office:value-type="float" office:value="0.0088529586792" calcext:value-type="float">
            <text:p>0,0088529587</text:p>
          </table:table-cell>
          <table:table-cell table:formula="of:=[.E704]*1000" office:value-type="float" office:value="8.8529586792" calcext:value-type="float">
            <text:p>8,8529586792</text:p>
          </table:table-cell>
          <table:table-cell office:value-type="float" office:value="0.000153064727783" calcext:value-type="float">
            <text:p>0,0001530647</text:p>
          </table:table-cell>
          <table:table-cell table:formula="of:=1000*[.G704]" office:value-type="float" office:value="0.153064727783" calcext:value-type="float">
            <text:p>0,1530647278</text:p>
          </table:table-cell>
          <table:table-cell office:value-type="float" office:value="0.030287116" calcext:value-type="float">
            <text:p>0,030287116</text:p>
          </table:table-cell>
          <table:table-cell table:formula="of:=1000*[.I704]" office:value-type="float" office:value="30.287116" calcext:value-type="float">
            <text:p>30,287116</text:p>
          </table:table-cell>
        </table:table-row>
        <table:table-row table:style-name="ro1" table:visibility="collapse">
          <table:table-cell/>
          <table:table-cell office:value-type="float" office:value="29.2383563143" calcext:value-type="float">
            <text:p>29,2383563143</text:p>
          </table:table-cell>
          <table:table-cell office:value-type="float" office:value="0.0252509117126" calcext:value-type="float">
            <text:p>0,0252509117</text:p>
          </table:table-cell>
          <table:table-cell table:formula="of:=[.C705]*1000" office:value-type="float" office:value="25.2509117126" calcext:value-type="float">
            <text:p>25,2509117126</text:p>
          </table:table-cell>
          <table:table-cell office:value-type="float" office:value="0.00878810882568" calcext:value-type="float">
            <text:p>0,0087881088</text:p>
          </table:table-cell>
          <table:table-cell table:formula="of:=[.E705]*1000" office:value-type="float" office:value="8.78810882568" calcext:value-type="float">
            <text:p>8,7881088257</text:p>
          </table:table-cell>
          <table:table-cell office:value-type="float" office:value="0.000154972076416" calcext:value-type="float">
            <text:p>0,0001549721</text:p>
          </table:table-cell>
          <table:table-cell table:formula="of:=1000*[.G705]" office:value-type="float" office:value="0.154972076416" calcext:value-type="float">
            <text:p>0,1549720764</text:p>
          </table:table-cell>
          <table:table-cell office:value-type="float" office:value="0.034201649" calcext:value-type="float">
            <text:p>0,034201649</text:p>
          </table:table-cell>
          <table:table-cell table:formula="of:=1000*[.I705]" office:value-type="float" office:value="34.201649" calcext:value-type="float">
            <text:p>34,201649</text:p>
          </table:table-cell>
        </table:table-row>
        <table:table-row table:style-name="ro1" table:visibility="collapse">
          <table:table-cell/>
          <table:table-cell office:value-type="float" office:value="33.5470425313" calcext:value-type="float">
            <text:p>33,5470425313</text:p>
          </table:table-cell>
          <table:table-cell office:value-type="float" office:value="0.0211608409882" calcext:value-type="float">
            <text:p>0,021160841</text:p>
          </table:table-cell>
          <table:table-cell table:formula="of:=[.C706]*1000" office:value-type="float" office:value="21.1608409882" calcext:value-type="float">
            <text:p>21,1608409882</text:p>
          </table:table-cell>
          <table:table-cell office:value-type="float" office:value="0.00845789909363" calcext:value-type="float">
            <text:p>0,0084578991</text:p>
          </table:table-cell>
          <table:table-cell table:formula="of:=[.E706]*1000" office:value-type="float" office:value="8.45789909363" calcext:value-type="float">
            <text:p>8,4578990936</text:p>
          </table:table-cell>
          <table:table-cell office:value-type="float" office:value="0.000165224075317" calcext:value-type="float">
            <text:p>0,0001652241</text:p>
          </table:table-cell>
          <table:table-cell table:formula="of:=1000*[.G706]" office:value-type="float" office:value="0.165224075317" calcext:value-type="float">
            <text:p>0,1652240753</text:p>
          </table:table-cell>
          <table:table-cell office:value-type="float" office:value="0.029808887" calcext:value-type="float">
            <text:p>0,029808887</text:p>
          </table:table-cell>
          <table:table-cell table:formula="of:=1000*[.I706]" office:value-type="float" office:value="29.808887" calcext:value-type="float">
            <text:p>29,808887</text:p>
          </table:table-cell>
        </table:table-row>
        <table:table-row table:style-name="ro1" table:visibility="collapse">
          <table:table-cell/>
          <table:table-cell office:value-type="float" office:value="30.3282854935" calcext:value-type="float">
            <text:p>30,3282854935</text:p>
          </table:table-cell>
          <table:table-cell office:value-type="float" office:value="0.0256900787354" calcext:value-type="float">
            <text:p>0,0256900787</text:p>
          </table:table-cell>
          <table:table-cell table:formula="of:=[.C707]*1000" office:value-type="float" office:value="25.6900787354" calcext:value-type="float">
            <text:p>25,6900787354</text:p>
          </table:table-cell>
          <table:table-cell office:value-type="float" office:value="0.00712394714355" calcext:value-type="float">
            <text:p>0,0071239471</text:p>
          </table:table-cell>
          <table:table-cell table:formula="of:=[.E707]*1000" office:value-type="float" office:value="7.12394714355" calcext:value-type="float">
            <text:p>7,1239471436</text:p>
          </table:table-cell>
          <table:table-cell office:value-type="float" office:value="0.00015115737915" calcext:value-type="float">
            <text:p>0,0001511574</text:p>
          </table:table-cell>
          <table:table-cell table:formula="of:=1000*[.G707]" office:value-type="float" office:value="0.15115737915" calcext:value-type="float">
            <text:p>0,1511573792</text:p>
          </table:table-cell>
          <table:table-cell office:value-type="float" office:value="0.03297252" calcext:value-type="float">
            <text:p>0,03297252</text:p>
          </table:table-cell>
          <table:table-cell table:formula="of:=1000*[.I707]" office:value-type="float" office:value="32.97252" calcext:value-type="float">
            <text:p>32,97252</text:p>
          </table:table-cell>
        </table:table-row>
        <table:table-row table:style-name="ro1" table:visibility="collapse">
          <table:table-cell/>
          <table:table-cell office:value-type="float" office:value="30.3302374451" calcext:value-type="float">
            <text:p>30,3302374451</text:p>
          </table:table-cell>
          <table:table-cell office:value-type="float" office:value="0.0232429504395" calcext:value-type="float">
            <text:p>0,0232429504</text:p>
          </table:table-cell>
          <table:table-cell table:formula="of:=[.C708]*1000" office:value-type="float" office:value="23.2429504395" calcext:value-type="float">
            <text:p>23,2429504395</text:p>
          </table:table-cell>
          <table:table-cell office:value-type="float" office:value="0.00950908660889" calcext:value-type="float">
            <text:p>0,0095090866</text:p>
          </table:table-cell>
          <table:table-cell table:formula="of:=[.E708]*1000" office:value-type="float" office:value="9.50908660889" calcext:value-type="float">
            <text:p>9,5090866089</text:p>
          </table:table-cell>
          <table:table-cell office:value-type="float" office:value="0.000207901000977" calcext:value-type="float">
            <text:p>0,000207901</text:p>
          </table:table-cell>
          <table:table-cell table:formula="of:=1000*[.G708]" office:value-type="float" office:value="0.207901000977" calcext:value-type="float">
            <text:p>0,207901001</text:p>
          </table:table-cell>
          <table:table-cell office:value-type="float" office:value="0.032970398" calcext:value-type="float">
            <text:p>0,032970398</text:p>
          </table:table-cell>
          <table:table-cell table:formula="of:=1000*[.I708]" office:value-type="float" office:value="32.970398" calcext:value-type="float">
            <text:p>32,970398</text:p>
          </table:table-cell>
        </table:table-row>
        <table:table-row table:style-name="ro1" table:visibility="collapse">
          <table:table-cell/>
          <table:table-cell office:value-type="float" office:value="33.0911579003" calcext:value-type="float">
            <text:p>33,0911579003</text:p>
          </table:table-cell>
          <table:table-cell office:value-type="float" office:value="0.0206179618835" calcext:value-type="float">
            <text:p>0,0206179619</text:p>
          </table:table-cell>
          <table:table-cell table:formula="of:=[.C709]*1000" office:value-type="float" office:value="20.6179618835" calcext:value-type="float">
            <text:p>20,6179618835</text:p>
          </table:table-cell>
          <table:table-cell office:value-type="float" office:value="0.00938200950623" calcext:value-type="float">
            <text:p>0,0093820095</text:p>
          </table:table-cell>
          <table:table-cell table:formula="of:=[.E709]*1000" office:value-type="float" office:value="9.38200950623" calcext:value-type="float">
            <text:p>9,3820095062</text:p>
          </table:table-cell>
          <table:table-cell office:value-type="float" office:value="0.000209808349609" calcext:value-type="float">
            <text:p>0,0002098083</text:p>
          </table:table-cell>
          <table:table-cell table:formula="of:=1000*[.G709]" office:value-type="float" office:value="0.209808349609" calcext:value-type="float">
            <text:p>0,2098083496</text:p>
          </table:table-cell>
          <table:table-cell office:value-type="float" office:value="0.030219553" calcext:value-type="float">
            <text:p>0,030219553</text:p>
          </table:table-cell>
          <table:table-cell table:formula="of:=1000*[.I709]" office:value-type="float" office:value="30.219553" calcext:value-type="float">
            <text:p>30,219553</text:p>
          </table:table-cell>
        </table:table-row>
        <table:table-row table:style-name="ro1" table:visibility="collapse">
          <table:table-cell/>
          <table:table-cell office:value-type="float" office:value="30.2883753185" calcext:value-type="float">
            <text:p>30,2883753185</text:p>
          </table:table-cell>
          <table:table-cell office:value-type="float" office:value="0.0246880054474" calcext:value-type="float">
            <text:p>0,0246880054</text:p>
          </table:table-cell>
          <table:table-cell table:formula="of:=[.C710]*1000" office:value-type="float" office:value="24.6880054474" calcext:value-type="float">
            <text:p>24,6880054474</text:p>
          </table:table-cell>
          <table:table-cell office:value-type="float" office:value="0.0081570148468" calcext:value-type="float">
            <text:p>0,0081570148</text:p>
          </table:table-cell>
          <table:table-cell table:formula="of:=[.E710]*1000" office:value-type="float" office:value="8.1570148468" calcext:value-type="float">
            <text:p>8,1570148468</text:p>
          </table:table-cell>
          <table:table-cell office:value-type="float" office:value="0.000160932540894" calcext:value-type="float">
            <text:p>0,0001609325</text:p>
          </table:table-cell>
          <table:table-cell table:formula="of:=1000*[.G710]" office:value-type="float" office:value="0.160932540894" calcext:value-type="float">
            <text:p>0,1609325409</text:p>
          </table:table-cell>
          <table:table-cell office:value-type="float" office:value="0.033015967" calcext:value-type="float">
            <text:p>0,033015967</text:p>
          </table:table-cell>
          <table:table-cell table:formula="of:=1000*[.I710]" office:value-type="float" office:value="33.015967" calcext:value-type="float">
            <text:p>33,015967</text:p>
          </table:table-cell>
        </table:table-row>
        <table:table-row table:style-name="ro1" table:visibility="collapse">
          <table:table-cell/>
          <table:table-cell office:value-type="float" office:value="33.920334905" calcext:value-type="float">
            <text:p>33,920334905</text:p>
          </table:table-cell>
          <table:table-cell office:value-type="float" office:value="0.0216710567474" calcext:value-type="float">
            <text:p>0,0216710567</text:p>
          </table:table-cell>
          <table:table-cell table:formula="of:=[.C711]*1000" office:value-type="float" office:value="21.6710567474" calcext:value-type="float">
            <text:p>21,6710567474</text:p>
          </table:table-cell>
          <table:table-cell office:value-type="float" office:value="0.00765109062195" calcext:value-type="float">
            <text:p>0,0076510906</text:p>
          </table:table-cell>
          <table:table-cell table:formula="of:=[.E711]*1000" office:value-type="float" office:value="7.65109062195" calcext:value-type="float">
            <text:p>7,651090622</text:p>
          </table:table-cell>
          <table:table-cell office:value-type="float" office:value="0.000150918960571" calcext:value-type="float">
            <text:p>0,000150919</text:p>
          </table:table-cell>
          <table:table-cell table:formula="of:=1000*[.G711]" office:value-type="float" office:value="0.150918960571" calcext:value-type="float">
            <text:p>0,1509189606</text:p>
          </table:table-cell>
          <table:table-cell office:value-type="float" office:value="0.029480841" calcext:value-type="float">
            <text:p>0,029480841</text:p>
          </table:table-cell>
          <table:table-cell table:formula="of:=1000*[.I711]" office:value-type="float" office:value="29.480841" calcext:value-type="float">
            <text:p>29,480841</text:p>
          </table:table-cell>
        </table:table-row>
        <table:table-row table:style-name="ro1" table:visibility="collapse">
          <table:table-cell/>
          <table:table-cell office:value-type="float" office:value="31.7062851496" calcext:value-type="float">
            <text:p>31,7062851496</text:p>
          </table:table-cell>
          <table:table-cell office:value-type="float" office:value="0.0226640701294" calcext:value-type="float">
            <text:p>0,0226640701</text:p>
          </table:table-cell>
          <table:table-cell table:formula="of:=[.C712]*1000" office:value-type="float" office:value="22.6640701294" calcext:value-type="float">
            <text:p>22,6640701294</text:p>
          </table:table-cell>
          <table:table-cell office:value-type="float" office:value="0.00871396064758" calcext:value-type="float">
            <text:p>0,0087139606</text:p>
          </table:table-cell>
          <table:table-cell table:formula="of:=[.E712]*1000" office:value-type="float" office:value="8.71396064758" calcext:value-type="float">
            <text:p>8,7139606476</text:p>
          </table:table-cell>
          <table:table-cell office:value-type="float" office:value="0.000151872634888" calcext:value-type="float">
            <text:p>0,0001518726</text:p>
          </table:table-cell>
          <table:table-cell table:formula="of:=1000*[.G712]" office:value-type="float" office:value="0.151872634888" calcext:value-type="float">
            <text:p>0,1518726349</text:p>
          </table:table-cell>
          <table:table-cell office:value-type="float" office:value="0.031539488" calcext:value-type="float">
            <text:p>0,031539488</text:p>
          </table:table-cell>
          <table:table-cell table:formula="of:=1000*[.I712]" office:value-type="float" office:value="31.539488" calcext:value-type="float">
            <text:p>31,539488</text:p>
          </table:table-cell>
        </table:table-row>
        <table:table-row table:style-name="ro1" table:visibility="collapse">
          <table:table-cell/>
          <table:table-cell office:value-type="float" office:value="29.5702779201" calcext:value-type="float">
            <text:p>29,5702779201</text:p>
          </table:table-cell>
          <table:table-cell office:value-type="float" office:value="0.0254189968109" calcext:value-type="float">
            <text:p>0,0254189968</text:p>
          </table:table-cell>
          <table:table-cell table:formula="of:=[.C713]*1000" office:value-type="float" office:value="25.4189968109" calcext:value-type="float">
            <text:p>25,4189968109</text:p>
          </table:table-cell>
          <table:table-cell office:value-type="float" office:value="0.00818395614624" calcext:value-type="float">
            <text:p>0,0081839561</text:p>
          </table:table-cell>
          <table:table-cell table:formula="of:=[.E713]*1000" office:value-type="float" office:value="8.18395614624" calcext:value-type="float">
            <text:p>8,1839561462</text:p>
          </table:table-cell>
          <table:table-cell office:value-type="float" office:value="0.000207185745239" calcext:value-type="float">
            <text:p>0,0002071857</text:p>
          </table:table-cell>
          <table:table-cell table:formula="of:=1000*[.G713]" office:value-type="float" office:value="0.207185745239" calcext:value-type="float">
            <text:p>0,2071857452</text:p>
          </table:table-cell>
          <table:table-cell office:value-type="float" office:value="0.033817741" calcext:value-type="float">
            <text:p>0,033817741</text:p>
          </table:table-cell>
          <table:table-cell table:formula="of:=1000*[.I713]" office:value-type="float" office:value="33.817741" calcext:value-type="float">
            <text:p>33,817741</text:p>
          </table:table-cell>
        </table:table-row>
        <table:table-row table:style-name="ro1" table:visibility="collapse">
          <table:table-cell/>
          <table:table-cell office:value-type="float" office:value="32.2027277643" calcext:value-type="float">
            <text:p>32,2027277643</text:p>
          </table:table-cell>
          <table:table-cell office:value-type="float" office:value="0.0218958854675" calcext:value-type="float">
            <text:p>0,0218958855</text:p>
          </table:table-cell>
          <table:table-cell table:formula="of:=[.C714]*1000" office:value-type="float" office:value="21.8958854675" calcext:value-type="float">
            <text:p>21,8958854675</text:p>
          </table:table-cell>
          <table:table-cell office:value-type="float" office:value="0.00892901420593" calcext:value-type="float">
            <text:p>0,0089290142</text:p>
          </table:table-cell>
          <table:table-cell table:formula="of:=[.E714]*1000" office:value-type="float" office:value="8.92901420593" calcext:value-type="float">
            <text:p>8,9290142059</text:p>
          </table:table-cell>
          <table:table-cell office:value-type="float" office:value="0.000218868255615" calcext:value-type="float">
            <text:p>0,0002188683</text:p>
          </table:table-cell>
          <table:table-cell table:formula="of:=1000*[.G714]" office:value-type="float" office:value="0.218868255615" calcext:value-type="float">
            <text:p>0,2188682556</text:p>
          </table:table-cell>
          <table:table-cell office:value-type="float" office:value="0.03105327" calcext:value-type="float">
            <text:p>0,03105327</text:p>
          </table:table-cell>
          <table:table-cell table:formula="of:=1000*[.I714]" office:value-type="float" office:value="31.05327" calcext:value-type="float">
            <text:p>31,05327</text:p>
          </table:table-cell>
        </table:table-row>
        <table:table-row table:style-name="ro1" table:visibility="collapse">
          <table:table-cell/>
          <table:table-cell office:value-type="float" office:value="34.2167587183" calcext:value-type="float">
            <text:p>34,2167587183</text:p>
          </table:table-cell>
          <table:table-cell office:value-type="float" office:value="0.0209729671478" calcext:value-type="float">
            <text:p>0,0209729671</text:p>
          </table:table-cell>
          <table:table-cell table:formula="of:=[.C715]*1000" office:value-type="float" office:value="20.9729671478" calcext:value-type="float">
            <text:p>20,9729671478</text:p>
          </table:table-cell>
          <table:table-cell office:value-type="float" office:value="0.00809097290039" calcext:value-type="float">
            <text:p>0,0080909729</text:p>
          </table:table-cell>
          <table:table-cell table:formula="of:=[.E715]*1000" office:value-type="float" office:value="8.09097290039" calcext:value-type="float">
            <text:p>8,0909729004</text:p>
          </table:table-cell>
          <table:table-cell office:value-type="float" office:value="0.000152111053467" calcext:value-type="float">
            <text:p>0,0001521111</text:p>
          </table:table-cell>
          <table:table-cell table:formula="of:=1000*[.G715]" office:value-type="float" office:value="0.152111053467" calcext:value-type="float">
            <text:p>0,1521110535</text:p>
          </table:table-cell>
          <table:table-cell office:value-type="float" office:value="0.029225445" calcext:value-type="float">
            <text:p>0,029225445</text:p>
          </table:table-cell>
          <table:table-cell table:formula="of:=1000*[.I715]" office:value-type="float" office:value="29.225445" calcext:value-type="float">
            <text:p>29,225445</text:p>
          </table:table-cell>
        </table:table-row>
        <table:table-row table:style-name="ro1" table:visibility="collapse">
          <table:table-cell/>
          <table:table-cell office:value-type="float" office:value="28.6904735434" calcext:value-type="float">
            <text:p>28,6904735434</text:p>
          </table:table-cell>
          <table:table-cell office:value-type="float" office:value="0.0260679721832" calcext:value-type="float">
            <text:p>0,0260679722</text:p>
          </table:table-cell>
          <table:table-cell table:formula="of:=[.C716]*1000" office:value-type="float" office:value="26.0679721832" calcext:value-type="float">
            <text:p>26,0679721832</text:p>
          </table:table-cell>
          <table:table-cell office:value-type="float" office:value="0.00857400894165" calcext:value-type="float">
            <text:p>0,0085740089</text:p>
          </table:table-cell>
          <table:table-cell table:formula="of:=[.E716]*1000" office:value-type="float" office:value="8.57400894165" calcext:value-type="float">
            <text:p>8,5740089417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716]" office:value-type="float" office:value="0.204086303711" calcext:value-type="float">
            <text:p>0,2040863037</text:p>
          </table:table-cell>
          <table:table-cell office:value-type="float" office:value="0.034854775" calcext:value-type="float">
            <text:p>0,034854775</text:p>
          </table:table-cell>
          <table:table-cell table:formula="of:=1000*[.I716]" office:value-type="float" office:value="34.854775" calcext:value-type="float">
            <text:p>34,854775</text:p>
          </table:table-cell>
        </table:table-row>
        <table:table-row table:style-name="ro1" table:visibility="collapse">
          <table:table-cell/>
          <table:table-cell office:value-type="float" office:value="33.39781784" calcext:value-type="float">
            <text:p>33,39781784</text:p>
          </table:table-cell>
          <table:table-cell office:value-type="float" office:value="0.021388053894" calcext:value-type="float">
            <text:p>0,0213880539</text:p>
          </table:table-cell>
          <table:table-cell table:formula="of:=[.C717]*1000" office:value-type="float" office:value="21.388053894" calcext:value-type="float">
            <text:p>21,388053894</text:p>
          </table:table-cell>
          <table:table-cell office:value-type="float" office:value="0.00839304924011" calcext:value-type="float">
            <text:p>0,0083930492</text:p>
          </table:table-cell>
          <table:table-cell table:formula="of:=[.E717]*1000" office:value-type="float" office:value="8.39304924011" calcext:value-type="float">
            <text:p>8,3930492401</text:p>
          </table:table-cell>
          <table:table-cell office:value-type="float" office:value="0.0001540184021" calcext:value-type="float">
            <text:p>0,0001540184</text:p>
          </table:table-cell>
          <table:table-cell table:formula="of:=1000*[.G717]" office:value-type="float" office:value="0.1540184021" calcext:value-type="float">
            <text:p>0,1540184021</text:p>
          </table:table-cell>
          <table:table-cell office:value-type="float" office:value="0.029942076" calcext:value-type="float">
            <text:p>0,029942076</text:p>
          </table:table-cell>
          <table:table-cell table:formula="of:=1000*[.I717]" office:value-type="float" office:value="29.942076" calcext:value-type="float">
            <text:p>29,942076</text:p>
          </table:table-cell>
        </table:table-row>
        <table:table-row table:style-name="ro1" table:visibility="collapse">
          <table:table-cell/>
          <table:table-cell office:value-type="float" office:value="32.3693304349" calcext:value-type="float">
            <text:p>32,3693304349</text:p>
          </table:table-cell>
          <table:table-cell office:value-type="float" office:value="0.022047996521" calcext:value-type="float">
            <text:p>0,0220479965</text:p>
          </table:table-cell>
          <table:table-cell table:formula="of:=[.C718]*1000" office:value-type="float" office:value="22.047996521" calcext:value-type="float">
            <text:p>22,047996521</text:p>
          </table:table-cell>
          <table:table-cell office:value-type="float" office:value="0.00868201255798" calcext:value-type="float">
            <text:p>0,0086820126</text:p>
          </table:table-cell>
          <table:table-cell table:formula="of:=[.E718]*1000" office:value-type="float" office:value="8.68201255798" calcext:value-type="float">
            <text:p>8,682012558</text:p>
          </table:table-cell>
          <table:table-cell office:value-type="float" office:value="0.000154972076416" calcext:value-type="float">
            <text:p>0,0001549721</text:p>
          </table:table-cell>
          <table:table-cell table:formula="of:=1000*[.G718]" office:value-type="float" office:value="0.154972076416" calcext:value-type="float">
            <text:p>0,1549720764</text:p>
          </table:table-cell>
          <table:table-cell office:value-type="float" office:value="0.030893441" calcext:value-type="float">
            <text:p>0,030893441</text:p>
          </table:table-cell>
          <table:table-cell table:formula="of:=1000*[.I718]" office:value-type="float" office:value="30.893441" calcext:value-type="float">
            <text:p>30,893441</text:p>
          </table:table-cell>
        </table:table-row>
        <table:table-row table:style-name="ro1" table:visibility="collapse">
          <table:table-cell/>
          <table:table-cell office:value-type="float" office:value="29.4413151271" calcext:value-type="float">
            <text:p>29,4413151271</text:p>
          </table:table-cell>
          <table:table-cell office:value-type="float" office:value="0.0255789756775" calcext:value-type="float">
            <text:p>0,0255789757</text:p>
          </table:table-cell>
          <table:table-cell table:formula="of:=[.C719]*1000" office:value-type="float" office:value="25.5789756775" calcext:value-type="float">
            <text:p>25,5789756775</text:p>
          </table:table-cell>
          <table:table-cell office:value-type="float" office:value="0.00820517539978" calcext:value-type="float">
            <text:p>0,0082051754</text:p>
          </table:table-cell>
          <table:table-cell table:formula="of:=[.E719]*1000" office:value-type="float" office:value="8.20517539978" calcext:value-type="float">
            <text:p>8,2051753998</text:p>
          </table:table-cell>
          <table:table-cell office:value-type="float" office:value="0.000172853469849" calcext:value-type="float">
            <text:p>0,0001728535</text:p>
          </table:table-cell>
          <table:table-cell table:formula="of:=1000*[.G719]" office:value-type="float" office:value="0.172853469849" calcext:value-type="float">
            <text:p>0,1728534698</text:p>
          </table:table-cell>
          <table:table-cell office:value-type="float" office:value="0.033965874" calcext:value-type="float">
            <text:p>0,033965874</text:p>
          </table:table-cell>
          <table:table-cell table:formula="of:=1000*[.I719]" office:value-type="float" office:value="33.965874" calcext:value-type="float">
            <text:p>33,965874</text:p>
          </table:table-cell>
        </table:table-row>
        <table:table-row table:style-name="ro1" table:visibility="collapse">
          <table:table-cell/>
          <table:table-cell office:value-type="float" office:value="30.9924623232" calcext:value-type="float">
            <text:p>30,9924623232</text:p>
          </table:table-cell>
          <table:table-cell office:value-type="float" office:value="0.0223848819733" calcext:value-type="float">
            <text:p>0,022384882</text:p>
          </table:table-cell>
          <table:table-cell table:formula="of:=[.C720]*1000" office:value-type="float" office:value="22.3848819733" calcext:value-type="float">
            <text:p>22,3848819733</text:p>
          </table:table-cell>
          <table:table-cell office:value-type="float" office:value="0.00963687896729" calcext:value-type="float">
            <text:p>0,009636879</text:p>
          </table:table-cell>
          <table:table-cell table:formula="of:=[.E720]*1000" office:value-type="float" office:value="9.63687896729" calcext:value-type="float">
            <text:p>9,6368789673</text:p>
          </table:table-cell>
          <table:table-cell office:value-type="float" office:value="0.000235080718994" calcext:value-type="float">
            <text:p>0,0002350807</text:p>
          </table:table-cell>
          <table:table-cell table:formula="of:=1000*[.G720]" office:value-type="float" office:value="0.235080718994" calcext:value-type="float">
            <text:p>0,235080719</text:p>
          </table:table-cell>
          <table:table-cell office:value-type="float" office:value="0.03226591" calcext:value-type="float">
            <text:p>0,03226591</text:p>
          </table:table-cell>
          <table:table-cell table:formula="of:=1000*[.I720]" office:value-type="float" office:value="32.26591" calcext:value-type="float">
            <text:p>32,26591</text:p>
          </table:table-cell>
        </table:table-row>
        <table:table-row table:style-name="ro1" table:visibility="collapse">
          <table:table-cell/>
          <table:table-cell office:value-type="float" office:value="33.4854443127" calcext:value-type="float">
            <text:p>33,4854443127</text:p>
          </table:table-cell>
          <table:table-cell office:value-type="float" office:value="0.0201070308685" calcext:value-type="float">
            <text:p>0,0201070309</text:p>
          </table:table-cell>
          <table:table-cell table:formula="of:=[.C721]*1000" office:value-type="float" office:value="20.1070308685" calcext:value-type="float">
            <text:p>20,1070308685</text:p>
          </table:table-cell>
          <table:table-cell office:value-type="float" office:value="0.0095431804657" calcext:value-type="float">
            <text:p>0,0095431805</text:p>
          </table:table-cell>
          <table:table-cell table:formula="of:=[.E721]*1000" office:value-type="float" office:value="9.5431804657" calcext:value-type="float">
            <text:p>9,5431804657</text:p>
          </table:table-cell>
          <table:table-cell office:value-type="float" office:value="0.000203847885132" calcext:value-type="float">
            <text:p>0,0002038479</text:p>
          </table:table-cell>
          <table:table-cell table:formula="of:=1000*[.G721]" office:value-type="float" office:value="0.203847885132" calcext:value-type="float">
            <text:p>0,2038478851</text:p>
          </table:table-cell>
          <table:table-cell office:value-type="float" office:value="0.029863722" calcext:value-type="float">
            <text:p>0,029863722</text:p>
          </table:table-cell>
          <table:table-cell table:formula="of:=1000*[.I721]" office:value-type="float" office:value="29.863722" calcext:value-type="float">
            <text:p>29,863722</text:p>
          </table:table-cell>
        </table:table-row>
        <table:table-row table:style-name="ro1" table:visibility="collapse">
          <table:table-cell/>
          <table:table-cell office:value-type="float" office:value="29.1060738846" calcext:value-type="float">
            <text:p>29,1060738846</text:p>
          </table:table-cell>
          <table:table-cell office:value-type="float" office:value="0.0246171951294" calcext:value-type="float">
            <text:p>0,0246171951</text:p>
          </table:table-cell>
          <table:table-cell table:formula="of:=[.C722]*1000" office:value-type="float" office:value="24.6171951294" calcext:value-type="float">
            <text:p>24,6171951294</text:p>
          </table:table-cell>
          <table:table-cell office:value-type="float" office:value="0.00951099395752" calcext:value-type="float">
            <text:p>0,009510994</text:p>
          </table:table-cell>
          <table:table-cell table:formula="of:=[.E722]*1000" office:value-type="float" office:value="9.51099395752" calcext:value-type="float">
            <text:p>9,5109939575</text:p>
          </table:table-cell>
          <table:table-cell office:value-type="float" office:value="0.000220060348511" calcext:value-type="float">
            <text:p>0,0002200603</text:p>
          </table:table-cell>
          <table:table-cell table:formula="of:=1000*[.G722]" office:value-type="float" office:value="0.220060348511" calcext:value-type="float">
            <text:p>0,2200603485</text:p>
          </table:table-cell>
          <table:table-cell office:value-type="float" office:value="0.03435709" calcext:value-type="float">
            <text:p>0,03435709</text:p>
          </table:table-cell>
          <table:table-cell table:formula="of:=1000*[.I722]" office:value-type="float" office:value="34.35709" calcext:value-type="float">
            <text:p>34,35709</text:p>
          </table:table-cell>
        </table:table-row>
        <table:table-row table:style-name="ro1" table:visibility="collapse">
          <table:table-cell/>
          <table:table-cell office:value-type="float" office:value="34.4763412659" calcext:value-type="float">
            <text:p>34,4763412659</text:p>
          </table:table-cell>
          <table:table-cell office:value-type="float" office:value="0.0202429294586" calcext:value-type="float">
            <text:p>0,0202429295</text:p>
          </table:table-cell>
          <table:table-cell table:formula="of:=[.C723]*1000" office:value-type="float" office:value="20.2429294586" calcext:value-type="float">
            <text:p>20,2429294586</text:p>
          </table:table-cell>
          <table:table-cell office:value-type="float" office:value="0.00860190391541" calcext:value-type="float">
            <text:p>0,0086019039</text:p>
          </table:table-cell>
          <table:table-cell table:formula="of:=[.E723]*1000" office:value-type="float" office:value="8.60190391541" calcext:value-type="float">
            <text:p>8,6019039154</text:p>
          </table:table-cell>
          <table:table-cell office:value-type="float" office:value="0.000152111053467" calcext:value-type="float">
            <text:p>0,0001521111</text:p>
          </table:table-cell>
          <table:table-cell table:formula="of:=1000*[.G723]" office:value-type="float" office:value="0.152111053467" calcext:value-type="float">
            <text:p>0,1521110535</text:p>
          </table:table-cell>
          <table:table-cell office:value-type="float" office:value="0.029005398" calcext:value-type="float">
            <text:p>0,029005398</text:p>
          </table:table-cell>
          <table:table-cell table:formula="of:=1000*[.I723]" office:value-type="float" office:value="29.005398" calcext:value-type="float">
            <text:p>29,005398</text:p>
          </table:table-cell>
        </table:table-row>
        <table:table-row table:style-name="ro1" table:visibility="collapse">
          <table:table-cell/>
          <table:table-cell office:value-type="float" office:value="28.4392146625" calcext:value-type="float">
            <text:p>28,4392146625</text:p>
          </table:table-cell>
          <table:table-cell office:value-type="float" office:value="0.0253429412842" calcext:value-type="float">
            <text:p>0,0253429413</text:p>
          </table:table-cell>
          <table:table-cell table:formula="of:=[.C724]*1000" office:value-type="float" office:value="25.3429412842" calcext:value-type="float">
            <text:p>25,3429412842</text:p>
          </table:table-cell>
          <table:table-cell office:value-type="float" office:value="0.00960493087769" calcext:value-type="float">
            <text:p>0,0096049309</text:p>
          </table:table-cell>
          <table:table-cell table:formula="of:=[.E724]*1000" office:value-type="float" office:value="9.60493087769" calcext:value-type="float">
            <text:p>9,6049308777</text:p>
          </table:table-cell>
          <table:table-cell office:value-type="float" office:value="0.000205993652344" calcext:value-type="float">
            <text:p>0,0002059937</text:p>
          </table:table-cell>
          <table:table-cell table:formula="of:=1000*[.G724]" office:value-type="float" office:value="0.205993652344" calcext:value-type="float">
            <text:p>0,2059936523</text:p>
          </table:table-cell>
          <table:table-cell office:value-type="float" office:value="0.035162715" calcext:value-type="float">
            <text:p>0,035162715</text:p>
          </table:table-cell>
          <table:table-cell table:formula="of:=1000*[.I724]" office:value-type="float" office:value="35.162715" calcext:value-type="float">
            <text:p>35,162715</text:p>
          </table:table-cell>
        </table:table-row>
        <table:table-row table:style-name="ro1" table:visibility="collapse">
          <table:table-cell/>
          <table:table-cell office:value-type="float" office:value="34.9495251967" calcext:value-type="float">
            <text:p>34,9495251967</text:p>
          </table:table-cell>
          <table:table-cell office:value-type="float" office:value="0.0203890800476" calcext:value-type="float">
            <text:p>0,02038908</text:p>
          </table:table-cell>
          <table:table-cell table:formula="of:=[.C725]*1000" office:value-type="float" office:value="20.3890800476" calcext:value-type="float">
            <text:p>20,3890800476</text:p>
          </table:table-cell>
          <table:table-cell office:value-type="float" office:value="0.00801491737366" calcext:value-type="float">
            <text:p>0,0080149174</text:p>
          </table:table-cell>
          <table:table-cell table:formula="of:=[.E725]*1000" office:value-type="float" office:value="8.01491737366" calcext:value-type="float">
            <text:p>8,0149173737</text:p>
          </table:table-cell>
          <table:table-cell office:value-type="float" office:value="0.000200033187866" calcext:value-type="float">
            <text:p>0,0002000332</text:p>
          </table:table-cell>
          <table:table-cell table:formula="of:=1000*[.G725]" office:value-type="float" office:value="0.200033187866" calcext:value-type="float">
            <text:p>0,2000331879</text:p>
          </table:table-cell>
          <table:table-cell office:value-type="float" office:value="0.028612692" calcext:value-type="float">
            <text:p>0,028612692</text:p>
          </table:table-cell>
          <table:table-cell table:formula="of:=1000*[.I725]" office:value-type="float" office:value="28.612692" calcext:value-type="float">
            <text:p>28,612692</text:p>
          </table:table-cell>
        </table:table-row>
        <table:table-row table:style-name="ro1" table:visibility="collapse">
          <table:table-cell/>
          <table:table-cell office:value-type="float" office:value="31.4104484972" calcext:value-type="float">
            <text:p>31,4104484972</text:p>
          </table:table-cell>
          <table:table-cell office:value-type="float" office:value="0.0220618247986" calcext:value-type="float">
            <text:p>0,0220618248</text:p>
          </table:table-cell>
          <table:table-cell table:formula="of:=[.C726]*1000" office:value-type="float" office:value="22.0618247986" calcext:value-type="float">
            <text:p>22,0618247986</text:p>
          </table:table-cell>
          <table:table-cell office:value-type="float" office:value="0.0095579624176" calcext:value-type="float">
            <text:p>0,0095579624</text:p>
          </table:table-cell>
          <table:table-cell table:formula="of:=[.E726]*1000" office:value-type="float" office:value="9.5579624176" calcext:value-type="float">
            <text:p>9,5579624176</text:p>
          </table:table-cell>
          <table:table-cell office:value-type="float" office:value="0.000208139419556" calcext:value-type="float">
            <text:p>0,0002081394</text:p>
          </table:table-cell>
          <table:table-cell table:formula="of:=1000*[.G726]" office:value-type="float" office:value="0.208139419556" calcext:value-type="float">
            <text:p>0,2081394196</text:p>
          </table:table-cell>
          <table:table-cell office:value-type="float" office:value="0.03183654" calcext:value-type="float">
            <text:p>0,03183654</text:p>
          </table:table-cell>
          <table:table-cell table:formula="of:=1000*[.I726]" office:value-type="float" office:value="31.83654" calcext:value-type="float">
            <text:p>31,83654</text:p>
          </table:table-cell>
        </table:table-row>
        <table:table-row table:style-name="ro1" table:visibility="collapse">
          <table:table-cell/>
          <table:table-cell office:value-type="float" office:value="28.3045786647" calcext:value-type="float">
            <text:p>28,3045786647</text:p>
          </table:table-cell>
          <table:table-cell office:value-type="float" office:value="0.0246410369873" calcext:value-type="float">
            <text:p>0,024641037</text:p>
          </table:table-cell>
          <table:table-cell table:formula="of:=[.C727]*1000" office:value-type="float" office:value="24.6410369873" calcext:value-type="float">
            <text:p>24,6410369873</text:p>
          </table:table-cell>
          <table:table-cell office:value-type="float" office:value="0.0104761123657" calcext:value-type="float">
            <text:p>0,0104761124</text:p>
          </table:table-cell>
          <table:table-cell table:formula="of:=[.E727]*1000" office:value-type="float" office:value="10.4761123657" calcext:value-type="float">
            <text:p>10,4761123657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727]" office:value-type="float" office:value="0.204086303711" calcext:value-type="float">
            <text:p>0,2040863037</text:p>
          </table:table-cell>
          <table:table-cell office:value-type="float" office:value="0.035329973" calcext:value-type="float">
            <text:p>0,035329973</text:p>
          </table:table-cell>
          <table:table-cell table:formula="of:=1000*[.I727]" office:value-type="float" office:value="35.329973" calcext:value-type="float">
            <text:p>35,329973</text:p>
          </table:table-cell>
        </table:table-row>
        <table:table-row table:style-name="ro1" table:visibility="collapse">
          <table:table-cell/>
          <table:table-cell office:value-type="float" office:value="33.3803852116" calcext:value-type="float">
            <text:p>33,3803852116</text:p>
          </table:table-cell>
          <table:table-cell office:value-type="float" office:value="0.0194079875946" calcext:value-type="float">
            <text:p>0,0194079876</text:p>
          </table:table-cell>
          <table:table-cell table:formula="of:=[.C728]*1000" office:value-type="float" office:value="19.4079875946" calcext:value-type="float">
            <text:p>19,4079875946</text:p>
          </table:table-cell>
          <table:table-cell office:value-type="float" office:value="0.0103368759155" calcext:value-type="float">
            <text:p>0,0103368759</text:p>
          </table:table-cell>
          <table:table-cell table:formula="of:=[.E728]*1000" office:value-type="float" office:value="10.3368759155" calcext:value-type="float">
            <text:p>10,3368759155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728]" office:value-type="float" office:value="0.205039978027" calcext:value-type="float">
            <text:p>0,205039978</text:p>
          </table:table-cell>
          <table:table-cell office:value-type="float" office:value="0.029957713" calcext:value-type="float">
            <text:p>0,029957713</text:p>
          </table:table-cell>
          <table:table-cell table:formula="of:=1000*[.I728]" office:value-type="float" office:value="29.957713" calcext:value-type="float">
            <text:p>29,957713</text:p>
          </table:table-cell>
        </table:table-row>
        <table:table-row table:style-name="ro1" table:visibility="collapse">
          <table:table-cell/>
          <table:table-cell office:value-type="float" office:value="33.8630232582" calcext:value-type="float">
            <text:p>33,8630232582</text:p>
          </table:table-cell>
          <table:table-cell office:value-type="float" office:value="0.0198760032654" calcext:value-type="float">
            <text:p>0,0198760033</text:p>
          </table:table-cell>
          <table:table-cell table:formula="of:=[.C729]*1000" office:value-type="float" office:value="19.8760032654" calcext:value-type="float">
            <text:p>19,8760032654</text:p>
          </table:table-cell>
          <table:table-cell office:value-type="float" office:value="0.0094428062439" calcext:value-type="float">
            <text:p>0,0094428062</text:p>
          </table:table-cell>
          <table:table-cell table:formula="of:=[.E729]*1000" office:value-type="float" office:value="9.4428062439" calcext:value-type="float">
            <text:p>9,4428062439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729]" office:value-type="float" office:value="0.204086303711" calcext:value-type="float">
            <text:p>0,2040863037</text:p>
          </table:table-cell>
          <table:table-cell office:value-type="float" office:value="0.029530736" calcext:value-type="float">
            <text:p>0,029530736</text:p>
          </table:table-cell>
          <table:table-cell table:formula="of:=1000*[.I729]" office:value-type="float" office:value="29.530736" calcext:value-type="float">
            <text:p>29,530736</text:p>
          </table:table-cell>
        </table:table-row>
        <table:table-row table:style-name="ro1" table:visibility="collapse">
          <table:table-cell/>
          <table:table-cell office:value-type="float" office:value="29.3355328725" calcext:value-type="float">
            <text:p>29,3355328725</text:p>
          </table:table-cell>
          <table:table-cell office:value-type="float" office:value="0.024570941925" calcext:value-type="float">
            <text:p>0,0245709419</text:p>
          </table:table-cell>
          <table:table-cell table:formula="of:=[.C730]*1000" office:value-type="float" office:value="24.570941925" calcext:value-type="float">
            <text:p>24,570941925</text:p>
          </table:table-cell>
          <table:table-cell office:value-type="float" office:value="0.0092887878418" calcext:value-type="float">
            <text:p>0,0092887878</text:p>
          </table:table-cell>
          <table:table-cell table:formula="of:=[.E730]*1000" office:value-type="float" office:value="9.2887878418" calcext:value-type="float">
            <text:p>9,2887878418</text:p>
          </table:table-cell>
          <table:table-cell office:value-type="float" office:value="0.000218152999878" calcext:value-type="float">
            <text:p>0,000218153</text:p>
          </table:table-cell>
          <table:table-cell table:formula="of:=1000*[.G730]" office:value-type="float" office:value="0.218152999878" calcext:value-type="float">
            <text:p>0,2181529999</text:p>
          </table:table-cell>
          <table:table-cell office:value-type="float" office:value="0.034088353" calcext:value-type="float">
            <text:p>0,034088353</text:p>
          </table:table-cell>
          <table:table-cell table:formula="of:=1000*[.I730]" office:value-type="float" office:value="34.088353" calcext:value-type="float">
            <text:p>34,088353</text:p>
          </table:table-cell>
        </table:table-row>
        <table:table-row table:style-name="ro1" table:visibility="collapse">
          <table:table-cell/>
          <table:table-cell office:value-type="float" office:value="32.8778080155" calcext:value-type="float">
            <text:p>32,8778080155</text:p>
          </table:table-cell>
          <table:table-cell office:value-type="float" office:value="0.0205690860748" calcext:value-type="float">
            <text:p>0,0205690861</text:p>
          </table:table-cell>
          <table:table-cell table:formula="of:=[.C731]*1000" office:value-type="float" office:value="20.5690860748" calcext:value-type="float">
            <text:p>20,5690860748</text:p>
          </table:table-cell>
          <table:table-cell office:value-type="float" office:value="0.00968217849731" calcext:value-type="float">
            <text:p>0,0096821785</text:p>
          </table:table-cell>
          <table:table-cell table:formula="of:=[.E731]*1000" office:value-type="float" office:value="9.68217849731" calcext:value-type="float">
            <text:p>9,6821784973</text:p>
          </table:table-cell>
          <table:table-cell office:value-type="float" office:value="0.000155925750732" calcext:value-type="float">
            <text:p>0,0001559258</text:p>
          </table:table-cell>
          <table:table-cell table:formula="of:=1000*[.G731]" office:value-type="float" office:value="0.155925750732" calcext:value-type="float">
            <text:p>0,1559257507</text:p>
          </table:table-cell>
          <table:table-cell office:value-type="float" office:value="0.030415653" calcext:value-type="float">
            <text:p>0,030415653</text:p>
          </table:table-cell>
          <table:table-cell table:formula="of:=1000*[.I731]" office:value-type="float" office:value="30.415653" calcext:value-type="float">
            <text:p>30,415653</text:p>
          </table:table-cell>
        </table:table-row>
        <table:table-row table:style-name="ro1" table:visibility="collapse">
          <table:table-cell/>
          <table:table-cell office:value-type="float" office:value="34.1264234515" calcext:value-type="float">
            <text:p>34,1264234515</text:p>
          </table:table-cell>
          <table:table-cell office:value-type="float" office:value="0.0202910900116" calcext:value-type="float">
            <text:p>0,02029109</text:p>
          </table:table-cell>
          <table:table-cell table:formula="of:=[.C732]*1000" office:value-type="float" office:value="20.2910900116" calcext:value-type="float">
            <text:p>20,2910900116</text:p>
          </table:table-cell>
          <table:table-cell office:value-type="float" office:value="0.00879907608032" calcext:value-type="float">
            <text:p>0,0087990761</text:p>
          </table:table-cell>
          <table:table-cell table:formula="of:=[.E732]*1000" office:value-type="float" office:value="8.79907608032" calcext:value-type="float">
            <text:p>8,7990760803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732]" office:value-type="float" office:value="0.205039978027" calcext:value-type="float">
            <text:p>0,205039978</text:p>
          </table:table-cell>
          <table:table-cell office:value-type="float" office:value="0.029302807" calcext:value-type="float">
            <text:p>0,029302807</text:p>
          </table:table-cell>
          <table:table-cell table:formula="of:=1000*[.I732]" office:value-type="float" office:value="29.302807" calcext:value-type="float">
            <text:p>29,302807</text:p>
          </table:table-cell>
        </table:table-row>
        <table:table-row table:style-name="ro1" table:visibility="collapse">
          <table:table-cell/>
          <table:table-cell office:value-type="float" office:value="28.4879799527" calcext:value-type="float">
            <text:p>28,4879799527</text:p>
          </table:table-cell>
          <table:table-cell office:value-type="float" office:value="0.025162935257" calcext:value-type="float">
            <text:p>0,0251629353</text:p>
          </table:table-cell>
          <table:table-cell table:formula="of:=[.C733]*1000" office:value-type="float" office:value="25.162935257" calcext:value-type="float">
            <text:p>25,162935257</text:p>
          </table:table-cell>
          <table:table-cell office:value-type="float" office:value="0.00972890853882" calcext:value-type="float">
            <text:p>0,0097289085</text:p>
          </table:table-cell>
          <table:table-cell table:formula="of:=[.E733]*1000" office:value-type="float" office:value="9.72890853882" calcext:value-type="float">
            <text:p>9,7289085388</text:p>
          </table:table-cell>
          <table:table-cell office:value-type="float" office:value="0.000203132629395" calcext:value-type="float">
            <text:p>0,0002031326</text:p>
          </table:table-cell>
          <table:table-cell table:formula="of:=1000*[.G733]" office:value-type="float" office:value="0.203132629395" calcext:value-type="float">
            <text:p>0,2031326294</text:p>
          </table:table-cell>
          <table:table-cell office:value-type="float" office:value="0.035102524" calcext:value-type="float">
            <text:p>0,035102524</text:p>
          </table:table-cell>
          <table:table-cell table:formula="of:=1000*[.I733]" office:value-type="float" office:value="35.102524" calcext:value-type="float">
            <text:p>35,102524</text:p>
          </table:table-cell>
        </table:table-row>
        <table:table-row table:style-name="ro1" table:visibility="collapse">
          <table:table-cell/>
          <table:table-cell office:value-type="float" office:value="33.0580894765" calcext:value-type="float">
            <text:p>33,0580894765</text:p>
          </table:table-cell>
          <table:table-cell office:value-type="float" office:value="0.0202779769897" calcext:value-type="float">
            <text:p>0,020277977</text:p>
          </table:table-cell>
          <table:table-cell table:formula="of:=[.C734]*1000" office:value-type="float" office:value="20.2779769897" calcext:value-type="float">
            <text:p>20,2779769897</text:p>
          </table:table-cell>
          <table:table-cell office:value-type="float" office:value="0.00971794128418" calcext:value-type="float">
            <text:p>0,0097179413</text:p>
          </table:table-cell>
          <table:table-cell table:formula="of:=[.E734]*1000" office:value-type="float" office:value="9.71794128418" calcext:value-type="float">
            <text:p>9,7179412842</text:p>
          </table:table-cell>
          <table:table-cell office:value-type="float" office:value="0.000244140625" calcext:value-type="float">
            <text:p>0,0002441406</text:p>
          </table:table-cell>
          <table:table-cell table:formula="of:=1000*[.G734]" office:value-type="float" office:value="0.244140625" calcext:value-type="float">
            <text:p>0,244140625</text:p>
          </table:table-cell>
          <table:table-cell office:value-type="float" office:value="0.030249782" calcext:value-type="float">
            <text:p>0,030249782</text:p>
          </table:table-cell>
          <table:table-cell table:formula="of:=1000*[.I734]" office:value-type="float" office:value="30.249782" calcext:value-type="float">
            <text:p>30,249782</text:p>
          </table:table-cell>
        </table:table-row>
        <table:table-row table:style-name="ro1" table:visibility="collapse">
          <table:table-cell/>
          <table:table-cell office:value-type="float" office:value="33.2109609057" calcext:value-type="float">
            <text:p>33,2109609057</text:p>
          </table:table-cell>
          <table:table-cell office:value-type="float" office:value="0.0203227996826" calcext:value-type="float">
            <text:p>0,0203227997</text:p>
          </table:table-cell>
          <table:table-cell table:formula="of:=[.C735]*1000" office:value-type="float" office:value="20.3227996826" calcext:value-type="float">
            <text:p>20,3227996826</text:p>
          </table:table-cell>
          <table:table-cell office:value-type="float" office:value="0.00955009460449" calcext:value-type="float">
            <text:p>0,0095500946</text:p>
          </table:table-cell>
          <table:table-cell table:formula="of:=[.E735]*1000" office:value-type="float" office:value="9.55009460449" calcext:value-type="float">
            <text:p>9,5500946045</text:p>
          </table:table-cell>
          <table:table-cell office:value-type="float" office:value="0.000228881835938" calcext:value-type="float">
            <text:p>0,0002288818</text:p>
          </table:table-cell>
          <table:table-cell table:formula="of:=1000*[.G735]" office:value-type="float" office:value="0.228881835938" calcext:value-type="float">
            <text:p>0,2288818359</text:p>
          </table:table-cell>
          <table:table-cell office:value-type="float" office:value="0.030110541" calcext:value-type="float">
            <text:p>0,030110541</text:p>
          </table:table-cell>
          <table:table-cell table:formula="of:=1000*[.I735]" office:value-type="float" office:value="30.110541" calcext:value-type="float">
            <text:p>30,110541</text:p>
          </table:table-cell>
        </table:table-row>
        <table:table-row table:style-name="ro1" table:visibility="collapse">
          <table:table-cell/>
          <table:table-cell office:value-type="float" office:value="29.1518468395" calcext:value-type="float">
            <text:p>29,1518468395</text:p>
          </table:table-cell>
          <table:table-cell office:value-type="float" office:value="0.0247030258179" calcext:value-type="float">
            <text:p>0,0247030258</text:p>
          </table:table-cell>
          <table:table-cell table:formula="of:=[.C736]*1000" office:value-type="float" office:value="24.7030258179" calcext:value-type="float">
            <text:p>24,7030258179</text:p>
          </table:table-cell>
          <table:table-cell office:value-type="float" office:value="0.0093879699707" calcext:value-type="float">
            <text:p>0,00938797</text:p>
          </table:table-cell>
          <table:table-cell table:formula="of:=[.E736]*1000" office:value-type="float" office:value="9.3879699707" calcext:value-type="float">
            <text:p>9,3879699707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736]" office:value-type="float" office:value="0.205039978027" calcext:value-type="float">
            <text:p>0,205039978</text:p>
          </table:table-cell>
          <table:table-cell office:value-type="float" office:value="0.034303144" calcext:value-type="float">
            <text:p>0,034303144</text:p>
          </table:table-cell>
          <table:table-cell table:formula="of:=1000*[.I736]" office:value-type="float" office:value="34.303144" calcext:value-type="float">
            <text:p>34,303144</text:p>
          </table:table-cell>
        </table:table-row>
        <table:table-row table:style-name="ro1" table:visibility="collapse">
          <table:table-cell/>
          <table:table-cell office:value-type="float" office:value="33.2887486027" calcext:value-type="float">
            <text:p>33,2887486027</text:p>
          </table:table-cell>
          <table:table-cell office:value-type="float" office:value="0.0204498767853" calcext:value-type="float">
            <text:p>0,0204498768</text:p>
          </table:table-cell>
          <table:table-cell table:formula="of:=[.C737]*1000" office:value-type="float" office:value="20.4498767853" calcext:value-type="float">
            <text:p>20,4498767853</text:p>
          </table:table-cell>
          <table:table-cell office:value-type="float" office:value="0.00942587852478" calcext:value-type="float">
            <text:p>0,0094258785</text:p>
          </table:table-cell>
          <table:table-cell table:formula="of:=[.E737]*1000" office:value-type="float" office:value="9.42587852478" calcext:value-type="float">
            <text:p>9,4258785248</text:p>
          </table:table-cell>
          <table:table-cell office:value-type="float" office:value="0.000155210494995" calcext:value-type="float">
            <text:p>0,0001552105</text:p>
          </table:table-cell>
          <table:table-cell table:formula="of:=1000*[.G737]" office:value-type="float" office:value="0.155210494995" calcext:value-type="float">
            <text:p>0,155210495</text:p>
          </table:table-cell>
          <table:table-cell office:value-type="float" office:value="0.03004018" calcext:value-type="float">
            <text:p>0,03004018</text:p>
          </table:table-cell>
          <table:table-cell table:formula="of:=1000*[.I737]" office:value-type="float" office:value="30.04018" calcext:value-type="float">
            <text:p>30,04018</text:p>
          </table:table-cell>
        </table:table-row>
        <table:table-row table:style-name="ro1" table:visibility="collapse">
          <table:table-cell/>
          <table:table-cell office:value-type="float" office:value="32.8172428095" calcext:value-type="float">
            <text:p>32,8172428095</text:p>
          </table:table-cell>
          <table:table-cell office:value-type="float" office:value="0.0207090377808" calcext:value-type="float">
            <text:p>0,0207090378</text:p>
          </table:table-cell>
          <table:table-cell table:formula="of:=[.C738]*1000" office:value-type="float" office:value="20.7090377808" calcext:value-type="float">
            <text:p>20,7090377808</text:p>
          </table:table-cell>
          <table:table-cell office:value-type="float" office:value="0.00955200195312" calcext:value-type="float">
            <text:p>0,009552002</text:p>
          </table:table-cell>
          <table:table-cell table:formula="of:=[.E738]*1000" office:value-type="float" office:value="9.55200195312" calcext:value-type="float">
            <text:p>9,5520019531</text:p>
          </table:table-cell>
          <table:table-cell office:value-type="float" office:value="0.000202894210815" calcext:value-type="float">
            <text:p>0,0002028942</text:p>
          </table:table-cell>
          <table:table-cell table:formula="of:=1000*[.G738]" office:value-type="float" office:value="0.202894210815" calcext:value-type="float">
            <text:p>0,2028942108</text:p>
          </table:table-cell>
          <table:table-cell office:value-type="float" office:value="0.030471786" calcext:value-type="float">
            <text:p>0,030471786</text:p>
          </table:table-cell>
          <table:table-cell table:formula="of:=1000*[.I738]" office:value-type="float" office:value="30.471786" calcext:value-type="float">
            <text:p>30,471786</text:p>
          </table:table-cell>
        </table:table-row>
        <table:table-row table:style-name="ro1" table:visibility="collapse">
          <table:table-cell/>
          <table:table-cell office:value-type="float" office:value="29.3362170444" calcext:value-type="float">
            <text:p>29,3362170444</text:p>
          </table:table-cell>
          <table:table-cell office:value-type="float" office:value="0.0245039463043" calcext:value-type="float">
            <text:p>0,0245039463</text:p>
          </table:table-cell>
          <table:table-cell table:formula="of:=[.C739]*1000" office:value-type="float" office:value="24.5039463043" calcext:value-type="float">
            <text:p>24,5039463043</text:p>
          </table:table-cell>
          <table:table-cell office:value-type="float" office:value="0.00938987731934" calcext:value-type="float">
            <text:p>0,0093898773</text:p>
          </table:table-cell>
          <table:table-cell table:formula="of:=[.E739]*1000" office:value-type="float" office:value="9.38987731934" calcext:value-type="float">
            <text:p>9,3898773193</text:p>
          </table:table-cell>
          <table:table-cell office:value-type="float" office:value="0.000185012817383" calcext:value-type="float">
            <text:p>0,0001850128</text:p>
          </table:table-cell>
          <table:table-cell table:formula="of:=1000*[.G739]" office:value-type="float" office:value="0.185012817383" calcext:value-type="float">
            <text:p>0,1850128174</text:p>
          </table:table-cell>
          <table:table-cell office:value-type="float" office:value="0.034087558" calcext:value-type="float">
            <text:p>0,034087558</text:p>
          </table:table-cell>
          <table:table-cell table:formula="of:=1000*[.I739]" office:value-type="float" office:value="34.087558" calcext:value-type="float">
            <text:p>34,087558</text:p>
          </table:table-cell>
        </table:table-row>
        <table:table-row table:style-name="ro1" table:visibility="collapse">
          <table:table-cell/>
          <table:table-cell office:value-type="float" office:value="33.6865809269" calcext:value-type="float">
            <text:p>33,6865809269</text:p>
          </table:table-cell>
          <table:table-cell office:value-type="float" office:value="0.020674943924" calcext:value-type="float">
            <text:p>0,0206749439</text:p>
          </table:table-cell>
          <table:table-cell table:formula="of:=[.C740]*1000" office:value-type="float" office:value="20.674943924" calcext:value-type="float">
            <text:p>20,674943924</text:p>
          </table:table-cell>
          <table:table-cell office:value-type="float" office:value="0.00879812240601" calcext:value-type="float">
            <text:p>0,0087981224</text:p>
          </table:table-cell>
          <table:table-cell table:formula="of:=[.E740]*1000" office:value-type="float" office:value="8.79812240601" calcext:value-type="float">
            <text:p>8,798122406</text:p>
          </table:table-cell>
          <table:table-cell office:value-type="float" office:value="0.000201940536499" calcext:value-type="float">
            <text:p>0,0002019405</text:p>
          </table:table-cell>
          <table:table-cell table:formula="of:=1000*[.G740]" office:value-type="float" office:value="0.201940536499" calcext:value-type="float">
            <text:p>0,2019405365</text:p>
          </table:table-cell>
          <table:table-cell office:value-type="float" office:value="0.029685411" calcext:value-type="float">
            <text:p>0,029685411</text:p>
          </table:table-cell>
          <table:table-cell table:formula="of:=1000*[.I740]" office:value-type="float" office:value="29.685411" calcext:value-type="float">
            <text:p>29,685411</text:p>
          </table:table-cell>
        </table:table-row>
        <table:table-row table:style-name="ro1" table:visibility="collapse">
          <table:table-cell/>
          <table:table-cell office:value-type="float" office:value="32.0826387175" calcext:value-type="float">
            <text:p>32,0826387175</text:p>
          </table:table-cell>
          <table:table-cell office:value-type="float" office:value="0.021271944046" calcext:value-type="float">
            <text:p>0,021271944</text:p>
          </table:table-cell>
          <table:table-cell table:formula="of:=[.C741]*1000" office:value-type="float" office:value="21.271944046" calcext:value-type="float">
            <text:p>21,271944046</text:p>
          </table:table-cell>
          <table:table-cell office:value-type="float" office:value="0.00968408584595" calcext:value-type="float">
            <text:p>0,0096840858</text:p>
          </table:table-cell>
          <table:table-cell table:formula="of:=[.E741]*1000" office:value-type="float" office:value="9.68408584595" calcext:value-type="float">
            <text:p>9,684085846</text:p>
          </table:table-cell>
          <table:table-cell office:value-type="float" office:value="0.000205993652344" calcext:value-type="float">
            <text:p>0,0002059937</text:p>
          </table:table-cell>
          <table:table-cell table:formula="of:=1000*[.G741]" office:value-type="float" office:value="0.205993652344" calcext:value-type="float">
            <text:p>0,2059936523</text:p>
          </table:table-cell>
          <table:table-cell office:value-type="float" office:value="0.031169506" calcext:value-type="float">
            <text:p>0,031169506</text:p>
          </table:table-cell>
          <table:table-cell table:formula="of:=1000*[.I741]" office:value-type="float" office:value="31.169506" calcext:value-type="float">
            <text:p>31,169506</text:p>
          </table:table-cell>
        </table:table-row>
        <table:table-row table:style-name="ro1" table:visibility="collapse">
          <table:table-cell/>
          <table:table-cell office:value-type="float" office:value="29.2728863842" calcext:value-type="float">
            <text:p>29,2728863842</text:p>
          </table:table-cell>
          <table:table-cell office:value-type="float" office:value="0.0242998600006" calcext:value-type="float">
            <text:p>0,02429986</text:p>
          </table:table-cell>
          <table:table-cell table:formula="of:=[.C742]*1000" office:value-type="float" office:value="24.2998600006" calcext:value-type="float">
            <text:p>24,2998600006</text:p>
          </table:table-cell>
          <table:table-cell office:value-type="float" office:value="0.00964999198914" calcext:value-type="float">
            <text:p>0,009649992</text:p>
          </table:table-cell>
          <table:table-cell table:formula="of:=[.E742]*1000" office:value-type="float" office:value="9.64999198914" calcext:value-type="float">
            <text:p>9,6499919891</text:p>
          </table:table-cell>
          <table:table-cell office:value-type="float" office:value="0.000201940536499" calcext:value-type="float">
            <text:p>0,0002019405</text:p>
          </table:table-cell>
          <table:table-cell table:formula="of:=1000*[.G742]" office:value-type="float" office:value="0.201940536499" calcext:value-type="float">
            <text:p>0,2019405365</text:p>
          </table:table-cell>
          <table:table-cell office:value-type="float" office:value="0.034161305" calcext:value-type="float">
            <text:p>0,034161305</text:p>
          </table:table-cell>
          <table:table-cell table:formula="of:=1000*[.I742]" office:value-type="float" office:value="34.161305" calcext:value-type="float">
            <text:p>34,161305</text:p>
          </table:table-cell>
        </table:table-row>
        <table:table-row table:style-name="ro1" table:visibility="collapse">
          <table:table-cell/>
          <table:table-cell office:value-type="float" office:value="33.2171188142" calcext:value-type="float">
            <text:p>33,2171188142</text:p>
          </table:table-cell>
          <table:table-cell office:value-type="float" office:value="0.0203309059143" calcext:value-type="float">
            <text:p>0,0203309059</text:p>
          </table:table-cell>
          <table:table-cell table:formula="of:=[.C743]*1000" office:value-type="float" office:value="20.3309059143" calcext:value-type="float">
            <text:p>20,3309059143</text:p>
          </table:table-cell>
          <table:table-cell office:value-type="float" office:value="0.00956201553345" calcext:value-type="float">
            <text:p>0,0095620155</text:p>
          </table:table-cell>
          <table:table-cell table:formula="of:=[.E743]*1000" office:value-type="float" office:value="9.56201553345" calcext:value-type="float">
            <text:p>9,5620155335</text:p>
          </table:table-cell>
          <table:table-cell office:value-type="float" office:value="0.000203847885132" calcext:value-type="float">
            <text:p>0,0002038479</text:p>
          </table:table-cell>
          <table:table-cell table:formula="of:=1000*[.G743]" office:value-type="float" office:value="0.203847885132" calcext:value-type="float">
            <text:p>0,2038478851</text:p>
          </table:table-cell>
          <table:table-cell office:value-type="float" office:value="0.030104959" calcext:value-type="float">
            <text:p>0,030104959</text:p>
          </table:table-cell>
          <table:table-cell table:formula="of:=1000*[.I743]" office:value-type="float" office:value="30.104959" calcext:value-type="float">
            <text:p>30,104959</text:p>
          </table:table-cell>
        </table:table-row>
        <table:table-row table:style-name="ro1" table:visibility="collapse">
          <table:table-cell/>
          <table:table-cell office:value-type="float" office:value="29.3478321798" calcext:value-type="float">
            <text:p>29,3478321798</text:p>
          </table:table-cell>
          <table:table-cell office:value-type="float" office:value="0.0243179798126" calcext:value-type="float">
            <text:p>0,0243179798</text:p>
          </table:table-cell>
          <table:table-cell table:formula="of:=[.C744]*1000" office:value-type="float" office:value="24.3179798126" calcext:value-type="float">
            <text:p>24,3179798126</text:p>
          </table:table-cell>
          <table:table-cell office:value-type="float" office:value="0.00954294204712" calcext:value-type="float">
            <text:p>0,009542942</text:p>
          </table:table-cell>
          <table:table-cell table:formula="of:=[.E744]*1000" office:value-type="float" office:value="9.54294204712" calcext:value-type="float">
            <text:p>9,5429420471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744]" office:value-type="float" office:value="0.204086303711" calcext:value-type="float">
            <text:p>0,2040863037</text:p>
          </table:table-cell>
          <table:table-cell office:value-type="float" office:value="0.034074067" calcext:value-type="float">
            <text:p>0,034074067</text:p>
          </table:table-cell>
          <table:table-cell table:formula="of:=1000*[.I744]" office:value-type="float" office:value="34.074067" calcext:value-type="float">
            <text:p>34,074067</text:p>
          </table:table-cell>
        </table:table-row>
        <table:table-row table:style-name="ro1" table:visibility="collapse">
          <table:table-cell/>
          <table:table-cell office:value-type="float" office:value="30.3173290579" calcext:value-type="float">
            <text:p>30,3173290579</text:p>
          </table:table-cell>
          <table:table-cell office:value-type="float" office:value="0.021164894104" calcext:value-type="float">
            <text:p>0,0211648941</text:p>
          </table:table-cell>
          <table:table-cell table:formula="of:=[.C745]*1000" office:value-type="float" office:value="21.164894104" calcext:value-type="float">
            <text:p>21,164894104</text:p>
          </table:table-cell>
          <table:table-cell office:value-type="float" office:value="0.0115969181061" calcext:value-type="float">
            <text:p>0,0115969181</text:p>
          </table:table-cell>
          <table:table-cell table:formula="of:=[.E745]*1000" office:value-type="float" office:value="11.5969181061" calcext:value-type="float">
            <text:p>11,5969181061</text:p>
          </table:table-cell>
          <table:table-cell office:value-type="float" office:value="0.000213146209717" calcext:value-type="float">
            <text:p>0,0002131462</text:p>
          </table:table-cell>
          <table:table-cell table:formula="of:=1000*[.G745]" office:value-type="float" office:value="0.213146209717" calcext:value-type="float">
            <text:p>0,2131462097</text:p>
          </table:table-cell>
          <table:table-cell office:value-type="float" office:value="0.032984436" calcext:value-type="float">
            <text:p>0,032984436</text:p>
          </table:table-cell>
          <table:table-cell table:formula="of:=1000*[.I745]" office:value-type="float" office:value="32.984436" calcext:value-type="float">
            <text:p>32,984436</text:p>
          </table:table-cell>
        </table:table-row>
        <table:table-row table:style-name="ro1">
          <table:table-cell office:value-type="string" calcext:value-type="string">
            <text:p>Média</text:p>
          </table:table-cell>
          <table:table-cell table:style-name="ce2" table:formula="of:=AVERAGE([.B2:.B745])" office:value-type="float" office:value="31.8777272287168" calcext:value-type="float">
            <text:p>31,878</text:p>
          </table:table-cell>
          <table:table-cell/>
          <table:table-cell table:style-name="ce2" table:formula="of:=AVERAGE([.D2:.D745])" office:value-type="float" office:value="23.0993583638183" calcext:value-type="float">
            <text:p>23,099</text:p>
          </table:table-cell>
          <table:table-cell table:style-name="ce2"/>
          <table:table-cell table:style-name="ce2" table:formula="of:=AVERAGE([.F2:.F745])" office:value-type="float" office:value="8.30290714899718" calcext:value-type="float">
            <text:p>8,303</text:p>
          </table:table-cell>
          <table:table-cell table:style-name="ce2"/>
          <table:table-cell table:style-name="ce2" table:formula="of:=AVERAGE([.H2:.H745])" office:value-type="float" office:value="0.180784092154556" calcext:value-type="float">
            <text:p>0,181</text:p>
          </table:table-cell>
          <table:table-cell table:style-name="ce2"/>
          <table:table-cell table:style-name="ce2" table:formula="of:=AVERAGE([.J2:.J745])" office:value-type="float" office:value="31.5917784865591" calcext:value-type="float">
            <text:p>31,592</text:p>
          </table:table-cell>
        </table:table-row>
        <table:table-row table:style-name="ro1" table:visibility="collapse">
          <table:table-cell office:value-type="string" calcext:value-type="string">
            <text:p>Variância</text:p>
          </table:table-cell>
          <table:table-cell table:style-name="ce2" table:formula="of:=VAR([.B2:.B745])" office:value-type="float" office:value="7.97913902104933" calcext:value-type="float">
            <text:p>7,979</text:p>
          </table:table-cell>
          <table:table-cell/>
          <table:table-cell table:style-name="ce2" table:formula="of:=VAR([.D2:.D745])" office:value-type="float" office:value="8.09835779892501" calcext:value-type="float">
            <text:p>8,098</text:p>
          </table:table-cell>
          <table:table-cell table:style-name="ce2"/>
          <table:table-cell table:style-name="ce2" table:formula="of:=VAR([.F2:.F745])" office:value-type="float" office:value="2.45040946257063" calcext:value-type="float">
            <text:p>2,450</text:p>
          </table:table-cell>
          <table:table-cell table:style-name="ce2"/>
          <table:table-cell table:style-name="ce2" table:formula="of:=VAR([.H2:.H745])" office:value-type="float" office:value="0.00180034203593649" calcext:value-type="float">
            <text:p>0,002</text:p>
          </table:table-cell>
          <table:table-cell table:style-name="ce2"/>
          <table:table-cell table:style-name="ce2" table:formula="of:=VAR([.J2:.J745])" office:value-type="float" office:value="6.57764665494549" calcext:value-type="float">
            <text:p>6,578</text:p>
          </table:table-cell>
        </table:table-row>
        <table:table-row table:style-name="ro1">
          <table:table-cell office:value-type="string" calcext:value-type="string">
            <text:p>Desvio Padrão</text:p>
          </table:table-cell>
          <table:table-cell table:style-name="ce2" table:formula="of:=STDEV([.B2:.B745])" office:value-type="float" office:value="2.82473698263207" calcext:value-type="float">
            <text:p>2,825</text:p>
          </table:table-cell>
          <table:table-cell/>
          <table:table-cell table:style-name="ce2" table:formula="of:=STDEV([.D2:.D745])" office:value-type="float" office:value="2.84576137420638" calcext:value-type="float">
            <text:p>2,846</text:p>
          </table:table-cell>
          <table:table-cell table:style-name="ce2"/>
          <table:table-cell table:style-name="ce2" table:formula="of:=STDEV([.F2:.F745])" office:value-type="float" office:value="1.56537837680563" calcext:value-type="float">
            <text:p>1,565</text:p>
          </table:table-cell>
          <table:table-cell table:style-name="ce2"/>
          <table:table-cell table:style-name="ce2" table:formula="of:=STDEV([.H2:.H745])" office:value-type="float" office:value="0.04243043761189" calcext:value-type="float">
            <text:p>0,042</text:p>
          </table:table-cell>
          <table:table-cell table:style-name="ce2"/>
          <table:table-cell table:style-name="ce2" table:formula="of:=STDEV([.J2:.J745])" office:value-type="float" office:value="2.56469231194416" calcext:value-type="float">
            <text:p>2,565</text:p>
          </table:table-cell>
        </table:table-row>
        <table:table-row table:style-name="ro1">
          <table:table-cell office:value-type="string" calcext:value-type="string">
            <text:p>Máximo</text:p>
          </table:table-cell>
          <table:table-cell table:style-name="ce2" table:formula="of:=MAX([.B2:.B745])" office:value-type="float" office:value="57.9941550011" calcext:value-type="float">
            <text:p>57,994</text:p>
          </table:table-cell>
          <table:table-cell/>
          <table:table-cell table:style-name="ce2" table:formula="of:=MAX([.D2:.D745])" office:value-type="float" office:value="30.5960178375" calcext:value-type="float">
            <text:p>30,596</text:p>
          </table:table-cell>
          <table:table-cell table:style-name="ce2"/>
          <table:table-cell table:style-name="ce2" table:formula="of:=MAX([.F2:.F745])" office:value-type="float" office:value="19.7479724884" calcext:value-type="float">
            <text:p>19,748</text:p>
          </table:table-cell>
          <table:table-cell table:style-name="ce2"/>
          <table:table-cell table:style-name="ce2" table:formula="of:=MAX([.H2:.H745])" office:value-type="float" office:value="0.709056854248" calcext:value-type="float">
            <text:p>0,709</text:p>
          </table:table-cell>
          <table:table-cell table:style-name="ce2"/>
          <table:table-cell table:style-name="ce2" table:formula="of:=MAX([.J2:.J745])" office:value-type="float" office:value="40.145371" calcext:value-type="float">
            <text:p>40,145</text:p>
          </table:table-cell>
        </table:table-row>
        <table:table-row table:style-name="ro1">
          <table:table-cell office:value-type="string" calcext:value-type="string">
            <text:p>Mínimo</text:p>
          </table:table-cell>
          <table:table-cell table:style-name="ce3" table:formula="of:=MIN([.B2:.B745])" office:value-type="float" office:value="24.9094721282" calcext:value-type="float">
            <text:p>24,909</text:p>
          </table:table-cell>
          <table:table-cell table:style-name="ce4"/>
          <table:table-cell table:style-name="ce3" table:formula="of:=MIN([.D2:.D745])" office:value-type="float" office:value="2.93278694153" calcext:value-type="float">
            <text:p>2,933</text:p>
          </table:table-cell>
          <table:table-cell table:style-name="ce3"/>
          <table:table-cell table:style-name="ce3" table:formula="of:=MIN([.F2:.F745])" office:value-type="float" office:value="6.1149597168" calcext:value-type="float">
            <text:p>6,115</text:p>
          </table:table-cell>
          <table:table-cell table:style-name="ce3"/>
          <table:table-cell table:style-name="ce3" table:formula="of:=MIN([.H2:.H745])" office:value-type="float" office:value="0.138998031616" calcext:value-type="float">
            <text:p>0,139</text:p>
          </table:table-cell>
          <table:table-cell table:style-name="ce3"/>
          <table:table-cell table:style-name="ce3" table:formula="of:=MIN([.J2:.J745])" office:value-type="float" office:value="17.243117" calcext:value-type="float">
            <text:p>17,243</text:p>
          </table:table-cell>
        </table:table-row>
        <table:table-row table:style-name="ro1" table:number-rows-repeated="9">
          <table:table-cell table:style-name="Default" table:number-columns-repeated="1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Captura do Frame (ms)</text:p>
          </table:table-cell>
          <table:table-cell table:style-name="Default"/>
          <table:table-cell table:style-name="Default" office:value-type="string" calcext:value-type="string">
            <text:p>Cálculo (ms)</text:p>
          </table:table-cell>
          <table:table-cell table:style-name="Default"/>
          <table:table-cell table:style-name="Default" office:value-type="string" calcext:value-type="string">
            <text:p>Apresentação Resultado (ms)</text:p>
          </table:table-cell>
          <table:table-cell table:style-name="Default"/>
          <table:table-cell table:style-name="Default" office:value-type="string" calcext:value-type="string">
            <text:p>Total (ms)</text:p>
          </table:table-cell>
        </table:table-row>
        <table:table-row table:style-name="ro1">
          <table:table-cell table:style-name="Default" table:number-columns-repeated="3"/>
          <table:table-cell table:style-name="ce5" table:formula="of:=[.D746]" office:value-type="float" office:value="23.0993583638183" calcext:value-type="float">
            <text:p>23,099</text:p>
          </table:table-cell>
          <table:table-cell table:style-name="ce5"/>
          <table:table-cell table:style-name="ce5" table:formula="of:=[.F746]" office:value-type="float" office:value="8.30290714899718" calcext:value-type="float">
            <text:p>8,303</text:p>
          </table:table-cell>
          <table:table-cell table:style-name="ce5"/>
          <table:table-cell table:style-name="ce5" table:formula="of:=[.H746]" office:value-type="float" office:value="0.180784092154556" calcext:value-type="float">
            <text:p>0,181</text:p>
          </table:table-cell>
          <table:table-cell table:style-name="ce5"/>
          <table:table-cell table:style-name="ce5" table:formula="of:=[.J746]" office:value-type="float" office:value="31.5917784865591" calcext:value-type="float">
            <text:p>31,5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4T11:06:57.037592530</meta:creation-date>
    <dc:date>2016-05-25T15:52:16.990978238</dc:date>
    <meta:editing-duration>P1DT2H20M53S</meta:editing-duration>
    <meta:editing-cycles>2</meta:editing-cycles>
    <meta:generator>LibreOffice/5.1.2.2$Linux_X86_64 LibreOffice_project/10m0$Build-2</meta:generator>
    <meta:document-statistic meta:table-count="1" meta:cell-count="674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3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 style:data-style-name="N113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13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13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0.694cm" svg:y="3.454cm" style:legend-expansion="high" chart:style-name="ch2"/>
        <chart:plot-area chart:style-name="ch3" table:cell-range-address="Planilha1.D1:Planilha1.J1 Planilha1.D746:Planilha1.D746 Planilha1.F746:Planilha1.F746 Planilha1.H746:Planilha1.H746 Planilha1.J746:Planilha1.J746" chart:data-source-has-labels="column" svg:x="0.32cm" svg:y="0.18cm" svg:width="10.054cm" svg:height="8.64cm">
          <chartooo:coordinate-region svg:x="1.027cm" svg:y="0.181cm" svg:width="8.639cm" svg:height="8.639cm"/>
          <chart:axis chart:dimension="x" chart:name="primary-x" chart:style-name="ch4" chartooo:axis-type="auto">
            <chartooo:date-scale/>
            <chart:categories table:cell-range-address="Planilha1.D1:Planilha1.J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D746:Planilha1.D746" chart:class="chart:circle">
            <chart:data-point chart:style-name="ch8"/>
          </chart:series>
          <chart:series chart:style-name="ch9" chart:values-cell-range-address="Planilha1.F746:Planilha1.F746" chart:class="chart:circle">
            <chart:data-point chart:style-name="ch8"/>
          </chart:series>
          <chart:series chart:style-name="ch10" chart:values-cell-range-address="Planilha1.H746:Planilha1.H746" chart:class="chart:circle">
            <chart:data-point chart:style-name="ch8"/>
          </chart:series>
          <chart:series chart:style-name="ch11" chart:values-cell-range-address="Planilha1.J746:Planilha1.J746" chart:class="chart:circle">
            <chart:data-point chart:style-name="ch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aptura do Frame (ms)</text:p>
                <draw:g>
                  <svg:desc>Planilha1.D1:Planilha1.J1</svg:desc>
                </draw:g>
              </table:table-cell>
              <table:table-cell office:value-type="float" office:value="23.0993583638183">
                <text:p>23.0993583638183</text:p>
                <draw:g>
                  <svg:desc>Planilha1.D746:Planilha1.D746</svg:desc>
                </draw:g>
              </table:table-cell>
              <table:table-cell office:value-type="float" office:value="8.30290714899718">
                <text:p>8.30290714899718</text:p>
                <draw:g>
                  <svg:desc>Planilha1.F746:Planilha1.F746</svg:desc>
                </draw:g>
              </table:table-cell>
              <table:table-cell office:value-type="float" office:value="0.180784092154556">
                <text:p>0.180784092154556</text:p>
                <draw:g>
                  <svg:desc>Planilha1.H746:Planilha1.H746</svg:desc>
                </draw:g>
              </table:table-cell>
              <table:table-cell office:value-type="float" office:value="31.5917784865591">
                <text:p>31.5917784865591</text:p>
                <draw:g>
                  <svg:desc>Planilha1.J746:Planilha1.J746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3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7.529cm" svg:height="8.987cm" xlink:href=".." xlink:type="simple" chart:class="chart:circle" chart:style-name="ch1">
        <chart:legend svg:x="0.41cm" svg:y="7.288cm" style:legend-expansion="custom" chartooo:width="5.641cm" chartooo:height="1.427cm" style:legend-expansion-aspect-ratio="3.95304835318851" chart:style-name="ch2"/>
        <chart:plot-area chart:style-name="ch3" table:cell-range-address="Planilha1.D760:Planilha1.H761" chart:data-source-has-labels="row" svg:x="0.405cm" svg:y="-0.001cm" svg:width="6.99cm" svg:height="6.991cm">
          <chartooo:coordinate-region svg:x="0.405cm" svg:y="0cm" svg:width="6.99cm" svg:height="6.99cm"/>
          <chart:axis chart:dimension="x" chart:name="primary-x" chart:style-name="ch4" chartooo:axis-type="auto">
            <chartooo:date-scale/>
            <chart:categories table:cell-range-address="Planilha1.D760:Planilha1.H76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D761:Planilha1.H76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tura do Frame (ms)</text:p>
                <draw:g>
                  <svg:desc>Planilha1.D760:Planilha1.H760</svg:desc>
                </draw:g>
              </table:table-cell>
              <table:table-cell office:value-type="string">
                <text:p>Cálculo (ms)</text:p>
              </table:table-cell>
              <table:table-cell office:value-type="string">
                <text:p>Apresentação Resultado (ms)</text:p>
              </table:table-cell>
            </table:table-row>
          </table:table-header-rows>
          <table:table-rows>
            <table:table-row>
              <table:table-cell office:value-type="string">
                <text:p>Linha 761</text:p>
                <draw:g>
                  <svg:desc/>
                </draw:g>
              </table:table-cell>
              <table:table-cell office:value-type="float" office:value="23.0993583638183">
                <text:p>23.0993583638183</text:p>
                <draw:g>
                  <svg:desc>Planilha1.D761:Planilha1.H761</svg:desc>
                </draw:g>
              </table:table-cell>
              <table:table-cell office:value-type="float" office:value="8.30290714899718">
                <text:p>8.30290714899718</text:p>
              </table:table-cell>
              <table:table-cell office:value-type="float" office:value="0.180784092154556">
                <text:p>0.1807840921545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